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eps="1000" table:maximum-difference="0.01"/>
      </table:calculation-settings>
      <table:table table:name="train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formula="of:=RAND()*100" office:value-type="float" office:value="41.611064137336" calcext:value-type="float">
            <text:p>41.611064137336</text:p>
          </table:table-cell>
          <table:table-cell table:formula="of:=RAND()*100" office:value-type="float" office:value="57.9040550266358" calcext:value-type="float">
            <text:p>57.9040550266358</text:p>
          </table:table-cell>
          <table:table-cell table:formula="of:=[.A2]*0.987+[.B2]*-0.1+1" office:value-type="float" office:value="36.2797148008871" calcext:value-type="float">
            <text:p>36.2797148008871</text:p>
          </table:table-cell>
        </table:table-row>
        <table:table-row table:style-name="ro1">
          <table:table-cell table:formula="of:=RAND()*100" office:value-type="float" office:value="32.3120636661688" calcext:value-type="float">
            <text:p>32.3120636661688</text:p>
          </table:table-cell>
          <table:table-cell table:formula="of:=RAND()*100" office:value-type="float" office:value="57.4625096082084" calcext:value-type="float">
            <text:p>57.4625096082084</text:p>
          </table:table-cell>
          <table:table-cell table:formula="of:=[.A3]*0.987+[.B3]*-0.1+1" office:value-type="float" office:value="27.1457558776878" calcext:value-type="float">
            <text:p>27.1457558776878</text:p>
          </table:table-cell>
        </table:table-row>
        <table:table-row table:style-name="ro1">
          <table:table-cell table:formula="of:=RAND()*100" office:value-type="float" office:value="90.173167638291" calcext:value-type="float">
            <text:p>90.173167638291</text:p>
          </table:table-cell>
          <table:table-cell table:formula="of:=RAND()*100" office:value-type="float" office:value="92.5069803038092" calcext:value-type="float">
            <text:p>92.5069803038092</text:p>
          </table:table-cell>
          <table:table-cell table:formula="of:=[.A4]*0.987+[.B4]*-0.1+1" office:value-type="float" office:value="80.7502184286123" calcext:value-type="float">
            <text:p>80.7502184286123</text:p>
          </table:table-cell>
        </table:table-row>
        <table:table-row table:style-name="ro1">
          <table:table-cell table:formula="of:=RAND()*100" office:value-type="float" office:value="88.4555828638212" calcext:value-type="float">
            <text:p>88.4555828638212</text:p>
          </table:table-cell>
          <table:table-cell table:formula="of:=RAND()*100" office:value-type="float" office:value="64.8884473603011" calcext:value-type="float">
            <text:p>64.8884473603011</text:p>
          </table:table-cell>
          <table:table-cell table:formula="of:=[.A5]*0.987+[.B5]*-0.1+1" office:value-type="float" office:value="81.8168155505614" calcext:value-type="float">
            <text:p>81.8168155505614</text:p>
          </table:table-cell>
        </table:table-row>
        <table:table-row table:style-name="ro1">
          <table:table-cell table:formula="of:=RAND()*100" office:value-type="float" office:value="8.93794002619348" calcext:value-type="float">
            <text:p>8.93794002619348</text:p>
          </table:table-cell>
          <table:table-cell table:formula="of:=RAND()*100" office:value-type="float" office:value="62.7136865917985" calcext:value-type="float">
            <text:p>62.7136865917985</text:p>
          </table:table-cell>
          <table:table-cell table:formula="of:=[.A6]*0.987+[.B6]*-0.1+1" office:value-type="float" office:value="3.55037814667311" calcext:value-type="float">
            <text:p>3.55037814667311</text:p>
          </table:table-cell>
        </table:table-row>
        <table:table-row table:style-name="ro1">
          <table:table-cell table:formula="of:=RAND()*100" office:value-type="float" office:value="30.9704202674006" calcext:value-type="float">
            <text:p>30.9704202674006</text:p>
          </table:table-cell>
          <table:table-cell table:formula="of:=RAND()*100" office:value-type="float" office:value="49.2384931435404" calcext:value-type="float">
            <text:p>49.2384931435404</text:p>
          </table:table-cell>
          <table:table-cell table:formula="of:=[.A7]*0.987+[.B7]*-0.1+1" office:value-type="float" office:value="26.6439554895704" calcext:value-type="float">
            <text:p>26.6439554895704</text:p>
          </table:table-cell>
        </table:table-row>
        <table:table-row table:style-name="ro1">
          <table:table-cell table:formula="of:=RAND()*100" office:value-type="float" office:value="28.5306335855151" calcext:value-type="float">
            <text:p>28.5306335855151</text:p>
          </table:table-cell>
          <table:table-cell table:formula="of:=RAND()*100" office:value-type="float" office:value="33.9054382532981" calcext:value-type="float">
            <text:p>33.9054382532981</text:p>
          </table:table-cell>
          <table:table-cell table:formula="of:=[.A8]*0.987+[.B8]*-0.1+1" office:value-type="float" office:value="25.7691915235736" calcext:value-type="float">
            <text:p>25.7691915235736</text:p>
          </table:table-cell>
        </table:table-row>
        <table:table-row table:style-name="ro1">
          <table:table-cell table:formula="of:=RAND()*100" office:value-type="float" office:value="53.6016307533396" calcext:value-type="float">
            <text:p>53.6016307533396</text:p>
          </table:table-cell>
          <table:table-cell table:formula="of:=RAND()*100" office:value-type="float" office:value="9.45849262188312" calcext:value-type="float">
            <text:p>9.45849262188312</text:p>
          </table:table-cell>
          <table:table-cell table:formula="of:=[.A9]*0.987+[.B9]*-0.1+1" office:value-type="float" office:value="52.9589602913578" calcext:value-type="float">
            <text:p>52.9589602913578</text:p>
          </table:table-cell>
        </table:table-row>
        <table:table-row table:style-name="ro1">
          <table:table-cell table:formula="of:=RAND()*100" office:value-type="float" office:value="68.4612088094996" calcext:value-type="float">
            <text:p>68.4612088094996</text:p>
          </table:table-cell>
          <table:table-cell table:formula="of:=RAND()*100" office:value-type="float" office:value="83.0171693266439" calcext:value-type="float">
            <text:p>83.0171693266439</text:p>
          </table:table-cell>
          <table:table-cell table:formula="of:=[.A10]*0.987+[.B10]*-0.1+1" office:value-type="float" office:value="60.2694961623118" calcext:value-type="float">
            <text:p>60.2694961623118</text:p>
          </table:table-cell>
        </table:table-row>
        <table:table-row table:style-name="ro1">
          <table:table-cell table:formula="of:=RAND()*100" office:value-type="float" office:value="53.0842816775035" calcext:value-type="float">
            <text:p>53.0842816775035</text:p>
          </table:table-cell>
          <table:table-cell table:formula="of:=RAND()*100" office:value-type="float" office:value="6.84212081582947" calcext:value-type="float">
            <text:p>6.84212081582947</text:p>
          </table:table-cell>
          <table:table-cell table:formula="of:=[.A11]*0.987+[.B11]*-0.1+1" office:value-type="float" office:value="52.709973934113" calcext:value-type="float">
            <text:p>52.709973934113</text:p>
          </table:table-cell>
        </table:table-row>
        <table:table-row table:style-name="ro1">
          <table:table-cell table:formula="of:=RAND()*100" office:value-type="float" office:value="72.1682007812736" calcext:value-type="float">
            <text:p>72.1682007812736</text:p>
          </table:table-cell>
          <table:table-cell table:formula="of:=RAND()*100" office:value-type="float" office:value="71.6707741687411" calcext:value-type="float">
            <text:p>71.6707741687411</text:p>
          </table:table-cell>
          <table:table-cell table:formula="of:=[.A12]*0.987+[.B12]*-0.1+1" office:value-type="float" office:value="65.0629367542429" calcext:value-type="float">
            <text:p>65.0629367542429</text:p>
          </table:table-cell>
        </table:table-row>
        <table:table-row table:style-name="ro1">
          <table:table-cell table:formula="of:=RAND()*100" office:value-type="float" office:value="17.0618303492774" calcext:value-type="float">
            <text:p>17.0618303492774</text:p>
          </table:table-cell>
          <table:table-cell table:formula="of:=RAND()*100" office:value-type="float" office:value="73.2750959604925" calcext:value-type="float">
            <text:p>73.2750959604925</text:p>
          </table:table-cell>
          <table:table-cell table:formula="of:=[.A13]*0.987+[.B13]*-0.1+1" office:value-type="float" office:value="10.5125169586876" calcext:value-type="float">
            <text:p>10.5125169586876</text:p>
          </table:table-cell>
        </table:table-row>
        <table:table-row table:style-name="ro1">
          <table:table-cell table:formula="of:=RAND()*100" office:value-type="float" office:value="28.9504089880228" calcext:value-type="float">
            <text:p>28.9504089880228</text:p>
          </table:table-cell>
          <table:table-cell table:formula="of:=RAND()*100" office:value-type="float" office:value="21.6062205094708" calcext:value-type="float">
            <text:p>21.6062205094708</text:p>
          </table:table-cell>
          <table:table-cell table:formula="of:=[.A14]*0.987+[.B14]*-0.1+1" office:value-type="float" office:value="27.4134316202314" calcext:value-type="float">
            <text:p>27.4134316202314</text:p>
          </table:table-cell>
        </table:table-row>
        <table:table-row table:style-name="ro1">
          <table:table-cell table:formula="of:=RAND()*100" office:value-type="float" office:value="63.7588298217039" calcext:value-type="float">
            <text:p>63.7588298217039</text:p>
          </table:table-cell>
          <table:table-cell table:formula="of:=RAND()*100" office:value-type="float" office:value="75.0518866667023" calcext:value-type="float">
            <text:p>75.0518866667023</text:p>
          </table:table-cell>
          <table:table-cell table:formula="of:=[.A15]*0.987+[.B15]*-0.1+1" office:value-type="float" office:value="56.4247763673515" calcext:value-type="float">
            <text:p>56.4247763673515</text:p>
          </table:table-cell>
        </table:table-row>
        <table:table-row table:style-name="ro1">
          <table:table-cell table:formula="of:=RAND()*100" office:value-type="float" office:value="98.9450098471178" calcext:value-type="float">
            <text:p>98.9450098471178</text:p>
          </table:table-cell>
          <table:table-cell table:formula="of:=RAND()*100" office:value-type="float" office:value="34.760407431851" calcext:value-type="float">
            <text:p>34.760407431851</text:p>
          </table:table-cell>
          <table:table-cell table:formula="of:=[.A16]*0.987+[.B16]*-0.1+1" office:value-type="float" office:value="95.1826839759202" calcext:value-type="float">
            <text:p>95.1826839759202</text:p>
          </table:table-cell>
        </table:table-row>
        <table:table-row table:style-name="ro1">
          <table:table-cell table:formula="of:=RAND()*100" office:value-type="float" office:value="45.9981144268815" calcext:value-type="float">
            <text:p>45.9981144268815</text:p>
          </table:table-cell>
          <table:table-cell table:formula="of:=RAND()*100" office:value-type="float" office:value="74.7246380364943" calcext:value-type="float">
            <text:p>74.7246380364943</text:p>
          </table:table-cell>
          <table:table-cell table:formula="of:=[.A17]*0.987+[.B17]*-0.1+1" office:value-type="float" office:value="38.9276751356826" calcext:value-type="float">
            <text:p>38.9276751356826</text:p>
          </table:table-cell>
        </table:table-row>
        <table:table-row table:style-name="ro1">
          <table:table-cell table:formula="of:=RAND()*100" office:value-type="float" office:value="41.8298576685915" calcext:value-type="float">
            <text:p>41.8298576685915</text:p>
          </table:table-cell>
          <table:table-cell table:formula="of:=RAND()*100" office:value-type="float" office:value="68.450214546319" calcext:value-type="float">
            <text:p>68.450214546319</text:p>
          </table:table-cell>
          <table:table-cell table:formula="of:=[.A18]*0.987+[.B18]*-0.1+1" office:value-type="float" office:value="35.4410480642679" calcext:value-type="float">
            <text:p>35.4410480642679</text:p>
          </table:table-cell>
        </table:table-row>
        <table:table-row table:style-name="ro1">
          <table:table-cell table:formula="of:=RAND()*100" office:value-type="float" office:value="61.8553961952571" calcext:value-type="float">
            <text:p>61.8553961952571</text:p>
          </table:table-cell>
          <table:table-cell table:formula="of:=RAND()*100" office:value-type="float" office:value="56.2382782684998" calcext:value-type="float">
            <text:p>56.2382782684998</text:p>
          </table:table-cell>
          <table:table-cell table:formula="of:=[.A19]*0.987+[.B19]*-0.1+1" office:value-type="float" office:value="56.4274482178687" calcext:value-type="float">
            <text:p>56.4274482178687</text:p>
          </table:table-cell>
        </table:table-row>
        <table:table-row table:style-name="ro1">
          <table:table-cell table:formula="of:=RAND()*100" office:value-type="float" office:value="68.2256737752918" calcext:value-type="float">
            <text:p>68.2256737752918</text:p>
          </table:table-cell>
          <table:table-cell table:formula="of:=RAND()*100" office:value-type="float" office:value="86.387574265491" calcext:value-type="float">
            <text:p>86.387574265491</text:p>
          </table:table-cell>
          <table:table-cell table:formula="of:=[.A20]*0.987+[.B20]*-0.1+1" office:value-type="float" office:value="59.6999825896639" calcext:value-type="float">
            <text:p>59.6999825896639</text:p>
          </table:table-cell>
        </table:table-row>
        <table:table-row table:style-name="ro1">
          <table:table-cell table:formula="of:=RAND()*100" office:value-type="float" office:value="53.075369881956" calcext:value-type="float">
            <text:p>53.075369881956</text:p>
          </table:table-cell>
          <table:table-cell table:formula="of:=RAND()*100" office:value-type="float" office:value="37.6366867189194" calcext:value-type="float">
            <text:p>37.6366867189194</text:p>
          </table:table-cell>
          <table:table-cell table:formula="of:=[.A21]*0.987+[.B21]*-0.1+1" office:value-type="float" office:value="49.6217214015986" calcext:value-type="float">
            <text:p>49.6217214015986</text:p>
          </table:table-cell>
        </table:table-row>
        <table:table-row table:style-name="ro1">
          <table:table-cell table:formula="of:=RAND()*100" office:value-type="float" office:value="74.769090689667" calcext:value-type="float">
            <text:p>74.769090689667</text:p>
          </table:table-cell>
          <table:table-cell table:formula="of:=RAND()*100" office:value-type="float" office:value="41.8329852658619" calcext:value-type="float">
            <text:p>41.8329852658619</text:p>
          </table:table-cell>
          <table:table-cell table:formula="of:=[.A22]*0.987+[.B22]*-0.1+1" office:value-type="float" office:value="70.6137939841152" calcext:value-type="float">
            <text:p>70.6137939841152</text:p>
          </table:table-cell>
        </table:table-row>
        <table:table-row table:style-name="ro1">
          <table:table-cell table:formula="of:=RAND()*100" office:value-type="float" office:value="91.0118068433092" calcext:value-type="float">
            <text:p>91.0118068433092</text:p>
          </table:table-cell>
          <table:table-cell table:formula="of:=RAND()*100" office:value-type="float" office:value="50.6217189097167" calcext:value-type="float">
            <text:p>50.6217189097167</text:p>
          </table:table-cell>
          <table:table-cell table:formula="of:=[.A23]*0.987+[.B23]*-0.1+1" office:value-type="float" office:value="85.7664814633745" calcext:value-type="float">
            <text:p>85.7664814633745</text:p>
          </table:table-cell>
        </table:table-row>
        <table:table-row table:style-name="ro1">
          <table:table-cell table:formula="of:=RAND()*100" office:value-type="float" office:value="76.679301800233" calcext:value-type="float">
            <text:p>76.679301800233</text:p>
          </table:table-cell>
          <table:table-cell table:formula="of:=RAND()*100" office:value-type="float" office:value="45.8468088470424" calcext:value-type="float">
            <text:p>45.8468088470424</text:p>
          </table:table-cell>
          <table:table-cell table:formula="of:=[.A24]*0.987+[.B24]*-0.1+1" office:value-type="float" office:value="72.0977899921257" calcext:value-type="float">
            <text:p>72.0977899921257</text:p>
          </table:table-cell>
        </table:table-row>
        <table:table-row table:style-name="ro1">
          <table:table-cell table:formula="of:=RAND()*100" office:value-type="float" office:value="92.2188382132935" calcext:value-type="float">
            <text:p>92.2188382132935</text:p>
          </table:table-cell>
          <table:table-cell table:formula="of:=RAND()*100" office:value-type="float" office:value="22.2774541325791" calcext:value-type="float">
            <text:p>22.2774541325791</text:p>
          </table:table-cell>
          <table:table-cell table:formula="of:=[.A25]*0.987+[.B25]*-0.1+1" office:value-type="float" office:value="89.7922479032628" calcext:value-type="float">
            <text:p>89.7922479032628</text:p>
          </table:table-cell>
        </table:table-row>
        <table:table-row table:style-name="ro1">
          <table:table-cell table:formula="of:=RAND()*100" office:value-type="float" office:value="29.1299324867917" calcext:value-type="float">
            <text:p>29.1299324867917</text:p>
          </table:table-cell>
          <table:table-cell table:formula="of:=RAND()*100" office:value-type="float" office:value="60.5290719134147" calcext:value-type="float">
            <text:p>60.5290719134147</text:p>
          </table:table-cell>
          <table:table-cell table:formula="of:=[.A26]*0.987+[.B26]*-0.1+1" office:value-type="float" office:value="23.698336173122" calcext:value-type="float">
            <text:p>23.698336173122</text:p>
          </table:table-cell>
        </table:table-row>
        <table:table-row table:style-name="ro1">
          <table:table-cell table:formula="of:=RAND()*100" office:value-type="float" office:value="27.2598433824453" calcext:value-type="float">
            <text:p>27.2598433824453</text:p>
          </table:table-cell>
          <table:table-cell table:formula="of:=RAND()*100" office:value-type="float" office:value="82.7285209075981" calcext:value-type="float">
            <text:p>82.7285209075981</text:p>
          </table:table-cell>
          <table:table-cell table:formula="of:=[.A27]*0.987+[.B27]*-0.1+1" office:value-type="float" office:value="19.6326133277137" calcext:value-type="float">
            <text:p>19.6326133277137</text:p>
          </table:table-cell>
        </table:table-row>
        <table:table-row table:style-name="ro1">
          <table:table-cell table:formula="of:=RAND()*100" office:value-type="float" office:value="64.2773393228846" calcext:value-type="float">
            <text:p>64.2773393228846</text:p>
          </table:table-cell>
          <table:table-cell table:formula="of:=RAND()*100" office:value-type="float" office:value="46.3661411123558" calcext:value-type="float">
            <text:p>46.3661411123558</text:p>
          </table:table-cell>
          <table:table-cell table:formula="of:=[.A28]*0.987+[.B28]*-0.1+1" office:value-type="float" office:value="59.8051198004515" calcext:value-type="float">
            <text:p>59.8051198004515</text:p>
          </table:table-cell>
        </table:table-row>
        <table:table-row table:style-name="ro1">
          <table:table-cell table:formula="of:=RAND()*100" office:value-type="float" office:value="59.5619442437705" calcext:value-type="float">
            <text:p>59.5619442437705</text:p>
          </table:table-cell>
          <table:table-cell table:formula="of:=RAND()*100" office:value-type="float" office:value="34.69464342479" calcext:value-type="float">
            <text:p>34.69464342479</text:p>
          </table:table-cell>
          <table:table-cell table:formula="of:=[.A29]*0.987+[.B29]*-0.1+1" office:value-type="float" office:value="56.3181746261225" calcext:value-type="float">
            <text:p>56.3181746261225</text:p>
          </table:table-cell>
        </table:table-row>
        <table:table-row table:style-name="ro1">
          <table:table-cell table:formula="of:=RAND()*100" office:value-type="float" office:value="83.4168662260536" calcext:value-type="float">
            <text:p>83.4168662260536</text:p>
          </table:table-cell>
          <table:table-cell table:formula="of:=RAND()*100" office:value-type="float" office:value="67.1945874800895" calcext:value-type="float">
            <text:p>67.1945874800895</text:p>
          </table:table-cell>
          <table:table-cell table:formula="of:=[.A30]*0.987+[.B30]*-0.1+1" office:value-type="float" office:value="76.612988217106" calcext:value-type="float">
            <text:p>76.612988217106</text:p>
          </table:table-cell>
        </table:table-row>
        <table:table-row table:style-name="ro1">
          <table:table-cell table:formula="of:=RAND()*100" office:value-type="float" office:value="24.3944974296668" calcext:value-type="float">
            <text:p>24.3944974296668</text:p>
          </table:table-cell>
          <table:table-cell table:formula="of:=RAND()*100" office:value-type="float" office:value="29.5467468317723" calcext:value-type="float">
            <text:p>29.5467468317723</text:p>
          </table:table-cell>
          <table:table-cell table:formula="of:=[.A31]*0.987+[.B31]*-0.1+1" office:value-type="float" office:value="22.1226942799039" calcext:value-type="float">
            <text:p>22.1226942799039</text:p>
          </table:table-cell>
        </table:table-row>
        <table:table-row table:style-name="ro1">
          <table:table-cell table:formula="of:=RAND()*100" office:value-type="float" office:value="86.8311982817567" calcext:value-type="float">
            <text:p>86.8311982817567</text:p>
          </table:table-cell>
          <table:table-cell table:formula="of:=RAND()*100" office:value-type="float" office:value="89.4660817456045" calcext:value-type="float">
            <text:p>89.4660817456045</text:p>
          </table:table-cell>
          <table:table-cell table:formula="of:=[.A32]*0.987+[.B32]*-0.1+1" office:value-type="float" office:value="77.7557845295334" calcext:value-type="float">
            <text:p>77.7557845295334</text:p>
          </table:table-cell>
        </table:table-row>
        <table:table-row table:style-name="ro1">
          <table:table-cell table:formula="of:=RAND()*100" office:value-type="float" office:value="36.8758546876959" calcext:value-type="float">
            <text:p>36.8758546876959</text:p>
          </table:table-cell>
          <table:table-cell table:formula="of:=RAND()*100" office:value-type="float" office:value="9.73571754045212" calcext:value-type="float">
            <text:p>9.73571754045212</text:p>
          </table:table-cell>
          <table:table-cell table:formula="of:=[.A33]*0.987+[.B33]*-0.1+1" office:value-type="float" office:value="36.4228968227107" calcext:value-type="float">
            <text:p>36.4228968227107</text:p>
          </table:table-cell>
        </table:table-row>
        <table:table-row table:style-name="ro1">
          <table:table-cell table:formula="of:=RAND()*100" office:value-type="float" office:value="71.5652186528409" calcext:value-type="float">
            <text:p>71.5652186528409</text:p>
          </table:table-cell>
          <table:table-cell table:formula="of:=RAND()*100" office:value-type="float" office:value="1.36410822564917" calcext:value-type="float">
            <text:p>1.36410822564917</text:p>
          </table:table-cell>
          <table:table-cell table:formula="of:=[.A34]*0.987+[.B34]*-0.1+1" office:value-type="float" office:value="71.498459987789" calcext:value-type="float">
            <text:p>71.498459987789</text:p>
          </table:table-cell>
        </table:table-row>
        <table:table-row table:style-name="ro1">
          <table:table-cell table:formula="of:=RAND()*100" office:value-type="float" office:value="99.8170897698514" calcext:value-type="float">
            <text:p>99.8170897698514</text:p>
          </table:table-cell>
          <table:table-cell table:formula="of:=RAND()*100" office:value-type="float" office:value="25.7212326378719" calcext:value-type="float">
            <text:p>25.7212326378719</text:p>
          </table:table-cell>
          <table:table-cell table:formula="of:=[.A35]*0.987+[.B35]*-0.1+1" office:value-type="float" office:value="96.9473443390561" calcext:value-type="float">
            <text:p>96.9473443390561</text:p>
          </table:table-cell>
        </table:table-row>
        <table:table-row table:style-name="ro1">
          <table:table-cell table:formula="of:=RAND()*100" office:value-type="float" office:value="89.0337353079198" calcext:value-type="float">
            <text:p>89.0337353079198</text:p>
          </table:table-cell>
          <table:table-cell table:formula="of:=RAND()*100" office:value-type="float" office:value="36.0255587006966" calcext:value-type="float">
            <text:p>36.0255587006966</text:p>
          </table:table-cell>
          <table:table-cell table:formula="of:=[.A36]*0.987+[.B36]*-0.1+1" office:value-type="float" office:value="85.2737408788472" calcext:value-type="float">
            <text:p>85.2737408788472</text:p>
          </table:table-cell>
        </table:table-row>
        <table:table-row table:style-name="ro1">
          <table:table-cell table:formula="of:=RAND()*100" office:value-type="float" office:value="66.8166964596225" calcext:value-type="float">
            <text:p>66.8166964596225</text:p>
          </table:table-cell>
          <table:table-cell table:formula="of:=RAND()*100" office:value-type="float" office:value="11.5078107995695" calcext:value-type="float">
            <text:p>11.5078107995695</text:p>
          </table:table-cell>
          <table:table-cell table:formula="of:=[.A37]*0.987+[.B37]*-0.1+1" office:value-type="float" office:value="65.7972983256904" calcext:value-type="float">
            <text:p>65.7972983256904</text:p>
          </table:table-cell>
        </table:table-row>
        <table:table-row table:style-name="ro1">
          <table:table-cell table:formula="of:=RAND()*100" office:value-type="float" office:value="77.8372864407147" calcext:value-type="float">
            <text:p>77.8372864407147</text:p>
          </table:table-cell>
          <table:table-cell table:formula="of:=RAND()*100" office:value-type="float" office:value="71.0722412039643" calcext:value-type="float">
            <text:p>71.0722412039643</text:p>
          </table:table-cell>
          <table:table-cell table:formula="of:=[.A38]*0.987+[.B38]*-0.1+1" office:value-type="float" office:value="70.718177596589" calcext:value-type="float">
            <text:p>70.718177596589</text:p>
          </table:table-cell>
        </table:table-row>
        <table:table-row table:style-name="ro1">
          <table:table-cell table:formula="of:=RAND()*100" office:value-type="float" office:value="20.7396530495203" calcext:value-type="float">
            <text:p>20.7396530495203</text:p>
          </table:table-cell>
          <table:table-cell table:formula="of:=RAND()*100" office:value-type="float" office:value="88.0420420083768" calcext:value-type="float">
            <text:p>88.0420420083768</text:p>
          </table:table-cell>
          <table:table-cell table:formula="of:=[.A39]*0.987+[.B39]*-0.1+1" office:value-type="float" office:value="12.6658333590389" calcext:value-type="float">
            <text:p>12.6658333590389</text:p>
          </table:table-cell>
        </table:table-row>
        <table:table-row table:style-name="ro1">
          <table:table-cell table:formula="of:=RAND()*100" office:value-type="float" office:value="36.6556094590153" calcext:value-type="float">
            <text:p>36.6556094590153</text:p>
          </table:table-cell>
          <table:table-cell table:formula="of:=RAND()*100" office:value-type="float" office:value="81.0046179055786" calcext:value-type="float">
            <text:p>81.0046179055786</text:p>
          </table:table-cell>
          <table:table-cell table:formula="of:=[.A40]*0.987+[.B40]*-0.1+1" office:value-type="float" office:value="29.0786247454902" calcext:value-type="float">
            <text:p>29.0786247454902</text:p>
          </table:table-cell>
        </table:table-row>
        <table:table-row table:style-name="ro1">
          <table:table-cell table:formula="of:=RAND()*100" office:value-type="float" office:value="33.1328617049232" calcext:value-type="float">
            <text:p>33.1328617049232</text:p>
          </table:table-cell>
          <table:table-cell table:formula="of:=RAND()*100" office:value-type="float" office:value="9.21916372419632" calcext:value-type="float">
            <text:p>9.21916372419632</text:p>
          </table:table-cell>
          <table:table-cell table:formula="of:=[.A41]*0.987+[.B41]*-0.1+1" office:value-type="float" office:value="32.7802181303396" calcext:value-type="float">
            <text:p>32.7802181303396</text:p>
          </table:table-cell>
        </table:table-row>
        <table:table-row table:style-name="ro1">
          <table:table-cell table:formula="of:=RAND()*100" office:value-type="float" office:value="55.6012913895985" calcext:value-type="float">
            <text:p>55.6012913895985</text:p>
          </table:table-cell>
          <table:table-cell table:formula="of:=RAND()*100" office:value-type="float" office:value="26.993704353526" calcext:value-type="float">
            <text:p>26.993704353526</text:p>
          </table:table-cell>
          <table:table-cell table:formula="of:=[.A42]*0.987+[.B42]*-0.1+1" office:value-type="float" office:value="53.1791041661811" calcext:value-type="float">
            <text:p>53.1791041661811</text:p>
          </table:table-cell>
        </table:table-row>
        <table:table-row table:style-name="ro1">
          <table:table-cell table:formula="of:=RAND()*100" office:value-type="float" office:value="78.3834962949478" calcext:value-type="float">
            <text:p>78.3834962949478</text:p>
          </table:table-cell>
          <table:table-cell table:formula="of:=RAND()*100" office:value-type="float" office:value="95.1369078181921" calcext:value-type="float">
            <text:p>95.1369078181921</text:p>
          </table:table-cell>
          <table:table-cell table:formula="of:=[.A43]*0.987+[.B43]*-0.1+1" office:value-type="float" office:value="68.8508200612943" calcext:value-type="float">
            <text:p>68.8508200612943</text:p>
          </table:table-cell>
        </table:table-row>
        <table:table-row table:style-name="ro1">
          <table:table-cell table:formula="of:=RAND()*100" office:value-type="float" office:value="85.2673714212592" calcext:value-type="float">
            <text:p>85.2673714212592</text:p>
          </table:table-cell>
          <table:table-cell table:formula="of:=RAND()*100" office:value-type="float" office:value="1.93370832725968" calcext:value-type="float">
            <text:p>1.93370832725968</text:p>
          </table:table-cell>
          <table:table-cell table:formula="of:=[.A44]*0.987+[.B44]*-0.1+1" office:value-type="float" office:value="84.9655247600569" calcext:value-type="float">
            <text:p>84.9655247600569</text:p>
          </table:table-cell>
        </table:table-row>
        <table:table-row table:style-name="ro1">
          <table:table-cell table:formula="of:=RAND()*100" office:value-type="float" office:value="67.3047123475036" calcext:value-type="float">
            <text:p>67.3047123475036</text:p>
          </table:table-cell>
          <table:table-cell table:formula="of:=RAND()*100" office:value-type="float" office:value="46.2468938630563" calcext:value-type="float">
            <text:p>46.2468938630563</text:p>
          </table:table-cell>
          <table:table-cell table:formula="of:=[.A45]*0.987+[.B45]*-0.1+1" office:value-type="float" office:value="62.8050617006804" calcext:value-type="float">
            <text:p>62.8050617006804</text:p>
          </table:table-cell>
        </table:table-row>
        <table:table-row table:style-name="ro1">
          <table:table-cell table:formula="of:=RAND()*100" office:value-type="float" office:value="54.6067862580131" calcext:value-type="float">
            <text:p>54.6067862580131</text:p>
          </table:table-cell>
          <table:table-cell table:formula="of:=RAND()*100" office:value-type="float" office:value="68.255655324937" calcext:value-type="float">
            <text:p>68.255655324937</text:p>
          </table:table-cell>
          <table:table-cell table:formula="of:=[.A46]*0.987+[.B46]*-0.1+1" office:value-type="float" office:value="48.0713325041653" calcext:value-type="float">
            <text:p>48.0713325041653</text:p>
          </table:table-cell>
        </table:table-row>
        <table:table-row table:style-name="ro1">
          <table:table-cell table:formula="of:=RAND()*100" office:value-type="float" office:value="49.7138897658653" calcext:value-type="float">
            <text:p>49.7138897658653</text:p>
          </table:table-cell>
          <table:table-cell table:formula="of:=RAND()*100" office:value-type="float" office:value="30.9705446240378" calcext:value-type="float">
            <text:p>30.9705446240378</text:p>
          </table:table-cell>
          <table:table-cell table:formula="of:=[.A47]*0.987+[.B47]*-0.1+1" office:value-type="float" office:value="46.9705547365053" calcext:value-type="float">
            <text:p>46.9705547365053</text:p>
          </table:table-cell>
        </table:table-row>
        <table:table-row table:style-name="ro1">
          <table:table-cell table:formula="of:=RAND()*100" office:value-type="float" office:value="88.5422060962179" calcext:value-type="float">
            <text:p>88.5422060962179</text:p>
          </table:table-cell>
          <table:table-cell table:formula="of:=RAND()*100" office:value-type="float" office:value="40.6475194653149" calcext:value-type="float">
            <text:p>40.6475194653149</text:p>
          </table:table-cell>
          <table:table-cell table:formula="of:=[.A48]*0.987+[.B48]*-0.1+1" office:value-type="float" office:value="84.3264054704356" calcext:value-type="float">
            <text:p>84.3264054704356</text:p>
          </table:table-cell>
        </table:table-row>
        <table:table-row table:style-name="ro1">
          <table:table-cell table:formula="of:=RAND()*100" office:value-type="float" office:value="22.3741917271609" calcext:value-type="float">
            <text:p>22.3741917271609</text:p>
          </table:table-cell>
          <table:table-cell table:formula="of:=RAND()*100" office:value-type="float" office:value="15.0228062556655" calcext:value-type="float">
            <text:p>15.0228062556655</text:p>
          </table:table-cell>
          <table:table-cell table:formula="of:=[.A49]*0.987+[.B49]*-0.1+1" office:value-type="float" office:value="21.5810466091412" calcext:value-type="float">
            <text:p>21.5810466091412</text:p>
          </table:table-cell>
        </table:table-row>
        <table:table-row table:style-name="ro1">
          <table:table-cell table:formula="of:=RAND()*100" office:value-type="float" office:value="23.0373814935756" calcext:value-type="float">
            <text:p>23.0373814935756</text:p>
          </table:table-cell>
          <table:table-cell table:formula="of:=RAND()*100" office:value-type="float" office:value="74.9024818232508" calcext:value-type="float">
            <text:p>74.9024818232508</text:p>
          </table:table-cell>
          <table:table-cell table:formula="of:=[.A50]*0.987+[.B50]*-0.1+1" office:value-type="float" office:value="16.247647351834" calcext:value-type="float">
            <text:p>16.247647351834</text:p>
          </table:table-cell>
        </table:table-row>
        <table:table-row table:style-name="ro1">
          <table:table-cell table:formula="of:=RAND()*100" office:value-type="float" office:value="71.6613089024728" calcext:value-type="float">
            <text:p>71.6613089024728</text:p>
          </table:table-cell>
          <table:table-cell table:formula="of:=RAND()*100" office:value-type="float" office:value="69.2636611433755" calcext:value-type="float">
            <text:p>69.2636611433755</text:p>
          </table:table-cell>
          <table:table-cell table:formula="of:=[.A51]*0.987+[.B51]*-0.1+1" office:value-type="float" office:value="64.8033457724031" calcext:value-type="float">
            <text:p>64.8033457724031</text:p>
          </table:table-cell>
        </table:table-row>
        <table:table-row table:style-name="ro1">
          <table:table-cell table:formula="of:=RAND()*100" office:value-type="float" office:value="40.5411026642055" calcext:value-type="float">
            <text:p>40.5411026642055</text:p>
          </table:table-cell>
          <table:table-cell table:formula="of:=RAND()*100" office:value-type="float" office:value="37.5158919954242" calcext:value-type="float">
            <text:p>37.5158919954242</text:p>
          </table:table-cell>
          <table:table-cell table:formula="of:=[.A52]*0.987+[.B52]*-0.1+1" office:value-type="float" office:value="37.2624791300284" calcext:value-type="float">
            <text:p>37.2624791300284</text:p>
          </table:table-cell>
        </table:table-row>
        <table:table-row table:style-name="ro1">
          <table:table-cell table:formula="of:=RAND()*100" office:value-type="float" office:value="40.0309096973808" calcext:value-type="float">
            <text:p>40.0309096973808</text:p>
          </table:table-cell>
          <table:table-cell table:formula="of:=RAND()*100" office:value-type="float" office:value="94.4292746482344" calcext:value-type="float">
            <text:p>94.4292746482344</text:p>
          </table:table-cell>
          <table:table-cell table:formula="of:=[.A53]*0.987+[.B53]*-0.1+1" office:value-type="float" office:value="31.0675804064914" calcext:value-type="float">
            <text:p>31.0675804064914</text:p>
          </table:table-cell>
        </table:table-row>
        <table:table-row table:style-name="ro1">
          <table:table-cell table:formula="of:=RAND()*100" office:value-type="float" office:value="79.3106848618608" calcext:value-type="float">
            <text:p>79.3106848618608</text:p>
          </table:table-cell>
          <table:table-cell table:formula="of:=RAND()*100" office:value-type="float" office:value="35.582210646255" calcext:value-type="float">
            <text:p>35.582210646255</text:p>
          </table:table-cell>
          <table:table-cell table:formula="of:=[.A54]*0.987+[.B54]*-0.1+1" office:value-type="float" office:value="75.7214248940311" calcext:value-type="float">
            <text:p>75.7214248940311</text:p>
          </table:table-cell>
        </table:table-row>
        <table:table-row table:style-name="ro1">
          <table:table-cell table:formula="of:=RAND()*100" office:value-type="float" office:value="62.4998877983078" calcext:value-type="float">
            <text:p>62.4998877983078</text:p>
          </table:table-cell>
          <table:table-cell table:formula="of:=RAND()*100" office:value-type="float" office:value="69.0105083348979" calcext:value-type="float">
            <text:p>69.0105083348979</text:p>
          </table:table-cell>
          <table:table-cell table:formula="of:=[.A55]*0.987+[.B55]*-0.1+1" office:value-type="float" office:value="55.78633842344" calcext:value-type="float">
            <text:p>55.78633842344</text:p>
          </table:table-cell>
        </table:table-row>
        <table:table-row table:style-name="ro1">
          <table:table-cell table:formula="of:=RAND()*100" office:value-type="float" office:value="85.7705276252211" calcext:value-type="float">
            <text:p>85.7705276252211</text:p>
          </table:table-cell>
          <table:table-cell table:formula="of:=RAND()*100" office:value-type="float" office:value="77.9302056807284" calcext:value-type="float">
            <text:p>77.9302056807284</text:p>
          </table:table-cell>
          <table:table-cell table:formula="of:=[.A56]*0.987+[.B56]*-0.1+1" office:value-type="float" office:value="77.8624901980204" calcext:value-type="float">
            <text:p>77.8624901980204</text:p>
          </table:table-cell>
        </table:table-row>
        <table:table-row table:style-name="ro1">
          <table:table-cell table:formula="of:=RAND()*100" office:value-type="float" office:value="24.319370106694" calcext:value-type="float">
            <text:p>24.319370106694</text:p>
          </table:table-cell>
          <table:table-cell table:formula="of:=RAND()*100" office:value-type="float" office:value="60.3500741545537" calcext:value-type="float">
            <text:p>60.3500741545537</text:p>
          </table:table-cell>
          <table:table-cell table:formula="of:=[.A57]*0.987+[.B57]*-0.1+1" office:value-type="float" office:value="18.9682108798516" calcext:value-type="float">
            <text:p>18.9682108798516</text:p>
          </table:table-cell>
        </table:table-row>
        <table:table-row table:style-name="ro1">
          <table:table-cell table:formula="of:=RAND()*100" office:value-type="float" office:value="69.3560218797844" calcext:value-type="float">
            <text:p>69.3560218797844</text:p>
          </table:table-cell>
          <table:table-cell table:formula="of:=RAND()*100" office:value-type="float" office:value="96.6677062100346" calcext:value-type="float">
            <text:p>96.6677062100346</text:p>
          </table:table-cell>
          <table:table-cell table:formula="of:=[.A58]*0.987+[.B58]*-0.1+1" office:value-type="float" office:value="59.7876229743437" calcext:value-type="float">
            <text:p>59.7876229743437</text:p>
          </table:table-cell>
        </table:table-row>
        <table:table-row table:style-name="ro1">
          <table:table-cell table:formula="of:=RAND()*100" office:value-type="float" office:value="82.1409779312593" calcext:value-type="float">
            <text:p>82.1409779312593</text:p>
          </table:table-cell>
          <table:table-cell table:formula="of:=RAND()*100" office:value-type="float" office:value="49.1622892916845" calcext:value-type="float">
            <text:p>49.1622892916845</text:p>
          </table:table-cell>
          <table:table-cell table:formula="of:=[.A59]*0.987+[.B59]*-0.1+1" office:value-type="float" office:value="77.1569162889845" calcext:value-type="float">
            <text:p>77.1569162889845</text:p>
          </table:table-cell>
        </table:table-row>
        <table:table-row table:style-name="ro1">
          <table:table-cell table:formula="of:=RAND()*100" office:value-type="float" office:value="13.7153479728527" calcext:value-type="float">
            <text:p>13.7153479728527</text:p>
          </table:table-cell>
          <table:table-cell table:formula="of:=RAND()*100" office:value-type="float" office:value="75.3698506138281" calcext:value-type="float">
            <text:p>75.3698506138281</text:p>
          </table:table-cell>
          <table:table-cell table:formula="of:=[.A60]*0.987+[.B60]*-0.1+1" office:value-type="float" office:value="7.00006338782277" calcext:value-type="float">
            <text:p>7.00006338782277</text:p>
          </table:table-cell>
        </table:table-row>
        <table:table-row table:style-name="ro1">
          <table:table-cell table:formula="of:=RAND()*100" office:value-type="float" office:value="96.8388719800718" calcext:value-type="float">
            <text:p>96.8388719800718</text:p>
          </table:table-cell>
          <table:table-cell table:formula="of:=RAND()*100" office:value-type="float" office:value="57.8667780624511" calcext:value-type="float">
            <text:p>57.8667780624511</text:p>
          </table:table-cell>
          <table:table-cell table:formula="of:=[.A61]*0.987+[.B61]*-0.1+1" office:value-type="float" office:value="90.7932888380858" calcext:value-type="float">
            <text:p>90.7932888380858</text:p>
          </table:table-cell>
        </table:table-row>
        <table:table-row table:style-name="ro1">
          <table:table-cell table:formula="of:=RAND()*100" office:value-type="float" office:value="15.7603568601083" calcext:value-type="float">
            <text:p>15.7603568601083</text:p>
          </table:table-cell>
          <table:table-cell table:formula="of:=RAND()*100" office:value-type="float" office:value="72.6563741142549" calcext:value-type="float">
            <text:p>72.6563741142549</text:p>
          </table:table-cell>
          <table:table-cell table:formula="of:=[.A62]*0.987+[.B62]*-0.1+1" office:value-type="float" office:value="9.28983480950144" calcext:value-type="float">
            <text:p>9.28983480950144</text:p>
          </table:table-cell>
        </table:table-row>
        <table:table-row table:style-name="ro1">
          <table:table-cell table:formula="of:=RAND()*100" office:value-type="float" office:value="17.0714980277059" calcext:value-type="float">
            <text:p>17.0714980277059</text:p>
          </table:table-cell>
          <table:table-cell table:formula="of:=RAND()*100" office:value-type="float" office:value="15.7272265920143" calcext:value-type="float">
            <text:p>15.7272265920143</text:p>
          </table:table-cell>
          <table:table-cell table:formula="of:=[.A63]*0.987+[.B63]*-0.1+1" office:value-type="float" office:value="16.2768458941443" calcext:value-type="float">
            <text:p>16.2768458941443</text:p>
          </table:table-cell>
        </table:table-row>
        <table:table-row table:style-name="ro1">
          <table:table-cell table:formula="of:=RAND()*100" office:value-type="float" office:value="89.9900511086727" calcext:value-type="float">
            <text:p>89.9900511086727</text:p>
          </table:table-cell>
          <table:table-cell table:formula="of:=RAND()*100" office:value-type="float" office:value="6.14664652365637" calcext:value-type="float">
            <text:p>6.14664652365637</text:p>
          </table:table-cell>
          <table:table-cell table:formula="of:=[.A64]*0.987+[.B64]*-0.1+1" office:value-type="float" office:value="89.2055157918943" calcext:value-type="float">
            <text:p>89.2055157918943</text:p>
          </table:table-cell>
        </table:table-row>
        <table:table-row table:style-name="ro1">
          <table:table-cell table:formula="of:=RAND()*100" office:value-type="float" office:value="67.7570029691246" calcext:value-type="float">
            <text:p>67.7570029691246</text:p>
          </table:table-cell>
          <table:table-cell table:formula="of:=RAND()*100" office:value-type="float" office:value="86.960404517122" calcext:value-type="float">
            <text:p>86.960404517122</text:p>
          </table:table-cell>
          <table:table-cell table:formula="of:=[.A65]*0.987+[.B65]*-0.1+1" office:value-type="float" office:value="59.1801214788138" calcext:value-type="float">
            <text:p>59.1801214788138</text:p>
          </table:table-cell>
        </table:table-row>
        <table:table-row table:style-name="ro1">
          <table:table-cell table:formula="of:=RAND()*100" office:value-type="float" office:value="64.1289905386783" calcext:value-type="float">
            <text:p>64.1289905386783</text:p>
          </table:table-cell>
          <table:table-cell table:formula="of:=RAND()*100" office:value-type="float" office:value="80.7567893087082" calcext:value-type="float">
            <text:p>80.7567893087082</text:p>
          </table:table-cell>
          <table:table-cell table:formula="of:=[.A66]*0.987+[.B66]*-0.1+1" office:value-type="float" office:value="56.2196347308047" calcext:value-type="float">
            <text:p>56.2196347308047</text:p>
          </table:table-cell>
        </table:table-row>
        <table:table-row table:style-name="ro1">
          <table:table-cell table:formula="of:=RAND()*100" office:value-type="float" office:value="38.8847095012107" calcext:value-type="float">
            <text:p>38.8847095012107</text:p>
          </table:table-cell>
          <table:table-cell table:formula="of:=RAND()*100" office:value-type="float" office:value="87.7041768132195" calcext:value-type="float">
            <text:p>87.7041768132195</text:p>
          </table:table-cell>
          <table:table-cell table:formula="of:=[.A67]*0.987+[.B67]*-0.1+1" office:value-type="float" office:value="30.608790596373" calcext:value-type="float">
            <text:p>30.608790596373</text:p>
          </table:table-cell>
        </table:table-row>
        <table:table-row table:style-name="ro1">
          <table:table-cell table:formula="of:=RAND()*100" office:value-type="float" office:value="14.3988169772205" calcext:value-type="float">
            <text:p>14.3988169772205</text:p>
          </table:table-cell>
          <table:table-cell table:formula="of:=RAND()*100" office:value-type="float" office:value="28.2810748251264" calcext:value-type="float">
            <text:p>28.2810748251264</text:p>
          </table:table-cell>
          <table:table-cell table:formula="of:=[.A68]*0.987+[.B68]*-0.1+1" office:value-type="float" office:value="12.383524874004" calcext:value-type="float">
            <text:p>12.383524874004</text:p>
          </table:table-cell>
        </table:table-row>
        <table:table-row table:style-name="ro1">
          <table:table-cell table:formula="of:=RAND()*100" office:value-type="float" office:value="90.528638735523" calcext:value-type="float">
            <text:p>90.528638735523</text:p>
          </table:table-cell>
          <table:table-cell table:formula="of:=RAND()*100" office:value-type="float" office:value="75.1617697302644" calcext:value-type="float">
            <text:p>75.1617697302644</text:p>
          </table:table-cell>
          <table:table-cell table:formula="of:=[.A69]*0.987+[.B69]*-0.1+1" office:value-type="float" office:value="82.8355894589348" calcext:value-type="float">
            <text:p>82.8355894589348</text:p>
          </table:table-cell>
        </table:table-row>
        <table:table-row table:style-name="ro1">
          <table:table-cell table:formula="of:=RAND()*100" office:value-type="float" office:value="1.37434596405978" calcext:value-type="float">
            <text:p>1.37434596405978</text:p>
          </table:table-cell>
          <table:table-cell table:formula="of:=RAND()*100" office:value-type="float" office:value="64.4460165852953" calcext:value-type="float">
            <text:p>64.4460165852953</text:p>
          </table:table-cell>
          <table:table-cell table:formula="of:=[.A70]*0.987+[.B70]*-0.1+1" office:value-type="float" office:value="-4.08812219200253" calcext:value-type="float">
            <text:p>-4.08812219200253</text:p>
          </table:table-cell>
        </table:table-row>
        <table:table-row table:style-name="ro1">
          <table:table-cell table:formula="of:=RAND()*100" office:value-type="float" office:value="32.9033997135441" calcext:value-type="float">
            <text:p>32.9033997135441</text:p>
          </table:table-cell>
          <table:table-cell table:formula="of:=RAND()*100" office:value-type="float" office:value="41.1590590272507" calcext:value-type="float">
            <text:p>41.1590590272507</text:p>
          </table:table-cell>
          <table:table-cell table:formula="of:=[.A71]*0.987+[.B71]*-0.1+1" office:value-type="float" office:value="29.359749614543" calcext:value-type="float">
            <text:p>29.359749614543</text:p>
          </table:table-cell>
        </table:table-row>
        <table:table-row table:style-name="ro1">
          <table:table-cell table:formula="of:=RAND()*100" office:value-type="float" office:value="58.7811046154875" calcext:value-type="float">
            <text:p>58.7811046154875</text:p>
          </table:table-cell>
          <table:table-cell table:formula="of:=RAND()*100" office:value-type="float" office:value="97.5092692403788" calcext:value-type="float">
            <text:p>97.5092692403788</text:p>
          </table:table-cell>
          <table:table-cell table:formula="of:=[.A72]*0.987+[.B72]*-0.1+1" office:value-type="float" office:value="49.2660233314483" calcext:value-type="float">
            <text:p>49.2660233314483</text:p>
          </table:table-cell>
        </table:table-row>
        <table:table-row table:style-name="ro1">
          <table:table-cell table:formula="of:=RAND()*100" office:value-type="float" office:value="2.18200357593864" calcext:value-type="float">
            <text:p>2.18200357593864</text:p>
          </table:table-cell>
          <table:table-cell table:formula="of:=RAND()*100" office:value-type="float" office:value="70.9979942849056" calcext:value-type="float">
            <text:p>70.9979942849056</text:p>
          </table:table-cell>
          <table:table-cell table:formula="of:=[.A73]*0.987+[.B73]*-0.1+1" office:value-type="float" office:value="-3.94616189903912" calcext:value-type="float">
            <text:p>-3.94616189903912</text:p>
          </table:table-cell>
        </table:table-row>
        <table:table-row table:style-name="ro1">
          <table:table-cell table:formula="of:=RAND()*100" office:value-type="float" office:value="33.6169814436505" calcext:value-type="float">
            <text:p>33.6169814436505</text:p>
          </table:table-cell>
          <table:table-cell table:formula="of:=RAND()*100" office:value-type="float" office:value="6.83081335210392" calcext:value-type="float">
            <text:p>6.83081335210392</text:p>
          </table:table-cell>
          <table:table-cell table:formula="of:=[.A74]*0.987+[.B74]*-0.1+1" office:value-type="float" office:value="33.4968793496727" calcext:value-type="float">
            <text:p>33.4968793496727</text:p>
          </table:table-cell>
        </table:table-row>
        <table:table-row table:style-name="ro1">
          <table:table-cell table:formula="of:=RAND()*100" office:value-type="float" office:value="1.38340070145701" calcext:value-type="float">
            <text:p>1.38340070145701</text:p>
          </table:table-cell>
          <table:table-cell table:formula="of:=RAND()*100" office:value-type="float" office:value="80.8140151551484" calcext:value-type="float">
            <text:p>80.8140151551484</text:p>
          </table:table-cell>
          <table:table-cell table:formula="of:=[.A75]*0.987+[.B75]*-0.1+1" office:value-type="float" office:value="-5.71598502317678" calcext:value-type="float">
            <text:p>-5.71598502317678</text:p>
          </table:table-cell>
        </table:table-row>
        <table:table-row table:style-name="ro1">
          <table:table-cell table:formula="of:=RAND()*100" office:value-type="float" office:value="86.5308612338498" calcext:value-type="float">
            <text:p>86.5308612338498</text:p>
          </table:table-cell>
          <table:table-cell table:formula="of:=RAND()*100" office:value-type="float" office:value="85.7281569774073" calcext:value-type="float">
            <text:p>85.7281569774073</text:p>
          </table:table-cell>
          <table:table-cell table:formula="of:=[.A76]*0.987+[.B76]*-0.1+1" office:value-type="float" office:value="77.833144340069" calcext:value-type="float">
            <text:p>77.833144340069</text:p>
          </table:table-cell>
        </table:table-row>
        <table:table-row table:style-name="ro1">
          <table:table-cell table:formula="of:=RAND()*100" office:value-type="float" office:value="10.1536507313377" calcext:value-type="float">
            <text:p>10.1536507313377</text:p>
          </table:table-cell>
          <table:table-cell table:formula="of:=RAND()*100" office:value-type="float" office:value="86.6257652940244" calcext:value-type="float">
            <text:p>86.6257652940244</text:p>
          </table:table-cell>
          <table:table-cell table:formula="of:=[.A77]*0.987+[.B77]*-0.1+1" office:value-type="float" office:value="2.35907674242789" calcext:value-type="float">
            <text:p>2.35907674242789</text:p>
          </table:table-cell>
        </table:table-row>
        <table:table-row table:style-name="ro1">
          <table:table-cell table:formula="of:=RAND()*100" office:value-type="float" office:value="77.8914750725544" calcext:value-type="float">
            <text:p>77.8914750725544</text:p>
          </table:table-cell>
          <table:table-cell table:formula="of:=RAND()*100" office:value-type="float" office:value="83.4777820833359" calcext:value-type="float">
            <text:p>83.4777820833359</text:p>
          </table:table-cell>
          <table:table-cell table:formula="of:=[.A78]*0.987+[.B78]*-0.1+1" office:value-type="float" office:value="69.5311076882776" calcext:value-type="float">
            <text:p>69.5311076882776</text:p>
          </table:table-cell>
        </table:table-row>
        <table:table-row table:style-name="ro1">
          <table:table-cell table:formula="of:=RAND()*100" office:value-type="float" office:value="41.4089441103802" calcext:value-type="float">
            <text:p>41.4089441103802</text:p>
          </table:table-cell>
          <table:table-cell table:formula="of:=RAND()*100" office:value-type="float" office:value="94.137685215932" calcext:value-type="float">
            <text:p>94.137685215932</text:p>
          </table:table-cell>
          <table:table-cell table:formula="of:=[.A79]*0.987+[.B79]*-0.1+1" office:value-type="float" office:value="32.4568593153521" calcext:value-type="float">
            <text:p>32.4568593153521</text:p>
          </table:table-cell>
        </table:table-row>
        <table:table-row table:style-name="ro1">
          <table:table-cell table:formula="of:=RAND()*100" office:value-type="float" office:value="45.8122267224424" calcext:value-type="float">
            <text:p>45.8122267224424</text:p>
          </table:table-cell>
          <table:table-cell table:formula="of:=RAND()*100" office:value-type="float" office:value="55.9512215042188" calcext:value-type="float">
            <text:p>55.9512215042188</text:p>
          </table:table-cell>
          <table:table-cell table:formula="of:=[.A80]*0.987+[.B80]*-0.1+1" office:value-type="float" office:value="40.6215456246287" calcext:value-type="float">
            <text:p>40.6215456246287</text:p>
          </table:table-cell>
        </table:table-row>
        <table:table-row table:style-name="ro1">
          <table:table-cell table:formula="of:=RAND()*100" office:value-type="float" office:value="36.1545105144289" calcext:value-type="float">
            <text:p>36.1545105144289</text:p>
          </table:table-cell>
          <table:table-cell table:formula="of:=RAND()*100" office:value-type="float" office:value="31.8207656125554" calcext:value-type="float">
            <text:p>31.8207656125554</text:p>
          </table:table-cell>
          <table:table-cell table:formula="of:=[.A81]*0.987+[.B81]*-0.1+1" office:value-type="float" office:value="33.5024253164858" calcext:value-type="float">
            <text:p>33.5024253164858</text:p>
          </table:table-cell>
        </table:table-row>
        <table:table-row table:style-name="ro1">
          <table:table-cell table:formula="of:=RAND()*100" office:value-type="float" office:value="50.9378155241205" calcext:value-type="float">
            <text:p>50.9378155241205</text:p>
          </table:table-cell>
          <table:table-cell table:formula="of:=RAND()*100" office:value-type="float" office:value="34.8096922499571" calcext:value-type="float">
            <text:p>34.8096922499571</text:p>
          </table:table-cell>
          <table:table-cell table:formula="of:=[.A82]*0.987+[.B82]*-0.1+1" office:value-type="float" office:value="47.7946546973112" calcext:value-type="float">
            <text:p>47.7946546973112</text:p>
          </table:table-cell>
        </table:table-row>
        <table:table-row table:style-name="ro1">
          <table:table-cell table:formula="of:=RAND()*100" office:value-type="float" office:value="58.1096838260159" calcext:value-type="float">
            <text:p>58.1096838260159</text:p>
          </table:table-cell>
          <table:table-cell table:formula="of:=RAND()*100" office:value-type="float" office:value="60.1839515118084" calcext:value-type="float">
            <text:p>60.1839515118084</text:p>
          </table:table-cell>
          <table:table-cell table:formula="of:=[.A83]*0.987+[.B83]*-0.1+1" office:value-type="float" office:value="52.3358627850968" calcext:value-type="float">
            <text:p>52.3358627850968</text:p>
          </table:table-cell>
        </table:table-row>
        <table:table-row table:style-name="ro1">
          <table:table-cell table:formula="of:=RAND()*100" office:value-type="float" office:value="2.48415528870254" calcext:value-type="float">
            <text:p>2.48415528870254</text:p>
          </table:table-cell>
          <table:table-cell table:formula="of:=RAND()*100" office:value-type="float" office:value="99.8801928572714" calcext:value-type="float">
            <text:p>99.8801928572714</text:p>
          </table:table-cell>
          <table:table-cell table:formula="of:=[.A84]*0.987+[.B84]*-0.1+1" office:value-type="float" office:value="-6.53615801577773" calcext:value-type="float">
            <text:p>-6.53615801577773</text:p>
          </table:table-cell>
        </table:table-row>
        <table:table-row table:style-name="ro1">
          <table:table-cell table:formula="of:=RAND()*100" office:value-type="float" office:value="0.139247709593878" calcext:value-type="float">
            <text:p>0.139247709593878</text:p>
          </table:table-cell>
          <table:table-cell table:formula="of:=RAND()*100" office:value-type="float" office:value="4.89670703474364" calcext:value-type="float">
            <text:p>4.89670703474364</text:p>
          </table:table-cell>
          <table:table-cell table:formula="of:=[.A85]*0.987+[.B85]*-0.1+1" office:value-type="float" office:value="0.647766785894794" calcext:value-type="float">
            <text:p>0.647766785894794</text:p>
          </table:table-cell>
        </table:table-row>
        <table:table-row table:style-name="ro1">
          <table:table-cell table:formula="of:=RAND()*100" office:value-type="float" office:value="28.4292865388054" calcext:value-type="float">
            <text:p>28.4292865388054</text:p>
          </table:table-cell>
          <table:table-cell table:formula="of:=RAND()*100" office:value-type="float" office:value="70.3163455693042" calcext:value-type="float">
            <text:p>70.3163455693042</text:p>
          </table:table-cell>
          <table:table-cell table:formula="of:=[.A86]*0.987+[.B86]*-0.1+1" office:value-type="float" office:value="22.0280712568705" calcext:value-type="float">
            <text:p>22.0280712568705</text:p>
          </table:table-cell>
        </table:table-row>
        <table:table-row table:style-name="ro1">
          <table:table-cell table:formula="of:=RAND()*100" office:value-type="float" office:value="69.0096094226605" calcext:value-type="float">
            <text:p>69.0096094226605</text:p>
          </table:table-cell>
          <table:table-cell table:formula="of:=RAND()*100" office:value-type="float" office:value="64.0234470846192" calcext:value-type="float">
            <text:p>64.0234470846192</text:p>
          </table:table-cell>
          <table:table-cell table:formula="of:=[.A87]*0.987+[.B87]*-0.1+1" office:value-type="float" office:value="62.710139791704" calcext:value-type="float">
            <text:p>62.710139791704</text:p>
          </table:table-cell>
        </table:table-row>
        <table:table-row table:style-name="ro1">
          <table:table-cell table:formula="of:=RAND()*100" office:value-type="float" office:value="43.3020027622016" calcext:value-type="float">
            <text:p>43.3020027622016</text:p>
          </table:table-cell>
          <table:table-cell table:formula="of:=RAND()*100" office:value-type="float" office:value="0.462781234467334" calcext:value-type="float">
            <text:p>0.462781234467334</text:p>
          </table:table-cell>
          <table:table-cell table:formula="of:=[.A88]*0.987+[.B88]*-0.1+1" office:value-type="float" office:value="43.6927986028463" calcext:value-type="float">
            <text:p>43.6927986028463</text:p>
          </table:table-cell>
        </table:table-row>
        <table:table-row table:style-name="ro1">
          <table:table-cell table:formula="of:=RAND()*100" office:value-type="float" office:value="61.2506889579044" calcext:value-type="float">
            <text:p>61.2506889579044</text:p>
          </table:table-cell>
          <table:table-cell table:formula="of:=RAND()*100" office:value-type="float" office:value="3.38923348467674" calcext:value-type="float">
            <text:p>3.38923348467674</text:p>
          </table:table-cell>
          <table:table-cell table:formula="of:=[.A89]*0.987+[.B89]*-0.1+1" office:value-type="float" office:value="61.115506652984" calcext:value-type="float">
            <text:p>61.115506652984</text:p>
          </table:table-cell>
        </table:table-row>
        <table:table-row table:style-name="ro1">
          <table:table-cell table:formula="of:=RAND()*100" office:value-type="float" office:value="99.8746399193889" calcext:value-type="float">
            <text:p>99.8746399193889</text:p>
          </table:table-cell>
          <table:table-cell table:formula="of:=RAND()*100" office:value-type="float" office:value="2.44703858007981" calcext:value-type="float">
            <text:p>2.44703858007981</text:p>
          </table:table-cell>
          <table:table-cell table:formula="of:=[.A90]*0.987+[.B90]*-0.1+1" office:value-type="float" office:value="99.3315657424289" calcext:value-type="float">
            <text:p>99.3315657424289</text:p>
          </table:table-cell>
        </table:table-row>
        <table:table-row table:style-name="ro1">
          <table:table-cell table:formula="of:=RAND()*100" office:value-type="float" office:value="94.2636365067193" calcext:value-type="float">
            <text:p>94.2636365067193</text:p>
          </table:table-cell>
          <table:table-cell table:formula="of:=RAND()*100" office:value-type="float" office:value="6.02486974670519" calcext:value-type="float">
            <text:p>6.02486974670519</text:p>
          </table:table-cell>
          <table:table-cell table:formula="of:=[.A91]*0.987+[.B91]*-0.1+1" office:value-type="float" office:value="93.4357222574615" calcext:value-type="float">
            <text:p>93.4357222574615</text:p>
          </table:table-cell>
        </table:table-row>
        <table:table-row table:style-name="ro1">
          <table:table-cell table:formula="of:=RAND()*100" office:value-type="float" office:value="22.0261545700683" calcext:value-type="float">
            <text:p>22.0261545700683</text:p>
          </table:table-cell>
          <table:table-cell table:formula="of:=RAND()*100" office:value-type="float" office:value="52.8458078391761" calcext:value-type="float">
            <text:p>52.8458078391761</text:p>
          </table:table-cell>
          <table:table-cell table:formula="of:=[.A92]*0.987+[.B92]*-0.1+1" office:value-type="float" office:value="17.4552337767399" calcext:value-type="float">
            <text:p>17.4552337767399</text:p>
          </table:table-cell>
        </table:table-row>
        <table:table-row table:style-name="ro1">
          <table:table-cell table:formula="of:=RAND()*100" office:value-type="float" office:value="59.4297338150367" calcext:value-type="float">
            <text:p>59.4297338150367</text:p>
          </table:table-cell>
          <table:table-cell table:formula="of:=RAND()*100" office:value-type="float" office:value="65.4818415877749" calcext:value-type="float">
            <text:p>65.4818415877749</text:p>
          </table:table-cell>
          <table:table-cell table:formula="of:=[.A93]*0.987+[.B93]*-0.1+1" office:value-type="float" office:value="53.1089631166637" calcext:value-type="float">
            <text:p>53.1089631166637</text:p>
          </table:table-cell>
        </table:table-row>
        <table:table-row table:style-name="ro1">
          <table:table-cell table:formula="of:=RAND()*100" office:value-type="float" office:value="70.6868035918792" calcext:value-type="float">
            <text:p>70.6868035918792</text:p>
          </table:table-cell>
          <table:table-cell table:formula="of:=RAND()*100" office:value-type="float" office:value="22.1908552273671" calcext:value-type="float">
            <text:p>22.1908552273671</text:p>
          </table:table-cell>
          <table:table-cell table:formula="of:=[.A94]*0.987+[.B94]*-0.1+1" office:value-type="float" office:value="68.5487896224481" calcext:value-type="float">
            <text:p>68.5487896224481</text:p>
          </table:table-cell>
        </table:table-row>
        <table:table-row table:style-name="ro1">
          <table:table-cell table:formula="of:=RAND()*100" office:value-type="float" office:value="4.48059007163588" calcext:value-type="float">
            <text:p>4.48059007163588</text:p>
          </table:table-cell>
          <table:table-cell table:formula="of:=RAND()*100" office:value-type="float" office:value="47.6118147033092" calcext:value-type="float">
            <text:p>47.6118147033092</text:p>
          </table:table-cell>
          <table:table-cell table:formula="of:=[.A95]*0.987+[.B95]*-0.1+1" office:value-type="float" office:value="0.661160930373698" calcext:value-type="float">
            <text:p>0.661160930373698</text:p>
          </table:table-cell>
        </table:table-row>
        <table:table-row table:style-name="ro1">
          <table:table-cell table:formula="of:=RAND()*100" office:value-type="float" office:value="20.1746603992206" calcext:value-type="float">
            <text:p>20.1746603992206</text:p>
          </table:table-cell>
          <table:table-cell table:formula="of:=RAND()*100" office:value-type="float" office:value="96.9776702660584" calcext:value-type="float">
            <text:p>96.9776702660584</text:p>
          </table:table-cell>
          <table:table-cell table:formula="of:=[.A96]*0.987+[.B96]*-0.1+1" office:value-type="float" office:value="11.2146227874249" calcext:value-type="float">
            <text:p>11.2146227874249</text:p>
          </table:table-cell>
        </table:table-row>
        <table:table-row table:style-name="ro1">
          <table:table-cell table:formula="of:=RAND()*100" office:value-type="float" office:value="55.9245035559993" calcext:value-type="float">
            <text:p>55.9245035559993</text:p>
          </table:table-cell>
          <table:table-cell table:formula="of:=RAND()*100" office:value-type="float" office:value="2.76020872976674" calcext:value-type="float">
            <text:p>2.76020872976674</text:p>
          </table:table-cell>
          <table:table-cell table:formula="of:=[.A97]*0.987+[.B97]*-0.1+1" office:value-type="float" office:value="55.9214641367946" calcext:value-type="float">
            <text:p>55.9214641367946</text:p>
          </table:table-cell>
        </table:table-row>
        <table:table-row table:style-name="ro1">
          <table:table-cell table:formula="of:=RAND()*100" office:value-type="float" office:value="26.5696122479627" calcext:value-type="float">
            <text:p>26.5696122479627</text:p>
          </table:table-cell>
          <table:table-cell table:formula="of:=RAND()*100" office:value-type="float" office:value="44.8482517973106" calcext:value-type="float">
            <text:p>44.8482517973106</text:p>
          </table:table-cell>
          <table:table-cell table:formula="of:=[.A98]*0.987+[.B98]*-0.1+1" office:value-type="float" office:value="22.7393821090081" calcext:value-type="float">
            <text:p>22.7393821090081</text:p>
          </table:table-cell>
        </table:table-row>
        <table:table-row table:style-name="ro1">
          <table:table-cell table:formula="of:=RAND()*100" office:value-type="float" office:value="42.7611952871523" calcext:value-type="float">
            <text:p>42.7611952871523</text:p>
          </table:table-cell>
          <table:table-cell table:formula="of:=RAND()*100" office:value-type="float" office:value="90.8317393228284" calcext:value-type="float">
            <text:p>90.8317393228284</text:p>
          </table:table-cell>
          <table:table-cell table:formula="of:=[.A99]*0.987+[.B99]*-0.1+1" office:value-type="float" office:value="34.1221258161364" calcext:value-type="float">
            <text:p>34.1221258161364</text:p>
          </table:table-cell>
        </table:table-row>
        <table:table-row table:style-name="ro1">
          <table:table-cell table:formula="of:=RAND()*100" office:value-type="float" office:value="28.0072809043817" calcext:value-type="float">
            <text:p>28.0072809043817</text:p>
          </table:table-cell>
          <table:table-cell table:formula="of:=RAND()*100" office:value-type="float" office:value="56.8181467421516" calcext:value-type="float">
            <text:p>56.8181467421516</text:p>
          </table:table-cell>
          <table:table-cell table:formula="of:=[.A100]*0.987+[.B100]*-0.1+1" office:value-type="float" office:value="22.9613715784096" calcext:value-type="float">
            <text:p>22.9613715784096</text:p>
          </table:table-cell>
        </table:table-row>
        <table:table-row table:style-name="ro1">
          <table:table-cell table:formula="of:=RAND()*100" office:value-type="float" office:value="49.9983543004242" calcext:value-type="float">
            <text:p>49.9983543004242</text:p>
          </table:table-cell>
          <table:table-cell table:formula="of:=RAND()*100" office:value-type="float" office:value="2.18610569110057" calcext:value-type="float">
            <text:p>2.18610569110057</text:p>
          </table:table-cell>
          <table:table-cell table:formula="of:=[.A101]*0.987+[.B101]*-0.1+1" office:value-type="float" office:value="50.1297651254086" calcext:value-type="float">
            <text:p>50.1297651254086</text:p>
          </table:table-cell>
        </table:table-row>
        <table:table-row table:style-name="ro1">
          <table:table-cell table:formula="of:=RAND()*100" office:value-type="float" office:value="79.7708816509905" calcext:value-type="float">
            <text:p>79.7708816509905</text:p>
          </table:table-cell>
          <table:table-cell table:formula="of:=RAND()*100" office:value-type="float" office:value="50.5083591599626" calcext:value-type="float">
            <text:p>50.5083591599626</text:p>
          </table:table-cell>
          <table:table-cell table:formula="of:=[.A102]*0.987+[.B102]*-0.1+1" office:value-type="float" office:value="74.6830242735313" calcext:value-type="float">
            <text:p>74.6830242735313</text:p>
          </table:table-cell>
        </table:table-row>
        <table:table-row table:style-name="ro1">
          <table:table-cell table:formula="of:=RAND()*100" office:value-type="float" office:value="63.3681194292022" calcext:value-type="float">
            <text:p>63.3681194292022</text:p>
          </table:table-cell>
          <table:table-cell table:formula="of:=RAND()*100" office:value-type="float" office:value="82.0253455781068" calcext:value-type="float">
            <text:p>82.0253455781068</text:p>
          </table:table-cell>
          <table:table-cell table:formula="of:=[.A103]*0.987+[.B103]*-0.1+1" office:value-type="float" office:value="55.3417993188119" calcext:value-type="float">
            <text:p>55.3417993188119</text:p>
          </table:table-cell>
        </table:table-row>
        <table:table-row table:style-name="ro1">
          <table:table-cell table:formula="of:=RAND()*100" office:value-type="float" office:value="12.1733482139905" calcext:value-type="float">
            <text:p>12.1733482139905</text:p>
          </table:table-cell>
          <table:table-cell table:formula="of:=RAND()*100" office:value-type="float" office:value="44.2880669617138" calcext:value-type="float">
            <text:p>44.2880669617138</text:p>
          </table:table-cell>
          <table:table-cell table:formula="of:=[.A104]*0.987+[.B104]*-0.1+1" office:value-type="float" office:value="8.58628799103726" calcext:value-type="float">
            <text:p>8.58628799103726</text:p>
          </table:table-cell>
        </table:table-row>
        <table:table-row table:style-name="ro1">
          <table:table-cell table:formula="of:=RAND()*100" office:value-type="float" office:value="2.48453375326612" calcext:value-type="float">
            <text:p>2.48453375326612</text:p>
          </table:table-cell>
          <table:table-cell table:formula="of:=RAND()*100" office:value-type="float" office:value="88.7342473535813" calcext:value-type="float">
            <text:p>88.7342473535813</text:p>
          </table:table-cell>
          <table:table-cell table:formula="of:=[.A105]*0.987+[.B105]*-0.1+1" office:value-type="float" office:value="-5.42118992088447" calcext:value-type="float">
            <text:p>-5.42118992088447</text:p>
          </table:table-cell>
        </table:table-row>
        <table:table-row table:style-name="ro1">
          <table:table-cell table:formula="of:=RAND()*100" office:value-type="float" office:value="39.2330559097016" calcext:value-type="float">
            <text:p>39.2330559097016</text:p>
          </table:table-cell>
          <table:table-cell table:formula="of:=RAND()*100" office:value-type="float" office:value="98.3137302210467" calcext:value-type="float">
            <text:p>98.3137302210467</text:p>
          </table:table-cell>
          <table:table-cell table:formula="of:=[.A106]*0.987+[.B106]*-0.1+1" office:value-type="float" office:value="29.8916531607708" calcext:value-type="float">
            <text:p>29.8916531607708</text:p>
          </table:table-cell>
        </table:table-row>
        <table:table-row table:style-name="ro1">
          <table:table-cell table:formula="of:=RAND()*100" office:value-type="float" office:value="33.1283561257084" calcext:value-type="float">
            <text:p>33.1283561257084</text:p>
          </table:table-cell>
          <table:table-cell table:formula="of:=RAND()*100" office:value-type="float" office:value="49.7946515088351" calcext:value-type="float">
            <text:p>49.7946515088351</text:p>
          </table:table-cell>
          <table:table-cell table:formula="of:=[.A107]*0.987+[.B107]*-0.1+1" office:value-type="float" office:value="28.7182223451907" calcext:value-type="float">
            <text:p>28.7182223451907</text:p>
          </table:table-cell>
        </table:table-row>
        <table:table-row table:style-name="ro1">
          <table:table-cell table:formula="of:=RAND()*100" office:value-type="float" office:value="27.9570742719079" calcext:value-type="float">
            <text:p>27.9570742719079</text:p>
          </table:table-cell>
          <table:table-cell table:formula="of:=RAND()*100" office:value-type="float" office:value="28.7280211388912" calcext:value-type="float">
            <text:p>28.7280211388912</text:p>
          </table:table-cell>
          <table:table-cell table:formula="of:=[.A108]*0.987+[.B108]*-0.1+1" office:value-type="float" office:value="25.720830192484" calcext:value-type="float">
            <text:p>25.720830192484</text:p>
          </table:table-cell>
        </table:table-row>
        <table:table-row table:style-name="ro1">
          <table:table-cell table:formula="of:=RAND()*100" office:value-type="float" office:value="85.9072517510178" calcext:value-type="float">
            <text:p>85.9072517510178</text:p>
          </table:table-cell>
          <table:table-cell table:formula="of:=RAND()*100" office:value-type="float" office:value="97.6370447397124" calcext:value-type="float">
            <text:p>97.6370447397124</text:p>
          </table:table-cell>
          <table:table-cell table:formula="of:=[.A109]*0.987+[.B109]*-0.1+1" office:value-type="float" office:value="76.0267530042834" calcext:value-type="float">
            <text:p>76.0267530042834</text:p>
          </table:table-cell>
        </table:table-row>
        <table:table-row table:style-name="ro1">
          <table:table-cell table:formula="of:=RAND()*100" office:value-type="float" office:value="52.22792081489" calcext:value-type="float">
            <text:p>52.22792081489</text:p>
          </table:table-cell>
          <table:table-cell table:formula="of:=RAND()*100" office:value-type="float" office:value="76.6424876747409" calcext:value-type="float">
            <text:p>76.6424876747409</text:p>
          </table:table-cell>
          <table:table-cell table:formula="of:=[.A110]*0.987+[.B110]*-0.1+1" office:value-type="float" office:value="44.8847090768223" calcext:value-type="float">
            <text:p>44.8847090768223</text:p>
          </table:table-cell>
        </table:table-row>
        <table:table-row table:style-name="ro1">
          <table:table-cell table:formula="of:=RAND()*100" office:value-type="float" office:value="47.1259672609914" calcext:value-type="float">
            <text:p>47.1259672609914</text:p>
          </table:table-cell>
          <table:table-cell table:formula="of:=RAND()*100" office:value-type="float" office:value="98.8404452997374" calcext:value-type="float">
            <text:p>98.8404452997374</text:p>
          </table:table-cell>
          <table:table-cell table:formula="of:=[.A111]*0.987+[.B111]*-0.1+1" office:value-type="float" office:value="37.6292851566248" calcext:value-type="float">
            <text:p>37.6292851566248</text:p>
          </table:table-cell>
        </table:table-row>
        <table:table-row table:style-name="ro1">
          <table:table-cell table:formula="of:=RAND()*100" office:value-type="float" office:value="41.0884767835569" calcext:value-type="float">
            <text:p>41.0884767835569</text:p>
          </table:table-cell>
          <table:table-cell table:formula="of:=RAND()*100" office:value-type="float" office:value="88.523512203451" calcext:value-type="float">
            <text:p>88.523512203451</text:p>
          </table:table-cell>
          <table:table-cell table:formula="of:=[.A112]*0.987+[.B112]*-0.1+1" office:value-type="float" office:value="32.7019753650256" calcext:value-type="float">
            <text:p>32.7019753650256</text:p>
          </table:table-cell>
        </table:table-row>
        <table:table-row table:style-name="ro1">
          <table:table-cell table:formula="of:=RAND()*100" office:value-type="float" office:value="5.32759529484706" calcext:value-type="float">
            <text:p>5.32759529484706</text:p>
          </table:table-cell>
          <table:table-cell table:formula="of:=RAND()*100" office:value-type="float" office:value="73.7953111608103" calcext:value-type="float">
            <text:p>73.7953111608103</text:p>
          </table:table-cell>
          <table:table-cell table:formula="of:=[.A113]*0.987+[.B113]*-0.1+1" office:value-type="float" office:value="-1.12119456006698" calcext:value-type="float">
            <text:p>-1.12119456006698</text:p>
          </table:table-cell>
        </table:table-row>
        <table:table-row table:style-name="ro1">
          <table:table-cell table:formula="of:=RAND()*100" office:value-type="float" office:value="52.9423792529415" calcext:value-type="float">
            <text:p>52.9423792529415</text:p>
          </table:table-cell>
          <table:table-cell table:formula="of:=RAND()*100" office:value-type="float" office:value="79.882827689958" calcext:value-type="float">
            <text:p>79.882827689958</text:p>
          </table:table-cell>
          <table:table-cell table:formula="of:=[.A114]*0.987+[.B114]*-0.1+1" office:value-type="float" office:value="45.2658455536574" calcext:value-type="float">
            <text:p>45.2658455536574</text:p>
          </table:table-cell>
        </table:table-row>
        <table:table-row table:style-name="ro1">
          <table:table-cell table:formula="of:=RAND()*100" office:value-type="float" office:value="93.6688108950077" calcext:value-type="float">
            <text:p>93.6688108950077</text:p>
          </table:table-cell>
          <table:table-cell table:formula="of:=RAND()*100" office:value-type="float" office:value="50.3194087507041" calcext:value-type="float">
            <text:p>50.3194087507041</text:p>
          </table:table-cell>
          <table:table-cell table:formula="of:=[.A115]*0.987+[.B115]*-0.1+1" office:value-type="float" office:value="88.4191754783022" calcext:value-type="float">
            <text:p>88.4191754783022</text:p>
          </table:table-cell>
        </table:table-row>
        <table:table-row table:style-name="ro1">
          <table:table-cell table:formula="of:=RAND()*100" office:value-type="float" office:value="92.5720492191334" calcext:value-type="float">
            <text:p>92.5720492191334</text:p>
          </table:table-cell>
          <table:table-cell table:formula="of:=RAND()*100" office:value-type="float" office:value="34.0514843128651" calcext:value-type="float">
            <text:p>34.0514843128651</text:p>
          </table:table-cell>
          <table:table-cell table:formula="of:=[.A116]*0.987+[.B116]*-0.1+1" office:value-type="float" office:value="88.9634641479981" calcext:value-type="float">
            <text:p>88.9634641479981</text:p>
          </table:table-cell>
        </table:table-row>
        <table:table-row table:style-name="ro1">
          <table:table-cell table:formula="of:=RAND()*100" office:value-type="float" office:value="21.6936384603665" calcext:value-type="float">
            <text:p>21.6936384603665</text:p>
          </table:table-cell>
          <table:table-cell table:formula="of:=RAND()*100" office:value-type="float" office:value="41.9163393415937" calcext:value-type="float">
            <text:p>41.9163393415937</text:p>
          </table:table-cell>
          <table:table-cell table:formula="of:=[.A117]*0.987+[.B117]*-0.1+1" office:value-type="float" office:value="18.2199872262224" calcext:value-type="float">
            <text:p>18.2199872262224</text:p>
          </table:table-cell>
        </table:table-row>
        <table:table-row table:style-name="ro1">
          <table:table-cell table:formula="of:=RAND()*100" office:value-type="float" office:value="24.6023143765247" calcext:value-type="float">
            <text:p>24.6023143765247</text:p>
          </table:table-cell>
          <table:table-cell table:formula="of:=RAND()*100" office:value-type="float" office:value="9.26382805733857" calcext:value-type="float">
            <text:p>9.26382805733857</text:p>
          </table:table-cell>
          <table:table-cell table:formula="of:=[.A118]*0.987+[.B118]*-0.1+1" office:value-type="float" office:value="24.3561014838961" calcext:value-type="float">
            <text:p>24.3561014838961</text:p>
          </table:table-cell>
        </table:table-row>
        <table:table-row table:style-name="ro1">
          <table:table-cell table:formula="of:=RAND()*100" office:value-type="float" office:value="55.1245636220672" calcext:value-type="float">
            <text:p>55.1245636220672</text:p>
          </table:table-cell>
          <table:table-cell table:formula="of:=RAND()*100" office:value-type="float" office:value="70.6643623434602" calcext:value-type="float">
            <text:p>70.6643623434602</text:p>
          </table:table-cell>
          <table:table-cell table:formula="of:=[.A119]*0.987+[.B119]*-0.1+1" office:value-type="float" office:value="48.3415080606343" calcext:value-type="float">
            <text:p>48.3415080606343</text:p>
          </table:table-cell>
        </table:table-row>
        <table:table-row table:style-name="ro1">
          <table:table-cell table:formula="of:=RAND()*100" office:value-type="float" office:value="31.1052515028404" calcext:value-type="float">
            <text:p>31.1052515028404</text:p>
          </table:table-cell>
          <table:table-cell table:formula="of:=RAND()*100" office:value-type="float" office:value="56.5910965137427" calcext:value-type="float">
            <text:p>56.5910965137427</text:p>
          </table:table-cell>
          <table:table-cell table:formula="of:=[.A120]*0.987+[.B120]*-0.1+1" office:value-type="float" office:value="26.0417735819292" calcext:value-type="float">
            <text:p>26.0417735819292</text:p>
          </table:table-cell>
        </table:table-row>
        <table:table-row table:style-name="ro1">
          <table:table-cell table:formula="of:=RAND()*100" office:value-type="float" office:value="20.9354581673107" calcext:value-type="float">
            <text:p>20.9354581673107</text:p>
          </table:table-cell>
          <table:table-cell table:formula="of:=RAND()*100" office:value-type="float" office:value="12.6461689009882" calcext:value-type="float">
            <text:p>12.6461689009882</text:p>
          </table:table-cell>
          <table:table-cell table:formula="of:=[.A121]*0.987+[.B121]*-0.1+1" office:value-type="float" office:value="20.3986803210368" calcext:value-type="float">
            <text:p>20.3986803210368</text:p>
          </table:table-cell>
        </table:table-row>
        <table:table-row table:style-name="ro1">
          <table:table-cell table:formula="of:=RAND()*100" office:value-type="float" office:value="68.0983536454241" calcext:value-type="float">
            <text:p>68.0983536454241</text:p>
          </table:table-cell>
          <table:table-cell table:formula="of:=RAND()*100" office:value-type="float" office:value="93.845753583329" calcext:value-type="float">
            <text:p>93.845753583329</text:p>
          </table:table-cell>
          <table:table-cell table:formula="of:=[.A122]*0.987+[.B122]*-0.1+1" office:value-type="float" office:value="58.8284996897007" calcext:value-type="float">
            <text:p>58.8284996897007</text:p>
          </table:table-cell>
        </table:table-row>
        <table:table-row table:style-name="ro1">
          <table:table-cell table:formula="of:=RAND()*100" office:value-type="float" office:value="15.4380855854224" calcext:value-type="float">
            <text:p>15.4380855854224</text:p>
          </table:table-cell>
          <table:table-cell table:formula="of:=RAND()*100" office:value-type="float" office:value="39.1553323191887" calcext:value-type="float">
            <text:p>39.1553323191887</text:p>
          </table:table-cell>
          <table:table-cell table:formula="of:=[.A123]*0.987+[.B123]*-0.1+1" office:value-type="float" office:value="12.321857240893" calcext:value-type="float">
            <text:p>12.321857240893</text:p>
          </table:table-cell>
        </table:table-row>
        <table:table-row table:style-name="ro1">
          <table:table-cell table:formula="of:=RAND()*100" office:value-type="float" office:value="23.2659267907362" calcext:value-type="float">
            <text:p>23.2659267907362</text:p>
          </table:table-cell>
          <table:table-cell table:formula="of:=RAND()*100" office:value-type="float" office:value="22.6362561642389" calcext:value-type="float">
            <text:p>22.6362561642389</text:p>
          </table:table-cell>
          <table:table-cell table:formula="of:=[.A124]*0.987+[.B124]*-0.1+1" office:value-type="float" office:value="21.6998441260327" calcext:value-type="float">
            <text:p>21.6998441260327</text:p>
          </table:table-cell>
        </table:table-row>
        <table:table-row table:style-name="ro1">
          <table:table-cell table:formula="of:=RAND()*100" office:value-type="float" office:value="67.1372941931152" calcext:value-type="float">
            <text:p>67.1372941931152</text:p>
          </table:table-cell>
          <table:table-cell table:formula="of:=RAND()*100" office:value-type="float" office:value="51.7852124119924" calcext:value-type="float">
            <text:p>51.7852124119924</text:p>
          </table:table-cell>
          <table:table-cell table:formula="of:=[.A125]*0.987+[.B125]*-0.1+1" office:value-type="float" office:value="62.0859881274054" calcext:value-type="float">
            <text:p>62.0859881274054</text:p>
          </table:table-cell>
        </table:table-row>
        <table:table-row table:style-name="ro1">
          <table:table-cell table:formula="of:=RAND()*100" office:value-type="float" office:value="1.67499742804288" calcext:value-type="float">
            <text:p>1.67499742804288</text:p>
          </table:table-cell>
          <table:table-cell table:formula="of:=RAND()*100" office:value-type="float" office:value="94.557947403914" calcext:value-type="float">
            <text:p>94.557947403914</text:p>
          </table:table-cell>
          <table:table-cell table:formula="of:=[.A126]*0.987+[.B126]*-0.1+1" office:value-type="float" office:value="-6.80257227891308" calcext:value-type="float">
            <text:p>-6.80257227891308</text:p>
          </table:table-cell>
        </table:table-row>
        <table:table-row table:style-name="ro1">
          <table:table-cell table:formula="of:=RAND()*100" office:value-type="float" office:value="12.8926949905766" calcext:value-type="float">
            <text:p>12.8926949905766</text:p>
          </table:table-cell>
          <table:table-cell table:formula="of:=RAND()*100" office:value-type="float" office:value="71.0488712579014" calcext:value-type="float">
            <text:p>71.0488712579014</text:p>
          </table:table-cell>
          <table:table-cell table:formula="of:=[.A127]*0.987+[.B127]*-0.1+1" office:value-type="float" office:value="6.62020282990892" calcext:value-type="float">
            <text:p>6.62020282990892</text:p>
          </table:table-cell>
        </table:table-row>
        <table:table-row table:style-name="ro1">
          <table:table-cell table:formula="of:=RAND()*100" office:value-type="float" office:value="73.3361096798603" calcext:value-type="float">
            <text:p>73.3361096798603</text:p>
          </table:table-cell>
          <table:table-cell table:formula="of:=RAND()*100" office:value-type="float" office:value="76.3343268566014" calcext:value-type="float">
            <text:p>76.3343268566014</text:p>
          </table:table-cell>
          <table:table-cell table:formula="of:=[.A128]*0.987+[.B128]*-0.1+1" office:value-type="float" office:value="65.749307568362" calcext:value-type="float">
            <text:p>65.749307568362</text:p>
          </table:table-cell>
        </table:table-row>
        <table:table-row table:style-name="ro1">
          <table:table-cell table:formula="of:=RAND()*100" office:value-type="float" office:value="63.5142197238704" calcext:value-type="float">
            <text:p>63.5142197238704</text:p>
          </table:table-cell>
          <table:table-cell table:formula="of:=RAND()*100" office:value-type="float" office:value="2.12529497859169" calcext:value-type="float">
            <text:p>2.12529497859169</text:p>
          </table:table-cell>
          <table:table-cell table:formula="of:=[.A129]*0.987+[.B129]*-0.1+1" office:value-type="float" office:value="63.4760053696009" calcext:value-type="float">
            <text:p>63.4760053696009</text:p>
          </table:table-cell>
        </table:table-row>
        <table:table-row table:style-name="ro1">
          <table:table-cell table:formula="of:=RAND()*100" office:value-type="float" office:value="34.8660827963673" calcext:value-type="float">
            <text:p>34.8660827963673</text:p>
          </table:table-cell>
          <table:table-cell table:formula="of:=RAND()*100" office:value-type="float" office:value="29.7927839599758" calcext:value-type="float">
            <text:p>29.7927839599758</text:p>
          </table:table-cell>
          <table:table-cell table:formula="of:=[.A130]*0.987+[.B130]*-0.1+1" office:value-type="float" office:value="32.4335453240169" calcext:value-type="float">
            <text:p>32.4335453240169</text:p>
          </table:table-cell>
        </table:table-row>
        <table:table-row table:style-name="ro1">
          <table:table-cell table:formula="of:=RAND()*100" office:value-type="float" office:value="61.9609231456769" calcext:value-type="float">
            <text:p>61.9609231456769</text:p>
          </table:table-cell>
          <table:table-cell table:formula="of:=RAND()*100" office:value-type="float" office:value="51.394065155972" calcext:value-type="float">
            <text:p>51.394065155972</text:p>
          </table:table-cell>
          <table:table-cell table:formula="of:=[.A131]*0.987+[.B131]*-0.1+1" office:value-type="float" office:value="57.0160246291859" calcext:value-type="float">
            <text:p>57.0160246291859</text:p>
          </table:table-cell>
        </table:table-row>
        <table:table-row table:style-name="ro1">
          <table:table-cell table:formula="of:=RAND()*100" office:value-type="float" office:value="92.5147052844955" calcext:value-type="float">
            <text:p>92.5147052844955</text:p>
          </table:table-cell>
          <table:table-cell table:formula="of:=RAND()*100" office:value-type="float" office:value="71.9399075637268" calcext:value-type="float">
            <text:p>71.9399075637268</text:p>
          </table:table-cell>
          <table:table-cell table:formula="of:=[.A132]*0.987+[.B132]*-0.1+1" office:value-type="float" office:value="85.1180233594244" calcext:value-type="float">
            <text:p>85.1180233594244</text:p>
          </table:table-cell>
        </table:table-row>
        <table:table-row table:style-name="ro1">
          <table:table-cell table:formula="of:=RAND()*100" office:value-type="float" office:value="76.3606856069676" calcext:value-type="float">
            <text:p>76.3606856069676</text:p>
          </table:table-cell>
          <table:table-cell table:formula="of:=RAND()*100" office:value-type="float" office:value="0.462683710697242" calcext:value-type="float">
            <text:p>0.462683710697242</text:p>
          </table:table-cell>
          <table:table-cell table:formula="of:=[.A133]*0.987+[.B133]*-0.1+1" office:value-type="float" office:value="76.3217283230073" calcext:value-type="float">
            <text:p>76.3217283230073</text:p>
          </table:table-cell>
        </table:table-row>
        <table:table-row table:style-name="ro1">
          <table:table-cell table:formula="of:=RAND()*100" office:value-type="float" office:value="40.071498116344" calcext:value-type="float">
            <text:p>40.071498116344</text:p>
          </table:table-cell>
          <table:table-cell table:formula="of:=RAND()*100" office:value-type="float" office:value="91.1794737235102" calcext:value-type="float">
            <text:p>91.1794737235102</text:p>
          </table:table-cell>
          <table:table-cell table:formula="of:=[.A134]*0.987+[.B134]*-0.1+1" office:value-type="float" office:value="31.4326212684805" calcext:value-type="float">
            <text:p>31.4326212684805</text:p>
          </table:table-cell>
        </table:table-row>
        <table:table-row table:style-name="ro1">
          <table:table-cell table:formula="of:=RAND()*100" office:value-type="float" office:value="41.471514745896" calcext:value-type="float">
            <text:p>41.471514745896</text:p>
          </table:table-cell>
          <table:table-cell table:formula="of:=RAND()*100" office:value-type="float" office:value="44.9882728854652" calcext:value-type="float">
            <text:p>44.9882728854652</text:p>
          </table:table-cell>
          <table:table-cell table:formula="of:=[.A135]*0.987+[.B135]*-0.1+1" office:value-type="float" office:value="37.4335577656528" calcext:value-type="float">
            <text:p>37.4335577656528</text:p>
          </table:table-cell>
        </table:table-row>
        <table:table-row table:style-name="ro1">
          <table:table-cell table:formula="of:=RAND()*100" office:value-type="float" office:value="15.1409879636286" calcext:value-type="float">
            <text:p>15.1409879636286</text:p>
          </table:table-cell>
          <table:table-cell table:formula="of:=RAND()*100" office:value-type="float" office:value="58.4319170607693" calcext:value-type="float">
            <text:p>58.4319170607693</text:p>
          </table:table-cell>
          <table:table-cell table:formula="of:=[.A136]*0.987+[.B136]*-0.1+1" office:value-type="float" office:value="10.1009634140245" calcext:value-type="float">
            <text:p>10.1009634140245</text:p>
          </table:table-cell>
        </table:table-row>
        <table:table-row table:style-name="ro1">
          <table:table-cell table:formula="of:=RAND()*100" office:value-type="float" office:value="52.7952004489803" calcext:value-type="float">
            <text:p>52.7952004489803</text:p>
          </table:table-cell>
          <table:table-cell table:formula="of:=RAND()*100" office:value-type="float" office:value="81.9024001513722" calcext:value-type="float">
            <text:p>81.9024001513722</text:p>
          </table:table-cell>
          <table:table-cell table:formula="of:=[.A137]*0.987+[.B137]*-0.1+1" office:value-type="float" office:value="44.9186228280063" calcext:value-type="float">
            <text:p>44.9186228280063</text:p>
          </table:table-cell>
        </table:table-row>
        <table:table-row table:style-name="ro1">
          <table:table-cell table:formula="of:=RAND()*100" office:value-type="float" office:value="22.8421126793947" calcext:value-type="float">
            <text:p>22.8421126793947</text:p>
          </table:table-cell>
          <table:table-cell table:formula="of:=RAND()*100" office:value-type="float" office:value="26.9736135316028" calcext:value-type="float">
            <text:p>26.9736135316028</text:p>
          </table:table-cell>
          <table:table-cell table:formula="of:=[.A138]*0.987+[.B138]*-0.1+1" office:value-type="float" office:value="20.8478038614023" calcext:value-type="float">
            <text:p>20.8478038614023</text:p>
          </table:table-cell>
        </table:table-row>
        <table:table-row table:style-name="ro1">
          <table:table-cell table:formula="of:=RAND()*100" office:value-type="float" office:value="42.309322087877" calcext:value-type="float">
            <text:p>42.309322087877</text:p>
          </table:table-cell>
          <table:table-cell table:formula="of:=RAND()*100" office:value-type="float" office:value="0.869808226413628" calcext:value-type="float">
            <text:p>0.869808226413628</text:p>
          </table:table-cell>
          <table:table-cell table:formula="of:=[.A139]*0.987+[.B139]*-0.1+1" office:value-type="float" office:value="42.6723200780932" calcext:value-type="float">
            <text:p>42.6723200780932</text:p>
          </table:table-cell>
        </table:table-row>
        <table:table-row table:style-name="ro1">
          <table:table-cell table:formula="of:=RAND()*100" office:value-type="float" office:value="34.8232850964191" calcext:value-type="float">
            <text:p>34.8232850964191</text:p>
          </table:table-cell>
          <table:table-cell table:formula="of:=RAND()*100" office:value-type="float" office:value="54.9263377395208" calcext:value-type="float">
            <text:p>54.9263377395208</text:p>
          </table:table-cell>
          <table:table-cell table:formula="of:=[.A140]*0.987+[.B140]*-0.1+1" office:value-type="float" office:value="29.8779486162136" calcext:value-type="float">
            <text:p>29.8779486162136</text:p>
          </table:table-cell>
        </table:table-row>
        <table:table-row table:style-name="ro1">
          <table:table-cell table:formula="of:=RAND()*100" office:value-type="float" office:value="68.1072477170445" calcext:value-type="float">
            <text:p>68.1072477170445</text:p>
          </table:table-cell>
          <table:table-cell table:formula="of:=RAND()*100" office:value-type="float" office:value="47.2883673442069" calcext:value-type="float">
            <text:p>47.2883673442069</text:p>
          </table:table-cell>
          <table:table-cell table:formula="of:=[.A141]*0.987+[.B141]*-0.1+1" office:value-type="float" office:value="63.4930167623022" calcext:value-type="float">
            <text:p>63.4930167623022</text:p>
          </table:table-cell>
        </table:table-row>
        <table:table-row table:style-name="ro1">
          <table:table-cell table:formula="of:=RAND()*100" office:value-type="float" office:value="49.1823445998837" calcext:value-type="float">
            <text:p>49.1823445998837</text:p>
          </table:table-cell>
          <table:table-cell table:formula="of:=RAND()*100" office:value-type="float" office:value="42.488527717601" calcext:value-type="float">
            <text:p>42.488527717601</text:p>
          </table:table-cell>
          <table:table-cell table:formula="of:=[.A142]*0.987+[.B142]*-0.1+1" office:value-type="float" office:value="45.2941213483251" calcext:value-type="float">
            <text:p>45.2941213483251</text:p>
          </table:table-cell>
        </table:table-row>
        <table:table-row table:style-name="ro1">
          <table:table-cell table:formula="of:=RAND()*100" office:value-type="float" office:value="10.7282945845416" calcext:value-type="float">
            <text:p>10.7282945845416</text:p>
          </table:table-cell>
          <table:table-cell table:formula="of:=RAND()*100" office:value-type="float" office:value="49.3231757951067" calcext:value-type="float">
            <text:p>49.3231757951067</text:p>
          </table:table-cell>
          <table:table-cell table:formula="of:=[.A143]*0.987+[.B143]*-0.1+1" office:value-type="float" office:value="6.65650917543191" calcext:value-type="float">
            <text:p>6.65650917543191</text:p>
          </table:table-cell>
        </table:table-row>
        <table:table-row table:style-name="ro1">
          <table:table-cell table:formula="of:=RAND()*100" office:value-type="float" office:value="15.4462054932751" calcext:value-type="float">
            <text:p>15.4462054932751</text:p>
          </table:table-cell>
          <table:table-cell table:formula="of:=RAND()*100" office:value-type="float" office:value="37.6215869481481" calcext:value-type="float">
            <text:p>37.6215869481481</text:p>
          </table:table-cell>
          <table:table-cell table:formula="of:=[.A144]*0.987+[.B144]*-0.1+1" office:value-type="float" office:value="12.4832461270477" calcext:value-type="float">
            <text:p>12.4832461270477</text:p>
          </table:table-cell>
        </table:table-row>
        <table:table-row table:style-name="ro1">
          <table:table-cell table:formula="of:=RAND()*100" office:value-type="float" office:value="88.8593749186316" calcext:value-type="float">
            <text:p>88.8593749186316</text:p>
          </table:table-cell>
          <table:table-cell table:formula="of:=RAND()*100" office:value-type="float" office:value="10.8839649057745" calcext:value-type="float">
            <text:p>10.8839649057745</text:p>
          </table:table-cell>
          <table:table-cell table:formula="of:=[.A145]*0.987+[.B145]*-0.1+1" office:value-type="float" office:value="87.6158065541119" calcext:value-type="float">
            <text:p>87.6158065541119</text:p>
          </table:table-cell>
        </table:table-row>
        <table:table-row table:style-name="ro1">
          <table:table-cell table:formula="of:=RAND()*100" office:value-type="float" office:value="15.400740153538" calcext:value-type="float">
            <text:p>15.400740153538</text:p>
          </table:table-cell>
          <table:table-cell table:formula="of:=RAND()*100" office:value-type="float" office:value="16.9866654241424" calcext:value-type="float">
            <text:p>16.9866654241424</text:p>
          </table:table-cell>
          <table:table-cell table:formula="of:=[.A146]*0.987+[.B146]*-0.1+1" office:value-type="float" office:value="14.5018639891278" calcext:value-type="float">
            <text:p>14.5018639891278</text:p>
          </table:table-cell>
        </table:table-row>
        <table:table-row table:style-name="ro1">
          <table:table-cell table:formula="of:=RAND()*100" office:value-type="float" office:value="43.447981162378" calcext:value-type="float">
            <text:p>43.447981162378</text:p>
          </table:table-cell>
          <table:table-cell table:formula="of:=RAND()*100" office:value-type="float" office:value="5.77117478344845" calcext:value-type="float">
            <text:p>5.77117478344845</text:p>
          </table:table-cell>
          <table:table-cell table:formula="of:=[.A147]*0.987+[.B147]*-0.1+1" office:value-type="float" office:value="43.3060399289222" calcext:value-type="float">
            <text:p>43.3060399289222</text:p>
          </table:table-cell>
        </table:table-row>
        <table:table-row table:style-name="ro1">
          <table:table-cell table:formula="of:=RAND()*100" office:value-type="float" office:value="80.5819422026106" calcext:value-type="float">
            <text:p>80.5819422026106</text:p>
          </table:table-cell>
          <table:table-cell table:formula="of:=RAND()*100" office:value-type="float" office:value="66.2144154931748" calcext:value-type="float">
            <text:p>66.2144154931748</text:p>
          </table:table-cell>
          <table:table-cell table:formula="of:=[.A148]*0.987+[.B148]*-0.1+1" office:value-type="float" office:value="73.9129354046592" calcext:value-type="float">
            <text:p>73.9129354046592</text:p>
          </table:table-cell>
        </table:table-row>
        <table:table-row table:style-name="ro1">
          <table:table-cell table:formula="of:=RAND()*100" office:value-type="float" office:value="34.9370109236145" calcext:value-type="float">
            <text:p>34.9370109236145</text:p>
          </table:table-cell>
          <table:table-cell table:formula="of:=RAND()*100" office:value-type="float" office:value="1.00137866593916" calcext:value-type="float">
            <text:p>1.00137866593916</text:p>
          </table:table-cell>
          <table:table-cell table:formula="of:=[.A149]*0.987+[.B149]*-0.1+1" office:value-type="float" office:value="35.3826919150136" calcext:value-type="float">
            <text:p>35.3826919150136</text:p>
          </table:table-cell>
        </table:table-row>
        <table:table-row table:style-name="ro1">
          <table:table-cell table:formula="of:=RAND()*100" office:value-type="float" office:value="64.93673811344" calcext:value-type="float">
            <text:p>64.93673811344</text:p>
          </table:table-cell>
          <table:table-cell table:formula="of:=RAND()*100" office:value-type="float" office:value="0.142411639261045" calcext:value-type="float">
            <text:p>0.142411639261045</text:p>
          </table:table-cell>
          <table:table-cell table:formula="of:=[.A150]*0.987+[.B150]*-0.1+1" office:value-type="float" office:value="65.0783193540392" calcext:value-type="float">
            <text:p>65.0783193540392</text:p>
          </table:table-cell>
        </table:table-row>
        <table:table-row table:style-name="ro1">
          <table:table-cell table:formula="of:=RAND()*100" office:value-type="float" office:value="85.5093774619166" calcext:value-type="float">
            <text:p>85.5093774619166</text:p>
          </table:table-cell>
          <table:table-cell table:formula="of:=RAND()*100" office:value-type="float" office:value="26.9027325643359" calcext:value-type="float">
            <text:p>26.9027325643359</text:p>
          </table:table-cell>
          <table:table-cell table:formula="of:=[.A151]*0.987+[.B151]*-0.1+1" office:value-type="float" office:value="82.7074822984781" calcext:value-type="float">
            <text:p>82.7074822984781</text:p>
          </table:table-cell>
        </table:table-row>
        <table:table-row table:style-name="ro1">
          <table:table-cell table:formula="of:=RAND()*100" office:value-type="float" office:value="79.0142030108612" calcext:value-type="float">
            <text:p>79.0142030108612</text:p>
          </table:table-cell>
          <table:table-cell table:formula="of:=RAND()*100" office:value-type="float" office:value="79.5850127374769" calcext:value-type="float">
            <text:p>79.5850127374769</text:p>
          </table:table-cell>
          <table:table-cell table:formula="of:=[.A152]*0.987+[.B152]*-0.1+1" office:value-type="float" office:value="71.0285170979723" calcext:value-type="float">
            <text:p>71.0285170979723</text:p>
          </table:table-cell>
        </table:table-row>
        <table:table-row table:style-name="ro1">
          <table:table-cell table:formula="of:=RAND()*100" office:value-type="float" office:value="13.4173148885951" calcext:value-type="float">
            <text:p>13.4173148885951</text:p>
          </table:table-cell>
          <table:table-cell table:formula="of:=RAND()*100" office:value-type="float" office:value="0.455145741414536" calcext:value-type="float">
            <text:p>0.455145741414536</text:p>
          </table:table-cell>
          <table:table-cell table:formula="of:=[.A153]*0.987+[.B153]*-0.1+1" office:value-type="float" office:value="14.1973752209019" calcext:value-type="float">
            <text:p>14.1973752209019</text:p>
          </table:table-cell>
        </table:table-row>
        <table:table-row table:style-name="ro1">
          <table:table-cell table:formula="of:=RAND()*100" office:value-type="float" office:value="3.25512611680745" calcext:value-type="float">
            <text:p>3.25512611680745</text:p>
          </table:table-cell>
          <table:table-cell table:formula="of:=RAND()*100" office:value-type="float" office:value="86.0867136877504" calcext:value-type="float">
            <text:p>86.0867136877504</text:p>
          </table:table-cell>
          <table:table-cell table:formula="of:=[.A154]*0.987+[.B154]*-0.1+1" office:value-type="float" office:value="-4.39586189148609" calcext:value-type="float">
            <text:p>-4.39586189148609</text:p>
          </table:table-cell>
        </table:table-row>
        <table:table-row table:style-name="ro1">
          <table:table-cell table:formula="of:=RAND()*100" office:value-type="float" office:value="52.678715638336" calcext:value-type="float">
            <text:p>52.678715638336</text:p>
          </table:table-cell>
          <table:table-cell table:formula="of:=RAND()*100" office:value-type="float" office:value="53.1719888944579" calcext:value-type="float">
            <text:p>53.1719888944579</text:p>
          </table:table-cell>
          <table:table-cell table:formula="of:=[.A155]*0.987+[.B155]*-0.1+1" office:value-type="float" office:value="47.6766934455919" calcext:value-type="float">
            <text:p>47.6766934455919</text:p>
          </table:table-cell>
        </table:table-row>
        <table:table-row table:style-name="ro1">
          <table:table-cell table:formula="of:=RAND()*100" office:value-type="float" office:value="43.826676124389" calcext:value-type="float">
            <text:p>43.826676124389</text:p>
          </table:table-cell>
          <table:table-cell table:formula="of:=RAND()*100" office:value-type="float" office:value="69.1047613589811" calcext:value-type="float">
            <text:p>69.1047613589811</text:p>
          </table:table-cell>
          <table:table-cell table:formula="of:=[.A156]*0.987+[.B156]*-0.1+1" office:value-type="float" office:value="37.3464531988739" calcext:value-type="float">
            <text:p>37.3464531988739</text:p>
          </table:table-cell>
        </table:table-row>
        <table:table-row table:style-name="ro1">
          <table:table-cell table:formula="of:=RAND()*100" office:value-type="float" office:value="86.7669341056434" calcext:value-type="float">
            <text:p>86.7669341056434</text:p>
          </table:table-cell>
          <table:table-cell table:formula="of:=RAND()*100" office:value-type="float" office:value="30.8047117075091" calcext:value-type="float">
            <text:p>30.8047117075091</text:p>
          </table:table-cell>
          <table:table-cell table:formula="of:=[.A157]*0.987+[.B157]*-0.1+1" office:value-type="float" office:value="83.5584927915191" calcext:value-type="float">
            <text:p>83.5584927915191</text:p>
          </table:table-cell>
        </table:table-row>
        <table:table-row table:style-name="ro1">
          <table:table-cell table:formula="of:=RAND()*100" office:value-type="float" office:value="43.9621500046979" calcext:value-type="float">
            <text:p>43.9621500046979</text:p>
          </table:table-cell>
          <table:table-cell table:formula="of:=RAND()*100" office:value-type="float" office:value="6.11295769228464" calcext:value-type="float">
            <text:p>6.11295769228464</text:p>
          </table:table-cell>
          <table:table-cell table:formula="of:=[.A158]*0.987+[.B158]*-0.1+1" office:value-type="float" office:value="43.7793462854083" calcext:value-type="float">
            <text:p>43.7793462854083</text:p>
          </table:table-cell>
        </table:table-row>
        <table:table-row table:style-name="ro1">
          <table:table-cell table:formula="of:=RAND()*100" office:value-type="float" office:value="46.4465089278066" calcext:value-type="float">
            <text:p>46.4465089278066</text:p>
          </table:table-cell>
          <table:table-cell table:formula="of:=RAND()*100" office:value-type="float" office:value="54.5748089010833" calcext:value-type="float">
            <text:p>54.5748089010833</text:p>
          </table:table-cell>
          <table:table-cell table:formula="of:=[.A159]*0.987+[.B159]*-0.1+1" office:value-type="float" office:value="41.3852234216368" calcext:value-type="float">
            <text:p>41.3852234216368</text:p>
          </table:table-cell>
        </table:table-row>
        <table:table-row table:style-name="ro1">
          <table:table-cell table:formula="of:=RAND()*100" office:value-type="float" office:value="16.1757900133803" calcext:value-type="float">
            <text:p>16.1757900133803</text:p>
          </table:table-cell>
          <table:table-cell table:formula="of:=RAND()*100" office:value-type="float" office:value="37.4256591641174" calcext:value-type="float">
            <text:p>37.4256591641174</text:p>
          </table:table-cell>
          <table:table-cell table:formula="of:=[.A160]*0.987+[.B160]*-0.1+1" office:value-type="float" office:value="13.2229388267946" calcext:value-type="float">
            <text:p>13.2229388267946</text:p>
          </table:table-cell>
        </table:table-row>
        <table:table-row table:style-name="ro1">
          <table:table-cell table:formula="of:=RAND()*100" office:value-type="float" office:value="85.8245595400733" calcext:value-type="float">
            <text:p>85.8245595400733</text:p>
          </table:table-cell>
          <table:table-cell table:formula="of:=RAND()*100" office:value-type="float" office:value="9.75215061468577" calcext:value-type="float">
            <text:p>9.75215061468577</text:p>
          </table:table-cell>
          <table:table-cell table:formula="of:=[.A161]*0.987+[.B161]*-0.1+1" office:value-type="float" office:value="84.7336252045837" calcext:value-type="float">
            <text:p>84.7336252045837</text:p>
          </table:table-cell>
        </table:table-row>
        <table:table-row table:style-name="ro1">
          <table:table-cell table:formula="of:=RAND()*100" office:value-type="float" office:value="93.0644695946451" calcext:value-type="float">
            <text:p>93.0644695946451</text:p>
          </table:table-cell>
          <table:table-cell table:formula="of:=RAND()*100" office:value-type="float" office:value="42.6246113026347" calcext:value-type="float">
            <text:p>42.6246113026347</text:p>
          </table:table-cell>
          <table:table-cell table:formula="of:=[.A162]*0.987+[.B162]*-0.1+1" office:value-type="float" office:value="88.5921703596512" calcext:value-type="float">
            <text:p>88.5921703596512</text:p>
          </table:table-cell>
        </table:table-row>
        <table:table-row table:style-name="ro1">
          <table:table-cell table:formula="of:=RAND()*100" office:value-type="float" office:value="93.8209125857947" calcext:value-type="float">
            <text:p>93.8209125857947</text:p>
          </table:table-cell>
          <table:table-cell table:formula="of:=RAND()*100" office:value-type="float" office:value="30.6670303775244" calcext:value-type="float">
            <text:p>30.6670303775244</text:p>
          </table:table-cell>
          <table:table-cell table:formula="of:=[.A163]*0.987+[.B163]*-0.1+1" office:value-type="float" office:value="90.5345376844269" calcext:value-type="float">
            <text:p>90.5345376844269</text:p>
          </table:table-cell>
        </table:table-row>
        <table:table-row table:style-name="ro1">
          <table:table-cell table:formula="of:=RAND()*100" office:value-type="float" office:value="62.1249616411144" calcext:value-type="float">
            <text:p>62.1249616411144</text:p>
          </table:table-cell>
          <table:table-cell table:formula="of:=RAND()*100" office:value-type="float" office:value="81.1170861384906" calcext:value-type="float">
            <text:p>81.1170861384906</text:p>
          </table:table-cell>
          <table:table-cell table:formula="of:=[.A164]*0.987+[.B164]*-0.1+1" office:value-type="float" office:value="54.2056285259308" calcext:value-type="float">
            <text:p>54.2056285259308</text:p>
          </table:table-cell>
        </table:table-row>
        <table:table-row table:style-name="ro1">
          <table:table-cell table:formula="of:=RAND()*100" office:value-type="float" office:value="94.5323410358544" calcext:value-type="float">
            <text:p>94.5323410358544</text:p>
          </table:table-cell>
          <table:table-cell table:formula="of:=RAND()*100" office:value-type="float" office:value="76.6864397765815" calcext:value-type="float">
            <text:p>76.6864397765815</text:p>
          </table:table-cell>
          <table:table-cell table:formula="of:=[.A165]*0.987+[.B165]*-0.1+1" office:value-type="float" office:value="86.6347766247302" calcext:value-type="float">
            <text:p>86.6347766247302</text:p>
          </table:table-cell>
        </table:table-row>
        <table:table-row table:style-name="ro1">
          <table:table-cell table:formula="of:=RAND()*100" office:value-type="float" office:value="41.7869852609526" calcext:value-type="float">
            <text:p>41.7869852609526</text:p>
          </table:table-cell>
          <table:table-cell table:formula="of:=RAND()*100" office:value-type="float" office:value="70.9083492332683" calcext:value-type="float">
            <text:p>70.9083492332683</text:p>
          </table:table-cell>
          <table:table-cell table:formula="of:=[.A166]*0.987+[.B166]*-0.1+1" office:value-type="float" office:value="35.1529195292334" calcext:value-type="float">
            <text:p>35.1529195292334</text:p>
          </table:table-cell>
        </table:table-row>
        <table:table-row table:style-name="ro1">
          <table:table-cell table:formula="of:=RAND()*100" office:value-type="float" office:value="78.4434542448587" calcext:value-type="float">
            <text:p>78.4434542448587</text:p>
          </table:table-cell>
          <table:table-cell table:formula="of:=RAND()*100" office:value-type="float" office:value="26.6174777108337" calcext:value-type="float">
            <text:p>26.6174777108337</text:p>
          </table:table-cell>
          <table:table-cell table:formula="of:=[.A167]*0.987+[.B167]*-0.1+1" office:value-type="float" office:value="75.7619415685922" calcext:value-type="float">
            <text:p>75.7619415685922</text:p>
          </table:table-cell>
        </table:table-row>
        <table:table-row table:style-name="ro1">
          <table:table-cell table:formula="of:=RAND()*100" office:value-type="float" office:value="84.286749603337" calcext:value-type="float">
            <text:p>84.286749603337</text:p>
          </table:table-cell>
          <table:table-cell table:formula="of:=RAND()*100" office:value-type="float" office:value="88.5688693283876" calcext:value-type="float">
            <text:p>88.5688693283876</text:p>
          </table:table-cell>
          <table:table-cell table:formula="of:=[.A168]*0.987+[.B168]*-0.1+1" office:value-type="float" office:value="75.3341349256548" calcext:value-type="float">
            <text:p>75.3341349256548</text:p>
          </table:table-cell>
        </table:table-row>
        <table:table-row table:style-name="ro1">
          <table:table-cell table:formula="of:=RAND()*100" office:value-type="float" office:value="25.7356535695237" calcext:value-type="float">
            <text:p>25.7356535695237</text:p>
          </table:table-cell>
          <table:table-cell table:formula="of:=RAND()*100" office:value-type="float" office:value="50.8028515520737" calcext:value-type="float">
            <text:p>50.8028515520737</text:p>
          </table:table-cell>
          <table:table-cell table:formula="of:=[.A169]*0.987+[.B169]*-0.1+1" office:value-type="float" office:value="21.3208049179125" calcext:value-type="float">
            <text:p>21.3208049179125</text:p>
          </table:table-cell>
        </table:table-row>
        <table:table-row table:style-name="ro1">
          <table:table-cell table:formula="of:=RAND()*100" office:value-type="float" office:value="83.493944209995" calcext:value-type="float">
            <text:p>83.493944209995</text:p>
          </table:table-cell>
          <table:table-cell table:formula="of:=RAND()*100" office:value-type="float" office:value="10.6827471202377" calcext:value-type="float">
            <text:p>10.6827471202377</text:p>
          </table:table-cell>
          <table:table-cell table:formula="of:=[.A170]*0.987+[.B170]*-0.1+1" office:value-type="float" office:value="82.3402482232413" calcext:value-type="float">
            <text:p>82.3402482232413</text:p>
          </table:table-cell>
        </table:table-row>
        <table:table-row table:style-name="ro1">
          <table:table-cell table:formula="of:=RAND()*100" office:value-type="float" office:value="92.0444868273383" calcext:value-type="float">
            <text:p>92.0444868273383</text:p>
          </table:table-cell>
          <table:table-cell table:formula="of:=RAND()*100" office:value-type="float" office:value="49.6672530005648" calcext:value-type="float">
            <text:p>49.6672530005648</text:p>
          </table:table-cell>
          <table:table-cell table:formula="of:=[.A171]*0.987+[.B171]*-0.1+1" office:value-type="float" office:value="86.8811831985265" calcext:value-type="float">
            <text:p>86.8811831985265</text:p>
          </table:table-cell>
        </table:table-row>
        <table:table-row table:style-name="ro1">
          <table:table-cell table:formula="of:=RAND()*100" office:value-type="float" office:value="36.0987197997932" calcext:value-type="float">
            <text:p>36.0987197997932</text:p>
          </table:table-cell>
          <table:table-cell table:formula="of:=RAND()*100" office:value-type="float" office:value="35.9520557600417" calcext:value-type="float">
            <text:p>35.9520557600417</text:p>
          </table:table-cell>
          <table:table-cell table:formula="of:=[.A172]*0.987+[.B172]*-0.1+1" office:value-type="float" office:value="33.0342308663917" calcext:value-type="float">
            <text:p>33.0342308663917</text:p>
          </table:table-cell>
        </table:table-row>
        <table:table-row table:style-name="ro1">
          <table:table-cell table:formula="of:=RAND()*100" office:value-type="float" office:value="87.5354952099554" calcext:value-type="float">
            <text:p>87.5354952099554</text:p>
          </table:table-cell>
          <table:table-cell table:formula="of:=RAND()*100" office:value-type="float" office:value="74.2885657702458" calcext:value-type="float">
            <text:p>74.2885657702458</text:p>
          </table:table-cell>
          <table:table-cell table:formula="of:=[.A173]*0.987+[.B173]*-0.1+1" office:value-type="float" office:value="79.9686771952014" calcext:value-type="float">
            <text:p>79.9686771952014</text:p>
          </table:table-cell>
        </table:table-row>
        <table:table-row table:style-name="ro1">
          <table:table-cell table:formula="of:=RAND()*100" office:value-type="float" office:value="13.0945212771883" calcext:value-type="float">
            <text:p>13.0945212771883</text:p>
          </table:table-cell>
          <table:table-cell table:formula="of:=RAND()*100" office:value-type="float" office:value="5.50236027582316" calcext:value-type="float">
            <text:p>5.50236027582316</text:p>
          </table:table-cell>
          <table:table-cell table:formula="of:=[.A174]*0.987+[.B174]*-0.1+1" office:value-type="float" office:value="13.3740564730025" calcext:value-type="float">
            <text:p>13.3740564730025</text:p>
          </table:table-cell>
        </table:table-row>
        <table:table-row table:style-name="ro1">
          <table:table-cell table:formula="of:=RAND()*100" office:value-type="float" office:value="26.9914000660842" calcext:value-type="float">
            <text:p>26.9914000660842</text:p>
          </table:table-cell>
          <table:table-cell table:formula="of:=RAND()*100" office:value-type="float" office:value="49.2857999302115" calcext:value-type="float">
            <text:p>49.2857999302115</text:p>
          </table:table-cell>
          <table:table-cell table:formula="of:=[.A175]*0.987+[.B175]*-0.1+1" office:value-type="float" office:value="22.711931872204" calcext:value-type="float">
            <text:p>22.711931872204</text:p>
          </table:table-cell>
        </table:table-row>
        <table:table-row table:style-name="ro1">
          <table:table-cell table:formula="of:=RAND()*100" office:value-type="float" office:value="13.3536080792275" calcext:value-type="float">
            <text:p>13.3536080792275</text:p>
          </table:table-cell>
          <table:table-cell table:formula="of:=RAND()*100" office:value-type="float" office:value="72.7188840934851" calcext:value-type="float">
            <text:p>72.7188840934851</text:p>
          </table:table-cell>
          <table:table-cell table:formula="of:=[.A176]*0.987+[.B176]*-0.1+1" office:value-type="float" office:value="6.90812276484902" calcext:value-type="float">
            <text:p>6.90812276484902</text:p>
          </table:table-cell>
        </table:table-row>
        <table:table-row table:style-name="ro1">
          <table:table-cell table:formula="of:=RAND()*100" office:value-type="float" office:value="67.957884953723" calcext:value-type="float">
            <text:p>67.957884953723</text:p>
          </table:table-cell>
          <table:table-cell table:formula="of:=RAND()*100" office:value-type="float" office:value="72.7488369351047" calcext:value-type="float">
            <text:p>72.7488369351047</text:p>
          </table:table-cell>
          <table:table-cell table:formula="of:=[.A177]*0.987+[.B177]*-0.1+1" office:value-type="float" office:value="60.7995487558141" calcext:value-type="float">
            <text:p>60.7995487558141</text:p>
          </table:table-cell>
        </table:table-row>
        <table:table-row table:style-name="ro1">
          <table:table-cell table:formula="of:=RAND()*100" office:value-type="float" office:value="5.68556648932944" calcext:value-type="float">
            <text:p>5.68556648932944</text:p>
          </table:table-cell>
          <table:table-cell table:formula="of:=RAND()*100" office:value-type="float" office:value="71.557247044544" calcext:value-type="float">
            <text:p>71.557247044544</text:p>
          </table:table-cell>
          <table:table-cell table:formula="of:=[.A178]*0.987+[.B178]*-0.1+1" office:value-type="float" office:value="-0.544070579486242" calcext:value-type="float">
            <text:p>-0.544070579486242</text:p>
          </table:table-cell>
        </table:table-row>
        <table:table-row table:style-name="ro1">
          <table:table-cell table:formula="of:=RAND()*100" office:value-type="float" office:value="25.4514726033273" calcext:value-type="float">
            <text:p>25.4514726033273</text:p>
          </table:table-cell>
          <table:table-cell table:formula="of:=RAND()*100" office:value-type="float" office:value="65.3276680059047" calcext:value-type="float">
            <text:p>65.3276680059047</text:p>
          </table:table-cell>
          <table:table-cell table:formula="of:=[.A179]*0.987+[.B179]*-0.1+1" office:value-type="float" office:value="19.5878366588935" calcext:value-type="float">
            <text:p>19.5878366588935</text:p>
          </table:table-cell>
        </table:table-row>
        <table:table-row table:style-name="ro1">
          <table:table-cell table:formula="of:=RAND()*100" office:value-type="float" office:value="42.117805209947" calcext:value-type="float">
            <text:p>42.117805209947</text:p>
          </table:table-cell>
          <table:table-cell table:formula="of:=RAND()*100" office:value-type="float" office:value="28.9870449370422" calcext:value-type="float">
            <text:p>28.9870449370422</text:p>
          </table:table-cell>
          <table:table-cell table:formula="of:=[.A180]*0.987+[.B180]*-0.1+1" office:value-type="float" office:value="39.6715692485134" calcext:value-type="float">
            <text:p>39.6715692485134</text:p>
          </table:table-cell>
        </table:table-row>
        <table:table-row table:style-name="ro1">
          <table:table-cell table:formula="of:=RAND()*100" office:value-type="float" office:value="31.5297080668341" calcext:value-type="float">
            <text:p>31.5297080668341</text:p>
          </table:table-cell>
          <table:table-cell table:formula="of:=RAND()*100" office:value-type="float" office:value="66.7095823679693" calcext:value-type="float">
            <text:p>66.7095823679693</text:p>
          </table:table-cell>
          <table:table-cell table:formula="of:=[.A181]*0.987+[.B181]*-0.1+1" office:value-type="float" office:value="25.4488636251683" calcext:value-type="float">
            <text:p>25.4488636251683</text:p>
          </table:table-cell>
        </table:table-row>
        <table:table-row table:style-name="ro1">
          <table:table-cell table:formula="of:=RAND()*100" office:value-type="float" office:value="19.5481377206822" calcext:value-type="float">
            <text:p>19.5481377206822</text:p>
          </table:table-cell>
          <table:table-cell table:formula="of:=RAND()*100" office:value-type="float" office:value="27.6641160897847" calcext:value-type="float">
            <text:p>27.6641160897847</text:p>
          </table:table-cell>
          <table:table-cell table:formula="of:=[.A182]*0.987+[.B182]*-0.1+1" office:value-type="float" office:value="17.5276003213348" calcext:value-type="float">
            <text:p>17.5276003213348</text:p>
          </table:table-cell>
        </table:table-row>
        <table:table-row table:style-name="ro1">
          <table:table-cell table:formula="of:=RAND()*100" office:value-type="float" office:value="77.0656275576611" calcext:value-type="float">
            <text:p>77.0656275576611</text:p>
          </table:table-cell>
          <table:table-cell table:formula="of:=RAND()*100" office:value-type="float" office:value="28.3615058563924" calcext:value-type="float">
            <text:p>28.3615058563924</text:p>
          </table:table-cell>
          <table:table-cell table:formula="of:=[.A183]*0.987+[.B183]*-0.1+1" office:value-type="float" office:value="74.2276238137722" calcext:value-type="float">
            <text:p>74.2276238137722</text:p>
          </table:table-cell>
        </table:table-row>
        <table:table-row table:style-name="ro1">
          <table:table-cell table:formula="of:=RAND()*100" office:value-type="float" office:value="54.6292173983595" calcext:value-type="float">
            <text:p>54.6292173983595</text:p>
          </table:table-cell>
          <table:table-cell table:formula="of:=RAND()*100" office:value-type="float" office:value="28.1628589599818" calcext:value-type="float">
            <text:p>28.1628589599818</text:p>
          </table:table-cell>
          <table:table-cell table:formula="of:=[.A184]*0.987+[.B184]*-0.1+1" office:value-type="float" office:value="52.1027516761826" calcext:value-type="float">
            <text:p>52.1027516761826</text:p>
          </table:table-cell>
        </table:table-row>
        <table:table-row table:style-name="ro1">
          <table:table-cell table:formula="of:=RAND()*100" office:value-type="float" office:value="94.8717303664201" calcext:value-type="float">
            <text:p>94.8717303664201</text:p>
          </table:table-cell>
          <table:table-cell table:formula="of:=RAND()*100" office:value-type="float" office:value="91.2261681058653" calcext:value-type="float">
            <text:p>91.2261681058653</text:p>
          </table:table-cell>
          <table:table-cell table:formula="of:=[.A185]*0.987+[.B185]*-0.1+1" office:value-type="float" office:value="85.5157810610701" calcext:value-type="float">
            <text:p>85.5157810610701</text:p>
          </table:table-cell>
        </table:table-row>
        <table:table-row table:style-name="ro1">
          <table:table-cell table:formula="of:=RAND()*100" office:value-type="float" office:value="85.3042565493987" calcext:value-type="float">
            <text:p>85.3042565493987</text:p>
          </table:table-cell>
          <table:table-cell table:formula="of:=RAND()*100" office:value-type="float" office:value="84.5033059369991" calcext:value-type="float">
            <text:p>84.5033059369991</text:p>
          </table:table-cell>
          <table:table-cell table:formula="of:=[.A186]*0.987+[.B186]*-0.1+1" office:value-type="float" office:value="76.7449706205566" calcext:value-type="float">
            <text:p>76.7449706205566</text:p>
          </table:table-cell>
        </table:table-row>
        <table:table-row table:style-name="ro1">
          <table:table-cell table:formula="of:=RAND()*100" office:value-type="float" office:value="70.7929878825321" calcext:value-type="float">
            <text:p>70.7929878825321</text:p>
          </table:table-cell>
          <table:table-cell table:formula="of:=RAND()*100" office:value-type="float" office:value="59.5522939213926" calcext:value-type="float">
            <text:p>59.5522939213926</text:p>
          </table:table-cell>
          <table:table-cell table:formula="of:=[.A187]*0.987+[.B187]*-0.1+1" office:value-type="float" office:value="64.9174496479199" calcext:value-type="float">
            <text:p>64.9174496479199</text:p>
          </table:table-cell>
        </table:table-row>
        <table:table-row table:style-name="ro1">
          <table:table-cell table:formula="of:=RAND()*100" office:value-type="float" office:value="36.9723941752155" calcext:value-type="float">
            <text:p>36.9723941752155</text:p>
          </table:table-cell>
          <table:table-cell table:formula="of:=RAND()*100" office:value-type="float" office:value="61.6249625042414" calcext:value-type="float">
            <text:p>61.6249625042414</text:p>
          </table:table-cell>
          <table:table-cell table:formula="of:=[.A188]*0.987+[.B188]*-0.1+1" office:value-type="float" office:value="31.3292568005136" calcext:value-type="float">
            <text:p>31.3292568005136</text:p>
          </table:table-cell>
        </table:table-row>
        <table:table-row table:style-name="ro1">
          <table:table-cell table:formula="of:=RAND()*100" office:value-type="float" office:value="23.571675398196" calcext:value-type="float">
            <text:p>23.571675398196</text:p>
          </table:table-cell>
          <table:table-cell table:formula="of:=RAND()*100" office:value-type="float" office:value="84.8914501719815" calcext:value-type="float">
            <text:p>84.8914501719815</text:p>
          </table:table-cell>
          <table:table-cell table:formula="of:=[.A189]*0.987+[.B189]*-0.1+1" office:value-type="float" office:value="15.7760986008213" calcext:value-type="float">
            <text:p>15.7760986008213</text:p>
          </table:table-cell>
        </table:table-row>
        <table:table-row table:style-name="ro1">
          <table:table-cell table:formula="of:=RAND()*100" office:value-type="float" office:value="58.9893739344197" calcext:value-type="float">
            <text:p>58.9893739344197</text:p>
          </table:table-cell>
          <table:table-cell table:formula="of:=RAND()*100" office:value-type="float" office:value="83.7875397524011" calcext:value-type="float">
            <text:p>83.7875397524011</text:p>
          </table:table-cell>
          <table:table-cell table:formula="of:=[.A190]*0.987+[.B190]*-0.1+1" office:value-type="float" office:value="50.8437580980322" calcext:value-type="float">
            <text:p>50.8437580980322</text:p>
          </table:table-cell>
        </table:table-row>
        <table:table-row table:style-name="ro1">
          <table:table-cell table:formula="of:=RAND()*100" office:value-type="float" office:value="81.6522845940838" calcext:value-type="float">
            <text:p>81.6522845940838</text:p>
          </table:table-cell>
          <table:table-cell table:formula="of:=RAND()*100" office:value-type="float" office:value="33.440836649158" calcext:value-type="float">
            <text:p>33.440836649158</text:p>
          </table:table-cell>
          <table:table-cell table:formula="of:=[.A191]*0.987+[.B191]*-0.1+1" office:value-type="float" office:value="78.2467212294449" calcext:value-type="float">
            <text:p>78.2467212294449</text:p>
          </table:table-cell>
        </table:table-row>
        <table:table-row table:style-name="ro1">
          <table:table-cell table:formula="of:=RAND()*100" office:value-type="float" office:value="22.2219767989871" calcext:value-type="float">
            <text:p>22.2219767989871</text:p>
          </table:table-cell>
          <table:table-cell table:formula="of:=RAND()*100" office:value-type="float" office:value="26.6178097374281" calcext:value-type="float">
            <text:p>26.6178097374281</text:p>
          </table:table-cell>
          <table:table-cell table:formula="of:=[.A192]*0.987+[.B192]*-0.1+1" office:value-type="float" office:value="20.2713101268574" calcext:value-type="float">
            <text:p>20.2713101268574</text:p>
          </table:table-cell>
        </table:table-row>
        <table:table-row table:style-name="ro1">
          <table:table-cell table:formula="of:=RAND()*100" office:value-type="float" office:value="92.2302190588019" calcext:value-type="float">
            <text:p>92.2302190588019</text:p>
          </table:table-cell>
          <table:table-cell table:formula="of:=RAND()*100" office:value-type="float" office:value="83.6403420149431" calcext:value-type="float">
            <text:p>83.6403420149431</text:p>
          </table:table-cell>
          <table:table-cell table:formula="of:=[.A193]*0.987+[.B193]*-0.1+1" office:value-type="float" office:value="83.6671920095432" calcext:value-type="float">
            <text:p>83.6671920095432</text:p>
          </table:table-cell>
        </table:table-row>
        <table:table-row table:style-name="ro1">
          <table:table-cell table:formula="of:=RAND()*100" office:value-type="float" office:value="78.1934575810855" calcext:value-type="float">
            <text:p>78.1934575810855</text:p>
          </table:table-cell>
          <table:table-cell table:formula="of:=RAND()*100" office:value-type="float" office:value="57.6490235529721" calcext:value-type="float">
            <text:p>57.6490235529721</text:p>
          </table:table-cell>
          <table:table-cell table:formula="of:=[.A194]*0.987+[.B194]*-0.1+1" office:value-type="float" office:value="72.4120402772342" calcext:value-type="float">
            <text:p>72.4120402772342</text:p>
          </table:table-cell>
        </table:table-row>
        <table:table-row table:style-name="ro1">
          <table:table-cell table:formula="of:=RAND()*100" office:value-type="float" office:value="29.3807723519813" calcext:value-type="float">
            <text:p>29.3807723519813</text:p>
          </table:table-cell>
          <table:table-cell table:formula="of:=RAND()*100" office:value-type="float" office:value="1.99419389182934" calcext:value-type="float">
            <text:p>1.99419389182934</text:p>
          </table:table-cell>
          <table:table-cell table:formula="of:=[.A195]*0.987+[.B195]*-0.1+1" office:value-type="float" office:value="29.7994029222226" calcext:value-type="float">
            <text:p>29.7994029222226</text:p>
          </table:table-cell>
        </table:table-row>
        <table:table-row table:style-name="ro1">
          <table:table-cell table:formula="of:=RAND()*100" office:value-type="float" office:value="6.66919445821925" calcext:value-type="float">
            <text:p>6.66919445821925</text:p>
          </table:table-cell>
          <table:table-cell table:formula="of:=RAND()*100" office:value-type="float" office:value="47.2334497812362" calcext:value-type="float">
            <text:p>47.2334497812362</text:p>
          </table:table-cell>
          <table:table-cell table:formula="of:=[.A196]*0.987+[.B196]*-0.1+1" office:value-type="float" office:value="2.85914995213879" calcext:value-type="float">
            <text:p>2.85914995213879</text:p>
          </table:table-cell>
        </table:table-row>
        <table:table-row table:style-name="ro1">
          <table:table-cell table:formula="of:=RAND()*100" office:value-type="float" office:value="81.8576806832559" calcext:value-type="float">
            <text:p>81.8576806832559</text:p>
          </table:table-cell>
          <table:table-cell table:formula="of:=RAND()*100" office:value-type="float" office:value="0.0824999085852586" calcext:value-type="float">
            <text:p>0.082499908585259</text:p>
          </table:table-cell>
          <table:table-cell table:formula="of:=[.A197]*0.987+[.B197]*-0.1+1" office:value-type="float" office:value="81.7852808435151" calcext:value-type="float">
            <text:p>81.7852808435151</text:p>
          </table:table-cell>
        </table:table-row>
        <table:table-row table:style-name="ro1">
          <table:table-cell table:formula="of:=RAND()*100" office:value-type="float" office:value="24.3820456116109" calcext:value-type="float">
            <text:p>24.3820456116109</text:p>
          </table:table-cell>
          <table:table-cell table:formula="of:=RAND()*100" office:value-type="float" office:value="36.4242311952418" calcext:value-type="float">
            <text:p>36.4242311952418</text:p>
          </table:table-cell>
          <table:table-cell table:formula="of:=[.A198]*0.987+[.B198]*-0.1+1" office:value-type="float" office:value="21.4226558991358" calcext:value-type="float">
            <text:p>21.4226558991358</text:p>
          </table:table-cell>
        </table:table-row>
        <table:table-row table:style-name="ro1">
          <table:table-cell table:formula="of:=RAND()*100" office:value-type="float" office:value="78.4248037315674" calcext:value-type="float">
            <text:p>78.4248037315674</text:p>
          </table:table-cell>
          <table:table-cell table:formula="of:=RAND()*100" office:value-type="float" office:value="46.7336366029023" calcext:value-type="float">
            <text:p>46.7336366029023</text:p>
          </table:table-cell>
          <table:table-cell table:formula="of:=[.A199]*0.987+[.B199]*-0.1+1" office:value-type="float" office:value="73.7319176227668" calcext:value-type="float">
            <text:p>73.7319176227668</text:p>
          </table:table-cell>
        </table:table-row>
        <table:table-row table:style-name="ro1">
          <table:table-cell table:formula="of:=RAND()*100" office:value-type="float" office:value="71.2590031699811" calcext:value-type="float">
            <text:p>71.2590031699811</text:p>
          </table:table-cell>
          <table:table-cell table:formula="of:=RAND()*100" office:value-type="float" office:value="63.2120545731801" calcext:value-type="float">
            <text:p>63.2120545731801</text:p>
          </table:table-cell>
          <table:table-cell table:formula="of:=[.A200]*0.987+[.B200]*-0.1+1" office:value-type="float" office:value="65.0114306714534" calcext:value-type="float">
            <text:p>65.0114306714534</text:p>
          </table:table-cell>
        </table:table-row>
        <table:table-row table:style-name="ro1">
          <table:table-cell table:formula="of:=RAND()*100" office:value-type="float" office:value="22.0614770921126" calcext:value-type="float">
            <text:p>22.0614770921126</text:p>
          </table:table-cell>
          <table:table-cell table:formula="of:=RAND()*100" office:value-type="float" office:value="80.9666944178409" calcext:value-type="float">
            <text:p>80.9666944178409</text:p>
          </table:table-cell>
          <table:table-cell table:formula="of:=[.A201]*0.987+[.B201]*-0.1+1" office:value-type="float" office:value="14.6780084481311" calcext:value-type="float">
            <text:p>14.6780084481311</text:p>
          </table:table-cell>
        </table:table-row>
        <table:table-row table:style-name="ro1">
          <table:table-cell table:formula="of:=RAND()*100" office:value-type="float" office:value="61.9589501016585" calcext:value-type="float">
            <text:p>61.9589501016585</text:p>
          </table:table-cell>
          <table:table-cell table:formula="of:=RAND()*100" office:value-type="float" office:value="96.242027723903" calcext:value-type="float">
            <text:p>96.242027723903</text:p>
          </table:table-cell>
          <table:table-cell table:formula="of:=[.A202]*0.987+[.B202]*-0.1+1" office:value-type="float" office:value="52.5292809779466" calcext:value-type="float">
            <text:p>52.5292809779466</text:p>
          </table:table-cell>
        </table:table-row>
        <table:table-row table:style-name="ro1">
          <table:table-cell table:formula="of:=RAND()*100" office:value-type="float" office:value="17.0192718973772" calcext:value-type="float">
            <text:p>17.0192718973772</text:p>
          </table:table-cell>
          <table:table-cell table:formula="of:=RAND()*100" office:value-type="float" office:value="48.5914079022048" calcext:value-type="float">
            <text:p>48.5914079022048</text:p>
          </table:table-cell>
          <table:table-cell table:formula="of:=[.A203]*0.987+[.B203]*-0.1+1" office:value-type="float" office:value="12.9388805724908" calcext:value-type="float">
            <text:p>12.9388805724908</text:p>
          </table:table-cell>
        </table:table-row>
        <table:table-row table:style-name="ro1">
          <table:table-cell table:formula="of:=RAND()*100" office:value-type="float" office:value="96.0616219315569" calcext:value-type="float">
            <text:p>96.0616219315569</text:p>
          </table:table-cell>
          <table:table-cell table:formula="of:=RAND()*100" office:value-type="float" office:value="40.1030055781843" calcext:value-type="float">
            <text:p>40.1030055781843</text:p>
          </table:table-cell>
          <table:table-cell table:formula="of:=[.A204]*0.987+[.B204]*-0.1+1" office:value-type="float" office:value="91.8025202886283" calcext:value-type="float">
            <text:p>91.8025202886283</text:p>
          </table:table-cell>
        </table:table-row>
        <table:table-row table:style-name="ro1">
          <table:table-cell table:formula="of:=RAND()*100" office:value-type="float" office:value="28.645252626963" calcext:value-type="float">
            <text:p>28.645252626963</text:p>
          </table:table-cell>
          <table:table-cell table:formula="of:=RAND()*100" office:value-type="float" office:value="91.6285452154794" calcext:value-type="float">
            <text:p>91.6285452154794</text:p>
          </table:table-cell>
          <table:table-cell table:formula="of:=[.A205]*0.987+[.B205]*-0.1+1" office:value-type="float" office:value="20.1100098212646" calcext:value-type="float">
            <text:p>20.1100098212646</text:p>
          </table:table-cell>
        </table:table-row>
        <table:table-row table:style-name="ro1">
          <table:table-cell table:formula="of:=RAND()*100" office:value-type="float" office:value="9.6563027403249" calcext:value-type="float">
            <text:p>9.6563027403249</text:p>
          </table:table-cell>
          <table:table-cell table:formula="of:=RAND()*100" office:value-type="float" office:value="30.2868093427118" calcext:value-type="float">
            <text:p>30.2868093427118</text:p>
          </table:table-cell>
          <table:table-cell table:formula="of:=[.A206]*0.987+[.B206]*-0.1+1" office:value-type="float" office:value="7.50208987042949" calcext:value-type="float">
            <text:p>7.50208987042949</text:p>
          </table:table-cell>
        </table:table-row>
        <table:table-row table:style-name="ro1">
          <table:table-cell table:formula="of:=RAND()*100" office:value-type="float" office:value="97.0335006483459" calcext:value-type="float">
            <text:p>97.0335006483459</text:p>
          </table:table-cell>
          <table:table-cell table:formula="of:=RAND()*100" office:value-type="float" office:value="56.7455930973012" calcext:value-type="float">
            <text:p>56.7455930973012</text:p>
          </table:table-cell>
          <table:table-cell table:formula="of:=[.A207]*0.987+[.B207]*-0.1+1" office:value-type="float" office:value="91.0975058301873" calcext:value-type="float">
            <text:p>91.0975058301873</text:p>
          </table:table-cell>
        </table:table-row>
        <table:table-row table:style-name="ro1">
          <table:table-cell table:formula="of:=RAND()*100" office:value-type="float" office:value="6.11953912451156" calcext:value-type="float">
            <text:p>6.11953912451156</text:p>
          </table:table-cell>
          <table:table-cell table:formula="of:=RAND()*100" office:value-type="float" office:value="29.7562877828988" calcext:value-type="float">
            <text:p>29.7562877828988</text:p>
          </table:table-cell>
          <table:table-cell table:formula="of:=[.A208]*0.987+[.B208]*-0.1+1" office:value-type="float" office:value="4.06435633760303" calcext:value-type="float">
            <text:p>4.06435633760303</text:p>
          </table:table-cell>
        </table:table-row>
        <table:table-row table:style-name="ro1">
          <table:table-cell table:formula="of:=RAND()*100" office:value-type="float" office:value="85.4358521508795" calcext:value-type="float">
            <text:p>85.4358521508795</text:p>
          </table:table-cell>
          <table:table-cell table:formula="of:=RAND()*100" office:value-type="float" office:value="23.3290993668046" calcext:value-type="float">
            <text:p>23.3290993668046</text:p>
          </table:table-cell>
          <table:table-cell table:formula="of:=[.A209]*0.987+[.B209]*-0.1+1" office:value-type="float" office:value="82.9922761362376" calcext:value-type="float">
            <text:p>82.9922761362376</text:p>
          </table:table-cell>
        </table:table-row>
        <table:table-row table:style-name="ro1">
          <table:table-cell table:formula="of:=RAND()*100" office:value-type="float" office:value="69.1318004146008" calcext:value-type="float">
            <text:p>69.1318004146008</text:p>
          </table:table-cell>
          <table:table-cell table:formula="of:=RAND()*100" office:value-type="float" office:value="15.6836688440289" calcext:value-type="float">
            <text:p>15.6836688440289</text:p>
          </table:table-cell>
          <table:table-cell table:formula="of:=[.A210]*0.987+[.B210]*-0.1+1" office:value-type="float" office:value="67.6647201248081" calcext:value-type="float">
            <text:p>67.6647201248081</text:p>
          </table:table-cell>
        </table:table-row>
        <table:table-row table:style-name="ro1">
          <table:table-cell table:formula="of:=RAND()*100" office:value-type="float" office:value="51.8551005074778" calcext:value-type="float">
            <text:p>51.8551005074778</text:p>
          </table:table-cell>
          <table:table-cell table:formula="of:=RAND()*100" office:value-type="float" office:value="26.0708258199268" calcext:value-type="float">
            <text:p>26.0708258199268</text:p>
          </table:table-cell>
          <table:table-cell table:formula="of:=[.A211]*0.987+[.B211]*-0.1+1" office:value-type="float" office:value="49.5739016188879" calcext:value-type="float">
            <text:p>49.5739016188879</text:p>
          </table:table-cell>
        </table:table-row>
        <table:table-row table:style-name="ro1">
          <table:table-cell table:formula="of:=RAND()*100" office:value-type="float" office:value="25.506371641474" calcext:value-type="float">
            <text:p>25.506371641474</text:p>
          </table:table-cell>
          <table:table-cell table:formula="of:=RAND()*100" office:value-type="float" office:value="47.2175414658201" calcext:value-type="float">
            <text:p>47.2175414658201</text:p>
          </table:table-cell>
          <table:table-cell table:formula="of:=[.A212]*0.987+[.B212]*-0.1+1" office:value-type="float" office:value="21.4530346635528" calcext:value-type="float">
            <text:p>21.4530346635528</text:p>
          </table:table-cell>
        </table:table-row>
        <table:table-row table:style-name="ro1">
          <table:table-cell table:formula="of:=RAND()*100" office:value-type="float" office:value="96.2575639848803" calcext:value-type="float">
            <text:p>96.2575639848803</text:p>
          </table:table-cell>
          <table:table-cell table:formula="of:=RAND()*100" office:value-type="float" office:value="93.3685342953195" calcext:value-type="float">
            <text:p>93.3685342953195</text:p>
          </table:table-cell>
          <table:table-cell table:formula="of:=[.A213]*0.987+[.B213]*-0.1+1" office:value-type="float" office:value="86.6693622235449" calcext:value-type="float">
            <text:p>86.6693622235449</text:p>
          </table:table-cell>
        </table:table-row>
        <table:table-row table:style-name="ro1">
          <table:table-cell table:formula="of:=RAND()*100" office:value-type="float" office:value="73.3955258870586" calcext:value-type="float">
            <text:p>73.3955258870586</text:p>
          </table:table-cell>
          <table:table-cell table:formula="of:=RAND()*100" office:value-type="float" office:value="70.8843350129178" calcext:value-type="float">
            <text:p>70.8843350129178</text:p>
          </table:table-cell>
          <table:table-cell table:formula="of:=[.A214]*0.987+[.B214]*-0.1+1" office:value-type="float" office:value="66.3529505492351" calcext:value-type="float">
            <text:p>66.3529505492351</text:p>
          </table:table-cell>
        </table:table-row>
        <table:table-row table:style-name="ro1">
          <table:table-cell table:formula="of:=RAND()*100" office:value-type="float" office:value="19.3165653259753" calcext:value-type="float">
            <text:p>19.3165653259753</text:p>
          </table:table-cell>
          <table:table-cell table:formula="of:=RAND()*100" office:value-type="float" office:value="88.4633877473566" calcext:value-type="float">
            <text:p>88.4633877473566</text:p>
          </table:table-cell>
          <table:table-cell table:formula="of:=[.A215]*0.987+[.B215]*-0.1+1" office:value-type="float" office:value="11.219111202002" calcext:value-type="float">
            <text:p>11.219111202002</text:p>
          </table:table-cell>
        </table:table-row>
        <table:table-row table:style-name="ro1">
          <table:table-cell table:formula="of:=RAND()*100" office:value-type="float" office:value="0.621657999689969" calcext:value-type="float">
            <text:p>0.621657999689969</text:p>
          </table:table-cell>
          <table:table-cell table:formula="of:=RAND()*100" office:value-type="float" office:value="15.8713274166851" calcext:value-type="float">
            <text:p>15.8713274166851</text:p>
          </table:table-cell>
          <table:table-cell table:formula="of:=[.A216]*0.987+[.B216]*-0.1+1" office:value-type="float" office:value="0.0264437040254947" calcext:value-type="float">
            <text:p>0.026443704025495</text:p>
          </table:table-cell>
        </table:table-row>
        <table:table-row table:style-name="ro1">
          <table:table-cell table:formula="of:=RAND()*100" office:value-type="float" office:value="48.7156804243646" calcext:value-type="float">
            <text:p>48.7156804243646</text:p>
          </table:table-cell>
          <table:table-cell table:formula="of:=RAND()*100" office:value-type="float" office:value="27.5049068117701" calcext:value-type="float">
            <text:p>27.5049068117701</text:p>
          </table:table-cell>
          <table:table-cell table:formula="of:=[.A217]*0.987+[.B217]*-0.1+1" office:value-type="float" office:value="46.3318858976708" calcext:value-type="float">
            <text:p>46.3318858976708</text:p>
          </table:table-cell>
        </table:table-row>
        <table:table-row table:style-name="ro1">
          <table:table-cell table:formula="of:=RAND()*100" office:value-type="float" office:value="13.027944266193" calcext:value-type="float">
            <text:p>13.027944266193</text:p>
          </table:table-cell>
          <table:table-cell table:formula="of:=RAND()*100" office:value-type="float" office:value="1.91314596153386" calcext:value-type="float">
            <text:p>1.91314596153386</text:p>
          </table:table-cell>
          <table:table-cell table:formula="of:=[.A218]*0.987+[.B218]*-0.1+1" office:value-type="float" office:value="13.6672663945791" calcext:value-type="float">
            <text:p>13.6672663945791</text:p>
          </table:table-cell>
        </table:table-row>
        <table:table-row table:style-name="ro1">
          <table:table-cell table:formula="of:=RAND()*100" office:value-type="float" office:value="85.567316570059" calcext:value-type="float">
            <text:p>85.567316570059</text:p>
          </table:table-cell>
          <table:table-cell table:formula="of:=RAND()*100" office:value-type="float" office:value="58.2289805257556" calcext:value-type="float">
            <text:p>58.2289805257556</text:p>
          </table:table-cell>
          <table:table-cell table:formula="of:=[.A219]*0.987+[.B219]*-0.1+1" office:value-type="float" office:value="79.6320434020726" calcext:value-type="float">
            <text:p>79.6320434020726</text:p>
          </table:table-cell>
        </table:table-row>
        <table:table-row table:style-name="ro1">
          <table:table-cell table:formula="of:=RAND()*100" office:value-type="float" office:value="71.1172100696238" calcext:value-type="float">
            <text:p>71.1172100696238</text:p>
          </table:table-cell>
          <table:table-cell table:formula="of:=RAND()*100" office:value-type="float" office:value="85.9613200221119" calcext:value-type="float">
            <text:p>85.9613200221119</text:p>
          </table:table-cell>
          <table:table-cell table:formula="of:=[.A220]*0.987+[.B220]*-0.1+1" office:value-type="float" office:value="62.5965543365075" calcext:value-type="float">
            <text:p>62.5965543365075</text:p>
          </table:table-cell>
        </table:table-row>
        <table:table-row table:style-name="ro1">
          <table:table-cell table:formula="of:=RAND()*100" office:value-type="float" office:value="73.6180837286952" calcext:value-type="float">
            <text:p>73.6180837286952</text:p>
          </table:table-cell>
          <table:table-cell table:formula="of:=RAND()*100" office:value-type="float" office:value="97.5782800485438" calcext:value-type="float">
            <text:p>97.5782800485438</text:p>
          </table:table-cell>
          <table:table-cell table:formula="of:=[.A221]*0.987+[.B221]*-0.1+1" office:value-type="float" office:value="63.9032206353678" calcext:value-type="float">
            <text:p>63.9032206353678</text:p>
          </table:table-cell>
        </table:table-row>
        <table:table-row table:style-name="ro1">
          <table:table-cell table:formula="of:=RAND()*100" office:value-type="float" office:value="81.8681126472969" calcext:value-type="float">
            <text:p>81.8681126472969</text:p>
          </table:table-cell>
          <table:table-cell table:formula="of:=RAND()*100" office:value-type="float" office:value="15.5798241541099" calcext:value-type="float">
            <text:p>15.5798241541099</text:p>
          </table:table-cell>
          <table:table-cell table:formula="of:=[.A222]*0.987+[.B222]*-0.1+1" office:value-type="float" office:value="80.2458447674711" calcext:value-type="float">
            <text:p>80.2458447674711</text:p>
          </table:table-cell>
        </table:table-row>
        <table:table-row table:style-name="ro1">
          <table:table-cell table:formula="of:=RAND()*100" office:value-type="float" office:value="42.7317184483982" calcext:value-type="float">
            <text:p>42.7317184483982</text:p>
          </table:table-cell>
          <table:table-cell table:formula="of:=RAND()*100" office:value-type="float" office:value="47.1488537907962" calcext:value-type="float">
            <text:p>47.1488537907962</text:p>
          </table:table-cell>
          <table:table-cell table:formula="of:=[.A223]*0.987+[.B223]*-0.1+1" office:value-type="float" office:value="38.4613207294894" calcext:value-type="float">
            <text:p>38.4613207294894</text:p>
          </table:table-cell>
        </table:table-row>
        <table:table-row table:style-name="ro1">
          <table:table-cell table:formula="of:=RAND()*100" office:value-type="float" office:value="12.5784174281812" calcext:value-type="float">
            <text:p>12.5784174281812</text:p>
          </table:table-cell>
          <table:table-cell table:formula="of:=RAND()*100" office:value-type="float" office:value="20.496157815566" calcext:value-type="float">
            <text:p>20.496157815566</text:p>
          </table:table-cell>
          <table:table-cell table:formula="of:=[.A224]*0.987+[.B224]*-0.1+1" office:value-type="float" office:value="11.3652822200582" calcext:value-type="float">
            <text:p>11.3652822200582</text:p>
          </table:table-cell>
        </table:table-row>
        <table:table-row table:style-name="ro1">
          <table:table-cell table:formula="of:=RAND()*100" office:value-type="float" office:value="26.8702296766425" calcext:value-type="float">
            <text:p>26.8702296766425</text:p>
          </table:table-cell>
          <table:table-cell table:formula="of:=RAND()*100" office:value-type="float" office:value="3.21825498973634" calcext:value-type="float">
            <text:p>3.21825498973634</text:p>
          </table:table-cell>
          <table:table-cell table:formula="of:=[.A225]*0.987+[.B225]*-0.1+1" office:value-type="float" office:value="27.1990911918725" calcext:value-type="float">
            <text:p>27.1990911918725</text:p>
          </table:table-cell>
        </table:table-row>
        <table:table-row table:style-name="ro1">
          <table:table-cell table:formula="of:=RAND()*100" office:value-type="float" office:value="9.7635982061315" calcext:value-type="float">
            <text:p>9.7635982061315</text:p>
          </table:table-cell>
          <table:table-cell table:formula="of:=RAND()*100" office:value-type="float" office:value="89.2283313417106" calcext:value-type="float">
            <text:p>89.2283313417106</text:p>
          </table:table-cell>
          <table:table-cell table:formula="of:=[.A226]*0.987+[.B226]*-0.1+1" office:value-type="float" office:value="1.71383829528073" calcext:value-type="float">
            <text:p>1.71383829528073</text:p>
          </table:table-cell>
        </table:table-row>
        <table:table-row table:style-name="ro1">
          <table:table-cell table:formula="of:=RAND()*100" office:value-type="float" office:value="87.4832305959673" calcext:value-type="float">
            <text:p>87.4832305959673</text:p>
          </table:table-cell>
          <table:table-cell table:formula="of:=RAND()*100" office:value-type="float" office:value="89.2075394865926" calcext:value-type="float">
            <text:p>89.2075394865926</text:p>
          </table:table-cell>
          <table:table-cell table:formula="of:=[.A227]*0.987+[.B227]*-0.1+1" office:value-type="float" office:value="78.4251946495604" calcext:value-type="float">
            <text:p>78.4251946495604</text:p>
          </table:table-cell>
        </table:table-row>
        <table:table-row table:style-name="ro1">
          <table:table-cell table:formula="of:=RAND()*100" office:value-type="float" office:value="59.1827514963659" calcext:value-type="float">
            <text:p>59.1827514963659</text:p>
          </table:table-cell>
          <table:table-cell table:formula="of:=RAND()*100" office:value-type="float" office:value="38.3077594217529" calcext:value-type="float">
            <text:p>38.3077594217529</text:p>
          </table:table-cell>
          <table:table-cell table:formula="of:=[.A228]*0.987+[.B228]*-0.1+1" office:value-type="float" office:value="55.5825997847378" calcext:value-type="float">
            <text:p>55.5825997847378</text:p>
          </table:table-cell>
        </table:table-row>
        <table:table-row table:style-name="ro1">
          <table:table-cell table:formula="of:=RAND()*100" office:value-type="float" office:value="10.3756316778745" calcext:value-type="float">
            <text:p>10.3756316778745</text:p>
          </table:table-cell>
          <table:table-cell table:formula="of:=RAND()*100" office:value-type="float" office:value="67.5160801457007" calcext:value-type="float">
            <text:p>67.5160801457007</text:p>
          </table:table-cell>
          <table:table-cell table:formula="of:=[.A229]*0.987+[.B229]*-0.1+1" office:value-type="float" office:value="4.48914045149202" calcext:value-type="float">
            <text:p>4.48914045149202</text:p>
          </table:table-cell>
        </table:table-row>
        <table:table-row table:style-name="ro1">
          <table:table-cell table:formula="of:=RAND()*100" office:value-type="float" office:value="89.8027105408571" calcext:value-type="float">
            <text:p>89.8027105408571</text:p>
          </table:table-cell>
          <table:table-cell table:formula="of:=RAND()*100" office:value-type="float" office:value="53.1962936517134" calcext:value-type="float">
            <text:p>53.1962936517134</text:p>
          </table:table-cell>
          <table:table-cell table:formula="of:=[.A230]*0.987+[.B230]*-0.1+1" office:value-type="float" office:value="84.3156459386546" calcext:value-type="float">
            <text:p>84.3156459386546</text:p>
          </table:table-cell>
        </table:table-row>
        <table:table-row table:style-name="ro1">
          <table:table-cell table:formula="of:=RAND()*100" office:value-type="float" office:value="18.5744812391721" calcext:value-type="float">
            <text:p>18.5744812391721</text:p>
          </table:table-cell>
          <table:table-cell table:formula="of:=RAND()*100" office:value-type="float" office:value="49.6719066665194" calcext:value-type="float">
            <text:p>49.6719066665194</text:p>
          </table:table-cell>
          <table:table-cell table:formula="of:=[.A231]*0.987+[.B231]*-0.1+1" office:value-type="float" office:value="14.365822316411" calcext:value-type="float">
            <text:p>14.365822316411</text:p>
          </table:table-cell>
        </table:table-row>
        <table:table-row table:style-name="ro1">
          <table:table-cell table:formula="of:=RAND()*100" office:value-type="float" office:value="51.9267232377511" calcext:value-type="float">
            <text:p>51.9267232377511</text:p>
          </table:table-cell>
          <table:table-cell table:formula="of:=RAND()*100" office:value-type="float" office:value="71.576020703607" calcext:value-type="float">
            <text:p>71.576020703607</text:p>
          </table:table-cell>
          <table:table-cell table:formula="of:=[.A232]*0.987+[.B232]*-0.1+1" office:value-type="float" office:value="45.0940737652996" calcext:value-type="float">
            <text:p>45.0940737652996</text:p>
          </table:table-cell>
        </table:table-row>
        <table:table-row table:style-name="ro1">
          <table:table-cell table:formula="of:=RAND()*100" office:value-type="float" office:value="5.8674863264919" calcext:value-type="float">
            <text:p>5.8674863264919</text:p>
          </table:table-cell>
          <table:table-cell table:formula="of:=RAND()*100" office:value-type="float" office:value="51.3721046353263" calcext:value-type="float">
            <text:p>51.3721046353263</text:p>
          </table:table-cell>
          <table:table-cell table:formula="of:=[.A233]*0.987+[.B233]*-0.1+1" office:value-type="float" office:value="1.65399854071487" calcext:value-type="float">
            <text:p>1.65399854071487</text:p>
          </table:table-cell>
        </table:table-row>
        <table:table-row table:style-name="ro1">
          <table:table-cell table:formula="of:=RAND()*100" office:value-type="float" office:value="59.6199007899845" calcext:value-type="float">
            <text:p>59.6199007899845</text:p>
          </table:table-cell>
          <table:table-cell table:formula="of:=RAND()*100" office:value-type="float" office:value="44.591885187642" calcext:value-type="float">
            <text:p>44.591885187642</text:p>
          </table:table-cell>
          <table:table-cell table:formula="of:=[.A234]*0.987+[.B234]*-0.1+1" office:value-type="float" office:value="55.3856535609505" calcext:value-type="float">
            <text:p>55.3856535609505</text:p>
          </table:table-cell>
        </table:table-row>
        <table:table-row table:style-name="ro1">
          <table:table-cell table:formula="of:=RAND()*100" office:value-type="float" office:value="54.2505236503853" calcext:value-type="float">
            <text:p>54.2505236503853</text:p>
          </table:table-cell>
          <table:table-cell table:formula="of:=RAND()*100" office:value-type="float" office:value="56.5426268674048" calcext:value-type="float">
            <text:p>56.5426268674048</text:p>
          </table:table-cell>
          <table:table-cell table:formula="of:=[.A235]*0.987+[.B235]*-0.1+1" office:value-type="float" office:value="48.8910041561898" calcext:value-type="float">
            <text:p>48.8910041561898</text:p>
          </table:table-cell>
        </table:table-row>
        <table:table-row table:style-name="ro1">
          <table:table-cell table:formula="of:=RAND()*100" office:value-type="float" office:value="76.7242769204421" calcext:value-type="float">
            <text:p>76.7242769204421</text:p>
          </table:table-cell>
          <table:table-cell table:formula="of:=RAND()*100" office:value-type="float" office:value="3.30654579838837" calcext:value-type="float">
            <text:p>3.30654579838837</text:p>
          </table:table-cell>
          <table:table-cell table:formula="of:=[.A236]*0.987+[.B236]*-0.1+1" office:value-type="float" office:value="76.3962067406375" calcext:value-type="float">
            <text:p>76.3962067406375</text:p>
          </table:table-cell>
        </table:table-row>
        <table:table-row table:style-name="ro1">
          <table:table-cell table:formula="of:=RAND()*100" office:value-type="float" office:value="63.6320379733635" calcext:value-type="float">
            <text:p>63.6320379733635</text:p>
          </table:table-cell>
          <table:table-cell table:formula="of:=RAND()*100" office:value-type="float" office:value="3.43272657750615" calcext:value-type="float">
            <text:p>3.43272657750615</text:p>
          </table:table-cell>
          <table:table-cell table:formula="of:=[.A237]*0.987+[.B237]*-0.1+1" office:value-type="float" office:value="63.4615488219592" calcext:value-type="float">
            <text:p>63.4615488219592</text:p>
          </table:table-cell>
        </table:table-row>
        <table:table-row table:style-name="ro1">
          <table:table-cell table:formula="of:=RAND()*100" office:value-type="float" office:value="44.0139771900606" calcext:value-type="float">
            <text:p>44.0139771900606</text:p>
          </table:table-cell>
          <table:table-cell table:formula="of:=RAND()*100" office:value-type="float" office:value="69.11326965615" calcext:value-type="float">
            <text:p>69.11326965615</text:p>
          </table:table-cell>
          <table:table-cell table:formula="of:=[.A238]*0.987+[.B238]*-0.1+1" office:value-type="float" office:value="37.5304685209748" calcext:value-type="float">
            <text:p>37.5304685209748</text:p>
          </table:table-cell>
        </table:table-row>
        <table:table-row table:style-name="ro1">
          <table:table-cell table:formula="of:=RAND()*100" office:value-type="float" office:value="25.6311479571299" calcext:value-type="float">
            <text:p>25.6311479571299</text:p>
          </table:table-cell>
          <table:table-cell table:formula="of:=RAND()*100" office:value-type="float" office:value="78.9230911928181" calcext:value-type="float">
            <text:p>78.9230911928181</text:p>
          </table:table-cell>
          <table:table-cell table:formula="of:=[.A239]*0.987+[.B239]*-0.1+1" office:value-type="float" office:value="18.4056339144054" calcext:value-type="float">
            <text:p>18.4056339144054</text:p>
          </table:table-cell>
        </table:table-row>
        <table:table-row table:style-name="ro1">
          <table:table-cell table:formula="of:=RAND()*100" office:value-type="float" office:value="46.1569127258743" calcext:value-type="float">
            <text:p>46.1569127258743</text:p>
          </table:table-cell>
          <table:table-cell table:formula="of:=RAND()*100" office:value-type="float" office:value="12.9008211425991" calcext:value-type="float">
            <text:p>12.9008211425991</text:p>
          </table:table-cell>
          <table:table-cell table:formula="of:=[.A240]*0.987+[.B240]*-0.1+1" office:value-type="float" office:value="45.266790746178" calcext:value-type="float">
            <text:p>45.266790746178</text:p>
          </table:table-cell>
        </table:table-row>
        <table:table-row table:style-name="ro1">
          <table:table-cell table:formula="of:=RAND()*100" office:value-type="float" office:value="48.2478034936518" calcext:value-type="float">
            <text:p>48.2478034936518</text:p>
          </table:table-cell>
          <table:table-cell table:formula="of:=RAND()*100" office:value-type="float" office:value="32.3592030222026" calcext:value-type="float">
            <text:p>32.3592030222026</text:p>
          </table:table-cell>
          <table:table-cell table:formula="of:=[.A241]*0.987+[.B241]*-0.1+1" office:value-type="float" office:value="45.384661746014" calcext:value-type="float">
            <text:p>45.384661746014</text:p>
          </table:table-cell>
        </table:table-row>
        <table:table-row table:style-name="ro1">
          <table:table-cell table:formula="of:=RAND()*100" office:value-type="float" office:value="5.96993147621969" calcext:value-type="float">
            <text:p>5.96993147621969</text:p>
          </table:table-cell>
          <table:table-cell table:formula="of:=RAND()*100" office:value-type="float" office:value="92.7089104093673" calcext:value-type="float">
            <text:p>92.7089104093673</text:p>
          </table:table-cell>
          <table:table-cell table:formula="of:=[.A242]*0.987+[.B242]*-0.1+1" office:value-type="float" office:value="-2.37856867390789" calcext:value-type="float">
            <text:p>-2.37856867390789</text:p>
          </table:table-cell>
        </table:table-row>
        <table:table-row table:style-name="ro1">
          <table:table-cell table:formula="of:=RAND()*100" office:value-type="float" office:value="3.10680454119716" calcext:value-type="float">
            <text:p>3.10680454119716</text:p>
          </table:table-cell>
          <table:table-cell table:formula="of:=RAND()*100" office:value-type="float" office:value="9.27781490543667" calcext:value-type="float">
            <text:p>9.27781490543667</text:p>
          </table:table-cell>
          <table:table-cell table:formula="of:=[.A243]*0.987+[.B243]*-0.1+1" office:value-type="float" office:value="3.13863459161793" calcext:value-type="float">
            <text:p>3.13863459161793</text:p>
          </table:table-cell>
        </table:table-row>
        <table:table-row table:style-name="ro1">
          <table:table-cell table:formula="of:=RAND()*100" office:value-type="float" office:value="49.3220469382695" calcext:value-type="float">
            <text:p>49.3220469382695</text:p>
          </table:table-cell>
          <table:table-cell table:formula="of:=RAND()*100" office:value-type="float" office:value="44.8348336270217" calcext:value-type="float">
            <text:p>44.8348336270217</text:p>
          </table:table-cell>
          <table:table-cell table:formula="of:=[.A244]*0.987+[.B244]*-0.1+1" office:value-type="float" office:value="45.1973769653699" calcext:value-type="float">
            <text:p>45.1973769653699</text:p>
          </table:table-cell>
        </table:table-row>
        <table:table-row table:style-name="ro1">
          <table:table-cell table:formula="of:=RAND()*100" office:value-type="float" office:value="84.1842311832767" calcext:value-type="float">
            <text:p>84.1842311832767</text:p>
          </table:table-cell>
          <table:table-cell table:formula="of:=RAND()*100" office:value-type="float" office:value="29.609759992678" calcext:value-type="float">
            <text:p>29.609759992678</text:p>
          </table:table-cell>
          <table:table-cell table:formula="of:=[.A245]*0.987+[.B245]*-0.1+1" office:value-type="float" office:value="81.1288601786263" calcext:value-type="float">
            <text:p>81.1288601786263</text:p>
          </table:table-cell>
        </table:table-row>
        <table:table-row table:style-name="ro1">
          <table:table-cell table:formula="of:=RAND()*100" office:value-type="float" office:value="56.8698825707609" calcext:value-type="float">
            <text:p>56.8698825707609</text:p>
          </table:table-cell>
          <table:table-cell table:formula="of:=RAND()*100" office:value-type="float" office:value="22.4484427786655" calcext:value-type="float">
            <text:p>22.4484427786655</text:p>
          </table:table-cell>
          <table:table-cell table:formula="of:=[.A246]*0.987+[.B246]*-0.1+1" office:value-type="float" office:value="54.8857298194745" calcext:value-type="float">
            <text:p>54.8857298194745</text:p>
          </table:table-cell>
        </table:table-row>
        <table:table-row table:style-name="ro1">
          <table:table-cell table:formula="of:=RAND()*100" office:value-type="float" office:value="15.7403057830176" calcext:value-type="float">
            <text:p>15.7403057830176</text:p>
          </table:table-cell>
          <table:table-cell table:formula="of:=RAND()*100" office:value-type="float" office:value="95.1310029292369" calcext:value-type="float">
            <text:p>95.1310029292369</text:p>
          </table:table-cell>
          <table:table-cell table:formula="of:=[.A247]*0.987+[.B247]*-0.1+1" office:value-type="float" office:value="7.02258151491463" calcext:value-type="float">
            <text:p>7.02258151491463</text:p>
          </table:table-cell>
        </table:table-row>
        <table:table-row table:style-name="ro1">
          <table:table-cell table:formula="of:=RAND()*100" office:value-type="float" office:value="25.4999662291575" calcext:value-type="float">
            <text:p>25.4999662291575</text:p>
          </table:table-cell>
          <table:table-cell table:formula="of:=RAND()*100" office:value-type="float" office:value="33.1133626227182" calcext:value-type="float">
            <text:p>33.1133626227182</text:p>
          </table:table-cell>
          <table:table-cell table:formula="of:=[.A248]*0.987+[.B248]*-0.1+1" office:value-type="float" office:value="22.8571304059066" calcext:value-type="float">
            <text:p>22.8571304059066</text:p>
          </table:table-cell>
        </table:table-row>
        <table:table-row table:style-name="ro1">
          <table:table-cell table:formula="of:=RAND()*100" office:value-type="float" office:value="14.7509256320875" calcext:value-type="float">
            <text:p>14.7509256320875</text:p>
          </table:table-cell>
          <table:table-cell table:formula="of:=RAND()*100" office:value-type="float" office:value="88.0230668871729" calcext:value-type="float">
            <text:p>88.0230668871729</text:p>
          </table:table-cell>
          <table:table-cell table:formula="of:=[.A249]*0.987+[.B249]*-0.1+1" office:value-type="float" office:value="6.75685691015309" calcext:value-type="float">
            <text:p>6.75685691015309</text:p>
          </table:table-cell>
        </table:table-row>
        <table:table-row table:style-name="ro1">
          <table:table-cell table:formula="of:=RAND()*100" office:value-type="float" office:value="92.2883386996687" calcext:value-type="float">
            <text:p>92.2883386996687</text:p>
          </table:table-cell>
          <table:table-cell table:formula="of:=RAND()*100" office:value-type="float" office:value="7.78077543272562" calcext:value-type="float">
            <text:p>7.78077543272562</text:p>
          </table:table-cell>
          <table:table-cell table:formula="of:=[.A250]*0.987+[.B250]*-0.1+1" office:value-type="float" office:value="91.3105127533004" calcext:value-type="float">
            <text:p>91.3105127533004</text:p>
          </table:table-cell>
        </table:table-row>
        <table:table-row table:style-name="ro1">
          <table:table-cell table:formula="of:=RAND()*100" office:value-type="float" office:value="29.8550943613341" calcext:value-type="float">
            <text:p>29.8550943613341</text:p>
          </table:table-cell>
          <table:table-cell table:formula="of:=RAND()*100" office:value-type="float" office:value="67.5357522826553" calcext:value-type="float">
            <text:p>67.5357522826553</text:p>
          </table:table-cell>
          <table:table-cell table:formula="of:=[.A251]*0.987+[.B251]*-0.1+1" office:value-type="float" office:value="23.7134029063713" calcext:value-type="float">
            <text:p>23.7134029063713</text:p>
          </table:table-cell>
        </table:table-row>
        <table:table-row table:style-name="ro1">
          <table:table-cell table:formula="of:=RAND()*100" office:value-type="float" office:value="14.0692753996535" calcext:value-type="float">
            <text:p>14.0692753996535</text:p>
          </table:table-cell>
          <table:table-cell table:formula="of:=RAND()*100" office:value-type="float" office:value="15.3023613010009" calcext:value-type="float">
            <text:p>15.3023613010009</text:p>
          </table:table-cell>
          <table:table-cell table:formula="of:=[.A252]*0.987+[.B252]*-0.1+1" office:value-type="float" office:value="13.3561386893579" calcext:value-type="float">
            <text:p>13.3561386893579</text:p>
          </table:table-cell>
        </table:table-row>
        <table:table-row table:style-name="ro1">
          <table:table-cell table:formula="of:=RAND()*100" office:value-type="float" office:value="13.4251202741764" calcext:value-type="float">
            <text:p>13.4251202741764</text:p>
          </table:table-cell>
          <table:table-cell table:formula="of:=RAND()*100" office:value-type="float" office:value="38.2532763598296" calcext:value-type="float">
            <text:p>38.2532763598296</text:p>
          </table:table-cell>
          <table:table-cell table:formula="of:=[.A253]*0.987+[.B253]*-0.1+1" office:value-type="float" office:value="10.4252660746292" calcext:value-type="float">
            <text:p>10.4252660746292</text:p>
          </table:table-cell>
        </table:table-row>
        <table:table-row table:style-name="ro1">
          <table:table-cell table:formula="of:=RAND()*100" office:value-type="float" office:value="39.8591147057628" calcext:value-type="float">
            <text:p>39.8591147057628</text:p>
          </table:table-cell>
          <table:table-cell table:formula="of:=RAND()*100" office:value-type="float" office:value="86.3222174390711" calcext:value-type="float">
            <text:p>86.3222174390711</text:p>
          </table:table-cell>
          <table:table-cell table:formula="of:=[.A254]*0.987+[.B254]*-0.1+1" office:value-type="float" office:value="31.7087244706808" calcext:value-type="float">
            <text:p>31.7087244706808</text:p>
          </table:table-cell>
        </table:table-row>
        <table:table-row table:style-name="ro1">
          <table:table-cell table:formula="of:=RAND()*100" office:value-type="float" office:value="79.6474097845664" calcext:value-type="float">
            <text:p>79.6474097845664</text:p>
          </table:table-cell>
          <table:table-cell table:formula="of:=RAND()*100" office:value-type="float" office:value="24.5203579564112" calcext:value-type="float">
            <text:p>24.5203579564112</text:p>
          </table:table-cell>
          <table:table-cell table:formula="of:=[.A255]*0.987+[.B255]*-0.1+1" office:value-type="float" office:value="77.1599576617259" calcext:value-type="float">
            <text:p>77.1599576617259</text:p>
          </table:table-cell>
        </table:table-row>
        <table:table-row table:style-name="ro1">
          <table:table-cell table:formula="of:=RAND()*100" office:value-type="float" office:value="43.1511710075652" calcext:value-type="float">
            <text:p>43.1511710075652</text:p>
          </table:table-cell>
          <table:table-cell table:formula="of:=RAND()*100" office:value-type="float" office:value="73.6043090449448" calcext:value-type="float">
            <text:p>73.6043090449448</text:p>
          </table:table-cell>
          <table:table-cell table:formula="of:=[.A256]*0.987+[.B256]*-0.1+1" office:value-type="float" office:value="36.2297748799724" calcext:value-type="float">
            <text:p>36.2297748799724</text:p>
          </table:table-cell>
        </table:table-row>
        <table:table-row table:style-name="ro1">
          <table:table-cell table:formula="of:=RAND()*100" office:value-type="float" office:value="48.2223286225649" calcext:value-type="float">
            <text:p>48.2223286225649</text:p>
          </table:table-cell>
          <table:table-cell table:formula="of:=RAND()*100" office:value-type="float" office:value="39.5439034056012" calcext:value-type="float">
            <text:p>39.5439034056012</text:p>
          </table:table-cell>
          <table:table-cell table:formula="of:=[.A257]*0.987+[.B257]*-0.1+1" office:value-type="float" office:value="44.6410480099114" calcext:value-type="float">
            <text:p>44.6410480099114</text:p>
          </table:table-cell>
        </table:table-row>
        <table:table-row table:style-name="ro1">
          <table:table-cell table:formula="of:=RAND()*100" office:value-type="float" office:value="10.612812402578" calcext:value-type="float">
            <text:p>10.612812402578</text:p>
          </table:table-cell>
          <table:table-cell table:formula="of:=RAND()*100" office:value-type="float" office:value="40.8666027412636" calcext:value-type="float">
            <text:p>40.8666027412636</text:p>
          </table:table-cell>
          <table:table-cell table:formula="of:=[.A258]*0.987+[.B258]*-0.1+1" office:value-type="float" office:value="7.38818556721808" calcext:value-type="float">
            <text:p>7.38818556721808</text:p>
          </table:table-cell>
        </table:table-row>
        <table:table-row table:style-name="ro1">
          <table:table-cell table:formula="of:=RAND()*100" office:value-type="float" office:value="26.5683670132836" calcext:value-type="float">
            <text:p>26.5683670132836</text:p>
          </table:table-cell>
          <table:table-cell table:formula="of:=RAND()*100" office:value-type="float" office:value="7.67283812688868" calcext:value-type="float">
            <text:p>7.67283812688868</text:p>
          </table:table-cell>
          <table:table-cell table:formula="of:=[.A259]*0.987+[.B259]*-0.1+1" office:value-type="float" office:value="26.455694429422" calcext:value-type="float">
            <text:p>26.455694429422</text:p>
          </table:table-cell>
        </table:table-row>
        <table:table-row table:style-name="ro1">
          <table:table-cell table:formula="of:=RAND()*100" office:value-type="float" office:value="50.6726067867547" calcext:value-type="float">
            <text:p>50.6726067867547</text:p>
          </table:table-cell>
          <table:table-cell table:formula="of:=RAND()*100" office:value-type="float" office:value="52.7596541108647" calcext:value-type="float">
            <text:p>52.7596541108647</text:p>
          </table:table-cell>
          <table:table-cell table:formula="of:=[.A260]*0.987+[.B260]*-0.1+1" office:value-type="float" office:value="45.7378974874404" calcext:value-type="float">
            <text:p>45.7378974874404</text:p>
          </table:table-cell>
        </table:table-row>
        <table:table-row table:style-name="ro1">
          <table:table-cell table:formula="of:=RAND()*100" office:value-type="float" office:value="21.5778518950602" calcext:value-type="float">
            <text:p>21.5778518950602</text:p>
          </table:table-cell>
          <table:table-cell table:formula="of:=RAND()*100" office:value-type="float" office:value="58.7255918129007" calcext:value-type="float">
            <text:p>58.7255918129007</text:p>
          </table:table-cell>
          <table:table-cell table:formula="of:=[.A261]*0.987+[.B261]*-0.1+1" office:value-type="float" office:value="16.4247806391343" calcext:value-type="float">
            <text:p>16.4247806391343</text:p>
          </table:table-cell>
        </table:table-row>
        <table:table-row table:style-name="ro1">
          <table:table-cell table:formula="of:=RAND()*100" office:value-type="float" office:value="89.7240205700817" calcext:value-type="float">
            <text:p>89.7240205700817</text:p>
          </table:table-cell>
          <table:table-cell table:formula="of:=RAND()*100" office:value-type="float" office:value="85.1604505003893" calcext:value-type="float">
            <text:p>85.1604505003893</text:p>
          </table:table-cell>
          <table:table-cell table:formula="of:=[.A262]*0.987+[.B262]*-0.1+1" office:value-type="float" office:value="81.0415632526317" calcext:value-type="float">
            <text:p>81.0415632526317</text:p>
          </table:table-cell>
        </table:table-row>
        <table:table-row table:style-name="ro1">
          <table:table-cell table:formula="of:=RAND()*100" office:value-type="float" office:value="35.1969531412571" calcext:value-type="float">
            <text:p>35.1969531412571</text:p>
          </table:table-cell>
          <table:table-cell table:formula="of:=RAND()*100" office:value-type="float" office:value="6.72012772948027" calcext:value-type="float">
            <text:p>6.72012772948027</text:p>
          </table:table-cell>
          <table:table-cell table:formula="of:=[.A263]*0.987+[.B263]*-0.1+1" office:value-type="float" office:value="35.0673799774727" calcext:value-type="float">
            <text:p>35.0673799774727</text:p>
          </table:table-cell>
        </table:table-row>
        <table:table-row table:style-name="ro1">
          <table:table-cell table:formula="of:=RAND()*100" office:value-type="float" office:value="73.9614919925309" calcext:value-type="float">
            <text:p>73.9614919925309</text:p>
          </table:table-cell>
          <table:table-cell table:formula="of:=RAND()*100" office:value-type="float" office:value="52.1677959531971" calcext:value-type="float">
            <text:p>52.1677959531971</text:p>
          </table:table-cell>
          <table:table-cell table:formula="of:=[.A264]*0.987+[.B264]*-0.1+1" office:value-type="float" office:value="68.7832130013083" calcext:value-type="float">
            <text:p>68.7832130013083</text:p>
          </table:table-cell>
        </table:table-row>
        <table:table-row table:style-name="ro1">
          <table:table-cell table:formula="of:=RAND()*100" office:value-type="float" office:value="39.2876167549391" calcext:value-type="float">
            <text:p>39.2876167549391</text:p>
          </table:table-cell>
          <table:table-cell table:formula="of:=RAND()*100" office:value-type="float" office:value="42.2834511101347" calcext:value-type="float">
            <text:p>42.2834511101347</text:p>
          </table:table-cell>
          <table:table-cell table:formula="of:=[.A265]*0.987+[.B265]*-0.1+1" office:value-type="float" office:value="35.5485326261114" calcext:value-type="float">
            <text:p>35.5485326261114</text:p>
          </table:table-cell>
        </table:table-row>
        <table:table-row table:style-name="ro1">
          <table:table-cell table:formula="of:=RAND()*100" office:value-type="float" office:value="55.5858446225744" calcext:value-type="float">
            <text:p>55.5858446225744</text:p>
          </table:table-cell>
          <table:table-cell table:formula="of:=RAND()*100" office:value-type="float" office:value="43.0564482292331" calcext:value-type="float">
            <text:p>43.0564482292331</text:p>
          </table:table-cell>
          <table:table-cell table:formula="of:=[.A266]*0.987+[.B266]*-0.1+1" office:value-type="float" office:value="51.5575838195576" calcext:value-type="float">
            <text:p>51.5575838195576</text:p>
          </table:table-cell>
        </table:table-row>
        <table:table-row table:style-name="ro1">
          <table:table-cell table:formula="of:=RAND()*100" office:value-type="float" office:value="43.1201378566704" calcext:value-type="float">
            <text:p>43.1201378566704</text:p>
          </table:table-cell>
          <table:table-cell table:formula="of:=RAND()*100" office:value-type="float" office:value="56.4782240730963" calcext:value-type="float">
            <text:p>56.4782240730963</text:p>
          </table:table-cell>
          <table:table-cell table:formula="of:=[.A267]*0.987+[.B267]*-0.1+1" office:value-type="float" office:value="37.911753657224" calcext:value-type="float">
            <text:p>37.911753657224</text:p>
          </table:table-cell>
        </table:table-row>
        <table:table-row table:style-name="ro1">
          <table:table-cell table:formula="of:=RAND()*100" office:value-type="float" office:value="4.74501858446608" calcext:value-type="float">
            <text:p>4.74501858446608</text:p>
          </table:table-cell>
          <table:table-cell table:formula="of:=RAND()*100" office:value-type="float" office:value="88.4208425577948" calcext:value-type="float">
            <text:p>88.4208425577948</text:p>
          </table:table-cell>
          <table:table-cell table:formula="of:=[.A268]*0.987+[.B268]*-0.1+1" office:value-type="float" office:value="-3.15875091291146" calcext:value-type="float">
            <text:p>-3.15875091291146</text:p>
          </table:table-cell>
        </table:table-row>
        <table:table-row table:style-name="ro1">
          <table:table-cell table:formula="of:=RAND()*100" office:value-type="float" office:value="31.3290199760673" calcext:value-type="float">
            <text:p>31.3290199760673</text:p>
          </table:table-cell>
          <table:table-cell table:formula="of:=RAND()*100" office:value-type="float" office:value="40.6279145800213" calcext:value-type="float">
            <text:p>40.6279145800213</text:p>
          </table:table-cell>
          <table:table-cell table:formula="of:=[.A269]*0.987+[.B269]*-0.1+1" office:value-type="float" office:value="27.8589512583763" calcext:value-type="float">
            <text:p>27.8589512583763</text:p>
          </table:table-cell>
        </table:table-row>
        <table:table-row table:style-name="ro1">
          <table:table-cell table:formula="of:=RAND()*100" office:value-type="float" office:value="4.09723687413364" calcext:value-type="float">
            <text:p>4.09723687413364</text:p>
          </table:table-cell>
          <table:table-cell table:formula="of:=RAND()*100" office:value-type="float" office:value="32.513513703906" calcext:value-type="float">
            <text:p>32.513513703906</text:p>
          </table:table-cell>
          <table:table-cell table:formula="of:=[.A270]*0.987+[.B270]*-0.1+1" office:value-type="float" office:value="1.7926214243793" calcext:value-type="float">
            <text:p>1.7926214243793</text:p>
          </table:table-cell>
        </table:table-row>
        <table:table-row table:style-name="ro1">
          <table:table-cell table:formula="of:=RAND()*100" office:value-type="float" office:value="87.8958213156852" calcext:value-type="float">
            <text:p>87.8958213156852</text:p>
          </table:table-cell>
          <table:table-cell table:formula="of:=RAND()*100" office:value-type="float" office:value="34.1356901563144" calcext:value-type="float">
            <text:p>34.1356901563144</text:p>
          </table:table-cell>
          <table:table-cell table:formula="of:=[.A271]*0.987+[.B271]*-0.1+1" office:value-type="float" office:value="84.3396066229498" calcext:value-type="float">
            <text:p>84.3396066229498</text:p>
          </table:table-cell>
        </table:table-row>
        <table:table-row table:style-name="ro1">
          <table:table-cell table:formula="of:=RAND()*100" office:value-type="float" office:value="86.9296601690658" calcext:value-type="float">
            <text:p>86.9296601690658</text:p>
          </table:table-cell>
          <table:table-cell table:formula="of:=RAND()*100" office:value-type="float" office:value="4.91218933059275" calcext:value-type="float">
            <text:p>4.91218933059275</text:p>
          </table:table-cell>
          <table:table-cell table:formula="of:=[.A272]*0.987+[.B272]*-0.1+1" office:value-type="float" office:value="86.3083556538087" calcext:value-type="float">
            <text:p>86.3083556538087</text:p>
          </table:table-cell>
        </table:table-row>
        <table:table-row table:style-name="ro1">
          <table:table-cell table:formula="of:=RAND()*100" office:value-type="float" office:value="29.6088733309138" calcext:value-type="float">
            <text:p>29.6088733309138</text:p>
          </table:table-cell>
          <table:table-cell table:formula="of:=RAND()*100" office:value-type="float" office:value="42.9450715625949" calcext:value-type="float">
            <text:p>42.9450715625949</text:p>
          </table:table-cell>
          <table:table-cell table:formula="of:=[.A273]*0.987+[.B273]*-0.1+1" office:value-type="float" office:value="25.9294508213524" calcext:value-type="float">
            <text:p>25.9294508213524</text:p>
          </table:table-cell>
        </table:table-row>
        <table:table-row table:style-name="ro1">
          <table:table-cell table:formula="of:=RAND()*100" office:value-type="float" office:value="52.1746644491712" calcext:value-type="float">
            <text:p>52.1746644491712</text:p>
          </table:table-cell>
          <table:table-cell table:formula="of:=RAND()*100" office:value-type="float" office:value="77.7242680452278" calcext:value-type="float">
            <text:p>77.7242680452278</text:p>
          </table:table-cell>
          <table:table-cell table:formula="of:=[.A274]*0.987+[.B274]*-0.1+1" office:value-type="float" office:value="44.7239670068092" calcext:value-type="float">
            <text:p>44.7239670068092</text:p>
          </table:table-cell>
        </table:table-row>
        <table:table-row table:style-name="ro1">
          <table:table-cell table:formula="of:=RAND()*100" office:value-type="float" office:value="72.1739183633865" calcext:value-type="float">
            <text:p>72.1739183633865</text:p>
          </table:table-cell>
          <table:table-cell table:formula="of:=RAND()*100" office:value-type="float" office:value="0.918108911296172" calcext:value-type="float">
            <text:p>0.918108911296172</text:p>
          </table:table-cell>
          <table:table-cell table:formula="of:=[.A275]*0.987+[.B275]*-0.1+1" office:value-type="float" office:value="72.1438465335328" calcext:value-type="float">
            <text:p>72.1438465335328</text:p>
          </table:table-cell>
        </table:table-row>
        <table:table-row table:style-name="ro1">
          <table:table-cell table:formula="of:=RAND()*100" office:value-type="float" office:value="54.3046217046148" calcext:value-type="float">
            <text:p>54.3046217046148</text:p>
          </table:table-cell>
          <table:table-cell table:formula="of:=RAND()*100" office:value-type="float" office:value="5.06683617062204" calcext:value-type="float">
            <text:p>5.06683617062204</text:p>
          </table:table-cell>
          <table:table-cell table:formula="of:=[.A276]*0.987+[.B276]*-0.1+1" office:value-type="float" office:value="54.0919780053927" calcext:value-type="float">
            <text:p>54.0919780053927</text:p>
          </table:table-cell>
        </table:table-row>
        <table:table-row table:style-name="ro1">
          <table:table-cell table:formula="of:=RAND()*100" office:value-type="float" office:value="1.23724720830679" calcext:value-type="float">
            <text:p>1.23724720830679</text:p>
          </table:table-cell>
          <table:table-cell table:formula="of:=RAND()*100" office:value-type="float" office:value="83.1961598669724" calcext:value-type="float">
            <text:p>83.1961598669724</text:p>
          </table:table-cell>
          <table:table-cell table:formula="of:=[.A277]*0.987+[.B277]*-0.1+1" office:value-type="float" office:value="-6.09845299209844" calcext:value-type="float">
            <text:p>-6.09845299209844</text:p>
          </table:table-cell>
        </table:table-row>
        <table:table-row table:style-name="ro1">
          <table:table-cell table:formula="of:=RAND()*100" office:value-type="float" office:value="29.8335919918199" calcext:value-type="float">
            <text:p>29.8335919918199</text:p>
          </table:table-cell>
          <table:table-cell table:formula="of:=RAND()*100" office:value-type="float" office:value="4.41086987534717" calcext:value-type="float">
            <text:p>4.41086987534717</text:p>
          </table:table-cell>
          <table:table-cell table:formula="of:=[.A278]*0.987+[.B278]*-0.1+1" office:value-type="float" office:value="30.0046683083915" calcext:value-type="float">
            <text:p>30.0046683083915</text:p>
          </table:table-cell>
        </table:table-row>
        <table:table-row table:style-name="ro1">
          <table:table-cell table:formula="of:=RAND()*100" office:value-type="float" office:value="53.7106311012569" calcext:value-type="float">
            <text:p>53.7106311012569</text:p>
          </table:table-cell>
          <table:table-cell table:formula="of:=RAND()*100" office:value-type="float" office:value="94.2557566497674" calcext:value-type="float">
            <text:p>94.2557566497674</text:p>
          </table:table-cell>
          <table:table-cell table:formula="of:=[.A279]*0.987+[.B279]*-0.1+1" office:value-type="float" office:value="44.5868172319638" calcext:value-type="float">
            <text:p>44.5868172319638</text:p>
          </table:table-cell>
        </table:table-row>
        <table:table-row table:style-name="ro1">
          <table:table-cell table:formula="of:=RAND()*100" office:value-type="float" office:value="25.7412564708821" calcext:value-type="float">
            <text:p>25.7412564708821</text:p>
          </table:table-cell>
          <table:table-cell table:formula="of:=RAND()*100" office:value-type="float" office:value="55.350948173269" calcext:value-type="float">
            <text:p>55.350948173269</text:p>
          </table:table-cell>
          <table:table-cell table:formula="of:=[.A280]*0.987+[.B280]*-0.1+1" office:value-type="float" office:value="20.8715253194337" calcext:value-type="float">
            <text:p>20.8715253194337</text:p>
          </table:table-cell>
        </table:table-row>
        <table:table-row table:style-name="ro1">
          <table:table-cell table:formula="of:=RAND()*100" office:value-type="float" office:value="44.0908811497973" calcext:value-type="float">
            <text:p>44.0908811497973</text:p>
          </table:table-cell>
          <table:table-cell table:formula="of:=RAND()*100" office:value-type="float" office:value="44.1432409369669" calcext:value-type="float">
            <text:p>44.1432409369669</text:p>
          </table:table-cell>
          <table:table-cell table:formula="of:=[.A281]*0.987+[.B281]*-0.1+1" office:value-type="float" office:value="40.1033756011532" calcext:value-type="float">
            <text:p>40.1033756011532</text:p>
          </table:table-cell>
        </table:table-row>
        <table:table-row table:style-name="ro1">
          <table:table-cell table:formula="of:=RAND()*100" office:value-type="float" office:value="3.17299277444295" calcext:value-type="float">
            <text:p>3.17299277444295</text:p>
          </table:table-cell>
          <table:table-cell table:formula="of:=RAND()*100" office:value-type="float" office:value="94.805764946344" calcext:value-type="float">
            <text:p>94.805764946344</text:p>
          </table:table-cell>
          <table:table-cell table:formula="of:=[.A282]*0.987+[.B282]*-0.1+1" office:value-type="float" office:value="-5.3488326262592" calcext:value-type="float">
            <text:p>-5.3488326262592</text:p>
          </table:table-cell>
        </table:table-row>
        <table:table-row table:style-name="ro1">
          <table:table-cell table:formula="of:=RAND()*100" office:value-type="float" office:value="16.2671372896057" calcext:value-type="float">
            <text:p>16.2671372896057</text:p>
          </table:table-cell>
          <table:table-cell table:formula="of:=RAND()*100" office:value-type="float" office:value="16.0649184294543" calcext:value-type="float">
            <text:p>16.0649184294543</text:p>
          </table:table-cell>
          <table:table-cell table:formula="of:=[.A283]*0.987+[.B283]*-0.1+1" office:value-type="float" office:value="15.4491726618954" calcext:value-type="float">
            <text:p>15.4491726618954</text:p>
          </table:table-cell>
        </table:table-row>
        <table:table-row table:style-name="ro1">
          <table:table-cell table:formula="of:=RAND()*100" office:value-type="float" office:value="39.8577272586809" calcext:value-type="float">
            <text:p>39.8577272586809</text:p>
          </table:table-cell>
          <table:table-cell table:formula="of:=RAND()*100" office:value-type="float" office:value="59.5015743303431" calcext:value-type="float">
            <text:p>59.5015743303431</text:p>
          </table:table-cell>
          <table:table-cell table:formula="of:=[.A284]*0.987+[.B284]*-0.1+1" office:value-type="float" office:value="34.3894193712837" calcext:value-type="float">
            <text:p>34.3894193712837</text:p>
          </table:table-cell>
        </table:table-row>
        <table:table-row table:style-name="ro1">
          <table:table-cell table:formula="of:=RAND()*100" office:value-type="float" office:value="72.0628943188549" calcext:value-type="float">
            <text:p>72.0628943188549</text:p>
          </table:table-cell>
          <table:table-cell table:formula="of:=RAND()*100" office:value-type="float" office:value="56.5891510987511" calcext:value-type="float">
            <text:p>56.5891510987511</text:p>
          </table:table-cell>
          <table:table-cell table:formula="of:=[.A285]*0.987+[.B285]*-0.1+1" office:value-type="float" office:value="66.4671615828346" calcext:value-type="float">
            <text:p>66.4671615828346</text:p>
          </table:table-cell>
        </table:table-row>
        <table:table-row table:style-name="ro1">
          <table:table-cell table:formula="of:=RAND()*100" office:value-type="float" office:value="3.93553604143955" calcext:value-type="float">
            <text:p>3.93553604143955</text:p>
          </table:table-cell>
          <table:table-cell table:formula="of:=RAND()*100" office:value-type="float" office:value="30.3527862308845" calcext:value-type="float">
            <text:p>30.3527862308845</text:p>
          </table:table-cell>
          <table:table-cell table:formula="of:=[.A286]*0.987+[.B286]*-0.1+1" office:value-type="float" office:value="1.84909544981239" calcext:value-type="float">
            <text:p>1.84909544981239</text:p>
          </table:table-cell>
        </table:table-row>
        <table:table-row table:style-name="ro1">
          <table:table-cell table:formula="of:=RAND()*100" office:value-type="float" office:value="13.4952724120269" calcext:value-type="float">
            <text:p>13.4952724120269</text:p>
          </table:table-cell>
          <table:table-cell table:formula="of:=RAND()*100" office:value-type="float" office:value="92.2664418585205" calcext:value-type="float">
            <text:p>92.2664418585205</text:p>
          </table:table-cell>
          <table:table-cell table:formula="of:=[.A287]*0.987+[.B287]*-0.1+1" office:value-type="float" office:value="5.09318968481852" calcext:value-type="float">
            <text:p>5.09318968481852</text:p>
          </table:table-cell>
        </table:table-row>
        <table:table-row table:style-name="ro1">
          <table:table-cell table:formula="of:=RAND()*100" office:value-type="float" office:value="53.8656431108005" calcext:value-type="float">
            <text:p>53.8656431108005</text:p>
          </table:table-cell>
          <table:table-cell table:formula="of:=RAND()*100" office:value-type="float" office:value="41.9563690854573" calcext:value-type="float">
            <text:p>41.9563690854573</text:p>
          </table:table-cell>
          <table:table-cell table:formula="of:=[.A288]*0.987+[.B288]*-0.1+1" office:value-type="float" office:value="49.9697528418143" calcext:value-type="float">
            <text:p>49.9697528418143</text:p>
          </table:table-cell>
        </table:table-row>
        <table:table-row table:style-name="ro1">
          <table:table-cell table:formula="of:=RAND()*100" office:value-type="float" office:value="45.648968865252" calcext:value-type="float">
            <text:p>45.648968865252</text:p>
          </table:table-cell>
          <table:table-cell table:formula="of:=RAND()*100" office:value-type="float" office:value="52.6392370659476" calcext:value-type="float">
            <text:p>52.6392370659476</text:p>
          </table:table-cell>
          <table:table-cell table:formula="of:=[.A289]*0.987+[.B289]*-0.1+1" office:value-type="float" office:value="40.791608563409" calcext:value-type="float">
            <text:p>40.791608563409</text:p>
          </table:table-cell>
        </table:table-row>
        <table:table-row table:style-name="ro1">
          <table:table-cell table:formula="of:=RAND()*100" office:value-type="float" office:value="67.0762009236564" calcext:value-type="float">
            <text:p>67.0762009236564</text:p>
          </table:table-cell>
          <table:table-cell table:formula="of:=RAND()*100" office:value-type="float" office:value="38.8280524749715" calcext:value-type="float">
            <text:p>38.8280524749715</text:p>
          </table:table-cell>
          <table:table-cell table:formula="of:=[.A290]*0.987+[.B290]*-0.1+1" office:value-type="float" office:value="63.3214050641517" calcext:value-type="float">
            <text:p>63.3214050641517</text:p>
          </table:table-cell>
        </table:table-row>
        <table:table-row table:style-name="ro1">
          <table:table-cell table:formula="of:=RAND()*100" office:value-type="float" office:value="46.8441869940549" calcext:value-type="float">
            <text:p>46.8441869940549</text:p>
          </table:table-cell>
          <table:table-cell table:formula="of:=RAND()*100" office:value-type="float" office:value="39.8695112988292" calcext:value-type="float">
            <text:p>39.8695112988292</text:p>
          </table:table-cell>
          <table:table-cell table:formula="of:=[.A291]*0.987+[.B291]*-0.1+1" office:value-type="float" office:value="43.2482614332492" calcext:value-type="float">
            <text:p>43.2482614332492</text:p>
          </table:table-cell>
        </table:table-row>
        <table:table-row table:style-name="ro1">
          <table:table-cell table:formula="of:=RAND()*100" office:value-type="float" office:value="87.767385681051" calcext:value-type="float">
            <text:p>87.767385681051</text:p>
          </table:table-cell>
          <table:table-cell table:formula="of:=RAND()*100" office:value-type="float" office:value="34.5178737004456" calcext:value-type="float">
            <text:p>34.5178737004456</text:p>
          </table:table-cell>
          <table:table-cell table:formula="of:=[.A292]*0.987+[.B292]*-0.1+1" office:value-type="float" office:value="84.1746222971528" calcext:value-type="float">
            <text:p>84.1746222971528</text:p>
          </table:table-cell>
        </table:table-row>
        <table:table-row table:style-name="ro1">
          <table:table-cell table:formula="of:=RAND()*100" office:value-type="float" office:value="12.3807593023795" calcext:value-type="float">
            <text:p>12.3807593023795</text:p>
          </table:table-cell>
          <table:table-cell table:formula="of:=RAND()*100" office:value-type="float" office:value="11.4204117346226" calcext:value-type="float">
            <text:p>11.4204117346226</text:p>
          </table:table-cell>
          <table:table-cell table:formula="of:=[.A293]*0.987+[.B293]*-0.1+1" office:value-type="float" office:value="12.0777682579864" calcext:value-type="float">
            <text:p>12.0777682579864</text:p>
          </table:table-cell>
        </table:table-row>
        <table:table-row table:style-name="ro1">
          <table:table-cell table:formula="of:=RAND()*100" office:value-type="float" office:value="81.9366849291164" calcext:value-type="float">
            <text:p>81.9366849291164</text:p>
          </table:table-cell>
          <table:table-cell table:formula="of:=RAND()*100" office:value-type="float" office:value="42.091745866002" calcext:value-type="float">
            <text:p>42.091745866002</text:p>
          </table:table-cell>
          <table:table-cell table:formula="of:=[.A294]*0.987+[.B294]*-0.1+1" office:value-type="float" office:value="77.6623334384377" calcext:value-type="float">
            <text:p>77.6623334384377</text:p>
          </table:table-cell>
        </table:table-row>
        <table:table-row table:style-name="ro1">
          <table:table-cell table:formula="of:=RAND()*100" office:value-type="float" office:value="6.96893859041151" calcext:value-type="float">
            <text:p>6.96893859041151</text:p>
          </table:table-cell>
          <table:table-cell table:formula="of:=RAND()*100" office:value-type="float" office:value="71.3199438928489" calcext:value-type="float">
            <text:p>71.3199438928489</text:p>
          </table:table-cell>
          <table:table-cell table:formula="of:=[.A295]*0.987+[.B295]*-0.1+1" office:value-type="float" office:value="0.746347999451268" calcext:value-type="float">
            <text:p>0.746347999451268</text:p>
          </table:table-cell>
        </table:table-row>
        <table:table-row table:style-name="ro1">
          <table:table-cell table:formula="of:=RAND()*100" office:value-type="float" office:value="14.2048846217063" calcext:value-type="float">
            <text:p>14.2048846217063</text:p>
          </table:table-cell>
          <table:table-cell table:formula="of:=RAND()*100" office:value-type="float" office:value="6.86116234184041" calcext:value-type="float">
            <text:p>6.86116234184041</text:p>
          </table:table-cell>
          <table:table-cell table:formula="of:=[.A296]*0.987+[.B296]*-0.1+1" office:value-type="float" office:value="14.3341048874401" calcext:value-type="float">
            <text:p>14.3341048874401</text:p>
          </table:table-cell>
        </table:table-row>
        <table:table-row table:style-name="ro1">
          <table:table-cell table:formula="of:=RAND()*100" office:value-type="float" office:value="66.4858583270051" calcext:value-type="float">
            <text:p>66.4858583270051</text:p>
          </table:table-cell>
          <table:table-cell table:formula="of:=RAND()*100" office:value-type="float" office:value="65.3849746539674" calcext:value-type="float">
            <text:p>65.3849746539674</text:p>
          </table:table-cell>
          <table:table-cell table:formula="of:=[.A297]*0.987+[.B297]*-0.1+1" office:value-type="float" office:value="60.0830447033573" calcext:value-type="float">
            <text:p>60.0830447033573</text:p>
          </table:table-cell>
        </table:table-row>
        <table:table-row table:style-name="ro1">
          <table:table-cell table:formula="of:=RAND()*100" office:value-type="float" office:value="48.984676213291" calcext:value-type="float">
            <text:p>48.984676213291</text:p>
          </table:table-cell>
          <table:table-cell table:formula="of:=RAND()*100" office:value-type="float" office:value="75.8241789141693" calcext:value-type="float">
            <text:p>75.8241789141693</text:p>
          </table:table-cell>
          <table:table-cell table:formula="of:=[.A298]*0.987+[.B298]*-0.1+1" office:value-type="float" office:value="41.7654575311013" calcext:value-type="float">
            <text:p>41.7654575311013</text:p>
          </table:table-cell>
        </table:table-row>
        <table:table-row table:style-name="ro1">
          <table:table-cell table:formula="of:=RAND()*100" office:value-type="float" office:value="77.4541151568837" calcext:value-type="float">
            <text:p>77.4541151568837</text:p>
          </table:table-cell>
          <table:table-cell table:formula="of:=RAND()*100" office:value-type="float" office:value="80.2521770812184" calcext:value-type="float">
            <text:p>80.2521770812184</text:p>
          </table:table-cell>
          <table:table-cell table:formula="of:=[.A299]*0.987+[.B299]*-0.1+1" office:value-type="float" office:value="69.4219939517224" calcext:value-type="float">
            <text:p>69.4219939517224</text:p>
          </table:table-cell>
        </table:table-row>
        <table:table-row table:style-name="ro1">
          <table:table-cell table:formula="of:=RAND()*100" office:value-type="float" office:value="31.8666614551159" calcext:value-type="float">
            <text:p>31.8666614551159</text:p>
          </table:table-cell>
          <table:table-cell table:formula="of:=RAND()*100" office:value-type="float" office:value="27.7464308563572" calcext:value-type="float">
            <text:p>27.7464308563572</text:p>
          </table:table-cell>
          <table:table-cell table:formula="of:=[.A300]*0.987+[.B300]*-0.1+1" office:value-type="float" office:value="29.6777517705637" calcext:value-type="float">
            <text:p>29.6777517705637</text:p>
          </table:table-cell>
        </table:table-row>
        <table:table-row table:style-name="ro1">
          <table:table-cell table:formula="of:=RAND()*100" office:value-type="float" office:value="82.2562662456548" calcext:value-type="float">
            <text:p>82.2562662456548</text:p>
          </table:table-cell>
          <table:table-cell table:formula="of:=RAND()*100" office:value-type="float" office:value="87.1516243103042" calcext:value-type="float">
            <text:p>87.1516243103042</text:p>
          </table:table-cell>
          <table:table-cell table:formula="of:=[.A301]*0.987+[.B301]*-0.1+1" office:value-type="float" office:value="73.4717723534309" calcext:value-type="float">
            <text:p>73.4717723534309</text:p>
          </table:table-cell>
        </table:table-row>
        <table:table-row table:style-name="ro1">
          <table:table-cell table:formula="of:=RAND()*100" office:value-type="float" office:value="64.3847836218609" calcext:value-type="float">
            <text:p>64.3847836218609</text:p>
          </table:table-cell>
          <table:table-cell table:formula="of:=RAND()*100" office:value-type="float" office:value="20.5891973203905" calcext:value-type="float">
            <text:p>20.5891973203905</text:p>
          </table:table-cell>
          <table:table-cell table:formula="of:=[.A302]*0.987+[.B302]*-0.1+1" office:value-type="float" office:value="62.4888617027377" calcext:value-type="float">
            <text:p>62.4888617027377</text:p>
          </table:table-cell>
        </table:table-row>
        <table:table-row table:style-name="ro1">
          <table:table-cell table:formula="of:=RAND()*100" office:value-type="float" office:value="50.8358848506" calcext:value-type="float">
            <text:p>50.8358848506</text:p>
          </table:table-cell>
          <table:table-cell table:formula="of:=RAND()*100" office:value-type="float" office:value="3.81462782343462" calcext:value-type="float">
            <text:p>3.81462782343462</text:p>
          </table:table-cell>
          <table:table-cell table:formula="of:=[.A303]*0.987+[.B303]*-0.1+1" office:value-type="float" office:value="50.7935555651988" calcext:value-type="float">
            <text:p>50.7935555651988</text:p>
          </table:table-cell>
        </table:table-row>
        <table:table-row table:style-name="ro1">
          <table:table-cell table:formula="of:=RAND()*100" office:value-type="float" office:value="15.453515643623" calcext:value-type="float">
            <text:p>15.453515643623</text:p>
          </table:table-cell>
          <table:table-cell table:formula="of:=RAND()*100" office:value-type="float" office:value="45.3192182279807" calcext:value-type="float">
            <text:p>45.3192182279807</text:p>
          </table:table-cell>
          <table:table-cell table:formula="of:=[.A304]*0.987+[.B304]*-0.1+1" office:value-type="float" office:value="11.7206981174578" calcext:value-type="float">
            <text:p>11.7206981174578</text:p>
          </table:table-cell>
        </table:table-row>
        <table:table-row table:style-name="ro1">
          <table:table-cell table:formula="of:=RAND()*100" office:value-type="float" office:value="23.0891520746873" calcext:value-type="float">
            <text:p>23.0891520746873</text:p>
          </table:table-cell>
          <table:table-cell table:formula="of:=RAND()*100" office:value-type="float" office:value="28.8104474615837" calcext:value-type="float">
            <text:p>28.8104474615837</text:p>
          </table:table-cell>
          <table:table-cell table:formula="of:=[.A305]*0.987+[.B305]*-0.1+1" office:value-type="float" office:value="20.907948351558" calcext:value-type="float">
            <text:p>20.907948351558</text:p>
          </table:table-cell>
        </table:table-row>
        <table:table-row table:style-name="ro1">
          <table:table-cell table:formula="of:=RAND()*100" office:value-type="float" office:value="61.2352097737866" calcext:value-type="float">
            <text:p>61.2352097737866</text:p>
          </table:table-cell>
          <table:table-cell table:formula="of:=RAND()*100" office:value-type="float" office:value="11.7226892546235" calcext:value-type="float">
            <text:p>11.7226892546235</text:p>
          </table:table-cell>
          <table:table-cell table:formula="of:=[.A306]*0.987+[.B306]*-0.1+1" office:value-type="float" office:value="60.266883121265" calcext:value-type="float">
            <text:p>60.266883121265</text:p>
          </table:table-cell>
        </table:table-row>
        <table:table-row table:style-name="ro1">
          <table:table-cell table:formula="of:=RAND()*100" office:value-type="float" office:value="41.0056136655723" calcext:value-type="float">
            <text:p>41.0056136655723</text:p>
          </table:table-cell>
          <table:table-cell table:formula="of:=RAND()*100" office:value-type="float" office:value="1.08566915776108" calcext:value-type="float">
            <text:p>1.08566915776108</text:p>
          </table:table-cell>
          <table:table-cell table:formula="of:=[.A307]*0.987+[.B307]*-0.1+1" office:value-type="float" office:value="41.3639737721437" calcext:value-type="float">
            <text:p>41.3639737721437</text:p>
          </table:table-cell>
        </table:table-row>
        <table:table-row table:style-name="ro1">
          <table:table-cell table:formula="of:=RAND()*100" office:value-type="float" office:value="89.6340414471594" calcext:value-type="float">
            <text:p>89.6340414471594</text:p>
          </table:table-cell>
          <table:table-cell table:formula="of:=RAND()*100" office:value-type="float" office:value="35.044710410663" calcext:value-type="float">
            <text:p>35.044710410663</text:p>
          </table:table-cell>
          <table:table-cell table:formula="of:=[.A308]*0.987+[.B308]*-0.1+1" office:value-type="float" office:value="85.96432786728" calcext:value-type="float">
            <text:p>85.96432786728</text:p>
          </table:table-cell>
        </table:table-row>
        <table:table-row table:style-name="ro1">
          <table:table-cell table:formula="of:=RAND()*100" office:value-type="float" office:value="31.3149247819018" calcext:value-type="float">
            <text:p>31.3149247819018</text:p>
          </table:table-cell>
          <table:table-cell table:formula="of:=RAND()*100" office:value-type="float" office:value="26.2987730188374" calcext:value-type="float">
            <text:p>26.2987730188374</text:p>
          </table:table-cell>
          <table:table-cell table:formula="of:=[.A309]*0.987+[.B309]*-0.1+1" office:value-type="float" office:value="29.2779534578533" calcext:value-type="float">
            <text:p>29.2779534578533</text:p>
          </table:table-cell>
        </table:table-row>
        <table:table-row table:style-name="ro1">
          <table:table-cell table:formula="of:=RAND()*100" office:value-type="float" office:value="4.57350257900072" calcext:value-type="float">
            <text:p>4.57350257900072</text:p>
          </table:table-cell>
          <table:table-cell table:formula="of:=RAND()*100" office:value-type="float" office:value="65.7384324959837" calcext:value-type="float">
            <text:p>65.7384324959837</text:p>
          </table:table-cell>
          <table:table-cell table:formula="of:=[.A310]*0.987+[.B310]*-0.1+1" office:value-type="float" office:value="-1.05979620412466" calcext:value-type="float">
            <text:p>-1.05979620412466</text:p>
          </table:table-cell>
        </table:table-row>
        <table:table-row table:style-name="ro1">
          <table:table-cell table:formula="of:=RAND()*100" office:value-type="float" office:value="30.8850390480389" calcext:value-type="float">
            <text:p>30.8850390480389</text:p>
          </table:table-cell>
          <table:table-cell table:formula="of:=RAND()*100" office:value-type="float" office:value="70.2201789931176" calcext:value-type="float">
            <text:p>70.2201789931176</text:p>
          </table:table-cell>
          <table:table-cell table:formula="of:=[.A311]*0.987+[.B311]*-0.1+1" office:value-type="float" office:value="24.4615156411026" calcext:value-type="float">
            <text:p>24.4615156411026</text:p>
          </table:table-cell>
        </table:table-row>
        <table:table-row table:style-name="ro1">
          <table:table-cell table:formula="of:=RAND()*100" office:value-type="float" office:value="94.5057485128714" calcext:value-type="float">
            <text:p>94.5057485128714</text:p>
          </table:table-cell>
          <table:table-cell table:formula="of:=RAND()*100" office:value-type="float" office:value="42.5383026231623" calcext:value-type="float">
            <text:p>42.5383026231623</text:p>
          </table:table-cell>
          <table:table-cell table:formula="of:=[.A312]*0.987+[.B312]*-0.1+1" office:value-type="float" office:value="90.0233435198878" calcext:value-type="float">
            <text:p>90.0233435198878</text:p>
          </table:table-cell>
        </table:table-row>
        <table:table-row table:style-name="ro1">
          <table:table-cell table:formula="of:=RAND()*100" office:value-type="float" office:value="53.6019102361522" calcext:value-type="float">
            <text:p>53.6019102361522</text:p>
          </table:table-cell>
          <table:table-cell table:formula="of:=RAND()*100" office:value-type="float" office:value="45.4297117124218" calcext:value-type="float">
            <text:p>45.4297117124218</text:p>
          </table:table-cell>
          <table:table-cell table:formula="of:=[.A313]*0.987+[.B313]*-0.1+1" office:value-type="float" office:value="49.3621142318401" calcext:value-type="float">
            <text:p>49.3621142318401</text:p>
          </table:table-cell>
        </table:table-row>
        <table:table-row table:style-name="ro1">
          <table:table-cell table:formula="of:=RAND()*100" office:value-type="float" office:value="48.1545809546588" calcext:value-type="float">
            <text:p>48.1545809546588</text:p>
          </table:table-cell>
          <table:table-cell table:formula="of:=RAND()*100" office:value-type="float" office:value="74.6301542513487" calcext:value-type="float">
            <text:p>74.6301542513487</text:p>
          </table:table-cell>
          <table:table-cell table:formula="of:=[.A314]*0.987+[.B314]*-0.1+1" office:value-type="float" office:value="41.0655559771133" calcext:value-type="float">
            <text:p>41.0655559771133</text:p>
          </table:table-cell>
        </table:table-row>
        <table:table-row table:style-name="ro1">
          <table:table-cell table:formula="of:=RAND()*100" office:value-type="float" office:value="75.5290636488096" calcext:value-type="float">
            <text:p>75.5290636488096</text:p>
          </table:table-cell>
          <table:table-cell table:formula="of:=RAND()*100" office:value-type="float" office:value="17.3311606353807" calcext:value-type="float">
            <text:p>17.3311606353807</text:p>
          </table:table-cell>
          <table:table-cell table:formula="of:=[.A315]*0.987+[.B315]*-0.1+1" office:value-type="float" office:value="73.814069757837" calcext:value-type="float">
            <text:p>73.814069757837</text:p>
          </table:table-cell>
        </table:table-row>
        <table:table-row table:style-name="ro1">
          <table:table-cell table:formula="of:=RAND()*100" office:value-type="float" office:value="12.2176596208449" calcext:value-type="float">
            <text:p>12.2176596208449</text:p>
          </table:table-cell>
          <table:table-cell table:formula="of:=RAND()*100" office:value-type="float" office:value="85.7684331806107" calcext:value-type="float">
            <text:p>85.7684331806107</text:p>
          </table:table-cell>
          <table:table-cell table:formula="of:=[.A316]*0.987+[.B316]*-0.1+1" office:value-type="float" office:value="4.48198672771288" calcext:value-type="float">
            <text:p>4.48198672771288</text:p>
          </table:table-cell>
        </table:table-row>
        <table:table-row table:style-name="ro1">
          <table:table-cell table:formula="of:=RAND()*100" office:value-type="float" office:value="31.73808548798" calcext:value-type="float">
            <text:p>31.73808548798</text:p>
          </table:table-cell>
          <table:table-cell table:formula="of:=RAND()*100" office:value-type="float" office:value="65.6059558219527" calcext:value-type="float">
            <text:p>65.6059558219527</text:p>
          </table:table-cell>
          <table:table-cell table:formula="of:=[.A317]*0.987+[.B317]*-0.1+1" office:value-type="float" office:value="25.764894794441" calcext:value-type="float">
            <text:p>25.764894794441</text:p>
          </table:table-cell>
        </table:table-row>
        <table:table-row table:style-name="ro1">
          <table:table-cell table:formula="of:=RAND()*100" office:value-type="float" office:value="86.9502792842391" calcext:value-type="float">
            <text:p>86.9502792842391</text:p>
          </table:table-cell>
          <table:table-cell table:formula="of:=RAND()*100" office:value-type="float" office:value="33.9932154118327" calcext:value-type="float">
            <text:p>33.9932154118327</text:p>
          </table:table-cell>
          <table:table-cell table:formula="of:=[.A318]*0.987+[.B318]*-0.1+1" office:value-type="float" office:value="83.4206041123607" calcext:value-type="float">
            <text:p>83.4206041123607</text:p>
          </table:table-cell>
        </table:table-row>
        <table:table-row table:style-name="ro1">
          <table:table-cell table:formula="of:=RAND()*100" office:value-type="float" office:value="54.317116284323" calcext:value-type="float">
            <text:p>54.317116284323</text:p>
          </table:table-cell>
          <table:table-cell table:formula="of:=RAND()*100" office:value-type="float" office:value="40.9081601053601" calcext:value-type="float">
            <text:p>40.9081601053601</text:p>
          </table:table-cell>
          <table:table-cell table:formula="of:=[.A319]*0.987+[.B319]*-0.1+1" office:value-type="float" office:value="50.5201777620908" calcext:value-type="float">
            <text:p>50.5201777620908</text:p>
          </table:table-cell>
        </table:table-row>
        <table:table-row table:style-name="ro1">
          <table:table-cell table:formula="of:=RAND()*100" office:value-type="float" office:value="82.0866162786428" calcext:value-type="float">
            <text:p>82.0866162786428</text:p>
          </table:table-cell>
          <table:table-cell table:formula="of:=RAND()*100" office:value-type="float" office:value="53.6703612153414" calcext:value-type="float">
            <text:p>53.6703612153414</text:p>
          </table:table-cell>
          <table:table-cell table:formula="of:=[.A320]*0.987+[.B320]*-0.1+1" office:value-type="float" office:value="76.6524541454863" calcext:value-type="float">
            <text:p>76.6524541454863</text:p>
          </table:table-cell>
        </table:table-row>
        <table:table-row table:style-name="ro1">
          <table:table-cell table:formula="of:=RAND()*100" office:value-type="float" office:value="39.6252535165368" calcext:value-type="float">
            <text:p>39.6252535165368</text:p>
          </table:table-cell>
          <table:table-cell table:formula="of:=RAND()*100" office:value-type="float" office:value="44.886461972501" calcext:value-type="float">
            <text:p>44.886461972501</text:p>
          </table:table-cell>
          <table:table-cell table:formula="of:=[.A321]*0.987+[.B321]*-0.1+1" office:value-type="float" office:value="35.6214790235717" calcext:value-type="float">
            <text:p>35.6214790235717</text:p>
          </table:table-cell>
        </table:table-row>
        <table:table-row table:style-name="ro1">
          <table:table-cell table:formula="of:=RAND()*100" office:value-type="float" office:value="68.5078859194916" calcext:value-type="float">
            <text:p>68.5078859194916</text:p>
          </table:table-cell>
          <table:table-cell table:formula="of:=RAND()*100" office:value-type="float" office:value="58.6553425485703" calcext:value-type="float">
            <text:p>58.6553425485703</text:p>
          </table:table-cell>
          <table:table-cell table:formula="of:=[.A322]*0.987+[.B322]*-0.1+1" office:value-type="float" office:value="62.7517491476812" calcext:value-type="float">
            <text:p>62.7517491476812</text:p>
          </table:table-cell>
        </table:table-row>
        <table:table-row table:style-name="ro1">
          <table:table-cell table:formula="of:=RAND()*100" office:value-type="float" office:value="88.787991451843" calcext:value-type="float">
            <text:p>88.787991451843</text:p>
          </table:table-cell>
          <table:table-cell table:formula="of:=RAND()*100" office:value-type="float" office:value="73.8187935297166" calcext:value-type="float">
            <text:p>73.8187935297166</text:p>
          </table:table-cell>
          <table:table-cell table:formula="of:=[.A323]*0.987+[.B323]*-0.1+1" office:value-type="float" office:value="81.2518682099974" calcext:value-type="float">
            <text:p>81.2518682099974</text:p>
          </table:table-cell>
        </table:table-row>
        <table:table-row table:style-name="ro1">
          <table:table-cell table:formula="of:=RAND()*100" office:value-type="float" office:value="60.8527009510046" calcext:value-type="float">
            <text:p>60.8527009510046</text:p>
          </table:table-cell>
          <table:table-cell table:formula="of:=RAND()*100" office:value-type="float" office:value="2.26272062366313" calcext:value-type="float">
            <text:p>2.26272062366313</text:p>
          </table:table-cell>
          <table:table-cell table:formula="of:=[.A324]*0.987+[.B324]*-0.1+1" office:value-type="float" office:value="60.8353437762752" calcext:value-type="float">
            <text:p>60.8353437762752</text:p>
          </table:table-cell>
        </table:table-row>
        <table:table-row table:style-name="ro1">
          <table:table-cell table:formula="of:=RAND()*100" office:value-type="float" office:value="85.0756966181454" calcext:value-type="float">
            <text:p>85.0756966181454</text:p>
          </table:table-cell>
          <table:table-cell table:formula="of:=RAND()*100" office:value-type="float" office:value="7.16107552142639" calcext:value-type="float">
            <text:p>7.16107552142639</text:p>
          </table:table-cell>
          <table:table-cell table:formula="of:=[.A325]*0.987+[.B325]*-0.1+1" office:value-type="float" office:value="84.2536050099669" calcext:value-type="float">
            <text:p>84.2536050099669</text:p>
          </table:table-cell>
        </table:table-row>
        <table:table-row table:style-name="ro1">
          <table:table-cell table:formula="of:=RAND()*100" office:value-type="float" office:value="38.3880921835573" calcext:value-type="float">
            <text:p>38.3880921835573</text:p>
          </table:table-cell>
          <table:table-cell table:formula="of:=RAND()*100" office:value-type="float" office:value="67.7515202454064" calcext:value-type="float">
            <text:p>67.7515202454064</text:p>
          </table:table-cell>
          <table:table-cell table:formula="of:=[.A326]*0.987+[.B326]*-0.1+1" office:value-type="float" office:value="32.1138949606304" calcext:value-type="float">
            <text:p>32.1138949606304</text:p>
          </table:table-cell>
        </table:table-row>
        <table:table-row table:style-name="ro1">
          <table:table-cell table:formula="of:=RAND()*100" office:value-type="float" office:value="5.06481543536995" calcext:value-type="float">
            <text:p>5.06481543536995</text:p>
          </table:table-cell>
          <table:table-cell table:formula="of:=RAND()*100" office:value-type="float" office:value="55.5761101740323" calcext:value-type="float">
            <text:p>55.5761101740323</text:p>
          </table:table-cell>
          <table:table-cell table:formula="of:=[.A327]*0.987+[.B327]*-0.1+1" office:value-type="float" office:value="0.441361817306916" calcext:value-type="float">
            <text:p>0.441361817306916</text:p>
          </table:table-cell>
        </table:table-row>
        <table:table-row table:style-name="ro1">
          <table:table-cell table:formula="of:=RAND()*100" office:value-type="float" office:value="12.4821858640004" calcext:value-type="float">
            <text:p>12.4821858640004</text:p>
          </table:table-cell>
          <table:table-cell table:formula="of:=RAND()*100" office:value-type="float" office:value="92.6982345924386" calcext:value-type="float">
            <text:p>92.6982345924386</text:p>
          </table:table-cell>
          <table:table-cell table:formula="of:=[.A328]*0.987+[.B328]*-0.1+1" office:value-type="float" office:value="4.05009398852458" calcext:value-type="float">
            <text:p>4.05009398852458</text:p>
          </table:table-cell>
        </table:table-row>
        <table:table-row table:style-name="ro1">
          <table:table-cell table:formula="of:=RAND()*100" office:value-type="float" office:value="63.9448149462264" calcext:value-type="float">
            <text:p>63.9448149462264</text:p>
          </table:table-cell>
          <table:table-cell table:formula="of:=RAND()*100" office:value-type="float" office:value="74.9674876368902" calcext:value-type="float">
            <text:p>74.9674876368902</text:p>
          </table:table-cell>
          <table:table-cell table:formula="of:=[.A329]*0.987+[.B329]*-0.1+1" office:value-type="float" office:value="56.6167835882365" calcext:value-type="float">
            <text:p>56.6167835882365</text:p>
          </table:table-cell>
        </table:table-row>
        <table:table-row table:style-name="ro1">
          <table:table-cell table:formula="of:=RAND()*100" office:value-type="float" office:value="79.6396004848053" calcext:value-type="float">
            <text:p>79.6396004848053</text:p>
          </table:table-cell>
          <table:table-cell table:formula="of:=RAND()*100" office:value-type="float" office:value="42.7961772690397" calcext:value-type="float">
            <text:p>42.7961772690397</text:p>
          </table:table-cell>
          <table:table-cell table:formula="of:=[.A330]*0.987+[.B330]*-0.1+1" office:value-type="float" office:value="75.3246679515988" calcext:value-type="float">
            <text:p>75.3246679515988</text:p>
          </table:table-cell>
        </table:table-row>
        <table:table-row table:style-name="ro1">
          <table:table-cell table:formula="of:=RAND()*100" office:value-type="float" office:value="64.0505590557593" calcext:value-type="float">
            <text:p>64.0505590557593</text:p>
          </table:table-cell>
          <table:table-cell table:formula="of:=RAND()*100" office:value-type="float" office:value="79.9382015045211" calcext:value-type="float">
            <text:p>79.9382015045211</text:p>
          </table:table-cell>
          <table:table-cell table:formula="of:=[.A331]*0.987+[.B331]*-0.1+1" office:value-type="float" office:value="56.2240816375823" calcext:value-type="float">
            <text:p>56.2240816375823</text:p>
          </table:table-cell>
        </table:table-row>
        <table:table-row table:style-name="ro1">
          <table:table-cell table:formula="of:=RAND()*100" office:value-type="float" office:value="70.0836025031058" calcext:value-type="float">
            <text:p>70.0836025031058</text:p>
          </table:table-cell>
          <table:table-cell table:formula="of:=RAND()*100" office:value-type="float" office:value="61.3396225583303" calcext:value-type="float">
            <text:p>61.3396225583303</text:p>
          </table:table-cell>
          <table:table-cell table:formula="of:=[.A332]*0.987+[.B332]*-0.1+1" office:value-type="float" office:value="64.0385534147324" calcext:value-type="float">
            <text:p>64.0385534147324</text:p>
          </table:table-cell>
        </table:table-row>
        <table:table-row table:style-name="ro1">
          <table:table-cell table:formula="of:=RAND()*100" office:value-type="float" office:value="89.8865386744188" calcext:value-type="float">
            <text:p>89.8865386744188</text:p>
          </table:table-cell>
          <table:table-cell table:formula="of:=RAND()*100" office:value-type="float" office:value="64.5037393660746" calcext:value-type="float">
            <text:p>64.5037393660746</text:p>
          </table:table-cell>
          <table:table-cell table:formula="of:=[.A333]*0.987+[.B333]*-0.1+1" office:value-type="float" office:value="83.2676397350439" calcext:value-type="float">
            <text:p>83.2676397350439</text:p>
          </table:table-cell>
        </table:table-row>
        <table:table-row table:style-name="ro1">
          <table:table-cell table:formula="of:=RAND()*100" office:value-type="float" office:value="55.0541614644052" calcext:value-type="float">
            <text:p>55.0541614644052</text:p>
          </table:table-cell>
          <table:table-cell table:formula="of:=RAND()*100" office:value-type="float" office:value="68.8886294142945" calcext:value-type="float">
            <text:p>68.8886294142945</text:p>
          </table:table-cell>
          <table:table-cell table:formula="of:=[.A334]*0.987+[.B334]*-0.1+1" office:value-type="float" office:value="48.4495944239385" calcext:value-type="float">
            <text:p>48.4495944239385</text:p>
          </table:table-cell>
        </table:table-row>
        <table:table-row table:style-name="ro1">
          <table:table-cell table:formula="of:=RAND()*100" office:value-type="float" office:value="48.3974390434473" calcext:value-type="float">
            <text:p>48.3974390434473</text:p>
          </table:table-cell>
          <table:table-cell table:formula="of:=RAND()*100" office:value-type="float" office:value="92.6026515206595" calcext:value-type="float">
            <text:p>92.6026515206595</text:p>
          </table:table-cell>
          <table:table-cell table:formula="of:=[.A335]*0.987+[.B335]*-0.1+1" office:value-type="float" office:value="39.5080071838165" calcext:value-type="float">
            <text:p>39.5080071838165</text:p>
          </table:table-cell>
        </table:table-row>
        <table:table-row table:style-name="ro1">
          <table:table-cell table:formula="of:=RAND()*100" office:value-type="float" office:value="52.055771212646" calcext:value-type="float">
            <text:p>52.055771212646</text:p>
          </table:table-cell>
          <table:table-cell table:formula="of:=RAND()*100" office:value-type="float" office:value="93.4085600371704" calcext:value-type="float">
            <text:p>93.4085600371704</text:p>
          </table:table-cell>
          <table:table-cell table:formula="of:=[.A336]*0.987+[.B336]*-0.1+1" office:value-type="float" office:value="43.0381901831645" calcext:value-type="float">
            <text:p>43.0381901831645</text:p>
          </table:table-cell>
        </table:table-row>
        <table:table-row table:style-name="ro1">
          <table:table-cell table:formula="of:=RAND()*100" office:value-type="float" office:value="31.4955547648194" calcext:value-type="float">
            <text:p>31.4955547648194</text:p>
          </table:table-cell>
          <table:table-cell table:formula="of:=RAND()*100" office:value-type="float" office:value="1.92761309018703" calcext:value-type="float">
            <text:p>1.92761309018703</text:p>
          </table:table-cell>
          <table:table-cell table:formula="of:=[.A337]*0.987+[.B337]*-0.1+1" office:value-type="float" office:value="31.8933512438581" calcext:value-type="float">
            <text:p>31.8933512438581</text:p>
          </table:table-cell>
        </table:table-row>
        <table:table-row table:style-name="ro1">
          <table:table-cell table:formula="of:=RAND()*100" office:value-type="float" office:value="59.9824585141196" calcext:value-type="float">
            <text:p>59.9824585141196</text:p>
          </table:table-cell>
          <table:table-cell table:formula="of:=RAND()*100" office:value-type="float" office:value="60.8071603881675" calcext:value-type="float">
            <text:p>60.8071603881675</text:p>
          </table:table-cell>
          <table:table-cell table:formula="of:=[.A338]*0.987+[.B338]*-0.1+1" office:value-type="float" office:value="54.1219705146193" calcext:value-type="float">
            <text:p>54.1219705146193</text:p>
          </table:table-cell>
        </table:table-row>
        <table:table-row table:style-name="ro1">
          <table:table-cell table:formula="of:=RAND()*100" office:value-type="float" office:value="70.1609495319242" calcext:value-type="float">
            <text:p>70.1609495319242</text:p>
          </table:table-cell>
          <table:table-cell table:formula="of:=RAND()*100" office:value-type="float" office:value="12.9846267061417" calcext:value-type="float">
            <text:p>12.9846267061417</text:p>
          </table:table-cell>
          <table:table-cell table:formula="of:=[.A339]*0.987+[.B339]*-0.1+1" office:value-type="float" office:value="68.950394517395" calcext:value-type="float">
            <text:p>68.950394517395</text:p>
          </table:table-cell>
        </table:table-row>
        <table:table-row table:style-name="ro1">
          <table:table-cell table:formula="of:=RAND()*100" office:value-type="float" office:value="44.6327007539718" calcext:value-type="float">
            <text:p>44.6327007539718</text:p>
          </table:table-cell>
          <table:table-cell table:formula="of:=RAND()*100" office:value-type="float" office:value="99.1342433104756" calcext:value-type="float">
            <text:p>99.1342433104756</text:p>
          </table:table-cell>
          <table:table-cell table:formula="of:=[.A340]*0.987+[.B340]*-0.1+1" office:value-type="float" office:value="35.1390513131226" calcext:value-type="float">
            <text:p>35.1390513131226</text:p>
          </table:table-cell>
        </table:table-row>
        <table:table-row table:style-name="ro1">
          <table:table-cell table:formula="of:=RAND()*100" office:value-type="float" office:value="75.3124268292073" calcext:value-type="float">
            <text:p>75.3124268292073</text:p>
          </table:table-cell>
          <table:table-cell table:formula="of:=RAND()*100" office:value-type="float" office:value="13.8622503797753" calcext:value-type="float">
            <text:p>13.8622503797753</text:p>
          </table:table-cell>
          <table:table-cell table:formula="of:=[.A341]*0.987+[.B341]*-0.1+1" office:value-type="float" office:value="73.94714024245" calcext:value-type="float">
            <text:p>73.94714024245</text:p>
          </table:table-cell>
        </table:table-row>
        <table:table-row table:style-name="ro1">
          <table:table-cell table:formula="of:=RAND()*100" office:value-type="float" office:value="11.3594291492668" calcext:value-type="float">
            <text:p>11.3594291492668</text:p>
          </table:table-cell>
          <table:table-cell table:formula="of:=RAND()*100" office:value-type="float" office:value="85.2528971575424" calcext:value-type="float">
            <text:p>85.2528971575424</text:p>
          </table:table-cell>
          <table:table-cell table:formula="of:=[.A342]*0.987+[.B342]*-0.1+1" office:value-type="float" office:value="3.6864668545721" calcext:value-type="float">
            <text:p>3.6864668545721</text:p>
          </table:table-cell>
        </table:table-row>
        <table:table-row table:style-name="ro1">
          <table:table-cell table:formula="of:=RAND()*100" office:value-type="float" office:value="21.5982541404575" calcext:value-type="float">
            <text:p>21.5982541404575</text:p>
          </table:table-cell>
          <table:table-cell table:formula="of:=RAND()*100" office:value-type="float" office:value="1.03604155212806" calcext:value-type="float">
            <text:p>1.03604155212806</text:p>
          </table:table-cell>
          <table:table-cell table:formula="of:=[.A343]*0.987+[.B343]*-0.1+1" office:value-type="float" office:value="22.2138726814187" calcext:value-type="float">
            <text:p>22.2138726814187</text:p>
          </table:table-cell>
        </table:table-row>
        <table:table-row table:style-name="ro1">
          <table:table-cell table:formula="of:=RAND()*100" office:value-type="float" office:value="29.7915432574636" calcext:value-type="float">
            <text:p>29.7915432574636</text:p>
          </table:table-cell>
          <table:table-cell table:formula="of:=RAND()*100" office:value-type="float" office:value="34.8249948933325" calcext:value-type="float">
            <text:p>34.8249948933325</text:p>
          </table:table-cell>
          <table:table-cell table:formula="of:=[.A344]*0.987+[.B344]*-0.1+1" office:value-type="float" office:value="26.9217537057833" calcext:value-type="float">
            <text:p>26.9217537057833</text:p>
          </table:table-cell>
        </table:table-row>
        <table:table-row table:style-name="ro1">
          <table:table-cell table:formula="of:=RAND()*100" office:value-type="float" office:value="46.6844804943141" calcext:value-type="float">
            <text:p>46.6844804943141</text:p>
          </table:table-cell>
          <table:table-cell table:formula="of:=RAND()*100" office:value-type="float" office:value="23.5656320589037" calcext:value-type="float">
            <text:p>23.5656320589037</text:p>
          </table:table-cell>
          <table:table-cell table:formula="of:=[.A345]*0.987+[.B345]*-0.1+1" office:value-type="float" office:value="44.7210190419977" calcext:value-type="float">
            <text:p>44.7210190419977</text:p>
          </table:table-cell>
        </table:table-row>
        <table:table-row table:style-name="ro1">
          <table:table-cell table:formula="of:=RAND()*100" office:value-type="float" office:value="85.7628502789276" calcext:value-type="float">
            <text:p>85.7628502789276</text:p>
          </table:table-cell>
          <table:table-cell table:formula="of:=RAND()*100" office:value-type="float" office:value="98.2587785393535" calcext:value-type="float">
            <text:p>98.2587785393535</text:p>
          </table:table-cell>
          <table:table-cell table:formula="of:=[.A346]*0.987+[.B346]*-0.1+1" office:value-type="float" office:value="75.8220553713661" calcext:value-type="float">
            <text:p>75.8220553713661</text:p>
          </table:table-cell>
        </table:table-row>
        <table:table-row table:style-name="ro1">
          <table:table-cell table:formula="of:=RAND()*100" office:value-type="float" office:value="1.91054474856702" calcext:value-type="float">
            <text:p>1.91054474856702</text:p>
          </table:table-cell>
          <table:table-cell table:formula="of:=RAND()*100" office:value-type="float" office:value="43.6562057183529" calcext:value-type="float">
            <text:p>43.6562057183529</text:p>
          </table:table-cell>
          <table:table-cell table:formula="of:=[.A347]*0.987+[.B347]*-0.1+1" office:value-type="float" office:value="-1.47991290499964" calcext:value-type="float">
            <text:p>-1.47991290499964</text:p>
          </table:table-cell>
        </table:table-row>
        <table:table-row table:style-name="ro1">
          <table:table-cell table:formula="of:=RAND()*100" office:value-type="float" office:value="78.8299224902982" calcext:value-type="float">
            <text:p>78.8299224902982</text:p>
          </table:table-cell>
          <table:table-cell table:formula="of:=RAND()*100" office:value-type="float" office:value="98.2084647576998" calcext:value-type="float">
            <text:p>98.2084647576998</text:p>
          </table:table-cell>
          <table:table-cell table:formula="of:=[.A348]*0.987+[.B348]*-0.1+1" office:value-type="float" office:value="68.9842870221544" calcext:value-type="float">
            <text:p>68.9842870221544</text:p>
          </table:table-cell>
        </table:table-row>
        <table:table-row table:style-name="ro1">
          <table:table-cell table:formula="of:=RAND()*100" office:value-type="float" office:value="40.7889877675188" calcext:value-type="float">
            <text:p>40.7889877675188</text:p>
          </table:table-cell>
          <table:table-cell table:formula="of:=RAND()*100" office:value-type="float" office:value="55.0902999210493" calcext:value-type="float">
            <text:p>55.0902999210493</text:p>
          </table:table-cell>
          <table:table-cell table:formula="of:=[.A349]*0.987+[.B349]*-0.1+1" office:value-type="float" office:value="35.7497009344361" calcext:value-type="float">
            <text:p>35.7497009344361</text:p>
          </table:table-cell>
        </table:table-row>
        <table:table-row table:style-name="ro1">
          <table:table-cell table:formula="of:=RAND()*100" office:value-type="float" office:value="69.631734965236" calcext:value-type="float">
            <text:p>69.631734965236</text:p>
          </table:table-cell>
          <table:table-cell table:formula="of:=RAND()*100" office:value-type="float" office:value="20.1633979165203" calcext:value-type="float">
            <text:p>20.1633979165203</text:p>
          </table:table-cell>
          <table:table-cell table:formula="of:=[.A350]*0.987+[.B350]*-0.1+1" office:value-type="float" office:value="67.7101826190359" calcext:value-type="float">
            <text:p>67.7101826190359</text:p>
          </table:table-cell>
        </table:table-row>
        <table:table-row table:style-name="ro1">
          <table:table-cell table:formula="of:=RAND()*100" office:value-type="float" office:value="9.92956808215626" calcext:value-type="float">
            <text:p>9.92956808215626</text:p>
          </table:table-cell>
          <table:table-cell table:formula="of:=RAND()*100" office:value-type="float" office:value="1.41019124779941" calcext:value-type="float">
            <text:p>1.41019124779941</text:p>
          </table:table-cell>
          <table:table-cell table:formula="of:=[.A351]*0.987+[.B351]*-0.1+1" office:value-type="float" office:value="10.6594645723083" calcext:value-type="float">
            <text:p>10.6594645723083</text:p>
          </table:table-cell>
        </table:table-row>
        <table:table-row table:style-name="ro1">
          <table:table-cell table:formula="of:=RAND()*100" office:value-type="float" office:value="62.5220799543419" calcext:value-type="float">
            <text:p>62.5220799543419</text:p>
          </table:table-cell>
          <table:table-cell table:formula="of:=RAND()*100" office:value-type="float" office:value="79.966748220598" calcext:value-type="float">
            <text:p>79.966748220598</text:p>
          </table:table-cell>
          <table:table-cell table:formula="of:=[.A352]*0.987+[.B352]*-0.1+1" office:value-type="float" office:value="54.7126180928756" calcext:value-type="float">
            <text:p>54.7126180928756</text:p>
          </table:table-cell>
        </table:table-row>
        <table:table-row table:style-name="ro1">
          <table:table-cell table:formula="of:=RAND()*100" office:value-type="float" office:value="70.2030321482142" calcext:value-type="float">
            <text:p>70.2030321482142</text:p>
          </table:table-cell>
          <table:table-cell table:formula="of:=RAND()*100" office:value-type="float" office:value="23.3909414837934" calcext:value-type="float">
            <text:p>23.3909414837934</text:p>
          </table:table-cell>
          <table:table-cell table:formula="of:=[.A353]*0.987+[.B353]*-0.1+1" office:value-type="float" office:value="67.9512985819081" calcext:value-type="float">
            <text:p>67.9512985819081</text:p>
          </table:table-cell>
        </table:table-row>
        <table:table-row table:style-name="ro1">
          <table:table-cell table:formula="of:=RAND()*100" office:value-type="float" office:value="57.3777893008177" calcext:value-type="float">
            <text:p>57.3777893008177</text:p>
          </table:table-cell>
          <table:table-cell table:formula="of:=RAND()*100" office:value-type="float" office:value="90.5638695867077" calcext:value-type="float">
            <text:p>90.5638695867077</text:p>
          </table:table-cell>
          <table:table-cell table:formula="of:=[.A354]*0.987+[.B354]*-0.1+1" office:value-type="float" office:value="48.5754910812363" calcext:value-type="float">
            <text:p>48.5754910812363</text:p>
          </table:table-cell>
        </table:table-row>
        <table:table-row table:style-name="ro1">
          <table:table-cell table:formula="of:=RAND()*100" office:value-type="float" office:value="42.4981199387543" calcext:value-type="float">
            <text:p>42.4981199387543</text:p>
          </table:table-cell>
          <table:table-cell table:formula="of:=RAND()*100" office:value-type="float" office:value="81.4685406279564" calcext:value-type="float">
            <text:p>81.4685406279564</text:p>
          </table:table-cell>
          <table:table-cell table:formula="of:=[.A355]*0.987+[.B355]*-0.1+1" office:value-type="float" office:value="34.7987903167549" calcext:value-type="float">
            <text:p>34.7987903167549</text:p>
          </table:table-cell>
        </table:table-row>
        <table:table-row table:style-name="ro1">
          <table:table-cell table:formula="of:=RAND()*100" office:value-type="float" office:value="65.0041344771699" calcext:value-type="float">
            <text:p>65.0041344771699</text:p>
          </table:table-cell>
          <table:table-cell table:formula="of:=RAND()*100" office:value-type="float" office:value="70.8261439139461" calcext:value-type="float">
            <text:p>70.8261439139461</text:p>
          </table:table-cell>
          <table:table-cell table:formula="of:=[.A356]*0.987+[.B356]*-0.1+1" office:value-type="float" office:value="58.0764663375721" calcext:value-type="float">
            <text:p>58.0764663375721</text:p>
          </table:table-cell>
        </table:table-row>
        <table:table-row table:style-name="ro1">
          <table:table-cell table:formula="of:=RAND()*100" office:value-type="float" office:value="65.4873437249627" calcext:value-type="float">
            <text:p>65.4873437249627</text:p>
          </table:table-cell>
          <table:table-cell table:formula="of:=RAND()*100" office:value-type="float" office:value="41.3481810313166" calcext:value-type="float">
            <text:p>41.3481810313166</text:p>
          </table:table-cell>
          <table:table-cell table:formula="of:=[.A357]*0.987+[.B357]*-0.1+1" office:value-type="float" office:value="61.5011901534065" calcext:value-type="float">
            <text:p>61.5011901534065</text:p>
          </table:table-cell>
        </table:table-row>
        <table:table-row table:style-name="ro1">
          <table:table-cell table:formula="of:=RAND()*100" office:value-type="float" office:value="62.930794591779" calcext:value-type="float">
            <text:p>62.930794591779</text:p>
          </table:table-cell>
          <table:table-cell table:formula="of:=RAND()*100" office:value-type="float" office:value="72.8871524743165" calcext:value-type="float">
            <text:p>72.8871524743165</text:p>
          </table:table-cell>
          <table:table-cell table:formula="of:=[.A358]*0.987+[.B358]*-0.1+1" office:value-type="float" office:value="55.8239790146542" calcext:value-type="float">
            <text:p>55.8239790146542</text:p>
          </table:table-cell>
        </table:table-row>
        <table:table-row table:style-name="ro1">
          <table:table-cell table:formula="of:=RAND()*100" office:value-type="float" office:value="37.7956677869255" calcext:value-type="float">
            <text:p>37.7956677869255</text:p>
          </table:table-cell>
          <table:table-cell table:formula="of:=RAND()*100" office:value-type="float" office:value="31.052922019046" calcext:value-type="float">
            <text:p>31.052922019046</text:p>
          </table:table-cell>
          <table:table-cell table:formula="of:=[.A359]*0.987+[.B359]*-0.1+1" office:value-type="float" office:value="35.1990319037908" calcext:value-type="float">
            <text:p>35.1990319037908</text:p>
          </table:table-cell>
        </table:table-row>
        <table:table-row table:style-name="ro1">
          <table:table-cell table:formula="of:=RAND()*100" office:value-type="float" office:value="44.0690397551663" calcext:value-type="float">
            <text:p>44.0690397551663</text:p>
          </table:table-cell>
          <table:table-cell table:formula="of:=RAND()*100" office:value-type="float" office:value="91.4795669354802" calcext:value-type="float">
            <text:p>91.4795669354802</text:p>
          </table:table-cell>
          <table:table-cell table:formula="of:=[.A360]*0.987+[.B360]*-0.1+1" office:value-type="float" office:value="35.3481855448011" calcext:value-type="float">
            <text:p>35.3481855448011</text:p>
          </table:table-cell>
        </table:table-row>
        <table:table-row table:style-name="ro1">
          <table:table-cell table:formula="of:=RAND()*100" office:value-type="float" office:value="35.4461405742716" calcext:value-type="float">
            <text:p>35.4461405742716</text:p>
          </table:table-cell>
          <table:table-cell table:formula="of:=RAND()*100" office:value-type="float" office:value="72.5003517600184" calcext:value-type="float">
            <text:p>72.5003517600184</text:p>
          </table:table-cell>
          <table:table-cell table:formula="of:=[.A361]*0.987+[.B361]*-0.1+1" office:value-type="float" office:value="28.7353055708042" calcext:value-type="float">
            <text:p>28.7353055708042</text:p>
          </table:table-cell>
        </table:table-row>
        <table:table-row table:style-name="ro1">
          <table:table-cell table:formula="of:=RAND()*100" office:value-type="float" office:value="57.9032700323229" calcext:value-type="float">
            <text:p>57.9032700323229</text:p>
          </table:table-cell>
          <table:table-cell table:formula="of:=RAND()*100" office:value-type="float" office:value="0.928982998560813" calcext:value-type="float">
            <text:p>0.928982998560813</text:p>
          </table:table-cell>
          <table:table-cell table:formula="of:=[.A362]*0.987+[.B362]*-0.1+1" office:value-type="float" office:value="58.0576292220466" calcext:value-type="float">
            <text:p>58.0576292220466</text:p>
          </table:table-cell>
        </table:table-row>
        <table:table-row table:style-name="ro1">
          <table:table-cell table:formula="of:=RAND()*100" office:value-type="float" office:value="4.89127148867639" calcext:value-type="float">
            <text:p>4.89127148867639</text:p>
          </table:table-cell>
          <table:table-cell table:formula="of:=RAND()*100" office:value-type="float" office:value="42.9406201037162" calcext:value-type="float">
            <text:p>42.9406201037162</text:p>
          </table:table-cell>
          <table:table-cell table:formula="of:=[.A363]*0.987+[.B363]*-0.1+1" office:value-type="float" office:value="1.53362294895198" calcext:value-type="float">
            <text:p>1.53362294895198</text:p>
          </table:table-cell>
        </table:table-row>
        <table:table-row table:style-name="ro1">
          <table:table-cell table:formula="of:=RAND()*100" office:value-type="float" office:value="12.0343901011546" calcext:value-type="float">
            <text:p>12.0343901011546</text:p>
          </table:table-cell>
          <table:table-cell table:formula="of:=RAND()*100" office:value-type="float" office:value="10.0179746613893" calcext:value-type="float">
            <text:p>10.0179746613893</text:p>
          </table:table-cell>
          <table:table-cell table:formula="of:=[.A364]*0.987+[.B364]*-0.1+1" office:value-type="float" office:value="11.8761455637007" calcext:value-type="float">
            <text:p>11.8761455637007</text:p>
          </table:table-cell>
        </table:table-row>
        <table:table-row table:style-name="ro1">
          <table:table-cell table:formula="of:=RAND()*100" office:value-type="float" office:value="89.7530230150841" calcext:value-type="float">
            <text:p>89.7530230150841</text:p>
          </table:table-cell>
          <table:table-cell table:formula="of:=RAND()*100" office:value-type="float" office:value="35.1120961283794" calcext:value-type="float">
            <text:p>35.1120961283794</text:p>
          </table:table-cell>
          <table:table-cell table:formula="of:=[.A365]*0.987+[.B365]*-0.1+1" office:value-type="float" office:value="86.0750241030501" calcext:value-type="float">
            <text:p>86.0750241030501</text:p>
          </table:table-cell>
        </table:table-row>
        <table:table-row table:style-name="ro1">
          <table:table-cell table:formula="of:=RAND()*100" office:value-type="float" office:value="10.081980941623" calcext:value-type="float">
            <text:p>10.081980941623</text:p>
          </table:table-cell>
          <table:table-cell table:formula="of:=RAND()*100" office:value-type="float" office:value="14.4823782235577" calcext:value-type="float">
            <text:p>14.4823782235577</text:p>
          </table:table-cell>
          <table:table-cell table:formula="of:=[.A366]*0.987+[.B366]*-0.1+1" office:value-type="float" office:value="9.50267736702612" calcext:value-type="float">
            <text:p>9.50267736702612</text:p>
          </table:table-cell>
        </table:table-row>
        <table:table-row table:style-name="ro1">
          <table:table-cell table:formula="of:=RAND()*100" office:value-type="float" office:value="15.3478395886755" calcext:value-type="float">
            <text:p>15.3478395886755</text:p>
          </table:table-cell>
          <table:table-cell table:formula="of:=RAND()*100" office:value-type="float" office:value="72.7486732389071" calcext:value-type="float">
            <text:p>72.7486732389071</text:p>
          </table:table-cell>
          <table:table-cell table:formula="of:=[.A367]*0.987+[.B367]*-0.1+1" office:value-type="float" office:value="8.87345035013198" calcext:value-type="float">
            <text:p>8.87345035013198</text:p>
          </table:table-cell>
        </table:table-row>
        <table:table-row table:style-name="ro1">
          <table:table-cell table:formula="of:=RAND()*100" office:value-type="float" office:value="48.7586958106462" calcext:value-type="float">
            <text:p>48.7586958106462</text:p>
          </table:table-cell>
          <table:table-cell table:formula="of:=RAND()*100" office:value-type="float" office:value="41.5854630920411" calcext:value-type="float">
            <text:p>41.5854630920411</text:p>
          </table:table-cell>
          <table:table-cell table:formula="of:=[.A368]*0.987+[.B368]*-0.1+1" office:value-type="float" office:value="44.9662864559037" calcext:value-type="float">
            <text:p>44.9662864559037</text:p>
          </table:table-cell>
        </table:table-row>
        <table:table-row table:style-name="ro1">
          <table:table-cell table:formula="of:=RAND()*100" office:value-type="float" office:value="53.1921282562752" calcext:value-type="float">
            <text:p>53.1921282562752</text:p>
          </table:table-cell>
          <table:table-cell table:formula="of:=RAND()*100" office:value-type="float" office:value="69.1526544793693" calcext:value-type="float">
            <text:p>69.1526544793693</text:p>
          </table:table-cell>
          <table:table-cell table:formula="of:=[.A369]*0.987+[.B369]*-0.1+1" office:value-type="float" office:value="46.5853651410067" calcext:value-type="float">
            <text:p>46.5853651410067</text:p>
          </table:table-cell>
        </table:table-row>
        <table:table-row table:style-name="ro1">
          <table:table-cell table:formula="of:=RAND()*100" office:value-type="float" office:value="74.8469357045689" calcext:value-type="float">
            <text:p>74.8469357045689</text:p>
          </table:table-cell>
          <table:table-cell table:formula="of:=RAND()*100" office:value-type="float" office:value="95.3744085162414" calcext:value-type="float">
            <text:p>95.3744085162414</text:p>
          </table:table-cell>
          <table:table-cell table:formula="of:=[.A370]*0.987+[.B370]*-0.1+1" office:value-type="float" office:value="65.3364846887854" calcext:value-type="float">
            <text:p>65.3364846887854</text:p>
          </table:table-cell>
        </table:table-row>
        <table:table-row table:style-name="ro1">
          <table:table-cell table:formula="of:=RAND()*100" office:value-type="float" office:value="16.9289161397498" calcext:value-type="float">
            <text:p>16.9289161397498</text:p>
          </table:table-cell>
          <table:table-cell table:formula="of:=RAND()*100" office:value-type="float" office:value="43.5871804150763" calcext:value-type="float">
            <text:p>43.5871804150763</text:p>
          </table:table-cell>
          <table:table-cell table:formula="of:=[.A371]*0.987+[.B371]*-0.1+1" office:value-type="float" office:value="13.3501221884254" calcext:value-type="float">
            <text:p>13.3501221884254</text:p>
          </table:table-cell>
        </table:table-row>
        <table:table-row table:style-name="ro1">
          <table:table-cell table:formula="of:=RAND()*100" office:value-type="float" office:value="85.9093093205474" calcext:value-type="float">
            <text:p>85.9093093205474</text:p>
          </table:table-cell>
          <table:table-cell table:formula="of:=RAND()*100" office:value-type="float" office:value="19.5517118606185" calcext:value-type="float">
            <text:p>19.5517118606185</text:p>
          </table:table-cell>
          <table:table-cell table:formula="of:=[.A372]*0.987+[.B372]*-0.1+1" office:value-type="float" office:value="83.8373171133185" calcext:value-type="float">
            <text:p>83.8373171133185</text:p>
          </table:table-cell>
        </table:table-row>
        <table:table-row table:style-name="ro1">
          <table:table-cell table:formula="of:=RAND()*100" office:value-type="float" office:value="9.67901846169139" calcext:value-type="float">
            <text:p>9.67901846169139</text:p>
          </table:table-cell>
          <table:table-cell table:formula="of:=RAND()*100" office:value-type="float" office:value="62.5428440847669" calcext:value-type="float">
            <text:p>62.5428440847669</text:p>
          </table:table-cell>
          <table:table-cell table:formula="of:=[.A373]*0.987+[.B373]*-0.1+1" office:value-type="float" office:value="4.29890681321271" calcext:value-type="float">
            <text:p>4.29890681321271</text:p>
          </table:table-cell>
        </table:table-row>
        <table:table-row table:style-name="ro1">
          <table:table-cell table:formula="of:=RAND()*100" office:value-type="float" office:value="95.8283276177937" calcext:value-type="float">
            <text:p>95.8283276177937</text:p>
          </table:table-cell>
          <table:table-cell table:formula="of:=RAND()*100" office:value-type="float" office:value="86.5580393493915" calcext:value-type="float">
            <text:p>86.5580393493915</text:p>
          </table:table-cell>
          <table:table-cell table:formula="of:=[.A374]*0.987+[.B374]*-0.1+1" office:value-type="float" office:value="86.9267554238232" calcext:value-type="float">
            <text:p>86.9267554238232</text:p>
          </table:table-cell>
        </table:table-row>
        <table:table-row table:style-name="ro1">
          <table:table-cell table:formula="of:=RAND()*100" office:value-type="float" office:value="43.3506474317085" calcext:value-type="float">
            <text:p>43.3506474317085</text:p>
          </table:table-cell>
          <table:table-cell table:formula="of:=RAND()*100" office:value-type="float" office:value="50.4678225324648" calcext:value-type="float">
            <text:p>50.4678225324648</text:p>
          </table:table-cell>
          <table:table-cell table:formula="of:=[.A375]*0.987+[.B375]*-0.1+1" office:value-type="float" office:value="38.7403067618498" calcext:value-type="float">
            <text:p>38.7403067618498</text:p>
          </table:table-cell>
        </table:table-row>
        <table:table-row table:style-name="ro1">
          <table:table-cell table:formula="of:=RAND()*100" office:value-type="float" office:value="30.5680382588102" calcext:value-type="float">
            <text:p>30.5680382588102</text:p>
          </table:table-cell>
          <table:table-cell table:formula="of:=RAND()*100" office:value-type="float" office:value="95.3468978320137" calcext:value-type="float">
            <text:p>95.3468978320137</text:p>
          </table:table-cell>
          <table:table-cell table:formula="of:=[.A376]*0.987+[.B376]*-0.1+1" office:value-type="float" office:value="21.6359639782443" calcext:value-type="float">
            <text:p>21.6359639782443</text:p>
          </table:table-cell>
        </table:table-row>
        <table:table-row table:style-name="ro1">
          <table:table-cell table:formula="of:=RAND()*100" office:value-type="float" office:value="68.1823750278318" calcext:value-type="float">
            <text:p>68.1823750278318</text:p>
          </table:table-cell>
          <table:table-cell table:formula="of:=RAND()*100" office:value-type="float" office:value="54.6481410034019" calcext:value-type="float">
            <text:p>54.6481410034019</text:p>
          </table:table-cell>
          <table:table-cell table:formula="of:=[.A377]*0.987+[.B377]*-0.1+1" office:value-type="float" office:value="62.8311900521298" calcext:value-type="float">
            <text:p>62.8311900521298</text:p>
          </table:table-cell>
        </table:table-row>
        <table:table-row table:style-name="ro1">
          <table:table-cell table:formula="of:=RAND()*100" office:value-type="float" office:value="2.73008118031613" calcext:value-type="float">
            <text:p>2.73008118031613</text:p>
          </table:table-cell>
          <table:table-cell table:formula="of:=RAND()*100" office:value-type="float" office:value="9.53025535228653" calcext:value-type="float">
            <text:p>9.53025535228653</text:p>
          </table:table-cell>
          <table:table-cell table:formula="of:=[.A378]*0.987+[.B378]*-0.1+1" office:value-type="float" office:value="2.74156458974337" calcext:value-type="float">
            <text:p>2.74156458974337</text:p>
          </table:table-cell>
        </table:table-row>
        <table:table-row table:style-name="ro1">
          <table:table-cell table:formula="of:=RAND()*100" office:value-type="float" office:value="41.7632864688898" calcext:value-type="float">
            <text:p>41.7632864688898</text:p>
          </table:table-cell>
          <table:table-cell table:formula="of:=RAND()*100" office:value-type="float" office:value="88.0787291753169" calcext:value-type="float">
            <text:p>88.0787291753169</text:p>
          </table:table-cell>
          <table:table-cell table:formula="of:=[.A379]*0.987+[.B379]*-0.1+1" office:value-type="float" office:value="33.4124908272625" calcext:value-type="float">
            <text:p>33.4124908272625</text:p>
          </table:table-cell>
        </table:table-row>
        <table:table-row table:style-name="ro1">
          <table:table-cell table:formula="of:=RAND()*100" office:value-type="float" office:value="57.3414511455177" calcext:value-type="float">
            <text:p>57.3414511455177</text:p>
          </table:table-cell>
          <table:table-cell table:formula="of:=RAND()*100" office:value-type="float" office:value="64.8870948466871" calcext:value-type="float">
            <text:p>64.8870948466871</text:p>
          </table:table-cell>
          <table:table-cell table:formula="of:=[.A380]*0.987+[.B380]*-0.1+1" office:value-type="float" office:value="51.1073027959572" calcext:value-type="float">
            <text:p>51.1073027959572</text:p>
          </table:table-cell>
        </table:table-row>
        <table:table-row table:style-name="ro1">
          <table:table-cell table:formula="of:=RAND()*100" office:value-type="float" office:value="68.2174533422009" calcext:value-type="float">
            <text:p>68.2174533422009</text:p>
          </table:table-cell>
          <table:table-cell table:formula="of:=RAND()*100" office:value-type="float" office:value="0.0198737722600101" calcext:value-type="float">
            <text:p>0.01987377226001</text:p>
          </table:table-cell>
          <table:table-cell table:formula="of:=[.A381]*0.987+[.B381]*-0.1+1" office:value-type="float" office:value="68.3286390715263" calcext:value-type="float">
            <text:p>68.3286390715263</text:p>
          </table:table-cell>
        </table:table-row>
        <table:table-row table:style-name="ro1">
          <table:table-cell table:formula="of:=RAND()*100" office:value-type="float" office:value="79.3394863696606" calcext:value-type="float">
            <text:p>79.3394863696606</text:p>
          </table:table-cell>
          <table:table-cell table:formula="of:=RAND()*100" office:value-type="float" office:value="79.0100580252157" calcext:value-type="float">
            <text:p>79.0100580252157</text:p>
          </table:table-cell>
          <table:table-cell table:formula="of:=[.A382]*0.987+[.B382]*-0.1+1" office:value-type="float" office:value="71.4070672443335" calcext:value-type="float">
            <text:p>71.4070672443335</text:p>
          </table:table-cell>
        </table:table-row>
        <table:table-row table:style-name="ro1">
          <table:table-cell table:formula="of:=RAND()*100" office:value-type="float" office:value="0.558482101818739" calcext:value-type="float">
            <text:p>0.558482101818739</text:p>
          </table:table-cell>
          <table:table-cell table:formula="of:=RAND()*100" office:value-type="float" office:value="4.65220757025451" calcext:value-type="float">
            <text:p>4.65220757025451</text:p>
          </table:table-cell>
          <table:table-cell table:formula="of:=[.A383]*0.987+[.B383]*-0.1+1" office:value-type="float" office:value="1.08600107746964" calcext:value-type="float">
            <text:p>1.08600107746964</text:p>
          </table:table-cell>
        </table:table-row>
        <table:table-row table:style-name="ro1">
          <table:table-cell table:formula="of:=RAND()*100" office:value-type="float" office:value="69.8539666999339" calcext:value-type="float">
            <text:p>69.8539666999339</text:p>
          </table:table-cell>
          <table:table-cell table:formula="of:=RAND()*100" office:value-type="float" office:value="99.6981042759392" calcext:value-type="float">
            <text:p>99.6981042759392</text:p>
          </table:table-cell>
          <table:table-cell table:formula="of:=[.A384]*0.987+[.B384]*-0.1+1" office:value-type="float" office:value="59.9760547052408" calcext:value-type="float">
            <text:p>59.9760547052408</text:p>
          </table:table-cell>
        </table:table-row>
        <table:table-row table:style-name="ro1">
          <table:table-cell table:formula="of:=RAND()*100" office:value-type="float" office:value="22.9852697353655" calcext:value-type="float">
            <text:p>22.9852697353655</text:p>
          </table:table-cell>
          <table:table-cell table:formula="of:=RAND()*100" office:value-type="float" office:value="2.43326082715561" calcext:value-type="float">
            <text:p>2.43326082715561</text:p>
          </table:table-cell>
          <table:table-cell table:formula="of:=[.A385]*0.987+[.B385]*-0.1+1" office:value-type="float" office:value="23.4431351460902" calcext:value-type="float">
            <text:p>23.4431351460902</text:p>
          </table:table-cell>
        </table:table-row>
        <table:table-row table:style-name="ro1">
          <table:table-cell table:formula="of:=RAND()*100" office:value-type="float" office:value="48.1405601920684" calcext:value-type="float">
            <text:p>48.1405601920684</text:p>
          </table:table-cell>
          <table:table-cell table:formula="of:=RAND()*100" office:value-type="float" office:value="37.8782800932336" calcext:value-type="float">
            <text:p>37.8782800932336</text:p>
          </table:table-cell>
          <table:table-cell table:formula="of:=[.A386]*0.987+[.B386]*-0.1+1" office:value-type="float" office:value="44.7269049002481" calcext:value-type="float">
            <text:p>44.7269049002481</text:p>
          </table:table-cell>
        </table:table-row>
        <table:table-row table:style-name="ro1">
          <table:table-cell table:formula="of:=RAND()*100" office:value-type="float" office:value="47.1970974760781" calcext:value-type="float">
            <text:p>47.1970974760781</text:p>
          </table:table-cell>
          <table:table-cell table:formula="of:=RAND()*100" office:value-type="float" office:value="13.0238032461725" calcext:value-type="float">
            <text:p>13.0238032461725</text:p>
          </table:table-cell>
          <table:table-cell table:formula="of:=[.A387]*0.987+[.B387]*-0.1+1" office:value-type="float" office:value="46.2811548842718" calcext:value-type="float">
            <text:p>46.2811548842718</text:p>
          </table:table-cell>
        </table:table-row>
        <table:table-row table:style-name="ro1">
          <table:table-cell table:formula="of:=RAND()*100" office:value-type="float" office:value="2.59760792442829" calcext:value-type="float">
            <text:p>2.59760792442829</text:p>
          </table:table-cell>
          <table:table-cell table:formula="of:=RAND()*100" office:value-type="float" office:value="19.9422571250604" calcext:value-type="float">
            <text:p>19.9422571250604</text:p>
          </table:table-cell>
          <table:table-cell table:formula="of:=[.A388]*0.987+[.B388]*-0.1+1" office:value-type="float" office:value="1.56961330890469" calcext:value-type="float">
            <text:p>1.56961330890469</text:p>
          </table:table-cell>
        </table:table-row>
        <table:table-row table:style-name="ro1">
          <table:table-cell table:formula="of:=RAND()*100" office:value-type="float" office:value="88.3086992717788" calcext:value-type="float">
            <text:p>88.3086992717788</text:p>
          </table:table-cell>
          <table:table-cell table:formula="of:=RAND()*100" office:value-type="float" office:value="8.34756034825154" calcext:value-type="float">
            <text:p>8.34756034825154</text:p>
          </table:table-cell>
          <table:table-cell table:formula="of:=[.A389]*0.987+[.B389]*-0.1+1" office:value-type="float" office:value="87.3259301464205" calcext:value-type="float">
            <text:p>87.3259301464205</text:p>
          </table:table-cell>
        </table:table-row>
        <table:table-row table:style-name="ro1">
          <table:table-cell table:formula="of:=RAND()*100" office:value-type="float" office:value="47.7960771848439" calcext:value-type="float">
            <text:p>47.7960771848439</text:p>
          </table:table-cell>
          <table:table-cell table:formula="of:=RAND()*100" office:value-type="float" office:value="46.7844126935776" calcext:value-type="float">
            <text:p>46.7844126935776</text:p>
          </table:table-cell>
          <table:table-cell table:formula="of:=[.A390]*0.987+[.B390]*-0.1+1" office:value-type="float" office:value="43.4962869120832" calcext:value-type="float">
            <text:p>43.4962869120832</text:p>
          </table:table-cell>
        </table:table-row>
        <table:table-row table:style-name="ro1">
          <table:table-cell table:formula="of:=RAND()*100" office:value-type="float" office:value="56.1113460455556" calcext:value-type="float">
            <text:p>56.1113460455556</text:p>
          </table:table-cell>
          <table:table-cell table:formula="of:=RAND()*100" office:value-type="float" office:value="33.1764934789487" calcext:value-type="float">
            <text:p>33.1764934789487</text:p>
          </table:table-cell>
          <table:table-cell table:formula="of:=[.A391]*0.987+[.B391]*-0.1+1" office:value-type="float" office:value="53.0642491990685" calcext:value-type="float">
            <text:p>53.0642491990685</text:p>
          </table:table-cell>
        </table:table-row>
        <table:table-row table:style-name="ro1">
          <table:table-cell table:formula="of:=RAND()*100" office:value-type="float" office:value="8.87144697163648" calcext:value-type="float">
            <text:p>8.87144697163648</text:p>
          </table:table-cell>
          <table:table-cell table:formula="of:=RAND()*100" office:value-type="float" office:value="5.83734023890604" calcext:value-type="float">
            <text:p>5.83734023890604</text:p>
          </table:table-cell>
          <table:table-cell table:formula="of:=[.A392]*0.987+[.B392]*-0.1+1" office:value-type="float" office:value="9.17238413711461" calcext:value-type="float">
            <text:p>9.17238413711461</text:p>
          </table:table-cell>
        </table:table-row>
        <table:table-row table:style-name="ro1">
          <table:table-cell table:formula="of:=RAND()*100" office:value-type="float" office:value="45.1730794811003" calcext:value-type="float">
            <text:p>45.1730794811003</text:p>
          </table:table-cell>
          <table:table-cell table:formula="of:=RAND()*100" office:value-type="float" office:value="17.3758162641457" calcext:value-type="float">
            <text:p>17.3758162641457</text:p>
          </table:table-cell>
          <table:table-cell table:formula="of:=[.A393]*0.987+[.B393]*-0.1+1" office:value-type="float" office:value="43.8482478214314" calcext:value-type="float">
            <text:p>43.8482478214314</text:p>
          </table:table-cell>
        </table:table-row>
        <table:table-row table:style-name="ro1">
          <table:table-cell table:formula="of:=RAND()*100" office:value-type="float" office:value="60.110634870128" calcext:value-type="float">
            <text:p>60.110634870128</text:p>
          </table:table-cell>
          <table:table-cell table:formula="of:=RAND()*100" office:value-type="float" office:value="15.664092076255" calcext:value-type="float">
            <text:p>15.664092076255</text:p>
          </table:table-cell>
          <table:table-cell table:formula="of:=[.A394]*0.987+[.B394]*-0.1+1" office:value-type="float" office:value="58.7627874091909" calcext:value-type="float">
            <text:p>58.7627874091909</text:p>
          </table:table-cell>
        </table:table-row>
        <table:table-row table:style-name="ro1">
          <table:table-cell table:formula="of:=RAND()*100" office:value-type="float" office:value="71.5616784287154" calcext:value-type="float">
            <text:p>71.5616784287154</text:p>
          </table:table-cell>
          <table:table-cell table:formula="of:=RAND()*100" office:value-type="float" office:value="11.6523797282814" calcext:value-type="float">
            <text:p>11.6523797282814</text:p>
          </table:table-cell>
          <table:table-cell table:formula="of:=[.A395]*0.987+[.B395]*-0.1+1" office:value-type="float" office:value="70.466138636314" calcext:value-type="float">
            <text:p>70.466138636314</text:p>
          </table:table-cell>
        </table:table-row>
        <table:table-row table:style-name="ro1">
          <table:table-cell table:formula="of:=RAND()*100" office:value-type="float" office:value="31.5899936546108" calcext:value-type="float">
            <text:p>31.5899936546108</text:p>
          </table:table-cell>
          <table:table-cell table:formula="of:=RAND()*100" office:value-type="float" office:value="57.8073464248334" calcext:value-type="float">
            <text:p>57.8073464248334</text:p>
          </table:table-cell>
          <table:table-cell table:formula="of:=[.A396]*0.987+[.B396]*-0.1+1" office:value-type="float" office:value="26.3985890946175" calcext:value-type="float">
            <text:p>26.3985890946175</text:p>
          </table:table-cell>
        </table:table-row>
        <table:table-row table:style-name="ro1">
          <table:table-cell table:formula="of:=RAND()*100" office:value-type="float" office:value="93.9483434321132" calcext:value-type="float">
            <text:p>93.9483434321132</text:p>
          </table:table-cell>
          <table:table-cell table:formula="of:=RAND()*100" office:value-type="float" office:value="90.038628859665" calcext:value-type="float">
            <text:p>90.038628859665</text:p>
          </table:table-cell>
          <table:table-cell table:formula="of:=[.A397]*0.987+[.B397]*-0.1+1" office:value-type="float" office:value="84.7231520815293" calcext:value-type="float">
            <text:p>84.7231520815293</text:p>
          </table:table-cell>
        </table:table-row>
        <table:table-row table:style-name="ro1">
          <table:table-cell table:formula="of:=RAND()*100" office:value-type="float" office:value="38.4610296325159" calcext:value-type="float">
            <text:p>38.4610296325159</text:p>
          </table:table-cell>
          <table:table-cell table:formula="of:=RAND()*100" office:value-type="float" office:value="39.814167945281" calcext:value-type="float">
            <text:p>39.814167945281</text:p>
          </table:table-cell>
          <table:table-cell table:formula="of:=[.A398]*0.987+[.B398]*-0.1+1" office:value-type="float" office:value="34.9796194527651" calcext:value-type="float">
            <text:p>34.9796194527651</text:p>
          </table:table-cell>
        </table:table-row>
        <table:table-row table:style-name="ro1">
          <table:table-cell table:formula="of:=RAND()*100" office:value-type="float" office:value="84.2217149195573" calcext:value-type="float">
            <text:p>84.2217149195573</text:p>
          </table:table-cell>
          <table:table-cell table:formula="of:=RAND()*100" office:value-type="float" office:value="31.6304064136507" calcext:value-type="float">
            <text:p>31.6304064136507</text:p>
          </table:table-cell>
          <table:table-cell table:formula="of:=[.A399]*0.987+[.B399]*-0.1+1" office:value-type="float" office:value="80.963791984238" calcext:value-type="float">
            <text:p>80.963791984238</text:p>
          </table:table-cell>
        </table:table-row>
        <table:table-row table:style-name="ro1">
          <table:table-cell table:formula="of:=RAND()*100" office:value-type="float" office:value="28.4118042805645" calcext:value-type="float">
            <text:p>28.4118042805645</text:p>
          </table:table-cell>
          <table:table-cell table:formula="of:=RAND()*100" office:value-type="float" office:value="99.1872388090806" calcext:value-type="float">
            <text:p>99.1872388090806</text:p>
          </table:table-cell>
          <table:table-cell table:formula="of:=[.A400]*0.987+[.B400]*-0.1+1" office:value-type="float" office:value="19.1237269440091" calcext:value-type="float">
            <text:p>19.1237269440091</text:p>
          </table:table-cell>
        </table:table-row>
        <table:table-row table:style-name="ro1">
          <table:table-cell table:formula="of:=RAND()*100" office:value-type="float" office:value="66.7220025657028" calcext:value-type="float">
            <text:p>66.7220025657028</text:p>
          </table:table-cell>
          <table:table-cell table:formula="of:=RAND()*100" office:value-type="float" office:value="26.6320326563086" calcext:value-type="float">
            <text:p>26.6320326563086</text:p>
          </table:table-cell>
          <table:table-cell table:formula="of:=[.A401]*0.987+[.B401]*-0.1+1" office:value-type="float" office:value="64.1914132667178" calcext:value-type="float">
            <text:p>64.1914132667178</text:p>
          </table:table-cell>
        </table:table-row>
        <table:table-row table:style-name="ro1">
          <table:table-cell table:formula="of:=RAND()*100" office:value-type="float" office:value="58.8750189013088" calcext:value-type="float">
            <text:p>58.8750189013088</text:p>
          </table:table-cell>
          <table:table-cell table:formula="of:=RAND()*100" office:value-type="float" office:value="23.7634496098165" calcext:value-type="float">
            <text:p>23.7634496098165</text:p>
          </table:table-cell>
          <table:table-cell table:formula="of:=[.A402]*0.987+[.B402]*-0.1+1" office:value-type="float" office:value="56.7332986946102" calcext:value-type="float">
            <text:p>56.7332986946102</text:p>
          </table:table-cell>
        </table:table-row>
        <table:table-row table:style-name="ro1">
          <table:table-cell table:formula="of:=RAND()*100" office:value-type="float" office:value="63.9744581900851" calcext:value-type="float">
            <text:p>63.9744581900851</text:p>
          </table:table-cell>
          <table:table-cell table:formula="of:=RAND()*100" office:value-type="float" office:value="71.0554167650591" calcext:value-type="float">
            <text:p>71.0554167650591</text:p>
          </table:table-cell>
          <table:table-cell table:formula="of:=[.A403]*0.987+[.B403]*-0.1+1" office:value-type="float" office:value="57.0372485571081" calcext:value-type="float">
            <text:p>57.0372485571081</text:p>
          </table:table-cell>
        </table:table-row>
        <table:table-row table:style-name="ro1">
          <table:table-cell table:formula="of:=RAND()*100" office:value-type="float" office:value="95.2135953733381" calcext:value-type="float">
            <text:p>95.2135953733381</text:p>
          </table:table-cell>
          <table:table-cell table:formula="of:=RAND()*100" office:value-type="float" office:value="4.13362257856341" calcext:value-type="float">
            <text:p>4.13362257856341</text:p>
          </table:table-cell>
          <table:table-cell table:formula="of:=[.A404]*0.987+[.B404]*-0.1+1" office:value-type="float" office:value="94.5624563756284" calcext:value-type="float">
            <text:p>94.5624563756284</text:p>
          </table:table-cell>
        </table:table-row>
        <table:table-row table:style-name="ro1">
          <table:table-cell table:formula="of:=RAND()*100" office:value-type="float" office:value="11.9847765323586" calcext:value-type="float">
            <text:p>11.9847765323586</text:p>
          </table:table-cell>
          <table:table-cell table:formula="of:=RAND()*100" office:value-type="float" office:value="96.6421840518454" calcext:value-type="float">
            <text:p>96.6421840518454</text:p>
          </table:table-cell>
          <table:table-cell table:formula="of:=[.A405]*0.987+[.B405]*-0.1+1" office:value-type="float" office:value="3.16475603225339" calcext:value-type="float">
            <text:p>3.16475603225339</text:p>
          </table:table-cell>
        </table:table-row>
        <table:table-row table:style-name="ro1">
          <table:table-cell table:formula="of:=RAND()*100" office:value-type="float" office:value="23.6246517571999" calcext:value-type="float">
            <text:p>23.6246517571999</text:p>
          </table:table-cell>
          <table:table-cell table:formula="of:=RAND()*100" office:value-type="float" office:value="25.0580873435305" calcext:value-type="float">
            <text:p>25.0580873435305</text:p>
          </table:table-cell>
          <table:table-cell table:formula="of:=[.A406]*0.987+[.B406]*-0.1+1" office:value-type="float" office:value="21.8117225500032" calcext:value-type="float">
            <text:p>21.8117225500032</text:p>
          </table:table-cell>
        </table:table-row>
        <table:table-row table:style-name="ro1">
          <table:table-cell table:formula="of:=RAND()*100" office:value-type="float" office:value="93.5452594873763" calcext:value-type="float">
            <text:p>93.5452594873763</text:p>
          </table:table-cell>
          <table:table-cell table:formula="of:=RAND()*100" office:value-type="float" office:value="47.7862026497478" calcext:value-type="float">
            <text:p>47.7862026497478</text:p>
          </table:table-cell>
          <table:table-cell table:formula="of:=[.A407]*0.987+[.B407]*-0.1+1" office:value-type="float" office:value="88.5505508490656" calcext:value-type="float">
            <text:p>88.5505508490656</text:p>
          </table:table-cell>
        </table:table-row>
        <table:table-row table:style-name="ro1">
          <table:table-cell table:formula="of:=RAND()*100" office:value-type="float" office:value="1.28295285538331" calcext:value-type="float">
            <text:p>1.28295285538331</text:p>
          </table:table-cell>
          <table:table-cell table:formula="of:=RAND()*100" office:value-type="float" office:value="66.9013053493229" calcext:value-type="float">
            <text:p>66.9013053493229</text:p>
          </table:table-cell>
          <table:table-cell table:formula="of:=[.A408]*0.987+[.B408]*-0.1+1" office:value-type="float" office:value="-4.42385606666896" calcext:value-type="float">
            <text:p>-4.42385606666896</text:p>
          </table:table-cell>
        </table:table-row>
        <table:table-row table:style-name="ro1">
          <table:table-cell table:formula="of:=RAND()*100" office:value-type="float" office:value="52.5089455277332" calcext:value-type="float">
            <text:p>52.5089455277332</text:p>
          </table:table-cell>
          <table:table-cell table:formula="of:=RAND()*100" office:value-type="float" office:value="33.5230121081447" calcext:value-type="float">
            <text:p>33.5230121081447</text:p>
          </table:table-cell>
          <table:table-cell table:formula="of:=[.A409]*0.987+[.B409]*-0.1+1" office:value-type="float" office:value="49.4740280250582" calcext:value-type="float">
            <text:p>49.4740280250582</text:p>
          </table:table-cell>
        </table:table-row>
        <table:table-row table:style-name="ro1">
          <table:table-cell table:formula="of:=RAND()*100" office:value-type="float" office:value="96.7630888647007" calcext:value-type="float">
            <text:p>96.7630888647007</text:p>
          </table:table-cell>
          <table:table-cell table:formula="of:=RAND()*100" office:value-type="float" office:value="97.1917816058049" calcext:value-type="float">
            <text:p>97.1917816058049</text:p>
          </table:table-cell>
          <table:table-cell table:formula="of:=[.A410]*0.987+[.B410]*-0.1+1" office:value-type="float" office:value="86.7859905488791" calcext:value-type="float">
            <text:p>86.7859905488791</text:p>
          </table:table-cell>
        </table:table-row>
        <table:table-row table:style-name="ro1">
          <table:table-cell table:formula="of:=RAND()*100" office:value-type="float" office:value="60.7683365112126" calcext:value-type="float">
            <text:p>60.7683365112126</text:p>
          </table:table-cell>
          <table:table-cell table:formula="of:=RAND()*100" office:value-type="float" office:value="55.318911929079" calcext:value-type="float">
            <text:p>55.318911929079</text:p>
          </table:table-cell>
          <table:table-cell table:formula="of:=[.A411]*0.987+[.B411]*-0.1+1" office:value-type="float" office:value="55.446456943659" calcext:value-type="float">
            <text:p>55.446456943659</text:p>
          </table:table-cell>
        </table:table-row>
        <table:table-row table:style-name="ro1">
          <table:table-cell table:formula="of:=RAND()*100" office:value-type="float" office:value="22.2564659941016" calcext:value-type="float">
            <text:p>22.2564659941016</text:p>
          </table:table-cell>
          <table:table-cell table:formula="of:=RAND()*100" office:value-type="float" office:value="59.4184348223996" calcext:value-type="float">
            <text:p>59.4184348223996</text:p>
          </table:table-cell>
          <table:table-cell table:formula="of:=[.A412]*0.987+[.B412]*-0.1+1" office:value-type="float" office:value="17.0252884539383" calcext:value-type="float">
            <text:p>17.0252884539383</text:p>
          </table:table-cell>
        </table:table-row>
        <table:table-row table:style-name="ro1">
          <table:table-cell table:formula="of:=RAND()*100" office:value-type="float" office:value="2.22263547290472" calcext:value-type="float">
            <text:p>2.22263547290472</text:p>
          </table:table-cell>
          <table:table-cell table:formula="of:=RAND()*100" office:value-type="float" office:value="2.18033902754564" calcext:value-type="float">
            <text:p>2.18033902754564</text:p>
          </table:table-cell>
          <table:table-cell table:formula="of:=[.A413]*0.987+[.B413]*-0.1+1" office:value-type="float" office:value="2.9757073090024" calcext:value-type="float">
            <text:p>2.9757073090024</text:p>
          </table:table-cell>
        </table:table-row>
        <table:table-row table:style-name="ro1">
          <table:table-cell table:formula="of:=RAND()*100" office:value-type="float" office:value="27.5292243109433" calcext:value-type="float">
            <text:p>27.5292243109433</text:p>
          </table:table-cell>
          <table:table-cell table:formula="of:=RAND()*100" office:value-type="float" office:value="91.3893140705329" calcext:value-type="float">
            <text:p>91.3893140705329</text:p>
          </table:table-cell>
          <table:table-cell table:formula="of:=[.A414]*0.987+[.B414]*-0.1+1" office:value-type="float" office:value="19.0324129878477" calcext:value-type="float">
            <text:p>19.0324129878477</text:p>
          </table:table-cell>
        </table:table-row>
        <table:table-row table:style-name="ro1">
          <table:table-cell table:formula="of:=RAND()*100" office:value-type="float" office:value="41.5431493130127" calcext:value-type="float">
            <text:p>41.5431493130127</text:p>
          </table:table-cell>
          <table:table-cell table:formula="of:=RAND()*100" office:value-type="float" office:value="47.4963007088751" calcext:value-type="float">
            <text:p>47.4963007088751</text:p>
          </table:table-cell>
          <table:table-cell table:formula="of:=[.A415]*0.987+[.B415]*-0.1+1" office:value-type="float" office:value="37.253458301056" calcext:value-type="float">
            <text:p>37.253458301056</text:p>
          </table:table-cell>
        </table:table-row>
        <table:table-row table:style-name="ro1">
          <table:table-cell table:formula="of:=RAND()*100" office:value-type="float" office:value="93.5035243401704" calcext:value-type="float">
            <text:p>93.5035243401704</text:p>
          </table:table-cell>
          <table:table-cell table:formula="of:=RAND()*100" office:value-type="float" office:value="98.1436364157992" calcext:value-type="float">
            <text:p>98.1436364157992</text:p>
          </table:table-cell>
          <table:table-cell table:formula="of:=[.A416]*0.987+[.B416]*-0.1+1" office:value-type="float" office:value="83.4736148821683" calcext:value-type="float">
            <text:p>83.4736148821683</text:p>
          </table:table-cell>
        </table:table-row>
        <table:table-row table:style-name="ro1">
          <table:table-cell table:formula="of:=RAND()*100" office:value-type="float" office:value="53.2758112902415" calcext:value-type="float">
            <text:p>53.2758112902415</text:p>
          </table:table-cell>
          <table:table-cell table:formula="of:=RAND()*100" office:value-type="float" office:value="82.427842222436" calcext:value-type="float">
            <text:p>82.427842222436</text:p>
          </table:table-cell>
          <table:table-cell table:formula="of:=[.A417]*0.987+[.B417]*-0.1+1" office:value-type="float" office:value="45.3404415212247" calcext:value-type="float">
            <text:p>45.3404415212247</text:p>
          </table:table-cell>
        </table:table-row>
        <table:table-row table:style-name="ro1">
          <table:table-cell table:formula="of:=RAND()*100" office:value-type="float" office:value="90.1377904305965" calcext:value-type="float">
            <text:p>90.1377904305965</text:p>
          </table:table-cell>
          <table:table-cell table:formula="of:=RAND()*100" office:value-type="float" office:value="44.9352963370451" calcext:value-type="float">
            <text:p>44.9352963370451</text:p>
          </table:table-cell>
          <table:table-cell table:formula="of:=[.A418]*0.987+[.B418]*-0.1+1" office:value-type="float" office:value="85.4724695212942" calcext:value-type="float">
            <text:p>85.4724695212942</text:p>
          </table:table-cell>
        </table:table-row>
        <table:table-row table:style-name="ro1">
          <table:table-cell table:formula="of:=RAND()*100" office:value-type="float" office:value="76.3135811583678" calcext:value-type="float">
            <text:p>76.3135811583678</text:p>
          </table:table-cell>
          <table:table-cell table:formula="of:=RAND()*100" office:value-type="float" office:value="15.2110101897297" calcext:value-type="float">
            <text:p>15.2110101897297</text:p>
          </table:table-cell>
          <table:table-cell table:formula="of:=[.A419]*0.987+[.B419]*-0.1+1" office:value-type="float" office:value="74.800403584336" calcext:value-type="float">
            <text:p>74.800403584336</text:p>
          </table:table-cell>
        </table:table-row>
        <table:table-row table:style-name="ro1">
          <table:table-cell table:formula="of:=RAND()*100" office:value-type="float" office:value="12.8655155497517" calcext:value-type="float">
            <text:p>12.8655155497517</text:p>
          </table:table-cell>
          <table:table-cell table:formula="of:=RAND()*100" office:value-type="float" office:value="63.178822423903" calcext:value-type="float">
            <text:p>63.178822423903</text:p>
          </table:table-cell>
          <table:table-cell table:formula="of:=[.A420]*0.987+[.B420]*-0.1+1" office:value-type="float" office:value="7.38038160521465" calcext:value-type="float">
            <text:p>7.38038160521465</text:p>
          </table:table-cell>
        </table:table-row>
        <table:table-row table:style-name="ro1">
          <table:table-cell table:formula="of:=RAND()*100" office:value-type="float" office:value="16.1820553513938" calcext:value-type="float">
            <text:p>16.1820553513938</text:p>
          </table:table-cell>
          <table:table-cell table:formula="of:=RAND()*100" office:value-type="float" office:value="32.2261034085895" calcext:value-type="float">
            <text:p>32.2261034085895</text:p>
          </table:table-cell>
          <table:table-cell table:formula="of:=[.A421]*0.987+[.B421]*-0.1+1" office:value-type="float" office:value="13.7490782909668" calcext:value-type="float">
            <text:p>13.7490782909668</text:p>
          </table:table-cell>
        </table:table-row>
        <table:table-row table:style-name="ro1">
          <table:table-cell table:formula="of:=RAND()*100" office:value-type="float" office:value="70.1044262552766" calcext:value-type="float">
            <text:p>70.1044262552766</text:p>
          </table:table-cell>
          <table:table-cell table:formula="of:=RAND()*100" office:value-type="float" office:value="23.2267579643009" calcext:value-type="float">
            <text:p>23.2267579643009</text:p>
          </table:table-cell>
          <table:table-cell table:formula="of:=[.A422]*0.987+[.B422]*-0.1+1" office:value-type="float" office:value="67.8703929175279" calcext:value-type="float">
            <text:p>67.8703929175279</text:p>
          </table:table-cell>
        </table:table-row>
        <table:table-row table:style-name="ro1">
          <table:table-cell table:formula="of:=RAND()*100" office:value-type="float" office:value="13.0588128631346" calcext:value-type="float">
            <text:p>13.0588128631346</text:p>
          </table:table-cell>
          <table:table-cell table:formula="of:=RAND()*100" office:value-type="float" office:value="10.8230391262835" calcext:value-type="float">
            <text:p>10.8230391262835</text:p>
          </table:table-cell>
          <table:table-cell table:formula="of:=[.A423]*0.987+[.B423]*-0.1+1" office:value-type="float" office:value="12.8067443832855" calcext:value-type="float">
            <text:p>12.8067443832855</text:p>
          </table:table-cell>
        </table:table-row>
        <table:table-row table:style-name="ro1">
          <table:table-cell table:formula="of:=RAND()*100" office:value-type="float" office:value="99.3930171070502" calcext:value-type="float">
            <text:p>99.3930171070502</text:p>
          </table:table-cell>
          <table:table-cell table:formula="of:=RAND()*100" office:value-type="float" office:value="42.2887941818877" calcext:value-type="float">
            <text:p>42.2887941818877</text:p>
          </table:table-cell>
          <table:table-cell table:formula="of:=[.A424]*0.987+[.B424]*-0.1+1" office:value-type="float" office:value="94.8720284664697" calcext:value-type="float">
            <text:p>94.8720284664697</text:p>
          </table:table-cell>
        </table:table-row>
        <table:table-row table:style-name="ro1">
          <table:table-cell table:formula="of:=RAND()*100" office:value-type="float" office:value="69.5571851445571" calcext:value-type="float">
            <text:p>69.5571851445571</text:p>
          </table:table-cell>
          <table:table-cell table:formula="of:=RAND()*100" office:value-type="float" office:value="92.7564081341441" calcext:value-type="float">
            <text:p>92.7564081341441</text:p>
          </table:table-cell>
          <table:table-cell table:formula="of:=[.A425]*0.987+[.B425]*-0.1+1" office:value-type="float" office:value="60.3773009242634" calcext:value-type="float">
            <text:p>60.3773009242634</text:p>
          </table:table-cell>
        </table:table-row>
        <table:table-row table:style-name="ro1">
          <table:table-cell table:formula="of:=RAND()*100" office:value-type="float" office:value="2.13082477819796" calcext:value-type="float">
            <text:p>2.13082477819796</text:p>
          </table:table-cell>
          <table:table-cell table:formula="of:=RAND()*100" office:value-type="float" office:value="57.1303430480242" calcext:value-type="float">
            <text:p>57.1303430480242</text:p>
          </table:table-cell>
          <table:table-cell table:formula="of:=[.A426]*0.987+[.B426]*-0.1+1" office:value-type="float" office:value="-2.60991024872102" calcext:value-type="float">
            <text:p>-2.60991024872102</text:p>
          </table:table-cell>
        </table:table-row>
        <table:table-row table:style-name="ro1">
          <table:table-cell table:formula="of:=RAND()*100" office:value-type="float" office:value="81.1401587943658" calcext:value-type="float">
            <text:p>81.1401587943658</text:p>
          </table:table-cell>
          <table:table-cell table:formula="of:=RAND()*100" office:value-type="float" office:value="31.4630841319345" calcext:value-type="float">
            <text:p>31.4630841319345</text:p>
          </table:table-cell>
          <table:table-cell table:formula="of:=[.A427]*0.987+[.B427]*-0.1+1" office:value-type="float" office:value="77.9390283168456" calcext:value-type="float">
            <text:p>77.9390283168456</text:p>
          </table:table-cell>
        </table:table-row>
        <table:table-row table:style-name="ro1">
          <table:table-cell table:formula="of:=RAND()*100" office:value-type="float" office:value="29.8537003125947" calcext:value-type="float">
            <text:p>29.8537003125947</text:p>
          </table:table-cell>
          <table:table-cell table:formula="of:=RAND()*100" office:value-type="float" office:value="72.9810482747538" calcext:value-type="float">
            <text:p>72.9810482747538</text:p>
          </table:table-cell>
          <table:table-cell table:formula="of:=[.A428]*0.987+[.B428]*-0.1+1" office:value-type="float" office:value="23.1674973810556" calcext:value-type="float">
            <text:p>23.1674973810556</text:p>
          </table:table-cell>
        </table:table-row>
        <table:table-row table:style-name="ro1">
          <table:table-cell table:formula="of:=RAND()*100" office:value-type="float" office:value="13.1056052365251" calcext:value-type="float">
            <text:p>13.1056052365251</text:p>
          </table:table-cell>
          <table:table-cell table:formula="of:=RAND()*100" office:value-type="float" office:value="28.4881762428356" calcext:value-type="float">
            <text:p>28.4881762428356</text:p>
          </table:table-cell>
          <table:table-cell table:formula="of:=[.A429]*0.987+[.B429]*-0.1+1" office:value-type="float" office:value="11.0864147441667" calcext:value-type="float">
            <text:p>11.0864147441667</text:p>
          </table:table-cell>
        </table:table-row>
        <table:table-row table:style-name="ro1">
          <table:table-cell table:formula="of:=RAND()*100" office:value-type="float" office:value="84.4478096144284" calcext:value-type="float">
            <text:p>84.4478096144284</text:p>
          </table:table-cell>
          <table:table-cell table:formula="of:=RAND()*100" office:value-type="float" office:value="31.0253849865857" calcext:value-type="float">
            <text:p>31.0253849865857</text:p>
          </table:table-cell>
          <table:table-cell table:formula="of:=[.A430]*0.987+[.B430]*-0.1+1" office:value-type="float" office:value="81.2474495907822" calcext:value-type="float">
            <text:p>81.2474495907822</text:p>
          </table:table-cell>
        </table:table-row>
        <table:table-row table:style-name="ro1">
          <table:table-cell table:formula="of:=RAND()*100" office:value-type="float" office:value="45.2348580824423" calcext:value-type="float">
            <text:p>45.2348580824423</text:p>
          </table:table-cell>
          <table:table-cell table:formula="of:=RAND()*100" office:value-type="float" office:value="67.1856688054742" calcext:value-type="float">
            <text:p>67.1856688054742</text:p>
          </table:table-cell>
          <table:table-cell table:formula="of:=[.A431]*0.987+[.B431]*-0.1+1" office:value-type="float" office:value="38.9282380468231" calcext:value-type="float">
            <text:p>38.9282380468231</text:p>
          </table:table-cell>
        </table:table-row>
        <table:table-row table:style-name="ro1">
          <table:table-cell table:formula="of:=RAND()*100" office:value-type="float" office:value="71.3630409649432" calcext:value-type="float">
            <text:p>71.3630409649432</text:p>
          </table:table-cell>
          <table:table-cell table:formula="of:=RAND()*100" office:value-type="float" office:value="21.2574740444091" calcext:value-type="float">
            <text:p>21.2574740444091</text:p>
          </table:table-cell>
          <table:table-cell table:formula="of:=[.A432]*0.987+[.B432]*-0.1+1" office:value-type="float" office:value="69.3095740279581" calcext:value-type="float">
            <text:p>69.3095740279581</text:p>
          </table:table-cell>
        </table:table-row>
        <table:table-row table:style-name="ro1">
          <table:table-cell table:formula="of:=RAND()*100" office:value-type="float" office:value="27.1334526279133" calcext:value-type="float">
            <text:p>27.1334526279133</text:p>
          </table:table-cell>
          <table:table-cell table:formula="of:=RAND()*100" office:value-type="float" office:value="41.600179079983" calcext:value-type="float">
            <text:p>41.600179079983</text:p>
          </table:table-cell>
          <table:table-cell table:formula="of:=[.A433]*0.987+[.B433]*-0.1+1" office:value-type="float" office:value="23.6206998357522" calcext:value-type="float">
            <text:p>23.6206998357522</text:p>
          </table:table-cell>
        </table:table-row>
        <table:table-row table:style-name="ro1">
          <table:table-cell table:formula="of:=RAND()*100" office:value-type="float" office:value="6.28796103759742" calcext:value-type="float">
            <text:p>6.28796103759742</text:p>
          </table:table-cell>
          <table:table-cell table:formula="of:=RAND()*100" office:value-type="float" office:value="32.2494778715021" calcext:value-type="float">
            <text:p>32.2494778715021</text:p>
          </table:table-cell>
          <table:table-cell table:formula="of:=[.A434]*0.987+[.B434]*-0.1+1" office:value-type="float" office:value="3.98126975695845" calcext:value-type="float">
            <text:p>3.98126975695845</text:p>
          </table:table-cell>
        </table:table-row>
        <table:table-row table:style-name="ro1">
          <table:table-cell table:formula="of:=RAND()*100" office:value-type="float" office:value="11.2650993469703" calcext:value-type="float">
            <text:p>11.2650993469703</text:p>
          </table:table-cell>
          <table:table-cell table:formula="of:=RAND()*100" office:value-type="float" office:value="26.274449196559" calcext:value-type="float">
            <text:p>26.274449196559</text:p>
          </table:table-cell>
          <table:table-cell table:formula="of:=[.A435]*0.987+[.B435]*-0.1+1" office:value-type="float" office:value="9.49120813580376" calcext:value-type="float">
            <text:p>9.49120813580376</text:p>
          </table:table-cell>
        </table:table-row>
        <table:table-row table:style-name="ro1">
          <table:table-cell table:formula="of:=RAND()*100" office:value-type="float" office:value="35.476928121441" calcext:value-type="float">
            <text:p>35.476928121441</text:p>
          </table:table-cell>
          <table:table-cell table:formula="of:=RAND()*100" office:value-type="float" office:value="3.00608585024339" calcext:value-type="float">
            <text:p>3.00608585024339</text:p>
          </table:table-cell>
          <table:table-cell table:formula="of:=[.A436]*0.987+[.B436]*-0.1+1" office:value-type="float" office:value="35.7151194708379" calcext:value-type="float">
            <text:p>35.7151194708379</text:p>
          </table:table-cell>
        </table:table-row>
        <table:table-row table:style-name="ro1">
          <table:table-cell table:formula="of:=RAND()*100" office:value-type="float" office:value="10.1474546594402" calcext:value-type="float">
            <text:p>10.1474546594402</text:p>
          </table:table-cell>
          <table:table-cell table:formula="of:=RAND()*100" office:value-type="float" office:value="43.0804367348357" calcext:value-type="float">
            <text:p>43.0804367348357</text:p>
          </table:table-cell>
          <table:table-cell table:formula="of:=[.A437]*0.987+[.B437]*-0.1+1" office:value-type="float" office:value="6.70749407538388" calcext:value-type="float">
            <text:p>6.70749407538388</text:p>
          </table:table-cell>
        </table:table-row>
        <table:table-row table:style-name="ro1">
          <table:table-cell table:formula="of:=RAND()*100" office:value-type="float" office:value="24.0161559358916" calcext:value-type="float">
            <text:p>24.0161559358916</text:p>
          </table:table-cell>
          <table:table-cell table:formula="of:=RAND()*100" office:value-type="float" office:value="72.8595927706969" calcext:value-type="float">
            <text:p>72.8595927706969</text:p>
          </table:table-cell>
          <table:table-cell table:formula="of:=[.A438]*0.987+[.B438]*-0.1+1" office:value-type="float" office:value="17.4179866316553" calcext:value-type="float">
            <text:p>17.4179866316553</text:p>
          </table:table-cell>
        </table:table-row>
        <table:table-row table:style-name="ro1">
          <table:table-cell table:formula="of:=RAND()*100" office:value-type="float" office:value="52.5428598788642" calcext:value-type="float">
            <text:p>52.5428598788642</text:p>
          </table:table-cell>
          <table:table-cell table:formula="of:=RAND()*100" office:value-type="float" office:value="55.0011303868643" calcext:value-type="float">
            <text:p>55.0011303868643</text:p>
          </table:table-cell>
          <table:table-cell table:formula="of:=[.A439]*0.987+[.B439]*-0.1+1" office:value-type="float" office:value="47.3596896617525" calcext:value-type="float">
            <text:p>47.3596896617525</text:p>
          </table:table-cell>
        </table:table-row>
        <table:table-row table:style-name="ro1">
          <table:table-cell table:formula="of:=RAND()*100" office:value-type="float" office:value="74.225357349127" calcext:value-type="float">
            <text:p>74.225357349127</text:p>
          </table:table-cell>
          <table:table-cell table:formula="of:=RAND()*100" office:value-type="float" office:value="65.5453682172518" calcext:value-type="float">
            <text:p>65.5453682172518</text:p>
          </table:table-cell>
          <table:table-cell table:formula="of:=[.A440]*0.987+[.B440]*-0.1+1" office:value-type="float" office:value="67.7058908818632" calcext:value-type="float">
            <text:p>67.7058908818632</text:p>
          </table:table-cell>
        </table:table-row>
        <table:table-row table:style-name="ro1">
          <table:table-cell table:formula="of:=RAND()*100" office:value-type="float" office:value="82.5593176074178" calcext:value-type="float">
            <text:p>82.5593176074178</text:p>
          </table:table-cell>
          <table:table-cell table:formula="of:=RAND()*100" office:value-type="float" office:value="30.6026001894866" calcext:value-type="float">
            <text:p>30.6026001894866</text:p>
          </table:table-cell>
          <table:table-cell table:formula="of:=[.A441]*0.987+[.B441]*-0.1+1" office:value-type="float" office:value="79.4257864595727" calcext:value-type="float">
            <text:p>79.4257864595727</text:p>
          </table:table-cell>
        </table:table-row>
        <table:table-row table:style-name="ro1">
          <table:table-cell table:formula="of:=RAND()*100" office:value-type="float" office:value="14.5862688828014" calcext:value-type="float">
            <text:p>14.5862688828014</text:p>
          </table:table-cell>
          <table:table-cell table:formula="of:=RAND()*100" office:value-type="float" office:value="66.3102049547212" calcext:value-type="float">
            <text:p>66.3102049547212</text:p>
          </table:table-cell>
          <table:table-cell table:formula="of:=[.A442]*0.987+[.B442]*-0.1+1" office:value-type="float" office:value="8.76562689185287" calcext:value-type="float">
            <text:p>8.76562689185287</text:p>
          </table:table-cell>
        </table:table-row>
        <table:table-row table:style-name="ro1">
          <table:table-cell table:formula="of:=RAND()*100" office:value-type="float" office:value="94.3646081947196" calcext:value-type="float">
            <text:p>94.3646081947196</text:p>
          </table:table-cell>
          <table:table-cell table:formula="of:=RAND()*100" office:value-type="float" office:value="79.5615607084261" calcext:value-type="float">
            <text:p>79.5615607084261</text:p>
          </table:table-cell>
          <table:table-cell table:formula="of:=[.A443]*0.987+[.B443]*-0.1+1" office:value-type="float" office:value="86.1817122173457" calcext:value-type="float">
            <text:p>86.1817122173457</text:p>
          </table:table-cell>
        </table:table-row>
        <table:table-row table:style-name="ro1">
          <table:table-cell table:formula="of:=RAND()*100" office:value-type="float" office:value="33.8092686725665" calcext:value-type="float">
            <text:p>33.8092686725665</text:p>
          </table:table-cell>
          <table:table-cell table:formula="of:=RAND()*100" office:value-type="float" office:value="58.2957958890575" calcext:value-type="float">
            <text:p>58.2957958890575</text:p>
          </table:table-cell>
          <table:table-cell table:formula="of:=[.A444]*0.987+[.B444]*-0.1+1" office:value-type="float" office:value="28.5401685909174" calcext:value-type="float">
            <text:p>28.5401685909174</text:p>
          </table:table-cell>
        </table:table-row>
        <table:table-row table:style-name="ro1">
          <table:table-cell table:formula="of:=RAND()*100" office:value-type="float" office:value="31.5276888059804" calcext:value-type="float">
            <text:p>31.5276888059804</text:p>
          </table:table-cell>
          <table:table-cell table:formula="of:=RAND()*100" office:value-type="float" office:value="76.535448005046" calcext:value-type="float">
            <text:p>76.535448005046</text:p>
          </table:table-cell>
          <table:table-cell table:formula="of:=[.A445]*0.987+[.B445]*-0.1+1" office:value-type="float" office:value="24.464284050998" calcext:value-type="float">
            <text:p>24.464284050998</text:p>
          </table:table-cell>
        </table:table-row>
        <table:table-row table:style-name="ro1">
          <table:table-cell table:formula="of:=RAND()*100" office:value-type="float" office:value="80.6151185169976" calcext:value-type="float">
            <text:p>80.6151185169976</text:p>
          </table:table-cell>
          <table:table-cell table:formula="of:=RAND()*100" office:value-type="float" office:value="90.3269843121844" calcext:value-type="float">
            <text:p>90.3269843121844</text:p>
          </table:table-cell>
          <table:table-cell table:formula="of:=[.A446]*0.987+[.B446]*-0.1+1" office:value-type="float" office:value="71.5344235450582" calcext:value-type="float">
            <text:p>71.5344235450582</text:p>
          </table:table-cell>
        </table:table-row>
        <table:table-row table:style-name="ro1">
          <table:table-cell table:formula="of:=RAND()*100" office:value-type="float" office:value="36.8210691656367" calcext:value-type="float">
            <text:p>36.8210691656367</text:p>
          </table:table-cell>
          <table:table-cell table:formula="of:=RAND()*100" office:value-type="float" office:value="69.4529193588308" calcext:value-type="float">
            <text:p>69.4529193588308</text:p>
          </table:table-cell>
          <table:table-cell table:formula="of:=[.A447]*0.987+[.B447]*-0.1+1" office:value-type="float" office:value="30.3971033306004" calcext:value-type="float">
            <text:p>30.3971033306004</text:p>
          </table:table-cell>
        </table:table-row>
        <table:table-row table:style-name="ro1">
          <table:table-cell table:formula="of:=RAND()*100" office:value-type="float" office:value="20.3522336531253" calcext:value-type="float">
            <text:p>20.3522336531253</text:p>
          </table:table-cell>
          <table:table-cell table:formula="of:=RAND()*100" office:value-type="float" office:value="12.2261026967267" calcext:value-type="float">
            <text:p>12.2261026967267</text:p>
          </table:table-cell>
          <table:table-cell table:formula="of:=[.A448]*0.987+[.B448]*-0.1+1" office:value-type="float" office:value="19.865044345962" calcext:value-type="float">
            <text:p>19.865044345962</text:p>
          </table:table-cell>
        </table:table-row>
        <table:table-row table:style-name="ro1">
          <table:table-cell table:formula="of:=RAND()*100" office:value-type="float" office:value="93.5424040342283" calcext:value-type="float">
            <text:p>93.5424040342283</text:p>
          </table:table-cell>
          <table:table-cell table:formula="of:=RAND()*100" office:value-type="float" office:value="93.0971889497525" calcext:value-type="float">
            <text:p>93.0971889497525</text:p>
          </table:table-cell>
          <table:table-cell table:formula="of:=[.A449]*0.987+[.B449]*-0.1+1" office:value-type="float" office:value="84.0166338868081" calcext:value-type="float">
            <text:p>84.0166338868081</text:p>
          </table:table-cell>
        </table:table-row>
        <table:table-row table:style-name="ro1">
          <table:table-cell table:formula="of:=RAND()*100" office:value-type="float" office:value="16.3245898564026" calcext:value-type="float">
            <text:p>16.3245898564026</text:p>
          </table:table-cell>
          <table:table-cell table:formula="of:=RAND()*100" office:value-type="float" office:value="82.6485870017422" calcext:value-type="float">
            <text:p>82.6485870017422</text:p>
          </table:table-cell>
          <table:table-cell table:formula="of:=[.A450]*0.987+[.B450]*-0.1+1" office:value-type="float" office:value="8.84751148809513" calcext:value-type="float">
            <text:p>8.84751148809513</text:p>
          </table:table-cell>
        </table:table-row>
        <table:table-row table:style-name="ro1">
          <table:table-cell table:formula="of:=RAND()*100" office:value-type="float" office:value="41.8259252344317" calcext:value-type="float">
            <text:p>41.8259252344317</text:p>
          </table:table-cell>
          <table:table-cell table:formula="of:=RAND()*100" office:value-type="float" office:value="75.3393068441119" calcext:value-type="float">
            <text:p>75.3393068441119</text:p>
          </table:table-cell>
          <table:table-cell table:formula="of:=[.A451]*0.987+[.B451]*-0.1+1" office:value-type="float" office:value="34.7482575219729" calcext:value-type="float">
            <text:p>34.7482575219729</text:p>
          </table:table-cell>
        </table:table-row>
        <table:table-row table:style-name="ro1">
          <table:table-cell table:formula="of:=RAND()*100" office:value-type="float" office:value="44.8825983652979" calcext:value-type="float">
            <text:p>44.8825983652979</text:p>
          </table:table-cell>
          <table:table-cell table:formula="of:=RAND()*100" office:value-type="float" office:value="3.99174255190691" calcext:value-type="float">
            <text:p>3.99174255190691</text:p>
          </table:table-cell>
          <table:table-cell table:formula="of:=[.A452]*0.987+[.B452]*-0.1+1" office:value-type="float" office:value="44.8999503313583" calcext:value-type="float">
            <text:p>44.8999503313583</text:p>
          </table:table-cell>
        </table:table-row>
        <table:table-row table:style-name="ro1">
          <table:table-cell table:formula="of:=RAND()*100" office:value-type="float" office:value="0.302028722058098" calcext:value-type="float">
            <text:p>0.302028722058098</text:p>
          </table:table-cell>
          <table:table-cell table:formula="of:=RAND()*100" office:value-type="float" office:value="26.6528792668461" calcext:value-type="float">
            <text:p>26.6528792668461</text:p>
          </table:table-cell>
          <table:table-cell table:formula="of:=[.A453]*0.987+[.B453]*-0.1+1" office:value-type="float" office:value="-1.36718557801327" calcext:value-type="float">
            <text:p>-1.36718557801327</text:p>
          </table:table-cell>
        </table:table-row>
        <table:table-row table:style-name="ro1">
          <table:table-cell table:formula="of:=RAND()*100" office:value-type="float" office:value="57.8820745309495" calcext:value-type="float">
            <text:p>57.8820745309495</text:p>
          </table:table-cell>
          <table:table-cell table:formula="of:=RAND()*100" office:value-type="float" office:value="25.6078303794621" calcext:value-type="float">
            <text:p>25.6078303794621</text:p>
          </table:table-cell>
          <table:table-cell table:formula="of:=[.A454]*0.987+[.B454]*-0.1+1" office:value-type="float" office:value="55.568824524101" calcext:value-type="float">
            <text:p>55.568824524101</text:p>
          </table:table-cell>
        </table:table-row>
        <table:table-row table:style-name="ro1">
          <table:table-cell table:formula="of:=RAND()*100" office:value-type="float" office:value="96.8434070228722" calcext:value-type="float">
            <text:p>96.8434070228722</text:p>
          </table:table-cell>
          <table:table-cell table:formula="of:=RAND()*100" office:value-type="float" office:value="64.1830846664512" calcext:value-type="float">
            <text:p>64.1830846664512</text:p>
          </table:table-cell>
          <table:table-cell table:formula="of:=[.A455]*0.987+[.B455]*-0.1+1" office:value-type="float" office:value="90.1661342649297" calcext:value-type="float">
            <text:p>90.1661342649297</text:p>
          </table:table-cell>
        </table:table-row>
        <table:table-row table:style-name="ro1">
          <table:table-cell table:formula="of:=RAND()*100" office:value-type="float" office:value="90.8487906222245" calcext:value-type="float">
            <text:p>90.8487906222245</text:p>
          </table:table-cell>
          <table:table-cell table:formula="of:=RAND()*100" office:value-type="float" office:value="24.4913368588559" calcext:value-type="float">
            <text:p>24.4913368588559</text:p>
          </table:table-cell>
          <table:table-cell table:formula="of:=[.A456]*0.987+[.B456]*-0.1+1" office:value-type="float" office:value="88.2186226582499" calcext:value-type="float">
            <text:p>88.2186226582499</text:p>
          </table:table-cell>
        </table:table-row>
        <table:table-row table:style-name="ro1">
          <table:table-cell table:formula="of:=RAND()*100" office:value-type="float" office:value="14.4401985982858" calcext:value-type="float">
            <text:p>14.4401985982858</text:p>
          </table:table-cell>
          <table:table-cell table:formula="of:=RAND()*100" office:value-type="float" office:value="32.2576060097698" calcext:value-type="float">
            <text:p>32.2576060097698</text:p>
          </table:table-cell>
          <table:table-cell table:formula="of:=[.A457]*0.987+[.B457]*-0.1+1" office:value-type="float" office:value="12.0267154155311" calcext:value-type="float">
            <text:p>12.0267154155311</text:p>
          </table:table-cell>
        </table:table-row>
        <table:table-row table:style-name="ro1">
          <table:table-cell table:formula="of:=RAND()*100" office:value-type="float" office:value="77.5351122371772" calcext:value-type="float">
            <text:p>77.5351122371772</text:p>
          </table:table-cell>
          <table:table-cell table:formula="of:=RAND()*100" office:value-type="float" office:value="44.9514073960897" calcext:value-type="float">
            <text:p>44.9514073960897</text:p>
          </table:table-cell>
          <table:table-cell table:formula="of:=[.A458]*0.987+[.B458]*-0.1+1" office:value-type="float" office:value="73.0320150384849" calcext:value-type="float">
            <text:p>73.0320150384849</text:p>
          </table:table-cell>
        </table:table-row>
        <table:table-row table:style-name="ro1">
          <table:table-cell table:formula="of:=RAND()*100" office:value-type="float" office:value="48.6268508428797" calcext:value-type="float">
            <text:p>48.6268508428797</text:p>
          </table:table-cell>
          <table:table-cell table:formula="of:=RAND()*100" office:value-type="float" office:value="86.6200381277087" calcext:value-type="float">
            <text:p>86.6200381277087</text:p>
          </table:table-cell>
          <table:table-cell table:formula="of:=[.A459]*0.987+[.B459]*-0.1+1" office:value-type="float" office:value="40.3326979691514" calcext:value-type="float">
            <text:p>40.3326979691514</text:p>
          </table:table-cell>
        </table:table-row>
        <table:table-row table:style-name="ro1">
          <table:table-cell table:formula="of:=RAND()*100" office:value-type="float" office:value="17.2770547454241" calcext:value-type="float">
            <text:p>17.2770547454241</text:p>
          </table:table-cell>
          <table:table-cell table:formula="of:=RAND()*100" office:value-type="float" office:value="93.1582757146921" calcext:value-type="float">
            <text:p>93.1582757146921</text:p>
          </table:table-cell>
          <table:table-cell table:formula="of:=[.A460]*0.987+[.B460]*-0.1+1" office:value-type="float" office:value="8.73662546226442" calcext:value-type="float">
            <text:p>8.73662546226442</text:p>
          </table:table-cell>
        </table:table-row>
        <table:table-row table:style-name="ro1">
          <table:table-cell table:formula="of:=RAND()*100" office:value-type="float" office:value="21.5034573526914" calcext:value-type="float">
            <text:p>21.5034573526914</text:p>
          </table:table-cell>
          <table:table-cell table:formula="of:=RAND()*100" office:value-type="float" office:value="83.7691575131403" calcext:value-type="float">
            <text:p>83.7691575131403</text:p>
          </table:table-cell>
          <table:table-cell table:formula="of:=[.A461]*0.987+[.B461]*-0.1+1" office:value-type="float" office:value="13.8469966557924" calcext:value-type="float">
            <text:p>13.8469966557924</text:p>
          </table:table-cell>
        </table:table-row>
        <table:table-row table:style-name="ro1">
          <table:table-cell table:formula="of:=RAND()*100" office:value-type="float" office:value="37.8149579025656" calcext:value-type="float">
            <text:p>37.8149579025656</text:p>
          </table:table-cell>
          <table:table-cell table:formula="of:=RAND()*100" office:value-type="float" office:value="25.2591981234301" calcext:value-type="float">
            <text:p>25.2591981234301</text:p>
          </table:table-cell>
          <table:table-cell table:formula="of:=[.A462]*0.987+[.B462]*-0.1+1" office:value-type="float" office:value="35.7974436374892" calcext:value-type="float">
            <text:p>35.7974436374892</text:p>
          </table:table-cell>
        </table:table-row>
        <table:table-row table:style-name="ro1">
          <table:table-cell table:formula="of:=RAND()*100" office:value-type="float" office:value="7.98143844446137" calcext:value-type="float">
            <text:p>7.98143844446137</text:p>
          </table:table-cell>
          <table:table-cell table:formula="of:=RAND()*100" office:value-type="float" office:value="89.7184933756615" calcext:value-type="float">
            <text:p>89.7184933756615</text:p>
          </table:table-cell>
          <table:table-cell table:formula="of:=[.A463]*0.987+[.B463]*-0.1+1" office:value-type="float" office:value="-0.0941695928827784" calcext:value-type="float">
            <text:p>-0.094169592882778</text:p>
          </table:table-cell>
        </table:table-row>
        <table:table-row table:style-name="ro1">
          <table:table-cell table:formula="of:=RAND()*100" office:value-type="float" office:value="5.5582798975352" calcext:value-type="float">
            <text:p>5.5582798975352</text:p>
          </table:table-cell>
          <table:table-cell table:formula="of:=RAND()*100" office:value-type="float" office:value="63.0104517189251" calcext:value-type="float">
            <text:p>63.0104517189251</text:p>
          </table:table-cell>
          <table:table-cell table:formula="of:=[.A464]*0.987+[.B464]*-0.1+1" office:value-type="float" office:value="0.184977086974732" calcext:value-type="float">
            <text:p>0.184977086974732</text:p>
          </table:table-cell>
        </table:table-row>
        <table:table-row table:style-name="ro1">
          <table:table-cell table:formula="of:=RAND()*100" office:value-type="float" office:value="17.8201485275421" calcext:value-type="float">
            <text:p>17.8201485275421</text:p>
          </table:table-cell>
          <table:table-cell table:formula="of:=RAND()*100" office:value-type="float" office:value="63.1015355166182" calcext:value-type="float">
            <text:p>63.1015355166182</text:p>
          </table:table-cell>
          <table:table-cell table:formula="of:=[.A465]*0.987+[.B465]*-0.1+1" office:value-type="float" office:value="12.2783330450222" calcext:value-type="float">
            <text:p>12.2783330450222</text:p>
          </table:table-cell>
        </table:table-row>
        <table:table-row table:style-name="ro1">
          <table:table-cell table:formula="of:=RAND()*100" office:value-type="float" office:value="88.8689521744583" calcext:value-type="float">
            <text:p>88.8689521744583</text:p>
          </table:table-cell>
          <table:table-cell table:formula="of:=RAND()*100" office:value-type="float" office:value="56.6002311219153" calcext:value-type="float">
            <text:p>56.6002311219153</text:p>
          </table:table-cell>
          <table:table-cell table:formula="of:=[.A466]*0.987+[.B466]*-0.1+1" office:value-type="float" office:value="83.0536326839988" calcext:value-type="float">
            <text:p>83.0536326839988</text:p>
          </table:table-cell>
        </table:table-row>
        <table:table-row table:style-name="ro1">
          <table:table-cell table:formula="of:=RAND()*100" office:value-type="float" office:value="44.4268001383261" calcext:value-type="float">
            <text:p>44.4268001383261</text:p>
          </table:table-cell>
          <table:table-cell table:formula="of:=RAND()*100" office:value-type="float" office:value="63.2844169437424" calcext:value-type="float">
            <text:p>63.2844169437424</text:p>
          </table:table-cell>
          <table:table-cell table:formula="of:=[.A467]*0.987+[.B467]*-0.1+1" office:value-type="float" office:value="38.5208100421536" calcext:value-type="float">
            <text:p>38.5208100421536</text:p>
          </table:table-cell>
        </table:table-row>
        <table:table-row table:style-name="ro1">
          <table:table-cell table:formula="of:=RAND()*100" office:value-type="float" office:value="37.1000681736274" calcext:value-type="float">
            <text:p>37.1000681736274</text:p>
          </table:table-cell>
          <table:table-cell table:formula="of:=RAND()*100" office:value-type="float" office:value="42.14802859494" calcext:value-type="float">
            <text:p>42.14802859494</text:p>
          </table:table-cell>
          <table:table-cell table:formula="of:=[.A468]*0.987+[.B468]*-0.1+1" office:value-type="float" office:value="33.4029644278762" calcext:value-type="float">
            <text:p>33.4029644278762</text:p>
          </table:table-cell>
        </table:table-row>
        <table:table-row table:style-name="ro1">
          <table:table-cell table:formula="of:=RAND()*100" office:value-type="float" office:value="75.7557194932869" calcext:value-type="float">
            <text:p>75.7557194932869</text:p>
          </table:table-cell>
          <table:table-cell table:formula="of:=RAND()*100" office:value-type="float" office:value="66.7105631773577" calcext:value-type="float">
            <text:p>66.7105631773577</text:p>
          </table:table-cell>
          <table:table-cell table:formula="of:=[.A469]*0.987+[.B469]*-0.1+1" office:value-type="float" office:value="69.0998388221384" calcext:value-type="float">
            <text:p>69.0998388221384</text:p>
          </table:table-cell>
        </table:table-row>
        <table:table-row table:style-name="ro1">
          <table:table-cell table:formula="of:=RAND()*100" office:value-type="float" office:value="25.3704395131896" calcext:value-type="float">
            <text:p>25.3704395131896</text:p>
          </table:table-cell>
          <table:table-cell table:formula="of:=RAND()*100" office:value-type="float" office:value="53.581775809092" calcext:value-type="float">
            <text:p>53.581775809092</text:p>
          </table:table-cell>
          <table:table-cell table:formula="of:=[.A470]*0.987+[.B470]*-0.1+1" office:value-type="float" office:value="20.682446218609" calcext:value-type="float">
            <text:p>20.682446218609</text:p>
          </table:table-cell>
        </table:table-row>
        <table:table-row table:style-name="ro1">
          <table:table-cell table:formula="of:=RAND()*100" office:value-type="float" office:value="7.77909880260909" calcext:value-type="float">
            <text:p>7.77909880260909</text:p>
          </table:table-cell>
          <table:table-cell table:formula="of:=RAND()*100" office:value-type="float" office:value="94.0119250634982" calcext:value-type="float">
            <text:p>94.0119250634982</text:p>
          </table:table-cell>
          <table:table-cell table:formula="of:=[.A471]*0.987+[.B471]*-0.1+1" office:value-type="float" office:value="-0.723221988174648" calcext:value-type="float">
            <text:p>-0.723221988174648</text:p>
          </table:table-cell>
        </table:table-row>
        <table:table-row table:style-name="ro1">
          <table:table-cell table:formula="of:=RAND()*100" office:value-type="float" office:value="9.89981392309152" calcext:value-type="float">
            <text:p>9.89981392309152</text:p>
          </table:table-cell>
          <table:table-cell table:formula="of:=RAND()*100" office:value-type="float" office:value="55.917250721816" calcext:value-type="float">
            <text:p>55.917250721816</text:p>
          </table:table-cell>
          <table:table-cell table:formula="of:=[.A472]*0.987+[.B472]*-0.1+1" office:value-type="float" office:value="5.17939126990972" calcext:value-type="float">
            <text:p>5.17939126990972</text:p>
          </table:table-cell>
        </table:table-row>
        <table:table-row table:style-name="ro1">
          <table:table-cell table:formula="of:=RAND()*100" office:value-type="float" office:value="3.50767446883201" calcext:value-type="float">
            <text:p>3.50767446883201</text:p>
          </table:table-cell>
          <table:table-cell table:formula="of:=RAND()*100" office:value-type="float" office:value="4.42715289443776" calcext:value-type="float">
            <text:p>4.42715289443776</text:p>
          </table:table-cell>
          <table:table-cell table:formula="of:=[.A473]*0.987+[.B473]*-0.1+1" office:value-type="float" office:value="4.01935941129341" calcext:value-type="float">
            <text:p>4.01935941129341</text:p>
          </table:table-cell>
        </table:table-row>
        <table:table-row table:style-name="ro1">
          <table:table-cell table:formula="of:=RAND()*100" office:value-type="float" office:value="95.2161012501612" calcext:value-type="float">
            <text:p>95.2161012501612</text:p>
          </table:table-cell>
          <table:table-cell table:formula="of:=RAND()*100" office:value-type="float" office:value="25.537484405244" calcext:value-type="float">
            <text:p>25.537484405244</text:p>
          </table:table-cell>
          <table:table-cell table:formula="of:=[.A474]*0.987+[.B474]*-0.1+1" office:value-type="float" office:value="92.4245434933848" calcext:value-type="float">
            <text:p>92.4245434933848</text:p>
          </table:table-cell>
        </table:table-row>
        <table:table-row table:style-name="ro1">
          <table:table-cell table:formula="of:=RAND()*100" office:value-type="float" office:value="8.89006815498779" calcext:value-type="float">
            <text:p>8.89006815498779</text:p>
          </table:table-cell>
          <table:table-cell table:formula="of:=RAND()*100" office:value-type="float" office:value="10.7529239804392" calcext:value-type="float">
            <text:p>10.7529239804392</text:p>
          </table:table-cell>
          <table:table-cell table:formula="of:=[.A475]*0.987+[.B475]*-0.1+1" office:value-type="float" office:value="8.69920487092903" calcext:value-type="float">
            <text:p>8.69920487092903</text:p>
          </table:table-cell>
        </table:table-row>
        <table:table-row table:style-name="ro1">
          <table:table-cell table:formula="of:=RAND()*100" office:value-type="float" office:value="41.4211309375983" calcext:value-type="float">
            <text:p>41.4211309375983</text:p>
          </table:table-cell>
          <table:table-cell table:formula="of:=RAND()*100" office:value-type="float" office:value="95.093070774987" calcext:value-type="float">
            <text:p>95.093070774987</text:p>
          </table:table-cell>
          <table:table-cell table:formula="of:=[.A476]*0.987+[.B476]*-0.1+1" office:value-type="float" office:value="32.3733491579109" calcext:value-type="float">
            <text:p>32.3733491579109</text:p>
          </table:table-cell>
        </table:table-row>
        <table:table-row table:style-name="ro1">
          <table:table-cell table:formula="of:=RAND()*100" office:value-type="float" office:value="76.8350441575955" calcext:value-type="float">
            <text:p>76.8350441575955</text:p>
          </table:table-cell>
          <table:table-cell table:formula="of:=RAND()*100" office:value-type="float" office:value="66.8314113159618" calcext:value-type="float">
            <text:p>66.8314113159618</text:p>
          </table:table-cell>
          <table:table-cell table:formula="of:=[.A477]*0.987+[.B477]*-0.1+1" office:value-type="float" office:value="70.1530474519506" calcext:value-type="float">
            <text:p>70.1530474519506</text:p>
          </table:table-cell>
        </table:table-row>
        <table:table-row table:style-name="ro1">
          <table:table-cell table:formula="of:=RAND()*100" office:value-type="float" office:value="69.8106376569676" calcext:value-type="float">
            <text:p>69.8106376569676</text:p>
          </table:table-cell>
          <table:table-cell table:formula="of:=RAND()*100" office:value-type="float" office:value="14.456412126694" calcext:value-type="float">
            <text:p>14.456412126694</text:p>
          </table:table-cell>
          <table:table-cell table:formula="of:=[.A478]*0.987+[.B478]*-0.1+1" office:value-type="float" office:value="68.4574581547576" calcext:value-type="float">
            <text:p>68.4574581547576</text:p>
          </table:table-cell>
        </table:table-row>
        <table:table-row table:style-name="ro1">
          <table:table-cell table:formula="of:=RAND()*100" office:value-type="float" office:value="77.1802136939612" calcext:value-type="float">
            <text:p>77.1802136939612</text:p>
          </table:table-cell>
          <table:table-cell table:formula="of:=RAND()*100" office:value-type="float" office:value="72.399920699112" calcext:value-type="float">
            <text:p>72.399920699112</text:p>
          </table:table-cell>
          <table:table-cell table:formula="of:=[.A479]*0.987+[.B479]*-0.1+1" office:value-type="float" office:value="69.9368788460285" calcext:value-type="float">
            <text:p>69.9368788460285</text:p>
          </table:table-cell>
        </table:table-row>
        <table:table-row table:style-name="ro1">
          <table:table-cell table:formula="of:=RAND()*100" office:value-type="float" office:value="53.5301438253964" calcext:value-type="float">
            <text:p>53.5301438253964</text:p>
          </table:table-cell>
          <table:table-cell table:formula="of:=RAND()*100" office:value-type="float" office:value="73.3022543500078" calcext:value-type="float">
            <text:p>73.3022543500078</text:p>
          </table:table-cell>
          <table:table-cell table:formula="of:=[.A480]*0.987+[.B480]*-0.1+1" office:value-type="float" office:value="46.5040265206654" calcext:value-type="float">
            <text:p>46.5040265206654</text:p>
          </table:table-cell>
        </table:table-row>
        <table:table-row table:style-name="ro1">
          <table:table-cell table:formula="of:=RAND()*100" office:value-type="float" office:value="95.9276147777805" calcext:value-type="float">
            <text:p>95.9276147777805</text:p>
          </table:table-cell>
          <table:table-cell table:formula="of:=RAND()*100" office:value-type="float" office:value="73.6101785965128" calcext:value-type="float">
            <text:p>73.6101785965128</text:p>
          </table:table-cell>
          <table:table-cell table:formula="of:=[.A481]*0.987+[.B481]*-0.1+1" office:value-type="float" office:value="88.3195379260181" calcext:value-type="float">
            <text:p>88.3195379260181</text:p>
          </table:table-cell>
        </table:table-row>
        <table:table-row table:style-name="ro1">
          <table:table-cell table:formula="of:=RAND()*100" office:value-type="float" office:value="61.5316186618409" calcext:value-type="float">
            <text:p>61.5316186618409</text:p>
          </table:table-cell>
          <table:table-cell table:formula="of:=RAND()*100" office:value-type="float" office:value="62.3973442374351" calcext:value-type="float">
            <text:p>62.3973442374351</text:p>
          </table:table-cell>
          <table:table-cell table:formula="of:=[.A482]*0.987+[.B482]*-0.1+1" office:value-type="float" office:value="55.4919731954935" calcext:value-type="float">
            <text:p>55.4919731954935</text:p>
          </table:table-cell>
        </table:table-row>
        <table:table-row table:style-name="ro1">
          <table:table-cell table:formula="of:=RAND()*100" office:value-type="float" office:value="24.6009879896316" calcext:value-type="float">
            <text:p>24.6009879896316</text:p>
          </table:table-cell>
          <table:table-cell table:formula="of:=RAND()*100" office:value-type="float" office:value="57.9844012181113" calcext:value-type="float">
            <text:p>57.9844012181113</text:p>
          </table:table-cell>
          <table:table-cell table:formula="of:=[.A483]*0.987+[.B483]*-0.1+1" office:value-type="float" office:value="19.4827350239552" calcext:value-type="float">
            <text:p>19.4827350239552</text:p>
          </table:table-cell>
        </table:table-row>
        <table:table-row table:style-name="ro1">
          <table:table-cell table:formula="of:=RAND()*100" office:value-type="float" office:value="32.5382860675567" calcext:value-type="float">
            <text:p>32.5382860675567</text:p>
          </table:table-cell>
          <table:table-cell table:formula="of:=RAND()*100" office:value-type="float" office:value="46.4197459032704" calcext:value-type="float">
            <text:p>46.4197459032704</text:p>
          </table:table-cell>
          <table:table-cell table:formula="of:=[.A484]*0.987+[.B484]*-0.1+1" office:value-type="float" office:value="28.4733137583514" calcext:value-type="float">
            <text:p>28.4733137583514</text:p>
          </table:table-cell>
        </table:table-row>
        <table:table-row table:style-name="ro1">
          <table:table-cell table:formula="of:=RAND()*100" office:value-type="float" office:value="37.6924766341545" calcext:value-type="float">
            <text:p>37.6924766341545</text:p>
          </table:table-cell>
          <table:table-cell table:formula="of:=RAND()*100" office:value-type="float" office:value="60.1692777282715" calcext:value-type="float">
            <text:p>60.1692777282715</text:p>
          </table:table-cell>
          <table:table-cell table:formula="of:=[.A485]*0.987+[.B485]*-0.1+1" office:value-type="float" office:value="32.1855466650833" calcext:value-type="float">
            <text:p>32.1855466650833</text:p>
          </table:table-cell>
        </table:table-row>
        <table:table-row table:style-name="ro1">
          <table:table-cell table:formula="of:=RAND()*100" office:value-type="float" office:value="4.93365642462687" calcext:value-type="float">
            <text:p>4.93365642462687</text:p>
          </table:table-cell>
          <table:table-cell table:formula="of:=RAND()*100" office:value-type="float" office:value="49.1962023923822" calcext:value-type="float">
            <text:p>49.1962023923822</text:p>
          </table:table-cell>
          <table:table-cell table:formula="of:=[.A486]*0.987+[.B486]*-0.1+1" office:value-type="float" office:value="0.949898651868502" calcext:value-type="float">
            <text:p>0.949898651868502</text:p>
          </table:table-cell>
        </table:table-row>
        <table:table-row table:style-name="ro1">
          <table:table-cell table:formula="of:=RAND()*100" office:value-type="float" office:value="82.1598378699951" calcext:value-type="float">
            <text:p>82.1598378699951</text:p>
          </table:table-cell>
          <table:table-cell table:formula="of:=RAND()*100" office:value-type="float" office:value="11.7801117182891" calcext:value-type="float">
            <text:p>11.7801117182891</text:p>
          </table:table-cell>
          <table:table-cell table:formula="of:=[.A487]*0.987+[.B487]*-0.1+1" office:value-type="float" office:value="80.9137488058562" calcext:value-type="float">
            <text:p>80.9137488058562</text:p>
          </table:table-cell>
        </table:table-row>
        <table:table-row table:style-name="ro1">
          <table:table-cell table:formula="of:=RAND()*100" office:value-type="float" office:value="10.1928606887756" calcext:value-type="float">
            <text:p>10.1928606887756</text:p>
          </table:table-cell>
          <table:table-cell table:formula="of:=RAND()*100" office:value-type="float" office:value="39.3480749151274" calcext:value-type="float">
            <text:p>39.3480749151274</text:p>
          </table:table-cell>
          <table:table-cell table:formula="of:=[.A488]*0.987+[.B488]*-0.1+1" office:value-type="float" office:value="7.12554600830879" calcext:value-type="float">
            <text:p>7.12554600830879</text:p>
          </table:table-cell>
        </table:table-row>
        <table:table-row table:style-name="ro1">
          <table:table-cell table:formula="of:=RAND()*100" office:value-type="float" office:value="9.27377759940521" calcext:value-type="float">
            <text:p>9.27377759940521</text:p>
          </table:table-cell>
          <table:table-cell table:formula="of:=RAND()*100" office:value-type="float" office:value="23.015417267958" calcext:value-type="float">
            <text:p>23.015417267958</text:p>
          </table:table-cell>
          <table:table-cell table:formula="of:=[.A489]*0.987+[.B489]*-0.1+1" office:value-type="float" office:value="7.85167676381714" calcext:value-type="float">
            <text:p>7.85167676381714</text:p>
          </table:table-cell>
        </table:table-row>
        <table:table-row table:style-name="ro1">
          <table:table-cell table:formula="of:=RAND()*100" office:value-type="float" office:value="15.9857574890951" calcext:value-type="float">
            <text:p>15.9857574890951</text:p>
          </table:table-cell>
          <table:table-cell table:formula="of:=RAND()*100" office:value-type="float" office:value="21.9502432558632" calcext:value-type="float">
            <text:p>21.9502432558632</text:p>
          </table:table-cell>
          <table:table-cell table:formula="of:=[.A490]*0.987+[.B490]*-0.1+1" office:value-type="float" office:value="14.5829183161505" calcext:value-type="float">
            <text:p>14.5829183161505</text:p>
          </table:table-cell>
        </table:table-row>
        <table:table-row table:style-name="ro1">
          <table:table-cell table:formula="of:=RAND()*100" office:value-type="float" office:value="8.89603311198908" calcext:value-type="float">
            <text:p>8.89603311198908</text:p>
          </table:table-cell>
          <table:table-cell table:formula="of:=RAND()*100" office:value-type="float" office:value="87.9834357495164" calcext:value-type="float">
            <text:p>87.9834357495164</text:p>
          </table:table-cell>
          <table:table-cell table:formula="of:=[.A491]*0.987+[.B491]*-0.1+1" office:value-type="float" office:value="0.982041106581578" calcext:value-type="float">
            <text:p>0.982041106581578</text:p>
          </table:table-cell>
        </table:table-row>
        <table:table-row table:style-name="ro1">
          <table:table-cell table:formula="of:=RAND()*100" office:value-type="float" office:value="16.1496299753444" calcext:value-type="float">
            <text:p>16.1496299753444</text:p>
          </table:table-cell>
          <table:table-cell table:formula="of:=RAND()*100" office:value-type="float" office:value="32.3871958788343" calcext:value-type="float">
            <text:p>32.3871958788343</text:p>
          </table:table-cell>
          <table:table-cell table:formula="of:=[.A492]*0.987+[.B492]*-0.1+1" office:value-type="float" office:value="13.7009651977815" calcext:value-type="float">
            <text:p>13.7009651977815</text:p>
          </table:table-cell>
        </table:table-row>
        <table:table-row table:style-name="ro1">
          <table:table-cell table:formula="of:=RAND()*100" office:value-type="float" office:value="78.259196388164" calcext:value-type="float">
            <text:p>78.259196388164</text:p>
          </table:table-cell>
          <table:table-cell table:formula="of:=RAND()*100" office:value-type="float" office:value="20.0637766965501" calcext:value-type="float">
            <text:p>20.0637766965501</text:p>
          </table:table-cell>
          <table:table-cell table:formula="of:=[.A493]*0.987+[.B493]*-0.1+1" office:value-type="float" office:value="76.2354491654628" calcext:value-type="float">
            <text:p>76.2354491654628</text:p>
          </table:table-cell>
        </table:table-row>
        <table:table-row table:style-name="ro1">
          <table:table-cell table:formula="of:=RAND()*100" office:value-type="float" office:value="99.4404249031646" calcext:value-type="float">
            <text:p>99.4404249031646</text:p>
          </table:table-cell>
          <table:table-cell table:formula="of:=RAND()*100" office:value-type="float" office:value="42.522069264738" calcext:value-type="float">
            <text:p>42.522069264738</text:p>
          </table:table-cell>
          <table:table-cell table:formula="of:=[.A494]*0.987+[.B494]*-0.1+1" office:value-type="float" office:value="94.8954924529497" calcext:value-type="float">
            <text:p>94.8954924529497</text:p>
          </table:table-cell>
        </table:table-row>
        <table:table-row table:style-name="ro1">
          <table:table-cell table:formula="of:=RAND()*100" office:value-type="float" office:value="79.4379191425376" calcext:value-type="float">
            <text:p>79.4379191425376</text:p>
          </table:table-cell>
          <table:table-cell table:formula="of:=RAND()*100" office:value-type="float" office:value="59.0707261536133" calcext:value-type="float">
            <text:p>59.0707261536133</text:p>
          </table:table-cell>
          <table:table-cell table:formula="of:=[.A495]*0.987+[.B495]*-0.1+1" office:value-type="float" office:value="73.4981535783233" calcext:value-type="float">
            <text:p>73.4981535783233</text:p>
          </table:table-cell>
        </table:table-row>
        <table:table-row table:style-name="ro1">
          <table:table-cell table:formula="of:=RAND()*100" office:value-type="float" office:value="75.3772317592459" calcext:value-type="float">
            <text:p>75.3772317592459</text:p>
          </table:table-cell>
          <table:table-cell table:formula="of:=RAND()*100" office:value-type="float" office:value="56.5466278088699" calcext:value-type="float">
            <text:p>56.5466278088699</text:p>
          </table:table-cell>
          <table:table-cell table:formula="of:=[.A496]*0.987+[.B496]*-0.1+1" office:value-type="float" office:value="69.7426649654888" calcext:value-type="float">
            <text:p>69.7426649654888</text:p>
          </table:table-cell>
        </table:table-row>
        <table:table-row table:style-name="ro1">
          <table:table-cell table:formula="of:=RAND()*100" office:value-type="float" office:value="46.5872637091977" calcext:value-type="float">
            <text:p>46.5872637091977</text:p>
          </table:table-cell>
          <table:table-cell table:formula="of:=RAND()*100" office:value-type="float" office:value="45.1777174276262" calcext:value-type="float">
            <text:p>45.1777174276262</text:p>
          </table:table-cell>
          <table:table-cell table:formula="of:=[.A497]*0.987+[.B497]*-0.1+1" office:value-type="float" office:value="42.4638575382155" calcext:value-type="float">
            <text:p>42.4638575382155</text:p>
          </table:table-cell>
        </table:table-row>
        <table:table-row table:style-name="ro1">
          <table:table-cell table:formula="of:=RAND()*100" office:value-type="float" office:value="71.6659352623653" calcext:value-type="float">
            <text:p>71.6659352623653</text:p>
          </table:table-cell>
          <table:table-cell table:formula="of:=RAND()*100" office:value-type="float" office:value="32.7667655969834" calcext:value-type="float">
            <text:p>32.7667655969834</text:p>
          </table:table-cell>
          <table:table-cell table:formula="of:=[.A498]*0.987+[.B498]*-0.1+1" office:value-type="float" office:value="68.4576015442562" calcext:value-type="float">
            <text:p>68.4576015442562</text:p>
          </table:table-cell>
        </table:table-row>
        <table:table-row table:style-name="ro1">
          <table:table-cell table:formula="of:=RAND()*100" office:value-type="float" office:value="52.9024852841881" calcext:value-type="float">
            <text:p>52.9024852841881</text:p>
          </table:table-cell>
          <table:table-cell table:formula="of:=RAND()*100" office:value-type="float" office:value="92.7563632286786" calcext:value-type="float">
            <text:p>92.7563632286786</text:p>
          </table:table-cell>
          <table:table-cell table:formula="of:=[.A499]*0.987+[.B499]*-0.1+1" office:value-type="float" office:value="43.9391166526258" calcext:value-type="float">
            <text:p>43.9391166526258</text:p>
          </table:table-cell>
        </table:table-row>
        <table:table-row table:style-name="ro1">
          <table:table-cell table:formula="of:=RAND()*100" office:value-type="float" office:value="85.9242726176197" calcext:value-type="float">
            <text:p>85.9242726176197</text:p>
          </table:table-cell>
          <table:table-cell table:formula="of:=RAND()*100" office:value-type="float" office:value="53.2054170851043" calcext:value-type="float">
            <text:p>53.2054170851043</text:p>
          </table:table-cell>
          <table:table-cell table:formula="of:=[.A500]*0.987+[.B500]*-0.1+1" office:value-type="float" office:value="80.4867153650802" calcext:value-type="float">
            <text:p>80.4867153650802</text:p>
          </table:table-cell>
        </table:table-row>
        <table:table-row table:style-name="ro1">
          <table:table-cell table:formula="of:=RAND()*100" office:value-type="float" office:value="85.396096352775" calcext:value-type="float">
            <text:p>85.396096352775</text:p>
          </table:table-cell>
          <table:table-cell table:formula="of:=RAND()*100" office:value-type="float" office:value="7.5948929246505" calcext:value-type="float">
            <text:p>7.5948929246505</text:p>
          </table:table-cell>
          <table:table-cell table:formula="of:=[.A501]*0.987+[.B501]*-0.1+1" office:value-type="float" office:value="84.5264578077238" calcext:value-type="float">
            <text:p>84.5264578077238</text:p>
          </table:table-cell>
        </table:table-row>
        <table:table-row table:style-name="ro1">
          <table:table-cell table:formula="of:=RAND()*100" office:value-type="float" office:value="2.12599076168133" calcext:value-type="float">
            <text:p>2.12599076168133</text:p>
          </table:table-cell>
          <table:table-cell table:formula="of:=RAND()*100" office:value-type="float" office:value="37.0733833283452" calcext:value-type="float">
            <text:p>37.0733833283452</text:p>
          </table:table-cell>
          <table:table-cell table:formula="of:=[.A502]*0.987+[.B502]*-0.1+1" office:value-type="float" office:value="-0.608985451055047" calcext:value-type="float">
            <text:p>-0.608985451055047</text:p>
          </table:table-cell>
        </table:table-row>
        <table:table-row table:style-name="ro1">
          <table:table-cell table:formula="of:=RAND()*100" office:value-type="float" office:value="87.4994820017191" calcext:value-type="float">
            <text:p>87.4994820017191</text:p>
          </table:table-cell>
          <table:table-cell table:formula="of:=RAND()*100" office:value-type="float" office:value="85.9845013209532" calcext:value-type="float">
            <text:p>85.9845013209532</text:p>
          </table:table-cell>
          <table:table-cell table:formula="of:=[.A503]*0.987+[.B503]*-0.1+1" office:value-type="float" office:value="78.7635386036015" calcext:value-type="float">
            <text:p>78.7635386036015</text:p>
          </table:table-cell>
        </table:table-row>
        <table:table-row table:style-name="ro1">
          <table:table-cell table:formula="of:=RAND()*100" office:value-type="float" office:value="66.6773089670821" calcext:value-type="float">
            <text:p>66.6773089670821</text:p>
          </table:table-cell>
          <table:table-cell table:formula="of:=RAND()*100" office:value-type="float" office:value="77.6562195962734" calcext:value-type="float">
            <text:p>77.6562195962734</text:p>
          </table:table-cell>
          <table:table-cell table:formula="of:=[.A504]*0.987+[.B504]*-0.1+1" office:value-type="float" office:value="59.0448819908827" calcext:value-type="float">
            <text:p>59.0448819908827</text:p>
          </table:table-cell>
        </table:table-row>
        <table:table-row table:style-name="ro1">
          <table:table-cell table:formula="of:=RAND()*100" office:value-type="float" office:value="78.5232424468881" calcext:value-type="float">
            <text:p>78.5232424468881</text:p>
          </table:table-cell>
          <table:table-cell table:formula="of:=RAND()*100" office:value-type="float" office:value="42.9376775331721" calcext:value-type="float">
            <text:p>42.9376775331721</text:p>
          </table:table-cell>
          <table:table-cell table:formula="of:=[.A505]*0.987+[.B505]*-0.1+1" office:value-type="float" office:value="74.2086725417613" calcext:value-type="float">
            <text:p>74.2086725417613</text:p>
          </table:table-cell>
        </table:table-row>
        <table:table-row table:style-name="ro1">
          <table:table-cell table:formula="of:=RAND()*100" office:value-type="float" office:value="75.3283263273569" calcext:value-type="float">
            <text:p>75.3283263273569</text:p>
          </table:table-cell>
          <table:table-cell table:formula="of:=RAND()*100" office:value-type="float" office:value="73.4877380168652" calcext:value-type="float">
            <text:p>73.4877380168652</text:p>
          </table:table-cell>
          <table:table-cell table:formula="of:=[.A506]*0.987+[.B506]*-0.1+1" office:value-type="float" office:value="68.0002842834147" calcext:value-type="float">
            <text:p>68.0002842834147</text:p>
          </table:table-cell>
        </table:table-row>
        <table:table-row table:style-name="ro1">
          <table:table-cell table:formula="of:=RAND()*100" office:value-type="float" office:value="40.5526609162012" calcext:value-type="float">
            <text:p>40.5526609162012</text:p>
          </table:table-cell>
          <table:table-cell table:formula="of:=RAND()*100" office:value-type="float" office:value="85.4913904752062" calcext:value-type="float">
            <text:p>85.4913904752062</text:p>
          </table:table-cell>
          <table:table-cell table:formula="of:=[.A507]*0.987+[.B507]*-0.1+1" office:value-type="float" office:value="32.47633727677" calcext:value-type="float">
            <text:p>32.47633727677</text:p>
          </table:table-cell>
        </table:table-row>
        <table:table-row table:style-name="ro1">
          <table:table-cell table:formula="of:=RAND()*100" office:value-type="float" office:value="18.1921602992029" calcext:value-type="float">
            <text:p>18.1921602992029</text:p>
          </table:table-cell>
          <table:table-cell table:formula="of:=RAND()*100" office:value-type="float" office:value="67.3823398922353" calcext:value-type="float">
            <text:p>67.3823398922353</text:p>
          </table:table-cell>
          <table:table-cell table:formula="of:=[.A508]*0.987+[.B508]*-0.1+1" office:value-type="float" office:value="12.2174282260897" calcext:value-type="float">
            <text:p>12.2174282260897</text:p>
          </table:table-cell>
        </table:table-row>
        <table:table-row table:style-name="ro1">
          <table:table-cell table:formula="of:=RAND()*100" office:value-type="float" office:value="4.13672543011147" calcext:value-type="float">
            <text:p>4.13672543011147</text:p>
          </table:table-cell>
          <table:table-cell table:formula="of:=RAND()*100" office:value-type="float" office:value="25.5495402345852" calcext:value-type="float">
            <text:p>25.5495402345852</text:p>
          </table:table-cell>
          <table:table-cell table:formula="of:=[.A509]*0.987+[.B509]*-0.1+1" office:value-type="float" office:value="2.5279939760615" calcext:value-type="float">
            <text:p>2.5279939760615</text:p>
          </table:table-cell>
        </table:table-row>
        <table:table-row table:style-name="ro1">
          <table:table-cell table:formula="of:=RAND()*100" office:value-type="float" office:value="82.4718271409743" calcext:value-type="float">
            <text:p>82.4718271409743</text:p>
          </table:table-cell>
          <table:table-cell table:formula="of:=RAND()*100" office:value-type="float" office:value="35.1099793652727" calcext:value-type="float">
            <text:p>35.1099793652727</text:p>
          </table:table-cell>
          <table:table-cell table:formula="of:=[.A510]*0.987+[.B510]*-0.1+1" office:value-type="float" office:value="78.8886954516143" calcext:value-type="float">
            <text:p>78.8886954516143</text:p>
          </table:table-cell>
        </table:table-row>
        <table:table-row table:style-name="ro1">
          <table:table-cell table:formula="of:=RAND()*100" office:value-type="float" office:value="12.1627522115099" calcext:value-type="float">
            <text:p>12.1627522115099</text:p>
          </table:table-cell>
          <table:table-cell table:formula="of:=RAND()*100" office:value-type="float" office:value="9.5527208627156" calcext:value-type="float">
            <text:p>9.5527208627156</text:p>
          </table:table-cell>
          <table:table-cell table:formula="of:=[.A511]*0.987+[.B511]*-0.1+1" office:value-type="float" office:value="12.0493643464887" calcext:value-type="float">
            <text:p>12.0493643464887</text:p>
          </table:table-cell>
        </table:table-row>
        <table:table-row table:style-name="ro1">
          <table:table-cell table:formula="of:=RAND()*100" office:value-type="float" office:value="46.2411962541243" calcext:value-type="float">
            <text:p>46.2411962541243</text:p>
          </table:table-cell>
          <table:table-cell table:formula="of:=RAND()*100" office:value-type="float" office:value="27.7331808026262" calcext:value-type="float">
            <text:p>27.7331808026262</text:p>
          </table:table-cell>
          <table:table-cell table:formula="of:=[.A512]*0.987+[.B512]*-0.1+1" office:value-type="float" office:value="43.8667426225581" calcext:value-type="float">
            <text:p>43.8667426225581</text:p>
          </table:table-cell>
        </table:table-row>
        <table:table-row table:style-name="ro1">
          <table:table-cell table:formula="of:=RAND()*100" office:value-type="float" office:value="12.7271800477981" calcext:value-type="float">
            <text:p>12.7271800477981</text:p>
          </table:table-cell>
          <table:table-cell table:formula="of:=RAND()*100" office:value-type="float" office:value="1.22385713815661" calcext:value-type="float">
            <text:p>1.22385713815661</text:p>
          </table:table-cell>
          <table:table-cell table:formula="of:=[.A513]*0.987+[.B513]*-0.1+1" office:value-type="float" office:value="13.439340993361" calcext:value-type="float">
            <text:p>13.439340993361</text:p>
          </table:table-cell>
        </table:table-row>
        <table:table-row table:style-name="ro1">
          <table:table-cell table:formula="of:=RAND()*100" office:value-type="float" office:value="4.66798903403315" calcext:value-type="float">
            <text:p>4.66798903403315</text:p>
          </table:table-cell>
          <table:table-cell table:formula="of:=RAND()*100" office:value-type="float" office:value="62.6865356903042" calcext:value-type="float">
            <text:p>62.6865356903042</text:p>
          </table:table-cell>
          <table:table-cell table:formula="of:=[.A514]*0.987+[.B514]*-0.1+1" office:value-type="float" office:value="-0.661348392439701" calcext:value-type="float">
            <text:p>-0.661348392439701</text:p>
          </table:table-cell>
        </table:table-row>
        <table:table-row table:style-name="ro1">
          <table:table-cell table:formula="of:=RAND()*100" office:value-type="float" office:value="14.853053085046" calcext:value-type="float">
            <text:p>14.853053085046</text:p>
          </table:table-cell>
          <table:table-cell table:formula="of:=RAND()*100" office:value-type="float" office:value="90.9120071273433" calcext:value-type="float">
            <text:p>90.9120071273433</text:p>
          </table:table-cell>
          <table:table-cell table:formula="of:=[.A515]*0.987+[.B515]*-0.1+1" office:value-type="float" office:value="6.56876268220609" calcext:value-type="float">
            <text:p>6.56876268220609</text:p>
          </table:table-cell>
        </table:table-row>
        <table:table-row table:style-name="ro1">
          <table:table-cell table:formula="of:=RAND()*100" office:value-type="float" office:value="26.6334812640458" calcext:value-type="float">
            <text:p>26.6334812640458</text:p>
          </table:table-cell>
          <table:table-cell table:formula="of:=RAND()*100" office:value-type="float" office:value="69.2803952589708" calcext:value-type="float">
            <text:p>69.2803952589708</text:p>
          </table:table-cell>
          <table:table-cell table:formula="of:=[.A516]*0.987+[.B516]*-0.1+1" office:value-type="float" office:value="20.3592064817161" calcext:value-type="float">
            <text:p>20.3592064817161</text:p>
          </table:table-cell>
        </table:table-row>
        <table:table-row table:style-name="ro1">
          <table:table-cell table:formula="of:=RAND()*100" office:value-type="float" office:value="53.2056259636983" calcext:value-type="float">
            <text:p>53.2056259636983</text:p>
          </table:table-cell>
          <table:table-cell table:formula="of:=RAND()*100" office:value-type="float" office:value="80.1760364236739" calcext:value-type="float">
            <text:p>80.1760364236739</text:p>
          </table:table-cell>
          <table:table-cell table:formula="of:=[.A517]*0.987+[.B517]*-0.1+1" office:value-type="float" office:value="45.4963491838029" calcext:value-type="float">
            <text:p>45.4963491838029</text:p>
          </table:table-cell>
        </table:table-row>
        <table:table-row table:style-name="ro1">
          <table:table-cell table:formula="of:=RAND()*100" office:value-type="float" office:value="31.953554035266" calcext:value-type="float">
            <text:p>31.953554035266</text:p>
          </table:table-cell>
          <table:table-cell table:formula="of:=RAND()*100" office:value-type="float" office:value="47.384331286839" calcext:value-type="float">
            <text:p>47.384331286839</text:p>
          </table:table-cell>
          <table:table-cell table:formula="of:=[.A518]*0.987+[.B518]*-0.1+1" office:value-type="float" office:value="27.7997247041237" calcext:value-type="float">
            <text:p>27.7997247041237</text:p>
          </table:table-cell>
        </table:table-row>
        <table:table-row table:style-name="ro1">
          <table:table-cell table:formula="of:=RAND()*100" office:value-type="float" office:value="97.6795110195118" calcext:value-type="float">
            <text:p>97.6795110195118</text:p>
          </table:table-cell>
          <table:table-cell table:formula="of:=RAND()*100" office:value-type="float" office:value="75.0154081864432" calcext:value-type="float">
            <text:p>75.0154081864432</text:p>
          </table:table-cell>
          <table:table-cell table:formula="of:=[.A519]*0.987+[.B519]*-0.1+1" office:value-type="float" office:value="89.9081365576138" calcext:value-type="float">
            <text:p>89.9081365576138</text:p>
          </table:table-cell>
        </table:table-row>
        <table:table-row table:style-name="ro1">
          <table:table-cell table:formula="of:=RAND()*100" office:value-type="float" office:value="21.6668217499827" calcext:value-type="float">
            <text:p>21.6668217499827</text:p>
          </table:table-cell>
          <table:table-cell table:formula="of:=RAND()*100" office:value-type="float" office:value="50.9344503882592" calcext:value-type="float">
            <text:p>50.9344503882592</text:p>
          </table:table-cell>
          <table:table-cell table:formula="of:=[.A520]*0.987+[.B520]*-0.1+1" office:value-type="float" office:value="17.291708028407" calcext:value-type="float">
            <text:p>17.291708028407</text:p>
          </table:table-cell>
        </table:table-row>
        <table:table-row table:style-name="ro1">
          <table:table-cell table:formula="of:=RAND()*100" office:value-type="float" office:value="63.7378185118461" calcext:value-type="float">
            <text:p>63.7378185118461</text:p>
          </table:table-cell>
          <table:table-cell table:formula="of:=RAND()*100" office:value-type="float" office:value="53.0871299387964" calcext:value-type="float">
            <text:p>53.0871299387964</text:p>
          </table:table-cell>
          <table:table-cell table:formula="of:=[.A521]*0.987+[.B521]*-0.1+1" office:value-type="float" office:value="58.6005138773125" calcext:value-type="float">
            <text:p>58.6005138773125</text:p>
          </table:table-cell>
        </table:table-row>
        <table:table-row table:style-name="ro1">
          <table:table-cell table:formula="of:=RAND()*100" office:value-type="float" office:value="63.2584771051032" calcext:value-type="float">
            <text:p>63.2584771051032</text:p>
          </table:table-cell>
          <table:table-cell table:formula="of:=RAND()*100" office:value-type="float" office:value="23.0171340572963" calcext:value-type="float">
            <text:p>23.0171340572963</text:p>
          </table:table-cell>
          <table:table-cell table:formula="of:=[.A522]*0.987+[.B522]*-0.1+1" office:value-type="float" office:value="61.1344034970072" calcext:value-type="float">
            <text:p>61.1344034970072</text:p>
          </table:table-cell>
        </table:table-row>
        <table:table-row table:style-name="ro1">
          <table:table-cell table:formula="of:=RAND()*100" office:value-type="float" office:value="0.108572324824381" calcext:value-type="float">
            <text:p>0.108572324824381</text:p>
          </table:table-cell>
          <table:table-cell table:formula="of:=RAND()*100" office:value-type="float" office:value="93.9104545881831" calcext:value-type="float">
            <text:p>93.9104545881831</text:p>
          </table:table-cell>
          <table:table-cell table:formula="of:=[.A523]*0.987+[.B523]*-0.1+1" office:value-type="float" office:value="-8.28388457421665" calcext:value-type="float">
            <text:p>-8.28388457421665</text:p>
          </table:table-cell>
        </table:table-row>
        <table:table-row table:style-name="ro1">
          <table:table-cell table:formula="of:=RAND()*100" office:value-type="float" office:value="36.0071809629314" calcext:value-type="float">
            <text:p>36.0071809629314</text:p>
          </table:table-cell>
          <table:table-cell table:formula="of:=RAND()*100" office:value-type="float" office:value="57.2640965387752" calcext:value-type="float">
            <text:p>57.2640965387752</text:p>
          </table:table-cell>
          <table:table-cell table:formula="of:=[.A524]*0.987+[.B524]*-0.1+1" office:value-type="float" office:value="30.8126779565358" calcext:value-type="float">
            <text:p>30.8126779565358</text:p>
          </table:table-cell>
        </table:table-row>
        <table:table-row table:style-name="ro1">
          <table:table-cell table:formula="of:=RAND()*100" office:value-type="float" office:value="87.5426734438829" calcext:value-type="float">
            <text:p>87.5426734438829</text:p>
          </table:table-cell>
          <table:table-cell table:formula="of:=RAND()*100" office:value-type="float" office:value="20.7495011052724" calcext:value-type="float">
            <text:p>20.7495011052724</text:p>
          </table:table-cell>
          <table:table-cell table:formula="of:=[.A525]*0.987+[.B525]*-0.1+1" office:value-type="float" office:value="85.3296685785852" calcext:value-type="float">
            <text:p>85.3296685785852</text:p>
          </table:table-cell>
        </table:table-row>
        <table:table-row table:style-name="ro1">
          <table:table-cell table:formula="of:=RAND()*100" office:value-type="float" office:value="95.8614187326625" calcext:value-type="float">
            <text:p>95.8614187326625</text:p>
          </table:table-cell>
          <table:table-cell table:formula="of:=RAND()*100" office:value-type="float" office:value="95.45138279972" calcext:value-type="float">
            <text:p>95.45138279972</text:p>
          </table:table-cell>
          <table:table-cell table:formula="of:=[.A526]*0.987+[.B526]*-0.1+1" office:value-type="float" office:value="86.0700820091658" calcext:value-type="float">
            <text:p>86.0700820091658</text:p>
          </table:table-cell>
        </table:table-row>
        <table:table-row table:style-name="ro1">
          <table:table-cell table:formula="of:=RAND()*100" office:value-type="float" office:value="39.3701742036116" calcext:value-type="float">
            <text:p>39.3701742036116</text:p>
          </table:table-cell>
          <table:table-cell table:formula="of:=RAND()*100" office:value-type="float" office:value="30.2633302332165" calcext:value-type="float">
            <text:p>30.2633302332165</text:p>
          </table:table-cell>
          <table:table-cell table:formula="of:=[.A527]*0.987+[.B527]*-0.1+1" office:value-type="float" office:value="36.832028915643" calcext:value-type="float">
            <text:p>36.832028915643</text:p>
          </table:table-cell>
        </table:table-row>
        <table:table-row table:style-name="ro1">
          <table:table-cell table:formula="of:=RAND()*100" office:value-type="float" office:value="85.7474912203794" calcext:value-type="float">
            <text:p>85.7474912203794</text:p>
          </table:table-cell>
          <table:table-cell table:formula="of:=RAND()*100" office:value-type="float" office:value="16.4287769418921" calcext:value-type="float">
            <text:p>16.4287769418921</text:p>
          </table:table-cell>
          <table:table-cell table:formula="of:=[.A528]*0.987+[.B528]*-0.1+1" office:value-type="float" office:value="83.9898961403252" calcext:value-type="float">
            <text:p>83.9898961403252</text:p>
          </table:table-cell>
        </table:table-row>
        <table:table-row table:style-name="ro1">
          <table:table-cell table:formula="of:=RAND()*100" office:value-type="float" office:value="82.708080320055" calcext:value-type="float">
            <text:p>82.708080320055</text:p>
          </table:table-cell>
          <table:table-cell table:formula="of:=RAND()*100" office:value-type="float" office:value="91.2093579462357" calcext:value-type="float">
            <text:p>91.2093579462357</text:p>
          </table:table-cell>
          <table:table-cell table:formula="of:=[.A529]*0.987+[.B529]*-0.1+1" office:value-type="float" office:value="73.5119394812707" calcext:value-type="float">
            <text:p>73.5119394812707</text:p>
          </table:table-cell>
        </table:table-row>
        <table:table-row table:style-name="ro1">
          <table:table-cell table:formula="of:=RAND()*100" office:value-type="float" office:value="28.2959657577282" calcext:value-type="float">
            <text:p>28.2959657577282</text:p>
          </table:table-cell>
          <table:table-cell table:formula="of:=RAND()*100" office:value-type="float" office:value="86.1838237624093" calcext:value-type="float">
            <text:p>86.1838237624093</text:p>
          </table:table-cell>
          <table:table-cell table:formula="of:=[.A530]*0.987+[.B530]*-0.1+1" office:value-type="float" office:value="20.3097358266368" calcext:value-type="float">
            <text:p>20.3097358266368</text:p>
          </table:table-cell>
        </table:table-row>
        <table:table-row table:style-name="ro1">
          <table:table-cell table:formula="of:=RAND()*100" office:value-type="float" office:value="67.6647024455848" calcext:value-type="float">
            <text:p>67.6647024455848</text:p>
          </table:table-cell>
          <table:table-cell table:formula="of:=RAND()*100" office:value-type="float" office:value="69.9060463583467" calcext:value-type="float">
            <text:p>69.9060463583467</text:p>
          </table:table-cell>
          <table:table-cell table:formula="of:=[.A531]*0.987+[.B531]*-0.1+1" office:value-type="float" office:value="60.7944566779575" calcext:value-type="float">
            <text:p>60.7944566779575</text:p>
          </table:table-cell>
        </table:table-row>
        <table:table-row table:style-name="ro1">
          <table:table-cell table:formula="of:=RAND()*100" office:value-type="float" office:value="54.1124916855509" calcext:value-type="float">
            <text:p>54.1124916855509</text:p>
          </table:table-cell>
          <table:table-cell table:formula="of:=RAND()*100" office:value-type="float" office:value="26.7382670720031" calcext:value-type="float">
            <text:p>26.7382670720031</text:p>
          </table:table-cell>
          <table:table-cell table:formula="of:=[.A532]*0.987+[.B532]*-0.1+1" office:value-type="float" office:value="51.7352025864385" calcext:value-type="float">
            <text:p>51.7352025864385</text:p>
          </table:table-cell>
        </table:table-row>
        <table:table-row table:style-name="ro1">
          <table:table-cell table:formula="of:=RAND()*100" office:value-type="float" office:value="88.916989598764" calcext:value-type="float">
            <text:p>88.916989598764</text:p>
          </table:table-cell>
          <table:table-cell table:formula="of:=RAND()*100" office:value-type="float" office:value="96.4011774333977" calcext:value-type="float">
            <text:p>96.4011774333977</text:p>
          </table:table-cell>
          <table:table-cell table:formula="of:=[.A533]*0.987+[.B533]*-0.1+1" office:value-type="float" office:value="79.1209509906402" calcext:value-type="float">
            <text:p>79.1209509906402</text:p>
          </table:table-cell>
        </table:table-row>
        <table:table-row table:style-name="ro1">
          <table:table-cell table:formula="of:=RAND()*100" office:value-type="float" office:value="95.8629186706336" calcext:value-type="float">
            <text:p>95.8629186706336</text:p>
          </table:table-cell>
          <table:table-cell table:formula="of:=RAND()*100" office:value-type="float" office:value="6.31062465946772" calcext:value-type="float">
            <text:p>6.31062465946772</text:p>
          </table:table-cell>
          <table:table-cell table:formula="of:=[.A534]*0.987+[.B534]*-0.1+1" office:value-type="float" office:value="94.9856382619685" calcext:value-type="float">
            <text:p>94.9856382619685</text:p>
          </table:table-cell>
        </table:table-row>
        <table:table-row table:style-name="ro1">
          <table:table-cell table:formula="of:=RAND()*100" office:value-type="float" office:value="92.1336822207413" calcext:value-type="float">
            <text:p>92.1336822207413</text:p>
          </table:table-cell>
          <table:table-cell table:formula="of:=RAND()*100" office:value-type="float" office:value="38.2462864182695" calcext:value-type="float">
            <text:p>38.2462864182695</text:p>
          </table:table-cell>
          <table:table-cell table:formula="of:=[.A535]*0.987+[.B535]*-0.1+1" office:value-type="float" office:value="88.1113157100448" calcext:value-type="float">
            <text:p>88.1113157100448</text:p>
          </table:table-cell>
        </table:table-row>
        <table:table-row table:style-name="ro1">
          <table:table-cell table:formula="of:=RAND()*100" office:value-type="float" office:value="28.5409303588853" calcext:value-type="float">
            <text:p>28.5409303588853</text:p>
          </table:table-cell>
          <table:table-cell table:formula="of:=RAND()*100" office:value-type="float" office:value="3.37238954985519" calcext:value-type="float">
            <text:p>3.37238954985519</text:p>
          </table:table-cell>
          <table:table-cell table:formula="of:=[.A536]*0.987+[.B536]*-0.1+1" office:value-type="float" office:value="28.8326593092343" calcext:value-type="float">
            <text:p>28.8326593092343</text:p>
          </table:table-cell>
        </table:table-row>
        <table:table-row table:style-name="ro1">
          <table:table-cell table:formula="of:=RAND()*100" office:value-type="float" office:value="67.6965555141019" calcext:value-type="float">
            <text:p>67.6965555141019</text:p>
          </table:table-cell>
          <table:table-cell table:formula="of:=RAND()*100" office:value-type="float" office:value="44.4514321750361" calcext:value-type="float">
            <text:p>44.4514321750361</text:p>
          </table:table-cell>
          <table:table-cell table:formula="of:=[.A537]*0.987+[.B537]*-0.1+1" office:value-type="float" office:value="63.3713570749149" calcext:value-type="float">
            <text:p>63.3713570749149</text:p>
          </table:table-cell>
        </table:table-row>
        <table:table-row table:style-name="ro1">
          <table:table-cell table:formula="of:=RAND()*100" office:value-type="float" office:value="16.2583202154075" calcext:value-type="float">
            <text:p>16.2583202154075</text:p>
          </table:table-cell>
          <table:table-cell table:formula="of:=RAND()*100" office:value-type="float" office:value="20.2295216790584" calcext:value-type="float">
            <text:p>20.2295216790584</text:p>
          </table:table-cell>
          <table:table-cell table:formula="of:=[.A538]*0.987+[.B538]*-0.1+1" office:value-type="float" office:value="15.0240098847014" calcext:value-type="float">
            <text:p>15.0240098847014</text:p>
          </table:table-cell>
        </table:table-row>
        <table:table-row table:style-name="ro1">
          <table:table-cell table:formula="of:=RAND()*100" office:value-type="float" office:value="80.7674420498532" calcext:value-type="float">
            <text:p>80.7674420498532</text:p>
          </table:table-cell>
          <table:table-cell table:formula="of:=RAND()*100" office:value-type="float" office:value="32.8225338177655" calcext:value-type="float">
            <text:p>32.8225338177655</text:p>
          </table:table-cell>
          <table:table-cell table:formula="of:=[.A539]*0.987+[.B539]*-0.1+1" office:value-type="float" office:value="77.4352119214285" calcext:value-type="float">
            <text:p>77.4352119214285</text:p>
          </table:table-cell>
        </table:table-row>
        <table:table-row table:style-name="ro1">
          <table:table-cell table:formula="of:=RAND()*100" office:value-type="float" office:value="28.6957104356089" calcext:value-type="float">
            <text:p>28.6957104356089</text:p>
          </table:table-cell>
          <table:table-cell table:formula="of:=RAND()*100" office:value-type="float" office:value="53.8282534418258" calcext:value-type="float">
            <text:p>53.8282534418258</text:p>
          </table:table-cell>
          <table:table-cell table:formula="of:=[.A540]*0.987+[.B540]*-0.1+1" office:value-type="float" office:value="23.9398408557634" calcext:value-type="float">
            <text:p>23.9398408557634</text:p>
          </table:table-cell>
        </table:table-row>
        <table:table-row table:style-name="ro1">
          <table:table-cell table:formula="of:=RAND()*100" office:value-type="float" office:value="97.9669129237256" calcext:value-type="float">
            <text:p>97.9669129237256</text:p>
          </table:table-cell>
          <table:table-cell table:formula="of:=RAND()*100" office:value-type="float" office:value="73.3934093164502" calcext:value-type="float">
            <text:p>73.3934093164502</text:p>
          </table:table-cell>
          <table:table-cell table:formula="of:=[.A541]*0.987+[.B541]*-0.1+1" office:value-type="float" office:value="90.3540021240721" calcext:value-type="float">
            <text:p>90.3540021240721</text:p>
          </table:table-cell>
        </table:table-row>
        <table:table-row table:style-name="ro1">
          <table:table-cell table:formula="of:=RAND()*100" office:value-type="float" office:value="34.2468406794319" calcext:value-type="float">
            <text:p>34.2468406794319</text:p>
          </table:table-cell>
          <table:table-cell table:formula="of:=RAND()*100" office:value-type="float" office:value="21.3804475685314" calcext:value-type="float">
            <text:p>21.3804475685314</text:p>
          </table:table-cell>
          <table:table-cell table:formula="of:=[.A542]*0.987+[.B542]*-0.1+1" office:value-type="float" office:value="32.6635869937461" calcext:value-type="float">
            <text:p>32.6635869937461</text:p>
          </table:table-cell>
        </table:table-row>
        <table:table-row table:style-name="ro1">
          <table:table-cell table:formula="of:=RAND()*100" office:value-type="float" office:value="76.7917297751" calcext:value-type="float">
            <text:p>76.7917297751</text:p>
          </table:table-cell>
          <table:table-cell table:formula="of:=RAND()*100" office:value-type="float" office:value="20.2296115841138" calcext:value-type="float">
            <text:p>20.2296115841138</text:p>
          </table:table-cell>
          <table:table-cell table:formula="of:=[.A543]*0.987+[.B543]*-0.1+1" office:value-type="float" office:value="74.7704761296123" calcext:value-type="float">
            <text:p>74.7704761296123</text:p>
          </table:table-cell>
        </table:table-row>
        <table:table-row table:style-name="ro1">
          <table:table-cell table:formula="of:=RAND()*100" office:value-type="float" office:value="10.7974809912329" calcext:value-type="float">
            <text:p>10.7974809912329</text:p>
          </table:table-cell>
          <table:table-cell table:formula="of:=RAND()*100" office:value-type="float" office:value="92.9564648202549" calcext:value-type="float">
            <text:p>92.9564648202549</text:p>
          </table:table-cell>
          <table:table-cell table:formula="of:=[.A544]*0.987+[.B544]*-0.1+1" office:value-type="float" office:value="2.36146725632136" calcext:value-type="float">
            <text:p>2.36146725632136</text:p>
          </table:table-cell>
        </table:table-row>
        <table:table-row table:style-name="ro1">
          <table:table-cell table:formula="of:=RAND()*100" office:value-type="float" office:value="41.7177592664816" calcext:value-type="float">
            <text:p>41.7177592664816</text:p>
          </table:table-cell>
          <table:table-cell table:formula="of:=RAND()*100" office:value-type="float" office:value="16.014860828181" calcext:value-type="float">
            <text:p>16.014860828181</text:p>
          </table:table-cell>
          <table:table-cell table:formula="of:=[.A545]*0.987+[.B545]*-0.1+1" office:value-type="float" office:value="40.5739423131992" calcext:value-type="float">
            <text:p>40.5739423131992</text:p>
          </table:table-cell>
        </table:table-row>
        <table:table-row table:style-name="ro1">
          <table:table-cell table:formula="of:=RAND()*100" office:value-type="float" office:value="87.3333255393967" calcext:value-type="float">
            <text:p>87.3333255393967</text:p>
          </table:table-cell>
          <table:table-cell table:formula="of:=RAND()*100" office:value-type="float" office:value="9.57075784950798" calcext:value-type="float">
            <text:p>9.57075784950798</text:p>
          </table:table-cell>
          <table:table-cell table:formula="of:=[.A546]*0.987+[.B546]*-0.1+1" office:value-type="float" office:value="86.2409165224337" calcext:value-type="float">
            <text:p>86.2409165224337</text:p>
          </table:table-cell>
        </table:table-row>
        <table:table-row table:style-name="ro1">
          <table:table-cell table:formula="of:=RAND()*100" office:value-type="float" office:value="47.2155440605418" calcext:value-type="float">
            <text:p>47.2155440605418</text:p>
          </table:table-cell>
          <table:table-cell table:formula="of:=RAND()*100" office:value-type="float" office:value="92.2681874643029" calcext:value-type="float">
            <text:p>92.2681874643029</text:p>
          </table:table-cell>
          <table:table-cell table:formula="of:=[.A547]*0.987+[.B547]*-0.1+1" office:value-type="float" office:value="38.3749232413245" calcext:value-type="float">
            <text:p>38.3749232413245</text:p>
          </table:table-cell>
        </table:table-row>
        <table:table-row table:style-name="ro1">
          <table:table-cell table:formula="of:=RAND()*100" office:value-type="float" office:value="3.00323891609434" calcext:value-type="float">
            <text:p>3.00323891609434</text:p>
          </table:table-cell>
          <table:table-cell table:formula="of:=RAND()*100" office:value-type="float" office:value="15.6655285765613" calcext:value-type="float">
            <text:p>15.6655285765613</text:p>
          </table:table-cell>
          <table:table-cell table:formula="of:=[.A548]*0.987+[.B548]*-0.1+1" office:value-type="float" office:value="2.39764395252899" calcext:value-type="float">
            <text:p>2.39764395252899</text:p>
          </table:table-cell>
        </table:table-row>
        <table:table-row table:style-name="ro1">
          <table:table-cell table:formula="of:=RAND()*100" office:value-type="float" office:value="79.5468840245497" calcext:value-type="float">
            <text:p>79.5468840245497</text:p>
          </table:table-cell>
          <table:table-cell table:formula="of:=RAND()*100" office:value-type="float" office:value="56.4673493593428" calcext:value-type="float">
            <text:p>56.4673493593428</text:p>
          </table:table-cell>
          <table:table-cell table:formula="of:=[.A549]*0.987+[.B549]*-0.1+1" office:value-type="float" office:value="73.8660395962962" calcext:value-type="float">
            <text:p>73.8660395962962</text:p>
          </table:table-cell>
        </table:table-row>
        <table:table-row table:style-name="ro1">
          <table:table-cell table:formula="of:=RAND()*100" office:value-type="float" office:value="17.474492679402" calcext:value-type="float">
            <text:p>17.474492679402</text:p>
          </table:table-cell>
          <table:table-cell table:formula="of:=RAND()*100" office:value-type="float" office:value="62.502905782475" calcext:value-type="float">
            <text:p>62.502905782475</text:p>
          </table:table-cell>
          <table:table-cell table:formula="of:=[.A550]*0.987+[.B550]*-0.1+1" office:value-type="float" office:value="11.9970336963223" calcext:value-type="float">
            <text:p>11.9970336963223</text:p>
          </table:table-cell>
        </table:table-row>
        <table:table-row table:style-name="ro1">
          <table:table-cell table:formula="of:=RAND()*100" office:value-type="float" office:value="14.0219831111022" calcext:value-type="float">
            <text:p>14.0219831111022</text:p>
          </table:table-cell>
          <table:table-cell table:formula="of:=RAND()*100" office:value-type="float" office:value="17.4480252839862" calcext:value-type="float">
            <text:p>17.4480252839862</text:p>
          </table:table-cell>
          <table:table-cell table:formula="of:=[.A551]*0.987+[.B551]*-0.1+1" office:value-type="float" office:value="13.0948948022593" calcext:value-type="float">
            <text:p>13.0948948022593</text:p>
          </table:table-cell>
        </table:table-row>
        <table:table-row table:style-name="ro1">
          <table:table-cell table:formula="of:=RAND()*100" office:value-type="float" office:value="38.6494184229201" calcext:value-type="float">
            <text:p>38.6494184229201</text:p>
          </table:table-cell>
          <table:table-cell table:formula="of:=RAND()*100" office:value-type="float" office:value="46.6194709503208" calcext:value-type="float">
            <text:p>46.6194709503208</text:p>
          </table:table-cell>
          <table:table-cell table:formula="of:=[.A552]*0.987+[.B552]*-0.1+1" office:value-type="float" office:value="34.4850288883901" calcext:value-type="float">
            <text:p>34.4850288883901</text:p>
          </table:table-cell>
        </table:table-row>
        <table:table-row table:style-name="ro1">
          <table:table-cell table:formula="of:=RAND()*100" office:value-type="float" office:value="95.1266288319669" calcext:value-type="float">
            <text:p>95.1266288319669</text:p>
          </table:table-cell>
          <table:table-cell table:formula="of:=RAND()*100" office:value-type="float" office:value="35.666483089031" calcext:value-type="float">
            <text:p>35.666483089031</text:p>
          </table:table-cell>
          <table:table-cell table:formula="of:=[.A553]*0.987+[.B553]*-0.1+1" office:value-type="float" office:value="91.3233343482482" calcext:value-type="float">
            <text:p>91.3233343482482</text:p>
          </table:table-cell>
        </table:table-row>
        <table:table-row table:style-name="ro1">
          <table:table-cell table:formula="of:=RAND()*100" office:value-type="float" office:value="30.0954419374367" calcext:value-type="float">
            <text:p>30.0954419374367</text:p>
          </table:table-cell>
          <table:table-cell table:formula="of:=RAND()*100" office:value-type="float" office:value="99.3685810112696" calcext:value-type="float">
            <text:p>99.3685810112696</text:p>
          </table:table-cell>
          <table:table-cell table:formula="of:=[.A554]*0.987+[.B554]*-0.1+1" office:value-type="float" office:value="20.7673430911231" calcext:value-type="float">
            <text:p>20.7673430911231</text:p>
          </table:table-cell>
        </table:table-row>
        <table:table-row table:style-name="ro1">
          <table:table-cell table:formula="of:=RAND()*100" office:value-type="float" office:value="85.905868353382" calcext:value-type="float">
            <text:p>85.905868353382</text:p>
          </table:table-cell>
          <table:table-cell table:formula="of:=RAND()*100" office:value-type="float" office:value="29.9520906675462" calcext:value-type="float">
            <text:p>29.9520906675462</text:p>
          </table:table-cell>
          <table:table-cell table:formula="of:=[.A555]*0.987+[.B555]*-0.1+1" office:value-type="float" office:value="82.7938829980335" calcext:value-type="float">
            <text:p>82.7938829980335</text:p>
          </table:table-cell>
        </table:table-row>
        <table:table-row table:style-name="ro1">
          <table:table-cell table:formula="of:=RAND()*100" office:value-type="float" office:value="46.1990608436456" calcext:value-type="float">
            <text:p>46.1990608436456</text:p>
          </table:table-cell>
          <table:table-cell table:formula="of:=RAND()*100" office:value-type="float" office:value="19.8188461801972" calcext:value-type="float">
            <text:p>19.8188461801972</text:p>
          </table:table-cell>
          <table:table-cell table:formula="of:=[.A556]*0.987+[.B556]*-0.1+1" office:value-type="float" office:value="44.6165884346585" calcext:value-type="float">
            <text:p>44.6165884346585</text:p>
          </table:table-cell>
        </table:table-row>
        <table:table-row table:style-name="ro1">
          <table:table-cell table:formula="of:=RAND()*100" office:value-type="float" office:value="41.7576882969855" calcext:value-type="float">
            <text:p>41.7576882969855</text:p>
          </table:table-cell>
          <table:table-cell table:formula="of:=RAND()*100" office:value-type="float" office:value="33.6807657319605" calcext:value-type="float">
            <text:p>33.6807657319605</text:p>
          </table:table-cell>
          <table:table-cell table:formula="of:=[.A557]*0.987+[.B557]*-0.1+1" office:value-type="float" office:value="38.8467617759286" calcext:value-type="float">
            <text:p>38.8467617759286</text:p>
          </table:table-cell>
        </table:table-row>
        <table:table-row table:style-name="ro1">
          <table:table-cell table:formula="of:=RAND()*100" office:value-type="float" office:value="16.0799393396209" calcext:value-type="float">
            <text:p>16.0799393396209</text:p>
          </table:table-cell>
          <table:table-cell table:formula="of:=RAND()*100" office:value-type="float" office:value="94.1544183427297" calcext:value-type="float">
            <text:p>94.1544183427297</text:p>
          </table:table-cell>
          <table:table-cell table:formula="of:=[.A558]*0.987+[.B558]*-0.1+1" office:value-type="float" office:value="7.45545829393286" calcext:value-type="float">
            <text:p>7.45545829393286</text:p>
          </table:table-cell>
        </table:table-row>
        <table:table-row table:style-name="ro1">
          <table:table-cell table:formula="of:=RAND()*100" office:value-type="float" office:value="82.4894745743216" calcext:value-type="float">
            <text:p>82.4894745743216</text:p>
          </table:table-cell>
          <table:table-cell table:formula="of:=RAND()*100" office:value-type="float" office:value="81.3181572505601" calcext:value-type="float">
            <text:p>81.3181572505601</text:p>
          </table:table-cell>
          <table:table-cell table:formula="of:=[.A559]*0.987+[.B559]*-0.1+1" office:value-type="float" office:value="74.2852956797994" calcext:value-type="float">
            <text:p>74.2852956797994</text:p>
          </table:table-cell>
        </table:table-row>
        <table:table-row table:style-name="ro1">
          <table:table-cell table:formula="of:=RAND()*100" office:value-type="float" office:value="43.8680841040515" calcext:value-type="float">
            <text:p>43.8680841040515</text:p>
          </table:table-cell>
          <table:table-cell table:formula="of:=RAND()*100" office:value-type="float" office:value="45.4340268495617" calcext:value-type="float">
            <text:p>45.4340268495617</text:p>
          </table:table-cell>
          <table:table-cell table:formula="of:=[.A560]*0.987+[.B560]*-0.1+1" office:value-type="float" office:value="39.7543963257427" calcext:value-type="float">
            <text:p>39.7543963257427</text:p>
          </table:table-cell>
        </table:table-row>
        <table:table-row table:style-name="ro1">
          <table:table-cell table:formula="of:=RAND()*100" office:value-type="float" office:value="16.033223763219" calcext:value-type="float">
            <text:p>16.033223763219</text:p>
          </table:table-cell>
          <table:table-cell table:formula="of:=RAND()*100" office:value-type="float" office:value="4.60993181764513" calcext:value-type="float">
            <text:p>4.60993181764513</text:p>
          </table:table-cell>
          <table:table-cell table:formula="of:=[.A561]*0.987+[.B561]*-0.1+1" office:value-type="float" office:value="16.3637986725326" calcext:value-type="float">
            <text:p>16.3637986725326</text:p>
          </table:table-cell>
        </table:table-row>
        <table:table-row table:style-name="ro1">
          <table:table-cell table:formula="of:=RAND()*100" office:value-type="float" office:value="81.8248619953324" calcext:value-type="float">
            <text:p>81.8248619953324</text:p>
          </table:table-cell>
          <table:table-cell table:formula="of:=RAND()*100" office:value-type="float" office:value="77.163507960173" calcext:value-type="float">
            <text:p>77.163507960173</text:p>
          </table:table-cell>
          <table:table-cell table:formula="of:=[.A562]*0.987+[.B562]*-0.1+1" office:value-type="float" office:value="74.0447879933758" calcext:value-type="float">
            <text:p>74.0447879933758</text:p>
          </table:table-cell>
        </table:table-row>
        <table:table-row table:style-name="ro1">
          <table:table-cell table:formula="of:=RAND()*100" office:value-type="float" office:value="95.9193028124346" calcext:value-type="float">
            <text:p>95.9193028124346</text:p>
          </table:table-cell>
          <table:table-cell table:formula="of:=RAND()*100" office:value-type="float" office:value="48.4057006129308" calcext:value-type="float">
            <text:p>48.4057006129308</text:p>
          </table:table-cell>
          <table:table-cell table:formula="of:=[.A563]*0.987+[.B563]*-0.1+1" office:value-type="float" office:value="90.8317818145799" calcext:value-type="float">
            <text:p>90.8317818145799</text:p>
          </table:table-cell>
        </table:table-row>
        <table:table-row table:style-name="ro1">
          <table:table-cell table:formula="of:=RAND()*100" office:value-type="float" office:value="77.9199833198569" calcext:value-type="float">
            <text:p>77.9199833198569</text:p>
          </table:table-cell>
          <table:table-cell table:formula="of:=RAND()*100" office:value-type="float" office:value="3.31255521227738" calcext:value-type="float">
            <text:p>3.31255521227738</text:p>
          </table:table-cell>
          <table:table-cell table:formula="of:=[.A564]*0.987+[.B564]*-0.1+1" office:value-type="float" office:value="77.575768015471" calcext:value-type="float">
            <text:p>77.575768015471</text:p>
          </table:table-cell>
        </table:table-row>
        <table:table-row table:style-name="ro1">
          <table:table-cell table:formula="of:=RAND()*100" office:value-type="float" office:value="75.709059259317" calcext:value-type="float">
            <text:p>75.709059259317</text:p>
          </table:table-cell>
          <table:table-cell table:formula="of:=RAND()*100" office:value-type="float" office:value="6.55437200323322" calcext:value-type="float">
            <text:p>6.55437200323322</text:p>
          </table:table-cell>
          <table:table-cell table:formula="of:=[.A565]*0.987+[.B565]*-0.1+1" office:value-type="float" office:value="75.0694042886226" calcext:value-type="float">
            <text:p>75.0694042886226</text:p>
          </table:table-cell>
        </table:table-row>
        <table:table-row table:style-name="ro1">
          <table:table-cell table:formula="of:=RAND()*100" office:value-type="float" office:value="30.4071192731347" calcext:value-type="float">
            <text:p>30.4071192731347</text:p>
          </table:table-cell>
          <table:table-cell table:formula="of:=RAND()*100" office:value-type="float" office:value="91.0064497442067" calcext:value-type="float">
            <text:p>91.0064497442067</text:p>
          </table:table-cell>
          <table:table-cell table:formula="of:=[.A566]*0.987+[.B566]*-0.1+1" office:value-type="float" office:value="21.9111817481632" calcext:value-type="float">
            <text:p>21.9111817481632</text:p>
          </table:table-cell>
        </table:table-row>
        <table:table-row table:style-name="ro1">
          <table:table-cell table:formula="of:=RAND()*100" office:value-type="float" office:value="88.3889786788228" calcext:value-type="float">
            <text:p>88.3889786788228</text:p>
          </table:table-cell>
          <table:table-cell table:formula="of:=RAND()*100" office:value-type="float" office:value="66.4186633905339" calcext:value-type="float">
            <text:p>66.4186633905339</text:p>
          </table:table-cell>
          <table:table-cell table:formula="of:=[.A567]*0.987+[.B567]*-0.1+1" office:value-type="float" office:value="81.5980556169447" calcext:value-type="float">
            <text:p>81.5980556169447</text:p>
          </table:table-cell>
        </table:table-row>
        <table:table-row table:style-name="ro1">
          <table:table-cell table:formula="of:=RAND()*100" office:value-type="float" office:value="28.8546989142787" calcext:value-type="float">
            <text:p>28.8546989142787</text:p>
          </table:table-cell>
          <table:table-cell table:formula="of:=RAND()*100" office:value-type="float" office:value="25.3650696167172" calcext:value-type="float">
            <text:p>25.3650696167172</text:p>
          </table:table-cell>
          <table:table-cell table:formula="of:=[.A568]*0.987+[.B568]*-0.1+1" office:value-type="float" office:value="26.9430808667214" calcext:value-type="float">
            <text:p>26.9430808667214</text:p>
          </table:table-cell>
        </table:table-row>
        <table:table-row table:style-name="ro1">
          <table:table-cell table:formula="of:=RAND()*100" office:value-type="float" office:value="18.7328519445611" calcext:value-type="float">
            <text:p>18.7328519445611</text:p>
          </table:table-cell>
          <table:table-cell table:formula="of:=RAND()*100" office:value-type="float" office:value="79.0369959762533" calcext:value-type="float">
            <text:p>79.0369959762533</text:p>
          </table:table-cell>
          <table:table-cell table:formula="of:=[.A569]*0.987+[.B569]*-0.1+1" office:value-type="float" office:value="11.5856252716565" calcext:value-type="float">
            <text:p>11.5856252716565</text:p>
          </table:table-cell>
        </table:table-row>
        <table:table-row table:style-name="ro1">
          <table:table-cell table:formula="of:=RAND()*100" office:value-type="float" office:value="94.0347158613897" calcext:value-type="float">
            <text:p>94.0347158613897</text:p>
          </table:table-cell>
          <table:table-cell table:formula="of:=RAND()*100" office:value-type="float" office:value="12.0436829186314" calcext:value-type="float">
            <text:p>12.0436829186314</text:p>
          </table:table-cell>
          <table:table-cell table:formula="of:=[.A570]*0.987+[.B570]*-0.1+1" office:value-type="float" office:value="92.6078962633285" calcext:value-type="float">
            <text:p>92.6078962633285</text:p>
          </table:table-cell>
        </table:table-row>
        <table:table-row table:style-name="ro1">
          <table:table-cell table:formula="of:=RAND()*100" office:value-type="float" office:value="60.6641283930873" calcext:value-type="float">
            <text:p>60.6641283930873</text:p>
          </table:table-cell>
          <table:table-cell table:formula="of:=RAND()*100" office:value-type="float" office:value="69.6432755805237" calcext:value-type="float">
            <text:p>69.6432755805237</text:p>
          </table:table-cell>
          <table:table-cell table:formula="of:=[.A571]*0.987+[.B571]*-0.1+1" office:value-type="float" office:value="53.9111671659248" calcext:value-type="float">
            <text:p>53.9111671659248</text:p>
          </table:table-cell>
        </table:table-row>
        <table:table-row table:style-name="ro1">
          <table:table-cell table:formula="of:=RAND()*100" office:value-type="float" office:value="4.07676514075693" calcext:value-type="float">
            <text:p>4.07676514075693</text:p>
          </table:table-cell>
          <table:table-cell table:formula="of:=RAND()*100" office:value-type="float" office:value="74.611451107176" calcext:value-type="float">
            <text:p>74.611451107176</text:p>
          </table:table-cell>
          <table:table-cell table:formula="of:=[.A572]*0.987+[.B572]*-0.1+1" office:value-type="float" office:value="-2.43737791679051" calcext:value-type="float">
            <text:p>-2.43737791679051</text:p>
          </table:table-cell>
        </table:table-row>
        <table:table-row table:style-name="ro1">
          <table:table-cell table:formula="of:=RAND()*100" office:value-type="float" office:value="86.6273428748267" calcext:value-type="float">
            <text:p>86.6273428748267</text:p>
          </table:table-cell>
          <table:table-cell table:formula="of:=RAND()*100" office:value-type="float" office:value="17.6506037937999" calcext:value-type="float">
            <text:p>17.6506037937999</text:p>
          </table:table-cell>
          <table:table-cell table:formula="of:=[.A573]*0.987+[.B573]*-0.1+1" office:value-type="float" office:value="84.736127038074" calcext:value-type="float">
            <text:p>84.736127038074</text:p>
          </table:table-cell>
        </table:table-row>
        <table:table-row table:style-name="ro1">
          <table:table-cell table:formula="of:=RAND()*100" office:value-type="float" office:value="57.6716104362512" calcext:value-type="float">
            <text:p>57.6716104362512</text:p>
          </table:table-cell>
          <table:table-cell table:formula="of:=RAND()*100" office:value-type="float" office:value="51.0381070552102" calcext:value-type="float">
            <text:p>51.0381070552102</text:p>
          </table:table-cell>
          <table:table-cell table:formula="of:=[.A574]*0.987+[.B574]*-0.1+1" office:value-type="float" office:value="52.818068795059" calcext:value-type="float">
            <text:p>52.818068795059</text:p>
          </table:table-cell>
        </table:table-row>
        <table:table-row table:style-name="ro1">
          <table:table-cell table:formula="of:=RAND()*100" office:value-type="float" office:value="24.7704877609428" calcext:value-type="float">
            <text:p>24.7704877609428</text:p>
          </table:table-cell>
          <table:table-cell table:formula="of:=RAND()*100" office:value-type="float" office:value="76.1832078193175" calcext:value-type="float">
            <text:p>76.1832078193175</text:p>
          </table:table-cell>
          <table:table-cell table:formula="of:=[.A575]*0.987+[.B575]*-0.1+1" office:value-type="float" office:value="17.8301506381188" calcext:value-type="float">
            <text:p>17.8301506381188</text:p>
          </table:table-cell>
        </table:table-row>
        <table:table-row table:style-name="ro1">
          <table:table-cell table:formula="of:=RAND()*100" office:value-type="float" office:value="29.3314078875735" calcext:value-type="float">
            <text:p>29.3314078875735</text:p>
          </table:table-cell>
          <table:table-cell table:formula="of:=RAND()*100" office:value-type="float" office:value="61.0312452168332" calcext:value-type="float">
            <text:p>61.0312452168332</text:p>
          </table:table-cell>
          <table:table-cell table:formula="of:=[.A576]*0.987+[.B576]*-0.1+1" office:value-type="float" office:value="23.8469750633517" calcext:value-type="float">
            <text:p>23.8469750633517</text:p>
          </table:table-cell>
        </table:table-row>
        <table:table-row table:style-name="ro1">
          <table:table-cell table:formula="of:=RAND()*100" office:value-type="float" office:value="13.0905534587421" calcext:value-type="float">
            <text:p>13.0905534587421</text:p>
          </table:table-cell>
          <table:table-cell table:formula="of:=RAND()*100" office:value-type="float" office:value="63.221450035965" calcext:value-type="float">
            <text:p>63.221450035965</text:p>
          </table:table-cell>
          <table:table-cell table:formula="of:=[.A577]*0.987+[.B577]*-0.1+1" office:value-type="float" office:value="7.59823126018196" calcext:value-type="float">
            <text:p>7.59823126018196</text:p>
          </table:table-cell>
        </table:table-row>
        <table:table-row table:style-name="ro1">
          <table:table-cell table:formula="of:=RAND()*100" office:value-type="float" office:value="45.9190769362232" calcext:value-type="float">
            <text:p>45.9190769362232</text:p>
          </table:table-cell>
          <table:table-cell table:formula="of:=RAND()*100" office:value-type="float" office:value="14.5004290271528" calcext:value-type="float">
            <text:p>14.5004290271528</text:p>
          </table:table-cell>
          <table:table-cell table:formula="of:=[.A578]*0.987+[.B578]*-0.1+1" office:value-type="float" office:value="44.872086033337" calcext:value-type="float">
            <text:p>44.872086033337</text:p>
          </table:table-cell>
        </table:table-row>
        <table:table-row table:style-name="ro1">
          <table:table-cell table:formula="of:=RAND()*100" office:value-type="float" office:value="73.6283935628062" calcext:value-type="float">
            <text:p>73.6283935628062</text:p>
          </table:table-cell>
          <table:table-cell table:formula="of:=RAND()*100" office:value-type="float" office:value="33.4485952097904" calcext:value-type="float">
            <text:p>33.4485952097904</text:p>
          </table:table-cell>
          <table:table-cell table:formula="of:=[.A579]*0.987+[.B579]*-0.1+1" office:value-type="float" office:value="70.3263649255107" calcext:value-type="float">
            <text:p>70.3263649255107</text:p>
          </table:table-cell>
        </table:table-row>
        <table:table-row table:style-name="ro1">
          <table:table-cell table:formula="of:=RAND()*100" office:value-type="float" office:value="51.8449610070614" calcext:value-type="float">
            <text:p>51.8449610070614</text:p>
          </table:table-cell>
          <table:table-cell table:formula="of:=RAND()*100" office:value-type="float" office:value="79.9388114164122" calcext:value-type="float">
            <text:p>79.9388114164122</text:p>
          </table:table-cell>
          <table:table-cell table:formula="of:=[.A580]*0.987+[.B580]*-0.1+1" office:value-type="float" office:value="44.1770953723284" calcext:value-type="float">
            <text:p>44.1770953723284</text:p>
          </table:table-cell>
        </table:table-row>
        <table:table-row table:style-name="ro1">
          <table:table-cell table:formula="of:=RAND()*100" office:value-type="float" office:value="77.1772702544575" calcext:value-type="float">
            <text:p>77.1772702544575</text:p>
          </table:table-cell>
          <table:table-cell table:formula="of:=RAND()*100" office:value-type="float" office:value="80.3113788177195" calcext:value-type="float">
            <text:p>80.3113788177195</text:p>
          </table:table-cell>
          <table:table-cell table:formula="of:=[.A581]*0.987+[.B581]*-0.1+1" office:value-type="float" office:value="69.1428278593776" calcext:value-type="float">
            <text:p>69.1428278593776</text:p>
          </table:table-cell>
        </table:table-row>
        <table:table-row table:style-name="ro1">
          <table:table-cell table:formula="of:=RAND()*100" office:value-type="float" office:value="40.5743773561941" calcext:value-type="float">
            <text:p>40.5743773561941</text:p>
          </table:table-cell>
          <table:table-cell table:formula="of:=RAND()*100" office:value-type="float" office:value="23.6864515964297" calcext:value-type="float">
            <text:p>23.6864515964297</text:p>
          </table:table-cell>
          <table:table-cell table:formula="of:=[.A582]*0.987+[.B582]*-0.1+1" office:value-type="float" office:value="38.6782652909206" calcext:value-type="float">
            <text:p>38.6782652909206</text:p>
          </table:table-cell>
        </table:table-row>
        <table:table-row table:style-name="ro1">
          <table:table-cell table:formula="of:=RAND()*100" office:value-type="float" office:value="1.93515086691927" calcext:value-type="float">
            <text:p>1.93515086691927</text:p>
          </table:table-cell>
          <table:table-cell table:formula="of:=RAND()*100" office:value-type="float" office:value="46.2253660334903" calcext:value-type="float">
            <text:p>46.2253660334903</text:p>
          </table:table-cell>
          <table:table-cell table:formula="of:=[.A583]*0.987+[.B583]*-0.1+1" office:value-type="float" office:value="-1.71254269769971" calcext:value-type="float">
            <text:p>-1.71254269769971</text:p>
          </table:table-cell>
        </table:table-row>
        <table:table-row table:style-name="ro1">
          <table:table-cell table:formula="of:=RAND()*100" office:value-type="float" office:value="95.3935988275389" calcext:value-type="float">
            <text:p>95.3935988275389</text:p>
          </table:table-cell>
          <table:table-cell table:formula="of:=RAND()*100" office:value-type="float" office:value="80.0370218527644" calcext:value-type="float">
            <text:p>80.0370218527644</text:p>
          </table:table-cell>
          <table:table-cell table:formula="of:=[.A584]*0.987+[.B584]*-0.1+1" office:value-type="float" office:value="87.1497798575045" calcext:value-type="float">
            <text:p>87.1497798575045</text:p>
          </table:table-cell>
        </table:table-row>
        <table:table-row table:style-name="ro1">
          <table:table-cell table:formula="of:=RAND()*100" office:value-type="float" office:value="53.3219835157657" calcext:value-type="float">
            <text:p>53.3219835157657</text:p>
          </table:table-cell>
          <table:table-cell table:formula="of:=RAND()*100" office:value-type="float" office:value="78.0155511335244" calcext:value-type="float">
            <text:p>78.0155511335244</text:p>
          </table:table-cell>
          <table:table-cell table:formula="of:=[.A585]*0.987+[.B585]*-0.1+1" office:value-type="float" office:value="45.8272426167084" calcext:value-type="float">
            <text:p>45.8272426167084</text:p>
          </table:table-cell>
        </table:table-row>
        <table:table-row table:style-name="ro1">
          <table:table-cell table:formula="of:=RAND()*100" office:value-type="float" office:value="43.5656548339898" calcext:value-type="float">
            <text:p>43.5656548339898</text:p>
          </table:table-cell>
          <table:table-cell table:formula="of:=RAND()*100" office:value-type="float" office:value="20.7600731261773" calcext:value-type="float">
            <text:p>20.7600731261773</text:p>
          </table:table-cell>
          <table:table-cell table:formula="of:=[.A586]*0.987+[.B586]*-0.1+1" office:value-type="float" office:value="41.9232940085302" calcext:value-type="float">
            <text:p>41.9232940085302</text:p>
          </table:table-cell>
        </table:table-row>
        <table:table-row table:style-name="ro1">
          <table:table-cell table:formula="of:=RAND()*100" office:value-type="float" office:value="60.6705632065438" calcext:value-type="float">
            <text:p>60.6705632065438</text:p>
          </table:table-cell>
          <table:table-cell table:formula="of:=RAND()*100" office:value-type="float" office:value="68.3141736469211" calcext:value-type="float">
            <text:p>68.3141736469211</text:p>
          </table:table-cell>
          <table:table-cell table:formula="of:=[.A587]*0.987+[.B587]*-0.1+1" office:value-type="float" office:value="54.0504285201666" calcext:value-type="float">
            <text:p>54.0504285201666</text:p>
          </table:table-cell>
        </table:table-row>
        <table:table-row table:style-name="ro1">
          <table:table-cell table:formula="of:=RAND()*100" office:value-type="float" office:value="66.3273561658563" calcext:value-type="float">
            <text:p>66.3273561658563</text:p>
          </table:table-cell>
          <table:table-cell table:formula="of:=RAND()*100" office:value-type="float" office:value="49.0699947832762" calcext:value-type="float">
            <text:p>49.0699947832762</text:p>
          </table:table-cell>
          <table:table-cell table:formula="of:=[.A588]*0.987+[.B588]*-0.1+1" office:value-type="float" office:value="61.5581010573726" calcext:value-type="float">
            <text:p>61.5581010573726</text:p>
          </table:table-cell>
        </table:table-row>
        <table:table-row table:style-name="ro1">
          <table:table-cell table:formula="of:=RAND()*100" office:value-type="float" office:value="14.4502407003567" calcext:value-type="float">
            <text:p>14.4502407003567</text:p>
          </table:table-cell>
          <table:table-cell table:formula="of:=RAND()*100" office:value-type="float" office:value="39.485924167445" calcext:value-type="float">
            <text:p>39.485924167445</text:p>
          </table:table-cell>
          <table:table-cell table:formula="of:=[.A589]*0.987+[.B589]*-0.1+1" office:value-type="float" office:value="11.3137951545076" calcext:value-type="float">
            <text:p>11.3137951545076</text:p>
          </table:table-cell>
        </table:table-row>
        <table:table-row table:style-name="ro1">
          <table:table-cell table:formula="of:=RAND()*100" office:value-type="float" office:value="97.6248001046692" calcext:value-type="float">
            <text:p>97.6248001046692</text:p>
          </table:table-cell>
          <table:table-cell table:formula="of:=RAND()*100" office:value-type="float" office:value="9.17252260858467" calcext:value-type="float">
            <text:p>9.17252260858467</text:p>
          </table:table-cell>
          <table:table-cell table:formula="of:=[.A590]*0.987+[.B590]*-0.1+1" office:value-type="float" office:value="96.43842544245" calcext:value-type="float">
            <text:p>96.43842544245</text:p>
          </table:table-cell>
        </table:table-row>
        <table:table-row table:style-name="ro1">
          <table:table-cell table:formula="of:=RAND()*100" office:value-type="float" office:value="13.5518852061413" calcext:value-type="float">
            <text:p>13.5518852061413</text:p>
          </table:table-cell>
          <table:table-cell table:formula="of:=RAND()*100" office:value-type="float" office:value="21.1709596908541" calcext:value-type="float">
            <text:p>21.1709596908541</text:p>
          </table:table-cell>
          <table:table-cell table:formula="of:=[.A591]*0.987+[.B591]*-0.1+1" office:value-type="float" office:value="12.2586147293761" calcext:value-type="float">
            <text:p>12.2586147293761</text:p>
          </table:table-cell>
        </table:table-row>
        <table:table-row table:style-name="ro1">
          <table:table-cell table:formula="of:=RAND()*100" office:value-type="float" office:value="16.1055631398962" calcext:value-type="float">
            <text:p>16.1055631398962</text:p>
          </table:table-cell>
          <table:table-cell table:formula="of:=RAND()*100" office:value-type="float" office:value="7.68031140763928" calcext:value-type="float">
            <text:p>7.68031140763928</text:p>
          </table:table-cell>
          <table:table-cell table:formula="of:=[.A592]*0.987+[.B592]*-0.1+1" office:value-type="float" office:value="16.1281596783136" calcext:value-type="float">
            <text:p>16.1281596783136</text:p>
          </table:table-cell>
        </table:table-row>
        <table:table-row table:style-name="ro1">
          <table:table-cell table:formula="of:=RAND()*100" office:value-type="float" office:value="58.0519027273437" calcext:value-type="float">
            <text:p>58.0519027273437</text:p>
          </table:table-cell>
          <table:table-cell table:formula="of:=RAND()*100" office:value-type="float" office:value="58.6210208312687" calcext:value-type="float">
            <text:p>58.6210208312687</text:p>
          </table:table-cell>
          <table:table-cell table:formula="of:=[.A593]*0.987+[.B593]*-0.1+1" office:value-type="float" office:value="52.4351259087614" calcext:value-type="float">
            <text:p>52.4351259087614</text:p>
          </table:table-cell>
        </table:table-row>
        <table:table-row table:style-name="ro1">
          <table:table-cell table:formula="of:=RAND()*100" office:value-type="float" office:value="85.6101499276437" calcext:value-type="float">
            <text:p>85.6101499276437</text:p>
          </table:table-cell>
          <table:table-cell table:formula="of:=RAND()*100" office:value-type="float" office:value="81.0970161994576" calcext:value-type="float">
            <text:p>81.0970161994576</text:p>
          </table:table-cell>
          <table:table-cell table:formula="of:=[.A594]*0.987+[.B594]*-0.1+1" office:value-type="float" office:value="77.3875163586386" calcext:value-type="float">
            <text:p>77.3875163586386</text:p>
          </table:table-cell>
        </table:table-row>
        <table:table-row table:style-name="ro1">
          <table:table-cell table:formula="of:=RAND()*100" office:value-type="float" office:value="17.6481996505395" calcext:value-type="float">
            <text:p>17.6481996505395</text:p>
          </table:table-cell>
          <table:table-cell table:formula="of:=RAND()*100" office:value-type="float" office:value="99.9346246371789" calcext:value-type="float">
            <text:p>99.9346246371789</text:p>
          </table:table-cell>
          <table:table-cell table:formula="of:=[.A595]*0.987+[.B595]*-0.1+1" office:value-type="float" office:value="8.42531059136464" calcext:value-type="float">
            <text:p>8.42531059136464</text:p>
          </table:table-cell>
        </table:table-row>
        <table:table-row table:style-name="ro1">
          <table:table-cell table:formula="of:=RAND()*100" office:value-type="float" office:value="11.3014974848084" calcext:value-type="float">
            <text:p>11.3014974848084</text:p>
          </table:table-cell>
          <table:table-cell table:formula="of:=RAND()*100" office:value-type="float" office:value="30.1870862556582" calcext:value-type="float">
            <text:p>30.1870862556582</text:p>
          </table:table-cell>
          <table:table-cell table:formula="of:=[.A596]*0.987+[.B596]*-0.1+1" office:value-type="float" office:value="9.13586939194007" calcext:value-type="float">
            <text:p>9.13586939194007</text:p>
          </table:table-cell>
        </table:table-row>
        <table:table-row table:style-name="ro1">
          <table:table-cell table:formula="of:=RAND()*100" office:value-type="float" office:value="14.197471837742" calcext:value-type="float">
            <text:p>14.197471837742</text:p>
          </table:table-cell>
          <table:table-cell table:formula="of:=RAND()*100" office:value-type="float" office:value="78.0910007735847" calcext:value-type="float">
            <text:p>78.0910007735847</text:p>
          </table:table-cell>
          <table:table-cell table:formula="of:=[.A597]*0.987+[.B597]*-0.1+1" office:value-type="float" office:value="7.20380462649285" calcext:value-type="float">
            <text:p>7.20380462649285</text:p>
          </table:table-cell>
        </table:table-row>
        <table:table-row table:style-name="ro1">
          <table:table-cell table:formula="of:=RAND()*100" office:value-type="float" office:value="71.4207054595506" calcext:value-type="float">
            <text:p>71.4207054595506</text:p>
          </table:table-cell>
          <table:table-cell table:formula="of:=RAND()*100" office:value-type="float" office:value="31.4716401286119" calcext:value-type="float">
            <text:p>31.4716401286119</text:p>
          </table:table-cell>
          <table:table-cell table:formula="of:=[.A598]*0.987+[.B598]*-0.1+1" office:value-type="float" office:value="68.3450722757152" calcext:value-type="float">
            <text:p>68.3450722757152</text:p>
          </table:table-cell>
        </table:table-row>
        <table:table-row table:style-name="ro1">
          <table:table-cell table:formula="of:=RAND()*100" office:value-type="float" office:value="38.9311586994357" calcext:value-type="float">
            <text:p>38.9311586994357</text:p>
          </table:table-cell>
          <table:table-cell table:formula="of:=RAND()*100" office:value-type="float" office:value="13.3093024052673" calcext:value-type="float">
            <text:p>13.3093024052673</text:p>
          </table:table-cell>
          <table:table-cell table:formula="of:=[.A599]*0.987+[.B599]*-0.1+1" office:value-type="float" office:value="38.0941233958164" calcext:value-type="float">
            <text:p>38.0941233958164</text:p>
          </table:table-cell>
        </table:table-row>
        <table:table-row table:style-name="ro1">
          <table:table-cell table:formula="of:=RAND()*100" office:value-type="float" office:value="98.6173862208902" calcext:value-type="float">
            <text:p>98.6173862208902</text:p>
          </table:table-cell>
          <table:table-cell table:formula="of:=RAND()*100" office:value-type="float" office:value="43.1084767733676" calcext:value-type="float">
            <text:p>43.1084767733676</text:p>
          </table:table-cell>
          <table:table-cell table:formula="of:=[.A600]*0.987+[.B600]*-0.1+1" office:value-type="float" office:value="94.0245125226819" calcext:value-type="float">
            <text:p>94.0245125226819</text:p>
          </table:table-cell>
        </table:table-row>
        <table:table-row table:style-name="ro1">
          <table:table-cell table:formula="of:=RAND()*100" office:value-type="float" office:value="26.4386346075964" calcext:value-type="float">
            <text:p>26.4386346075964</text:p>
          </table:table-cell>
          <table:table-cell table:formula="of:=RAND()*100" office:value-type="float" office:value="80.2896602601731" calcext:value-type="float">
            <text:p>80.2896602601731</text:p>
          </table:table-cell>
          <table:table-cell table:formula="of:=[.A601]*0.987+[.B601]*-0.1+1" office:value-type="float" office:value="19.0659663316804" calcext:value-type="float">
            <text:p>19.0659663316804</text:p>
          </table:table-cell>
        </table:table-row>
        <table:table-row table:style-name="ro1">
          <table:table-cell table:formula="of:=RAND()*100" office:value-type="float" office:value="57.7246270540889" calcext:value-type="float">
            <text:p>57.7246270540889</text:p>
          </table:table-cell>
          <table:table-cell table:formula="of:=RAND()*100" office:value-type="float" office:value="27.0720064670221" calcext:value-type="float">
            <text:p>27.0720064670221</text:p>
          </table:table-cell>
          <table:table-cell table:formula="of:=[.A602]*0.987+[.B602]*-0.1+1" office:value-type="float" office:value="55.2670062556835" calcext:value-type="float">
            <text:p>55.2670062556835</text:p>
          </table:table-cell>
        </table:table-row>
        <table:table-row table:style-name="ro1">
          <table:table-cell table:formula="of:=RAND()*100" office:value-type="float" office:value="17.5639240564717" calcext:value-type="float">
            <text:p>17.5639240564717</text:p>
          </table:table-cell>
          <table:table-cell table:formula="of:=RAND()*100" office:value-type="float" office:value="75.4011383174924" calcext:value-type="float">
            <text:p>75.4011383174924</text:p>
          </table:table-cell>
          <table:table-cell table:formula="of:=[.A603]*0.987+[.B603]*-0.1+1" office:value-type="float" office:value="10.7954792119884" calcext:value-type="float">
            <text:p>10.7954792119884</text:p>
          </table:table-cell>
        </table:table-row>
        <table:table-row table:style-name="ro1">
          <table:table-cell table:formula="of:=RAND()*100" office:value-type="float" office:value="23.6759597141114" calcext:value-type="float">
            <text:p>23.6759597141114</text:p>
          </table:table-cell>
          <table:table-cell table:formula="of:=RAND()*100" office:value-type="float" office:value="6.59058774657481" calcext:value-type="float">
            <text:p>6.59058774657481</text:p>
          </table:table-cell>
          <table:table-cell table:formula="of:=[.A604]*0.987+[.B604]*-0.1+1" office:value-type="float" office:value="23.7091134631705" calcext:value-type="float">
            <text:p>23.7091134631705</text:p>
          </table:table-cell>
        </table:table-row>
        <table:table-row table:style-name="ro1">
          <table:table-cell table:formula="of:=RAND()*100" office:value-type="float" office:value="29.9470967112869" calcext:value-type="float">
            <text:p>29.9470967112869</text:p>
          </table:table-cell>
          <table:table-cell table:formula="of:=RAND()*100" office:value-type="float" office:value="64.6955138416735" calcext:value-type="float">
            <text:p>64.6955138416735</text:p>
          </table:table-cell>
          <table:table-cell table:formula="of:=[.A605]*0.987+[.B605]*-0.1+1" office:value-type="float" office:value="24.0882330698728" calcext:value-type="float">
            <text:p>24.0882330698728</text:p>
          </table:table-cell>
        </table:table-row>
        <table:table-row table:style-name="ro1">
          <table:table-cell table:formula="of:=RAND()*100" office:value-type="float" office:value="20.5151517921647" calcext:value-type="float">
            <text:p>20.5151517921647</text:p>
          </table:table-cell>
          <table:table-cell table:formula="of:=RAND()*100" office:value-type="float" office:value="66.7711788109974" calcext:value-type="float">
            <text:p>66.7711788109974</text:p>
          </table:table-cell>
          <table:table-cell table:formula="of:=[.A606]*0.987+[.B606]*-0.1+1" office:value-type="float" office:value="14.5713369377668" calcext:value-type="float">
            <text:p>14.5713369377668</text:p>
          </table:table-cell>
        </table:table-row>
        <table:table-row table:style-name="ro1">
          <table:table-cell table:formula="of:=RAND()*100" office:value-type="float" office:value="35.5215370025493" calcext:value-type="float">
            <text:p>35.5215370025493</text:p>
          </table:table-cell>
          <table:table-cell table:formula="of:=RAND()*100" office:value-type="float" office:value="23.760945993664" calcext:value-type="float">
            <text:p>23.760945993664</text:p>
          </table:table-cell>
          <table:table-cell table:formula="of:=[.A607]*0.987+[.B607]*-0.1+1" office:value-type="float" office:value="33.6836624221498" calcext:value-type="float">
            <text:p>33.6836624221498</text:p>
          </table:table-cell>
        </table:table-row>
        <table:table-row table:style-name="ro1">
          <table:table-cell table:formula="of:=RAND()*100" office:value-type="float" office:value="65.0764348232276" calcext:value-type="float">
            <text:p>65.0764348232276</text:p>
          </table:table-cell>
          <table:table-cell table:formula="of:=RAND()*100" office:value-type="float" office:value="76.9468876486304" calcext:value-type="float">
            <text:p>76.9468876486304</text:p>
          </table:table-cell>
          <table:table-cell table:formula="of:=[.A608]*0.987+[.B608]*-0.1+1" office:value-type="float" office:value="57.5357524056626" calcext:value-type="float">
            <text:p>57.5357524056626</text:p>
          </table:table-cell>
        </table:table-row>
        <table:table-row table:style-name="ro1">
          <table:table-cell table:formula="of:=RAND()*100" office:value-type="float" office:value="58.5618049154476" calcext:value-type="float">
            <text:p>58.5618049154476</text:p>
          </table:table-cell>
          <table:table-cell table:formula="of:=RAND()*100" office:value-type="float" office:value="27.5393291734001" calcext:value-type="float">
            <text:p>27.5393291734001</text:p>
          </table:table-cell>
          <table:table-cell table:formula="of:=[.A609]*0.987+[.B609]*-0.1+1" office:value-type="float" office:value="56.0465685342068" calcext:value-type="float">
            <text:p>56.0465685342068</text:p>
          </table:table-cell>
        </table:table-row>
        <table:table-row table:style-name="ro1">
          <table:table-cell table:formula="of:=RAND()*100" office:value-type="float" office:value="40.4377547091351" calcext:value-type="float">
            <text:p>40.4377547091351</text:p>
          </table:table-cell>
          <table:table-cell table:formula="of:=RAND()*100" office:value-type="float" office:value="96.5406818515862" calcext:value-type="float">
            <text:p>96.5406818515862</text:p>
          </table:table-cell>
          <table:table-cell table:formula="of:=[.A610]*0.987+[.B610]*-0.1+1" office:value-type="float" office:value="31.2579957127577" calcext:value-type="float">
            <text:p>31.2579957127577</text:p>
          </table:table-cell>
        </table:table-row>
        <table:table-row table:style-name="ro1">
          <table:table-cell table:formula="of:=RAND()*100" office:value-type="float" office:value="52.6371827971965" calcext:value-type="float">
            <text:p>52.6371827971965</text:p>
          </table:table-cell>
          <table:table-cell table:formula="of:=RAND()*100" office:value-type="float" office:value="34.560398750112" calcext:value-type="float">
            <text:p>34.560398750112</text:p>
          </table:table-cell>
          <table:table-cell table:formula="of:=[.A611]*0.987+[.B611]*-0.1+1" office:value-type="float" office:value="49.4968595458217" calcext:value-type="float">
            <text:p>49.4968595458217</text:p>
          </table:table-cell>
        </table:table-row>
        <table:table-row table:style-name="ro1">
          <table:table-cell table:formula="of:=RAND()*100" office:value-type="float" office:value="23.9904971795956" calcext:value-type="float">
            <text:p>23.9904971795956</text:p>
          </table:table-cell>
          <table:table-cell table:formula="of:=RAND()*100" office:value-type="float" office:value="74.1304914259272" calcext:value-type="float">
            <text:p>74.1304914259272</text:p>
          </table:table-cell>
          <table:table-cell table:formula="of:=[.A612]*0.987+[.B612]*-0.1+1" office:value-type="float" office:value="17.2655715736681" calcext:value-type="float">
            <text:p>17.2655715736681</text:p>
          </table:table-cell>
        </table:table-row>
        <table:table-row table:style-name="ro1">
          <table:table-cell table:formula="of:=RAND()*100" office:value-type="float" office:value="38.2746312651343" calcext:value-type="float">
            <text:p>38.2746312651343</text:p>
          </table:table-cell>
          <table:table-cell table:formula="of:=RAND()*100" office:value-type="float" office:value="57.1295098716769" calcext:value-type="float">
            <text:p>57.1295098716769</text:p>
          </table:table-cell>
          <table:table-cell table:formula="of:=[.A613]*0.987+[.B613]*-0.1+1" office:value-type="float" office:value="33.0641100715198" calcext:value-type="float">
            <text:p>33.0641100715198</text:p>
          </table:table-cell>
        </table:table-row>
        <table:table-row table:style-name="ro1">
          <table:table-cell table:formula="of:=RAND()*100" office:value-type="float" office:value="82.7337972797798" calcext:value-type="float">
            <text:p>82.7337972797798</text:p>
          </table:table-cell>
          <table:table-cell table:formula="of:=RAND()*100" office:value-type="float" office:value="44.8640439727471" calcext:value-type="float">
            <text:p>44.8640439727471</text:p>
          </table:table-cell>
          <table:table-cell table:formula="of:=[.A614]*0.987+[.B614]*-0.1+1" office:value-type="float" office:value="78.171853517868" calcext:value-type="float">
            <text:p>78.171853517868</text:p>
          </table:table-cell>
        </table:table-row>
        <table:table-row table:style-name="ro1">
          <table:table-cell table:formula="of:=RAND()*100" office:value-type="float" office:value="89.845889673832" calcext:value-type="float">
            <text:p>89.845889673832</text:p>
          </table:table-cell>
          <table:table-cell table:formula="of:=RAND()*100" office:value-type="float" office:value="50.2471538809539" calcext:value-type="float">
            <text:p>50.2471538809539</text:p>
          </table:table-cell>
          <table:table-cell table:formula="of:=[.A615]*0.987+[.B615]*-0.1+1" office:value-type="float" office:value="84.6531777199768" calcext:value-type="float">
            <text:p>84.6531777199768</text:p>
          </table:table-cell>
        </table:table-row>
        <table:table-row table:style-name="ro1">
          <table:table-cell table:formula="of:=RAND()*100" office:value-type="float" office:value="26.025914515455" calcext:value-type="float">
            <text:p>26.025914515455</text:p>
          </table:table-cell>
          <table:table-cell table:formula="of:=RAND()*100" office:value-type="float" office:value="57.9692795682947" calcext:value-type="float">
            <text:p>57.9692795682947</text:p>
          </table:table-cell>
          <table:table-cell table:formula="of:=[.A616]*0.987+[.B616]*-0.1+1" office:value-type="float" office:value="20.8906496699246" calcext:value-type="float">
            <text:p>20.8906496699246</text:p>
          </table:table-cell>
        </table:table-row>
        <table:table-row table:style-name="ro1">
          <table:table-cell table:formula="of:=RAND()*100" office:value-type="float" office:value="17.4744060223706" calcext:value-type="float">
            <text:p>17.4744060223706</text:p>
          </table:table-cell>
          <table:table-cell table:formula="of:=RAND()*100" office:value-type="float" office:value="68.2214823279546" calcext:value-type="float">
            <text:p>68.2214823279546</text:p>
          </table:table-cell>
          <table:table-cell table:formula="of:=[.A617]*0.987+[.B617]*-0.1+1" office:value-type="float" office:value="11.4250905112843" calcext:value-type="float">
            <text:p>11.4250905112843</text:p>
          </table:table-cell>
        </table:table-row>
        <table:table-row table:style-name="ro1">
          <table:table-cell table:formula="of:=RAND()*100" office:value-type="float" office:value="73.5851786767493" calcext:value-type="float">
            <text:p>73.5851786767493</text:p>
          </table:table-cell>
          <table:table-cell table:formula="of:=RAND()*100" office:value-type="float" office:value="12.3087824369618" calcext:value-type="float">
            <text:p>12.3087824369618</text:p>
          </table:table-cell>
          <table:table-cell table:formula="of:=[.A618]*0.987+[.B618]*-0.1+1" office:value-type="float" office:value="72.3976931102554" calcext:value-type="float">
            <text:p>72.3976931102554</text:p>
          </table:table-cell>
        </table:table-row>
        <table:table-row table:style-name="ro1">
          <table:table-cell table:formula="of:=RAND()*100" office:value-type="float" office:value="4.89650216126042" calcext:value-type="float">
            <text:p>4.89650216126042</text:p>
          </table:table-cell>
          <table:table-cell table:formula="of:=RAND()*100" office:value-type="float" office:value="93.4670048757301" calcext:value-type="float">
            <text:p>93.4670048757301</text:p>
          </table:table-cell>
          <table:table-cell table:formula="of:=[.A619]*0.987+[.B619]*-0.1+1" office:value-type="float" office:value="-3.51385285440898" calcext:value-type="float">
            <text:p>-3.51385285440898</text:p>
          </table:table-cell>
        </table:table-row>
        <table:table-row table:style-name="ro1">
          <table:table-cell table:formula="of:=RAND()*100" office:value-type="float" office:value="19.283044002487" calcext:value-type="float">
            <text:p>19.283044002487</text:p>
          </table:table-cell>
          <table:table-cell table:formula="of:=RAND()*100" office:value-type="float" office:value="51.1296830914259" calcext:value-type="float">
            <text:p>51.1296830914259</text:p>
          </table:table-cell>
          <table:table-cell table:formula="of:=[.A620]*0.987+[.B620]*-0.1+1" office:value-type="float" office:value="14.919396121312" calcext:value-type="float">
            <text:p>14.919396121312</text:p>
          </table:table-cell>
        </table:table-row>
        <table:table-row table:style-name="ro1">
          <table:table-cell table:formula="of:=RAND()*100" office:value-type="float" office:value="95.6276454978724" calcext:value-type="float">
            <text:p>95.6276454978724</text:p>
          </table:table-cell>
          <table:table-cell table:formula="of:=RAND()*100" office:value-type="float" office:value="41.3538264160191" calcext:value-type="float">
            <text:p>41.3538264160191</text:p>
          </table:table-cell>
          <table:table-cell table:formula="of:=[.A621]*0.987+[.B621]*-0.1+1" office:value-type="float" office:value="91.2491034647981" calcext:value-type="float">
            <text:p>91.2491034647981</text:p>
          </table:table-cell>
        </table:table-row>
        <table:table-row table:style-name="ro1">
          <table:table-cell table:formula="of:=RAND()*100" office:value-type="float" office:value="81.3301493421534" calcext:value-type="float">
            <text:p>81.3301493421534</text:p>
          </table:table-cell>
          <table:table-cell table:formula="of:=RAND()*100" office:value-type="float" office:value="90.6391141335052" calcext:value-type="float">
            <text:p>90.6391141335052</text:p>
          </table:table-cell>
          <table:table-cell table:formula="of:=[.A622]*0.987+[.B622]*-0.1+1" office:value-type="float" office:value="72.2089459873549" calcext:value-type="float">
            <text:p>72.2089459873549</text:p>
          </table:table-cell>
        </table:table-row>
        <table:table-row table:style-name="ro1">
          <table:table-cell table:formula="of:=RAND()*100" office:value-type="float" office:value="95.9078389615885" calcext:value-type="float">
            <text:p>95.9078389615885</text:p>
          </table:table-cell>
          <table:table-cell table:formula="of:=RAND()*100" office:value-type="float" office:value="60.1327636394026" calcext:value-type="float">
            <text:p>60.1327636394026</text:p>
          </table:table-cell>
          <table:table-cell table:formula="of:=[.A623]*0.987+[.B623]*-0.1+1" office:value-type="float" office:value="89.6477606911476" calcext:value-type="float">
            <text:p>89.6477606911476</text:p>
          </table:table-cell>
        </table:table-row>
        <table:table-row table:style-name="ro1">
          <table:table-cell table:formula="of:=RAND()*100" office:value-type="float" office:value="55.7181190937584" calcext:value-type="float">
            <text:p>55.7181190937584</text:p>
          </table:table-cell>
          <table:table-cell table:formula="of:=RAND()*100" office:value-type="float" office:value="37.2333558313735" calcext:value-type="float">
            <text:p>37.2333558313735</text:p>
          </table:table-cell>
          <table:table-cell table:formula="of:=[.A624]*0.987+[.B624]*-0.1+1" office:value-type="float" office:value="52.2704479624021" calcext:value-type="float">
            <text:p>52.2704479624021</text:p>
          </table:table-cell>
        </table:table-row>
        <table:table-row table:style-name="ro1">
          <table:table-cell table:formula="of:=RAND()*100" office:value-type="float" office:value="53.6666039792259" calcext:value-type="float">
            <text:p>53.6666039792259</text:p>
          </table:table-cell>
          <table:table-cell table:formula="of:=RAND()*100" office:value-type="float" office:value="12.8206367906848" calcext:value-type="float">
            <text:p>12.8206367906848</text:p>
          </table:table-cell>
          <table:table-cell table:formula="of:=[.A625]*0.987+[.B625]*-0.1+1" office:value-type="float" office:value="52.6868744484275" calcext:value-type="float">
            <text:p>52.6868744484275</text:p>
          </table:table-cell>
        </table:table-row>
        <table:table-row table:style-name="ro1">
          <table:table-cell table:formula="of:=RAND()*100" office:value-type="float" office:value="33.9124665698302" calcext:value-type="float">
            <text:p>33.9124665698302</text:p>
          </table:table-cell>
          <table:table-cell table:formula="of:=RAND()*100" office:value-type="float" office:value="52.3380779012857" calcext:value-type="float">
            <text:p>52.3380779012857</text:p>
          </table:table-cell>
          <table:table-cell table:formula="of:=[.A626]*0.987+[.B626]*-0.1+1" office:value-type="float" office:value="29.2377967142938" calcext:value-type="float">
            <text:p>29.2377967142938</text:p>
          </table:table-cell>
        </table:table-row>
        <table:table-row table:style-name="ro1">
          <table:table-cell table:formula="of:=RAND()*100" office:value-type="float" office:value="96.0599482630651" calcext:value-type="float">
            <text:p>96.0599482630651</text:p>
          </table:table-cell>
          <table:table-cell table:formula="of:=RAND()*100" office:value-type="float" office:value="63.895276198845" calcext:value-type="float">
            <text:p>63.895276198845</text:p>
          </table:table-cell>
          <table:table-cell table:formula="of:=[.A627]*0.987+[.B627]*-0.1+1" office:value-type="float" office:value="89.4216413157607" calcext:value-type="float">
            <text:p>89.4216413157607</text:p>
          </table:table-cell>
        </table:table-row>
        <table:table-row table:style-name="ro1">
          <table:table-cell table:formula="of:=RAND()*100" office:value-type="float" office:value="41.5328908202572" calcext:value-type="float">
            <text:p>41.5328908202572</text:p>
          </table:table-cell>
          <table:table-cell table:formula="of:=RAND()*100" office:value-type="float" office:value="16.0102748229697" calcext:value-type="float">
            <text:p>16.0102748229697</text:p>
          </table:table-cell>
          <table:table-cell table:formula="of:=[.A628]*0.987+[.B628]*-0.1+1" office:value-type="float" office:value="40.3919357572969" calcext:value-type="float">
            <text:p>40.3919357572969</text:p>
          </table:table-cell>
        </table:table-row>
        <table:table-row table:style-name="ro1">
          <table:table-cell table:formula="of:=RAND()*100" office:value-type="float" office:value="80.4122468833156" calcext:value-type="float">
            <text:p>80.4122468833156</text:p>
          </table:table-cell>
          <table:table-cell table:formula="of:=RAND()*100" office:value-type="float" office:value="96.0264173276412" calcext:value-type="float">
            <text:p>96.0264173276412</text:p>
          </table:table-cell>
          <table:table-cell table:formula="of:=[.A629]*0.987+[.B629]*-0.1+1" office:value-type="float" office:value="70.7642459410683" calcext:value-type="float">
            <text:p>70.7642459410683</text:p>
          </table:table-cell>
        </table:table-row>
        <table:table-row table:style-name="ro1">
          <table:table-cell table:formula="of:=RAND()*100" office:value-type="float" office:value="12.479548390136" calcext:value-type="float">
            <text:p>12.479548390136</text:p>
          </table:table-cell>
          <table:table-cell table:formula="of:=RAND()*100" office:value-type="float" office:value="71.7689178485822" calcext:value-type="float">
            <text:p>71.7689178485822</text:p>
          </table:table-cell>
          <table:table-cell table:formula="of:=[.A630]*0.987+[.B630]*-0.1+1" office:value-type="float" office:value="6.14042247620598" calcext:value-type="float">
            <text:p>6.14042247620598</text:p>
          </table:table-cell>
        </table:table-row>
        <table:table-row table:style-name="ro1">
          <table:table-cell table:formula="of:=RAND()*100" office:value-type="float" office:value="88.9984775957368" calcext:value-type="float">
            <text:p>88.9984775957368</text:p>
          </table:table-cell>
          <table:table-cell table:formula="of:=RAND()*100" office:value-type="float" office:value="22.5903389884693" calcext:value-type="float">
            <text:p>22.5903389884693</text:p>
          </table:table-cell>
          <table:table-cell table:formula="of:=[.A631]*0.987+[.B631]*-0.1+1" office:value-type="float" office:value="86.5824634881453" calcext:value-type="float">
            <text:p>86.5824634881453</text:p>
          </table:table-cell>
        </table:table-row>
        <table:table-row table:style-name="ro1">
          <table:table-cell table:formula="of:=RAND()*100" office:value-type="float" office:value="2.52230433671611" calcext:value-type="float">
            <text:p>2.52230433671611</text:p>
          </table:table-cell>
          <table:table-cell table:formula="of:=RAND()*100" office:value-type="float" office:value="28.4133174376557" calcext:value-type="float">
            <text:p>28.4133174376557</text:p>
          </table:table-cell>
          <table:table-cell table:formula="of:=[.A632]*0.987+[.B632]*-0.1+1" office:value-type="float" office:value="0.648182636573227" calcext:value-type="float">
            <text:p>0.648182636573227</text:p>
          </table:table-cell>
        </table:table-row>
        <table:table-row table:style-name="ro1">
          <table:table-cell table:formula="of:=RAND()*100" office:value-type="float" office:value="20.562461461514" calcext:value-type="float">
            <text:p>20.562461461514</text:p>
          </table:table-cell>
          <table:table-cell table:formula="of:=RAND()*100" office:value-type="float" office:value="43.596688139031" calcext:value-type="float">
            <text:p>43.596688139031</text:p>
          </table:table-cell>
          <table:table-cell table:formula="of:=[.A633]*0.987+[.B633]*-0.1+1" office:value-type="float" office:value="16.9354806486112" calcext:value-type="float">
            <text:p>16.9354806486112</text:p>
          </table:table-cell>
        </table:table-row>
        <table:table-row table:style-name="ro1">
          <table:table-cell table:formula="of:=RAND()*100" office:value-type="float" office:value="63.330729516834" calcext:value-type="float">
            <text:p>63.330729516834</text:p>
          </table:table-cell>
          <table:table-cell table:formula="of:=RAND()*100" office:value-type="float" office:value="84.5054996257768" calcext:value-type="float">
            <text:p>84.5054996257768</text:p>
          </table:table-cell>
          <table:table-cell table:formula="of:=[.A634]*0.987+[.B634]*-0.1+1" office:value-type="float" office:value="55.0568800705375" calcext:value-type="float">
            <text:p>55.0568800705375</text:p>
          </table:table-cell>
        </table:table-row>
        <table:table-row table:style-name="ro1">
          <table:table-cell table:formula="of:=RAND()*100" office:value-type="float" office:value="33.0003057229941" calcext:value-type="float">
            <text:p>33.0003057229941</text:p>
          </table:table-cell>
          <table:table-cell table:formula="of:=RAND()*100" office:value-type="float" office:value="30.1862771349785" calcext:value-type="float">
            <text:p>30.1862771349785</text:p>
          </table:table-cell>
          <table:table-cell table:formula="of:=[.A635]*0.987+[.B635]*-0.1+1" office:value-type="float" office:value="30.5526740350973" calcext:value-type="float">
            <text:p>30.5526740350973</text:p>
          </table:table-cell>
        </table:table-row>
        <table:table-row table:style-name="ro1">
          <table:table-cell table:formula="of:=RAND()*100" office:value-type="float" office:value="78.3154035494846" calcext:value-type="float">
            <text:p>78.3154035494846</text:p>
          </table:table-cell>
          <table:table-cell table:formula="of:=RAND()*100" office:value-type="float" office:value="56.5934676342317" calcext:value-type="float">
            <text:p>56.5934676342317</text:p>
          </table:table-cell>
          <table:table-cell table:formula="of:=[.A636]*0.987+[.B636]*-0.1+1" office:value-type="float" office:value="72.6379565399181" calcext:value-type="float">
            <text:p>72.6379565399181</text:p>
          </table:table-cell>
        </table:table-row>
        <table:table-row table:style-name="ro1">
          <table:table-cell table:formula="of:=RAND()*100" office:value-type="float" office:value="67.9518802849807" calcext:value-type="float">
            <text:p>67.9518802849807</text:p>
          </table:table-cell>
          <table:table-cell table:formula="of:=RAND()*100" office:value-type="float" office:value="26.7474538416482" calcext:value-type="float">
            <text:p>26.7474538416482</text:p>
          </table:table-cell>
          <table:table-cell table:formula="of:=[.A637]*0.987+[.B637]*-0.1+1" office:value-type="float" office:value="65.3937604571112" calcext:value-type="float">
            <text:p>65.3937604571112</text:p>
          </table:table-cell>
        </table:table-row>
        <table:table-row table:style-name="ro1">
          <table:table-cell table:formula="of:=RAND()*100" office:value-type="float" office:value="99.8360860331437" calcext:value-type="float">
            <text:p>99.8360860331437</text:p>
          </table:table-cell>
          <table:table-cell table:formula="of:=RAND()*100" office:value-type="float" office:value="92.235084835514" calcext:value-type="float">
            <text:p>92.235084835514</text:p>
          </table:table-cell>
          <table:table-cell table:formula="of:=[.A638]*0.987+[.B638]*-0.1+1" office:value-type="float" office:value="90.3147084311614" calcext:value-type="float">
            <text:p>90.3147084311614</text:p>
          </table:table-cell>
        </table:table-row>
        <table:table-row table:style-name="ro1">
          <table:table-cell table:formula="of:=RAND()*100" office:value-type="float" office:value="6.74490536736653" calcext:value-type="float">
            <text:p>6.74490536736653</text:p>
          </table:table-cell>
          <table:table-cell table:formula="of:=RAND()*100" office:value-type="float" office:value="91.409830444901" calcext:value-type="float">
            <text:p>91.409830444901</text:p>
          </table:table-cell>
          <table:table-cell table:formula="of:=[.A639]*0.987+[.B639]*-0.1+1" office:value-type="float" office:value="-1.48376144689934" calcext:value-type="float">
            <text:p>-1.48376144689934</text:p>
          </table:table-cell>
        </table:table-row>
        <table:table-row table:style-name="ro1">
          <table:table-cell table:formula="of:=RAND()*100" office:value-type="float" office:value="2.18941213470533" calcext:value-type="float">
            <text:p>2.18941213470533</text:p>
          </table:table-cell>
          <table:table-cell table:formula="of:=RAND()*100" office:value-type="float" office:value="48.7706451611032" calcext:value-type="float">
            <text:p>48.7706451611032</text:p>
          </table:table-cell>
          <table:table-cell table:formula="of:=[.A640]*0.987+[.B640]*-0.1+1" office:value-type="float" office:value="-1.71611473915617" calcext:value-type="float">
            <text:p>-1.71611473915617</text:p>
          </table:table-cell>
        </table:table-row>
        <table:table-row table:style-name="ro1">
          <table:table-cell table:formula="of:=RAND()*100" office:value-type="float" office:value="70.8086276723204" calcext:value-type="float">
            <text:p>70.8086276723204</text:p>
          </table:table-cell>
          <table:table-cell table:formula="of:=RAND()*100" office:value-type="float" office:value="44.3536756252612" calcext:value-type="float">
            <text:p>44.3536756252612</text:p>
          </table:table-cell>
          <table:table-cell table:formula="of:=[.A641]*0.987+[.B641]*-0.1+1" office:value-type="float" office:value="66.4527479500541" calcext:value-type="float">
            <text:p>66.4527479500541</text:p>
          </table:table-cell>
        </table:table-row>
        <table:table-row table:style-name="ro1">
          <table:table-cell table:formula="of:=RAND()*100" office:value-type="float" office:value="39.4701993698689" calcext:value-type="float">
            <text:p>39.4701993698689</text:p>
          </table:table-cell>
          <table:table-cell table:formula="of:=RAND()*100" office:value-type="float" office:value="28.692418102682" calcext:value-type="float">
            <text:p>28.692418102682</text:p>
          </table:table-cell>
          <table:table-cell table:formula="of:=[.A642]*0.987+[.B642]*-0.1+1" office:value-type="float" office:value="37.0878449677924" calcext:value-type="float">
            <text:p>37.0878449677924</text:p>
          </table:table-cell>
        </table:table-row>
        <table:table-row table:style-name="ro1">
          <table:table-cell table:formula="of:=RAND()*100" office:value-type="float" office:value="16.193148305558" calcext:value-type="float">
            <text:p>16.193148305558</text:p>
          </table:table-cell>
          <table:table-cell table:formula="of:=RAND()*100" office:value-type="float" office:value="61.3324558504625" calcext:value-type="float">
            <text:p>61.3324558504625</text:p>
          </table:table-cell>
          <table:table-cell table:formula="of:=[.A643]*0.987+[.B643]*-0.1+1" office:value-type="float" office:value="10.8493917925395" calcext:value-type="float">
            <text:p>10.8493917925395</text:p>
          </table:table-cell>
        </table:table-row>
        <table:table-row table:style-name="ro1">
          <table:table-cell table:formula="of:=RAND()*100" office:value-type="float" office:value="68.9379439008118" calcext:value-type="float">
            <text:p>68.9379439008118</text:p>
          </table:table-cell>
          <table:table-cell table:formula="of:=RAND()*100" office:value-type="float" office:value="8.86622584777597" calcext:value-type="float">
            <text:p>8.86622584777597</text:p>
          </table:table-cell>
          <table:table-cell table:formula="of:=[.A644]*0.987+[.B644]*-0.1+1" office:value-type="float" office:value="68.1551280453236" calcext:value-type="float">
            <text:p>68.1551280453236</text:p>
          </table:table-cell>
        </table:table-row>
        <table:table-row table:style-name="ro1">
          <table:table-cell table:formula="of:=RAND()*100" office:value-type="float" office:value="57.1399745864287" calcext:value-type="float">
            <text:p>57.1399745864287</text:p>
          </table:table-cell>
          <table:table-cell table:formula="of:=RAND()*100" office:value-type="float" office:value="85.7560202947974" calcext:value-type="float">
            <text:p>85.7560202947974</text:p>
          </table:table-cell>
          <table:table-cell table:formula="of:=[.A645]*0.987+[.B645]*-0.1+1" office:value-type="float" office:value="48.8215528873254" calcext:value-type="float">
            <text:p>48.8215528873254</text:p>
          </table:table-cell>
        </table:table-row>
        <table:table-row table:style-name="ro1">
          <table:table-cell table:formula="of:=RAND()*100" office:value-type="float" office:value="24.3343576614525" calcext:value-type="float">
            <text:p>24.3343576614525</text:p>
          </table:table-cell>
          <table:table-cell table:formula="of:=RAND()*100" office:value-type="float" office:value="94.8661380473986" calcext:value-type="float">
            <text:p>94.8661380473986</text:p>
          </table:table-cell>
          <table:table-cell table:formula="of:=[.A646]*0.987+[.B646]*-0.1+1" office:value-type="float" office:value="15.5313972071137" calcext:value-type="float">
            <text:p>15.5313972071137</text:p>
          </table:table-cell>
        </table:table-row>
        <table:table-row table:style-name="ro1">
          <table:table-cell table:formula="of:=RAND()*100" office:value-type="float" office:value="21.1513640036982" calcext:value-type="float">
            <text:p>21.1513640036982</text:p>
          </table:table-cell>
          <table:table-cell table:formula="of:=RAND()*100" office:value-type="float" office:value="24.3213232304557" calcext:value-type="float">
            <text:p>24.3213232304557</text:p>
          </table:table-cell>
          <table:table-cell table:formula="of:=[.A647]*0.987+[.B647]*-0.1+1" office:value-type="float" office:value="19.4442639486045" calcext:value-type="float">
            <text:p>19.4442639486045</text:p>
          </table:table-cell>
        </table:table-row>
        <table:table-row table:style-name="ro1">
          <table:table-cell table:formula="of:=RAND()*100" office:value-type="float" office:value="26.9347619480433" calcext:value-type="float">
            <text:p>26.9347619480433</text:p>
          </table:table-cell>
          <table:table-cell table:formula="of:=RAND()*100" office:value-type="float" office:value="1.24932427042515" calcext:value-type="float">
            <text:p>1.24932427042515</text:p>
          </table:table-cell>
          <table:table-cell table:formula="of:=[.A648]*0.987+[.B648]*-0.1+1" office:value-type="float" office:value="27.4596776156762" calcext:value-type="float">
            <text:p>27.4596776156762</text:p>
          </table:table-cell>
        </table:table-row>
        <table:table-row table:style-name="ro1">
          <table:table-cell table:formula="of:=RAND()*100" office:value-type="float" office:value="66.6704777201356" calcext:value-type="float">
            <text:p>66.6704777201356</text:p>
          </table:table-cell>
          <table:table-cell table:formula="of:=RAND()*100" office:value-type="float" office:value="64.030417146953" calcext:value-type="float">
            <text:p>64.030417146953</text:p>
          </table:table-cell>
          <table:table-cell table:formula="of:=[.A649]*0.987+[.B649]*-0.1+1" office:value-type="float" office:value="60.4007197950785" calcext:value-type="float">
            <text:p>60.4007197950785</text:p>
          </table:table-cell>
        </table:table-row>
        <table:table-row table:style-name="ro1">
          <table:table-cell table:formula="of:=RAND()*100" office:value-type="float" office:value="45.0893803911942" calcext:value-type="float">
            <text:p>45.0893803911942</text:p>
          </table:table-cell>
          <table:table-cell table:formula="of:=RAND()*100" office:value-type="float" office:value="48.553721376566" calcext:value-type="float">
            <text:p>48.553721376566</text:p>
          </table:table-cell>
          <table:table-cell table:formula="of:=[.A650]*0.987+[.B650]*-0.1+1" office:value-type="float" office:value="40.6478463084521" calcext:value-type="float">
            <text:p>40.6478463084521</text:p>
          </table:table-cell>
        </table:table-row>
        <table:table-row table:style-name="ro1">
          <table:table-cell table:formula="of:=RAND()*100" office:value-type="float" office:value="15.5665602720055" calcext:value-type="float">
            <text:p>15.5665602720055</text:p>
          </table:table-cell>
          <table:table-cell table:formula="of:=RAND()*100" office:value-type="float" office:value="28.6482592325022" calcext:value-type="float">
            <text:p>28.6482592325022</text:p>
          </table:table-cell>
          <table:table-cell table:formula="of:=[.A651]*0.987+[.B651]*-0.1+1" office:value-type="float" office:value="13.4993690652192" calcext:value-type="float">
            <text:p>13.4993690652192</text:p>
          </table:table-cell>
        </table:table-row>
        <table:table-row table:style-name="ro1">
          <table:table-cell table:formula="of:=RAND()*100" office:value-type="float" office:value="65.1678968069956" calcext:value-type="float">
            <text:p>65.1678968069956</text:p>
          </table:table-cell>
          <table:table-cell table:formula="of:=RAND()*100" office:value-type="float" office:value="11.6509094321441" calcext:value-type="float">
            <text:p>11.6509094321441</text:p>
          </table:table-cell>
          <table:table-cell table:formula="of:=[.A652]*0.987+[.B652]*-0.1+1" office:value-type="float" office:value="64.1556232052903" calcext:value-type="float">
            <text:p>64.1556232052903</text:p>
          </table:table-cell>
        </table:table-row>
        <table:table-row table:style-name="ro1">
          <table:table-cell table:formula="of:=RAND()*100" office:value-type="float" office:value="29.1345793056168" calcext:value-type="float">
            <text:p>29.1345793056168</text:p>
          </table:table-cell>
          <table:table-cell table:formula="of:=RAND()*100" office:value-type="float" office:value="24.8244154047746" calcext:value-type="float">
            <text:p>24.8244154047746</text:p>
          </table:table-cell>
          <table:table-cell table:formula="of:=[.A653]*0.987+[.B653]*-0.1+1" office:value-type="float" office:value="27.2733882341664" calcext:value-type="float">
            <text:p>27.2733882341664</text:p>
          </table:table-cell>
        </table:table-row>
        <table:table-row table:style-name="ro1">
          <table:table-cell table:formula="of:=RAND()*100" office:value-type="float" office:value="45.5379370432855" calcext:value-type="float">
            <text:p>45.5379370432855</text:p>
          </table:table-cell>
          <table:table-cell table:formula="of:=RAND()*100" office:value-type="float" office:value="61.9969015892797" calcext:value-type="float">
            <text:p>61.9969015892797</text:p>
          </table:table-cell>
          <table:table-cell table:formula="of:=[.A654]*0.987+[.B654]*-0.1+1" office:value-type="float" office:value="39.7462537027948" calcext:value-type="float">
            <text:p>39.7462537027948</text:p>
          </table:table-cell>
        </table:table-row>
        <table:table-row table:style-name="ro1">
          <table:table-cell table:formula="of:=RAND()*100" office:value-type="float" office:value="85.1762161108715" calcext:value-type="float">
            <text:p>85.1762161108715</text:p>
          </table:table-cell>
          <table:table-cell table:formula="of:=RAND()*100" office:value-type="float" office:value="16.2634092294901" calcext:value-type="float">
            <text:p>16.2634092294901</text:p>
          </table:table-cell>
          <table:table-cell table:formula="of:=[.A655]*0.987+[.B655]*-0.1+1" office:value-type="float" office:value="83.4425843784812" calcext:value-type="float">
            <text:p>83.4425843784812</text:p>
          </table:table-cell>
        </table:table-row>
        <table:table-row table:style-name="ro1">
          <table:table-cell table:formula="of:=RAND()*100" office:value-type="float" office:value="88.7130612004658" calcext:value-type="float">
            <text:p>88.7130612004658</text:p>
          </table:table-cell>
          <table:table-cell table:formula="of:=RAND()*100" office:value-type="float" office:value="66.838908887749" calcext:value-type="float">
            <text:p>66.838908887749</text:p>
          </table:table-cell>
          <table:table-cell table:formula="of:=[.A656]*0.987+[.B656]*-0.1+1" office:value-type="float" office:value="81.8759005160849" calcext:value-type="float">
            <text:p>81.8759005160849</text:p>
          </table:table-cell>
        </table:table-row>
        <table:table-row table:style-name="ro1">
          <table:table-cell table:formula="of:=RAND()*100" office:value-type="float" office:value="39.4287947226096" calcext:value-type="float">
            <text:p>39.4287947226096</text:p>
          </table:table-cell>
          <table:table-cell table:formula="of:=RAND()*100" office:value-type="float" office:value="28.6215602998005" calcext:value-type="float">
            <text:p>28.6215602998005</text:p>
          </table:table-cell>
          <table:table-cell table:formula="of:=[.A657]*0.987+[.B657]*-0.1+1" office:value-type="float" office:value="37.0540643612356" calcext:value-type="float">
            <text:p>37.0540643612356</text:p>
          </table:table-cell>
        </table:table-row>
        <table:table-row table:style-name="ro1">
          <table:table-cell table:formula="of:=RAND()*100" office:value-type="float" office:value="36.6017404187682" calcext:value-type="float">
            <text:p>36.6017404187682</text:p>
          </table:table-cell>
          <table:table-cell table:formula="of:=RAND()*100" office:value-type="float" office:value="87.5134943640603" calcext:value-type="float">
            <text:p>87.5134943640603</text:p>
          </table:table-cell>
          <table:table-cell table:formula="of:=[.A658]*0.987+[.B658]*-0.1+1" office:value-type="float" office:value="28.3745683569182" calcext:value-type="float">
            <text:p>28.3745683569182</text:p>
          </table:table-cell>
        </table:table-row>
        <table:table-row table:style-name="ro1">
          <table:table-cell table:formula="of:=RAND()*100" office:value-type="float" office:value="7.77526339649001" calcext:value-type="float">
            <text:p>7.77526339649001</text:p>
          </table:table-cell>
          <table:table-cell table:formula="of:=RAND()*100" office:value-type="float" office:value="72.9115046142169" calcext:value-type="float">
            <text:p>72.9115046142169</text:p>
          </table:table-cell>
          <table:table-cell table:formula="of:=[.A659]*0.987+[.B659]*-0.1+1" office:value-type="float" office:value="1.38303451091394" calcext:value-type="float">
            <text:p>1.38303451091394</text:p>
          </table:table-cell>
        </table:table-row>
        <table:table-row table:style-name="ro1">
          <table:table-cell table:formula="of:=RAND()*100" office:value-type="float" office:value="23.9909097261992" calcext:value-type="float">
            <text:p>23.9909097261992</text:p>
          </table:table-cell>
          <table:table-cell table:formula="of:=RAND()*100" office:value-type="float" office:value="27.7128145251193" calcext:value-type="float">
            <text:p>27.7128145251193</text:p>
          </table:table-cell>
          <table:table-cell table:formula="of:=[.A660]*0.987+[.B660]*-0.1+1" office:value-type="float" office:value="21.9077464472466" calcext:value-type="float">
            <text:p>21.9077464472466</text:p>
          </table:table-cell>
        </table:table-row>
        <table:table-row table:style-name="ro1">
          <table:table-cell table:formula="of:=RAND()*100" office:value-type="float" office:value="41.0492305340054" calcext:value-type="float">
            <text:p>41.0492305340054</text:p>
          </table:table-cell>
          <table:table-cell table:formula="of:=RAND()*100" office:value-type="float" office:value="47.9455720258587" calcext:value-type="float">
            <text:p>47.9455720258587</text:p>
          </table:table-cell>
          <table:table-cell table:formula="of:=[.A661]*0.987+[.B661]*-0.1+1" office:value-type="float" office:value="36.7210333344775" calcext:value-type="float">
            <text:p>36.7210333344775</text:p>
          </table:table-cell>
        </table:table-row>
        <table:table-row table:style-name="ro1">
          <table:table-cell table:formula="of:=RAND()*100" office:value-type="float" office:value="73.1153415628803" calcext:value-type="float">
            <text:p>73.1153415628803</text:p>
          </table:table-cell>
          <table:table-cell table:formula="of:=RAND()*100" office:value-type="float" office:value="49.6726403558749" calcext:value-type="float">
            <text:p>49.6726403558749</text:p>
          </table:table-cell>
          <table:table-cell table:formula="of:=[.A662]*0.987+[.B662]*-0.1+1" office:value-type="float" office:value="68.1975780869753" calcext:value-type="float">
            <text:p>68.1975780869753</text:p>
          </table:table-cell>
        </table:table-row>
        <table:table-row table:style-name="ro1">
          <table:table-cell table:formula="of:=RAND()*100" office:value-type="float" office:value="80.1612754306742" calcext:value-type="float">
            <text:p>80.1612754306742</text:p>
          </table:table-cell>
          <table:table-cell table:formula="of:=RAND()*100" office:value-type="float" office:value="28.0368696999069" calcext:value-type="float">
            <text:p>28.0368696999069</text:p>
          </table:table-cell>
          <table:table-cell table:formula="of:=[.A663]*0.987+[.B663]*-0.1+1" office:value-type="float" office:value="77.3154918800847" calcext:value-type="float">
            <text:p>77.3154918800847</text:p>
          </table:table-cell>
        </table:table-row>
        <table:table-row table:style-name="ro1">
          <table:table-cell table:formula="of:=RAND()*100" office:value-type="float" office:value="35.9522485382918" calcext:value-type="float">
            <text:p>35.9522485382918</text:p>
          </table:table-cell>
          <table:table-cell table:formula="of:=RAND()*100" office:value-type="float" office:value="32.5406789658297" calcext:value-type="float">
            <text:p>32.5406789658297</text:p>
          </table:table-cell>
          <table:table-cell table:formula="of:=[.A664]*0.987+[.B664]*-0.1+1" office:value-type="float" office:value="33.2308014107111" calcext:value-type="float">
            <text:p>33.2308014107111</text:p>
          </table:table-cell>
        </table:table-row>
        <table:table-row table:style-name="ro1">
          <table:table-cell table:formula="of:=RAND()*100" office:value-type="float" office:value="78.6479360162693" calcext:value-type="float">
            <text:p>78.6479360162693</text:p>
          </table:table-cell>
          <table:table-cell table:formula="of:=RAND()*100" office:value-type="float" office:value="3.624974916702" calcext:value-type="float">
            <text:p>3.624974916702</text:p>
          </table:table-cell>
          <table:table-cell table:formula="of:=[.A665]*0.987+[.B665]*-0.1+1" office:value-type="float" office:value="78.2630153563876" calcext:value-type="float">
            <text:p>78.2630153563876</text:p>
          </table:table-cell>
        </table:table-row>
        <table:table-row table:style-name="ro1">
          <table:table-cell table:formula="of:=RAND()*100" office:value-type="float" office:value="8.34511172923004" calcext:value-type="float">
            <text:p>8.34511172923004</text:p>
          </table:table-cell>
          <table:table-cell table:formula="of:=RAND()*100" office:value-type="float" office:value="28.068420063112" calcext:value-type="float">
            <text:p>28.068420063112</text:p>
          </table:table-cell>
          <table:table-cell table:formula="of:=[.A666]*0.987+[.B666]*-0.1+1" office:value-type="float" office:value="6.42978327043885" calcext:value-type="float">
            <text:p>6.42978327043885</text:p>
          </table:table-cell>
        </table:table-row>
        <table:table-row table:style-name="ro1">
          <table:table-cell table:formula="of:=RAND()*100" office:value-type="float" office:value="91.4456539484192" calcext:value-type="float">
            <text:p>91.4456539484192</text:p>
          </table:table-cell>
          <table:table-cell table:formula="of:=RAND()*100" office:value-type="float" office:value="45.0930356067896" calcext:value-type="float">
            <text:p>45.0930356067896</text:p>
          </table:table-cell>
          <table:table-cell table:formula="of:=[.A667]*0.987+[.B667]*-0.1+1" office:value-type="float" office:value="86.7475568864108" calcext:value-type="float">
            <text:p>86.7475568864108</text:p>
          </table:table-cell>
        </table:table-row>
        <table:table-row table:style-name="ro1">
          <table:table-cell table:formula="of:=RAND()*100" office:value-type="float" office:value="35.2169437788318" calcext:value-type="float">
            <text:p>35.2169437788318</text:p>
          </table:table-cell>
          <table:table-cell table:formula="of:=RAND()*100" office:value-type="float" office:value="17.5955304634718" calcext:value-type="float">
            <text:p>17.5955304634718</text:p>
          </table:table-cell>
          <table:table-cell table:formula="of:=[.A668]*0.987+[.B668]*-0.1+1" office:value-type="float" office:value="33.9995704633598" calcext:value-type="float">
            <text:p>33.9995704633598</text:p>
          </table:table-cell>
        </table:table-row>
        <table:table-row table:style-name="ro1">
          <table:table-cell table:formula="of:=RAND()*100" office:value-type="float" office:value="75.4660343878946" calcext:value-type="float">
            <text:p>75.4660343878946</text:p>
          </table:table-cell>
          <table:table-cell table:formula="of:=RAND()*100" office:value-type="float" office:value="46.158301137822" calcext:value-type="float">
            <text:p>46.158301137822</text:p>
          </table:table-cell>
          <table:table-cell table:formula="of:=[.A669]*0.987+[.B669]*-0.1+1" office:value-type="float" office:value="70.8691458270698" calcext:value-type="float">
            <text:p>70.8691458270698</text:p>
          </table:table-cell>
        </table:table-row>
        <table:table-row table:style-name="ro1">
          <table:table-cell table:formula="of:=RAND()*100" office:value-type="float" office:value="6.63519138124377" calcext:value-type="float">
            <text:p>6.63519138124377</text:p>
          </table:table-cell>
          <table:table-cell table:formula="of:=RAND()*100" office:value-type="float" office:value="17.0627540779634" calcext:value-type="float">
            <text:p>17.0627540779634</text:p>
          </table:table-cell>
          <table:table-cell table:formula="of:=[.A670]*0.987+[.B670]*-0.1+1" office:value-type="float" office:value="5.84265848549127" calcext:value-type="float">
            <text:p>5.84265848549127</text:p>
          </table:table-cell>
        </table:table-row>
        <table:table-row table:style-name="ro1">
          <table:table-cell table:formula="of:=RAND()*100" office:value-type="float" office:value="37.313887790885" calcext:value-type="float">
            <text:p>37.313887790885</text:p>
          </table:table-cell>
          <table:table-cell table:formula="of:=RAND()*100" office:value-type="float" office:value="16.4086700696835" calcext:value-type="float">
            <text:p>16.4086700696835</text:p>
          </table:table-cell>
          <table:table-cell table:formula="of:=[.A671]*0.987+[.B671]*-0.1+1" office:value-type="float" office:value="36.1879402426351" calcext:value-type="float">
            <text:p>36.1879402426351</text:p>
          </table:table-cell>
        </table:table-row>
        <table:table-row table:style-name="ro1">
          <table:table-cell table:formula="of:=RAND()*100" office:value-type="float" office:value="37.6127837030331" calcext:value-type="float">
            <text:p>37.6127837030331</text:p>
          </table:table-cell>
          <table:table-cell table:formula="of:=RAND()*100" office:value-type="float" office:value="95.6505778425644" calcext:value-type="float">
            <text:p>95.6505778425644</text:p>
          </table:table-cell>
          <table:table-cell table:formula="of:=[.A672]*0.987+[.B672]*-0.1+1" office:value-type="float" office:value="28.5587597306372" calcext:value-type="float">
            <text:p>28.5587597306372</text:p>
          </table:table-cell>
        </table:table-row>
        <table:table-row table:style-name="ro1">
          <table:table-cell table:formula="of:=RAND()*100" office:value-type="float" office:value="38.5254466044685" calcext:value-type="float">
            <text:p>38.5254466044685</text:p>
          </table:table-cell>
          <table:table-cell table:formula="of:=RAND()*100" office:value-type="float" office:value="37.4582254140454" calcext:value-type="float">
            <text:p>37.4582254140454</text:p>
          </table:table-cell>
          <table:table-cell table:formula="of:=[.A673]*0.987+[.B673]*-0.1+1" office:value-type="float" office:value="35.2787932572059" calcext:value-type="float">
            <text:p>35.2787932572059</text:p>
          </table:table-cell>
        </table:table-row>
        <table:table-row table:style-name="ro1">
          <table:table-cell table:formula="of:=RAND()*100" office:value-type="float" office:value="25.3745282004511" calcext:value-type="float">
            <text:p>25.3745282004511</text:p>
          </table:table-cell>
          <table:table-cell table:formula="of:=RAND()*100" office:value-type="float" office:value="74.7245862992224" calcext:value-type="float">
            <text:p>74.7245862992224</text:p>
          </table:table-cell>
          <table:table-cell table:formula="of:=[.A674]*0.987+[.B674]*-0.1+1" office:value-type="float" office:value="18.572200703923" calcext:value-type="float">
            <text:p>18.572200703923</text:p>
          </table:table-cell>
        </table:table-row>
        <table:table-row table:style-name="ro1">
          <table:table-cell table:formula="of:=RAND()*100" office:value-type="float" office:value="81.3309359981342" calcext:value-type="float">
            <text:p>81.3309359981342</text:p>
          </table:table-cell>
          <table:table-cell table:formula="of:=RAND()*100" office:value-type="float" office:value="55.5805210694083" calcext:value-type="float">
            <text:p>55.5805210694083</text:p>
          </table:table-cell>
          <table:table-cell table:formula="of:=[.A675]*0.987+[.B675]*-0.1+1" office:value-type="float" office:value="75.7155817232176" calcext:value-type="float">
            <text:p>75.7155817232176</text:p>
          </table:table-cell>
        </table:table-row>
        <table:table-row table:style-name="ro1">
          <table:table-cell table:formula="of:=RAND()*100" office:value-type="float" office:value="16.7003814157628" calcext:value-type="float">
            <text:p>16.7003814157628</text:p>
          </table:table-cell>
          <table:table-cell table:formula="of:=RAND()*100" office:value-type="float" office:value="57.8676509766895" calcext:value-type="float">
            <text:p>57.8676509766895</text:p>
          </table:table-cell>
          <table:table-cell table:formula="of:=[.A676]*0.987+[.B676]*-0.1+1" office:value-type="float" office:value="11.6965113596889" calcext:value-type="float">
            <text:p>11.6965113596889</text:p>
          </table:table-cell>
        </table:table-row>
        <table:table-row table:style-name="ro1">
          <table:table-cell table:formula="of:=RAND()*100" office:value-type="float" office:value="77.8679777940808" calcext:value-type="float">
            <text:p>77.8679777940808</text:p>
          </table:table-cell>
          <table:table-cell table:formula="of:=RAND()*100" office:value-type="float" office:value="59.4585496105229" calcext:value-type="float">
            <text:p>59.4585496105229</text:p>
          </table:table-cell>
          <table:table-cell table:formula="of:=[.A677]*0.987+[.B677]*-0.1+1" office:value-type="float" office:value="71.9098391217055" calcext:value-type="float">
            <text:p>71.9098391217055</text:p>
          </table:table-cell>
        </table:table-row>
        <table:table-row table:style-name="ro1">
          <table:table-cell table:formula="of:=RAND()*100" office:value-type="float" office:value="32.5852634208622" calcext:value-type="float">
            <text:p>32.5852634208622</text:p>
          </table:table-cell>
          <table:table-cell table:formula="of:=RAND()*100" office:value-type="float" office:value="31.3647523009618" calcext:value-type="float">
            <text:p>31.3647523009618</text:p>
          </table:table-cell>
          <table:table-cell table:formula="of:=[.A678]*0.987+[.B678]*-0.1+1" office:value-type="float" office:value="30.0251797662948" calcext:value-type="float">
            <text:p>30.0251797662948</text:p>
          </table:table-cell>
        </table:table-row>
        <table:table-row table:style-name="ro1">
          <table:table-cell table:formula="of:=RAND()*100" office:value-type="float" office:value="27.3799958944101" calcext:value-type="float">
            <text:p>27.3799958944101</text:p>
          </table:table-cell>
          <table:table-cell table:formula="of:=RAND()*100" office:value-type="float" office:value="23.1139597367974" calcext:value-type="float">
            <text:p>23.1139597367974</text:p>
          </table:table-cell>
          <table:table-cell table:formula="of:=[.A679]*0.987+[.B679]*-0.1+1" office:value-type="float" office:value="25.712659974103" calcext:value-type="float">
            <text:p>25.712659974103</text:p>
          </table:table-cell>
        </table:table-row>
        <table:table-row table:style-name="ro1">
          <table:table-cell table:formula="of:=RAND()*100" office:value-type="float" office:value="38.139847063424" calcext:value-type="float">
            <text:p>38.139847063424</text:p>
          </table:table-cell>
          <table:table-cell table:formula="of:=RAND()*100" office:value-type="float" office:value="27.1270962072589" calcext:value-type="float">
            <text:p>27.1270962072589</text:p>
          </table:table-cell>
          <table:table-cell table:formula="of:=[.A680]*0.987+[.B680]*-0.1+1" office:value-type="float" office:value="35.9313194308736" calcext:value-type="float">
            <text:p>35.9313194308736</text:p>
          </table:table-cell>
        </table:table-row>
        <table:table-row table:style-name="ro1">
          <table:table-cell table:formula="of:=RAND()*100" office:value-type="float" office:value="91.4666349085655" calcext:value-type="float">
            <text:p>91.4666349085655</text:p>
          </table:table-cell>
          <table:table-cell table:formula="of:=RAND()*100" office:value-type="float" office:value="81.720081033194" calcext:value-type="float">
            <text:p>81.720081033194</text:p>
          </table:table-cell>
          <table:table-cell table:formula="of:=[.A681]*0.987+[.B681]*-0.1+1" office:value-type="float" office:value="83.1055605514347" calcext:value-type="float">
            <text:p>83.1055605514347</text:p>
          </table:table-cell>
        </table:table-row>
        <table:table-row table:style-name="ro1">
          <table:table-cell table:formula="of:=RAND()*100" office:value-type="float" office:value="84.1538472811063" calcext:value-type="float">
            <text:p>84.1538472811063</text:p>
          </table:table-cell>
          <table:table-cell table:formula="of:=RAND()*100" office:value-type="float" office:value="87.8041287492006" calcext:value-type="float">
            <text:p>87.8041287492006</text:p>
          </table:table-cell>
          <table:table-cell table:formula="of:=[.A682]*0.987+[.B682]*-0.1+1" office:value-type="float" office:value="75.2794343915318" calcext:value-type="float">
            <text:p>75.2794343915318</text:p>
          </table:table-cell>
        </table:table-row>
        <table:table-row table:style-name="ro1">
          <table:table-cell table:formula="of:=RAND()*100" office:value-type="float" office:value="16.0967275415968" calcext:value-type="float">
            <text:p>16.0967275415968</text:p>
          </table:table-cell>
          <table:table-cell table:formula="of:=RAND()*100" office:value-type="float" office:value="5.50207479462753" calcext:value-type="float">
            <text:p>5.50207479462753</text:p>
          </table:table-cell>
          <table:table-cell table:formula="of:=[.A683]*0.987+[.B683]*-0.1+1" office:value-type="float" office:value="16.3372626040932" calcext:value-type="float">
            <text:p>16.3372626040932</text:p>
          </table:table-cell>
        </table:table-row>
        <table:table-row table:style-name="ro1">
          <table:table-cell table:formula="of:=RAND()*100" office:value-type="float" office:value="99.2461993205248" calcext:value-type="float">
            <text:p>99.2461993205248</text:p>
          </table:table-cell>
          <table:table-cell table:formula="of:=RAND()*100" office:value-type="float" office:value="21.6193125883189" calcext:value-type="float">
            <text:p>21.6193125883189</text:p>
          </table:table-cell>
          <table:table-cell table:formula="of:=[.A684]*0.987+[.B684]*-0.1+1" office:value-type="float" office:value="96.7940674705261" calcext:value-type="float">
            <text:p>96.7940674705261</text:p>
          </table:table-cell>
        </table:table-row>
        <table:table-row table:style-name="ro1">
          <table:table-cell table:formula="of:=RAND()*100" office:value-type="float" office:value="12.8500706716826" calcext:value-type="float">
            <text:p>12.8500706716826</text:p>
          </table:table-cell>
          <table:table-cell table:formula="of:=RAND()*100" office:value-type="float" office:value="91.410306633763" calcext:value-type="float">
            <text:p>91.410306633763</text:p>
          </table:table-cell>
          <table:table-cell table:formula="of:=[.A685]*0.987+[.B685]*-0.1+1" office:value-type="float" office:value="4.54198908957442" calcext:value-type="float">
            <text:p>4.54198908957442</text:p>
          </table:table-cell>
        </table:table-row>
        <table:table-row table:style-name="ro1">
          <table:table-cell table:formula="of:=RAND()*100" office:value-type="float" office:value="54.6015434645564" calcext:value-type="float">
            <text:p>54.6015434645564</text:p>
          </table:table-cell>
          <table:table-cell table:formula="of:=RAND()*100" office:value-type="float" office:value="83.9544894465643" calcext:value-type="float">
            <text:p>83.9544894465643</text:p>
          </table:table-cell>
          <table:table-cell table:formula="of:=[.A686]*0.987+[.B686]*-0.1+1" office:value-type="float" office:value="46.4962744548607" calcext:value-type="float">
            <text:p>46.4962744548607</text:p>
          </table:table-cell>
        </table:table-row>
        <table:table-row table:style-name="ro1">
          <table:table-cell table:formula="of:=RAND()*100" office:value-type="float" office:value="93.9339451138735" calcext:value-type="float">
            <text:p>93.9339451138735</text:p>
          </table:table-cell>
          <table:table-cell table:formula="of:=RAND()*100" office:value-type="float" office:value="40.4403883135319" calcext:value-type="float">
            <text:p>40.4403883135319</text:p>
          </table:table-cell>
          <table:table-cell table:formula="of:=[.A687]*0.987+[.B687]*-0.1+1" office:value-type="float" office:value="89.66876499604" calcext:value-type="float">
            <text:p>89.66876499604</text:p>
          </table:table-cell>
        </table:table-row>
        <table:table-row table:style-name="ro1">
          <table:table-cell table:formula="of:=RAND()*100" office:value-type="float" office:value="58.0052465004045" calcext:value-type="float">
            <text:p>58.0052465004045</text:p>
          </table:table-cell>
          <table:table-cell table:formula="of:=RAND()*100" office:value-type="float" office:value="90.3772546322115" calcext:value-type="float">
            <text:p>90.3772546322115</text:p>
          </table:table-cell>
          <table:table-cell table:formula="of:=[.A688]*0.987+[.B688]*-0.1+1" office:value-type="float" office:value="49.2134528326781" calcext:value-type="float">
            <text:p>49.2134528326781</text:p>
          </table:table-cell>
        </table:table-row>
        <table:table-row table:style-name="ro1">
          <table:table-cell table:formula="of:=RAND()*100" office:value-type="float" office:value="38.9730331314032" calcext:value-type="float">
            <text:p>38.9730331314032</text:p>
          </table:table-cell>
          <table:table-cell table:formula="of:=RAND()*100" office:value-type="float" office:value="31.218512866345" calcext:value-type="float">
            <text:p>31.218512866345</text:p>
          </table:table-cell>
          <table:table-cell table:formula="of:=[.A689]*0.987+[.B689]*-0.1+1" office:value-type="float" office:value="36.3445324140604" calcext:value-type="float">
            <text:p>36.3445324140604</text:p>
          </table:table-cell>
        </table:table-row>
        <table:table-row table:style-name="ro1">
          <table:table-cell table:formula="of:=RAND()*100" office:value-type="float" office:value="73.4597459125605" calcext:value-type="float">
            <text:p>73.4597459125605</text:p>
          </table:table-cell>
          <table:table-cell table:formula="of:=RAND()*100" office:value-type="float" office:value="45.9723450083533" calcext:value-type="float">
            <text:p>45.9723450083533</text:p>
          </table:table-cell>
          <table:table-cell table:formula="of:=[.A690]*0.987+[.B690]*-0.1+1" office:value-type="float" office:value="68.9075347148619" calcext:value-type="float">
            <text:p>68.9075347148619</text:p>
          </table:table-cell>
        </table:table-row>
        <table:table-row table:style-name="ro1">
          <table:table-cell table:formula="of:=RAND()*100" office:value-type="float" office:value="46.4408454022189" calcext:value-type="float">
            <text:p>46.4408454022189</text:p>
          </table:table-cell>
          <table:table-cell table:formula="of:=RAND()*100" office:value-type="float" office:value="1.00653470617991" calcext:value-type="float">
            <text:p>1.00653470617991</text:p>
          </table:table-cell>
          <table:table-cell table:formula="of:=[.A691]*0.987+[.B691]*-0.1+1" office:value-type="float" office:value="46.7364609413721" calcext:value-type="float">
            <text:p>46.7364609413721</text:p>
          </table:table-cell>
        </table:table-row>
        <table:table-row table:style-name="ro1">
          <table:table-cell table:formula="of:=RAND()*100" office:value-type="float" office:value="29.479386415765" calcext:value-type="float">
            <text:p>29.479386415765</text:p>
          </table:table-cell>
          <table:table-cell table:formula="of:=RAND()*100" office:value-type="float" office:value="47.0250404275447" calcext:value-type="float">
            <text:p>47.0250404275447</text:p>
          </table:table-cell>
          <table:table-cell table:formula="of:=[.A692]*0.987+[.B692]*-0.1+1" office:value-type="float" office:value="25.3936503496055" calcext:value-type="float">
            <text:p>25.3936503496055</text:p>
          </table:table-cell>
        </table:table-row>
        <table:table-row table:style-name="ro1">
          <table:table-cell table:formula="of:=RAND()*100" office:value-type="float" office:value="21.3423035391276" calcext:value-type="float">
            <text:p>21.3423035391276</text:p>
          </table:table-cell>
          <table:table-cell table:formula="of:=RAND()*100" office:value-type="float" office:value="78.5467675041576" calcext:value-type="float">
            <text:p>78.5467675041576</text:p>
          </table:table-cell>
          <table:table-cell table:formula="of:=[.A693]*0.987+[.B693]*-0.1+1" office:value-type="float" office:value="14.2101768427032" calcext:value-type="float">
            <text:p>14.2101768427032</text:p>
          </table:table-cell>
        </table:table-row>
        <table:table-row table:style-name="ro1">
          <table:table-cell table:formula="of:=RAND()*100" office:value-type="float" office:value="39.040974961411" calcext:value-type="float">
            <text:p>39.040974961411</text:p>
          </table:table-cell>
          <table:table-cell table:formula="of:=RAND()*100" office:value-type="float" office:value="45.7831713263225" calcext:value-type="float">
            <text:p>45.7831713263225</text:p>
          </table:table-cell>
          <table:table-cell table:formula="of:=[.A694]*0.987+[.B694]*-0.1+1" office:value-type="float" office:value="34.9551251542804" calcext:value-type="float">
            <text:p>34.9551251542804</text:p>
          </table:table-cell>
        </table:table-row>
        <table:table-row table:style-name="ro1">
          <table:table-cell table:formula="of:=RAND()*100" office:value-type="float" office:value="75.3372940262815" calcext:value-type="float">
            <text:p>75.3372940262815</text:p>
          </table:table-cell>
          <table:table-cell table:formula="of:=RAND()*100" office:value-type="float" office:value="77.0415443356195" calcext:value-type="float">
            <text:p>77.0415443356195</text:p>
          </table:table-cell>
          <table:table-cell table:formula="of:=[.A695]*0.987+[.B695]*-0.1+1" office:value-type="float" office:value="67.6537547703779" calcext:value-type="float">
            <text:p>67.6537547703779</text:p>
          </table:table-cell>
        </table:table-row>
        <table:table-row table:style-name="ro1">
          <table:table-cell table:formula="of:=RAND()*100" office:value-type="float" office:value="90.0875490963508" calcext:value-type="float">
            <text:p>90.0875490963508</text:p>
          </table:table-cell>
          <table:table-cell table:formula="of:=RAND()*100" office:value-type="float" office:value="78.8329495934755" calcext:value-type="float">
            <text:p>78.8329495934755</text:p>
          </table:table-cell>
          <table:table-cell table:formula="of:=[.A696]*0.987+[.B696]*-0.1+1" office:value-type="float" office:value="82.0331159987506" calcext:value-type="float">
            <text:p>82.0331159987506</text:p>
          </table:table-cell>
        </table:table-row>
        <table:table-row table:style-name="ro1">
          <table:table-cell table:formula="of:=RAND()*100" office:value-type="float" office:value="73.5873466584634" calcext:value-type="float">
            <text:p>73.5873466584634</text:p>
          </table:table-cell>
          <table:table-cell table:formula="of:=RAND()*100" office:value-type="float" office:value="73.7395696950769" calcext:value-type="float">
            <text:p>73.7395696950769</text:p>
          </table:table-cell>
          <table:table-cell table:formula="of:=[.A697]*0.987+[.B697]*-0.1+1" office:value-type="float" office:value="66.2567541823957" calcext:value-type="float">
            <text:p>66.2567541823957</text:p>
          </table:table-cell>
        </table:table-row>
        <table:table-row table:style-name="ro1">
          <table:table-cell table:formula="of:=RAND()*100" office:value-type="float" office:value="87.6272386832872" calcext:value-type="float">
            <text:p>87.6272386832872</text:p>
          </table:table-cell>
          <table:table-cell table:formula="of:=RAND()*100" office:value-type="float" office:value="70.0334352938332" calcext:value-type="float">
            <text:p>70.0334352938332</text:p>
          </table:table-cell>
          <table:table-cell table:formula="of:=[.A698]*0.987+[.B698]*-0.1+1" office:value-type="float" office:value="80.4847410510211" calcext:value-type="float">
            <text:p>80.4847410510211</text:p>
          </table:table-cell>
        </table:table-row>
        <table:table-row table:style-name="ro1">
          <table:table-cell table:formula="of:=RAND()*100" office:value-type="float" office:value="26.0195716115497" calcext:value-type="float">
            <text:p>26.0195716115497</text:p>
          </table:table-cell>
          <table:table-cell table:formula="of:=RAND()*100" office:value-type="float" office:value="24.6772199149677" calcext:value-type="float">
            <text:p>24.6772199149677</text:p>
          </table:table-cell>
          <table:table-cell table:formula="of:=[.A699]*0.987+[.B699]*-0.1+1" office:value-type="float" office:value="24.2135951891027" calcext:value-type="float">
            <text:p>24.2135951891027</text:p>
          </table:table-cell>
        </table:table-row>
        <table:table-row table:style-name="ro1">
          <table:table-cell table:formula="of:=RAND()*100" office:value-type="float" office:value="18.4696817239707" calcext:value-type="float">
            <text:p>18.4696817239707</text:p>
          </table:table-cell>
          <table:table-cell table:formula="of:=RAND()*100" office:value-type="float" office:value="75.4378274633499" calcext:value-type="float">
            <text:p>75.4378274633499</text:p>
          </table:table-cell>
          <table:table-cell table:formula="of:=[.A700]*0.987+[.B700]*-0.1+1" office:value-type="float" office:value="11.6857931152241" calcext:value-type="float">
            <text:p>11.6857931152241</text:p>
          </table:table-cell>
        </table:table-row>
      </table:table>
      <table:table table:name="test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formula="of:=RAND()*100" office:value-type="float" office:value="69.2889804918749" calcext:value-type="float">
            <text:p>69.2889804918749</text:p>
          </table:table-cell>
          <table:table-cell table:formula="of:=RAND()*100" office:value-type="float" office:value="48.5401176273964" calcext:value-type="float">
            <text:p>48.5401176273964</text:p>
          </table:table-cell>
          <table:table-cell table:formula="of:=[.A2]*0.987+[.B2]*-0.1+1" office:value-type="float" office:value="64.5342119827409" calcext:value-type="float">
            <text:p>64.5342119827409</text:p>
          </table:table-cell>
        </table:table-row>
        <table:table-row table:style-name="ro1">
          <table:table-cell table:formula="of:=RAND()*100" office:value-type="float" office:value="2.51949050205021" calcext:value-type="float">
            <text:p>2.51949050205021</text:p>
          </table:table-cell>
          <table:table-cell table:formula="of:=RAND()*100" office:value-type="float" office:value="74.6204200092013" calcext:value-type="float">
            <text:p>74.6204200092013</text:p>
          </table:table-cell>
          <table:table-cell table:formula="of:=[.A3]*0.987+[.B3]*-0.1+1" office:value-type="float" office:value="-3.97530487539657" calcext:value-type="float">
            <text:p>-3.97530487539657</text:p>
          </table:table-cell>
        </table:table-row>
        <table:table-row table:style-name="ro1">
          <table:table-cell table:formula="of:=RAND()*100" office:value-type="float" office:value="57.2015920616316" calcext:value-type="float">
            <text:p>57.2015920616316</text:p>
          </table:table-cell>
          <table:table-cell table:formula="of:=RAND()*100" office:value-type="float" office:value="0.0893956296941905" calcext:value-type="float">
            <text:p>0.089395629694191</text:p>
          </table:table-cell>
          <table:table-cell table:formula="of:=[.A4]*0.987+[.B4]*-0.1+1" office:value-type="float" office:value="57.449031801861" calcext:value-type="float">
            <text:p>57.449031801861</text:p>
          </table:table-cell>
        </table:table-row>
        <table:table-row table:style-name="ro1">
          <table:table-cell table:formula="of:=RAND()*100" office:value-type="float" office:value="7.34680848999462" calcext:value-type="float">
            <text:p>7.34680848999462</text:p>
          </table:table-cell>
          <table:table-cell table:formula="of:=RAND()*100" office:value-type="float" office:value="98.0727578533256" calcext:value-type="float">
            <text:p>98.0727578533256</text:p>
          </table:table-cell>
          <table:table-cell table:formula="of:=[.A5]*0.987+[.B5]*-0.1+1" office:value-type="float" office:value="-1.55597580570787" calcext:value-type="float">
            <text:p>-1.55597580570787</text:p>
          </table:table-cell>
        </table:table-row>
        <table:table-row table:style-name="ro1">
          <table:table-cell table:formula="of:=RAND()*100" office:value-type="float" office:value="6.45939621584127" calcext:value-type="float">
            <text:p>6.45939621584127</text:p>
          </table:table-cell>
          <table:table-cell table:formula="of:=RAND()*100" office:value-type="float" office:value="79.386213847659" calcext:value-type="float">
            <text:p>79.386213847659</text:p>
          </table:table-cell>
          <table:table-cell table:formula="of:=[.A6]*0.987+[.B6]*-0.1+1" office:value-type="float" office:value="-0.563197319730567" calcext:value-type="float">
            <text:p>-0.563197319730567</text:p>
          </table:table-cell>
        </table:table-row>
        <table:table-row table:style-name="ro1">
          <table:table-cell table:formula="of:=RAND()*100" office:value-type="float" office:value="96.756057829302" calcext:value-type="float">
            <text:p>96.756057829302</text:p>
          </table:table-cell>
          <table:table-cell table:formula="of:=RAND()*100" office:value-type="float" office:value="18.7861668162385" calcext:value-type="float">
            <text:p>18.7861668162385</text:p>
          </table:table-cell>
          <table:table-cell table:formula="of:=[.A7]*0.987+[.B7]*-0.1+1" office:value-type="float" office:value="94.6196123958972" calcext:value-type="float">
            <text:p>94.6196123958972</text:p>
          </table:table-cell>
        </table:table-row>
        <table:table-row table:style-name="ro1">
          <table:table-cell table:formula="of:=RAND()*100" office:value-type="float" office:value="56.3377588491429" calcext:value-type="float">
            <text:p>56.3377588491429</text:p>
          </table:table-cell>
          <table:table-cell table:formula="of:=RAND()*100" office:value-type="float" office:value="34.9639599043885" calcext:value-type="float">
            <text:p>34.9639599043885</text:p>
          </table:table-cell>
          <table:table-cell table:formula="of:=[.A8]*0.987+[.B8]*-0.1+1" office:value-type="float" office:value="53.1089719936651" calcext:value-type="float">
            <text:p>53.1089719936651</text:p>
          </table:table-cell>
        </table:table-row>
        <table:table-row table:style-name="ro1">
          <table:table-cell table:formula="of:=RAND()*100" office:value-type="float" office:value="19.9458611720856" calcext:value-type="float">
            <text:p>19.9458611720856</text:p>
          </table:table-cell>
          <table:table-cell table:formula="of:=RAND()*100" office:value-type="float" office:value="67.6808703725276" calcext:value-type="float">
            <text:p>67.6808703725276</text:p>
          </table:table-cell>
          <table:table-cell table:formula="of:=[.A9]*0.987+[.B9]*-0.1+1" office:value-type="float" office:value="13.9184779395957" calcext:value-type="float">
            <text:p>13.9184779395957</text:p>
          </table:table-cell>
        </table:table-row>
        <table:table-row table:style-name="ro1">
          <table:table-cell table:formula="of:=RAND()*100" office:value-type="float" office:value="93.5775304377977" calcext:value-type="float">
            <text:p>93.5775304377977</text:p>
          </table:table-cell>
          <table:table-cell table:formula="of:=RAND()*100" office:value-type="float" office:value="96.6302514901751" calcext:value-type="float">
            <text:p>96.6302514901751</text:p>
          </table:table-cell>
          <table:table-cell table:formula="of:=[.A10]*0.987+[.B10]*-0.1+1" office:value-type="float" office:value="83.6979973930888" calcext:value-type="float">
            <text:p>83.6979973930888</text:p>
          </table:table-cell>
        </table:table-row>
        <table:table-row table:style-name="ro1">
          <table:table-cell table:formula="of:=RAND()*100" office:value-type="float" office:value="78.6801447892225" calcext:value-type="float">
            <text:p>78.6801447892225</text:p>
          </table:table-cell>
          <table:table-cell table:formula="of:=RAND()*100" office:value-type="float" office:value="25.9743330210163" calcext:value-type="float">
            <text:p>25.9743330210163</text:p>
          </table:table-cell>
          <table:table-cell table:formula="of:=[.A11]*0.987+[.B11]*-0.1+1" office:value-type="float" office:value="76.0598696048609" calcext:value-type="float">
            <text:p>76.0598696048609</text:p>
          </table:table-cell>
        </table:table-row>
        <table:table-row table:style-name="ro1">
          <table:table-cell table:formula="of:=RAND()*100" office:value-type="float" office:value="10.6037190307059" calcext:value-type="float">
            <text:p>10.6037190307059</text:p>
          </table:table-cell>
          <table:table-cell table:formula="of:=RAND()*100" office:value-type="float" office:value="25.4300289616417" calcext:value-type="float">
            <text:p>25.4300289616417</text:p>
          </table:table-cell>
          <table:table-cell table:formula="of:=[.A12]*0.987+[.B12]*-0.1+1" office:value-type="float" office:value="8.9228677871426" calcext:value-type="float">
            <text:p>8.9228677871426</text:p>
          </table:table-cell>
        </table:table-row>
        <table:table-row table:style-name="ro1">
          <table:table-cell table:formula="of:=RAND()*100" office:value-type="float" office:value="66.5081363085749" calcext:value-type="float">
            <text:p>66.5081363085749</text:p>
          </table:table-cell>
          <table:table-cell table:formula="of:=RAND()*100" office:value-type="float" office:value="45.5530772289027" calcext:value-type="float">
            <text:p>45.5530772289027</text:p>
          </table:table-cell>
          <table:table-cell table:formula="of:=[.A13]*0.987+[.B13]*-0.1+1" office:value-type="float" office:value="62.0882228136732" calcext:value-type="float">
            <text:p>62.0882228136732</text:p>
          </table:table-cell>
        </table:table-row>
        <table:table-row table:style-name="ro1">
          <table:table-cell table:formula="of:=RAND()*100" office:value-type="float" office:value="66.2504858926874" calcext:value-type="float">
            <text:p>66.2504858926874</text:p>
          </table:table-cell>
          <table:table-cell table:formula="of:=RAND()*100" office:value-type="float" office:value="6.78949861375506" calcext:value-type="float">
            <text:p>6.78949861375506</text:p>
          </table:table-cell>
          <table:table-cell table:formula="of:=[.A14]*0.987+[.B14]*-0.1+1" office:value-type="float" office:value="65.7102797147069" calcext:value-type="float">
            <text:p>65.7102797147069</text:p>
          </table:table-cell>
        </table:table-row>
        <table:table-row table:style-name="ro1">
          <table:table-cell table:formula="of:=RAND()*100" office:value-type="float" office:value="19.2074607137271" calcext:value-type="float">
            <text:p>19.2074607137271</text:p>
          </table:table-cell>
          <table:table-cell table:formula="of:=RAND()*100" office:value-type="float" office:value="26.9591912734466" calcext:value-type="float">
            <text:p>26.9591912734466</text:p>
          </table:table-cell>
          <table:table-cell table:formula="of:=[.A15]*0.987+[.B15]*-0.1+1" office:value-type="float" office:value="17.261844597104" calcext:value-type="float">
            <text:p>17.261844597104</text:p>
          </table:table-cell>
        </table:table-row>
        <table:table-row table:style-name="ro1">
          <table:table-cell table:formula="of:=RAND()*100" office:value-type="float" office:value="24.2612476704163" calcext:value-type="float">
            <text:p>24.2612476704163</text:p>
          </table:table-cell>
          <table:table-cell table:formula="of:=RAND()*100" office:value-type="float" office:value="18.3356804343113" calcext:value-type="float">
            <text:p>18.3356804343113</text:p>
          </table:table-cell>
          <table:table-cell table:formula="of:=[.A16]*0.987+[.B16]*-0.1+1" office:value-type="float" office:value="23.1122834072697" calcext:value-type="float">
            <text:p>23.1122834072697</text:p>
          </table:table-cell>
        </table:table-row>
        <table:table-row table:style-name="ro1">
          <table:table-cell table:formula="of:=RAND()*100" office:value-type="float" office:value="48.5875235341438" calcext:value-type="float">
            <text:p>48.5875235341438</text:p>
          </table:table-cell>
          <table:table-cell table:formula="of:=RAND()*100" office:value-type="float" office:value="92.1728618726904" calcext:value-type="float">
            <text:p>92.1728618726904</text:p>
          </table:table-cell>
          <table:table-cell table:formula="of:=[.A17]*0.987+[.B17]*-0.1+1" office:value-type="float" office:value="39.7385995409309" calcext:value-type="float">
            <text:p>39.7385995409309</text:p>
          </table:table-cell>
        </table:table-row>
        <table:table-row table:style-name="ro1">
          <table:table-cell table:formula="of:=RAND()*100" office:value-type="float" office:value="66.6754890484437" calcext:value-type="float">
            <text:p>66.6754890484437</text:p>
          </table:table-cell>
          <table:table-cell table:formula="of:=RAND()*100" office:value-type="float" office:value="31.1170937923913" calcext:value-type="float">
            <text:p>31.1170937923913</text:p>
          </table:table-cell>
          <table:table-cell table:formula="of:=[.A18]*0.987+[.B18]*-0.1+1" office:value-type="float" office:value="63.6969983115748" calcext:value-type="float">
            <text:p>63.6969983115748</text:p>
          </table:table-cell>
        </table:table-row>
        <table:table-row table:style-name="ro1">
          <table:table-cell table:formula="of:=RAND()*100" office:value-type="float" office:value="10.9477483390761" calcext:value-type="float">
            <text:p>10.9477483390761</text:p>
          </table:table-cell>
          <table:table-cell table:formula="of:=RAND()*100" office:value-type="float" office:value="29.0264624800672" calcext:value-type="float">
            <text:p>29.0264624800672</text:p>
          </table:table-cell>
          <table:table-cell table:formula="of:=[.A19]*0.987+[.B19]*-0.1+1" office:value-type="float" office:value="8.90278136266143" calcext:value-type="float">
            <text:p>8.90278136266143</text:p>
          </table:table-cell>
        </table:table-row>
        <table:table-row table:style-name="ro1">
          <table:table-cell table:formula="of:=RAND()*100" office:value-type="float" office:value="97.5420097927461" calcext:value-type="float">
            <text:p>97.5420097927461</text:p>
          </table:table-cell>
          <table:table-cell table:formula="of:=RAND()*100" office:value-type="float" office:value="36.4323306292462" calcext:value-type="float">
            <text:p>36.4323306292462</text:p>
          </table:table-cell>
          <table:table-cell table:formula="of:=[.A20]*0.987+[.B20]*-0.1+1" office:value-type="float" office:value="93.6307306025158" calcext:value-type="float">
            <text:p>93.6307306025158</text:p>
          </table:table-cell>
        </table:table-row>
        <table:table-row table:style-name="ro1">
          <table:table-cell table:formula="of:=RAND()*100" office:value-type="float" office:value="57.4883220454718" calcext:value-type="float">
            <text:p>57.4883220454718</text:p>
          </table:table-cell>
          <table:table-cell table:formula="of:=RAND()*100" office:value-type="float" office:value="61.1268550938869" calcext:value-type="float">
            <text:p>61.1268550938869</text:p>
          </table:table-cell>
          <table:table-cell table:formula="of:=[.A21]*0.987+[.B21]*-0.1+1" office:value-type="float" office:value="51.628288349492" calcext:value-type="float">
            <text:p>51.628288349492</text:p>
          </table:table-cell>
        </table:table-row>
        <table:table-row table:style-name="ro1">
          <table:table-cell table:formula="of:=RAND()*100" office:value-type="float" office:value="48.6515235620454" calcext:value-type="float">
            <text:p>48.6515235620454</text:p>
          </table:table-cell>
          <table:table-cell table:formula="of:=RAND()*100" office:value-type="float" office:value="83.4048176815981" calcext:value-type="float">
            <text:p>83.4048176815981</text:p>
          </table:table-cell>
          <table:table-cell table:formula="of:=[.A22]*0.987+[.B22]*-0.1+1" office:value-type="float" office:value="40.678571987579" calcext:value-type="float">
            <text:p>40.678571987579</text:p>
          </table:table-cell>
        </table:table-row>
        <table:table-row table:style-name="ro1">
          <table:table-cell table:formula="of:=RAND()*100" office:value-type="float" office:value="65.1975049845077" calcext:value-type="float">
            <text:p>65.1975049845077</text:p>
          </table:table-cell>
          <table:table-cell table:formula="of:=RAND()*100" office:value-type="float" office:value="39.6978082493321" calcext:value-type="float">
            <text:p>39.6978082493321</text:p>
          </table:table-cell>
          <table:table-cell table:formula="of:=[.A23]*0.987+[.B23]*-0.1+1" office:value-type="float" office:value="61.3801565947759" calcext:value-type="float">
            <text:p>61.3801565947759</text:p>
          </table:table-cell>
        </table:table-row>
        <table:table-row table:style-name="ro1">
          <table:table-cell table:formula="of:=RAND()*100" office:value-type="float" office:value="80.9908341134742" calcext:value-type="float">
            <text:p>80.9908341134742</text:p>
          </table:table-cell>
          <table:table-cell table:formula="of:=RAND()*100" office:value-type="float" office:value="77.5077386674766" calcext:value-type="float">
            <text:p>77.5077386674766</text:p>
          </table:table-cell>
          <table:table-cell table:formula="of:=[.A24]*0.987+[.B24]*-0.1+1" office:value-type="float" office:value="73.1871794032514" calcext:value-type="float">
            <text:p>73.1871794032514</text:p>
          </table:table-cell>
        </table:table-row>
        <table:table-row table:style-name="ro1">
          <table:table-cell table:formula="of:=RAND()*100" office:value-type="float" office:value="56.8801263920142" calcext:value-type="float">
            <text:p>56.8801263920142</text:p>
          </table:table-cell>
          <table:table-cell table:formula="of:=RAND()*100" office:value-type="float" office:value="5.77772794279994" calcext:value-type="float">
            <text:p>5.77772794279994</text:p>
          </table:table-cell>
          <table:table-cell table:formula="of:=[.A25]*0.987+[.B25]*-0.1+1" office:value-type="float" office:value="56.562911954638" calcext:value-type="float">
            <text:p>56.562911954638</text:p>
          </table:table-cell>
        </table:table-row>
        <table:table-row table:style-name="ro1">
          <table:table-cell table:formula="of:=RAND()*100" office:value-type="float" office:value="17.861280979845" calcext:value-type="float">
            <text:p>17.861280979845</text:p>
          </table:table-cell>
          <table:table-cell table:formula="of:=RAND()*100" office:value-type="float" office:value="40.4868747265142" calcext:value-type="float">
            <text:p>40.4868747265142</text:p>
          </table:table-cell>
          <table:table-cell table:formula="of:=[.A26]*0.987+[.B26]*-0.1+1" office:value-type="float" office:value="14.5803968544556" calcext:value-type="float">
            <text:p>14.5803968544556</text:p>
          </table:table-cell>
        </table:table-row>
        <table:table-row table:style-name="ro1">
          <table:table-cell table:formula="of:=RAND()*100" office:value-type="float" office:value="20.7671492905138" calcext:value-type="float">
            <text:p>20.7671492905138</text:p>
          </table:table-cell>
          <table:table-cell table:formula="of:=RAND()*100" office:value-type="float" office:value="64.5572678578894" calcext:value-type="float">
            <text:p>64.5572678578894</text:p>
          </table:table-cell>
          <table:table-cell table:formula="of:=[.A27]*0.987+[.B27]*-0.1+1" office:value-type="float" office:value="15.0414495639482" calcext:value-type="float">
            <text:p>15.0414495639482</text:p>
          </table:table-cell>
        </table:table-row>
        <table:table-row table:style-name="ro1">
          <table:table-cell table:formula="of:=RAND()*100" office:value-type="float" office:value="33.8994864825639" calcext:value-type="float">
            <text:p>33.8994864825639</text:p>
          </table:table-cell>
          <table:table-cell table:formula="of:=RAND()*100" office:value-type="float" office:value="12.8737368366993" calcext:value-type="float">
            <text:p>12.8737368366993</text:p>
          </table:table-cell>
          <table:table-cell table:formula="of:=[.A28]*0.987+[.B28]*-0.1+1" office:value-type="float" office:value="33.1714194746207" calcext:value-type="float">
            <text:p>33.1714194746207</text:p>
          </table:table-cell>
        </table:table-row>
        <table:table-row table:style-name="ro1">
          <table:table-cell table:formula="of:=RAND()*100" office:value-type="float" office:value="25.0227044531739" calcext:value-type="float">
            <text:p>25.0227044531739</text:p>
          </table:table-cell>
          <table:table-cell table:formula="of:=RAND()*100" office:value-type="float" office:value="87.5509511050934" calcext:value-type="float">
            <text:p>87.5509511050934</text:p>
          </table:table-cell>
          <table:table-cell table:formula="of:=[.A29]*0.987+[.B29]*-0.1+1" office:value-type="float" office:value="16.9423141847733" calcext:value-type="float">
            <text:p>16.9423141847733</text:p>
          </table:table-cell>
        </table:table-row>
        <table:table-row table:style-name="ro1">
          <table:table-cell table:formula="of:=RAND()*100" office:value-type="float" office:value="20.5358216290225" calcext:value-type="float">
            <text:p>20.5358216290225</text:p>
          </table:table-cell>
          <table:table-cell table:formula="of:=RAND()*100" office:value-type="float" office:value="69.8733157377122" calcext:value-type="float">
            <text:p>69.8733157377122</text:p>
          </table:table-cell>
          <table:table-cell table:formula="of:=[.A30]*0.987+[.B30]*-0.1+1" office:value-type="float" office:value="14.281524374074" calcext:value-type="float">
            <text:p>14.281524374074</text:p>
          </table:table-cell>
        </table:table-row>
        <table:table-row table:style-name="ro1">
          <table:table-cell table:formula="of:=RAND()*100" office:value-type="float" office:value="36.967311970778" calcext:value-type="float">
            <text:p>36.967311970778</text:p>
          </table:table-cell>
          <table:table-cell table:formula="of:=RAND()*100" office:value-type="float" office:value="45.6079487703662" calcext:value-type="float">
            <text:p>45.6079487703662</text:p>
          </table:table-cell>
          <table:table-cell table:formula="of:=[.A31]*0.987+[.B31]*-0.1+1" office:value-type="float" office:value="32.9259420381213" calcext:value-type="float">
            <text:p>32.9259420381213</text:p>
          </table:table-cell>
        </table:table-row>
        <table:table-row table:style-name="ro1">
          <table:table-cell table:formula="of:=RAND()*100" office:value-type="float" office:value="0.860643828787839" calcext:value-type="float">
            <text:p>0.860643828787839</text:p>
          </table:table-cell>
          <table:table-cell table:formula="of:=RAND()*100" office:value-type="float" office:value="53.544268378665" calcext:value-type="float">
            <text:p>53.544268378665</text:p>
          </table:table-cell>
          <table:table-cell table:formula="of:=[.A32]*0.987+[.B32]*-0.1+1" office:value-type="float" office:value="-3.50497137885291" calcext:value-type="float">
            <text:p>-3.50497137885291</text:p>
          </table:table-cell>
        </table:table-row>
        <table:table-row table:style-name="ro1">
          <table:table-cell table:formula="of:=RAND()*100" office:value-type="float" office:value="92.4675518450021" calcext:value-type="float">
            <text:p>92.4675518450021</text:p>
          </table:table-cell>
          <table:table-cell table:formula="of:=RAND()*100" office:value-type="float" office:value="19.2648348371553" calcext:value-type="float">
            <text:p>19.2648348371553</text:p>
          </table:table-cell>
          <table:table-cell table:formula="of:=[.A33]*0.987+[.B33]*-0.1+1" office:value-type="float" office:value="90.3389901873016" calcext:value-type="float">
            <text:p>90.3389901873016</text:p>
          </table:table-cell>
        </table:table-row>
        <table:table-row table:style-name="ro1">
          <table:table-cell table:formula="of:=RAND()*100" office:value-type="float" office:value="87.9614867614235" calcext:value-type="float">
            <text:p>87.9614867614235</text:p>
          </table:table-cell>
          <table:table-cell table:formula="of:=RAND()*100" office:value-type="float" office:value="33.7726841597431" calcext:value-type="float">
            <text:p>33.7726841597431</text:p>
          </table:table-cell>
          <table:table-cell table:formula="of:=[.A34]*0.987+[.B34]*-0.1+1" office:value-type="float" office:value="84.4407190175507" calcext:value-type="float">
            <text:p>84.4407190175507</text:p>
          </table:table-cell>
        </table:table-row>
        <table:table-row table:style-name="ro1">
          <table:table-cell table:formula="of:=RAND()*100" office:value-type="float" office:value="23.5586211880195" calcext:value-type="float">
            <text:p>23.5586211880195</text:p>
          </table:table-cell>
          <table:table-cell table:formula="of:=RAND()*100" office:value-type="float" office:value="19.2286299448664" calcext:value-type="float">
            <text:p>19.2286299448664</text:p>
          </table:table-cell>
          <table:table-cell table:formula="of:=[.A35]*0.987+[.B35]*-0.1+1" office:value-type="float" office:value="22.3294961180886" calcext:value-type="float">
            <text:p>22.3294961180886</text:p>
          </table:table-cell>
        </table:table-row>
        <table:table-row table:style-name="ro1">
          <table:table-cell table:formula="of:=RAND()*100" office:value-type="float" office:value="20.138754444786" calcext:value-type="float">
            <text:p>20.138754444786</text:p>
          </table:table-cell>
          <table:table-cell table:formula="of:=RAND()*100" office:value-type="float" office:value="52.107868061125" calcext:value-type="float">
            <text:p>52.107868061125</text:p>
          </table:table-cell>
          <table:table-cell table:formula="of:=[.A36]*0.987+[.B36]*-0.1+1" office:value-type="float" office:value="15.6661638308913" calcext:value-type="float">
            <text:p>15.6661638308913</text:p>
          </table:table-cell>
        </table:table-row>
        <table:table-row table:style-name="ro1">
          <table:table-cell table:formula="of:=RAND()*100" office:value-type="float" office:value="53.8830793458281" calcext:value-type="float">
            <text:p>53.8830793458281</text:p>
          </table:table-cell>
          <table:table-cell table:formula="of:=RAND()*100" office:value-type="float" office:value="53.4907085218763" calcext:value-type="float">
            <text:p>53.4907085218763</text:p>
          </table:table-cell>
          <table:table-cell table:formula="of:=[.A37]*0.987+[.B37]*-0.1+1" office:value-type="float" office:value="48.8335284621447" calcext:value-type="float">
            <text:p>48.8335284621447</text:p>
          </table:table-cell>
        </table:table-row>
        <table:table-row table:style-name="ro1">
          <table:table-cell table:formula="of:=RAND()*100" office:value-type="float" office:value="21.9296584816977" calcext:value-type="float">
            <text:p>21.9296584816977</text:p>
          </table:table-cell>
          <table:table-cell table:formula="of:=RAND()*100" office:value-type="float" office:value="28.8210751354979" calcext:value-type="float">
            <text:p>28.8210751354979</text:p>
          </table:table-cell>
          <table:table-cell table:formula="of:=[.A38]*0.987+[.B38]*-0.1+1" office:value-type="float" office:value="19.7624654078858" calcext:value-type="float">
            <text:p>19.7624654078858</text:p>
          </table:table-cell>
        </table:table-row>
        <table:table-row table:style-name="ro1">
          <table:table-cell table:formula="of:=RAND()*100" office:value-type="float" office:value="18.9935885457289" calcext:value-type="float">
            <text:p>18.9935885457289</text:p>
          </table:table-cell>
          <table:table-cell table:formula="of:=RAND()*100" office:value-type="float" office:value="27.0282328095348" calcext:value-type="float">
            <text:p>27.0282328095348</text:p>
          </table:table-cell>
          <table:table-cell table:formula="of:=[.A39]*0.987+[.B39]*-0.1+1" office:value-type="float" office:value="17.0438486136809" calcext:value-type="float">
            <text:p>17.0438486136809</text:p>
          </table:table-cell>
        </table:table-row>
        <table:table-row table:style-name="ro1">
          <table:table-cell table:formula="of:=RAND()*100" office:value-type="float" office:value="76.6207775327469" calcext:value-type="float">
            <text:p>76.6207775327469</text:p>
          </table:table-cell>
          <table:table-cell table:formula="of:=RAND()*100" office:value-type="float" office:value="95.2613031867488" calcext:value-type="float">
            <text:p>95.2613031867488</text:p>
          </table:table-cell>
          <table:table-cell table:formula="of:=[.A40]*0.987+[.B40]*-0.1+1" office:value-type="float" office:value="67.0985771061463" calcext:value-type="float">
            <text:p>67.0985771061463</text:p>
          </table:table-cell>
        </table:table-row>
        <table:table-row table:style-name="ro1">
          <table:table-cell table:formula="of:=RAND()*100" office:value-type="float" office:value="49.907497405622" calcext:value-type="float">
            <text:p>49.907497405622</text:p>
          </table:table-cell>
          <table:table-cell table:formula="of:=RAND()*100" office:value-type="float" office:value="20.1635494094295" calcext:value-type="float">
            <text:p>20.1635494094295</text:p>
          </table:table-cell>
          <table:table-cell table:formula="of:=[.A41]*0.987+[.B41]*-0.1+1" office:value-type="float" office:value="48.242344998406" calcext:value-type="float">
            <text:p>48.242344998406</text:p>
          </table:table-cell>
        </table:table-row>
        <table:table-row table:style-name="ro1">
          <table:table-cell table:formula="of:=RAND()*100" office:value-type="float" office:value="23.2390204461019" calcext:value-type="float">
            <text:p>23.2390204461019</text:p>
          </table:table-cell>
          <table:table-cell table:formula="of:=RAND()*100" office:value-type="float" office:value="54.0673027383857" calcext:value-type="float">
            <text:p>54.0673027383857</text:p>
          </table:table-cell>
          <table:table-cell table:formula="of:=[.A42]*0.987+[.B42]*-0.1+1" office:value-type="float" office:value="18.530182906464" calcext:value-type="float">
            <text:p>18.530182906464</text:p>
          </table:table-cell>
        </table:table-row>
        <table:table-row table:style-name="ro1">
          <table:table-cell table:formula="of:=RAND()*100" office:value-type="float" office:value="2.61611614384718" calcext:value-type="float">
            <text:p>2.61611614384718</text:p>
          </table:table-cell>
          <table:table-cell table:formula="of:=RAND()*100" office:value-type="float" office:value="80.2367698557647" calcext:value-type="float">
            <text:p>80.2367698557647</text:p>
          </table:table-cell>
          <table:table-cell table:formula="of:=[.A43]*0.987+[.B43]*-0.1+1" office:value-type="float" office:value="-4.4415703515993" calcext:value-type="float">
            <text:p>-4.4415703515993</text:p>
          </table:table-cell>
        </table:table-row>
        <table:table-row table:style-name="ro1">
          <table:table-cell table:formula="of:=RAND()*100" office:value-type="float" office:value="58.6829716636227" calcext:value-type="float">
            <text:p>58.6829716636227</text:p>
          </table:table-cell>
          <table:table-cell table:formula="of:=RAND()*100" office:value-type="float" office:value="57.3790197661399" calcext:value-type="float">
            <text:p>57.3790197661399</text:p>
          </table:table-cell>
          <table:table-cell table:formula="of:=[.A44]*0.987+[.B44]*-0.1+1" office:value-type="float" office:value="53.1821910553816" calcext:value-type="float">
            <text:p>53.1821910553816</text:p>
          </table:table-cell>
        </table:table-row>
        <table:table-row table:style-name="ro1">
          <table:table-cell table:formula="of:=RAND()*100" office:value-type="float" office:value="61.7611665468841" calcext:value-type="float">
            <text:p>61.7611665468841</text:p>
          </table:table-cell>
          <table:table-cell table:formula="of:=RAND()*100" office:value-type="float" office:value="77.5006464832542" calcext:value-type="float">
            <text:p>77.5006464832542</text:p>
          </table:table-cell>
          <table:table-cell table:formula="of:=[.A45]*0.987+[.B45]*-0.1+1" office:value-type="float" office:value="54.2082067334492" calcext:value-type="float">
            <text:p>54.2082067334492</text:p>
          </table:table-cell>
        </table:table-row>
        <table:table-row table:style-name="ro1">
          <table:table-cell table:formula="of:=RAND()*100" office:value-type="float" office:value="2.29458965964" calcext:value-type="float">
            <text:p>2.29458965964</text:p>
          </table:table-cell>
          <table:table-cell table:formula="of:=RAND()*100" office:value-type="float" office:value="22.8611631285693" calcext:value-type="float">
            <text:p>22.8611631285693</text:p>
          </table:table-cell>
          <table:table-cell table:formula="of:=[.A46]*0.987+[.B46]*-0.1+1" office:value-type="float" office:value="0.978643681207744" calcext:value-type="float">
            <text:p>0.978643681207744</text:p>
          </table:table-cell>
        </table:table-row>
        <table:table-row table:style-name="ro1">
          <table:table-cell table:formula="of:=RAND()*100" office:value-type="float" office:value="37.9329907086523" calcext:value-type="float">
            <text:p>37.9329907086523</text:p>
          </table:table-cell>
          <table:table-cell table:formula="of:=RAND()*100" office:value-type="float" office:value="60.5715479187447" calcext:value-type="float">
            <text:p>60.5715479187447</text:p>
          </table:table-cell>
          <table:table-cell table:formula="of:=[.A47]*0.987+[.B47]*-0.1+1" office:value-type="float" office:value="32.3827070375653" calcext:value-type="float">
            <text:p>32.3827070375653</text:p>
          </table:table-cell>
        </table:table-row>
        <table:table-row table:style-name="ro1">
          <table:table-cell table:formula="of:=RAND()*100" office:value-type="float" office:value="40.5717055386662" calcext:value-type="float">
            <text:p>40.5717055386662</text:p>
          </table:table-cell>
          <table:table-cell table:formula="of:=RAND()*100" office:value-type="float" office:value="69.6659923508907" calcext:value-type="float">
            <text:p>69.6659923508907</text:p>
          </table:table-cell>
          <table:table-cell table:formula="of:=[.A48]*0.987+[.B48]*-0.1+1" office:value-type="float" office:value="34.0776741315744" calcext:value-type="float">
            <text:p>34.0776741315744</text:p>
          </table:table-cell>
        </table:table-row>
        <table:table-row table:style-name="ro1">
          <table:table-cell table:formula="of:=RAND()*100" office:value-type="float" office:value="99.3568991288504" calcext:value-type="float">
            <text:p>99.3568991288504</text:p>
          </table:table-cell>
          <table:table-cell table:formula="of:=RAND()*100" office:value-type="float" office:value="43.7279362364759" calcext:value-type="float">
            <text:p>43.7279362364759</text:p>
          </table:table-cell>
          <table:table-cell table:formula="of:=[.A49]*0.987+[.B49]*-0.1+1" office:value-type="float" office:value="94.6924658165277" calcext:value-type="float">
            <text:p>94.6924658165277</text:p>
          </table:table-cell>
        </table:table-row>
        <table:table-row table:style-name="ro1">
          <table:table-cell table:formula="of:=RAND()*100" office:value-type="float" office:value="98.9460805243771" calcext:value-type="float">
            <text:p>98.9460805243771</text:p>
          </table:table-cell>
          <table:table-cell table:formula="of:=RAND()*100" office:value-type="float" office:value="94.1793517925206" calcext:value-type="float">
            <text:p>94.1793517925206</text:p>
          </table:table-cell>
          <table:table-cell table:formula="of:=[.A50]*0.987+[.B50]*-0.1+1" office:value-type="float" office:value="89.2418462983082" calcext:value-type="float">
            <text:p>89.2418462983082</text:p>
          </table:table-cell>
        </table:table-row>
        <table:table-row table:style-name="ro1">
          <table:table-cell table:formula="of:=RAND()*100" office:value-type="float" office:value="58.9334282005715" calcext:value-type="float">
            <text:p>58.9334282005715</text:p>
          </table:table-cell>
          <table:table-cell table:formula="of:=RAND()*100" office:value-type="float" office:value="54.2588301813948" calcext:value-type="float">
            <text:p>54.2588301813948</text:p>
          </table:table-cell>
          <table:table-cell table:formula="of:=[.A51]*0.987+[.B51]*-0.1+1" office:value-type="float" office:value="53.7414106158246" calcext:value-type="float">
            <text:p>53.7414106158246</text:p>
          </table:table-cell>
        </table:table-row>
        <table:table-row table:style-name="ro1">
          <table:table-cell table:formula="of:=RAND()*100" office:value-type="float" office:value="39.2281764809861" calcext:value-type="float">
            <text:p>39.2281764809861</text:p>
          </table:table-cell>
          <table:table-cell table:formula="of:=RAND()*100" office:value-type="float" office:value="48.4527314331844" calcext:value-type="float">
            <text:p>48.4527314331844</text:p>
          </table:table-cell>
          <table:table-cell table:formula="of:=[.A52]*0.987+[.B52]*-0.1+1" office:value-type="float" office:value="34.8729370434148" calcext:value-type="float">
            <text:p>34.8729370434148</text:p>
          </table:table-cell>
        </table:table-row>
        <table:table-row table:style-name="ro1">
          <table:table-cell table:formula="of:=RAND()*100" office:value-type="float" office:value="90.3108107244225" calcext:value-type="float">
            <text:p>90.3108107244225</text:p>
          </table:table-cell>
          <table:table-cell table:formula="of:=RAND()*100" office:value-type="float" office:value="87.1041346657863" calcext:value-type="float">
            <text:p>87.1041346657863</text:p>
          </table:table-cell>
          <table:table-cell table:formula="of:=[.A53]*0.987+[.B53]*-0.1+1" office:value-type="float" office:value="81.4263567184264" calcext:value-type="float">
            <text:p>81.4263567184264</text:p>
          </table:table-cell>
        </table:table-row>
        <table:table-row table:style-name="ro1">
          <table:table-cell table:formula="of:=RAND()*100" office:value-type="float" office:value="8.38690251730631" calcext:value-type="float">
            <text:p>8.38690251730631</text:p>
          </table:table-cell>
          <table:table-cell table:formula="of:=RAND()*100" office:value-type="float" office:value="6.34222349145481" calcext:value-type="float">
            <text:p>6.34222349145481</text:p>
          </table:table-cell>
          <table:table-cell table:formula="of:=[.A54]*0.987+[.B54]*-0.1+1" office:value-type="float" office:value="8.64365043543585" calcext:value-type="float">
            <text:p>8.64365043543585</text:p>
          </table:table-cell>
        </table:table-row>
        <table:table-row table:style-name="ro1">
          <table:table-cell table:formula="of:=RAND()*100" office:value-type="float" office:value="33.2567258555269" calcext:value-type="float">
            <text:p>33.2567258555269</text:p>
          </table:table-cell>
          <table:table-cell table:formula="of:=RAND()*100" office:value-type="float" office:value="93.2848419940226" calcext:value-type="float">
            <text:p>93.2848419940226</text:p>
          </table:table-cell>
          <table:table-cell table:formula="of:=[.A55]*0.987+[.B55]*-0.1+1" office:value-type="float" office:value="24.4959042200028" calcext:value-type="float">
            <text:p>24.4959042200028</text:p>
          </table:table-cell>
        </table:table-row>
        <table:table-row table:style-name="ro1">
          <table:table-cell table:formula="of:=RAND()*100" office:value-type="float" office:value="73.722907783219" calcext:value-type="float">
            <text:p>73.722907783219</text:p>
          </table:table-cell>
          <table:table-cell table:formula="of:=RAND()*100" office:value-type="float" office:value="34.3497597213552" calcext:value-type="float">
            <text:p>34.3497597213552</text:p>
          </table:table-cell>
          <table:table-cell table:formula="of:=[.A56]*0.987+[.B56]*-0.1+1" office:value-type="float" office:value="70.3295340099016" calcext:value-type="float">
            <text:p>70.3295340099016</text:p>
          </table:table-cell>
        </table:table-row>
        <table:table-row table:style-name="ro1">
          <table:table-cell table:formula="of:=RAND()*100" office:value-type="float" office:value="20.6384886609953" calcext:value-type="float">
            <text:p>20.6384886609953</text:p>
          </table:table-cell>
          <table:table-cell table:formula="of:=RAND()*100" office:value-type="float" office:value="82.4689713648087" calcext:value-type="float">
            <text:p>82.4689713648087</text:p>
          </table:table-cell>
          <table:table-cell table:formula="of:=[.A57]*0.987+[.B57]*-0.1+1" office:value-type="float" office:value="13.1232911719215" calcext:value-type="float">
            <text:p>13.1232911719215</text:p>
          </table:table-cell>
        </table:table-row>
        <table:table-row table:style-name="ro1">
          <table:table-cell table:formula="of:=RAND()*100" office:value-type="float" office:value="43.017784722216" calcext:value-type="float">
            <text:p>43.017784722216</text:p>
          </table:table-cell>
          <table:table-cell table:formula="of:=RAND()*100" office:value-type="float" office:value="67.239281194744" calcext:value-type="float">
            <text:p>67.239281194744</text:p>
          </table:table-cell>
          <table:table-cell table:formula="of:=[.A58]*0.987+[.B58]*-0.1+1" office:value-type="float" office:value="36.7346254013528" calcext:value-type="float">
            <text:p>36.7346254013528</text:p>
          </table:table-cell>
        </table:table-row>
        <table:table-row table:style-name="ro1">
          <table:table-cell table:formula="of:=RAND()*100" office:value-type="float" office:value="90.6463166481404" calcext:value-type="float">
            <text:p>90.6463166481404</text:p>
          </table:table-cell>
          <table:table-cell table:formula="of:=RAND()*100" office:value-type="float" office:value="59.4764996815891" calcext:value-type="float">
            <text:p>59.4764996815891</text:p>
          </table:table-cell>
          <table:table-cell table:formula="of:=[.A59]*0.987+[.B59]*-0.1+1" office:value-type="float" office:value="84.5202645635556" calcext:value-type="float">
            <text:p>84.5202645635556</text:p>
          </table:table-cell>
        </table:table-row>
        <table:table-row table:style-name="ro1">
          <table:table-cell table:formula="of:=RAND()*100" office:value-type="float" office:value="14.2383202071041" calcext:value-type="float">
            <text:p>14.2383202071041</text:p>
          </table:table-cell>
          <table:table-cell table:formula="of:=RAND()*100" office:value-type="float" office:value="82.3585134196233" calcext:value-type="float">
            <text:p>82.3585134196233</text:p>
          </table:table-cell>
          <table:table-cell table:formula="of:=[.A60]*0.987+[.B60]*-0.1+1" office:value-type="float" office:value="6.81737070244944" calcext:value-type="float">
            <text:p>6.81737070244944</text:p>
          </table:table-cell>
        </table:table-row>
        <table:table-row table:style-name="ro1">
          <table:table-cell table:formula="of:=RAND()*100" office:value-type="float" office:value="13.123173766519" calcext:value-type="float">
            <text:p>13.123173766519</text:p>
          </table:table-cell>
          <table:table-cell table:formula="of:=RAND()*100" office:value-type="float" office:value="92.9122811597526" calcext:value-type="float">
            <text:p>92.9122811597526</text:p>
          </table:table-cell>
          <table:table-cell table:formula="of:=[.A61]*0.987+[.B61]*-0.1+1" office:value-type="float" office:value="4.66134439157895" calcext:value-type="float">
            <text:p>4.66134439157895</text:p>
          </table:table-cell>
        </table:table-row>
        <table:table-row table:style-name="ro1">
          <table:table-cell table:formula="of:=RAND()*100" office:value-type="float" office:value="82.5087606130634" calcext:value-type="float">
            <text:p>82.5087606130634</text:p>
          </table:table-cell>
          <table:table-cell table:formula="of:=RAND()*100" office:value-type="float" office:value="41.766066009938" calcext:value-type="float">
            <text:p>41.766066009938</text:p>
          </table:table-cell>
          <table:table-cell table:formula="of:=[.A62]*0.987+[.B62]*-0.1+1" office:value-type="float" office:value="78.2595401240998" calcext:value-type="float">
            <text:p>78.2595401240998</text:p>
          </table:table-cell>
        </table:table-row>
        <table:table-row table:style-name="ro1">
          <table:table-cell table:formula="of:=RAND()*100" office:value-type="float" office:value="31.7607163777134" calcext:value-type="float">
            <text:p>31.7607163777134</text:p>
          </table:table-cell>
          <table:table-cell table:formula="of:=RAND()*100" office:value-type="float" office:value="46.4616282673003" calcext:value-type="float">
            <text:p>46.4616282673003</text:p>
          </table:table-cell>
          <table:table-cell table:formula="of:=[.A63]*0.987+[.B63]*-0.1+1" office:value-type="float" office:value="27.7016642380731" calcext:value-type="float">
            <text:p>27.7016642380731</text:p>
          </table:table-cell>
        </table:table-row>
        <table:table-row table:style-name="ro1">
          <table:table-cell table:formula="of:=RAND()*100" office:value-type="float" office:value="24.2942064889407" calcext:value-type="float">
            <text:p>24.2942064889407</text:p>
          </table:table-cell>
          <table:table-cell table:formula="of:=RAND()*100" office:value-type="float" office:value="80.6121501478893" calcext:value-type="float">
            <text:p>80.6121501478893</text:p>
          </table:table-cell>
          <table:table-cell table:formula="of:=[.A64]*0.987+[.B64]*-0.1+1" office:value-type="float" office:value="16.9171667897955" calcext:value-type="float">
            <text:p>16.9171667897955</text:p>
          </table:table-cell>
        </table:table-row>
        <table:table-row table:style-name="ro1">
          <table:table-cell table:formula="of:=RAND()*100" office:value-type="float" office:value="36.6064869300092" calcext:value-type="float">
            <text:p>36.6064869300092</text:p>
          </table:table-cell>
          <table:table-cell table:formula="of:=RAND()*100" office:value-type="float" office:value="57.9459508375459" calcext:value-type="float">
            <text:p>57.9459508375459</text:p>
          </table:table-cell>
          <table:table-cell table:formula="of:=[.A65]*0.987+[.B65]*-0.1+1" office:value-type="float" office:value="31.3360075161645" calcext:value-type="float">
            <text:p>31.3360075161645</text:p>
          </table:table-cell>
        </table:table-row>
        <table:table-row table:style-name="ro1">
          <table:table-cell table:formula="of:=RAND()*100" office:value-type="float" office:value="23.4383498445341" calcext:value-type="float">
            <text:p>23.4383498445341</text:p>
          </table:table-cell>
          <table:table-cell table:formula="of:=RAND()*100" office:value-type="float" office:value="17.413441000843" calcext:value-type="float">
            <text:p>17.413441000843</text:p>
          </table:table-cell>
          <table:table-cell table:formula="of:=[.A66]*0.987+[.B66]*-0.1+1" office:value-type="float" office:value="22.3923071964709" calcext:value-type="float">
            <text:p>22.3923071964709</text:p>
          </table:table-cell>
        </table:table-row>
        <table:table-row table:style-name="ro1">
          <table:table-cell table:formula="of:=RAND()*100" office:value-type="float" office:value="28.2977684103519" calcext:value-type="float">
            <text:p>28.2977684103519</text:p>
          </table:table-cell>
          <table:table-cell table:formula="of:=RAND()*100" office:value-type="float" office:value="96.9633352339653" calcext:value-type="float">
            <text:p>96.9633352339653</text:p>
          </table:table-cell>
          <table:table-cell table:formula="of:=[.A67]*0.987+[.B67]*-0.1+1" office:value-type="float" office:value="19.2335638976207" calcext:value-type="float">
            <text:p>19.2335638976207</text:p>
          </table:table-cell>
        </table:table-row>
        <table:table-row table:style-name="ro1">
          <table:table-cell table:formula="of:=RAND()*100" office:value-type="float" office:value="48.2781104283527" calcext:value-type="float">
            <text:p>48.2781104283527</text:p>
          </table:table-cell>
          <table:table-cell table:formula="of:=RAND()*100" office:value-type="float" office:value="54.1715253003294" calcext:value-type="float">
            <text:p>54.1715253003294</text:p>
          </table:table-cell>
          <table:table-cell table:formula="of:=[.A68]*0.987+[.B68]*-0.1+1" office:value-type="float" office:value="43.2333424627512" calcext:value-type="float">
            <text:p>43.2333424627512</text:p>
          </table:table-cell>
        </table:table-row>
        <table:table-row table:style-name="ro1">
          <table:table-cell table:formula="of:=RAND()*100" office:value-type="float" office:value="30.8866344183388" calcext:value-type="float">
            <text:p>30.8866344183388</text:p>
          </table:table-cell>
          <table:table-cell table:formula="of:=RAND()*100" office:value-type="float" office:value="86.8870271743696" calcext:value-type="float">
            <text:p>86.8870271743696</text:p>
          </table:table-cell>
          <table:table-cell table:formula="of:=[.A69]*0.987+[.B69]*-0.1+1" office:value-type="float" office:value="22.7964054534634" calcext:value-type="float">
            <text:p>22.7964054534634</text:p>
          </table:table-cell>
        </table:table-row>
        <table:table-row table:style-name="ro1">
          <table:table-cell table:formula="of:=RAND()*100" office:value-type="float" office:value="36.6290200743885" calcext:value-type="float">
            <text:p>36.6290200743885</text:p>
          </table:table-cell>
          <table:table-cell table:formula="of:=RAND()*100" office:value-type="float" office:value="76.9641200636573" calcext:value-type="float">
            <text:p>76.9641200636573</text:p>
          </table:table-cell>
          <table:table-cell table:formula="of:=[.A70]*0.987+[.B70]*-0.1+1" office:value-type="float" office:value="29.4564308070557" calcext:value-type="float">
            <text:p>29.4564308070557</text:p>
          </table:table-cell>
        </table:table-row>
        <table:table-row table:style-name="ro1">
          <table:table-cell table:formula="of:=RAND()*100" office:value-type="float" office:value="84.0377024261498" calcext:value-type="float">
            <text:p>84.0377024261498</text:p>
          </table:table-cell>
          <table:table-cell table:formula="of:=RAND()*100" office:value-type="float" office:value="25.9262614631095" calcext:value-type="float">
            <text:p>25.9262614631095</text:p>
          </table:table-cell>
          <table:table-cell table:formula="of:=[.A71]*0.987+[.B71]*-0.1+1" office:value-type="float" office:value="81.3525861482989" calcext:value-type="float">
            <text:p>81.3525861482989</text:p>
          </table:table-cell>
        </table:table-row>
        <table:table-row table:style-name="ro1">
          <table:table-cell table:formula="of:=RAND()*100" office:value-type="float" office:value="35.1346659183331" calcext:value-type="float">
            <text:p>35.1346659183331</text:p>
          </table:table-cell>
          <table:table-cell table:formula="of:=RAND()*100" office:value-type="float" office:value="95.3792540409837" calcext:value-type="float">
            <text:p>95.3792540409837</text:p>
          </table:table-cell>
          <table:table-cell table:formula="of:=[.A72]*0.987+[.B72]*-0.1+1" office:value-type="float" office:value="26.1399898572964" calcext:value-type="float">
            <text:p>26.1399898572964</text:p>
          </table:table-cell>
        </table:table-row>
        <table:table-row table:style-name="ro1">
          <table:table-cell table:formula="of:=RAND()*100" office:value-type="float" office:value="23.2776534544573" calcext:value-type="float">
            <text:p>23.2776534544573</text:p>
          </table:table-cell>
          <table:table-cell table:formula="of:=RAND()*100" office:value-type="float" office:value="72.0350036761556" calcext:value-type="float">
            <text:p>72.0350036761556</text:p>
          </table:table-cell>
          <table:table-cell table:formula="of:=[.A73]*0.987+[.B73]*-0.1+1" office:value-type="float" office:value="16.7715435919338" calcext:value-type="float">
            <text:p>16.7715435919338</text:p>
          </table:table-cell>
        </table:table-row>
        <table:table-row table:style-name="ro1">
          <table:table-cell table:formula="of:=RAND()*100" office:value-type="float" office:value="14.0693056229173" calcext:value-type="float">
            <text:p>14.0693056229173</text:p>
          </table:table-cell>
          <table:table-cell table:formula="of:=RAND()*100" office:value-type="float" office:value="22.2500501821428" calcext:value-type="float">
            <text:p>22.2500501821428</text:p>
          </table:table-cell>
          <table:table-cell table:formula="of:=[.A74]*0.987+[.B74]*-0.1+1" office:value-type="float" office:value="12.6613996316051" calcext:value-type="float">
            <text:p>12.6613996316051</text:p>
          </table:table-cell>
        </table:table-row>
        <table:table-row table:style-name="ro1">
          <table:table-cell table:formula="of:=RAND()*100" office:value-type="float" office:value="53.4560497200249" calcext:value-type="float">
            <text:p>53.4560497200249</text:p>
          </table:table-cell>
          <table:table-cell table:formula="of:=RAND()*100" office:value-type="float" office:value="47.2719578991806" calcext:value-type="float">
            <text:p>47.2719578991806</text:p>
          </table:table-cell>
          <table:table-cell table:formula="of:=[.A75]*0.987+[.B75]*-0.1+1" office:value-type="float" office:value="49.0339252837465" calcext:value-type="float">
            <text:p>49.0339252837465</text:p>
          </table:table-cell>
        </table:table-row>
        <table:table-row table:style-name="ro1">
          <table:table-cell table:formula="of:=RAND()*100" office:value-type="float" office:value="41.1433729259417" calcext:value-type="float">
            <text:p>41.1433729259417</text:p>
          </table:table-cell>
          <table:table-cell table:formula="of:=RAND()*100" office:value-type="float" office:value="74.2754834351692" calcext:value-type="float">
            <text:p>74.2754834351692</text:p>
          </table:table-cell>
          <table:table-cell table:formula="of:=[.A76]*0.987+[.B76]*-0.1+1" office:value-type="float" office:value="34.1809607343875" calcext:value-type="float">
            <text:p>34.1809607343875</text:p>
          </table:table-cell>
        </table:table-row>
        <table:table-row table:style-name="ro1">
          <table:table-cell table:formula="of:=RAND()*100" office:value-type="float" office:value="73.9861224959416" calcext:value-type="float">
            <text:p>73.9861224959416</text:p>
          </table:table-cell>
          <table:table-cell table:formula="of:=RAND()*100" office:value-type="float" office:value="8.10037698750674" calcext:value-type="float">
            <text:p>8.10037698750674</text:p>
          </table:table-cell>
          <table:table-cell table:formula="of:=[.A77]*0.987+[.B77]*-0.1+1" office:value-type="float" office:value="73.2142652047437" calcext:value-type="float">
            <text:p>73.2142652047437</text:p>
          </table:table-cell>
        </table:table-row>
        <table:table-row table:style-name="ro1">
          <table:table-cell table:formula="of:=RAND()*100" office:value-type="float" office:value="90.291787388717" calcext:value-type="float">
            <text:p>90.291787388717</text:p>
          </table:table-cell>
          <table:table-cell table:formula="of:=RAND()*100" office:value-type="float" office:value="1.76114841559648" calcext:value-type="float">
            <text:p>1.76114841559648</text:p>
          </table:table-cell>
          <table:table-cell table:formula="of:=[.A78]*0.987+[.B78]*-0.1+1" office:value-type="float" office:value="89.9418793111041" calcext:value-type="float">
            <text:p>89.9418793111041</text:p>
          </table:table-cell>
        </table:table-row>
        <table:table-row table:style-name="ro1">
          <table:table-cell table:formula="of:=RAND()*100" office:value-type="float" office:value="97.4070397934636" calcext:value-type="float">
            <text:p>97.4070397934636</text:p>
          </table:table-cell>
          <table:table-cell table:formula="of:=RAND()*100" office:value-type="float" office:value="89.3085592410593" calcext:value-type="float">
            <text:p>89.3085592410593</text:p>
          </table:table-cell>
          <table:table-cell table:formula="of:=[.A79]*0.987+[.B79]*-0.1+1" office:value-type="float" office:value="88.2098923520426" calcext:value-type="float">
            <text:p>88.2098923520426</text:p>
          </table:table-cell>
        </table:table-row>
        <table:table-row table:style-name="ro1">
          <table:table-cell table:formula="of:=RAND()*100" office:value-type="float" office:value="8.11377566708348" calcext:value-type="float">
            <text:p>8.11377566708348</text:p>
          </table:table-cell>
          <table:table-cell table:formula="of:=RAND()*100" office:value-type="float" office:value="69.5959465339507" calcext:value-type="float">
            <text:p>69.5959465339507</text:p>
          </table:table-cell>
          <table:table-cell table:formula="of:=[.A80]*0.987+[.B80]*-0.1+1" office:value-type="float" office:value="2.04870193001633" calcext:value-type="float">
            <text:p>2.04870193001633</text:p>
          </table:table-cell>
        </table:table-row>
        <table:table-row table:style-name="ro1">
          <table:table-cell table:formula="of:=RAND()*100" office:value-type="float" office:value="41.3943228999426" calcext:value-type="float">
            <text:p>41.3943228999426</text:p>
          </table:table-cell>
          <table:table-cell table:formula="of:=RAND()*100" office:value-type="float" office:value="8.20878895646207" calcext:value-type="float">
            <text:p>8.20878895646207</text:p>
          </table:table-cell>
          <table:table-cell table:formula="of:=[.A81]*0.987+[.B81]*-0.1+1" office:value-type="float" office:value="41.0353178065972" calcext:value-type="float">
            <text:p>41.0353178065972</text:p>
          </table:table-cell>
        </table:table-row>
        <table:table-row table:style-name="ro1">
          <table:table-cell table:formula="of:=RAND()*100" office:value-type="float" office:value="93.0458888519571" calcext:value-type="float">
            <text:p>93.0458888519571</text:p>
          </table:table-cell>
          <table:table-cell table:formula="of:=RAND()*100" office:value-type="float" office:value="64.4017385166478" calcext:value-type="float">
            <text:p>64.4017385166478</text:p>
          </table:table-cell>
          <table:table-cell table:formula="of:=[.A82]*0.987+[.B82]*-0.1+1" office:value-type="float" office:value="86.3961184452169" calcext:value-type="float">
            <text:p>86.3961184452169</text:p>
          </table:table-cell>
        </table:table-row>
        <table:table-row table:style-name="ro1">
          <table:table-cell table:formula="of:=RAND()*100" office:value-type="float" office:value="65.3396201154821" calcext:value-type="float">
            <text:p>65.3396201154821</text:p>
          </table:table-cell>
          <table:table-cell table:formula="of:=RAND()*100" office:value-type="float" office:value="95.9101167754752" calcext:value-type="float">
            <text:p>95.9101167754752</text:p>
          </table:table-cell>
          <table:table-cell table:formula="of:=[.A83]*0.987+[.B83]*-0.1+1" office:value-type="float" office:value="55.8991933764334" calcext:value-type="float">
            <text:p>55.8991933764334</text:p>
          </table:table-cell>
        </table:table-row>
        <table:table-row table:style-name="ro1">
          <table:table-cell table:formula="of:=RAND()*100" office:value-type="float" office:value="23.226078407276" calcext:value-type="float">
            <text:p>23.226078407276</text:p>
          </table:table-cell>
          <table:table-cell table:formula="of:=RAND()*100" office:value-type="float" office:value="79.8951575381271" calcext:value-type="float">
            <text:p>79.8951575381271</text:p>
          </table:table-cell>
          <table:table-cell table:formula="of:=[.A84]*0.987+[.B84]*-0.1+1" office:value-type="float" office:value="15.9346236341687" calcext:value-type="float">
            <text:p>15.9346236341687</text:p>
          </table:table-cell>
        </table:table-row>
        <table:table-row table:style-name="ro1">
          <table:table-cell table:formula="of:=RAND()*100" office:value-type="float" office:value="23.9311686667914" calcext:value-type="float">
            <text:p>23.9311686667914</text:p>
          </table:table-cell>
          <table:table-cell table:formula="of:=RAND()*100" office:value-type="float" office:value="63.146459404118" calcext:value-type="float">
            <text:p>63.146459404118</text:p>
          </table:table-cell>
          <table:table-cell table:formula="of:=[.A85]*0.987+[.B85]*-0.1+1" office:value-type="float" office:value="18.3054175337113" calcext:value-type="float">
            <text:p>18.3054175337113</text:p>
          </table:table-cell>
        </table:table-row>
        <table:table-row table:style-name="ro1">
          <table:table-cell table:formula="of:=RAND()*100" office:value-type="float" office:value="10.0455045060941" calcext:value-type="float">
            <text:p>10.0455045060941</text:p>
          </table:table-cell>
          <table:table-cell table:formula="of:=RAND()*100" office:value-type="float" office:value="81.9687266136833" calcext:value-type="float">
            <text:p>81.9687266136833</text:p>
          </table:table-cell>
          <table:table-cell table:formula="of:=[.A86]*0.987+[.B86]*-0.1+1" office:value-type="float" office:value="2.71804028614654" calcext:value-type="float">
            <text:p>2.71804028614654</text:p>
          </table:table-cell>
        </table:table-row>
        <table:table-row table:style-name="ro1">
          <table:table-cell table:formula="of:=RAND()*100" office:value-type="float" office:value="7.47560379458632" calcext:value-type="float">
            <text:p>7.47560379458632</text:p>
          </table:table-cell>
          <table:table-cell table:formula="of:=RAND()*100" office:value-type="float" office:value="93.7035495404673" calcext:value-type="float">
            <text:p>93.7035495404673</text:p>
          </table:table-cell>
          <table:table-cell table:formula="of:=[.A87]*0.987+[.B87]*-0.1+1" office:value-type="float" office:value="-0.991934008790036" calcext:value-type="float">
            <text:p>-0.991934008790036</text:p>
          </table:table-cell>
        </table:table-row>
        <table:table-row table:style-name="ro1">
          <table:table-cell table:formula="of:=RAND()*100" office:value-type="float" office:value="45.8624618278666" calcext:value-type="float">
            <text:p>45.8624618278666</text:p>
          </table:table-cell>
          <table:table-cell table:formula="of:=RAND()*100" office:value-type="float" office:value="34.8527719388764" calcext:value-type="float">
            <text:p>34.8527719388764</text:p>
          </table:table-cell>
          <table:table-cell table:formula="of:=[.A88]*0.987+[.B88]*-0.1+1" office:value-type="float" office:value="42.7809726302167" calcext:value-type="float">
            <text:p>42.7809726302167</text:p>
          </table:table-cell>
        </table:table-row>
        <table:table-row table:style-name="ro1">
          <table:table-cell table:formula="of:=RAND()*100" office:value-type="float" office:value="11.0090345530253" calcext:value-type="float">
            <text:p>11.0090345530253</text:p>
          </table:table-cell>
          <table:table-cell table:formula="of:=RAND()*100" office:value-type="float" office:value="1.980169388203" calcext:value-type="float">
            <text:p>1.980169388203</text:p>
          </table:table-cell>
          <table:table-cell table:formula="of:=[.A89]*0.987+[.B89]*-0.1+1" office:value-type="float" office:value="11.6679001650156" calcext:value-type="float">
            <text:p>11.6679001650156</text:p>
          </table:table-cell>
        </table:table-row>
        <table:table-row table:style-name="ro1">
          <table:table-cell table:formula="of:=RAND()*100" office:value-type="float" office:value="12.2478077402243" calcext:value-type="float">
            <text:p>12.2478077402243</text:p>
          </table:table-cell>
          <table:table-cell table:formula="of:=RAND()*100" office:value-type="float" office:value="93.8788632994186" calcext:value-type="float">
            <text:p>93.8788632994186</text:p>
          </table:table-cell>
          <table:table-cell table:formula="of:=[.A90]*0.987+[.B90]*-0.1+1" office:value-type="float" office:value="3.70069990965954" calcext:value-type="float">
            <text:p>3.70069990965954</text:p>
          </table:table-cell>
        </table:table-row>
        <table:table-row table:style-name="ro1">
          <table:table-cell table:formula="of:=RAND()*100" office:value-type="float" office:value="30.5608176871671" calcext:value-type="float">
            <text:p>30.5608176871671</text:p>
          </table:table-cell>
          <table:table-cell table:formula="of:=RAND()*100" office:value-type="float" office:value="59.1218036293972" calcext:value-type="float">
            <text:p>59.1218036293972</text:p>
          </table:table-cell>
          <table:table-cell table:formula="of:=[.A91]*0.987+[.B91]*-0.1+1" office:value-type="float" office:value="25.2513466942942" calcext:value-type="float">
            <text:p>25.2513466942942</text:p>
          </table:table-cell>
        </table:table-row>
        <table:table-row table:style-name="ro1">
          <table:table-cell table:formula="of:=RAND()*100" office:value-type="float" office:value="53.3663433258362" calcext:value-type="float">
            <text:p>53.3663433258362</text:p>
          </table:table-cell>
          <table:table-cell table:formula="of:=RAND()*100" office:value-type="float" office:value="71.7788529670216" calcext:value-type="float">
            <text:p>71.7788529670216</text:p>
          </table:table-cell>
          <table:table-cell table:formula="of:=[.A92]*0.987+[.B92]*-0.1+1" office:value-type="float" office:value="46.4946955658982" calcext:value-type="float">
            <text:p>46.4946955658982</text:p>
          </table:table-cell>
        </table:table-row>
        <table:table-row table:style-name="ro1">
          <table:table-cell table:formula="of:=RAND()*100" office:value-type="float" office:value="1.92834537233311" calcext:value-type="float">
            <text:p>1.92834537233311</text:p>
          </table:table-cell>
          <table:table-cell table:formula="of:=RAND()*100" office:value-type="float" office:value="68.0574715546397" calcext:value-type="float">
            <text:p>68.0574715546397</text:p>
          </table:table-cell>
          <table:table-cell table:formula="of:=[.A93]*0.987+[.B93]*-0.1+1" office:value-type="float" office:value="-3.90247027297119" calcext:value-type="float">
            <text:p>-3.90247027297119</text:p>
          </table:table-cell>
        </table:table-row>
        <table:table-row table:style-name="ro1">
          <table:table-cell table:formula="of:=RAND()*100" office:value-type="float" office:value="83.330654853431" calcext:value-type="float">
            <text:p>83.330654853431</text:p>
          </table:table-cell>
          <table:table-cell table:formula="of:=RAND()*100" office:value-type="float" office:value="88.7486054986621" calcext:value-type="float">
            <text:p>88.7486054986621</text:p>
          </table:table-cell>
          <table:table-cell table:formula="of:=[.A94]*0.987+[.B94]*-0.1+1" office:value-type="float" office:value="74.3724957904702" calcext:value-type="float">
            <text:p>74.3724957904702</text:p>
          </table:table-cell>
        </table:table-row>
        <table:table-row table:style-name="ro1">
          <table:table-cell table:formula="of:=RAND()*100" office:value-type="float" office:value="11.815406191133" calcext:value-type="float">
            <text:p>11.815406191133</text:p>
          </table:table-cell>
          <table:table-cell table:formula="of:=RAND()*100" office:value-type="float" office:value="18.5710607412871" calcext:value-type="float">
            <text:p>18.5710607412871</text:p>
          </table:table-cell>
          <table:table-cell table:formula="of:=[.A95]*0.987+[.B95]*-0.1+1" office:value-type="float" office:value="10.8046998365195" calcext:value-type="float">
            <text:p>10.8046998365195</text:p>
          </table:table-cell>
        </table:table-row>
        <table:table-row table:style-name="ro1">
          <table:table-cell table:formula="of:=RAND()*100" office:value-type="float" office:value="42.0742230491203" calcext:value-type="float">
            <text:p>42.0742230491203</text:p>
          </table:table-cell>
          <table:table-cell table:formula="of:=RAND()*100" office:value-type="float" office:value="7.21088369016411" calcext:value-type="float">
            <text:p>7.21088369016411</text:p>
          </table:table-cell>
          <table:table-cell table:formula="of:=[.A96]*0.987+[.B96]*-0.1+1" office:value-type="float" office:value="41.8061697804653" calcext:value-type="float">
            <text:p>41.8061697804653</text:p>
          </table:table-cell>
        </table:table-row>
        <table:table-row table:style-name="ro1">
          <table:table-cell table:formula="of:=RAND()*100" office:value-type="float" office:value="14.8554176265734" calcext:value-type="float">
            <text:p>14.8554176265734</text:p>
          </table:table-cell>
          <table:table-cell table:formula="of:=RAND()*100" office:value-type="float" office:value="20.3202488116421" calcext:value-type="float">
            <text:p>20.3202488116421</text:p>
          </table:table-cell>
          <table:table-cell table:formula="of:=[.A97]*0.987+[.B97]*-0.1+1" office:value-type="float" office:value="13.6302723162637" calcext:value-type="float">
            <text:p>13.6302723162637</text:p>
          </table:table-cell>
        </table:table-row>
        <table:table-row table:style-name="ro1">
          <table:table-cell table:formula="of:=RAND()*100" office:value-type="float" office:value="25.5815226436245" calcext:value-type="float">
            <text:p>25.5815226436245</text:p>
          </table:table-cell>
          <table:table-cell table:formula="of:=RAND()*100" office:value-type="float" office:value="88.5491159072299" calcext:value-type="float">
            <text:p>88.5491159072299</text:p>
          </table:table-cell>
          <table:table-cell table:formula="of:=[.A98]*0.987+[.B98]*-0.1+1" office:value-type="float" office:value="17.3940512585344" calcext:value-type="float">
            <text:p>17.3940512585344</text:p>
          </table:table-cell>
        </table:table-row>
        <table:table-row table:style-name="ro1">
          <table:table-cell table:formula="of:=RAND()*100" office:value-type="float" office:value="42.800697574558" calcext:value-type="float">
            <text:p>42.800697574558</text:p>
          </table:table-cell>
          <table:table-cell table:formula="of:=RAND()*100" office:value-type="float" office:value="8.94591644769341" calcext:value-type="float">
            <text:p>8.94591644769341</text:p>
          </table:table-cell>
          <table:table-cell table:formula="of:=[.A99]*0.987+[.B99]*-0.1+1" office:value-type="float" office:value="42.3496968613194" calcext:value-type="float">
            <text:p>42.3496968613194</text:p>
          </table:table-cell>
        </table:table-row>
        <table:table-row table:style-name="ro1">
          <table:table-cell table:formula="of:=RAND()*100" office:value-type="float" office:value="95.6949398761714" calcext:value-type="float">
            <text:p>95.6949398761714</text:p>
          </table:table-cell>
          <table:table-cell table:formula="of:=RAND()*100" office:value-type="float" office:value="64.3837945368015" calcext:value-type="float">
            <text:p>64.3837945368015</text:p>
          </table:table-cell>
          <table:table-cell table:formula="of:=[.A100]*0.987+[.B100]*-0.1+1" office:value-type="float" office:value="89.012526204101" calcext:value-type="float">
            <text:p>89.012526204101</text:p>
          </table:table-cell>
        </table:table-row>
        <table:table-row table:style-name="ro1">
          <table:table-cell table:formula="of:=RAND()*100" office:value-type="float" office:value="5.24552873301974" calcext:value-type="float">
            <text:p>5.24552873301974</text:p>
          </table:table-cell>
          <table:table-cell table:formula="of:=RAND()*100" office:value-type="float" office:value="63.8626730126485" calcext:value-type="float">
            <text:p>63.8626730126485</text:p>
          </table:table-cell>
          <table:table-cell table:formula="of:=[.A101]*0.987+[.B101]*-0.1+1" office:value-type="float" office:value="-0.208930441774369" calcext:value-type="float">
            <text:p>-0.208930441774369</text:p>
          </table:table-cell>
        </table:table-row>
        <table:table-row table:style-name="ro1">
          <table:table-cell table:formula="of:=RAND()*100" office:value-type="float" office:value="94.9348702482524" calcext:value-type="float">
            <text:p>94.9348702482524</text:p>
          </table:table-cell>
          <table:table-cell table:formula="of:=RAND()*100" office:value-type="float" office:value="62.2049998079049" calcext:value-type="float">
            <text:p>62.2049998079049</text:p>
          </table:table-cell>
          <table:table-cell table:formula="of:=[.A102]*0.987+[.B102]*-0.1+1" office:value-type="float" office:value="88.4802169542346" calcext:value-type="float">
            <text:p>88.4802169542346</text:p>
          </table:table-cell>
        </table:table-row>
        <table:table-row table:style-name="ro1">
          <table:table-cell table:formula="of:=RAND()*100" office:value-type="float" office:value="64.7014790076458" calcext:value-type="float">
            <text:p>64.7014790076458</text:p>
          </table:table-cell>
          <table:table-cell table:formula="of:=RAND()*100" office:value-type="float" office:value="6.18543171172965" calcext:value-type="float">
            <text:p>6.18543171172965</text:p>
          </table:table-cell>
          <table:table-cell table:formula="of:=[.A103]*0.987+[.B103]*-0.1+1" office:value-type="float" office:value="64.2418166093735" calcext:value-type="float">
            <text:p>64.2418166093735</text:p>
          </table:table-cell>
        </table:table-row>
        <table:table-row table:style-name="ro1">
          <table:table-cell table:formula="of:=RAND()*100" office:value-type="float" office:value="50.5960316806571" calcext:value-type="float">
            <text:p>50.5960316806571</text:p>
          </table:table-cell>
          <table:table-cell table:formula="of:=RAND()*100" office:value-type="float" office:value="77.0480940416479" calcext:value-type="float">
            <text:p>77.0480940416479</text:p>
          </table:table-cell>
          <table:table-cell table:formula="of:=[.A104]*0.987+[.B104]*-0.1+1" office:value-type="float" office:value="43.2334738646437" calcext:value-type="float">
            <text:p>43.2334738646437</text:p>
          </table:table-cell>
        </table:table-row>
        <table:table-row table:style-name="ro1">
          <table:table-cell table:formula="of:=RAND()*100" office:value-type="float" office:value="91.8750855301302" calcext:value-type="float">
            <text:p>91.8750855301302</text:p>
          </table:table-cell>
          <table:table-cell table:formula="of:=RAND()*100" office:value-type="float" office:value="56.6256489626147" calcext:value-type="float">
            <text:p>56.6256489626147</text:p>
          </table:table-cell>
          <table:table-cell table:formula="of:=[.A105]*0.987+[.B105]*-0.1+1" office:value-type="float" office:value="86.018144521977" calcext:value-type="float">
            <text:p>86.018144521977</text:p>
          </table:table-cell>
        </table:table-row>
        <table:table-row table:style-name="ro1">
          <table:table-cell table:formula="of:=RAND()*100" office:value-type="float" office:value="60.9962713387005" calcext:value-type="float">
            <text:p>60.9962713387005</text:p>
          </table:table-cell>
          <table:table-cell table:formula="of:=RAND()*100" office:value-type="float" office:value="34.3202363272471" calcext:value-type="float">
            <text:p>34.3202363272471</text:p>
          </table:table-cell>
          <table:table-cell table:formula="of:=[.A106]*0.987+[.B106]*-0.1+1" office:value-type="float" office:value="57.7712961785727" calcext:value-type="float">
            <text:p>57.7712961785727</text:p>
          </table:table-cell>
        </table:table-row>
        <table:table-row table:style-name="ro1">
          <table:table-cell table:formula="of:=RAND()*100" office:value-type="float" office:value="29.6528918906076" calcext:value-type="float">
            <text:p>29.6528918906076</text:p>
          </table:table-cell>
          <table:table-cell table:formula="of:=RAND()*100" office:value-type="float" office:value="89.1452182862999" calcext:value-type="float">
            <text:p>89.1452182862999</text:p>
          </table:table-cell>
          <table:table-cell table:formula="of:=[.A107]*0.987+[.B107]*-0.1+1" office:value-type="float" office:value="21.3528824673997" calcext:value-type="float">
            <text:p>21.3528824673997</text:p>
          </table:table-cell>
        </table:table-row>
        <table:table-row table:style-name="ro1">
          <table:table-cell table:formula="of:=RAND()*100" office:value-type="float" office:value="63.602164707458" calcext:value-type="float">
            <text:p>63.602164707458</text:p>
          </table:table-cell>
          <table:table-cell table:formula="of:=RAND()*100" office:value-type="float" office:value="98.6336760714724" calcext:value-type="float">
            <text:p>98.6336760714724</text:p>
          </table:table-cell>
          <table:table-cell table:formula="of:=[.A108]*0.987+[.B108]*-0.1+1" office:value-type="float" office:value="53.9119689591138" calcext:value-type="float">
            <text:p>53.9119689591138</text:p>
          </table:table-cell>
        </table:table-row>
        <table:table-row table:style-name="ro1">
          <table:table-cell table:formula="of:=RAND()*100" office:value-type="float" office:value="20.4865078153461" calcext:value-type="float">
            <text:p>20.4865078153461</text:p>
          </table:table-cell>
          <table:table-cell table:formula="of:=RAND()*100" office:value-type="float" office:value="96.7440308503492" calcext:value-type="float">
            <text:p>96.7440308503492</text:p>
          </table:table-cell>
          <table:table-cell table:formula="of:=[.A109]*0.987+[.B109]*-0.1+1" office:value-type="float" office:value="11.5457801287117" calcext:value-type="float">
            <text:p>11.5457801287117</text:p>
          </table:table-cell>
        </table:table-row>
        <table:table-row table:style-name="ro1">
          <table:table-cell table:formula="of:=RAND()*100" office:value-type="float" office:value="84.6025958667234" calcext:value-type="float">
            <text:p>84.6025958667234</text:p>
          </table:table-cell>
          <table:table-cell table:formula="of:=RAND()*100" office:value-type="float" office:value="62.6221591874796" calcext:value-type="float">
            <text:p>62.6221591874796</text:p>
          </table:table-cell>
          <table:table-cell table:formula="of:=[.A110]*0.987+[.B110]*-0.1+1" office:value-type="float" office:value="78.240546201708" calcext:value-type="float">
            <text:p>78.240546201708</text:p>
          </table:table-cell>
        </table:table-row>
        <table:table-row table:style-name="ro1">
          <table:table-cell table:formula="of:=RAND()*100" office:value-type="float" office:value="9.80789836751408" calcext:value-type="float">
            <text:p>9.80789836751408</text:p>
          </table:table-cell>
          <table:table-cell table:formula="of:=RAND()*100" office:value-type="float" office:value="39.6116894331375" calcext:value-type="float">
            <text:p>39.6116894331375</text:p>
          </table:table-cell>
          <table:table-cell table:formula="of:=[.A111]*0.987+[.B111]*-0.1+1" office:value-type="float" office:value="6.71922674542265" calcext:value-type="float">
            <text:p>6.71922674542265</text:p>
          </table:table-cell>
        </table:table-row>
        <table:table-row table:style-name="ro1">
          <table:table-cell table:formula="of:=RAND()*100" office:value-type="float" office:value="4.20473575157355" calcext:value-type="float">
            <text:p>4.20473575157355</text:p>
          </table:table-cell>
          <table:table-cell table:formula="of:=RAND()*100" office:value-type="float" office:value="32.0614647579606" calcext:value-type="float">
            <text:p>32.0614647579606</text:p>
          </table:table-cell>
          <table:table-cell table:formula="of:=[.A112]*0.987+[.B112]*-0.1+1" office:value-type="float" office:value="1.94392771100703" calcext:value-type="float">
            <text:p>1.94392771100703</text:p>
          </table:table-cell>
        </table:table-row>
        <table:table-row table:style-name="ro1">
          <table:table-cell table:formula="of:=RAND()*100" office:value-type="float" office:value="61.3213740693695" calcext:value-type="float">
            <text:p>61.3213740693695</text:p>
          </table:table-cell>
          <table:table-cell table:formula="of:=RAND()*100" office:value-type="float" office:value="77.1509729520226" calcext:value-type="float">
            <text:p>77.1509729520226</text:p>
          </table:table-cell>
          <table:table-cell table:formula="of:=[.A113]*0.987+[.B113]*-0.1+1" office:value-type="float" office:value="53.8090989112654" calcext:value-type="float">
            <text:p>53.8090989112654</text:p>
          </table:table-cell>
        </table:table-row>
        <table:table-row table:style-name="ro1">
          <table:table-cell table:formula="of:=RAND()*100" office:value-type="float" office:value="76.7295996581038" calcext:value-type="float">
            <text:p>76.7295996581038</text:p>
          </table:table-cell>
          <table:table-cell table:formula="of:=RAND()*100" office:value-type="float" office:value="1.74051013415103" calcext:value-type="float">
            <text:p>1.74051013415103</text:p>
          </table:table-cell>
          <table:table-cell table:formula="of:=[.A114]*0.987+[.B114]*-0.1+1" office:value-type="float" office:value="76.5580638491334" calcext:value-type="float">
            <text:p>76.5580638491334</text:p>
          </table:table-cell>
        </table:table-row>
        <table:table-row table:style-name="ro1">
          <table:table-cell table:formula="of:=RAND()*100" office:value-type="float" office:value="31.2087984579124" calcext:value-type="float">
            <text:p>31.2087984579124</text:p>
          </table:table-cell>
          <table:table-cell table:formula="of:=RAND()*100" office:value-type="float" office:value="63.6386128150075" calcext:value-type="float">
            <text:p>63.6386128150075</text:p>
          </table:table-cell>
          <table:table-cell table:formula="of:=[.A115]*0.987+[.B115]*-0.1+1" office:value-type="float" office:value="25.4392227964587" calcext:value-type="float">
            <text:p>25.4392227964587</text:p>
          </table:table-cell>
        </table:table-row>
        <table:table-row table:style-name="ro1">
          <table:table-cell table:formula="of:=RAND()*100" office:value-type="float" office:value="17.1282907527123" calcext:value-type="float">
            <text:p>17.1282907527123</text:p>
          </table:table-cell>
          <table:table-cell table:formula="of:=RAND()*100" office:value-type="float" office:value="13.3812797328857" calcext:value-type="float">
            <text:p>13.3812797328857</text:p>
          </table:table-cell>
          <table:table-cell table:formula="of:=[.A116]*0.987+[.B116]*-0.1+1" office:value-type="float" office:value="16.5674949996385" calcext:value-type="float">
            <text:p>16.5674949996385</text:p>
          </table:table-cell>
        </table:table-row>
        <table:table-row table:style-name="ro1">
          <table:table-cell table:formula="of:=RAND()*100" office:value-type="float" office:value="56.2536361336446" calcext:value-type="float">
            <text:p>56.2536361336446</text:p>
          </table:table-cell>
          <table:table-cell table:formula="of:=RAND()*100" office:value-type="float" office:value="45.0137549713396" calcext:value-type="float">
            <text:p>45.0137549713396</text:p>
          </table:table-cell>
          <table:table-cell table:formula="of:=[.A117]*0.987+[.B117]*-0.1+1" office:value-type="float" office:value="52.0209633667733" calcext:value-type="float">
            <text:p>52.0209633667733</text:p>
          </table:table-cell>
        </table:table-row>
        <table:table-row table:style-name="ro1">
          <table:table-cell table:formula="of:=RAND()*100" office:value-type="float" office:value="28.2068357856955" calcext:value-type="float">
            <text:p>28.2068357856955</text:p>
          </table:table-cell>
          <table:table-cell table:formula="of:=RAND()*100" office:value-type="float" office:value="95.07775574138" calcext:value-type="float">
            <text:p>95.07775574138</text:p>
          </table:table-cell>
          <table:table-cell table:formula="of:=[.A118]*0.987+[.B118]*-0.1+1" office:value-type="float" office:value="19.3323713463435" calcext:value-type="float">
            <text:p>19.3323713463435</text:p>
          </table:table-cell>
        </table:table-row>
        <table:table-row table:style-name="ro1">
          <table:table-cell table:formula="of:=RAND()*100" office:value-type="float" office:value="36.7811404535705" calcext:value-type="float">
            <text:p>36.7811404535705</text:p>
          </table:table-cell>
          <table:table-cell table:formula="of:=RAND()*100" office:value-type="float" office:value="87.3616000788858" calcext:value-type="float">
            <text:p>87.3616000788858</text:p>
          </table:table-cell>
          <table:table-cell table:formula="of:=[.A119]*0.987+[.B119]*-0.1+1" office:value-type="float" office:value="28.5668256197855" calcext:value-type="float">
            <text:p>28.5668256197855</text:p>
          </table:table-cell>
        </table:table-row>
        <table:table-row table:style-name="ro1">
          <table:table-cell table:formula="of:=RAND()*100" office:value-type="float" office:value="27.7639231455796" calcext:value-type="float">
            <text:p>27.7639231455796</text:p>
          </table:table-cell>
          <table:table-cell table:formula="of:=RAND()*100" office:value-type="float" office:value="78.7392178779981" calcext:value-type="float">
            <text:p>78.7392178779981</text:p>
          </table:table-cell>
          <table:table-cell table:formula="of:=[.A120]*0.987+[.B120]*-0.1+1" office:value-type="float" office:value="20.5290703568872" calcext:value-type="float">
            <text:p>20.5290703568872</text:p>
          </table:table-cell>
        </table:table-row>
        <table:table-row table:style-name="ro1">
          <table:table-cell table:formula="of:=RAND()*100" office:value-type="float" office:value="13.6271259329191" calcext:value-type="float">
            <text:p>13.6271259329191</text:p>
          </table:table-cell>
          <table:table-cell table:formula="of:=RAND()*100" office:value-type="float" office:value="23.0448505324515" calcext:value-type="float">
            <text:p>23.0448505324515</text:p>
          </table:table-cell>
          <table:table-cell table:formula="of:=[.A121]*0.987+[.B121]*-0.1+1" office:value-type="float" office:value="12.145488242546" calcext:value-type="float">
            <text:p>12.145488242546</text:p>
          </table:table-cell>
        </table:table-row>
        <table:table-row table:style-name="ro1">
          <table:table-cell table:formula="of:=RAND()*100" office:value-type="float" office:value="45.030077865712" calcext:value-type="float">
            <text:p>45.030077865712</text:p>
          </table:table-cell>
          <table:table-cell table:formula="of:=RAND()*100" office:value-type="float" office:value="90.6411458497216" calcext:value-type="float">
            <text:p>90.6411458497216</text:p>
          </table:table-cell>
          <table:table-cell table:formula="of:=[.A122]*0.987+[.B122]*-0.1+1" office:value-type="float" office:value="36.3805722684855" calcext:value-type="float">
            <text:p>36.3805722684855</text:p>
          </table:table-cell>
        </table:table-row>
        <table:table-row table:style-name="ro1">
          <table:table-cell table:formula="of:=RAND()*100" office:value-type="float" office:value="18.4435430924651" calcext:value-type="float">
            <text:p>18.4435430924651</text:p>
          </table:table-cell>
          <table:table-cell table:formula="of:=RAND()*100" office:value-type="float" office:value="99.5232860653926" calcext:value-type="float">
            <text:p>99.5232860653926</text:p>
          </table:table-cell>
          <table:table-cell table:formula="of:=[.A123]*0.987+[.B123]*-0.1+1" office:value-type="float" office:value="9.2514484257238" calcext:value-type="float">
            <text:p>9.2514484257238</text:p>
          </table:table-cell>
        </table:table-row>
        <table:table-row table:style-name="ro1">
          <table:table-cell table:formula="of:=RAND()*100" office:value-type="float" office:value="40.6216690401288" calcext:value-type="float">
            <text:p>40.6216690401288</text:p>
          </table:table-cell>
          <table:table-cell table:formula="of:=RAND()*100" office:value-type="float" office:value="11.1759901465255" calcext:value-type="float">
            <text:p>11.1759901465255</text:p>
          </table:table-cell>
          <table:table-cell table:formula="of:=[.A124]*0.987+[.B124]*-0.1+1" office:value-type="float" office:value="39.9759883279545" calcext:value-type="float">
            <text:p>39.9759883279545</text:p>
          </table:table-cell>
        </table:table-row>
        <table:table-row table:style-name="ro1">
          <table:table-cell table:formula="of:=RAND()*100" office:value-type="float" office:value="71.3295777680421" calcext:value-type="float">
            <text:p>71.3295777680421</text:p>
          </table:table-cell>
          <table:table-cell table:formula="of:=RAND()*100" office:value-type="float" office:value="89.1170418625131" calcext:value-type="float">
            <text:p>89.1170418625131</text:p>
          </table:table-cell>
          <table:table-cell table:formula="of:=[.A125]*0.987+[.B125]*-0.1+1" office:value-type="float" office:value="62.4905890708063" calcext:value-type="float">
            <text:p>62.4905890708063</text:p>
          </table:table-cell>
        </table:table-row>
        <table:table-row table:style-name="ro1">
          <table:table-cell table:formula="of:=RAND()*100" office:value-type="float" office:value="95.1560559015305" calcext:value-type="float">
            <text:p>95.1560559015305</text:p>
          </table:table-cell>
          <table:table-cell table:formula="of:=RAND()*100" office:value-type="float" office:value="15.6931628230939" calcext:value-type="float">
            <text:p>15.6931628230939</text:p>
          </table:table-cell>
          <table:table-cell table:formula="of:=[.A126]*0.987+[.B126]*-0.1+1" office:value-type="float" office:value="93.3497108925012" calcext:value-type="float">
            <text:p>93.3497108925012</text:p>
          </table:table-cell>
        </table:table-row>
        <table:table-row table:style-name="ro1">
          <table:table-cell table:formula="of:=RAND()*100" office:value-type="float" office:value="98.8665681521352" calcext:value-type="float">
            <text:p>98.8665681521352</text:p>
          </table:table-cell>
          <table:table-cell table:formula="of:=RAND()*100" office:value-type="float" office:value="52.4173721600531" calcext:value-type="float">
            <text:p>52.4173721600531</text:p>
          </table:table-cell>
          <table:table-cell table:formula="of:=[.A127]*0.987+[.B127]*-0.1+1" office:value-type="float" office:value="93.3395655501521" calcext:value-type="float">
            <text:p>93.3395655501521</text:p>
          </table:table-cell>
        </table:table-row>
        <table:table-row table:style-name="ro1">
          <table:table-cell table:formula="of:=RAND()*100" office:value-type="float" office:value="86.1566294064872" calcext:value-type="float">
            <text:p>86.1566294064872</text:p>
          </table:table-cell>
          <table:table-cell table:formula="of:=RAND()*100" office:value-type="float" office:value="0.257456579496957" calcext:value-type="float">
            <text:p>0.257456579496957</text:p>
          </table:table-cell>
          <table:table-cell table:formula="of:=[.A128]*0.987+[.B128]*-0.1+1" office:value-type="float" office:value="86.0108475662531" calcext:value-type="float">
            <text:p>86.0108475662531</text:p>
          </table:table-cell>
        </table:table-row>
        <table:table-row table:style-name="ro1">
          <table:table-cell table:formula="of:=RAND()*100" office:value-type="float" office:value="89.1868615134849" calcext:value-type="float">
            <text:p>89.1868615134849</text:p>
          </table:table-cell>
          <table:table-cell table:formula="of:=RAND()*100" office:value-type="float" office:value="52.268206028544" calcext:value-type="float">
            <text:p>52.268206028544</text:p>
          </table:table-cell>
          <table:table-cell table:formula="of:=[.A129]*0.987+[.B129]*-0.1+1" office:value-type="float" office:value="83.8006117109552" calcext:value-type="float">
            <text:p>83.8006117109552</text:p>
          </table:table-cell>
        </table:table-row>
        <table:table-row table:style-name="ro1">
          <table:table-cell table:formula="of:=RAND()*100" office:value-type="float" office:value="98.8006697910832" calcext:value-type="float">
            <text:p>98.8006697910832</text:p>
          </table:table-cell>
          <table:table-cell table:formula="of:=RAND()*100" office:value-type="float" office:value="63.1169150843141" calcext:value-type="float">
            <text:p>63.1169150843141</text:p>
          </table:table-cell>
          <table:table-cell table:formula="of:=[.A130]*0.987+[.B130]*-0.1+1" office:value-type="float" office:value="92.2045695753677" calcext:value-type="float">
            <text:p>92.2045695753677</text:p>
          </table:table-cell>
        </table:table-row>
        <table:table-row table:style-name="ro1">
          <table:table-cell table:formula="of:=RAND()*100" office:value-type="float" office:value="12.8555233564703" calcext:value-type="float">
            <text:p>12.8555233564703</text:p>
          </table:table-cell>
          <table:table-cell table:formula="of:=RAND()*100" office:value-type="float" office:value="84.0120108567666" calcext:value-type="float">
            <text:p>84.0120108567666</text:p>
          </table:table-cell>
          <table:table-cell table:formula="of:=[.A131]*0.987+[.B131]*-0.1+1" office:value-type="float" office:value="5.28720046715952" calcext:value-type="float">
            <text:p>5.28720046715952</text:p>
          </table:table-cell>
        </table:table-row>
        <table:table-row table:style-name="ro1">
          <table:table-cell table:formula="of:=RAND()*100" office:value-type="float" office:value="64.5570379071667" calcext:value-type="float">
            <text:p>64.5570379071667</text:p>
          </table:table-cell>
          <table:table-cell table:formula="of:=RAND()*100" office:value-type="float" office:value="13.4126111512634" calcext:value-type="float">
            <text:p>13.4126111512634</text:p>
          </table:table-cell>
          <table:table-cell table:formula="of:=[.A132]*0.987+[.B132]*-0.1+1" office:value-type="float" office:value="63.3765352992472" calcext:value-type="float">
            <text:p>63.3765352992472</text:p>
          </table:table-cell>
        </table:table-row>
        <table:table-row table:style-name="ro1">
          <table:table-cell table:formula="of:=RAND()*100" office:value-type="float" office:value="90.3295930927552" calcext:value-type="float">
            <text:p>90.3295930927552</text:p>
          </table:table-cell>
          <table:table-cell table:formula="of:=RAND()*100" office:value-type="float" office:value="74.2817260319122" calcext:value-type="float">
            <text:p>74.2817260319122</text:p>
          </table:table-cell>
          <table:table-cell table:formula="of:=[.A133]*0.987+[.B133]*-0.1+1" office:value-type="float" office:value="82.7271357793581" calcext:value-type="float">
            <text:p>82.7271357793581</text:p>
          </table:table-cell>
        </table:table-row>
        <table:table-row table:style-name="ro1">
          <table:table-cell table:formula="of:=RAND()*100" office:value-type="float" office:value="78.9981485465166" calcext:value-type="float">
            <text:p>78.9981485465166</text:p>
          </table:table-cell>
          <table:table-cell table:formula="of:=RAND()*100" office:value-type="float" office:value="43.5554654515884" calcext:value-type="float">
            <text:p>43.5554654515884</text:p>
          </table:table-cell>
          <table:table-cell table:formula="of:=[.A134]*0.987+[.B134]*-0.1+1" office:value-type="float" office:value="74.615626070253" calcext:value-type="float">
            <text:p>74.615626070253</text:p>
          </table:table-cell>
        </table:table-row>
        <table:table-row table:style-name="ro1">
          <table:table-cell table:formula="of:=RAND()*100" office:value-type="float" office:value="15.7631240629455" calcext:value-type="float">
            <text:p>15.7631240629455</text:p>
          </table:table-cell>
          <table:table-cell table:formula="of:=RAND()*100" office:value-type="float" office:value="38.6642858676487" calcext:value-type="float">
            <text:p>38.6642858676487</text:p>
          </table:table-cell>
          <table:table-cell table:formula="of:=[.A135]*0.987+[.B135]*-0.1+1" office:value-type="float" office:value="12.6917748633623" calcext:value-type="float">
            <text:p>12.6917748633623</text:p>
          </table:table-cell>
        </table:table-row>
        <table:table-row table:style-name="ro1">
          <table:table-cell table:formula="of:=RAND()*100" office:value-type="float" office:value="17.306325162409" calcext:value-type="float">
            <text:p>17.306325162409</text:p>
          </table:table-cell>
          <table:table-cell table:formula="of:=RAND()*100" office:value-type="float" office:value="58.6099597538853" calcext:value-type="float">
            <text:p>58.6099597538853</text:p>
          </table:table-cell>
          <table:table-cell table:formula="of:=[.A136]*0.987+[.B136]*-0.1+1" office:value-type="float" office:value="12.2203469599092" calcext:value-type="float">
            <text:p>12.2203469599092</text:p>
          </table:table-cell>
        </table:table-row>
        <table:table-row table:style-name="ro1">
          <table:table-cell table:formula="of:=RAND()*100" office:value-type="float" office:value="41.4995940610559" calcext:value-type="float">
            <text:p>41.4995940610559</text:p>
          </table:table-cell>
          <table:table-cell table:formula="of:=RAND()*100" office:value-type="float" office:value="13.490161993316" calcext:value-type="float">
            <text:p>13.490161993316</text:p>
          </table:table-cell>
          <table:table-cell table:formula="of:=[.A137]*0.987+[.B137]*-0.1+1" office:value-type="float" office:value="40.6110831389306" calcext:value-type="float">
            <text:p>40.6110831389306</text:p>
          </table:table-cell>
        </table:table-row>
        <table:table-row table:style-name="ro1">
          <table:table-cell table:formula="of:=RAND()*100" office:value-type="float" office:value="1.06651076066068" calcext:value-type="float">
            <text:p>1.06651076066068</text:p>
          </table:table-cell>
          <table:table-cell table:formula="of:=RAND()*100" office:value-type="float" office:value="46.0661727681972" calcext:value-type="float">
            <text:p>46.0661727681972</text:p>
          </table:table-cell>
          <table:table-cell table:formula="of:=[.A138]*0.987+[.B138]*-0.1+1" office:value-type="float" office:value="-2.55397115604763" calcext:value-type="float">
            <text:p>-2.55397115604763</text:p>
          </table:table-cell>
        </table:table-row>
        <table:table-row table:style-name="ro1">
          <table:table-cell table:formula="of:=RAND()*100" office:value-type="float" office:value="15.9476519339283" calcext:value-type="float">
            <text:p>15.9476519339283</text:p>
          </table:table-cell>
          <table:table-cell table:formula="of:=RAND()*100" office:value-type="float" office:value="31.3246136192278" calcext:value-type="float">
            <text:p>31.3246136192278</text:p>
          </table:table-cell>
          <table:table-cell table:formula="of:=[.A139]*0.987+[.B139]*-0.1+1" office:value-type="float" office:value="13.6078710968644" calcext:value-type="float">
            <text:p>13.6078710968644</text:p>
          </table:table-cell>
        </table:table-row>
        <table:table-row table:style-name="ro1">
          <table:table-cell table:formula="of:=RAND()*100" office:value-type="float" office:value="51.1873338141167" calcext:value-type="float">
            <text:p>51.1873338141167</text:p>
          </table:table-cell>
          <table:table-cell table:formula="of:=RAND()*100" office:value-type="float" office:value="20.6823178185718" calcext:value-type="float">
            <text:p>20.6823178185718</text:p>
          </table:table-cell>
          <table:table-cell table:formula="of:=[.A140]*0.987+[.B140]*-0.1+1" office:value-type="float" office:value="49.453666692676" calcext:value-type="float">
            <text:p>49.453666692676</text:p>
          </table:table-cell>
        </table:table-row>
        <table:table-row table:style-name="ro1">
          <table:table-cell table:formula="of:=RAND()*100" office:value-type="float" office:value="48.4719688060719" calcext:value-type="float">
            <text:p>48.4719688060719</text:p>
          </table:table-cell>
          <table:table-cell table:formula="of:=RAND()*100" office:value-type="float" office:value="64.2054869353643" calcext:value-type="float">
            <text:p>64.2054869353643</text:p>
          </table:table-cell>
          <table:table-cell table:formula="of:=[.A141]*0.987+[.B141]*-0.1+1" office:value-type="float" office:value="42.4212845180565" calcext:value-type="float">
            <text:p>42.4212845180565</text:p>
          </table:table-cell>
        </table:table-row>
        <table:table-row table:style-name="ro1">
          <table:table-cell table:formula="of:=RAND()*100" office:value-type="float" office:value="73.0583480205463" calcext:value-type="float">
            <text:p>73.0583480205463</text:p>
          </table:table-cell>
          <table:table-cell table:formula="of:=RAND()*100" office:value-type="float" office:value="71.5122058851966" calcext:value-type="float">
            <text:p>71.5122058851966</text:p>
          </table:table-cell>
          <table:table-cell table:formula="of:=[.A142]*0.987+[.B142]*-0.1+1" office:value-type="float" office:value="65.9573689077596" calcext:value-type="float">
            <text:p>65.9573689077596</text:p>
          </table:table-cell>
        </table:table-row>
        <table:table-row table:style-name="ro1">
          <table:table-cell table:formula="of:=RAND()*100" office:value-type="float" office:value="21.6345579407034" calcext:value-type="float">
            <text:p>21.6345579407034</text:p>
          </table:table-cell>
          <table:table-cell table:formula="of:=RAND()*100" office:value-type="float" office:value="21.7947919213902" calcext:value-type="float">
            <text:p>21.7947919213902</text:p>
          </table:table-cell>
          <table:table-cell table:formula="of:=[.A143]*0.987+[.B143]*-0.1+1" office:value-type="float" office:value="20.1738294953352" calcext:value-type="float">
            <text:p>20.1738294953352</text:p>
          </table:table-cell>
        </table:table-row>
        <table:table-row table:style-name="ro1">
          <table:table-cell table:formula="of:=RAND()*100" office:value-type="float" office:value="91.8709564431235" calcext:value-type="float">
            <text:p>91.8709564431235</text:p>
          </table:table-cell>
          <table:table-cell table:formula="of:=RAND()*100" office:value-type="float" office:value="25.304466396033" calcext:value-type="float">
            <text:p>25.304466396033</text:p>
          </table:table-cell>
          <table:table-cell table:formula="of:=[.A144]*0.987+[.B144]*-0.1+1" office:value-type="float" office:value="89.1461873697596" calcext:value-type="float">
            <text:p>89.1461873697596</text:p>
          </table:table-cell>
        </table:table-row>
        <table:table-row table:style-name="ro1">
          <table:table-cell table:formula="of:=RAND()*100" office:value-type="float" office:value="9.14865642569644" calcext:value-type="float">
            <text:p>9.14865642569644</text:p>
          </table:table-cell>
          <table:table-cell table:formula="of:=RAND()*100" office:value-type="float" office:value="80.9098239414471" calcext:value-type="float">
            <text:p>80.9098239414471</text:p>
          </table:table-cell>
          <table:table-cell table:formula="of:=[.A145]*0.987+[.B145]*-0.1+1" office:value-type="float" office:value="1.93874149801767" calcext:value-type="float">
            <text:p>1.93874149801767</text:p>
          </table:table-cell>
        </table:table-row>
        <table:table-row table:style-name="ro1">
          <table:table-cell table:formula="of:=RAND()*100" office:value-type="float" office:value="96.5609119213871" calcext:value-type="float">
            <text:p>96.5609119213871</text:p>
          </table:table-cell>
          <table:table-cell table:formula="of:=RAND()*100" office:value-type="float" office:value="29.1946670421332" calcext:value-type="float">
            <text:p>29.1946670421332</text:p>
          </table:table-cell>
          <table:table-cell table:formula="of:=[.A146]*0.987+[.B146]*-0.1+1" office:value-type="float" office:value="93.3861533621957" calcext:value-type="float">
            <text:p>93.3861533621957</text:p>
          </table:table-cell>
        </table:table-row>
        <table:table-row table:style-name="ro1">
          <table:table-cell table:formula="of:=RAND()*100" office:value-type="float" office:value="68.806655049095" calcext:value-type="float">
            <text:p>68.806655049095</text:p>
          </table:table-cell>
          <table:table-cell table:formula="of:=RAND()*100" office:value-type="float" office:value="5.38839484313185" calcext:value-type="float">
            <text:p>5.38839484313185</text:p>
          </table:table-cell>
          <table:table-cell table:formula="of:=[.A147]*0.987+[.B147]*-0.1+1" office:value-type="float" office:value="68.3733290491436" calcext:value-type="float">
            <text:p>68.3733290491436</text:p>
          </table:table-cell>
        </table:table-row>
        <table:table-row table:style-name="ro1">
          <table:table-cell table:formula="of:=RAND()*100" office:value-type="float" office:value="64.1047485955003" calcext:value-type="float">
            <text:p>64.1047485955003</text:p>
          </table:table-cell>
          <table:table-cell table:formula="of:=RAND()*100" office:value-type="float" office:value="70.1831882264438" calcext:value-type="float">
            <text:p>70.1831882264438</text:p>
          </table:table-cell>
          <table:table-cell table:formula="of:=[.A148]*0.987+[.B148]*-0.1+1" office:value-type="float" office:value="57.2530680411144" calcext:value-type="float">
            <text:p>57.2530680411144</text:p>
          </table:table-cell>
        </table:table-row>
        <table:table-row table:style-name="ro1">
          <table:table-cell table:formula="of:=RAND()*100" office:value-type="float" office:value="47.7170613797256" calcext:value-type="float">
            <text:p>47.7170613797256</text:p>
          </table:table-cell>
          <table:table-cell table:formula="of:=RAND()*100" office:value-type="float" office:value="95.9346924128093" calcext:value-type="float">
            <text:p>95.9346924128093</text:p>
          </table:table-cell>
          <table:table-cell table:formula="of:=[.A149]*0.987+[.B149]*-0.1+1" office:value-type="float" office:value="38.5032703405082" calcext:value-type="float">
            <text:p>38.5032703405082</text:p>
          </table:table-cell>
        </table:table-row>
        <table:table-row table:style-name="ro1">
          <table:table-cell table:formula="of:=RAND()*100" office:value-type="float" office:value="67.5361244453875" calcext:value-type="float">
            <text:p>67.5361244453875</text:p>
          </table:table-cell>
          <table:table-cell table:formula="of:=RAND()*100" office:value-type="float" office:value="86.7629062836994" calcext:value-type="float">
            <text:p>86.7629062836994</text:p>
          </table:table-cell>
          <table:table-cell table:formula="of:=[.A150]*0.987+[.B150]*-0.1+1" office:value-type="float" office:value="58.9818641992275" calcext:value-type="float">
            <text:p>58.9818641992275</text:p>
          </table:table-cell>
        </table:table-row>
        <table:table-row table:style-name="ro1">
          <table:table-cell table:formula="of:=RAND()*100" office:value-type="float" office:value="22.6147156924465" calcext:value-type="float">
            <text:p>22.6147156924465</text:p>
          </table:table-cell>
          <table:table-cell table:formula="of:=RAND()*100" office:value-type="float" office:value="45.7858670277278" calcext:value-type="float">
            <text:p>45.7858670277278</text:p>
          </table:table-cell>
          <table:table-cell table:formula="of:=[.A151]*0.987+[.B151]*-0.1+1" office:value-type="float" office:value="18.7421376856719" calcext:value-type="float">
            <text:p>18.7421376856719</text:p>
          </table:table-cell>
        </table:table-row>
        <table:table-row table:style-name="ro1">
          <table:table-cell table:formula="of:=RAND()*100" office:value-type="float" office:value="60.9604675686016" calcext:value-type="float">
            <text:p>60.9604675686016</text:p>
          </table:table-cell>
          <table:table-cell table:formula="of:=RAND()*100" office:value-type="float" office:value="79.1657667343046" calcext:value-type="float">
            <text:p>79.1657667343046</text:p>
          </table:table-cell>
          <table:table-cell table:formula="of:=[.A152]*0.987+[.B152]*-0.1+1" office:value-type="float" office:value="53.2514048167793" calcext:value-type="float">
            <text:p>53.2514048167793</text:p>
          </table:table-cell>
        </table:table-row>
        <table:table-row table:style-name="ro1">
          <table:table-cell table:formula="of:=RAND()*100" office:value-type="float" office:value="2.38642258274946" calcext:value-type="float">
            <text:p>2.38642258274946</text:p>
          </table:table-cell>
          <table:table-cell table:formula="of:=RAND()*100" office:value-type="float" office:value="80.6532263431732" calcext:value-type="float">
            <text:p>80.6532263431732</text:p>
          </table:table-cell>
          <table:table-cell table:formula="of:=[.A153]*0.987+[.B153]*-0.1+1" office:value-type="float" office:value="-4.7099235451436" calcext:value-type="float">
            <text:p>-4.7099235451436</text:p>
          </table:table-cell>
        </table:table-row>
        <table:table-row table:style-name="ro1">
          <table:table-cell table:formula="of:=RAND()*100" office:value-type="float" office:value="20.9967132412864" calcext:value-type="float">
            <text:p>20.9967132412864</text:p>
          </table:table-cell>
          <table:table-cell table:formula="of:=RAND()*100" office:value-type="float" office:value="88.975546459961" calcext:value-type="float">
            <text:p>88.975546459961</text:p>
          </table:table-cell>
          <table:table-cell table:formula="of:=[.A154]*0.987+[.B154]*-0.1+1" office:value-type="float" office:value="12.8262013231535" calcext:value-type="float">
            <text:p>12.8262013231535</text:p>
          </table:table-cell>
        </table:table-row>
        <table:table-row table:style-name="ro1">
          <table:table-cell table:formula="of:=RAND()*100" office:value-type="float" office:value="68.9292751632624" calcext:value-type="float">
            <text:p>68.9292751632624</text:p>
          </table:table-cell>
          <table:table-cell table:formula="of:=RAND()*100" office:value-type="float" office:value="65.1637329771751" calcext:value-type="float">
            <text:p>65.1637329771751</text:p>
          </table:table-cell>
          <table:table-cell table:formula="of:=[.A155]*0.987+[.B155]*-0.1+1" office:value-type="float" office:value="62.5168212884225" calcext:value-type="float">
            <text:p>62.5168212884225</text:p>
          </table:table-cell>
        </table:table-row>
        <table:table-row table:style-name="ro1">
          <table:table-cell table:formula="of:=RAND()*100" office:value-type="float" office:value="33.9081241938822" calcext:value-type="float">
            <text:p>33.9081241938822</text:p>
          </table:table-cell>
          <table:table-cell table:formula="of:=RAND()*100" office:value-type="float" office:value="95.3524404865799" calcext:value-type="float">
            <text:p>95.3524404865799</text:p>
          </table:table-cell>
          <table:table-cell table:formula="of:=[.A156]*0.987+[.B156]*-0.1+1" office:value-type="float" office:value="24.9320745307037" calcext:value-type="float">
            <text:p>24.9320745307037</text:p>
          </table:table-cell>
        </table:table-row>
        <table:table-row table:style-name="ro1">
          <table:table-cell table:formula="of:=RAND()*100" office:value-type="float" office:value="49.4287497817939" calcext:value-type="float">
            <text:p>49.4287497817939</text:p>
          </table:table-cell>
          <table:table-cell table:formula="of:=RAND()*100" office:value-type="float" office:value="73.0739271673863" calcext:value-type="float">
            <text:p>73.0739271673863</text:p>
          </table:table-cell>
          <table:table-cell table:formula="of:=[.A157]*0.987+[.B157]*-0.1+1" office:value-type="float" office:value="42.4787833178919" calcext:value-type="float">
            <text:p>42.4787833178919</text:p>
          </table:table-cell>
        </table:table-row>
        <table:table-row table:style-name="ro1">
          <table:table-cell table:formula="of:=RAND()*100" office:value-type="float" office:value="71.2975559914605" calcext:value-type="float">
            <text:p>71.2975559914605</text:p>
          </table:table-cell>
          <table:table-cell table:formula="of:=RAND()*100" office:value-type="float" office:value="19.7430387578524" calcext:value-type="float">
            <text:p>19.7430387578524</text:p>
          </table:table-cell>
          <table:table-cell table:formula="of:=[.A158]*0.987+[.B158]*-0.1+1" office:value-type="float" office:value="69.3963838877862" calcext:value-type="float">
            <text:p>69.3963838877862</text:p>
          </table:table-cell>
        </table:table-row>
        <table:table-row table:style-name="ro1">
          <table:table-cell table:formula="of:=RAND()*100" office:value-type="float" office:value="31.3307463995201" calcext:value-type="float">
            <text:p>31.3307463995201</text:p>
          </table:table-cell>
          <table:table-cell table:formula="of:=RAND()*100" office:value-type="float" office:value="86.4618012949911" calcext:value-type="float">
            <text:p>86.4618012949911</text:p>
          </table:table-cell>
          <table:table-cell table:formula="of:=[.A159]*0.987+[.B159]*-0.1+1" office:value-type="float" office:value="23.2772665668273" calcext:value-type="float">
            <text:p>23.2772665668273</text:p>
          </table:table-cell>
        </table:table-row>
        <table:table-row table:style-name="ro1">
          <table:table-cell table:formula="of:=RAND()*100" office:value-type="float" office:value="94.7290163500845" calcext:value-type="float">
            <text:p>94.7290163500845</text:p>
          </table:table-cell>
          <table:table-cell table:formula="of:=RAND()*100" office:value-type="float" office:value="35.9976662907855" calcext:value-type="float">
            <text:p>35.9976662907855</text:p>
          </table:table-cell>
          <table:table-cell table:formula="of:=[.A160]*0.987+[.B160]*-0.1+1" office:value-type="float" office:value="90.8977725084548" calcext:value-type="float">
            <text:p>90.8977725084548</text:p>
          </table:table-cell>
        </table:table-row>
        <table:table-row table:style-name="ro1">
          <table:table-cell table:formula="of:=RAND()*100" office:value-type="float" office:value="8.70575476984217" calcext:value-type="float">
            <text:p>8.70575476984217</text:p>
          </table:table-cell>
          <table:table-cell table:formula="of:=RAND()*100" office:value-type="float" office:value="93.5088218668659" calcext:value-type="float">
            <text:p>93.5088218668659</text:p>
          </table:table-cell>
          <table:table-cell table:formula="of:=[.A161]*0.987+[.B161]*-0.1+1" office:value-type="float" office:value="0.241697771147635" calcext:value-type="float">
            <text:p>0.241697771147635</text:p>
          </table:table-cell>
        </table:table-row>
        <table:table-row table:style-name="ro1">
          <table:table-cell table:formula="of:=RAND()*100" office:value-type="float" office:value="29.4995160067604" calcext:value-type="float">
            <text:p>29.4995160067604</text:p>
          </table:table-cell>
          <table:table-cell table:formula="of:=RAND()*100" office:value-type="float" office:value="43.174264417054" calcext:value-type="float">
            <text:p>43.174264417054</text:p>
          </table:table-cell>
          <table:table-cell table:formula="of:=[.A162]*0.987+[.B162]*-0.1+1" office:value-type="float" office:value="25.7985958569671" calcext:value-type="float">
            <text:p>25.7985958569671</text:p>
          </table:table-cell>
        </table:table-row>
        <table:table-row table:style-name="ro1">
          <table:table-cell table:formula="of:=RAND()*100" office:value-type="float" office:value="23.8264796004574" calcext:value-type="float">
            <text:p>23.8264796004574</text:p>
          </table:table-cell>
          <table:table-cell table:formula="of:=RAND()*100" office:value-type="float" office:value="36.5406346603681" calcext:value-type="float">
            <text:p>36.5406346603681</text:p>
          </table:table-cell>
          <table:table-cell table:formula="of:=[.A163]*0.987+[.B163]*-0.1+1" office:value-type="float" office:value="20.8626718996147" calcext:value-type="float">
            <text:p>20.8626718996147</text:p>
          </table:table-cell>
        </table:table-row>
        <table:table-row table:style-name="ro1">
          <table:table-cell table:formula="of:=RAND()*100" office:value-type="float" office:value="17.314075967979" calcext:value-type="float">
            <text:p>17.314075967979</text:p>
          </table:table-cell>
          <table:table-cell table:formula="of:=RAND()*100" office:value-type="float" office:value="34.0167830872514" calcext:value-type="float">
            <text:p>34.0167830872514</text:p>
          </table:table-cell>
          <table:table-cell table:formula="of:=[.A164]*0.987+[.B164]*-0.1+1" office:value-type="float" office:value="14.6873146716701" calcext:value-type="float">
            <text:p>14.6873146716701</text:p>
          </table:table-cell>
        </table:table-row>
        <table:table-row table:style-name="ro1">
          <table:table-cell table:formula="of:=RAND()*100" office:value-type="float" office:value="75.6880469751345" calcext:value-type="float">
            <text:p>75.6880469751345</text:p>
          </table:table-cell>
          <table:table-cell table:formula="of:=RAND()*100" office:value-type="float" office:value="48.8810721025784" calcext:value-type="float">
            <text:p>48.8810721025784</text:p>
          </table:table-cell>
          <table:table-cell table:formula="of:=[.A165]*0.987+[.B165]*-0.1+1" office:value-type="float" office:value="70.8159951541999" calcext:value-type="float">
            <text:p>70.8159951541999</text:p>
          </table:table-cell>
        </table:table-row>
        <table:table-row table:style-name="ro1">
          <table:table-cell table:formula="of:=RAND()*100" office:value-type="float" office:value="79.3667705799409" calcext:value-type="float">
            <text:p>79.3667705799409</text:p>
          </table:table-cell>
          <table:table-cell table:formula="of:=RAND()*100" office:value-type="float" office:value="97.5793316002861" calcext:value-type="float">
            <text:p>97.5793316002861</text:p>
          </table:table-cell>
          <table:table-cell table:formula="of:=[.A166]*0.987+[.B166]*-0.1+1" office:value-type="float" office:value="69.5770694023731" calcext:value-type="float">
            <text:p>69.5770694023731</text:p>
          </table:table-cell>
        </table:table-row>
        <table:table-row table:style-name="ro1">
          <table:table-cell table:formula="of:=RAND()*100" office:value-type="float" office:value="41.6937594468758" calcext:value-type="float">
            <text:p>41.6937594468758</text:p>
          </table:table-cell>
          <table:table-cell table:formula="of:=RAND()*100" office:value-type="float" office:value="96.2895244212016" calcext:value-type="float">
            <text:p>96.2895244212016</text:p>
          </table:table-cell>
          <table:table-cell table:formula="of:=[.A167]*0.987+[.B167]*-0.1+1" office:value-type="float" office:value="32.5227881319463" calcext:value-type="float">
            <text:p>32.5227881319463</text:p>
          </table:table-cell>
        </table:table-row>
        <table:table-row table:style-name="ro1">
          <table:table-cell table:formula="of:=RAND()*100" office:value-type="float" office:value="96.4962278748527" calcext:value-type="float">
            <text:p>96.4962278748527</text:p>
          </table:table-cell>
          <table:table-cell table:formula="of:=RAND()*100" office:value-type="float" office:value="76.2517063907551" calcext:value-type="float">
            <text:p>76.2517063907551</text:p>
          </table:table-cell>
          <table:table-cell table:formula="of:=[.A168]*0.987+[.B168]*-0.1+1" office:value-type="float" office:value="88.6166062734041" calcext:value-type="float">
            <text:p>88.6166062734041</text:p>
          </table:table-cell>
        </table:table-row>
        <table:table-row table:style-name="ro1">
          <table:table-cell table:formula="of:=RAND()*100" office:value-type="float" office:value="83.5299364888345" calcext:value-type="float">
            <text:p>83.5299364888345</text:p>
          </table:table-cell>
          <table:table-cell table:formula="of:=RAND()*100" office:value-type="float" office:value="63.2236847859637" calcext:value-type="float">
            <text:p>63.2236847859637</text:p>
          </table:table-cell>
          <table:table-cell table:formula="of:=[.A169]*0.987+[.B169]*-0.1+1" office:value-type="float" office:value="77.1216788358833" calcext:value-type="float">
            <text:p>77.1216788358833</text:p>
          </table:table-cell>
        </table:table-row>
        <table:table-row table:style-name="ro1">
          <table:table-cell table:formula="of:=RAND()*100" office:value-type="float" office:value="93.1273706155634" calcext:value-type="float">
            <text:p>93.1273706155634</text:p>
          </table:table-cell>
          <table:table-cell table:formula="of:=RAND()*100" office:value-type="float" office:value="45.3258899998561" calcext:value-type="float">
            <text:p>45.3258899998561</text:p>
          </table:table-cell>
          <table:table-cell table:formula="of:=[.A170]*0.987+[.B170]*-0.1+1" office:value-type="float" office:value="88.3841257975755" calcext:value-type="float">
            <text:p>88.3841257975755</text:p>
          </table:table-cell>
        </table:table-row>
        <table:table-row table:style-name="ro1">
          <table:table-cell table:formula="of:=RAND()*100" office:value-type="float" office:value="50.8228529788712" calcext:value-type="float">
            <text:p>50.8228529788712</text:p>
          </table:table-cell>
          <table:table-cell table:formula="of:=RAND()*100" office:value-type="float" office:value="10.1487231078837" calcext:value-type="float">
            <text:p>10.1487231078837</text:p>
          </table:table-cell>
          <table:table-cell table:formula="of:=[.A171]*0.987+[.B171]*-0.1+1" office:value-type="float" office:value="50.1472835793575" calcext:value-type="float">
            <text:p>50.1472835793575</text:p>
          </table:table-cell>
        </table:table-row>
        <table:table-row table:style-name="ro1">
          <table:table-cell table:formula="of:=RAND()*100" office:value-type="float" office:value="93.4110737183604" calcext:value-type="float">
            <text:p>93.4110737183604</text:p>
          </table:table-cell>
          <table:table-cell table:formula="of:=RAND()*100" office:value-type="float" office:value="39.6124469673586" calcext:value-type="float">
            <text:p>39.6124469673586</text:p>
          </table:table-cell>
          <table:table-cell table:formula="of:=[.A172]*0.987+[.B172]*-0.1+1" office:value-type="float" office:value="89.2354850632859" calcext:value-type="float">
            <text:p>89.2354850632859</text:p>
          </table:table-cell>
        </table:table-row>
        <table:table-row table:style-name="ro1">
          <table:table-cell table:formula="of:=RAND()*100" office:value-type="float" office:value="25.2757083369027" calcext:value-type="float">
            <text:p>25.2757083369027</text:p>
          </table:table-cell>
          <table:table-cell table:formula="of:=RAND()*100" office:value-type="float" office:value="54.9123375918226" calcext:value-type="float">
            <text:p>54.9123375918226</text:p>
          </table:table-cell>
          <table:table-cell table:formula="of:=[.A173]*0.987+[.B173]*-0.1+1" office:value-type="float" office:value="20.4558903693407" calcext:value-type="float">
            <text:p>20.4558903693407</text:p>
          </table:table-cell>
        </table:table-row>
        <table:table-row table:style-name="ro1">
          <table:table-cell table:formula="of:=RAND()*100" office:value-type="float" office:value="5.56500273819995" calcext:value-type="float">
            <text:p>5.56500273819995</text:p>
          </table:table-cell>
          <table:table-cell table:formula="of:=RAND()*100" office:value-type="float" office:value="44.2048211552064" calcext:value-type="float">
            <text:p>44.2048211552064</text:p>
          </table:table-cell>
          <table:table-cell table:formula="of:=[.A174]*0.987+[.B174]*-0.1+1" office:value-type="float" office:value="2.0721755870827" calcext:value-type="float">
            <text:p>2.0721755870827</text:p>
          </table:table-cell>
        </table:table-row>
        <table:table-row table:style-name="ro1">
          <table:table-cell table:formula="of:=RAND()*100" office:value-type="float" office:value="84.6242186241412" calcext:value-type="float">
            <text:p>84.6242186241412</text:p>
          </table:table-cell>
          <table:table-cell table:formula="of:=RAND()*100" office:value-type="float" office:value="43.3231716690211" calcext:value-type="float">
            <text:p>43.3231716690211</text:p>
          </table:table-cell>
          <table:table-cell table:formula="of:=[.A175]*0.987+[.B175]*-0.1+1" office:value-type="float" office:value="80.1917866151253" calcext:value-type="float">
            <text:p>80.1917866151253</text:p>
          </table:table-cell>
        </table:table-row>
        <table:table-row table:style-name="ro1">
          <table:table-cell table:formula="of:=RAND()*100" office:value-type="float" office:value="83.1491926691335" calcext:value-type="float">
            <text:p>83.1491926691335</text:p>
          </table:table-cell>
          <table:table-cell table:formula="of:=RAND()*100" office:value-type="float" office:value="1.46132959483994" calcext:value-type="float">
            <text:p>1.46132959483994</text:p>
          </table:table-cell>
          <table:table-cell table:formula="of:=[.A176]*0.987+[.B176]*-0.1+1" office:value-type="float" office:value="82.9221202049507" calcext:value-type="float">
            <text:p>82.9221202049507</text:p>
          </table:table-cell>
        </table:table-row>
        <table:table-row table:style-name="ro1">
          <table:table-cell table:formula="of:=RAND()*100" office:value-type="float" office:value="76.7660408480642" calcext:value-type="float">
            <text:p>76.7660408480642</text:p>
          </table:table-cell>
          <table:table-cell table:formula="of:=RAND()*100" office:value-type="float" office:value="88.2586999951048" calcext:value-type="float">
            <text:p>88.2586999951048</text:p>
          </table:table-cell>
          <table:table-cell table:formula="of:=[.A177]*0.987+[.B177]*-0.1+1" office:value-type="float" office:value="67.9422123175289" calcext:value-type="float">
            <text:p>67.9422123175289</text:p>
          </table:table-cell>
        </table:table-row>
        <table:table-row table:style-name="ro1">
          <table:table-cell table:formula="of:=RAND()*100" office:value-type="float" office:value="7.54007023195406" calcext:value-type="float">
            <text:p>7.54007023195406</text:p>
          </table:table-cell>
          <table:table-cell table:formula="of:=RAND()*100" office:value-type="float" office:value="93.1894697818871" calcext:value-type="float">
            <text:p>93.1894697818871</text:p>
          </table:table-cell>
          <table:table-cell table:formula="of:=[.A178]*0.987+[.B178]*-0.1+1" office:value-type="float" office:value="-0.876897659250052" calcext:value-type="float">
            <text:p>-0.876897659250052</text:p>
          </table:table-cell>
        </table:table-row>
        <table:table-row table:style-name="ro1">
          <table:table-cell table:formula="of:=RAND()*100" office:value-type="float" office:value="23.1785041088172" calcext:value-type="float">
            <text:p>23.1785041088172</text:p>
          </table:table-cell>
          <table:table-cell table:formula="of:=RAND()*100" office:value-type="float" office:value="79.4075492412694" calcext:value-type="float">
            <text:p>79.4075492412694</text:p>
          </table:table-cell>
          <table:table-cell table:formula="of:=[.A179]*0.987+[.B179]*-0.1+1" office:value-type="float" office:value="15.9364286312756" calcext:value-type="float">
            <text:p>15.9364286312756</text:p>
          </table:table-cell>
        </table:table-row>
        <table:table-row table:style-name="ro1">
          <table:table-cell table:formula="of:=RAND()*100" office:value-type="float" office:value="89.6767106835142" calcext:value-type="float">
            <text:p>89.6767106835142</text:p>
          </table:table-cell>
          <table:table-cell table:formula="of:=RAND()*100" office:value-type="float" office:value="67.2734051369505" calcext:value-type="float">
            <text:p>67.2734051369505</text:p>
          </table:table-cell>
          <table:table-cell table:formula="of:=[.A180]*0.987+[.B180]*-0.1+1" office:value-type="float" office:value="82.7835729309335" calcext:value-type="float">
            <text:p>82.7835729309335</text:p>
          </table:table-cell>
        </table:table-row>
        <table:table-row table:style-name="ro1">
          <table:table-cell table:formula="of:=RAND()*100" office:value-type="float" office:value="14.1407200628533" calcext:value-type="float">
            <text:p>14.1407200628533</text:p>
          </table:table-cell>
          <table:table-cell table:formula="of:=RAND()*100" office:value-type="float" office:value="16.039604490408" calcext:value-type="float">
            <text:p>16.039604490408</text:p>
          </table:table-cell>
          <table:table-cell table:formula="of:=[.A181]*0.987+[.B181]*-0.1+1" office:value-type="float" office:value="13.3529302529954" calcext:value-type="float">
            <text:p>13.3529302529954</text:p>
          </table:table-cell>
        </table:table-row>
        <table:table-row table:style-name="ro1">
          <table:table-cell table:formula="of:=RAND()*100" office:value-type="float" office:value="99.7665051869024" calcext:value-type="float">
            <text:p>99.7665051869024</text:p>
          </table:table-cell>
          <table:table-cell table:formula="of:=RAND()*100" office:value-type="float" office:value="22.583836358323" calcext:value-type="float">
            <text:p>22.583836358323</text:p>
          </table:table-cell>
          <table:table-cell table:formula="of:=[.A182]*0.987+[.B182]*-0.1+1" office:value-type="float" office:value="97.2111569836404" calcext:value-type="float">
            <text:p>97.2111569836404</text:p>
          </table:table-cell>
        </table:table-row>
        <table:table-row table:style-name="ro1">
          <table:table-cell table:formula="of:=RAND()*100" office:value-type="float" office:value="87.3785256307024" calcext:value-type="float">
            <text:p>87.3785256307024</text:p>
          </table:table-cell>
          <table:table-cell table:formula="of:=RAND()*100" office:value-type="float" office:value="38.0435058792536" calcext:value-type="float">
            <text:p>38.0435058792536</text:p>
          </table:table-cell>
          <table:table-cell table:formula="of:=[.A183]*0.987+[.B183]*-0.1+1" office:value-type="float" office:value="83.4382542095779" calcext:value-type="float">
            <text:p>83.4382542095779</text:p>
          </table:table-cell>
        </table:table-row>
        <table:table-row table:style-name="ro1">
          <table:table-cell table:formula="of:=RAND()*100" office:value-type="float" office:value="26.8168403279787" calcext:value-type="float">
            <text:p>26.8168403279787</text:p>
          </table:table-cell>
          <table:table-cell table:formula="of:=RAND()*100" office:value-type="float" office:value="55.2820225676207" calcext:value-type="float">
            <text:p>55.2820225676207</text:p>
          </table:table-cell>
          <table:table-cell table:formula="of:=[.A184]*0.987+[.B184]*-0.1+1" office:value-type="float" office:value="21.9400191469529" calcext:value-type="float">
            <text:p>21.9400191469529</text:p>
          </table:table-cell>
        </table:table-row>
        <table:table-row table:style-name="ro1">
          <table:table-cell table:formula="of:=RAND()*100" office:value-type="float" office:value="36.4857154537284" calcext:value-type="float">
            <text:p>36.4857154537284</text:p>
          </table:table-cell>
          <table:table-cell table:formula="of:=RAND()*100" office:value-type="float" office:value="50.7743961739072" calcext:value-type="float">
            <text:p>50.7743961739072</text:p>
          </table:table-cell>
          <table:table-cell table:formula="of:=[.A185]*0.987+[.B185]*-0.1+1" office:value-type="float" office:value="31.9339615354392" calcext:value-type="float">
            <text:p>31.9339615354392</text:p>
          </table:table-cell>
        </table:table-row>
        <table:table-row table:style-name="ro1">
          <table:table-cell table:formula="of:=RAND()*100" office:value-type="float" office:value="31.1610698347639" calcext:value-type="float">
            <text:p>31.1610698347639</text:p>
          </table:table-cell>
          <table:table-cell table:formula="of:=RAND()*100" office:value-type="float" office:value="84.6438112039063" calcext:value-type="float">
            <text:p>84.6438112039063</text:p>
          </table:table-cell>
          <table:table-cell table:formula="of:=[.A186]*0.987+[.B186]*-0.1+1" office:value-type="float" office:value="23.2915948065213" calcext:value-type="float">
            <text:p>23.2915948065213</text:p>
          </table:table-cell>
        </table:table-row>
        <table:table-row table:style-name="ro1">
          <table:table-cell table:formula="of:=RAND()*100" office:value-type="float" office:value="82.795229824084" calcext:value-type="float">
            <text:p>82.795229824084</text:p>
          </table:table-cell>
          <table:table-cell table:formula="of:=RAND()*100" office:value-type="float" office:value="84.4814795724413" calcext:value-type="float">
            <text:p>84.4814795724413</text:p>
          </table:table-cell>
          <table:table-cell table:formula="of:=[.A187]*0.987+[.B187]*-0.1+1" office:value-type="float" office:value="74.2707438791267" calcext:value-type="float">
            <text:p>74.2707438791267</text:p>
          </table:table-cell>
        </table:table-row>
        <table:table-row table:style-name="ro1">
          <table:table-cell table:formula="of:=RAND()*100" office:value-type="float" office:value="32.5613764293579" calcext:value-type="float">
            <text:p>32.5613764293579</text:p>
          </table:table-cell>
          <table:table-cell table:formula="of:=RAND()*100" office:value-type="float" office:value="43.3845526361036" calcext:value-type="float">
            <text:p>43.3845526361036</text:p>
          </table:table-cell>
          <table:table-cell table:formula="of:=[.A188]*0.987+[.B188]*-0.1+1" office:value-type="float" office:value="28.7996232721659" calcext:value-type="float">
            <text:p>28.7996232721659</text:p>
          </table:table-cell>
        </table:table-row>
        <table:table-row table:style-name="ro1">
          <table:table-cell table:formula="of:=RAND()*100" office:value-type="float" office:value="97.2693857573795" calcext:value-type="float">
            <text:p>97.2693857573795</text:p>
          </table:table-cell>
          <table:table-cell table:formula="of:=RAND()*100" office:value-type="float" office:value="72.6023508267449" calcext:value-type="float">
            <text:p>72.6023508267449</text:p>
          </table:table-cell>
          <table:table-cell table:formula="of:=[.A189]*0.987+[.B189]*-0.1+1" office:value-type="float" office:value="89.7446486598591" calcext:value-type="float">
            <text:p>89.7446486598591</text:p>
          </table:table-cell>
        </table:table-row>
        <table:table-row table:style-name="ro1">
          <table:table-cell table:formula="of:=RAND()*100" office:value-type="float" office:value="69.736602858568" calcext:value-type="float">
            <text:p>69.736602858568</text:p>
          </table:table-cell>
          <table:table-cell table:formula="of:=RAND()*100" office:value-type="float" office:value="87.6400510224714" calcext:value-type="float">
            <text:p>87.6400510224714</text:p>
          </table:table-cell>
          <table:table-cell table:formula="of:=[.A190]*0.987+[.B190]*-0.1+1" office:value-type="float" office:value="61.0660219191595" calcext:value-type="float">
            <text:p>61.0660219191595</text:p>
          </table:table-cell>
        </table:table-row>
        <table:table-row table:style-name="ro1">
          <table:table-cell table:formula="of:=RAND()*100" office:value-type="float" office:value="85.0338322050205" calcext:value-type="float">
            <text:p>85.0338322050205</text:p>
          </table:table-cell>
          <table:table-cell table:formula="of:=RAND()*100" office:value-type="float" office:value="97.9651616281362" calcext:value-type="float">
            <text:p>97.9651616281362</text:p>
          </table:table-cell>
          <table:table-cell table:formula="of:=[.A191]*0.987+[.B191]*-0.1+1" office:value-type="float" office:value="75.1318762235416" calcext:value-type="float">
            <text:p>75.1318762235416</text:p>
          </table:table-cell>
        </table:table-row>
        <table:table-row table:style-name="ro1">
          <table:table-cell table:formula="of:=RAND()*100" office:value-type="float" office:value="12.7102031266907" calcext:value-type="float">
            <text:p>12.7102031266907</text:p>
          </table:table-cell>
          <table:table-cell table:formula="of:=RAND()*100" office:value-type="float" office:value="10.3273430915938" calcext:value-type="float">
            <text:p>10.3273430915938</text:p>
          </table:table-cell>
          <table:table-cell table:formula="of:=[.A192]*0.987+[.B192]*-0.1+1" office:value-type="float" office:value="12.5122361768844" calcext:value-type="float">
            <text:p>12.5122361768844</text:p>
          </table:table-cell>
        </table:table-row>
        <table:table-row table:style-name="ro1">
          <table:table-cell table:formula="of:=RAND()*100" office:value-type="float" office:value="7.41312856319924" calcext:value-type="float">
            <text:p>7.41312856319924</text:p>
          </table:table-cell>
          <table:table-cell table:formula="of:=RAND()*100" office:value-type="float" office:value="95.0815488759296" calcext:value-type="float">
            <text:p>95.0815488759296</text:p>
          </table:table-cell>
          <table:table-cell table:formula="of:=[.A193]*0.987+[.B193]*-0.1+1" office:value-type="float" office:value="-1.19139699571532" calcext:value-type="float">
            <text:p>-1.19139699571532</text:p>
          </table:table-cell>
        </table:table-row>
        <table:table-row table:style-name="ro1">
          <table:table-cell table:formula="of:=RAND()*100" office:value-type="float" office:value="35.471909430462" calcext:value-type="float">
            <text:p>35.471909430462</text:p>
          </table:table-cell>
          <table:table-cell table:formula="of:=RAND()*100" office:value-type="float" office:value="75.5618899042442" calcext:value-type="float">
            <text:p>75.5618899042442</text:p>
          </table:table-cell>
          <table:table-cell table:formula="of:=[.A194]*0.987+[.B194]*-0.1+1" office:value-type="float" office:value="28.4545856174416" calcext:value-type="float">
            <text:p>28.4545856174416</text:p>
          </table:table-cell>
        </table:table-row>
        <table:table-row table:style-name="ro1">
          <table:table-cell table:formula="of:=RAND()*100" office:value-type="float" office:value="91.6963588637858" calcext:value-type="float">
            <text:p>91.6963588637858</text:p>
          </table:table-cell>
          <table:table-cell table:formula="of:=RAND()*100" office:value-type="float" office:value="23.4848572102085" calcext:value-type="float">
            <text:p>23.4848572102085</text:p>
          </table:table-cell>
          <table:table-cell table:formula="of:=[.A195]*0.987+[.B195]*-0.1+1" office:value-type="float" office:value="89.1558204775357" calcext:value-type="float">
            <text:p>89.1558204775357</text:p>
          </table:table-cell>
        </table:table-row>
        <table:table-row table:style-name="ro1">
          <table:table-cell table:formula="of:=RAND()*100" office:value-type="float" office:value="18.8651421060196" calcext:value-type="float">
            <text:p>18.8651421060196</text:p>
          </table:table-cell>
          <table:table-cell table:formula="of:=RAND()*100" office:value-type="float" office:value="69.0621884094846" calcext:value-type="float">
            <text:p>69.0621884094846</text:p>
          </table:table-cell>
          <table:table-cell table:formula="of:=[.A196]*0.987+[.B196]*-0.1+1" office:value-type="float" office:value="12.7136764176929" calcext:value-type="float">
            <text:p>12.7136764176929</text:p>
          </table:table-cell>
        </table:table-row>
        <table:table-row table:style-name="ro1">
          <table:table-cell table:formula="of:=RAND()*100" office:value-type="float" office:value="52.0719170491205" calcext:value-type="float">
            <text:p>52.0719170491205</text:p>
          </table:table-cell>
          <table:table-cell table:formula="of:=RAND()*100" office:value-type="float" office:value="89.5790591397375" calcext:value-type="float">
            <text:p>89.5790591397375</text:p>
          </table:table-cell>
          <table:table-cell table:formula="of:=[.A197]*0.987+[.B197]*-0.1+1" office:value-type="float" office:value="43.4370762135081" calcext:value-type="float">
            <text:p>43.4370762135081</text:p>
          </table:table-cell>
        </table:table-row>
        <table:table-row table:style-name="ro1">
          <table:table-cell table:formula="of:=RAND()*100" office:value-type="float" office:value="0.94820595421414" calcext:value-type="float">
            <text:p>0.94820595421414</text:p>
          </table:table-cell>
          <table:table-cell table:formula="of:=RAND()*100" office:value-type="float" office:value="74.6867574680457" calcext:value-type="float">
            <text:p>74.6867574680457</text:p>
          </table:table-cell>
          <table:table-cell table:formula="of:=[.A198]*0.987+[.B198]*-0.1+1" office:value-type="float" office:value="-5.53279646999521" calcext:value-type="float">
            <text:p>-5.53279646999521</text:p>
          </table:table-cell>
        </table:table-row>
        <table:table-row table:style-name="ro1">
          <table:table-cell table:formula="of:=RAND()*100" office:value-type="float" office:value="24.2136441591959" calcext:value-type="float">
            <text:p>24.2136441591959</text:p>
          </table:table-cell>
          <table:table-cell table:formula="of:=RAND()*100" office:value-type="float" office:value="43.2764174323484" calcext:value-type="float">
            <text:p>43.2764174323484</text:p>
          </table:table-cell>
          <table:table-cell table:formula="of:=[.A199]*0.987+[.B199]*-0.1+1" office:value-type="float" office:value="20.5712250418915" calcext:value-type="float">
            <text:p>20.5712250418915</text:p>
          </table:table-cell>
        </table:table-row>
        <table:table-row table:style-name="ro1">
          <table:table-cell table:formula="of:=RAND()*100" office:value-type="float" office:value="95.089350583297" calcext:value-type="float">
            <text:p>95.089350583297</text:p>
          </table:table-cell>
          <table:table-cell table:formula="of:=RAND()*100" office:value-type="float" office:value="20.1040513430709" calcext:value-type="float">
            <text:p>20.1040513430709</text:p>
          </table:table-cell>
          <table:table-cell table:formula="of:=[.A200]*0.987+[.B200]*-0.1+1" office:value-type="float" office:value="92.8427838914071" calcext:value-type="float">
            <text:p>92.8427838914071</text:p>
          </table:table-cell>
        </table:table-row>
        <table:table-row table:style-name="ro1">
          <table:table-cell table:formula="of:=RAND()*100" office:value-type="float" office:value="99.3226317095184" calcext:value-type="float">
            <text:p>99.3226317095184</text:p>
          </table:table-cell>
          <table:table-cell table:formula="of:=RAND()*100" office:value-type="float" office:value="18.5661988932056" calcext:value-type="float">
            <text:p>18.5661988932056</text:p>
          </table:table-cell>
          <table:table-cell table:formula="of:=[.A201]*0.987+[.B201]*-0.1+1" office:value-type="float" office:value="97.1748176079741" calcext:value-type="float">
            <text:p>97.1748176079741</text:p>
          </table:table-cell>
        </table:table-row>
        <table:table-row table:style-name="ro1">
          <table:table-cell table:formula="of:=RAND()*100" office:value-type="float" office:value="29.1615913422269" calcext:value-type="float">
            <text:p>29.1615913422269</text:p>
          </table:table-cell>
          <table:table-cell table:formula="of:=RAND()*100" office:value-type="float" office:value="60.7493176503246" calcext:value-type="float">
            <text:p>60.7493176503246</text:p>
          </table:table-cell>
          <table:table-cell table:formula="of:=[.A202]*0.987+[.B202]*-0.1+1" office:value-type="float" office:value="23.7075588897455" calcext:value-type="float">
            <text:p>23.7075588897455</text:p>
          </table:table-cell>
        </table:table-row>
        <table:table-row table:style-name="ro1">
          <table:table-cell table:formula="of:=RAND()*100" office:value-type="float" office:value="24.0966885681361" calcext:value-type="float">
            <text:p>24.0966885681361</text:p>
          </table:table-cell>
          <table:table-cell table:formula="of:=RAND()*100" office:value-type="float" office:value="36.269149611442" calcext:value-type="float">
            <text:p>36.269149611442</text:p>
          </table:table-cell>
          <table:table-cell table:formula="of:=[.A203]*0.987+[.B203]*-0.1+1" office:value-type="float" office:value="21.1565166556061" calcext:value-type="float">
            <text:p>21.1565166556061</text:p>
          </table:table-cell>
        </table:table-row>
        <table:table-row table:style-name="ro1">
          <table:table-cell table:formula="of:=RAND()*100" office:value-type="float" office:value="73.8868709264476" calcext:value-type="float">
            <text:p>73.8868709264476</text:p>
          </table:table-cell>
          <table:table-cell table:formula="of:=RAND()*100" office:value-type="float" office:value="63.7466084747286" calcext:value-type="float">
            <text:p>63.7466084747286</text:p>
          </table:table-cell>
          <table:table-cell table:formula="of:=[.A204]*0.987+[.B204]*-0.1+1" office:value-type="float" office:value="67.551680756931" calcext:value-type="float">
            <text:p>67.551680756931</text:p>
          </table:table-cell>
        </table:table-row>
        <table:table-row table:style-name="ro1">
          <table:table-cell table:formula="of:=RAND()*100" office:value-type="float" office:value="9.40459602317406" calcext:value-type="float">
            <text:p>9.40459602317406</text:p>
          </table:table-cell>
          <table:table-cell table:formula="of:=RAND()*100" office:value-type="float" office:value="0.486837537868691" calcext:value-type="float">
            <text:p>0.486837537868691</text:p>
          </table:table-cell>
          <table:table-cell table:formula="of:=[.A205]*0.987+[.B205]*-0.1+1" office:value-type="float" office:value="10.2336525210859" calcext:value-type="float">
            <text:p>10.2336525210859</text:p>
          </table:table-cell>
        </table:table-row>
        <table:table-row table:style-name="ro1">
          <table:table-cell table:formula="of:=RAND()*100" office:value-type="float" office:value="62.1385780134715" calcext:value-type="float">
            <text:p>62.1385780134715</text:p>
          </table:table-cell>
          <table:table-cell table:formula="of:=RAND()*100" office:value-type="float" office:value="80.5586418813791" calcext:value-type="float">
            <text:p>80.5586418813791</text:p>
          </table:table-cell>
          <table:table-cell table:formula="of:=[.A206]*0.987+[.B206]*-0.1+1" office:value-type="float" office:value="54.2749123111584" calcext:value-type="float">
            <text:p>54.2749123111584</text:p>
          </table:table-cell>
        </table:table-row>
        <table:table-row table:style-name="ro1">
          <table:table-cell table:formula="of:=RAND()*100" office:value-type="float" office:value="77.4538243750806" calcext:value-type="float">
            <text:p>77.4538243750806</text:p>
          </table:table-cell>
          <table:table-cell table:formula="of:=RAND()*100" office:value-type="float" office:value="46.3152570887126" calcext:value-type="float">
            <text:p>46.3152570887126</text:p>
          </table:table-cell>
          <table:table-cell table:formula="of:=[.A207]*0.987+[.B207]*-0.1+1" office:value-type="float" office:value="72.8153989493333" calcext:value-type="float">
            <text:p>72.8153989493333</text:p>
          </table:table-cell>
        </table:table-row>
        <table:table-row table:style-name="ro1">
          <table:table-cell table:formula="of:=RAND()*100" office:value-type="float" office:value="16.0347404033928" calcext:value-type="float">
            <text:p>16.0347404033928</text:p>
          </table:table-cell>
          <table:table-cell table:formula="of:=RAND()*100" office:value-type="float" office:value="1.73415051104707" calcext:value-type="float">
            <text:p>1.73415051104707</text:p>
          </table:table-cell>
          <table:table-cell table:formula="of:=[.A208]*0.987+[.B208]*-0.1+1" office:value-type="float" office:value="16.652873727044" calcext:value-type="float">
            <text:p>16.652873727044</text:p>
          </table:table-cell>
        </table:table-row>
        <table:table-row table:style-name="ro1">
          <table:table-cell table:formula="of:=RAND()*100" office:value-type="float" office:value="83.9668713387635" calcext:value-type="float">
            <text:p>83.9668713387635</text:p>
          </table:table-cell>
          <table:table-cell table:formula="of:=RAND()*100" office:value-type="float" office:value="21.8665838679004" calcext:value-type="float">
            <text:p>21.8665838679004</text:p>
          </table:table-cell>
          <table:table-cell table:formula="of:=[.A209]*0.987+[.B209]*-0.1+1" office:value-type="float" office:value="81.6886436245695" calcext:value-type="float">
            <text:p>81.6886436245695</text:p>
          </table:table-cell>
        </table:table-row>
        <table:table-row table:style-name="ro1">
          <table:table-cell table:formula="of:=RAND()*100" office:value-type="float" office:value="21.4829121466309" calcext:value-type="float">
            <text:p>21.4829121466309</text:p>
          </table:table-cell>
          <table:table-cell table:formula="of:=RAND()*100" office:value-type="float" office:value="30.7863040265149" calcext:value-type="float">
            <text:p>30.7863040265149</text:p>
          </table:table-cell>
          <table:table-cell table:formula="of:=[.A210]*0.987+[.B210]*-0.1+1" office:value-type="float" office:value="19.1250038860732" calcext:value-type="float">
            <text:p>19.1250038860732</text:p>
          </table:table-cell>
        </table:table-row>
        <table:table-row table:style-name="ro1">
          <table:table-cell table:formula="of:=RAND()*100" office:value-type="float" office:value="66.9560081548744" calcext:value-type="float">
            <text:p>66.9560081548744</text:p>
          </table:table-cell>
          <table:table-cell table:formula="of:=RAND()*100" office:value-type="float" office:value="16.748736756381" calcext:value-type="float">
            <text:p>16.748736756381</text:p>
          </table:table-cell>
          <table:table-cell table:formula="of:=[.A211]*0.987+[.B211]*-0.1+1" office:value-type="float" office:value="65.4107063732229" calcext:value-type="float">
            <text:p>65.4107063732229</text:p>
          </table:table-cell>
        </table:table-row>
        <table:table-row table:style-name="ro1">
          <table:table-cell table:formula="of:=RAND()*100" office:value-type="float" office:value="85.1526602654096" calcext:value-type="float">
            <text:p>85.1526602654096</text:p>
          </table:table-cell>
          <table:table-cell table:formula="of:=RAND()*100" office:value-type="float" office:value="27.2333531573257" calcext:value-type="float">
            <text:p>27.2333531573257</text:p>
          </table:table-cell>
          <table:table-cell table:formula="of:=[.A212]*0.987+[.B212]*-0.1+1" office:value-type="float" office:value="82.3223403662268" calcext:value-type="float">
            <text:p>82.3223403662268</text:p>
          </table:table-cell>
        </table:table-row>
        <table:table-row table:style-name="ro1">
          <table:table-cell table:formula="of:=RAND()*100" office:value-type="float" office:value="35.5224196677324" calcext:value-type="float">
            <text:p>35.5224196677324</text:p>
          </table:table-cell>
          <table:table-cell table:formula="of:=RAND()*100" office:value-type="float" office:value="94.9709559356673" calcext:value-type="float">
            <text:p>94.9709559356673</text:p>
          </table:table-cell>
          <table:table-cell table:formula="of:=[.A213]*0.987+[.B213]*-0.1+1" office:value-type="float" office:value="26.5635326184851" calcext:value-type="float">
            <text:p>26.5635326184851</text:p>
          </table:table-cell>
        </table:table-row>
        <table:table-row table:style-name="ro1">
          <table:table-cell table:formula="of:=RAND()*100" office:value-type="float" office:value="80.9265230378896" calcext:value-type="float">
            <text:p>80.9265230378896</text:p>
          </table:table-cell>
          <table:table-cell table:formula="of:=RAND()*100" office:value-type="float" office:value="22.1288281465149" calcext:value-type="float">
            <text:p>22.1288281465149</text:p>
          </table:table-cell>
          <table:table-cell table:formula="of:=[.A214]*0.987+[.B214]*-0.1+1" office:value-type="float" office:value="78.6615954237456" calcext:value-type="float">
            <text:p>78.6615954237456</text:p>
          </table:table-cell>
        </table:table-row>
        <table:table-row table:style-name="ro1">
          <table:table-cell table:formula="of:=RAND()*100" office:value-type="float" office:value="78.2459116423522" calcext:value-type="float">
            <text:p>78.2459116423522</text:p>
          </table:table-cell>
          <table:table-cell table:formula="of:=RAND()*100" office:value-type="float" office:value="26.6316324739635" calcext:value-type="float">
            <text:p>26.6316324739635</text:p>
          </table:table-cell>
          <table:table-cell table:formula="of:=[.A215]*0.987+[.B215]*-0.1+1" office:value-type="float" office:value="75.5655515436053" calcext:value-type="float">
            <text:p>75.5655515436053</text:p>
          </table:table-cell>
        </table:table-row>
        <table:table-row table:style-name="ro1">
          <table:table-cell table:formula="of:=RAND()*100" office:value-type="float" office:value="44.53872663989" calcext:value-type="float">
            <text:p>44.53872663989</text:p>
          </table:table-cell>
          <table:table-cell table:formula="of:=RAND()*100" office:value-type="float" office:value="22.7322132297623" calcext:value-type="float">
            <text:p>22.7322132297623</text:p>
          </table:table-cell>
          <table:table-cell table:formula="of:=[.A216]*0.987+[.B216]*-0.1+1" office:value-type="float" office:value="42.6865018705952" calcext:value-type="float">
            <text:p>42.6865018705952</text:p>
          </table:table-cell>
        </table:table-row>
        <table:table-row table:style-name="ro1">
          <table:table-cell table:formula="of:=RAND()*100" office:value-type="float" office:value="14.521435347333" calcext:value-type="float">
            <text:p>14.521435347333</text:p>
          </table:table-cell>
          <table:table-cell table:formula="of:=RAND()*100" office:value-type="float" office:value="36.3855025796998" calcext:value-type="float">
            <text:p>36.3855025796998</text:p>
          </table:table-cell>
          <table:table-cell table:formula="of:=[.A217]*0.987+[.B217]*-0.1+1" office:value-type="float" office:value="11.6941064298477" calcext:value-type="float">
            <text:p>11.6941064298477</text:p>
          </table:table-cell>
        </table:table-row>
        <table:table-row table:style-name="ro1">
          <table:table-cell table:formula="of:=RAND()*100" office:value-type="float" office:value="42.0922437241559" calcext:value-type="float">
            <text:p>42.0922437241559</text:p>
          </table:table-cell>
          <table:table-cell table:formula="of:=RAND()*100" office:value-type="float" office:value="61.318278936058" calcext:value-type="float">
            <text:p>61.318278936058</text:p>
          </table:table-cell>
          <table:table-cell table:formula="of:=[.A218]*0.987+[.B218]*-0.1+1" office:value-type="float" office:value="36.4132166621361" calcext:value-type="float">
            <text:p>36.4132166621361</text:p>
          </table:table-cell>
        </table:table-row>
        <table:table-row table:style-name="ro1">
          <table:table-cell table:formula="of:=RAND()*100" office:value-type="float" office:value="44.5442900525727" calcext:value-type="float">
            <text:p>44.5442900525727</text:p>
          </table:table-cell>
          <table:table-cell table:formula="of:=RAND()*100" office:value-type="float" office:value="43.836276135186" calcext:value-type="float">
            <text:p>43.836276135186</text:p>
          </table:table-cell>
          <table:table-cell table:formula="of:=[.A219]*0.987+[.B219]*-0.1+1" office:value-type="float" office:value="40.5815866683707" calcext:value-type="float">
            <text:p>40.5815866683707</text:p>
          </table:table-cell>
        </table:table-row>
        <table:table-row table:style-name="ro1">
          <table:table-cell table:formula="of:=RAND()*100" office:value-type="float" office:value="24.0947097220061" calcext:value-type="float">
            <text:p>24.0947097220061</text:p>
          </table:table-cell>
          <table:table-cell table:formula="of:=RAND()*100" office:value-type="float" office:value="83.2544385829687" calcext:value-type="float">
            <text:p>83.2544385829687</text:p>
          </table:table-cell>
          <table:table-cell table:formula="of:=[.A220]*0.987+[.B220]*-0.1+1" office:value-type="float" office:value="16.4560346373232" calcext:value-type="float">
            <text:p>16.4560346373232</text:p>
          </table:table-cell>
        </table:table-row>
        <table:table-row table:style-name="ro1">
          <table:table-cell table:formula="of:=RAND()*100" office:value-type="float" office:value="23.3726014914676" calcext:value-type="float">
            <text:p>23.3726014914676</text:p>
          </table:table-cell>
          <table:table-cell table:formula="of:=RAND()*100" office:value-type="float" office:value="6.82665977654" calcext:value-type="float">
            <text:p>6.82665977654</text:p>
          </table:table-cell>
          <table:table-cell table:formula="of:=[.A221]*0.987+[.B221]*-0.1+1" office:value-type="float" office:value="23.3860916944245" calcext:value-type="float">
            <text:p>23.3860916944245</text:p>
          </table:table-cell>
        </table:table-row>
        <table:table-row table:style-name="ro1">
          <table:table-cell table:formula="of:=RAND()*100" office:value-type="float" office:value="59.586166913604" calcext:value-type="float">
            <text:p>59.586166913604</text:p>
          </table:table-cell>
          <table:table-cell table:formula="of:=RAND()*100" office:value-type="float" office:value="15.3275170813792" calcext:value-type="float">
            <text:p>15.3275170813792</text:p>
          </table:table-cell>
          <table:table-cell table:formula="of:=[.A222]*0.987+[.B222]*-0.1+1" office:value-type="float" office:value="58.2787950355892" calcext:value-type="float">
            <text:p>58.2787950355892</text:p>
          </table:table-cell>
        </table:table-row>
        <table:table-row table:style-name="ro1">
          <table:table-cell table:formula="of:=RAND()*100" office:value-type="float" office:value="39.531637346731" calcext:value-type="float">
            <text:p>39.531637346731</text:p>
          </table:table-cell>
          <table:table-cell table:formula="of:=RAND()*100" office:value-type="float" office:value="4.16302573867583" calcext:value-type="float">
            <text:p>4.16302573867583</text:p>
          </table:table-cell>
          <table:table-cell table:formula="of:=[.A223]*0.987+[.B223]*-0.1+1" office:value-type="float" office:value="39.6014234873559" calcext:value-type="float">
            <text:p>39.6014234873559</text:p>
          </table:table-cell>
        </table:table-row>
        <table:table-row table:style-name="ro1">
          <table:table-cell table:formula="of:=RAND()*100" office:value-type="float" office:value="97.7802910273591" calcext:value-type="float">
            <text:p>97.7802910273591</text:p>
          </table:table-cell>
          <table:table-cell table:formula="of:=RAND()*100" office:value-type="float" office:value="98.5379351211297" calcext:value-type="float">
            <text:p>98.5379351211297</text:p>
          </table:table-cell>
          <table:table-cell table:formula="of:=[.A224]*0.987+[.B224]*-0.1+1" office:value-type="float" office:value="87.6553537318905" calcext:value-type="float">
            <text:p>87.6553537318905</text:p>
          </table:table-cell>
        </table:table-row>
        <table:table-row table:style-name="ro1">
          <table:table-cell table:formula="of:=RAND()*100" office:value-type="float" office:value="5.99458290773192" calcext:value-type="float">
            <text:p>5.99458290773192</text:p>
          </table:table-cell>
          <table:table-cell table:formula="of:=RAND()*100" office:value-type="float" office:value="60.3071038883822" calcext:value-type="float">
            <text:p>60.3071038883822</text:p>
          </table:table-cell>
          <table:table-cell table:formula="of:=[.A225]*0.987+[.B225]*-0.1+1" office:value-type="float" office:value="0.885942941093186" calcext:value-type="float">
            <text:p>0.885942941093186</text:p>
          </table:table-cell>
        </table:table-row>
        <table:table-row table:style-name="ro1">
          <table:table-cell table:formula="of:=RAND()*100" office:value-type="float" office:value="73.8777245545701" calcext:value-type="float">
            <text:p>73.8777245545701</text:p>
          </table:table-cell>
          <table:table-cell table:formula="of:=RAND()*100" office:value-type="float" office:value="35.8753688976577" calcext:value-type="float">
            <text:p>35.8753688976577</text:p>
          </table:table-cell>
          <table:table-cell table:formula="of:=[.A226]*0.987+[.B226]*-0.1+1" office:value-type="float" office:value="70.3297772455949" calcext:value-type="float">
            <text:p>70.3297772455949</text:p>
          </table:table-cell>
        </table:table-row>
        <table:table-row table:style-name="ro1">
          <table:table-cell table:formula="of:=RAND()*100" office:value-type="float" office:value="60.0213038067652" calcext:value-type="float">
            <text:p>60.0213038067652</text:p>
          </table:table-cell>
          <table:table-cell table:formula="of:=RAND()*100" office:value-type="float" office:value="98.6702886591639" calcext:value-type="float">
            <text:p>98.6702886591639</text:p>
          </table:table-cell>
          <table:table-cell table:formula="of:=[.A227]*0.987+[.B227]*-0.1+1" office:value-type="float" office:value="50.3739979913609" calcext:value-type="float">
            <text:p>50.3739979913609</text:p>
          </table:table-cell>
        </table:table-row>
        <table:table-row table:style-name="ro1">
          <table:table-cell table:formula="of:=RAND()*100" office:value-type="float" office:value="2.99752025995415" calcext:value-type="float">
            <text:p>2.99752025995415</text:p>
          </table:table-cell>
          <table:table-cell table:formula="of:=RAND()*100" office:value-type="float" office:value="9.37823527049465" calcext:value-type="float">
            <text:p>9.37823527049465</text:p>
          </table:table-cell>
          <table:table-cell table:formula="of:=[.A228]*0.987+[.B228]*-0.1+1" office:value-type="float" office:value="3.02072896952528" calcext:value-type="float">
            <text:p>3.02072896952528</text:p>
          </table:table-cell>
        </table:table-row>
        <table:table-row table:style-name="ro1">
          <table:table-cell table:formula="of:=RAND()*100" office:value-type="float" office:value="46.3091812359542" calcext:value-type="float">
            <text:p>46.3091812359542</text:p>
          </table:table-cell>
          <table:table-cell table:formula="of:=RAND()*100" office:value-type="float" office:value="29.9159012703116" calcext:value-type="float">
            <text:p>29.9159012703116</text:p>
          </table:table-cell>
          <table:table-cell table:formula="of:=[.A229]*0.987+[.B229]*-0.1+1" office:value-type="float" office:value="43.7155717528557" calcext:value-type="float">
            <text:p>43.7155717528557</text:p>
          </table:table-cell>
        </table:table-row>
        <table:table-row table:style-name="ro1">
          <table:table-cell table:formula="of:=RAND()*100" office:value-type="float" office:value="64.6673133036301" calcext:value-type="float">
            <text:p>64.6673133036301</text:p>
          </table:table-cell>
          <table:table-cell table:formula="of:=RAND()*100" office:value-type="float" office:value="41.1047637243819" calcext:value-type="float">
            <text:p>41.1047637243819</text:p>
          </table:table-cell>
          <table:table-cell table:formula="of:=[.A230]*0.987+[.B230]*-0.1+1" office:value-type="float" office:value="60.7161618582447" calcext:value-type="float">
            <text:p>60.7161618582447</text:p>
          </table:table-cell>
        </table:table-row>
        <table:table-row table:style-name="ro1">
          <table:table-cell table:formula="of:=RAND()*100" office:value-type="float" office:value="32.301675005792" calcext:value-type="float">
            <text:p>32.301675005792</text:p>
          </table:table-cell>
          <table:table-cell table:formula="of:=RAND()*100" office:value-type="float" office:value="14.6276334226435" calcext:value-type="float">
            <text:p>14.6276334226435</text:p>
          </table:table-cell>
          <table:table-cell table:formula="of:=[.A231]*0.987+[.B231]*-0.1+1" office:value-type="float" office:value="31.4189898884524" calcext:value-type="float">
            <text:p>31.4189898884524</text:p>
          </table:table-cell>
        </table:table-row>
        <table:table-row table:style-name="ro1">
          <table:table-cell table:formula="of:=RAND()*100" office:value-type="float" office:value="90.725863228591" calcext:value-type="float">
            <text:p>90.725863228591</text:p>
          </table:table-cell>
          <table:table-cell table:formula="of:=RAND()*100" office:value-type="float" office:value="52.2390451892049" calcext:value-type="float">
            <text:p>52.2390451892049</text:p>
          </table:table-cell>
          <table:table-cell table:formula="of:=[.A232]*0.987+[.B232]*-0.1+1" office:value-type="float" office:value="85.3225224876988" calcext:value-type="float">
            <text:p>85.3225224876988</text:p>
          </table:table-cell>
        </table:table-row>
        <table:table-row table:style-name="ro1">
          <table:table-cell table:formula="of:=RAND()*100" office:value-type="float" office:value="94.1638744876489" calcext:value-type="float">
            <text:p>94.1638744876489</text:p>
          </table:table-cell>
          <table:table-cell table:formula="of:=RAND()*100" office:value-type="float" office:value="36.0856898009034" calcext:value-type="float">
            <text:p>36.0856898009034</text:p>
          </table:table-cell>
          <table:table-cell table:formula="of:=[.A233]*0.987+[.B233]*-0.1+1" office:value-type="float" office:value="90.3311751392191" calcext:value-type="float">
            <text:p>90.3311751392191</text:p>
          </table:table-cell>
        </table:table-row>
        <table:table-row table:style-name="ro1">
          <table:table-cell table:formula="of:=RAND()*100" office:value-type="float" office:value="28.0758386437744" calcext:value-type="float">
            <text:p>28.0758386437744</text:p>
          </table:table-cell>
          <table:table-cell table:formula="of:=RAND()*100" office:value-type="float" office:value="9.43967662833527" calcext:value-type="float">
            <text:p>9.43967662833527</text:p>
          </table:table-cell>
          <table:table-cell table:formula="of:=[.A234]*0.987+[.B234]*-0.1+1" office:value-type="float" office:value="27.7668850785718" calcext:value-type="float">
            <text:p>27.7668850785718</text:p>
          </table:table-cell>
        </table:table-row>
        <table:table-row table:style-name="ro1">
          <table:table-cell table:formula="of:=RAND()*100" office:value-type="float" office:value="36.8344241824914" calcext:value-type="float">
            <text:p>36.8344241824914</text:p>
          </table:table-cell>
          <table:table-cell table:formula="of:=RAND()*100" office:value-type="float" office:value="91.4180626505957" calcext:value-type="float">
            <text:p>91.4180626505957</text:p>
          </table:table-cell>
          <table:table-cell table:formula="of:=[.A235]*0.987+[.B235]*-0.1+1" office:value-type="float" office:value="28.2137704030595" calcext:value-type="float">
            <text:p>28.2137704030595</text:p>
          </table:table-cell>
        </table:table-row>
        <table:table-row table:style-name="ro1">
          <table:table-cell table:formula="of:=RAND()*100" office:value-type="float" office:value="20.9083945297081" calcext:value-type="float">
            <text:p>20.9083945297081</text:p>
          </table:table-cell>
          <table:table-cell table:formula="of:=RAND()*100" office:value-type="float" office:value="6.03004202500564" calcext:value-type="float">
            <text:p>6.03004202500564</text:p>
          </table:table-cell>
          <table:table-cell table:formula="of:=[.A236]*0.987+[.B236]*-0.1+1" office:value-type="float" office:value="21.0335811983213" calcext:value-type="float">
            <text:p>21.0335811983213</text:p>
          </table:table-cell>
        </table:table-row>
        <table:table-row table:style-name="ro1">
          <table:table-cell table:formula="of:=RAND()*100" office:value-type="float" office:value="51.8716434722519" calcext:value-type="float">
            <text:p>51.8716434722519</text:p>
          </table:table-cell>
          <table:table-cell table:formula="of:=RAND()*100" office:value-type="float" office:value="92.7362022592033" calcext:value-type="float">
            <text:p>92.7362022592033</text:p>
          </table:table-cell>
          <table:table-cell table:formula="of:=[.A237]*0.987+[.B237]*-0.1+1" office:value-type="float" office:value="42.9236918811923" calcext:value-type="float">
            <text:p>42.9236918811923</text:p>
          </table:table-cell>
        </table:table-row>
        <table:table-row table:style-name="ro1">
          <table:table-cell table:formula="of:=RAND()*100" office:value-type="float" office:value="83.7496475299608" calcext:value-type="float">
            <text:p>83.7496475299608</text:p>
          </table:table-cell>
          <table:table-cell table:formula="of:=RAND()*100" office:value-type="float" office:value="28.4859363956637" calcext:value-type="float">
            <text:p>28.4859363956637</text:p>
          </table:table-cell>
          <table:table-cell table:formula="of:=[.A238]*0.987+[.B238]*-0.1+1" office:value-type="float" office:value="80.8123084725049" calcext:value-type="float">
            <text:p>80.8123084725049</text:p>
          </table:table-cell>
        </table:table-row>
        <table:table-row table:style-name="ro1">
          <table:table-cell table:formula="of:=RAND()*100" office:value-type="float" office:value="71.2934020099532" calcext:value-type="float">
            <text:p>71.2934020099532</text:p>
          </table:table-cell>
          <table:table-cell table:formula="of:=RAND()*100" office:value-type="float" office:value="87.6783337757783" calcext:value-type="float">
            <text:p>87.6783337757783</text:p>
          </table:table-cell>
          <table:table-cell table:formula="of:=[.A239]*0.987+[.B239]*-0.1+1" office:value-type="float" office:value="62.598754406246" calcext:value-type="float">
            <text:p>62.598754406246</text:p>
          </table:table-cell>
        </table:table-row>
        <table:table-row table:style-name="ro1">
          <table:table-cell table:formula="of:=RAND()*100" office:value-type="float" office:value="16.1616967360551" calcext:value-type="float">
            <text:p>16.1616967360551</text:p>
          </table:table-cell>
          <table:table-cell table:formula="of:=RAND()*100" office:value-type="float" office:value="85.1435324651544" calcext:value-type="float">
            <text:p>85.1435324651544</text:p>
          </table:table-cell>
          <table:table-cell table:formula="of:=[.A240]*0.987+[.B240]*-0.1+1" office:value-type="float" office:value="8.43724143197096" calcext:value-type="float">
            <text:p>8.43724143197096</text:p>
          </table:table-cell>
        </table:table-row>
        <table:table-row table:style-name="ro1">
          <table:table-cell table:formula="of:=RAND()*100" office:value-type="float" office:value="82.3381567906769" calcext:value-type="float">
            <text:p>82.3381567906769</text:p>
          </table:table-cell>
          <table:table-cell table:formula="of:=RAND()*100" office:value-type="float" office:value="69.2216593330786" calcext:value-type="float">
            <text:p>69.2216593330786</text:p>
          </table:table-cell>
          <table:table-cell table:formula="of:=[.A241]*0.987+[.B241]*-0.1+1" office:value-type="float" office:value="75.3455948190902" calcext:value-type="float">
            <text:p>75.3455948190902</text:p>
          </table:table-cell>
        </table:table-row>
        <table:table-row table:style-name="ro1">
          <table:table-cell table:formula="of:=RAND()*100" office:value-type="float" office:value="80.2483675882797" calcext:value-type="float">
            <text:p>80.2483675882797</text:p>
          </table:table-cell>
          <table:table-cell table:formula="of:=RAND()*100" office:value-type="float" office:value="56.05238038333" calcext:value-type="float">
            <text:p>56.05238038333</text:p>
          </table:table-cell>
          <table:table-cell table:formula="of:=[.A242]*0.987+[.B242]*-0.1+1" office:value-type="float" office:value="74.599900771299" calcext:value-type="float">
            <text:p>74.599900771299</text:p>
          </table:table-cell>
        </table:table-row>
        <table:table-row table:style-name="ro1">
          <table:table-cell table:formula="of:=RAND()*100" office:value-type="float" office:value="27.7780810521741" calcext:value-type="float">
            <text:p>27.7780810521741</text:p>
          </table:table-cell>
          <table:table-cell table:formula="of:=RAND()*100" office:value-type="float" office:value="76.9070064023153" calcext:value-type="float">
            <text:p>76.9070064023153</text:p>
          </table:table-cell>
          <table:table-cell table:formula="of:=[.A243]*0.987+[.B243]*-0.1+1" office:value-type="float" office:value="20.7262653582643" calcext:value-type="float">
            <text:p>20.7262653582643</text:p>
          </table:table-cell>
        </table:table-row>
        <table:table-row table:style-name="ro1">
          <table:table-cell table:formula="of:=RAND()*100" office:value-type="float" office:value="20.9473050014361" calcext:value-type="float">
            <text:p>20.9473050014361</text:p>
          </table:table-cell>
          <table:table-cell table:formula="of:=RAND()*100" office:value-type="float" office:value="12.9219068828947" calcext:value-type="float">
            <text:p>12.9219068828947</text:p>
          </table:table-cell>
          <table:table-cell table:formula="of:=[.A244]*0.987+[.B244]*-0.1+1" office:value-type="float" office:value="20.3827993481279" calcext:value-type="float">
            <text:p>20.3827993481279</text:p>
          </table:table-cell>
        </table:table-row>
        <table:table-row table:style-name="ro1">
          <table:table-cell table:formula="of:=RAND()*100" office:value-type="float" office:value="33.4666000009282" calcext:value-type="float">
            <text:p>33.4666000009282</text:p>
          </table:table-cell>
          <table:table-cell table:formula="of:=RAND()*100" office:value-type="float" office:value="49.1136785492447" calcext:value-type="float">
            <text:p>49.1136785492447</text:p>
          </table:table-cell>
          <table:table-cell table:formula="of:=[.A245]*0.987+[.B245]*-0.1+1" office:value-type="float" office:value="29.1201663459917" calcext:value-type="float">
            <text:p>29.1201663459917</text:p>
          </table:table-cell>
        </table:table-row>
        <table:table-row table:style-name="ro1">
          <table:table-cell table:formula="of:=RAND()*100" office:value-type="float" office:value="71.6308929220902" calcext:value-type="float">
            <text:p>71.6308929220902</text:p>
          </table:table-cell>
          <table:table-cell table:formula="of:=RAND()*100" office:value-type="float" office:value="50.6447052302331" calcext:value-type="float">
            <text:p>50.6447052302331</text:p>
          </table:table-cell>
          <table:table-cell table:formula="of:=[.A246]*0.987+[.B246]*-0.1+1" office:value-type="float" office:value="66.6352207910798" calcext:value-type="float">
            <text:p>66.6352207910798</text:p>
          </table:table-cell>
        </table:table-row>
        <table:table-row table:style-name="ro1">
          <table:table-cell table:formula="of:=RAND()*100" office:value-type="float" office:value="22.1894789275773" calcext:value-type="float">
            <text:p>22.1894789275773</text:p>
          </table:table-cell>
          <table:table-cell table:formula="of:=RAND()*100" office:value-type="float" office:value="82.5594606724485" calcext:value-type="float">
            <text:p>82.5594606724485</text:p>
          </table:table-cell>
          <table:table-cell table:formula="of:=[.A247]*0.987+[.B247]*-0.1+1" office:value-type="float" office:value="14.6450696342739" calcext:value-type="float">
            <text:p>14.6450696342739</text:p>
          </table:table-cell>
        </table:table-row>
        <table:table-row table:style-name="ro1">
          <table:table-cell table:formula="of:=RAND()*100" office:value-type="float" office:value="49.1343077712465" calcext:value-type="float">
            <text:p>49.1343077712465</text:p>
          </table:table-cell>
          <table:table-cell table:formula="of:=RAND()*100" office:value-type="float" office:value="12.8115861526074" calcext:value-type="float">
            <text:p>12.8115861526074</text:p>
          </table:table-cell>
          <table:table-cell table:formula="of:=[.A248]*0.987+[.B248]*-0.1+1" office:value-type="float" office:value="48.2144031549596" calcext:value-type="float">
            <text:p>48.2144031549596</text:p>
          </table:table-cell>
        </table:table-row>
        <table:table-row table:style-name="ro1">
          <table:table-cell table:formula="of:=RAND()*100" office:value-type="float" office:value="88.8380272689314" calcext:value-type="float">
            <text:p>88.8380272689314</text:p>
          </table:table-cell>
          <table:table-cell table:formula="of:=RAND()*100" office:value-type="float" office:value="15.8910571903183" calcext:value-type="float">
            <text:p>15.8910571903183</text:p>
          </table:table-cell>
          <table:table-cell table:formula="of:=[.A249]*0.987+[.B249]*-0.1+1" office:value-type="float" office:value="87.0940271954035" calcext:value-type="float">
            <text:p>87.0940271954035</text:p>
          </table:table-cell>
        </table:table-row>
        <table:table-row table:style-name="ro1">
          <table:table-cell table:formula="of:=RAND()*100" office:value-type="float" office:value="88.6571982451543" calcext:value-type="float">
            <text:p>88.6571982451543</text:p>
          </table:table-cell>
          <table:table-cell table:formula="of:=RAND()*100" office:value-type="float" office:value="23.7351951629864" calcext:value-type="float">
            <text:p>23.7351951629864</text:p>
          </table:table-cell>
          <table:table-cell table:formula="of:=[.A250]*0.987+[.B250]*-0.1+1" office:value-type="float" office:value="86.1311351516687" calcext:value-type="float">
            <text:p>86.1311351516687</text:p>
          </table:table-cell>
        </table:table-row>
        <table:table-row table:style-name="ro1">
          <table:table-cell table:formula="of:=RAND()*100" office:value-type="float" office:value="30.6665051048395" calcext:value-type="float">
            <text:p>30.6665051048395</text:p>
          </table:table-cell>
          <table:table-cell table:formula="of:=RAND()*100" office:value-type="float" office:value="37.1907505321867" calcext:value-type="float">
            <text:p>37.1907505321867</text:p>
          </table:table-cell>
          <table:table-cell table:formula="of:=[.A251]*0.987+[.B251]*-0.1+1" office:value-type="float" office:value="27.5487654852579" calcext:value-type="float">
            <text:p>27.5487654852579</text:p>
          </table:table-cell>
        </table:table-row>
        <table:table-row table:style-name="ro1">
          <table:table-cell table:formula="of:=RAND()*100" office:value-type="float" office:value="20.5183885366357" calcext:value-type="float">
            <text:p>20.5183885366357</text:p>
          </table:table-cell>
          <table:table-cell table:formula="of:=RAND()*100" office:value-type="float" office:value="10.8016842837111" calcext:value-type="float">
            <text:p>10.8016842837111</text:p>
          </table:table-cell>
          <table:table-cell table:formula="of:=[.A252]*0.987+[.B252]*-0.1+1" office:value-type="float" office:value="20.1714810572884" calcext:value-type="float">
            <text:p>20.1714810572884</text:p>
          </table:table-cell>
        </table:table-row>
        <table:table-row table:style-name="ro1">
          <table:table-cell table:formula="of:=RAND()*100" office:value-type="float" office:value="85.7034431219926" calcext:value-type="float">
            <text:p>85.7034431219926</text:p>
          </table:table-cell>
          <table:table-cell table:formula="of:=RAND()*100" office:value-type="float" office:value="3.3356276285873" calcext:value-type="float">
            <text:p>3.3356276285873</text:p>
          </table:table-cell>
          <table:table-cell table:formula="of:=[.A253]*0.987+[.B253]*-0.1+1" office:value-type="float" office:value="85.255735598548" calcext:value-type="float">
            <text:p>85.255735598548</text:p>
          </table:table-cell>
        </table:table-row>
        <table:table-row table:style-name="ro1">
          <table:table-cell table:formula="of:=RAND()*100" office:value-type="float" office:value="76.1667501039499" calcext:value-type="float">
            <text:p>76.1667501039499</text:p>
          </table:table-cell>
          <table:table-cell table:formula="of:=RAND()*100" office:value-type="float" office:value="14.9957085071623" calcext:value-type="float">
            <text:p>14.9957085071623</text:p>
          </table:table-cell>
          <table:table-cell table:formula="of:=[.A254]*0.987+[.B254]*-0.1+1" office:value-type="float" office:value="74.6770115018823" calcext:value-type="float">
            <text:p>74.6770115018823</text:p>
          </table:table-cell>
        </table:table-row>
        <table:table-row table:style-name="ro1">
          <table:table-cell table:formula="of:=RAND()*100" office:value-type="float" office:value="66.3913384962852" calcext:value-type="float">
            <text:p>66.3913384962852</text:p>
          </table:table-cell>
          <table:table-cell table:formula="of:=RAND()*100" office:value-type="float" office:value="28.0408241723497" calcext:value-type="float">
            <text:p>28.0408241723497</text:p>
          </table:table-cell>
          <table:table-cell table:formula="of:=[.A255]*0.987+[.B255]*-0.1+1" office:value-type="float" office:value="63.7241686785985" calcext:value-type="float">
            <text:p>63.7241686785985</text:p>
          </table:table-cell>
        </table:table-row>
        <table:table-row table:style-name="ro1">
          <table:table-cell table:formula="of:=RAND()*100" office:value-type="float" office:value="26.6386762854585" calcext:value-type="float">
            <text:p>26.6386762854585</text:p>
          </table:table-cell>
          <table:table-cell table:formula="of:=RAND()*100" office:value-type="float" office:value="32.0316287022538" calcext:value-type="float">
            <text:p>32.0316287022538</text:p>
          </table:table-cell>
          <table:table-cell table:formula="of:=[.A256]*0.987+[.B256]*-0.1+1" office:value-type="float" office:value="24.0892106235221" calcext:value-type="float">
            <text:p>24.0892106235221</text:p>
          </table:table-cell>
        </table:table-row>
        <table:table-row table:style-name="ro1">
          <table:table-cell table:formula="of:=RAND()*100" office:value-type="float" office:value="9.37484910537828" calcext:value-type="float">
            <text:p>9.37484910537828</text:p>
          </table:table-cell>
          <table:table-cell table:formula="of:=RAND()*100" office:value-type="float" office:value="48.1730648246533" calcext:value-type="float">
            <text:p>48.1730648246533</text:p>
          </table:table-cell>
          <table:table-cell table:formula="of:=[.A257]*0.987+[.B257]*-0.1+1" office:value-type="float" office:value="5.43566958454303" calcext:value-type="float">
            <text:p>5.43566958454303</text:p>
          </table:table-cell>
        </table:table-row>
        <table:table-row table:style-name="ro1">
          <table:table-cell table:formula="of:=RAND()*100" office:value-type="float" office:value="34.5413700218107" calcext:value-type="float">
            <text:p>34.5413700218107</text:p>
          </table:table-cell>
          <table:table-cell table:formula="of:=RAND()*100" office:value-type="float" office:value="33.337322499459" calcext:value-type="float">
            <text:p>33.337322499459</text:p>
          </table:table-cell>
          <table:table-cell table:formula="of:=[.A258]*0.987+[.B258]*-0.1+1" office:value-type="float" office:value="31.7585999615813" calcext:value-type="float">
            <text:p>31.7585999615813</text:p>
          </table:table-cell>
        </table:table-row>
        <table:table-row table:style-name="ro1">
          <table:table-cell table:formula="of:=RAND()*100" office:value-type="float" office:value="83.1776208784764" calcext:value-type="float">
            <text:p>83.1776208784764</text:p>
          </table:table-cell>
          <table:table-cell table:formula="of:=RAND()*100" office:value-type="float" office:value="62.9104711297506" calcext:value-type="float">
            <text:p>62.9104711297506</text:p>
          </table:table-cell>
          <table:table-cell table:formula="of:=[.A259]*0.987+[.B259]*-0.1+1" office:value-type="float" office:value="76.8052646940811" calcext:value-type="float">
            <text:p>76.8052646940811</text:p>
          </table:table-cell>
        </table:table-row>
        <table:table-row table:style-name="ro1">
          <table:table-cell table:formula="of:=RAND()*100" office:value-type="float" office:value="86.1893163517131" calcext:value-type="float">
            <text:p>86.1893163517131</text:p>
          </table:table-cell>
          <table:table-cell table:formula="of:=RAND()*100" office:value-type="float" office:value="9.88240194460766" calcext:value-type="float">
            <text:p>9.88240194460766</text:p>
          </table:table-cell>
          <table:table-cell table:formula="of:=[.A260]*0.987+[.B260]*-0.1+1" office:value-type="float" office:value="85.08061504468" calcext:value-type="float">
            <text:p>85.08061504468</text:p>
          </table:table-cell>
        </table:table-row>
        <table:table-row table:style-name="ro1">
          <table:table-cell table:formula="of:=RAND()*100" office:value-type="float" office:value="63.6115062346165" calcext:value-type="float">
            <text:p>63.6115062346165</text:p>
          </table:table-cell>
          <table:table-cell table:formula="of:=RAND()*100" office:value-type="float" office:value="7.86378353212331" calcext:value-type="float">
            <text:p>7.86378353212331</text:p>
          </table:table-cell>
          <table:table-cell table:formula="of:=[.A261]*0.987+[.B261]*-0.1+1" office:value-type="float" office:value="62.9981783003541" calcext:value-type="float">
            <text:p>62.9981783003541</text:p>
          </table:table-cell>
        </table:table-row>
        <table:table-row table:style-name="ro1">
          <table:table-cell table:formula="of:=RAND()*100" office:value-type="float" office:value="25.0464386209915" calcext:value-type="float">
            <text:p>25.0464386209915</text:p>
          </table:table-cell>
          <table:table-cell table:formula="of:=RAND()*100" office:value-type="float" office:value="76.6352873410146" calcext:value-type="float">
            <text:p>76.6352873410146</text:p>
          </table:table-cell>
          <table:table-cell table:formula="of:=[.A262]*0.987+[.B262]*-0.1+1" office:value-type="float" office:value="18.0573061848172" calcext:value-type="float">
            <text:p>18.0573061848172</text:p>
          </table:table-cell>
        </table:table-row>
        <table:table-row table:style-name="ro1">
          <table:table-cell table:formula="of:=RAND()*100" office:value-type="float" office:value="50.6963662102779" calcext:value-type="float">
            <text:p>50.6963662102779</text:p>
          </table:table-cell>
          <table:table-cell table:formula="of:=RAND()*100" office:value-type="float" office:value="21.0779011315207" calcext:value-type="float">
            <text:p>21.0779011315207</text:p>
          </table:table-cell>
          <table:table-cell table:formula="of:=[.A263]*0.987+[.B263]*-0.1+1" office:value-type="float" office:value="48.9295233363922" calcext:value-type="float">
            <text:p>48.9295233363922</text:p>
          </table:table-cell>
        </table:table-row>
        <table:table-row table:style-name="ro1">
          <table:table-cell table:formula="of:=RAND()*100" office:value-type="float" office:value="76.8127456685855" calcext:value-type="float">
            <text:p>76.8127456685855</text:p>
          </table:table-cell>
          <table:table-cell table:formula="of:=RAND()*100" office:value-type="float" office:value="30.784236484249" calcext:value-type="float">
            <text:p>30.784236484249</text:p>
          </table:table-cell>
          <table:table-cell table:formula="of:=[.A264]*0.987+[.B264]*-0.1+1" office:value-type="float" office:value="73.7357563264689" calcext:value-type="float">
            <text:p>73.7357563264689</text:p>
          </table:table-cell>
        </table:table-row>
        <table:table-row table:style-name="ro1">
          <table:table-cell table:formula="of:=RAND()*100" office:value-type="float" office:value="99.1866000160215" calcext:value-type="float">
            <text:p>99.1866000160215</text:p>
          </table:table-cell>
          <table:table-cell table:formula="of:=RAND()*100" office:value-type="float" office:value="44.6697678677125" calcext:value-type="float">
            <text:p>44.6697678677125</text:p>
          </table:table-cell>
          <table:table-cell table:formula="of:=[.A265]*0.987+[.B265]*-0.1+1" office:value-type="float" office:value="94.430197429042" calcext:value-type="float">
            <text:p>94.430197429042</text:p>
          </table:table-cell>
        </table:table-row>
        <table:table-row table:style-name="ro1">
          <table:table-cell table:formula="of:=RAND()*100" office:value-type="float" office:value="93.4760854673358" calcext:value-type="float">
            <text:p>93.4760854673358</text:p>
          </table:table-cell>
          <table:table-cell table:formula="of:=RAND()*100" office:value-type="float" office:value="48.5858719171807" calcext:value-type="float">
            <text:p>48.5858719171807</text:p>
          </table:table-cell>
          <table:table-cell table:formula="of:=[.A266]*0.987+[.B266]*-0.1+1" office:value-type="float" office:value="88.4023091645424" calcext:value-type="float">
            <text:p>88.4023091645424</text:p>
          </table:table-cell>
        </table:table-row>
        <table:table-row table:style-name="ro1">
          <table:table-cell table:formula="of:=RAND()*100" office:value-type="float" office:value="62.0731625306424" calcext:value-type="float">
            <text:p>62.0731625306424</text:p>
          </table:table-cell>
          <table:table-cell table:formula="of:=RAND()*100" office:value-type="float" office:value="42.856535489191" calcext:value-type="float">
            <text:p>42.856535489191</text:p>
          </table:table-cell>
          <table:table-cell table:formula="of:=[.A267]*0.987+[.B267]*-0.1+1" office:value-type="float" office:value="57.9805578688249" calcext:value-type="float">
            <text:p>57.9805578688249</text:p>
          </table:table-cell>
        </table:table-row>
        <table:table-row table:style-name="ro1">
          <table:table-cell table:formula="of:=RAND()*100" office:value-type="float" office:value="93.207189460018" calcext:value-type="float">
            <text:p>93.207189460018</text:p>
          </table:table-cell>
          <table:table-cell table:formula="of:=RAND()*100" office:value-type="float" office:value="20.0454836774573" calcext:value-type="float">
            <text:p>20.0454836774573</text:p>
          </table:table-cell>
          <table:table-cell table:formula="of:=[.A268]*0.987+[.B268]*-0.1+1" office:value-type="float" office:value="90.9909476292921" calcext:value-type="float">
            <text:p>90.9909476292921</text:p>
          </table:table-cell>
        </table:table-row>
        <table:table-row table:style-name="ro1">
          <table:table-cell table:formula="of:=RAND()*100" office:value-type="float" office:value="26.8655950186426" calcext:value-type="float">
            <text:p>26.8655950186426</text:p>
          </table:table-cell>
          <table:table-cell table:formula="of:=RAND()*100" office:value-type="float" office:value="11.6323388707016" calcext:value-type="float">
            <text:p>11.6323388707016</text:p>
          </table:table-cell>
          <table:table-cell table:formula="of:=[.A269]*0.987+[.B269]*-0.1+1" office:value-type="float" office:value="26.3531083963301" calcext:value-type="float">
            <text:p>26.3531083963301</text:p>
          </table:table-cell>
        </table:table-row>
        <table:table-row table:style-name="ro1">
          <table:table-cell table:formula="of:=RAND()*100" office:value-type="float" office:value="27.6540069574568" calcext:value-type="float">
            <text:p>27.6540069574568</text:p>
          </table:table-cell>
          <table:table-cell table:formula="of:=RAND()*100" office:value-type="float" office:value="46.7468229377329" calcext:value-type="float">
            <text:p>46.7468229377329</text:p>
          </table:table-cell>
          <table:table-cell table:formula="of:=[.A270]*0.987+[.B270]*-0.1+1" office:value-type="float" office:value="23.6198225732366" calcext:value-type="float">
            <text:p>23.6198225732366</text:p>
          </table:table-cell>
        </table:table-row>
        <table:table-row table:style-name="ro1">
          <table:table-cell table:formula="of:=RAND()*100" office:value-type="float" office:value="69.4291073875539" calcext:value-type="float">
            <text:p>69.4291073875539</text:p>
          </table:table-cell>
          <table:table-cell table:formula="of:=RAND()*100" office:value-type="float" office:value="61.8604466817207" calcext:value-type="float">
            <text:p>61.8604466817207</text:p>
          </table:table-cell>
          <table:table-cell table:formula="of:=[.A271]*0.987+[.B271]*-0.1+1" office:value-type="float" office:value="63.3404843233436" calcext:value-type="float">
            <text:p>63.3404843233436</text:p>
          </table:table-cell>
        </table:table-row>
        <table:table-row table:style-name="ro1">
          <table:table-cell table:formula="of:=RAND()*100" office:value-type="float" office:value="96.5315328517221" calcext:value-type="float">
            <text:p>96.5315328517221</text:p>
          </table:table-cell>
          <table:table-cell table:formula="of:=RAND()*100" office:value-type="float" office:value="52.726994457606" calcext:value-type="float">
            <text:p>52.726994457606</text:p>
          </table:table-cell>
          <table:table-cell table:formula="of:=[.A272]*0.987+[.B272]*-0.1+1" office:value-type="float" office:value="91.0039234788892" calcext:value-type="float">
            <text:p>91.0039234788892</text:p>
          </table:table-cell>
        </table:table-row>
        <table:table-row table:style-name="ro1">
          <table:table-cell table:formula="of:=RAND()*100" office:value-type="float" office:value="53.1017088387915" calcext:value-type="float">
            <text:p>53.1017088387915</text:p>
          </table:table-cell>
          <table:table-cell table:formula="of:=RAND()*100" office:value-type="float" office:value="22.2496799744347" calcext:value-type="float">
            <text:p>22.2496799744347</text:p>
          </table:table-cell>
          <table:table-cell table:formula="of:=[.A273]*0.987+[.B273]*-0.1+1" office:value-type="float" office:value="51.1864186264437" calcext:value-type="float">
            <text:p>51.1864186264437</text:p>
          </table:table-cell>
        </table:table-row>
        <table:table-row table:style-name="ro1">
          <table:table-cell table:formula="of:=RAND()*100" office:value-type="float" office:value="96.0217104132301" calcext:value-type="float">
            <text:p>96.0217104132301</text:p>
          </table:table-cell>
          <table:table-cell table:formula="of:=RAND()*100" office:value-type="float" office:value="16.9727841953494" calcext:value-type="float">
            <text:p>16.9727841953494</text:p>
          </table:table-cell>
          <table:table-cell table:formula="of:=[.A274]*0.987+[.B274]*-0.1+1" office:value-type="float" office:value="94.0761497583232" calcext:value-type="float">
            <text:p>94.0761497583232</text:p>
          </table:table-cell>
        </table:table-row>
        <table:table-row table:style-name="ro1">
          <table:table-cell table:formula="of:=RAND()*100" office:value-type="float" office:value="64.7830533292704" calcext:value-type="float">
            <text:p>64.7830533292704</text:p>
          </table:table-cell>
          <table:table-cell table:formula="of:=RAND()*100" office:value-type="float" office:value="24.9087207308137" calcext:value-type="float">
            <text:p>24.9087207308137</text:p>
          </table:table-cell>
          <table:table-cell table:formula="of:=[.A275]*0.987+[.B275]*-0.1+1" office:value-type="float" office:value="62.4500015629085" calcext:value-type="float">
            <text:p>62.4500015629085</text:p>
          </table:table-cell>
        </table:table-row>
        <table:table-row table:style-name="ro1">
          <table:table-cell table:formula="of:=RAND()*100" office:value-type="float" office:value="60.789844359559" calcext:value-type="float">
            <text:p>60.789844359559</text:p>
          </table:table-cell>
          <table:table-cell table:formula="of:=RAND()*100" office:value-type="float" office:value="8.63782296713148" calcext:value-type="float">
            <text:p>8.63782296713148</text:p>
          </table:table-cell>
          <table:table-cell table:formula="of:=[.A276]*0.987+[.B276]*-0.1+1" office:value-type="float" office:value="60.1357940861715" calcext:value-type="float">
            <text:p>60.1357940861715</text:p>
          </table:table-cell>
        </table:table-row>
        <table:table-row table:style-name="ro1">
          <table:table-cell table:formula="of:=RAND()*100" office:value-type="float" office:value="76.5800526439862" calcext:value-type="float">
            <text:p>76.5800526439862</text:p>
          </table:table-cell>
          <table:table-cell table:formula="of:=RAND()*100" office:value-type="float" office:value="32.770557348246" calcext:value-type="float">
            <text:p>32.770557348246</text:p>
          </table:table-cell>
          <table:table-cell table:formula="of:=[.A277]*0.987+[.B277]*-0.1+1" office:value-type="float" office:value="73.3074562247898" calcext:value-type="float">
            <text:p>73.3074562247898</text:p>
          </table:table-cell>
        </table:table-row>
        <table:table-row table:style-name="ro1">
          <table:table-cell table:formula="of:=RAND()*100" office:value-type="float" office:value="66.5770159254714" calcext:value-type="float">
            <text:p>66.5770159254714</text:p>
          </table:table-cell>
          <table:table-cell table:formula="of:=RAND()*100" office:value-type="float" office:value="90.4373527328299" calcext:value-type="float">
            <text:p>90.4373527328299</text:p>
          </table:table-cell>
          <table:table-cell table:formula="of:=[.A278]*0.987+[.B278]*-0.1+1" office:value-type="float" office:value="57.6677794451573" calcext:value-type="float">
            <text:p>57.6677794451573</text:p>
          </table:table-cell>
        </table:table-row>
        <table:table-row table:style-name="ro1">
          <table:table-cell table:formula="of:=RAND()*100" office:value-type="float" office:value="49.1459736805442" calcext:value-type="float">
            <text:p>49.1459736805442</text:p>
          </table:table-cell>
          <table:table-cell table:formula="of:=RAND()*100" office:value-type="float" office:value="12.7530326976011" calcext:value-type="float">
            <text:p>12.7530326976011</text:p>
          </table:table-cell>
          <table:table-cell table:formula="of:=[.A279]*0.987+[.B279]*-0.1+1" office:value-type="float" office:value="48.231772752937" calcext:value-type="float">
            <text:p>48.231772752937</text:p>
          </table:table-cell>
        </table:table-row>
        <table:table-row table:style-name="ro1">
          <table:table-cell table:formula="of:=RAND()*100" office:value-type="float" office:value="12.5810225578186" calcext:value-type="float">
            <text:p>12.5810225578186</text:p>
          </table:table-cell>
          <table:table-cell table:formula="of:=RAND()*100" office:value-type="float" office:value="92.088996335843" calcext:value-type="float">
            <text:p>92.088996335843</text:p>
          </table:table-cell>
          <table:table-cell table:formula="of:=[.A280]*0.987+[.B280]*-0.1+1" office:value-type="float" office:value="4.2085696309827" calcext:value-type="float">
            <text:p>4.2085696309827</text:p>
          </table:table-cell>
        </table:table-row>
        <table:table-row table:style-name="ro1">
          <table:table-cell table:formula="of:=RAND()*100" office:value-type="float" office:value="79.4355424251898" calcext:value-type="float">
            <text:p>79.4355424251898</text:p>
          </table:table-cell>
          <table:table-cell table:formula="of:=RAND()*100" office:value-type="float" office:value="36.5351151448834" calcext:value-type="float">
            <text:p>36.5351151448834</text:p>
          </table:table-cell>
          <table:table-cell table:formula="of:=[.A281]*0.987+[.B281]*-0.1+1" office:value-type="float" office:value="75.749368859174" calcext:value-type="float">
            <text:p>75.749368859174</text:p>
          </table:table-cell>
        </table:table-row>
        <table:table-row table:style-name="ro1">
          <table:table-cell table:formula="of:=RAND()*100" office:value-type="float" office:value="1.28117359764672" calcext:value-type="float">
            <text:p>1.28117359764672</text:p>
          </table:table-cell>
          <table:table-cell table:formula="of:=RAND()*100" office:value-type="float" office:value="49.8961457039132" calcext:value-type="float">
            <text:p>49.8961457039132</text:p>
          </table:table-cell>
          <table:table-cell table:formula="of:=[.A282]*0.987+[.B282]*-0.1+1" office:value-type="float" office:value="-2.72509622951401" calcext:value-type="float">
            <text:p>-2.72509622951401</text:p>
          </table:table-cell>
        </table:table-row>
        <table:table-row table:style-name="ro1">
          <table:table-cell table:formula="of:=RAND()*100" office:value-type="float" office:value="37.0601367287012" calcext:value-type="float">
            <text:p>37.0601367287012</text:p>
          </table:table-cell>
          <table:table-cell table:formula="of:=RAND()*100" office:value-type="float" office:value="5.91766125451312" calcext:value-type="float">
            <text:p>5.91766125451312</text:p>
          </table:table-cell>
          <table:table-cell table:formula="of:=[.A283]*0.987+[.B283]*-0.1+1" office:value-type="float" office:value="36.9865888257768" calcext:value-type="float">
            <text:p>36.9865888257768</text:p>
          </table:table-cell>
        </table:table-row>
        <table:table-row table:style-name="ro1">
          <table:table-cell table:formula="of:=RAND()*100" office:value-type="float" office:value="54.4210834584518" calcext:value-type="float">
            <text:p>54.4210834584518</text:p>
          </table:table-cell>
          <table:table-cell table:formula="of:=RAND()*100" office:value-type="float" office:value="41.7855513682149" calcext:value-type="float">
            <text:p>41.7855513682149</text:p>
          </table:table-cell>
          <table:table-cell table:formula="of:=[.A284]*0.987+[.B284]*-0.1+1" office:value-type="float" office:value="50.5350542366705" calcext:value-type="float">
            <text:p>50.5350542366705</text:p>
          </table:table-cell>
        </table:table-row>
        <table:table-row table:style-name="ro1">
          <table:table-cell table:formula="of:=RAND()*100" office:value-type="float" office:value="52.8902593444884" calcext:value-type="float">
            <text:p>52.8902593444884</text:p>
          </table:table-cell>
          <table:table-cell table:formula="of:=RAND()*100" office:value-type="float" office:value="85.8428252965826" calcext:value-type="float">
            <text:p>85.8428252965826</text:p>
          </table:table-cell>
          <table:table-cell table:formula="of:=[.A285]*0.987+[.B285]*-0.1+1" office:value-type="float" office:value="44.6184034433517" calcext:value-type="float">
            <text:p>44.6184034433517</text:p>
          </table:table-cell>
        </table:table-row>
        <table:table-row table:style-name="ro1">
          <table:table-cell table:formula="of:=RAND()*100" office:value-type="float" office:value="96.5920328679804" calcext:value-type="float">
            <text:p>96.5920328679804</text:p>
          </table:table-cell>
          <table:table-cell table:formula="of:=RAND()*100" office:value-type="float" office:value="58.9041786654774" calcext:value-type="float">
            <text:p>58.9041786654774</text:p>
          </table:table-cell>
          <table:table-cell table:formula="of:=[.A286]*0.987+[.B286]*-0.1+1" office:value-type="float" office:value="90.4459185741489" calcext:value-type="float">
            <text:p>90.4459185741489</text:p>
          </table:table-cell>
        </table:table-row>
        <table:table-row table:style-name="ro1">
          <table:table-cell table:formula="of:=RAND()*100" office:value-type="float" office:value="67.3397537362219" calcext:value-type="float">
            <text:p>67.3397537362219</text:p>
          </table:table-cell>
          <table:table-cell table:formula="of:=RAND()*100" office:value-type="float" office:value="7.90595283515684" calcext:value-type="float">
            <text:p>7.90595283515684</text:p>
          </table:table-cell>
          <table:table-cell table:formula="of:=[.A287]*0.987+[.B287]*-0.1+1" office:value-type="float" office:value="66.6737416541353" calcext:value-type="float">
            <text:p>66.6737416541353</text:p>
          </table:table-cell>
        </table:table-row>
        <table:table-row table:style-name="ro1">
          <table:table-cell table:formula="of:=RAND()*100" office:value-type="float" office:value="27.7892260600759" calcext:value-type="float">
            <text:p>27.7892260600759</text:p>
          </table:table-cell>
          <table:table-cell table:formula="of:=RAND()*100" office:value-type="float" office:value="4.28249392377094" calcext:value-type="float">
            <text:p>4.28249392377094</text:p>
          </table:table-cell>
          <table:table-cell table:formula="of:=[.A288]*0.987+[.B288]*-0.1+1" office:value-type="float" office:value="27.9997167289178" calcext:value-type="float">
            <text:p>27.9997167289178</text:p>
          </table:table-cell>
        </table:table-row>
        <table:table-row table:style-name="ro1">
          <table:table-cell table:formula="of:=RAND()*100" office:value-type="float" office:value="8.7767281808774" calcext:value-type="float">
            <text:p>8.7767281808774</text:p>
          </table:table-cell>
          <table:table-cell table:formula="of:=RAND()*100" office:value-type="float" office:value="25.559357455583" calcext:value-type="float">
            <text:p>25.559357455583</text:p>
          </table:table-cell>
          <table:table-cell table:formula="of:=[.A289]*0.987+[.B289]*-0.1+1" office:value-type="float" office:value="7.10669496896769" calcext:value-type="float">
            <text:p>7.10669496896769</text:p>
          </table:table-cell>
        </table:table-row>
        <table:table-row table:style-name="ro1">
          <table:table-cell table:formula="of:=RAND()*100" office:value-type="float" office:value="89.6500004685974" calcext:value-type="float">
            <text:p>89.6500004685974</text:p>
          </table:table-cell>
          <table:table-cell table:formula="of:=RAND()*100" office:value-type="float" office:value="55.8178964177197" calcext:value-type="float">
            <text:p>55.8178964177197</text:p>
          </table:table-cell>
          <table:table-cell table:formula="of:=[.A290]*0.987+[.B290]*-0.1+1" office:value-type="float" office:value="83.9027608207337" calcext:value-type="float">
            <text:p>83.9027608207337</text:p>
          </table:table-cell>
        </table:table-row>
        <table:table-row table:style-name="ro1">
          <table:table-cell table:formula="of:=RAND()*100" office:value-type="float" office:value="81.8307136941062" calcext:value-type="float">
            <text:p>81.8307136941062</text:p>
          </table:table-cell>
          <table:table-cell table:formula="of:=RAND()*100" office:value-type="float" office:value="24.0332648395789" calcext:value-type="float">
            <text:p>24.0332648395789</text:p>
          </table:table-cell>
          <table:table-cell table:formula="of:=[.A291]*0.987+[.B291]*-0.1+1" office:value-type="float" office:value="79.3635879321249" calcext:value-type="float">
            <text:p>79.3635879321249</text:p>
          </table:table-cell>
        </table:table-row>
        <table:table-row table:style-name="ro1">
          <table:table-cell table:formula="of:=RAND()*100" office:value-type="float" office:value="79.0491054293583" calcext:value-type="float">
            <text:p>79.0491054293583</text:p>
          </table:table-cell>
          <table:table-cell table:formula="of:=RAND()*100" office:value-type="float" office:value="90.2429412364075" calcext:value-type="float">
            <text:p>90.2429412364075</text:p>
          </table:table-cell>
          <table:table-cell table:formula="of:=[.A292]*0.987+[.B292]*-0.1+1" office:value-type="float" office:value="69.9971729351359" calcext:value-type="float">
            <text:p>69.9971729351359</text:p>
          </table:table-cell>
        </table:table-row>
        <table:table-row table:style-name="ro1">
          <table:table-cell table:formula="of:=RAND()*100" office:value-type="float" office:value="80.7308404543688" calcext:value-type="float">
            <text:p>80.7308404543688</text:p>
          </table:table-cell>
          <table:table-cell table:formula="of:=RAND()*100" office:value-type="float" office:value="75.8316229545573" calcext:value-type="float">
            <text:p>75.8316229545573</text:p>
          </table:table-cell>
          <table:table-cell table:formula="of:=[.A293]*0.987+[.B293]*-0.1+1" office:value-type="float" office:value="73.0981772330062" calcext:value-type="float">
            <text:p>73.0981772330062</text:p>
          </table:table-cell>
        </table:table-row>
        <table:table-row table:style-name="ro1">
          <table:table-cell table:formula="of:=RAND()*100" office:value-type="float" office:value="77.5341820910077" calcext:value-type="float">
            <text:p>77.5341820910077</text:p>
          </table:table-cell>
          <table:table-cell table:formula="of:=RAND()*100" office:value-type="float" office:value="79.1257876160364" calcext:value-type="float">
            <text:p>79.1257876160364</text:p>
          </table:table-cell>
          <table:table-cell table:formula="of:=[.A294]*0.987+[.B294]*-0.1+1" office:value-type="float" office:value="69.613658962221" calcext:value-type="float">
            <text:p>69.613658962221</text:p>
          </table:table-cell>
        </table:table-row>
        <table:table-row table:style-name="ro1">
          <table:table-cell table:formula="of:=RAND()*100" office:value-type="float" office:value="1.23274799462549" calcext:value-type="float">
            <text:p>1.23274799462549</text:p>
          </table:table-cell>
          <table:table-cell table:formula="of:=RAND()*100" office:value-type="float" office:value="60.2032396620217" calcext:value-type="float">
            <text:p>60.2032396620217</text:p>
          </table:table-cell>
          <table:table-cell table:formula="of:=[.A295]*0.987+[.B295]*-0.1+1" office:value-type="float" office:value="-3.8036016955068" calcext:value-type="float">
            <text:p>-3.8036016955068</text:p>
          </table:table-cell>
        </table:table-row>
        <table:table-row table:style-name="ro1">
          <table:table-cell table:formula="of:=RAND()*100" office:value-type="float" office:value="22.0477256198112" calcext:value-type="float">
            <text:p>22.0477256198112</text:p>
          </table:table-cell>
          <table:table-cell table:formula="of:=RAND()*100" office:value-type="float" office:value="48.505612688339" calcext:value-type="float">
            <text:p>48.505612688339</text:p>
          </table:table-cell>
          <table:table-cell table:formula="of:=[.A296]*0.987+[.B296]*-0.1+1" office:value-type="float" office:value="17.9105439179198" calcext:value-type="float">
            <text:p>17.9105439179198</text:p>
          </table:table-cell>
        </table:table-row>
        <table:table-row table:style-name="ro1">
          <table:table-cell table:formula="of:=RAND()*100" office:value-type="float" office:value="27.5029023184544" calcext:value-type="float">
            <text:p>27.5029023184544</text:p>
          </table:table-cell>
          <table:table-cell table:formula="of:=RAND()*100" office:value-type="float" office:value="62.6081721075647" calcext:value-type="float">
            <text:p>62.6081721075647</text:p>
          </table:table-cell>
          <table:table-cell table:formula="of:=[.A297]*0.987+[.B297]*-0.1+1" office:value-type="float" office:value="21.884547377558" calcext:value-type="float">
            <text:p>21.884547377558</text:p>
          </table:table-cell>
        </table:table-row>
        <table:table-row table:style-name="ro1">
          <table:table-cell table:formula="of:=RAND()*100" office:value-type="float" office:value="78.1261280246676" calcext:value-type="float">
            <text:p>78.1261280246676</text:p>
          </table:table-cell>
          <table:table-cell table:formula="of:=RAND()*100" office:value-type="float" office:value="86.2689146918463" calcext:value-type="float">
            <text:p>86.2689146918463</text:p>
          </table:table-cell>
          <table:table-cell table:formula="of:=[.A298]*0.987+[.B298]*-0.1+1" office:value-type="float" office:value="69.4835968911623" calcext:value-type="float">
            <text:p>69.4835968911623</text:p>
          </table:table-cell>
        </table:table-row>
        <table:table-row table:style-name="ro1">
          <table:table-cell table:formula="of:=RAND()*100" office:value-type="float" office:value="60.9419733701089" calcext:value-type="float">
            <text:p>60.9419733701089</text:p>
          </table:table-cell>
          <table:table-cell table:formula="of:=RAND()*100" office:value-type="float" office:value="10.2126234171479" calcext:value-type="float">
            <text:p>10.2126234171479</text:p>
          </table:table-cell>
          <table:table-cell table:formula="of:=[.A299]*0.987+[.B299]*-0.1+1" office:value-type="float" office:value="60.1284653745827" calcext:value-type="float">
            <text:p>60.1284653745827</text:p>
          </table:table-cell>
        </table:table-row>
        <table:table-row table:style-name="ro1">
          <table:table-cell table:formula="of:=RAND()*100" office:value-type="float" office:value="59.9334368903459" calcext:value-type="float">
            <text:p>59.9334368903459</text:p>
          </table:table-cell>
          <table:table-cell table:formula="of:=RAND()*100" office:value-type="float" office:value="74.721460935566" calcext:value-type="float">
            <text:p>74.721460935566</text:p>
          </table:table-cell>
          <table:table-cell table:formula="of:=[.A300]*0.987+[.B300]*-0.1+1" office:value-type="float" office:value="52.6821561172148" calcext:value-type="float">
            <text:p>52.6821561172148</text:p>
          </table:table-cell>
        </table:table-row>
        <table:table-row table:style-name="ro1">
          <table:table-cell table:formula="of:=RAND()*100" office:value-type="float" office:value="24.7468871568162" calcext:value-type="float">
            <text:p>24.7468871568162</text:p>
          </table:table-cell>
          <table:table-cell table:formula="of:=RAND()*100" office:value-type="float" office:value="72.9228001259561" calcext:value-type="float">
            <text:p>72.9228001259561</text:p>
          </table:table-cell>
          <table:table-cell table:formula="of:=[.A301]*0.987+[.B301]*-0.1+1" office:value-type="float" office:value="18.1328976111819" calcext:value-type="float">
            <text:p>18.1328976111819</text:p>
          </table:table-cell>
        </table:table-row>
        <table:table-row table:style-name="ro1">
          <table:table-cell table:formula="of:=RAND()*100" office:value-type="float" office:value="60.9887577132276" calcext:value-type="float">
            <text:p>60.9887577132276</text:p>
          </table:table-cell>
          <table:table-cell table:formula="of:=RAND()*100" office:value-type="float" office:value="25.8636035712998" calcext:value-type="float">
            <text:p>25.8636035712998</text:p>
          </table:table-cell>
          <table:table-cell table:formula="of:=[.A302]*0.987+[.B302]*-0.1+1" office:value-type="float" office:value="58.6095435058257" calcext:value-type="float">
            <text:p>58.6095435058257</text:p>
          </table:table-cell>
        </table:table-row>
        <table:table-row table:style-name="ro1">
          <table:table-cell table:formula="of:=RAND()*100" office:value-type="float" office:value="97.0044068631645" calcext:value-type="float">
            <text:p>97.0044068631645</text:p>
          </table:table-cell>
          <table:table-cell table:formula="of:=RAND()*100" office:value-type="float" office:value="15.8612377039027" calcext:value-type="float">
            <text:p>15.8612377039027</text:p>
          </table:table-cell>
          <table:table-cell table:formula="of:=[.A303]*0.987+[.B303]*-0.1+1" office:value-type="float" office:value="95.1572258035531" calcext:value-type="float">
            <text:p>95.1572258035531</text:p>
          </table:table-cell>
        </table:table-row>
        <table:table-row table:style-name="ro1">
          <table:table-cell table:formula="of:=RAND()*100" office:value-type="float" office:value="19.3811920513033" calcext:value-type="float">
            <text:p>19.3811920513033</text:p>
          </table:table-cell>
          <table:table-cell table:formula="of:=RAND()*100" office:value-type="float" office:value="90.1616806627524" calcext:value-type="float">
            <text:p>90.1616806627524</text:p>
          </table:table-cell>
          <table:table-cell table:formula="of:=[.A304]*0.987+[.B304]*-0.1+1" office:value-type="float" office:value="11.1130684883611" calcext:value-type="float">
            <text:p>11.1130684883611</text:p>
          </table:table-cell>
        </table:table-row>
        <table:table-row table:style-name="ro1">
          <table:table-cell table:formula="of:=RAND()*100" office:value-type="float" office:value="90.0106808344862" calcext:value-type="float">
            <text:p>90.0106808344862</text:p>
          </table:table-cell>
          <table:table-cell table:formula="of:=RAND()*100" office:value-type="float" office:value="29.1009023099502" calcext:value-type="float">
            <text:p>29.1009023099502</text:p>
          </table:table-cell>
          <table:table-cell table:formula="of:=[.A305]*0.987+[.B305]*-0.1+1" office:value-type="float" office:value="86.9304517526428" calcext:value-type="float">
            <text:p>86.9304517526428</text:p>
          </table:table-cell>
        </table:table-row>
        <table:table-row table:style-name="ro1">
          <table:table-cell table:formula="of:=RAND()*100" office:value-type="float" office:value="32.7568827505978" calcext:value-type="float">
            <text:p>32.7568827505978</text:p>
          </table:table-cell>
          <table:table-cell table:formula="of:=RAND()*100" office:value-type="float" office:value="60.0987972142149" calcext:value-type="float">
            <text:p>60.0987972142149</text:p>
          </table:table-cell>
          <table:table-cell table:formula="of:=[.A306]*0.987+[.B306]*-0.1+1" office:value-type="float" office:value="27.3211635534186" calcext:value-type="float">
            <text:p>27.3211635534186</text:p>
          </table:table-cell>
        </table:table-row>
        <table:table-row table:style-name="ro1">
          <table:table-cell table:formula="of:=RAND()*100" office:value-type="float" office:value="27.3382259282302" calcext:value-type="float">
            <text:p>27.3382259282302</text:p>
          </table:table-cell>
          <table:table-cell table:formula="of:=RAND()*100" office:value-type="float" office:value="4.5382112100603" calcext:value-type="float">
            <text:p>4.5382112100603</text:p>
          </table:table-cell>
          <table:table-cell table:formula="of:=[.A307]*0.987+[.B307]*-0.1+1" office:value-type="float" office:value="27.5290078701572" calcext:value-type="float">
            <text:p>27.5290078701572</text:p>
          </table:table-cell>
        </table:table-row>
        <table:table-row table:style-name="ro1">
          <table:table-cell table:formula="of:=RAND()*100" office:value-type="float" office:value="87.0122068454981" calcext:value-type="float">
            <text:p>87.0122068454981</text:p>
          </table:table-cell>
          <table:table-cell table:formula="of:=RAND()*100" office:value-type="float" office:value="8.88211086599225" calcext:value-type="float">
            <text:p>8.88211086599225</text:p>
          </table:table-cell>
          <table:table-cell table:formula="of:=[.A308]*0.987+[.B308]*-0.1+1" office:value-type="float" office:value="85.9928370699074" calcext:value-type="float">
            <text:p>85.9928370699074</text:p>
          </table:table-cell>
        </table:table-row>
        <table:table-row table:style-name="ro1">
          <table:table-cell table:formula="of:=RAND()*100" office:value-type="float" office:value="71.893058761724" calcext:value-type="float">
            <text:p>71.893058761724</text:p>
          </table:table-cell>
          <table:table-cell table:formula="of:=RAND()*100" office:value-type="float" office:value="91.8276152733357" calcext:value-type="float">
            <text:p>91.8276152733357</text:p>
          </table:table-cell>
          <table:table-cell table:formula="of:=[.A309]*0.987+[.B309]*-0.1+1" office:value-type="float" office:value="62.775687470488" calcext:value-type="float">
            <text:p>62.775687470488</text:p>
          </table:table-cell>
        </table:table-row>
        <table:table-row table:style-name="ro1">
          <table:table-cell table:formula="of:=RAND()*100" office:value-type="float" office:value="29.2823604117157" calcext:value-type="float">
            <text:p>29.2823604117157</text:p>
          </table:table-cell>
          <table:table-cell table:formula="of:=RAND()*100" office:value-type="float" office:value="69.2663528868025" calcext:value-type="float">
            <text:p>69.2663528868025</text:p>
          </table:table-cell>
          <table:table-cell table:formula="of:=[.A310]*0.987+[.B310]*-0.1+1" office:value-type="float" office:value="22.9750544376831" calcext:value-type="float">
            <text:p>22.9750544376831</text:p>
          </table:table-cell>
        </table:table-row>
        <table:table-row table:style-name="ro1">
          <table:table-cell table:formula="of:=RAND()*100" office:value-type="float" office:value="56.1741888938094" calcext:value-type="float">
            <text:p>56.1741888938094</text:p>
          </table:table-cell>
          <table:table-cell table:formula="of:=RAND()*100" office:value-type="float" office:value="86.3183962560257" calcext:value-type="float">
            <text:p>86.3183962560257</text:p>
          </table:table-cell>
          <table:table-cell table:formula="of:=[.A311]*0.987+[.B311]*-0.1+1" office:value-type="float" office:value="47.8120848125873" calcext:value-type="float">
            <text:p>47.8120848125873</text:p>
          </table:table-cell>
        </table:table-row>
        <table:table-row table:style-name="ro1">
          <table:table-cell table:formula="of:=RAND()*100" office:value-type="float" office:value="92.0609621759531" calcext:value-type="float">
            <text:p>92.0609621759531</text:p>
          </table:table-cell>
          <table:table-cell table:formula="of:=RAND()*100" office:value-type="float" office:value="97.5957697660383" calcext:value-type="float">
            <text:p>97.5957697660383</text:p>
          </table:table-cell>
          <table:table-cell table:formula="of:=[.A312]*0.987+[.B312]*-0.1+1" office:value-type="float" office:value="82.1045926910619" calcext:value-type="float">
            <text:p>82.1045926910619</text:p>
          </table:table-cell>
        </table:table-row>
        <table:table-row table:style-name="ro1">
          <table:table-cell table:formula="of:=RAND()*100" office:value-type="float" office:value="12.3045470763473" calcext:value-type="float">
            <text:p>12.3045470763473</text:p>
          </table:table-cell>
          <table:table-cell table:formula="of:=RAND()*100" office:value-type="float" office:value="30.2629638413556" calcext:value-type="float">
            <text:p>30.2629638413556</text:p>
          </table:table-cell>
          <table:table-cell table:formula="of:=[.A313]*0.987+[.B313]*-0.1+1" office:value-type="float" office:value="10.1182915802192" calcext:value-type="float">
            <text:p>10.1182915802192</text:p>
          </table:table-cell>
        </table:table-row>
        <table:table-row table:style-name="ro1">
          <table:table-cell table:formula="of:=RAND()*100" office:value-type="float" office:value="36.8779238224444" calcext:value-type="float">
            <text:p>36.8779238224444</text:p>
          </table:table-cell>
          <table:table-cell table:formula="of:=RAND()*100" office:value-type="float" office:value="93.4539567328552" calcext:value-type="float">
            <text:p>93.4539567328552</text:p>
          </table:table-cell>
          <table:table-cell table:formula="of:=[.A314]*0.987+[.B314]*-0.1+1" office:value-type="float" office:value="28.0531151394671" calcext:value-type="float">
            <text:p>28.0531151394671</text:p>
          </table:table-cell>
        </table:table-row>
        <table:table-row table:style-name="ro1">
          <table:table-cell table:formula="of:=RAND()*100" office:value-type="float" office:value="8.834278609653" calcext:value-type="float">
            <text:p>8.834278609653</text:p>
          </table:table-cell>
          <table:table-cell table:formula="of:=RAND()*100" office:value-type="float" office:value="46.0455418037519" calcext:value-type="float">
            <text:p>46.0455418037519</text:p>
          </table:table-cell>
          <table:table-cell table:formula="of:=[.A315]*0.987+[.B315]*-0.1+1" office:value-type="float" office:value="5.11487880735231" calcext:value-type="float">
            <text:p>5.11487880735231</text:p>
          </table:table-cell>
        </table:table-row>
        <table:table-row table:style-name="ro1">
          <table:table-cell table:formula="of:=RAND()*100" office:value-type="float" office:value="62.8462445079846" calcext:value-type="float">
            <text:p>62.8462445079846</text:p>
          </table:table-cell>
          <table:table-cell table:formula="of:=RAND()*100" office:value-type="float" office:value="49.1739074780337" calcext:value-type="float">
            <text:p>49.1739074780337</text:p>
          </table:table-cell>
          <table:table-cell table:formula="of:=[.A316]*0.987+[.B316]*-0.1+1" office:value-type="float" office:value="58.1118525815774" calcext:value-type="float">
            <text:p>58.1118525815774</text:p>
          </table:table-cell>
        </table:table-row>
        <table:table-row table:style-name="ro1">
          <table:table-cell table:formula="of:=RAND()*100" office:value-type="float" office:value="36.1402526998843" calcext:value-type="float">
            <text:p>36.1402526998843</text:p>
          </table:table-cell>
          <table:table-cell table:formula="of:=RAND()*100" office:value-type="float" office:value="71.8489348546472" calcext:value-type="float">
            <text:p>71.8489348546472</text:p>
          </table:table-cell>
          <table:table-cell table:formula="of:=[.A317]*0.987+[.B317]*-0.1+1" office:value-type="float" office:value="29.4855359293211" calcext:value-type="float">
            <text:p>29.4855359293211</text:p>
          </table:table-cell>
        </table:table-row>
        <table:table-row table:style-name="ro1">
          <table:table-cell table:formula="of:=RAND()*100" office:value-type="float" office:value="15.3550741935115" calcext:value-type="float">
            <text:p>15.3550741935115</text:p>
          </table:table-cell>
          <table:table-cell table:formula="of:=RAND()*100" office:value-type="float" office:value="64.2503188762767" calcext:value-type="float">
            <text:p>64.2503188762767</text:p>
          </table:table-cell>
          <table:table-cell table:formula="of:=[.A318]*0.987+[.B318]*-0.1+1" office:value-type="float" office:value="9.7304263413682" calcext:value-type="float">
            <text:p>9.7304263413682</text:p>
          </table:table-cell>
        </table:table-row>
        <table:table-row table:style-name="ro1">
          <table:table-cell table:formula="of:=RAND()*100" office:value-type="float" office:value="78.5905538901943" calcext:value-type="float">
            <text:p>78.5905538901943</text:p>
          </table:table-cell>
          <table:table-cell table:formula="of:=RAND()*100" office:value-type="float" office:value="46.9526612948841" calcext:value-type="float">
            <text:p>46.9526612948841</text:p>
          </table:table-cell>
          <table:table-cell table:formula="of:=[.A319]*0.987+[.B319]*-0.1+1" office:value-type="float" office:value="73.8736105601334" calcext:value-type="float">
            <text:p>73.8736105601334</text:p>
          </table:table-cell>
        </table:table-row>
        <table:table-row table:style-name="ro1">
          <table:table-cell table:formula="of:=RAND()*100" office:value-type="float" office:value="53.0855059620706" calcext:value-type="float">
            <text:p>53.0855059620706</text:p>
          </table:table-cell>
          <table:table-cell table:formula="of:=RAND()*100" office:value-type="float" office:value="13.4977155979194" calcext:value-type="float">
            <text:p>13.4977155979194</text:p>
          </table:table-cell>
          <table:table-cell table:formula="of:=[.A320]*0.987+[.B320]*-0.1+1" office:value-type="float" office:value="52.0456228247718" calcext:value-type="float">
            <text:p>52.0456228247718</text:p>
          </table:table-cell>
        </table:table-row>
        <table:table-row table:style-name="ro1">
          <table:table-cell table:formula="of:=RAND()*100" office:value-type="float" office:value="87.7301351993338" calcext:value-type="float">
            <text:p>87.7301351993338</text:p>
          </table:table-cell>
          <table:table-cell table:formula="of:=RAND()*100" office:value-type="float" office:value="69.3602723143645" calcext:value-type="float">
            <text:p>69.3602723143645</text:p>
          </table:table-cell>
          <table:table-cell table:formula="of:=[.A321]*0.987+[.B321]*-0.1+1" office:value-type="float" office:value="80.653616210306" calcext:value-type="float">
            <text:p>80.653616210306</text:p>
          </table:table-cell>
        </table:table-row>
        <table:table-row table:style-name="ro1">
          <table:table-cell table:formula="of:=RAND()*100" office:value-type="float" office:value="8.80195513912979" calcext:value-type="float">
            <text:p>8.80195513912979</text:p>
          </table:table-cell>
          <table:table-cell table:formula="of:=RAND()*100" office:value-type="float" office:value="41.8842298289718" calcext:value-type="float">
            <text:p>41.8842298289718</text:p>
          </table:table-cell>
          <table:table-cell table:formula="of:=[.A322]*0.987+[.B322]*-0.1+1" office:value-type="float" office:value="5.49910673942393" calcext:value-type="float">
            <text:p>5.49910673942393</text:p>
          </table:table-cell>
        </table:table-row>
        <table:table-row table:style-name="ro1">
          <table:table-cell table:formula="of:=RAND()*100" office:value-type="float" office:value="19.3927180225658" calcext:value-type="float">
            <text:p>19.3927180225658</text:p>
          </table:table-cell>
          <table:table-cell table:formula="of:=RAND()*100" office:value-type="float" office:value="13.4345735713602" calcext:value-type="float">
            <text:p>13.4345735713602</text:p>
          </table:table-cell>
          <table:table-cell table:formula="of:=[.A323]*0.987+[.B323]*-0.1+1" office:value-type="float" office:value="18.7971553311364" calcext:value-type="float">
            <text:p>18.7971553311364</text:p>
          </table:table-cell>
        </table:table-row>
        <table:table-row table:style-name="ro1">
          <table:table-cell table:formula="of:=RAND()*100" office:value-type="float" office:value="73.6316369755418" calcext:value-type="float">
            <text:p>73.6316369755418</text:p>
          </table:table-cell>
          <table:table-cell table:formula="of:=RAND()*100" office:value-type="float" office:value="6.27058219860886" calcext:value-type="float">
            <text:p>6.27058219860886</text:p>
          </table:table-cell>
          <table:table-cell table:formula="of:=[.A324]*0.987+[.B324]*-0.1+1" office:value-type="float" office:value="73.0473674749989" calcext:value-type="float">
            <text:p>73.0473674749989</text:p>
          </table:table-cell>
        </table:table-row>
        <table:table-row table:style-name="ro1">
          <table:table-cell table:formula="of:=RAND()*100" office:value-type="float" office:value="31.6275213287224" calcext:value-type="float">
            <text:p>31.6275213287224</text:p>
          </table:table-cell>
          <table:table-cell table:formula="of:=RAND()*100" office:value-type="float" office:value="89.9470992078319" calcext:value-type="float">
            <text:p>89.9470992078319</text:p>
          </table:table-cell>
          <table:table-cell table:formula="of:=[.A325]*0.987+[.B325]*-0.1+1" office:value-type="float" office:value="23.2216536306658" calcext:value-type="float">
            <text:p>23.2216536306658</text:p>
          </table:table-cell>
        </table:table-row>
        <table:table-row table:style-name="ro1">
          <table:table-cell table:formula="of:=RAND()*100" office:value-type="float" office:value="12.8608617495327" calcext:value-type="float">
            <text:p>12.8608617495327</text:p>
          </table:table-cell>
          <table:table-cell table:formula="of:=RAND()*100" office:value-type="float" office:value="44.7048371226793" calcext:value-type="float">
            <text:p>44.7048371226793</text:p>
          </table:table-cell>
          <table:table-cell table:formula="of:=[.A326]*0.987+[.B326]*-0.1+1" office:value-type="float" office:value="9.22318683452089" calcext:value-type="float">
            <text:p>9.22318683452089</text:p>
          </table:table-cell>
        </table:table-row>
        <table:table-row table:style-name="ro1">
          <table:table-cell table:formula="of:=RAND()*100" office:value-type="float" office:value="72.6925572607414" calcext:value-type="float">
            <text:p>72.6925572607414</text:p>
          </table:table-cell>
          <table:table-cell table:formula="of:=RAND()*100" office:value-type="float" office:value="1.6863111609855" calcext:value-type="float">
            <text:p>1.6863111609855</text:p>
          </table:table-cell>
          <table:table-cell table:formula="of:=[.A327]*0.987+[.B327]*-0.1+1" office:value-type="float" office:value="72.5789229002532" calcext:value-type="float">
            <text:p>72.5789229002532</text:p>
          </table:table-cell>
        </table:table-row>
        <table:table-row table:style-name="ro1">
          <table:table-cell table:formula="of:=RAND()*100" office:value-type="float" office:value="18.4479468153288" calcext:value-type="float">
            <text:p>18.4479468153288</text:p>
          </table:table-cell>
          <table:table-cell table:formula="of:=RAND()*100" office:value-type="float" office:value="70.3406175155062" calcext:value-type="float">
            <text:p>70.3406175155062</text:p>
          </table:table-cell>
          <table:table-cell table:formula="of:=[.A328]*0.987+[.B328]*-0.1+1" office:value-type="float" office:value="12.1740617551789" calcext:value-type="float">
            <text:p>12.1740617551789</text:p>
          </table:table-cell>
        </table:table-row>
        <table:table-row table:style-name="ro1">
          <table:table-cell table:formula="of:=RAND()*100" office:value-type="float" office:value="94.6738903003891" calcext:value-type="float">
            <text:p>94.6738903003891</text:p>
          </table:table-cell>
          <table:table-cell table:formula="of:=RAND()*100" office:value-type="float" office:value="86.869208884015" calcext:value-type="float">
            <text:p>86.869208884015</text:p>
          </table:table-cell>
          <table:table-cell table:formula="of:=[.A329]*0.987+[.B329]*-0.1+1" office:value-type="float" office:value="85.7562088380825" calcext:value-type="float">
            <text:p>85.7562088380825</text:p>
          </table:table-cell>
        </table:table-row>
        <table:table-row table:style-name="ro1">
          <table:table-cell table:formula="of:=RAND()*100" office:value-type="float" office:value="97.5122633296022" calcext:value-type="float">
            <text:p>97.5122633296022</text:p>
          </table:table-cell>
          <table:table-cell table:formula="of:=RAND()*100" office:value-type="float" office:value="49.7975340349554" calcext:value-type="float">
            <text:p>49.7975340349554</text:p>
          </table:table-cell>
          <table:table-cell table:formula="of:=[.A330]*0.987+[.B330]*-0.1+1" office:value-type="float" office:value="92.2648505028219" calcext:value-type="float">
            <text:p>92.2648505028219</text:p>
          </table:table-cell>
        </table:table-row>
        <table:table-row table:style-name="ro1">
          <table:table-cell table:formula="of:=RAND()*100" office:value-type="float" office:value="56.440433449335" calcext:value-type="float">
            <text:p>56.440433449335</text:p>
          </table:table-cell>
          <table:table-cell table:formula="of:=RAND()*100" office:value-type="float" office:value="60.5372418270021" calcext:value-type="float">
            <text:p>60.5372418270021</text:p>
          </table:table-cell>
          <table:table-cell table:formula="of:=[.A331]*0.987+[.B331]*-0.1+1" office:value-type="float" office:value="50.6529836317934" calcext:value-type="float">
            <text:p>50.6529836317934</text:p>
          </table:table-cell>
        </table:table-row>
        <table:table-row table:style-name="ro1">
          <table:table-cell table:formula="of:=RAND()*100" office:value-type="float" office:value="62.3742079501408" calcext:value-type="float">
            <text:p>62.3742079501408</text:p>
          </table:table-cell>
          <table:table-cell table:formula="of:=RAND()*100" office:value-type="float" office:value="34.0407781784954" calcext:value-type="float">
            <text:p>34.0407781784954</text:p>
          </table:table-cell>
          <table:table-cell table:formula="of:=[.A332]*0.987+[.B332]*-0.1+1" office:value-type="float" office:value="59.1592654289394" calcext:value-type="float">
            <text:p>59.1592654289394</text:p>
          </table:table-cell>
        </table:table-row>
        <table:table-row table:style-name="ro1">
          <table:table-cell table:formula="of:=RAND()*100" office:value-type="float" office:value="34.728311607688" calcext:value-type="float">
            <text:p>34.728311607688</text:p>
          </table:table-cell>
          <table:table-cell table:formula="of:=RAND()*100" office:value-type="float" office:value="65.7456687644618" calcext:value-type="float">
            <text:p>65.7456687644618</text:p>
          </table:table-cell>
          <table:table-cell table:formula="of:=[.A333]*0.987+[.B333]*-0.1+1" office:value-type="float" office:value="28.7022766803418" calcext:value-type="float">
            <text:p>28.7022766803418</text:p>
          </table:table-cell>
        </table:table-row>
        <table:table-row table:style-name="ro1">
          <table:table-cell table:formula="of:=RAND()*100" office:value-type="float" office:value="5.84947713027512" calcext:value-type="float">
            <text:p>5.84947713027512</text:p>
          </table:table-cell>
          <table:table-cell table:formula="of:=RAND()*100" office:value-type="float" office:value="18.7103254201758" calcext:value-type="float">
            <text:p>18.7103254201758</text:p>
          </table:table-cell>
          <table:table-cell table:formula="of:=[.A334]*0.987+[.B334]*-0.1+1" office:value-type="float" office:value="4.90240138556396" calcext:value-type="float">
            <text:p>4.90240138556396</text:p>
          </table:table-cell>
        </table:table-row>
        <table:table-row table:style-name="ro1">
          <table:table-cell table:formula="of:=RAND()*100" office:value-type="float" office:value="24.1628442688015" calcext:value-type="float">
            <text:p>24.1628442688015</text:p>
          </table:table-cell>
          <table:table-cell table:formula="of:=RAND()*100" office:value-type="float" office:value="59.2798268297072" calcext:value-type="float">
            <text:p>59.2798268297072</text:p>
          </table:table-cell>
          <table:table-cell table:formula="of:=[.A335]*0.987+[.B335]*-0.1+1" office:value-type="float" office:value="18.9207446103364" calcext:value-type="float">
            <text:p>18.9207446103364</text:p>
          </table:table-cell>
        </table:table-row>
        <table:table-row table:style-name="ro1">
          <table:table-cell table:formula="of:=RAND()*100" office:value-type="float" office:value="49.6920361260003" calcext:value-type="float">
            <text:p>49.6920361260003</text:p>
          </table:table-cell>
          <table:table-cell table:formula="of:=RAND()*100" office:value-type="float" office:value="58.0190985222229" calcext:value-type="float">
            <text:p>58.0190985222229</text:p>
          </table:table-cell>
          <table:table-cell table:formula="of:=[.A336]*0.987+[.B336]*-0.1+1" office:value-type="float" office:value="44.24412980414" calcext:value-type="float">
            <text:p>44.24412980414</text:p>
          </table:table-cell>
        </table:table-row>
        <table:table-row table:style-name="ro1">
          <table:table-cell table:formula="of:=RAND()*100" office:value-type="float" office:value="47.0674926292382" calcext:value-type="float">
            <text:p>47.0674926292382</text:p>
          </table:table-cell>
          <table:table-cell table:formula="of:=RAND()*100" office:value-type="float" office:value="69.1450205506699" calcext:value-type="float">
            <text:p>69.1450205506699</text:p>
          </table:table-cell>
          <table:table-cell table:formula="of:=[.A337]*0.987+[.B337]*-0.1+1" office:value-type="float" office:value="40.5411131699911" calcext:value-type="float">
            <text:p>40.5411131699911</text:p>
          </table:table-cell>
        </table:table-row>
        <table:table-row table:style-name="ro1">
          <table:table-cell table:formula="of:=RAND()*100" office:value-type="float" office:value="52.2087183391199" calcext:value-type="float">
            <text:p>52.2087183391199</text:p>
          </table:table-cell>
          <table:table-cell table:formula="of:=RAND()*100" office:value-type="float" office:value="93.2121474413786" calcext:value-type="float">
            <text:p>93.2121474413786</text:p>
          </table:table-cell>
          <table:table-cell table:formula="of:=[.A338]*0.987+[.B338]*-0.1+1" office:value-type="float" office:value="43.2087902565734" calcext:value-type="float">
            <text:p>43.2087902565734</text:p>
          </table:table-cell>
        </table:table-row>
        <table:table-row table:style-name="ro1">
          <table:table-cell table:formula="of:=RAND()*100" office:value-type="float" office:value="56.4454056237654" calcext:value-type="float">
            <text:p>56.4454056237654</text:p>
          </table:table-cell>
          <table:table-cell table:formula="of:=RAND()*100" office:value-type="float" office:value="44.9889591681199" calcext:value-type="float">
            <text:p>44.9889591681199</text:p>
          </table:table-cell>
          <table:table-cell table:formula="of:=[.A339]*0.987+[.B339]*-0.1+1" office:value-type="float" office:value="52.2127194338445" calcext:value-type="float">
            <text:p>52.2127194338445</text:p>
          </table:table-cell>
        </table:table-row>
        <table:table-row table:style-name="ro1">
          <table:table-cell table:formula="of:=RAND()*100" office:value-type="float" office:value="59.8993971674549" calcext:value-type="float">
            <text:p>59.8993971674549</text:p>
          </table:table-cell>
          <table:table-cell table:formula="of:=RAND()*100" office:value-type="float" office:value="2.60426182675107" calcext:value-type="float">
            <text:p>2.60426182675107</text:p>
          </table:table-cell>
          <table:table-cell table:formula="of:=[.A340]*0.987+[.B340]*-0.1+1" office:value-type="float" office:value="59.8602788216029" calcext:value-type="float">
            <text:p>59.8602788216029</text:p>
          </table:table-cell>
        </table:table-row>
        <table:table-row table:style-name="ro1">
          <table:table-cell table:formula="of:=RAND()*100" office:value-type="float" office:value="45.7893427899795" calcext:value-type="float">
            <text:p>45.7893427899795</text:p>
          </table:table-cell>
          <table:table-cell table:formula="of:=RAND()*100" office:value-type="float" office:value="37.9743813082521" calcext:value-type="float">
            <text:p>37.9743813082521</text:p>
          </table:table-cell>
          <table:table-cell table:formula="of:=[.A341]*0.987+[.B341]*-0.1+1" office:value-type="float" office:value="42.3966432028846" calcext:value-type="float">
            <text:p>42.3966432028846</text:p>
          </table:table-cell>
        </table:table-row>
        <table:table-row table:style-name="ro1">
          <table:table-cell table:formula="of:=RAND()*100" office:value-type="float" office:value="93.2152470078011" calcext:value-type="float">
            <text:p>93.2152470078011</text:p>
          </table:table-cell>
          <table:table-cell table:formula="of:=RAND()*100" office:value-type="float" office:value="4.9128550318934" calcext:value-type="float">
            <text:p>4.9128550318934</text:p>
          </table:table-cell>
          <table:table-cell table:formula="of:=[.A342]*0.987+[.B342]*-0.1+1" office:value-type="float" office:value="92.5121632935103" calcext:value-type="float">
            <text:p>92.5121632935103</text:p>
          </table:table-cell>
        </table:table-row>
        <table:table-row table:style-name="ro1">
          <table:table-cell table:formula="of:=RAND()*100" office:value-type="float" office:value="35.9246304686758" calcext:value-type="float">
            <text:p>35.9246304686758</text:p>
          </table:table-cell>
          <table:table-cell table:formula="of:=RAND()*100" office:value-type="float" office:value="71.1427319328983" calcext:value-type="float">
            <text:p>71.1427319328983</text:p>
          </table:table-cell>
          <table:table-cell table:formula="of:=[.A343]*0.987+[.B343]*-0.1+1" office:value-type="float" office:value="29.3433370792932" calcext:value-type="float">
            <text:p>29.3433370792932</text:p>
          </table:table-cell>
        </table:table-row>
        <table:table-row table:style-name="ro1">
          <table:table-cell table:formula="of:=RAND()*100" office:value-type="float" office:value="95.1643921928971" calcext:value-type="float">
            <text:p>95.1643921928971</text:p>
          </table:table-cell>
          <table:table-cell table:formula="of:=RAND()*100" office:value-type="float" office:value="22.9756531553586" calcext:value-type="float">
            <text:p>22.9756531553586</text:p>
          </table:table-cell>
          <table:table-cell table:formula="of:=[.A344]*0.987+[.B344]*-0.1+1" office:value-type="float" office:value="92.6296897788536" calcext:value-type="float">
            <text:p>92.6296897788536</text:p>
          </table:table-cell>
        </table:table-row>
        <table:table-row table:style-name="ro1">
          <table:table-cell table:formula="of:=RAND()*100" office:value-type="float" office:value="29.9823271374173" calcext:value-type="float">
            <text:p>29.9823271374173</text:p>
          </table:table-cell>
          <table:table-cell table:formula="of:=RAND()*100" office:value-type="float" office:value="5.33732401563324" calcext:value-type="float">
            <text:p>5.33732401563324</text:p>
          </table:table-cell>
          <table:table-cell table:formula="of:=[.A345]*0.987+[.B345]*-0.1+1" office:value-type="float" office:value="30.0588244830675" calcext:value-type="float">
            <text:p>30.0588244830675</text:p>
          </table:table-cell>
        </table:table-row>
        <table:table-row table:style-name="ro1">
          <table:table-cell table:formula="of:=RAND()*100" office:value-type="float" office:value="71.2877691288478" calcext:value-type="float">
            <text:p>71.2877691288478</text:p>
          </table:table-cell>
          <table:table-cell table:formula="of:=RAND()*100" office:value-type="float" office:value="60.9881187564909" calcext:value-type="float">
            <text:p>60.9881187564909</text:p>
          </table:table-cell>
          <table:table-cell table:formula="of:=[.A346]*0.987+[.B346]*-0.1+1" office:value-type="float" office:value="65.2622162545237" calcext:value-type="float">
            <text:p>65.2622162545237</text:p>
          </table:table-cell>
        </table:table-row>
        <table:table-row table:style-name="ro1">
          <table:table-cell table:formula="of:=RAND()*100" office:value-type="float" office:value="87.1131820915794" calcext:value-type="float">
            <text:p>87.1131820915794</text:p>
          </table:table-cell>
          <table:table-cell table:formula="of:=RAND()*100" office:value-type="float" office:value="11.9537843876794" calcext:value-type="float">
            <text:p>11.9537843876794</text:p>
          </table:table-cell>
          <table:table-cell table:formula="of:=[.A347]*0.987+[.B347]*-0.1+1" office:value-type="float" office:value="85.7853322856209" calcext:value-type="float">
            <text:p>85.7853322856209</text:p>
          </table:table-cell>
        </table:table-row>
        <table:table-row table:style-name="ro1">
          <table:table-cell table:formula="of:=RAND()*100" office:value-type="float" office:value="8.03546644392066" calcext:value-type="float">
            <text:p>8.03546644392066</text:p>
          </table:table-cell>
          <table:table-cell table:formula="of:=RAND()*100" office:value-type="float" office:value="32.4163678136081" calcext:value-type="float">
            <text:p>32.4163678136081</text:p>
          </table:table-cell>
          <table:table-cell table:formula="of:=[.A348]*0.987+[.B348]*-0.1+1" office:value-type="float" office:value="5.68936859878887" calcext:value-type="float">
            <text:p>5.68936859878887</text:p>
          </table:table-cell>
        </table:table-row>
        <table:table-row table:style-name="ro1">
          <table:table-cell table:formula="of:=RAND()*100" office:value-type="float" office:value="36.1902872149388" calcext:value-type="float">
            <text:p>36.1902872149388</text:p>
          </table:table-cell>
          <table:table-cell table:formula="of:=RAND()*100" office:value-type="float" office:value="23.2171122788134" calcext:value-type="float">
            <text:p>23.2171122788134</text:p>
          </table:table-cell>
          <table:table-cell table:formula="of:=[.A349]*0.987+[.B349]*-0.1+1" office:value-type="float" office:value="34.3981022532632" calcext:value-type="float">
            <text:p>34.3981022532632</text:p>
          </table:table-cell>
        </table:table-row>
        <table:table-row table:style-name="ro1">
          <table:table-cell table:formula="of:=RAND()*100" office:value-type="float" office:value="25.4720356167086" calcext:value-type="float">
            <text:p>25.4720356167086</text:p>
          </table:table-cell>
          <table:table-cell table:formula="of:=RAND()*100" office:value-type="float" office:value="0.250251267841172" calcext:value-type="float">
            <text:p>0.250251267841172</text:p>
          </table:table-cell>
          <table:table-cell table:formula="of:=[.A350]*0.987+[.B350]*-0.1+1" office:value-type="float" office:value="26.1158740269073" calcext:value-type="float">
            <text:p>26.1158740269073</text:p>
          </table:table-cell>
        </table:table-row>
        <table:table-row table:style-name="ro1">
          <table:table-cell table:formula="of:=RAND()*100" office:value-type="float" office:value="14.0077602184617" calcext:value-type="float">
            <text:p>14.0077602184617</text:p>
          </table:table-cell>
          <table:table-cell table:formula="of:=RAND()*100" office:value-type="float" office:value="62.9273697399333" calcext:value-type="float">
            <text:p>62.9273697399333</text:p>
          </table:table-cell>
          <table:table-cell table:formula="of:=[.A351]*0.987+[.B351]*-0.1+1" office:value-type="float" office:value="8.53292236162837" calcext:value-type="float">
            <text:p>8.53292236162837</text:p>
          </table:table-cell>
        </table:table-row>
        <table:table-row table:style-name="ro1">
          <table:table-cell table:formula="of:=RAND()*100" office:value-type="float" office:value="53.4745973440343" calcext:value-type="float">
            <text:p>53.4745973440343</text:p>
          </table:table-cell>
          <table:table-cell table:formula="of:=RAND()*100" office:value-type="float" office:value="88.8440521071863" calcext:value-type="float">
            <text:p>88.8440521071863</text:p>
          </table:table-cell>
          <table:table-cell table:formula="of:=[.A352]*0.987+[.B352]*-0.1+1" office:value-type="float" office:value="44.8950223678432" calcext:value-type="float">
            <text:p>44.8950223678432</text:p>
          </table:table-cell>
        </table:table-row>
        <table:table-row table:style-name="ro1">
          <table:table-cell table:formula="of:=RAND()*100" office:value-type="float" office:value="38.5331203239952" calcext:value-type="float">
            <text:p>38.5331203239952</text:p>
          </table:table-cell>
          <table:table-cell table:formula="of:=RAND()*100" office:value-type="float" office:value="46.6937251643709" calcext:value-type="float">
            <text:p>46.6937251643709</text:p>
          </table:table-cell>
          <table:table-cell table:formula="of:=[.A353]*0.987+[.B353]*-0.1+1" office:value-type="float" office:value="34.3628172433462" calcext:value-type="float">
            <text:p>34.3628172433462</text:p>
          </table:table-cell>
        </table:table-row>
        <table:table-row table:style-name="ro1">
          <table:table-cell table:formula="of:=RAND()*100" office:value-type="float" office:value="51.0902979141682" calcext:value-type="float">
            <text:p>51.0902979141682</text:p>
          </table:table-cell>
          <table:table-cell table:formula="of:=RAND()*100" office:value-type="float" office:value="38.5886452491494" calcext:value-type="float">
            <text:p>38.5886452491494</text:p>
          </table:table-cell>
          <table:table-cell table:formula="of:=[.A354]*0.987+[.B354]*-0.1+1" office:value-type="float" office:value="47.5672595163691" calcext:value-type="float">
            <text:p>47.5672595163691</text:p>
          </table:table-cell>
        </table:table-row>
        <table:table-row table:style-name="ro1">
          <table:table-cell table:formula="of:=RAND()*100" office:value-type="float" office:value="83.5414765728454" calcext:value-type="float">
            <text:p>83.5414765728454</text:p>
          </table:table-cell>
          <table:table-cell table:formula="of:=RAND()*100" office:value-type="float" office:value="87.443029182006" calcext:value-type="float">
            <text:p>87.443029182006</text:p>
          </table:table-cell>
          <table:table-cell table:formula="of:=[.A355]*0.987+[.B355]*-0.1+1" office:value-type="float" office:value="74.7111344591978" calcext:value-type="float">
            <text:p>74.7111344591978</text:p>
          </table:table-cell>
        </table:table-row>
        <table:table-row table:style-name="ro1">
          <table:table-cell table:formula="of:=RAND()*100" office:value-type="float" office:value="71.1594975286827" calcext:value-type="float">
            <text:p>71.1594975286827</text:p>
          </table:table-cell>
          <table:table-cell table:formula="of:=RAND()*100" office:value-type="float" office:value="96.8910242891052" calcext:value-type="float">
            <text:p>96.8910242891052</text:p>
          </table:table-cell>
          <table:table-cell table:formula="of:=[.A356]*0.987+[.B356]*-0.1+1" office:value-type="float" office:value="61.5453216318993" calcext:value-type="float">
            <text:p>61.5453216318993</text:p>
          </table:table-cell>
        </table:table-row>
        <table:table-row table:style-name="ro1">
          <table:table-cell table:formula="of:=RAND()*100" office:value-type="float" office:value="2.1583155881882" calcext:value-type="float">
            <text:p>2.1583155881882</text:p>
          </table:table-cell>
          <table:table-cell table:formula="of:=RAND()*100" office:value-type="float" office:value="69.9936005869895" calcext:value-type="float">
            <text:p>69.9936005869895</text:p>
          </table:table-cell>
          <table:table-cell table:formula="of:=[.A357]*0.987+[.B357]*-0.1+1" office:value-type="float" office:value="-3.8691025731572" calcext:value-type="float">
            <text:p>-3.8691025731572</text:p>
          </table:table-cell>
        </table:table-row>
        <table:table-row table:style-name="ro1">
          <table:table-cell table:formula="of:=RAND()*100" office:value-type="float" office:value="96.6219209714368" calcext:value-type="float">
            <text:p>96.6219209714368</text:p>
          </table:table-cell>
          <table:table-cell table:formula="of:=RAND()*100" office:value-type="float" office:value="91.7100115314046" calcext:value-type="float">
            <text:p>91.7100115314046</text:p>
          </table:table-cell>
          <table:table-cell table:formula="of:=[.A358]*0.987+[.B358]*-0.1+1" office:value-type="float" office:value="87.1948348456677" calcext:value-type="float">
            <text:p>87.1948348456677</text:p>
          </table:table-cell>
        </table:table-row>
        <table:table-row table:style-name="ro1">
          <table:table-cell table:formula="of:=RAND()*100" office:value-type="float" office:value="20.6089105670888" calcext:value-type="float">
            <text:p>20.6089105670888</text:p>
          </table:table-cell>
          <table:table-cell table:formula="of:=RAND()*100" office:value-type="float" office:value="69.697508593096" calcext:value-type="float">
            <text:p>69.697508593096</text:p>
          </table:table-cell>
          <table:table-cell table:formula="of:=[.A359]*0.987+[.B359]*-0.1+1" office:value-type="float" office:value="14.3712438704071" calcext:value-type="float">
            <text:p>14.3712438704071</text:p>
          </table:table-cell>
        </table:table-row>
        <table:table-row table:style-name="ro1">
          <table:table-cell table:formula="of:=RAND()*100" office:value-type="float" office:value="89.7947625406016" calcext:value-type="float">
            <text:p>89.7947625406016</text:p>
          </table:table-cell>
          <table:table-cell table:formula="of:=RAND()*100" office:value-type="float" office:value="40.6903996566515" calcext:value-type="float">
            <text:p>40.6903996566515</text:p>
          </table:table-cell>
          <table:table-cell table:formula="of:=[.A360]*0.987+[.B360]*-0.1+1" office:value-type="float" office:value="85.5583906619086" calcext:value-type="float">
            <text:p>85.5583906619086</text:p>
          </table:table-cell>
        </table:table-row>
        <table:table-row table:style-name="ro1">
          <table:table-cell table:formula="of:=RAND()*100" office:value-type="float" office:value="8.95966790432545" calcext:value-type="float">
            <text:p>8.95966790432545</text:p>
          </table:table-cell>
          <table:table-cell table:formula="of:=RAND()*100" office:value-type="float" office:value="97.3705676254313" calcext:value-type="float">
            <text:p>97.3705676254313</text:p>
          </table:table-cell>
          <table:table-cell table:formula="of:=[.A361]*0.987+[.B361]*-0.1+1" office:value-type="float" office:value="0.106135459026081" calcext:value-type="float">
            <text:p>0.106135459026081</text:p>
          </table:table-cell>
        </table:table-row>
        <table:table-row table:style-name="ro1">
          <table:table-cell table:formula="of:=RAND()*100" office:value-type="float" office:value="8.41832400294225" calcext:value-type="float">
            <text:p>8.41832400294225</text:p>
          </table:table-cell>
          <table:table-cell table:formula="of:=RAND()*100" office:value-type="float" office:value="39.2233670696365" calcext:value-type="float">
            <text:p>39.2233670696365</text:p>
          </table:table-cell>
          <table:table-cell table:formula="of:=[.A362]*0.987+[.B362]*-0.1+1" office:value-type="float" office:value="5.38654908394035" calcext:value-type="float">
            <text:p>5.38654908394035</text:p>
          </table:table-cell>
        </table:table-row>
        <table:table-row table:style-name="ro1">
          <table:table-cell table:formula="of:=RAND()*100" office:value-type="float" office:value="29.1268356419322" calcext:value-type="float">
            <text:p>29.1268356419322</text:p>
          </table:table-cell>
          <table:table-cell table:formula="of:=RAND()*100" office:value-type="float" office:value="78.7996199002889" calcext:value-type="float">
            <text:p>78.7996199002889</text:p>
          </table:table-cell>
          <table:table-cell table:formula="of:=[.A363]*0.987+[.B363]*-0.1+1" office:value-type="float" office:value="21.8682247885582" calcext:value-type="float">
            <text:p>21.8682247885582</text:p>
          </table:table-cell>
        </table:table-row>
        <table:table-row table:style-name="ro1">
          <table:table-cell table:formula="of:=RAND()*100" office:value-type="float" office:value="68.3898252184601" calcext:value-type="float">
            <text:p>68.3898252184601</text:p>
          </table:table-cell>
          <table:table-cell table:formula="of:=RAND()*100" office:value-type="float" office:value="17.6572374778342" calcext:value-type="float">
            <text:p>17.6572374778342</text:p>
          </table:table-cell>
          <table:table-cell table:formula="of:=[.A364]*0.987+[.B364]*-0.1+1" office:value-type="float" office:value="66.7350337428367" calcext:value-type="float">
            <text:p>66.7350337428367</text:p>
          </table:table-cell>
        </table:table-row>
        <table:table-row table:style-name="ro1">
          <table:table-cell table:formula="of:=RAND()*100" office:value-type="float" office:value="88.8137203565109" calcext:value-type="float">
            <text:p>88.8137203565109</text:p>
          </table:table-cell>
          <table:table-cell table:formula="of:=RAND()*100" office:value-type="float" office:value="87.8520851121342" calcext:value-type="float">
            <text:p>87.8520851121342</text:p>
          </table:table-cell>
          <table:table-cell table:formula="of:=[.A365]*0.987+[.B365]*-0.1+1" office:value-type="float" office:value="79.8739334806629" calcext:value-type="float">
            <text:p>79.8739334806629</text:p>
          </table:table-cell>
        </table:table-row>
        <table:table-row table:style-name="ro1">
          <table:table-cell table:formula="of:=RAND()*100" office:value-type="float" office:value="58.5752911032385" calcext:value-type="float">
            <text:p>58.5752911032385</text:p>
          </table:table-cell>
          <table:table-cell table:formula="of:=RAND()*100" office:value-type="float" office:value="40.9681343387456" calcext:value-type="float">
            <text:p>40.9681343387456</text:p>
          </table:table-cell>
          <table:table-cell table:formula="of:=[.A366]*0.987+[.B366]*-0.1+1" office:value-type="float" office:value="54.7169988850219" calcext:value-type="float">
            <text:p>54.7169988850219</text:p>
          </table:table-cell>
        </table:table-row>
        <table:table-row table:style-name="ro1">
          <table:table-cell table:formula="of:=RAND()*100" office:value-type="float" office:value="48.9967045091647" calcext:value-type="float">
            <text:p>48.9967045091647</text:p>
          </table:table-cell>
          <table:table-cell table:formula="of:=RAND()*100" office:value-type="float" office:value="44.5802811141657" calcext:value-type="float">
            <text:p>44.5802811141657</text:p>
          </table:table-cell>
          <table:table-cell table:formula="of:=[.A367]*0.987+[.B367]*-0.1+1" office:value-type="float" office:value="44.901719239129" calcext:value-type="float">
            <text:p>44.901719239129</text:p>
          </table:table-cell>
        </table:table-row>
        <table:table-row table:style-name="ro1">
          <table:table-cell table:formula="of:=RAND()*100" office:value-type="float" office:value="56.0316003830842" calcext:value-type="float">
            <text:p>56.0316003830842</text:p>
          </table:table-cell>
          <table:table-cell table:formula="of:=RAND()*100" office:value-type="float" office:value="55.2211301121234" calcext:value-type="float">
            <text:p>55.2211301121234</text:p>
          </table:table-cell>
          <table:table-cell table:formula="of:=[.A368]*0.987+[.B368]*-0.1+1" office:value-type="float" office:value="50.7810765668918" calcext:value-type="float">
            <text:p>50.7810765668918</text:p>
          </table:table-cell>
        </table:table-row>
        <table:table-row table:style-name="ro1">
          <table:table-cell table:formula="of:=RAND()*100" office:value-type="float" office:value="12.8670290763089" calcext:value-type="float">
            <text:p>12.8670290763089</text:p>
          </table:table-cell>
          <table:table-cell table:formula="of:=RAND()*100" office:value-type="float" office:value="46.464107447612" calcext:value-type="float">
            <text:p>46.464107447612</text:p>
          </table:table-cell>
          <table:table-cell table:formula="of:=[.A369]*0.987+[.B369]*-0.1+1" office:value-type="float" office:value="9.05334695355573" calcext:value-type="float">
            <text:p>9.05334695355573</text:p>
          </table:table-cell>
        </table:table-row>
        <table:table-row table:style-name="ro1">
          <table:table-cell table:formula="of:=RAND()*100" office:value-type="float" office:value="0.158792921778664" calcext:value-type="float">
            <text:p>0.158792921778664</text:p>
          </table:table-cell>
          <table:table-cell table:formula="of:=RAND()*100" office:value-type="float" office:value="41.3692465196745" calcext:value-type="float">
            <text:p>41.3692465196745</text:p>
          </table:table-cell>
          <table:table-cell table:formula="of:=[.A370]*0.987+[.B370]*-0.1+1" office:value-type="float" office:value="-2.98019603817191" calcext:value-type="float">
            <text:p>-2.98019603817191</text:p>
          </table:table-cell>
        </table:table-row>
        <table:table-row table:style-name="ro1">
          <table:table-cell table:formula="of:=RAND()*100" office:value-type="float" office:value="48.5690096715291" calcext:value-type="float">
            <text:p>48.5690096715291</text:p>
          </table:table-cell>
          <table:table-cell table:formula="of:=RAND()*100" office:value-type="float" office:value="86.9714410825456" calcext:value-type="float">
            <text:p>86.9714410825456</text:p>
          </table:table-cell>
          <table:table-cell table:formula="of:=[.A371]*0.987+[.B371]*-0.1+1" office:value-type="float" office:value="40.2404684375446" calcext:value-type="float">
            <text:p>40.2404684375446</text:p>
          </table:table-cell>
        </table:table-row>
        <table:table-row table:style-name="ro1">
          <table:table-cell table:formula="of:=RAND()*100" office:value-type="float" office:value="1.34152961189715" calcext:value-type="float">
            <text:p>1.34152961189715</text:p>
          </table:table-cell>
          <table:table-cell table:formula="of:=RAND()*100" office:value-type="float" office:value="89.7708945784936" calcext:value-type="float">
            <text:p>89.7708945784936</text:p>
          </table:table-cell>
          <table:table-cell table:formula="of:=[.A372]*0.987+[.B372]*-0.1+1" office:value-type="float" office:value="-6.65299973090687" calcext:value-type="float">
            <text:p>-6.65299973090687</text:p>
          </table:table-cell>
        </table:table-row>
        <table:table-row table:style-name="ro1">
          <table:table-cell table:formula="of:=RAND()*100" office:value-type="float" office:value="25.7345066232229" calcext:value-type="float">
            <text:p>25.7345066232229</text:p>
          </table:table-cell>
          <table:table-cell table:formula="of:=RAND()*100" office:value-type="float" office:value="56.8616374073333" calcext:value-type="float">
            <text:p>56.8616374073333</text:p>
          </table:table-cell>
          <table:table-cell table:formula="of:=[.A373]*0.987+[.B373]*-0.1+1" office:value-type="float" office:value="20.7137942963876" calcext:value-type="float">
            <text:p>20.7137942963876</text:p>
          </table:table-cell>
        </table:table-row>
        <table:table-row table:style-name="ro1">
          <table:table-cell table:formula="of:=RAND()*100" office:value-type="float" office:value="77.3132133270199" calcext:value-type="float">
            <text:p>77.3132133270199</text:p>
          </table:table-cell>
          <table:table-cell table:formula="of:=RAND()*100" office:value-type="float" office:value="39.7557232299076" calcext:value-type="float">
            <text:p>39.7557232299076</text:p>
          </table:table-cell>
          <table:table-cell table:formula="of:=[.A374]*0.987+[.B374]*-0.1+1" office:value-type="float" office:value="73.3325692307779" calcext:value-type="float">
            <text:p>73.3325692307779</text:p>
          </table:table-cell>
        </table:table-row>
        <table:table-row table:style-name="ro1">
          <table:table-cell table:formula="of:=RAND()*100" office:value-type="float" office:value="82.1165272390806" calcext:value-type="float">
            <text:p>82.1165272390806</text:p>
          </table:table-cell>
          <table:table-cell table:formula="of:=RAND()*100" office:value-type="float" office:value="29.4744315250088" calcext:value-type="float">
            <text:p>29.4744315250088</text:p>
          </table:table-cell>
          <table:table-cell table:formula="of:=[.A375]*0.987+[.B375]*-0.1+1" office:value-type="float" office:value="79.1015692324717" calcext:value-type="float">
            <text:p>79.1015692324717</text:p>
          </table:table-cell>
        </table:table-row>
        <table:table-row table:style-name="ro1">
          <table:table-cell table:formula="of:=RAND()*100" office:value-type="float" office:value="76.2262660769467" calcext:value-type="float">
            <text:p>76.2262660769467</text:p>
          </table:table-cell>
          <table:table-cell table:formula="of:=RAND()*100" office:value-type="float" office:value="43.1795214786516" calcext:value-type="float">
            <text:p>43.1795214786516</text:p>
          </table:table-cell>
          <table:table-cell table:formula="of:=[.A376]*0.987+[.B376]*-0.1+1" office:value-type="float" office:value="71.9173724700813" calcext:value-type="float">
            <text:p>71.9173724700813</text:p>
          </table:table-cell>
        </table:table-row>
        <table:table-row table:style-name="ro1">
          <table:table-cell table:formula="of:=RAND()*100" office:value-type="float" office:value="42.6648973678888" calcext:value-type="float">
            <text:p>42.6648973678888</text:p>
          </table:table-cell>
          <table:table-cell table:formula="of:=RAND()*100" office:value-type="float" office:value="2.00850878247495" calcext:value-type="float">
            <text:p>2.00850878247495</text:p>
          </table:table-cell>
          <table:table-cell table:formula="of:=[.A377]*0.987+[.B377]*-0.1+1" office:value-type="float" office:value="42.9094028238587" calcext:value-type="float">
            <text:p>42.9094028238587</text:p>
          </table:table-cell>
        </table:table-row>
        <table:table-row table:style-name="ro1">
          <table:table-cell table:formula="of:=RAND()*100" office:value-type="float" office:value="99.4635177173039" calcext:value-type="float">
            <text:p>99.4635177173039</text:p>
          </table:table-cell>
          <table:table-cell table:formula="of:=RAND()*100" office:value-type="float" office:value="66.5849387605807" calcext:value-type="float">
            <text:p>66.5849387605807</text:p>
          </table:table-cell>
          <table:table-cell table:formula="of:=[.A378]*0.987+[.B378]*-0.1+1" office:value-type="float" office:value="92.5119981109208" calcext:value-type="float">
            <text:p>92.5119981109208</text:p>
          </table:table-cell>
        </table:table-row>
        <table:table-row table:style-name="ro1">
          <table:table-cell table:formula="of:=RAND()*100" office:value-type="float" office:value="85.5285655399474" calcext:value-type="float">
            <text:p>85.5285655399474</text:p>
          </table:table-cell>
          <table:table-cell table:formula="of:=RAND()*100" office:value-type="float" office:value="50.8213450138435" calcext:value-type="float">
            <text:p>50.8213450138435</text:p>
          </table:table-cell>
          <table:table-cell table:formula="of:=[.A379]*0.987+[.B379]*-0.1+1" office:value-type="float" office:value="80.3345596865438" calcext:value-type="float">
            <text:p>80.3345596865438</text:p>
          </table:table-cell>
        </table:table-row>
        <table:table-row table:style-name="ro1">
          <table:table-cell table:formula="of:=RAND()*100" office:value-type="float" office:value="95.2487028645967" calcext:value-type="float">
            <text:p>95.2487028645967</text:p>
          </table:table-cell>
          <table:table-cell table:formula="of:=RAND()*100" office:value-type="float" office:value="66.503347487366" calcext:value-type="float">
            <text:p>66.503347487366</text:p>
          </table:table-cell>
          <table:table-cell table:formula="of:=[.A380]*0.987+[.B380]*-0.1+1" office:value-type="float" office:value="88.3601349786203" calcext:value-type="float">
            <text:p>88.3601349786203</text:p>
          </table:table-cell>
        </table:table-row>
        <table:table-row table:style-name="ro1">
          <table:table-cell table:formula="of:=RAND()*100" office:value-type="float" office:value="59.3792583627449" calcext:value-type="float">
            <text:p>59.3792583627449</text:p>
          </table:table-cell>
          <table:table-cell table:formula="of:=RAND()*100" office:value-type="float" office:value="43.6911203057445" calcext:value-type="float">
            <text:p>43.6911203057445</text:p>
          </table:table-cell>
          <table:table-cell table:formula="of:=[.A381]*0.987+[.B381]*-0.1+1" office:value-type="float" office:value="55.2382159734547" calcext:value-type="float">
            <text:p>55.2382159734547</text:p>
          </table:table-cell>
        </table:table-row>
        <table:table-row table:style-name="ro1">
          <table:table-cell table:formula="of:=RAND()*100" office:value-type="float" office:value="68.6869978733458" calcext:value-type="float">
            <text:p>68.6869978733458</text:p>
          </table:table-cell>
          <table:table-cell table:formula="of:=RAND()*100" office:value-type="float" office:value="41.0635589837611" calcext:value-type="float">
            <text:p>41.0635589837611</text:p>
          </table:table-cell>
          <table:table-cell table:formula="of:=[.A382]*0.987+[.B382]*-0.1+1" office:value-type="float" office:value="64.6877110026162" calcext:value-type="float">
            <text:p>64.6877110026162</text:p>
          </table:table-cell>
        </table:table-row>
        <table:table-row table:style-name="ro1">
          <table:table-cell table:formula="of:=RAND()*100" office:value-type="float" office:value="51.4373513857277" calcext:value-type="float">
            <text:p>51.4373513857277</text:p>
          </table:table-cell>
          <table:table-cell table:formula="of:=RAND()*100" office:value-type="float" office:value="24.1955976085112" calcext:value-type="float">
            <text:p>24.1955976085112</text:p>
          </table:table-cell>
          <table:table-cell table:formula="of:=[.A383]*0.987+[.B383]*-0.1+1" office:value-type="float" office:value="49.3491060568621" calcext:value-type="float">
            <text:p>49.3491060568621</text:p>
          </table:table-cell>
        </table:table-row>
        <table:table-row table:style-name="ro1">
          <table:table-cell table:formula="of:=RAND()*100" office:value-type="float" office:value="57.3335512296055" calcext:value-type="float">
            <text:p>57.3335512296055</text:p>
          </table:table-cell>
          <table:table-cell table:formula="of:=RAND()*100" office:value-type="float" office:value="91.4337100560436" calcext:value-type="float">
            <text:p>91.4337100560436</text:p>
          </table:table-cell>
          <table:table-cell table:formula="of:=[.A384]*0.987+[.B384]*-0.1+1" office:value-type="float" office:value="48.4448440580163" calcext:value-type="float">
            <text:p>48.4448440580163</text:p>
          </table:table-cell>
        </table:table-row>
        <table:table-row table:style-name="ro1">
          <table:table-cell table:formula="of:=RAND()*100" office:value-type="float" office:value="9.37264528684265" calcext:value-type="float">
            <text:p>9.37264528684265</text:p>
          </table:table-cell>
          <table:table-cell table:formula="of:=RAND()*100" office:value-type="float" office:value="17.5825848312971" calcext:value-type="float">
            <text:p>17.5825848312971</text:p>
          </table:table-cell>
          <table:table-cell table:formula="of:=[.A385]*0.987+[.B385]*-0.1+1" office:value-type="float" office:value="8.49254241498398" calcext:value-type="float">
            <text:p>8.49254241498398</text:p>
          </table:table-cell>
        </table:table-row>
        <table:table-row table:style-name="ro1">
          <table:table-cell table:formula="of:=RAND()*100" office:value-type="float" office:value="82.6338501034091" calcext:value-type="float">
            <text:p>82.6338501034091</text:p>
          </table:table-cell>
          <table:table-cell table:formula="of:=RAND()*100" office:value-type="float" office:value="36.2527492397657" calcext:value-type="float">
            <text:p>36.2527492397657</text:p>
          </table:table-cell>
          <table:table-cell table:formula="of:=[.A386]*0.987+[.B386]*-0.1+1" office:value-type="float" office:value="78.9343351280882" calcext:value-type="float">
            <text:p>78.9343351280882</text:p>
          </table:table-cell>
        </table:table-row>
        <table:table-row table:style-name="ro1">
          <table:table-cell table:formula="of:=RAND()*100" office:value-type="float" office:value="37.0545720575816" calcext:value-type="float">
            <text:p>37.0545720575816</text:p>
          </table:table-cell>
          <table:table-cell table:formula="of:=RAND()*100" office:value-type="float" office:value="76.660702585877" calcext:value-type="float">
            <text:p>76.660702585877</text:p>
          </table:table-cell>
          <table:table-cell table:formula="of:=[.A387]*0.987+[.B387]*-0.1+1" office:value-type="float" office:value="29.9067923622453" calcext:value-type="float">
            <text:p>29.9067923622453</text:p>
          </table:table-cell>
        </table:table-row>
        <table:table-row table:style-name="ro1">
          <table:table-cell table:formula="of:=RAND()*100" office:value-type="float" office:value="29.6459752490815" calcext:value-type="float">
            <text:p>29.6459752490815</text:p>
          </table:table-cell>
          <table:table-cell table:formula="of:=RAND()*100" office:value-type="float" office:value="93.9481751606367" calcext:value-type="float">
            <text:p>93.9481751606367</text:p>
          </table:table-cell>
          <table:table-cell table:formula="of:=[.A388]*0.987+[.B388]*-0.1+1" office:value-type="float" office:value="20.8657600547798" calcext:value-type="float">
            <text:p>20.8657600547798</text:p>
          </table:table-cell>
        </table:table-row>
        <table:table-row table:style-name="ro1">
          <table:table-cell table:formula="of:=RAND()*100" office:value-type="float" office:value="33.9081975921846" calcext:value-type="float">
            <text:p>33.9081975921846</text:p>
          </table:table-cell>
          <table:table-cell table:formula="of:=RAND()*100" office:value-type="float" office:value="19.2469518575908" calcext:value-type="float">
            <text:p>19.2469518575908</text:p>
          </table:table-cell>
          <table:table-cell table:formula="of:=[.A389]*0.987+[.B389]*-0.1+1" office:value-type="float" office:value="32.5426958377271" calcext:value-type="float">
            <text:p>32.5426958377271</text:p>
          </table:table-cell>
        </table:table-row>
        <table:table-row table:style-name="ro1">
          <table:table-cell table:formula="of:=RAND()*100" office:value-type="float" office:value="19.3493806527285" calcext:value-type="float">
            <text:p>19.3493806527285</text:p>
          </table:table-cell>
          <table:table-cell table:formula="of:=RAND()*100" office:value-type="float" office:value="71.9712533601028" calcext:value-type="float">
            <text:p>71.9712533601028</text:p>
          </table:table-cell>
          <table:table-cell table:formula="of:=[.A390]*0.987+[.B390]*-0.1+1" office:value-type="float" office:value="12.9007133682327" calcext:value-type="float">
            <text:p>12.9007133682327</text:p>
          </table:table-cell>
        </table:table-row>
        <table:table-row table:style-name="ro1">
          <table:table-cell table:formula="of:=RAND()*100" office:value-type="float" office:value="85.151963159004" calcext:value-type="float">
            <text:p>85.151963159004</text:p>
          </table:table-cell>
          <table:table-cell table:formula="of:=RAND()*100" office:value-type="float" office:value="10.5798894850501" calcext:value-type="float">
            <text:p>10.5798894850501</text:p>
          </table:table-cell>
          <table:table-cell table:formula="of:=[.A391]*0.987+[.B391]*-0.1+1" office:value-type="float" office:value="83.986998689432" calcext:value-type="float">
            <text:p>83.986998689432</text:p>
          </table:table-cell>
        </table:table-row>
        <table:table-row table:style-name="ro1">
          <table:table-cell table:formula="of:=RAND()*100" office:value-type="float" office:value="26.6099275310616" calcext:value-type="float">
            <text:p>26.6099275310616</text:p>
          </table:table-cell>
          <table:table-cell table:formula="of:=RAND()*100" office:value-type="float" office:value="96.870032046238" calcext:value-type="float">
            <text:p>96.870032046238</text:p>
          </table:table-cell>
          <table:table-cell table:formula="of:=[.A392]*0.987+[.B392]*-0.1+1" office:value-type="float" office:value="17.576995268534" calcext:value-type="float">
            <text:p>17.576995268534</text:p>
          </table:table-cell>
        </table:table-row>
        <table:table-row table:style-name="ro1">
          <table:table-cell table:formula="of:=RAND()*100" office:value-type="float" office:value="25.5778889299477" calcext:value-type="float">
            <text:p>25.5778889299477</text:p>
          </table:table-cell>
          <table:table-cell table:formula="of:=RAND()*100" office:value-type="float" office:value="44.4122926807316" calcext:value-type="float">
            <text:p>44.4122926807316</text:p>
          </table:table-cell>
          <table:table-cell table:formula="of:=[.A393]*0.987+[.B393]*-0.1+1" office:value-type="float" office:value="21.8041471057852" calcext:value-type="float">
            <text:p>21.8041471057852</text:p>
          </table:table-cell>
        </table:table-row>
        <table:table-row table:style-name="ro1">
          <table:table-cell table:formula="of:=RAND()*100" office:value-type="float" office:value="50.5697895644108" calcext:value-type="float">
            <text:p>50.5697895644108</text:p>
          </table:table-cell>
          <table:table-cell table:formula="of:=RAND()*100" office:value-type="float" office:value="32.1752360648379" calcext:value-type="float">
            <text:p>32.1752360648379</text:p>
          </table:table-cell>
          <table:table-cell table:formula="of:=[.A394]*0.987+[.B394]*-0.1+1" office:value-type="float" office:value="47.6948586935896" calcext:value-type="float">
            <text:p>47.6948586935896</text:p>
          </table:table-cell>
        </table:table-row>
        <table:table-row table:style-name="ro1">
          <table:table-cell table:formula="of:=RAND()*100" office:value-type="float" office:value="60.2259564764368" calcext:value-type="float">
            <text:p>60.2259564764368</text:p>
          </table:table-cell>
          <table:table-cell table:formula="of:=RAND()*100" office:value-type="float" office:value="90.530890369949" calcext:value-type="float">
            <text:p>90.530890369949</text:p>
          </table:table-cell>
          <table:table-cell table:formula="of:=[.A395]*0.987+[.B395]*-0.1+1" office:value-type="float" office:value="51.3899300052483" calcext:value-type="float">
            <text:p>51.3899300052483</text:p>
          </table:table-cell>
        </table:table-row>
        <table:table-row table:style-name="ro1">
          <table:table-cell table:formula="of:=RAND()*100" office:value-type="float" office:value="44.2019955233153" calcext:value-type="float">
            <text:p>44.2019955233153</text:p>
          </table:table-cell>
          <table:table-cell table:formula="of:=RAND()*100" office:value-type="float" office:value="12.3652499527907" calcext:value-type="float">
            <text:p>12.3652499527907</text:p>
          </table:table-cell>
          <table:table-cell table:formula="of:=[.A396]*0.987+[.B396]*-0.1+1" office:value-type="float" office:value="43.3908445862331" calcext:value-type="float">
            <text:p>43.3908445862331</text:p>
          </table:table-cell>
        </table:table-row>
        <table:table-row table:style-name="ro1">
          <table:table-cell table:formula="of:=RAND()*100" office:value-type="float" office:value="36.8690793454808" calcext:value-type="float">
            <text:p>36.8690793454808</text:p>
          </table:table-cell>
          <table:table-cell table:formula="of:=RAND()*100" office:value-type="float" office:value="33.1578471851727" calcext:value-type="float">
            <text:p>33.1578471851727</text:p>
          </table:table-cell>
          <table:table-cell table:formula="of:=[.A397]*0.987+[.B397]*-0.1+1" office:value-type="float" office:value="34.0739965954723" calcext:value-type="float">
            <text:p>34.0739965954723</text:p>
          </table:table-cell>
        </table:table-row>
        <table:table-row table:style-name="ro1">
          <table:table-cell table:formula="of:=RAND()*100" office:value-type="float" office:value="45.7524248963142" calcext:value-type="float">
            <text:p>45.7524248963142</text:p>
          </table:table-cell>
          <table:table-cell table:formula="of:=RAND()*100" office:value-type="float" office:value="17.2895164727895" calcext:value-type="float">
            <text:p>17.2895164727895</text:p>
          </table:table-cell>
          <table:table-cell table:formula="of:=[.A398]*0.987+[.B398]*-0.1+1" office:value-type="float" office:value="44.4286917253832" calcext:value-type="float">
            <text:p>44.4286917253832</text:p>
          </table:table-cell>
        </table:table-row>
        <table:table-row table:style-name="ro1">
          <table:table-cell table:formula="of:=RAND()*100" office:value-type="float" office:value="41.5102731175212" calcext:value-type="float">
            <text:p>41.5102731175212</text:p>
          </table:table-cell>
          <table:table-cell table:formula="of:=RAND()*100" office:value-type="float" office:value="17.0989276061576" calcext:value-type="float">
            <text:p>17.0989276061576</text:p>
          </table:table-cell>
          <table:table-cell table:formula="of:=[.A399]*0.987+[.B399]*-0.1+1" office:value-type="float" office:value="40.2607468063776" calcext:value-type="float">
            <text:p>40.2607468063776</text:p>
          </table:table-cell>
        </table:table-row>
        <table:table-row table:style-name="ro1">
          <table:table-cell table:formula="of:=RAND()*100" office:value-type="float" office:value="65.4600217027239" calcext:value-type="float">
            <text:p>65.4600217027239</text:p>
          </table:table-cell>
          <table:table-cell table:formula="of:=RAND()*100" office:value-type="float" office:value="80.7409302825649" calcext:value-type="float">
            <text:p>80.7409302825649</text:p>
          </table:table-cell>
          <table:table-cell table:formula="of:=[.A400]*0.987+[.B400]*-0.1+1" office:value-type="float" office:value="57.534948392332" calcext:value-type="float">
            <text:p>57.534948392332</text:p>
          </table:table-cell>
        </table:table-row>
        <table:table-row table:style-name="ro1">
          <table:table-cell table:formula="of:=RAND()*100" office:value-type="float" office:value="30.5236215019804" calcext:value-type="float">
            <text:p>30.5236215019804</text:p>
          </table:table-cell>
          <table:table-cell table:formula="of:=RAND()*100" office:value-type="float" office:value="81.9792240873822" calcext:value-type="float">
            <text:p>81.9792240873822</text:p>
          </table:table-cell>
          <table:table-cell table:formula="of:=[.A401]*0.987+[.B401]*-0.1+1" office:value-type="float" office:value="22.9288920137165" calcext:value-type="float">
            <text:p>22.9288920137165</text:p>
          </table:table-cell>
        </table:table-row>
        <table:table-row table:style-name="ro1">
          <table:table-cell table:formula="of:=RAND()*100" office:value-type="float" office:value="27.7869502247326" calcext:value-type="float">
            <text:p>27.7869502247326</text:p>
          </table:table-cell>
          <table:table-cell table:formula="of:=RAND()*100" office:value-type="float" office:value="20.0790900221688" calcext:value-type="float">
            <text:p>20.0790900221688</text:p>
          </table:table-cell>
          <table:table-cell table:formula="of:=[.A402]*0.987+[.B402]*-0.1+1" office:value-type="float" office:value="26.4178108695942" calcext:value-type="float">
            <text:p>26.4178108695942</text:p>
          </table:table-cell>
        </table:table-row>
        <table:table-row table:style-name="ro1">
          <table:table-cell table:formula="of:=RAND()*100" office:value-type="float" office:value="20.6706556980427" calcext:value-type="float">
            <text:p>20.6706556980427</text:p>
          </table:table-cell>
          <table:table-cell table:formula="of:=RAND()*100" office:value-type="float" office:value="71.3836985450796" calcext:value-type="float">
            <text:p>71.3836985450796</text:p>
          </table:table-cell>
          <table:table-cell table:formula="of:=[.A403]*0.987+[.B403]*-0.1+1" office:value-type="float" office:value="14.2635673194602" calcext:value-type="float">
            <text:p>14.2635673194602</text:p>
          </table:table-cell>
        </table:table-row>
        <table:table-row table:style-name="ro1">
          <table:table-cell table:formula="of:=RAND()*100" office:value-type="float" office:value="43.5933221981042" calcext:value-type="float">
            <text:p>43.5933221981042</text:p>
          </table:table-cell>
          <table:table-cell table:formula="of:=RAND()*100" office:value-type="float" office:value="83.4935138047643" calcext:value-type="float">
            <text:p>83.4935138047643</text:p>
          </table:table-cell>
          <table:table-cell table:formula="of:=[.A404]*0.987+[.B404]*-0.1+1" office:value-type="float" office:value="35.6772576290524" calcext:value-type="float">
            <text:p>35.6772576290524</text:p>
          </table:table-cell>
        </table:table-row>
        <table:table-row table:style-name="ro1">
          <table:table-cell table:formula="of:=RAND()*100" office:value-type="float" office:value="99.4622632164702" calcext:value-type="float">
            <text:p>99.4622632164702</text:p>
          </table:table-cell>
          <table:table-cell table:formula="of:=RAND()*100" office:value-type="float" office:value="37.8313812485" calcext:value-type="float">
            <text:p>37.8313812485</text:p>
          </table:table-cell>
          <table:table-cell table:formula="of:=[.A405]*0.987+[.B405]*-0.1+1" office:value-type="float" office:value="95.3861156698061" calcext:value-type="float">
            <text:p>95.3861156698061</text:p>
          </table:table-cell>
        </table:table-row>
        <table:table-row table:style-name="ro1">
          <table:table-cell table:formula="of:=RAND()*100" office:value-type="float" office:value="4.62355129330413" calcext:value-type="float">
            <text:p>4.62355129330413</text:p>
          </table:table-cell>
          <table:table-cell table:formula="of:=RAND()*100" office:value-type="float" office:value="50.664207987396" calcext:value-type="float">
            <text:p>50.664207987396</text:p>
          </table:table-cell>
          <table:table-cell table:formula="of:=[.A406]*0.987+[.B406]*-0.1+1" office:value-type="float" office:value="0.497024327751571" calcext:value-type="float">
            <text:p>0.497024327751571</text:p>
          </table:table-cell>
        </table:table-row>
        <table:table-row table:style-name="ro1">
          <table:table-cell table:formula="of:=RAND()*100" office:value-type="float" office:value="34.4949486207866" calcext:value-type="float">
            <text:p>34.4949486207866</text:p>
          </table:table-cell>
          <table:table-cell table:formula="of:=RAND()*100" office:value-type="float" office:value="76.3382055399579" calcext:value-type="float">
            <text:p>76.3382055399579</text:p>
          </table:table-cell>
          <table:table-cell table:formula="of:=[.A407]*0.987+[.B407]*-0.1+1" office:value-type="float" office:value="27.4126937347205" calcext:value-type="float">
            <text:p>27.4126937347205</text:p>
          </table:table-cell>
        </table:table-row>
        <table:table-row table:style-name="ro1">
          <table:table-cell table:formula="of:=RAND()*100" office:value-type="float" office:value="13.4777447204587" calcext:value-type="float">
            <text:p>13.4777447204587</text:p>
          </table:table-cell>
          <table:table-cell table:formula="of:=RAND()*100" office:value-type="float" office:value="65.5769491400847" calcext:value-type="float">
            <text:p>65.5769491400847</text:p>
          </table:table-cell>
          <table:table-cell table:formula="of:=[.A408]*0.987+[.B408]*-0.1+1" office:value-type="float" office:value="7.74483912508432" calcext:value-type="float">
            <text:p>7.74483912508432</text:p>
          </table:table-cell>
        </table:table-row>
        <table:table-row table:style-name="ro1">
          <table:table-cell table:formula="of:=RAND()*100" office:value-type="float" office:value="32.6903608918546" calcext:value-type="float">
            <text:p>32.6903608918546</text:p>
          </table:table-cell>
          <table:table-cell table:formula="of:=RAND()*100" office:value-type="float" office:value="46.8065647980138" calcext:value-type="float">
            <text:p>46.8065647980138</text:p>
          </table:table-cell>
          <table:table-cell table:formula="of:=[.A409]*0.987+[.B409]*-0.1+1" office:value-type="float" office:value="28.5847297204591" calcext:value-type="float">
            <text:p>28.5847297204591</text:p>
          </table:table-cell>
        </table:table-row>
        <table:table-row table:style-name="ro1">
          <table:table-cell table:formula="of:=RAND()*100" office:value-type="float" office:value="6.84327655392941" calcext:value-type="float">
            <text:p>6.84327655392941</text:p>
          </table:table-cell>
          <table:table-cell table:formula="of:=RAND()*100" office:value-type="float" office:value="79.5017476683766" calcext:value-type="float">
            <text:p>79.5017476683766</text:p>
          </table:table-cell>
          <table:table-cell table:formula="of:=[.A410]*0.987+[.B410]*-0.1+1" office:value-type="float" office:value="-0.195860808109335" calcext:value-type="float">
            <text:p>-0.195860808109335</text:p>
          </table:table-cell>
        </table:table-row>
        <table:table-row table:style-name="ro1">
          <table:table-cell table:formula="of:=RAND()*100" office:value-type="float" office:value="78.5562859019125" calcext:value-type="float">
            <text:p>78.5562859019125</text:p>
          </table:table-cell>
          <table:table-cell table:formula="of:=RAND()*100" office:value-type="float" office:value="67.3319267713678" calcext:value-type="float">
            <text:p>67.3319267713678</text:p>
          </table:table-cell>
          <table:table-cell table:formula="of:=[.A411]*0.987+[.B411]*-0.1+1" office:value-type="float" office:value="71.8018615080509" calcext:value-type="float">
            <text:p>71.8018615080509</text:p>
          </table:table-cell>
        </table:table-row>
        <table:table-row table:style-name="ro1">
          <table:table-cell table:formula="of:=RAND()*100" office:value-type="float" office:value="93.4800905745168" calcext:value-type="float">
            <text:p>93.4800905745168</text:p>
          </table:table-cell>
          <table:table-cell table:formula="of:=RAND()*100" office:value-type="float" office:value="68.5854228442229" calcext:value-type="float">
            <text:p>68.5854228442229</text:p>
          </table:table-cell>
          <table:table-cell table:formula="of:=[.A412]*0.987+[.B412]*-0.1+1" office:value-type="float" office:value="86.4063071126258" calcext:value-type="float">
            <text:p>86.4063071126258</text:p>
          </table:table-cell>
        </table:table-row>
        <table:table-row table:style-name="ro1">
          <table:table-cell table:formula="of:=RAND()*100" office:value-type="float" office:value="68.5913891342657" calcext:value-type="float">
            <text:p>68.5913891342657</text:p>
          </table:table-cell>
          <table:table-cell table:formula="of:=RAND()*100" office:value-type="float" office:value="72.7499415964865" calcext:value-type="float">
            <text:p>72.7499415964865</text:p>
          </table:table-cell>
          <table:table-cell table:formula="of:=[.A413]*0.987+[.B413]*-0.1+1" office:value-type="float" office:value="61.4247069158716" calcext:value-type="float">
            <text:p>61.4247069158716</text:p>
          </table:table-cell>
        </table:table-row>
        <table:table-row table:style-name="ro1">
          <table:table-cell table:formula="of:=RAND()*100" office:value-type="float" office:value="76.4347693365083" calcext:value-type="float">
            <text:p>76.4347693365083</text:p>
          </table:table-cell>
          <table:table-cell table:formula="of:=RAND()*100" office:value-type="float" office:value="50.2218368960533" calcext:value-type="float">
            <text:p>50.2218368960533</text:p>
          </table:table-cell>
          <table:table-cell table:formula="of:=[.A414]*0.987+[.B414]*-0.1+1" office:value-type="float" office:value="71.4189336455284" calcext:value-type="float">
            <text:p>71.4189336455284</text:p>
          </table:table-cell>
        </table:table-row>
        <table:table-row table:style-name="ro1">
          <table:table-cell table:formula="of:=RAND()*100" office:value-type="float" office:value="84.4910590036123" calcext:value-type="float">
            <text:p>84.4910590036123</text:p>
          </table:table-cell>
          <table:table-cell table:formula="of:=RAND()*100" office:value-type="float" office:value="36.0500658230477" calcext:value-type="float">
            <text:p>36.0500658230477</text:p>
          </table:table-cell>
          <table:table-cell table:formula="of:=[.A415]*0.987+[.B415]*-0.1+1" office:value-type="float" office:value="80.7876686542605" calcext:value-type="float">
            <text:p>80.7876686542605</text:p>
          </table:table-cell>
        </table:table-row>
        <table:table-row table:style-name="ro1">
          <table:table-cell table:formula="of:=RAND()*100" office:value-type="float" office:value="79.1492414031914" calcext:value-type="float">
            <text:p>79.1492414031914</text:p>
          </table:table-cell>
          <table:table-cell table:formula="of:=RAND()*100" office:value-type="float" office:value="66.7168425459267" calcext:value-type="float">
            <text:p>66.7168425459267</text:p>
          </table:table-cell>
          <table:table-cell table:formula="of:=[.A416]*0.987+[.B416]*-0.1+1" office:value-type="float" office:value="72.4486170103573" calcext:value-type="float">
            <text:p>72.4486170103573</text:p>
          </table:table-cell>
        </table:table-row>
        <table:table-row table:style-name="ro1">
          <table:table-cell table:formula="of:=RAND()*100" office:value-type="float" office:value="88.0521262710708" calcext:value-type="float">
            <text:p>88.0521262710708</text:p>
          </table:table-cell>
          <table:table-cell table:formula="of:=RAND()*100" office:value-type="float" office:value="21.2216520533375" calcext:value-type="float">
            <text:p>21.2216520533375</text:p>
          </table:table-cell>
          <table:table-cell table:formula="of:=[.A417]*0.987+[.B417]*-0.1+1" office:value-type="float" office:value="85.7852834242131" calcext:value-type="float">
            <text:p>85.7852834242131</text:p>
          </table:table-cell>
        </table:table-row>
        <table:table-row table:style-name="ro1">
          <table:table-cell table:formula="of:=RAND()*100" office:value-type="float" office:value="44.9858745106229" calcext:value-type="float">
            <text:p>44.9858745106229</text:p>
          </table:table-cell>
          <table:table-cell table:formula="of:=RAND()*100" office:value-type="float" office:value="65.0982066739341" calcext:value-type="float">
            <text:p>65.0982066739341</text:p>
          </table:table-cell>
          <table:table-cell table:formula="of:=[.A418]*0.987+[.B418]*-0.1+1" office:value-type="float" office:value="38.8912374745914" calcext:value-type="float">
            <text:p>38.8912374745914</text:p>
          </table:table-cell>
        </table:table-row>
        <table:table-row table:style-name="ro1">
          <table:table-cell table:formula="of:=RAND()*100" office:value-type="float" office:value="66.7437927358792" calcext:value-type="float">
            <text:p>66.7437927358792</text:p>
          </table:table-cell>
          <table:table-cell table:formula="of:=RAND()*100" office:value-type="float" office:value="72.7777052598885" calcext:value-type="float">
            <text:p>72.7777052598885</text:p>
          </table:table-cell>
          <table:table-cell table:formula="of:=[.A419]*0.987+[.B419]*-0.1+1" office:value-type="float" office:value="59.5983529043239" calcext:value-type="float">
            <text:p>59.5983529043239</text:p>
          </table:table-cell>
        </table:table-row>
        <table:table-row table:style-name="ro1">
          <table:table-cell table:formula="of:=RAND()*100" office:value-type="float" office:value="10.7136079941805" calcext:value-type="float">
            <text:p>10.7136079941805</text:p>
          </table:table-cell>
          <table:table-cell table:formula="of:=RAND()*100" office:value-type="float" office:value="47.8564555348979" calcext:value-type="float">
            <text:p>47.8564555348979</text:p>
          </table:table-cell>
          <table:table-cell table:formula="of:=[.A420]*0.987+[.B420]*-0.1+1" office:value-type="float" office:value="6.78868553676637" calcext:value-type="float">
            <text:p>6.78868553676637</text:p>
          </table:table-cell>
        </table:table-row>
        <table:table-row table:style-name="ro1">
          <table:table-cell table:formula="of:=RAND()*100" office:value-type="float" office:value="58.3593838752833" calcext:value-type="float">
            <text:p>58.3593838752833</text:p>
          </table:table-cell>
          <table:table-cell table:formula="of:=RAND()*100" office:value-type="float" office:value="27.5391049622498" calcext:value-type="float">
            <text:p>27.5391049622498</text:p>
          </table:table-cell>
          <table:table-cell table:formula="of:=[.A421]*0.987+[.B421]*-0.1+1" office:value-type="float" office:value="55.8468013886796" calcext:value-type="float">
            <text:p>55.8468013886796</text:p>
          </table:table-cell>
        </table:table-row>
        <table:table-row table:style-name="ro1">
          <table:table-cell table:formula="of:=RAND()*100" office:value-type="float" office:value="36.614067270305" calcext:value-type="float">
            <text:p>36.614067270305</text:p>
          </table:table-cell>
          <table:table-cell table:formula="of:=RAND()*100" office:value-type="float" office:value="46.9403105758997" calcext:value-type="float">
            <text:p>46.9403105758997</text:p>
          </table:table-cell>
          <table:table-cell table:formula="of:=[.A422]*0.987+[.B422]*-0.1+1" office:value-type="float" office:value="32.4440533382011" calcext:value-type="float">
            <text:p>32.4440533382011</text:p>
          </table:table-cell>
        </table:table-row>
        <table:table-row table:style-name="ro1">
          <table:table-cell table:formula="of:=RAND()*100" office:value-type="float" office:value="27.4411476217634" calcext:value-type="float">
            <text:p>27.4411476217634</text:p>
          </table:table-cell>
          <table:table-cell table:formula="of:=RAND()*100" office:value-type="float" office:value="33.6157478090715" calcext:value-type="float">
            <text:p>33.6157478090715</text:p>
          </table:table-cell>
          <table:table-cell table:formula="of:=[.A423]*0.987+[.B423]*-0.1+1" office:value-type="float" office:value="24.7228379217734" calcext:value-type="float">
            <text:p>24.7228379217734</text:p>
          </table:table-cell>
        </table:table-row>
        <table:table-row table:style-name="ro1">
          <table:table-cell table:formula="of:=RAND()*100" office:value-type="float" office:value="89.1347878492666" calcext:value-type="float">
            <text:p>89.1347878492666</text:p>
          </table:table-cell>
          <table:table-cell table:formula="of:=RAND()*100" office:value-type="float" office:value="32.6739230360663" calcext:value-type="float">
            <text:p>32.6739230360663</text:p>
          </table:table-cell>
          <table:table-cell table:formula="of:=[.A424]*0.987+[.B424]*-0.1+1" office:value-type="float" office:value="85.7086433036195" calcext:value-type="float">
            <text:p>85.7086433036195</text:p>
          </table:table-cell>
        </table:table-row>
        <table:table-row table:style-name="ro1">
          <table:table-cell table:formula="of:=RAND()*100" office:value-type="float" office:value="88.3215659379687" calcext:value-type="float">
            <text:p>88.3215659379687</text:p>
          </table:table-cell>
          <table:table-cell table:formula="of:=RAND()*100" office:value-type="float" office:value="14.3880196803185" calcext:value-type="float">
            <text:p>14.3880196803185</text:p>
          </table:table-cell>
          <table:table-cell table:formula="of:=[.A425]*0.987+[.B425]*-0.1+1" office:value-type="float" office:value="86.7345836127432" calcext:value-type="float">
            <text:p>86.7345836127432</text:p>
          </table:table-cell>
        </table:table-row>
        <table:table-row table:style-name="ro1">
          <table:table-cell table:formula="of:=RAND()*100" office:value-type="float" office:value="65.2002736749083" calcext:value-type="float">
            <text:p>65.2002736749083</text:p>
          </table:table-cell>
          <table:table-cell table:formula="of:=RAND()*100" office:value-type="float" office:value="36.0577197468011" calcext:value-type="float">
            <text:p>36.0577197468011</text:p>
          </table:table-cell>
          <table:table-cell table:formula="of:=[.A426]*0.987+[.B426]*-0.1+1" office:value-type="float" office:value="61.7468981424544" calcext:value-type="float">
            <text:p>61.7468981424544</text:p>
          </table:table-cell>
        </table:table-row>
        <table:table-row table:style-name="ro1">
          <table:table-cell table:formula="of:=RAND()*100" office:value-type="float" office:value="81.1309291825525" calcext:value-type="float">
            <text:p>81.1309291825525</text:p>
          </table:table-cell>
          <table:table-cell table:formula="of:=RAND()*100" office:value-type="float" office:value="81.2347323069753" calcext:value-type="float">
            <text:p>81.2347323069753</text:p>
          </table:table-cell>
          <table:table-cell table:formula="of:=[.A427]*0.987+[.B427]*-0.1+1" office:value-type="float" office:value="72.9527538724818" calcext:value-type="float">
            <text:p>72.9527538724818</text:p>
          </table:table-cell>
        </table:table-row>
        <table:table-row table:style-name="ro1">
          <table:table-cell table:formula="of:=RAND()*100" office:value-type="float" office:value="63.1251856617534" calcext:value-type="float">
            <text:p>63.1251856617534</text:p>
          </table:table-cell>
          <table:table-cell table:formula="of:=RAND()*100" office:value-type="float" office:value="50.4522246128366" calcext:value-type="float">
            <text:p>50.4522246128366</text:p>
          </table:table-cell>
          <table:table-cell table:formula="of:=[.A428]*0.987+[.B428]*-0.1+1" office:value-type="float" office:value="58.2593357868669" calcext:value-type="float">
            <text:p>58.2593357868669</text:p>
          </table:table-cell>
        </table:table-row>
        <table:table-row table:style-name="ro1">
          <table:table-cell table:formula="of:=RAND()*100" office:value-type="float" office:value="9.88090735606553" calcext:value-type="float">
            <text:p>9.88090735606553</text:p>
          </table:table-cell>
          <table:table-cell table:formula="of:=RAND()*100" office:value-type="float" office:value="67.3663164400741" calcext:value-type="float">
            <text:p>67.3663164400741</text:p>
          </table:table-cell>
          <table:table-cell table:formula="of:=[.A429]*0.987+[.B429]*-0.1+1" office:value-type="float" office:value="4.01582391642927" calcext:value-type="float">
            <text:p>4.01582391642927</text:p>
          </table:table-cell>
        </table:table-row>
        <table:table-row table:style-name="ro1">
          <table:table-cell table:formula="of:=RAND()*100" office:value-type="float" office:value="92.091872138161" calcext:value-type="float">
            <text:p>92.091872138161</text:p>
          </table:table-cell>
          <table:table-cell table:formula="of:=RAND()*100" office:value-type="float" office:value="60.3107595317473" calcext:value-type="float">
            <text:p>60.3107595317473</text:p>
          </table:table-cell>
          <table:table-cell table:formula="of:=[.A430]*0.987+[.B430]*-0.1+1" office:value-type="float" office:value="85.8636018471902" calcext:value-type="float">
            <text:p>85.8636018471902</text:p>
          </table:table-cell>
        </table:table-row>
        <table:table-row table:style-name="ro1">
          <table:table-cell table:formula="of:=RAND()*100" office:value-type="float" office:value="74.7885906849927" calcext:value-type="float">
            <text:p>74.7885906849927</text:p>
          </table:table-cell>
          <table:table-cell table:formula="of:=RAND()*100" office:value-type="float" office:value="84.1076773908994" calcext:value-type="float">
            <text:p>84.1076773908994</text:p>
          </table:table-cell>
          <table:table-cell table:formula="of:=[.A431]*0.987+[.B431]*-0.1+1" office:value-type="float" office:value="66.4055712669978" calcext:value-type="float">
            <text:p>66.4055712669978</text:p>
          </table:table-cell>
        </table:table-row>
        <table:table-row table:style-name="ro1">
          <table:table-cell table:formula="of:=RAND()*100" office:value-type="float" office:value="71.0484010294367" calcext:value-type="float">
            <text:p>71.0484010294367</text:p>
          </table:table-cell>
          <table:table-cell table:formula="of:=RAND()*100" office:value-type="float" office:value="89.9928659399353" calcext:value-type="float">
            <text:p>89.9928659399353</text:p>
          </table:table-cell>
          <table:table-cell table:formula="of:=[.A432]*0.987+[.B432]*-0.1+1" office:value-type="float" office:value="62.1254852220605" calcext:value-type="float">
            <text:p>62.1254852220605</text:p>
          </table:table-cell>
        </table:table-row>
        <table:table-row table:style-name="ro1">
          <table:table-cell table:formula="of:=RAND()*100" office:value-type="float" office:value="30.631117978533" calcext:value-type="float">
            <text:p>30.631117978533</text:p>
          </table:table-cell>
          <table:table-cell table:formula="of:=RAND()*100" office:value-type="float" office:value="40.5163763528001" calcext:value-type="float">
            <text:p>40.5163763528001</text:p>
          </table:table-cell>
          <table:table-cell table:formula="of:=[.A433]*0.987+[.B433]*-0.1+1" office:value-type="float" office:value="27.1812758095321" calcext:value-type="float">
            <text:p>27.1812758095321</text:p>
          </table:table-cell>
        </table:table-row>
        <table:table-row table:style-name="ro1">
          <table:table-cell table:formula="of:=RAND()*100" office:value-type="float" office:value="29.7806268290664" calcext:value-type="float">
            <text:p>29.7806268290664</text:p>
          </table:table-cell>
          <table:table-cell table:formula="of:=RAND()*100" office:value-type="float" office:value="58.5242607946466" calcext:value-type="float">
            <text:p>58.5242607946466</text:p>
          </table:table-cell>
          <table:table-cell table:formula="of:=[.A434]*0.987+[.B434]*-0.1+1" office:value-type="float" office:value="24.5410526008239" calcext:value-type="float">
            <text:p>24.5410526008239</text:p>
          </table:table-cell>
        </table:table-row>
        <table:table-row table:style-name="ro1">
          <table:table-cell table:formula="of:=RAND()*100" office:value-type="float" office:value="59.2368956064425" calcext:value-type="float">
            <text:p>59.2368956064425</text:p>
          </table:table-cell>
          <table:table-cell table:formula="of:=RAND()*100" office:value-type="float" office:value="90.595411613911" calcext:value-type="float">
            <text:p>90.595411613911</text:p>
          </table:table-cell>
          <table:table-cell table:formula="of:=[.A435]*0.987+[.B435]*-0.1+1" office:value-type="float" office:value="50.4072748021677" calcext:value-type="float">
            <text:p>50.4072748021677</text:p>
          </table:table-cell>
        </table:table-row>
        <table:table-row table:style-name="ro1">
          <table:table-cell table:formula="of:=RAND()*100" office:value-type="float" office:value="95.2204304956046" calcext:value-type="float">
            <text:p>95.2204304956046</text:p>
          </table:table-cell>
          <table:table-cell table:formula="of:=RAND()*100" office:value-type="float" office:value="61.0844587422165" calcext:value-type="float">
            <text:p>61.0844587422165</text:p>
          </table:table-cell>
          <table:table-cell table:formula="of:=[.A436]*0.987+[.B436]*-0.1+1" office:value-type="float" office:value="88.8741190249401" calcext:value-type="float">
            <text:p>88.8741190249401</text:p>
          </table:table-cell>
        </table:table-row>
        <table:table-row table:style-name="ro1">
          <table:table-cell table:formula="of:=RAND()*100" office:value-type="float" office:value="65.6270226308452" calcext:value-type="float">
            <text:p>65.6270226308452</text:p>
          </table:table-cell>
          <table:table-cell table:formula="of:=RAND()*100" office:value-type="float" office:value="67.273682020125" calcext:value-type="float">
            <text:p>67.273682020125</text:p>
          </table:table-cell>
          <table:table-cell table:formula="of:=[.A437]*0.987+[.B437]*-0.1+1" office:value-type="float" office:value="59.0465031346317" calcext:value-type="float">
            <text:p>59.0465031346317</text:p>
          </table:table-cell>
        </table:table-row>
        <table:table-row table:style-name="ro1">
          <table:table-cell table:formula="of:=RAND()*100" office:value-type="float" office:value="30.4143840670823" calcext:value-type="float">
            <text:p>30.4143840670823</text:p>
          </table:table-cell>
          <table:table-cell table:formula="of:=RAND()*100" office:value-type="float" office:value="46.5779314225621" calcext:value-type="float">
            <text:p>46.5779314225621</text:p>
          </table:table-cell>
          <table:table-cell table:formula="of:=[.A438]*0.987+[.B438]*-0.1+1" office:value-type="float" office:value="26.361203931954" calcext:value-type="float">
            <text:p>26.361203931954</text:p>
          </table:table-cell>
        </table:table-row>
        <table:table-row table:style-name="ro1">
          <table:table-cell table:formula="of:=RAND()*100" office:value-type="float" office:value="63.4565119461592" calcext:value-type="float">
            <text:p>63.4565119461592</text:p>
          </table:table-cell>
          <table:table-cell table:formula="of:=RAND()*100" office:value-type="float" office:value="14.6288367426938" calcext:value-type="float">
            <text:p>14.6288367426938</text:p>
          </table:table-cell>
          <table:table-cell table:formula="of:=[.A439]*0.987+[.B439]*-0.1+1" office:value-type="float" office:value="62.1686936165897" calcext:value-type="float">
            <text:p>62.1686936165897</text:p>
          </table:table-cell>
        </table:table-row>
        <table:table-row table:style-name="ro1">
          <table:table-cell table:formula="of:=RAND()*100" office:value-type="float" office:value="37.6347669516482" calcext:value-type="float">
            <text:p>37.6347669516482</text:p>
          </table:table-cell>
          <table:table-cell table:formula="of:=RAND()*100" office:value-type="float" office:value="43.5493520202045" calcext:value-type="float">
            <text:p>43.5493520202045</text:p>
          </table:table-cell>
          <table:table-cell table:formula="of:=[.A440]*0.987+[.B440]*-0.1+1" office:value-type="float" office:value="33.7905797792563" calcext:value-type="float">
            <text:p>33.7905797792563</text:p>
          </table:table-cell>
        </table:table-row>
        <table:table-row table:style-name="ro1">
          <table:table-cell table:formula="of:=RAND()*100" office:value-type="float" office:value="83.7112686752537" calcext:value-type="float">
            <text:p>83.7112686752537</text:p>
          </table:table-cell>
          <table:table-cell table:formula="of:=RAND()*100" office:value-type="float" office:value="69.3155711901977" calcext:value-type="float">
            <text:p>69.3155711901977</text:p>
          </table:table-cell>
          <table:table-cell table:formula="of:=[.A441]*0.987+[.B441]*-0.1+1" office:value-type="float" office:value="76.6914650634557" calcext:value-type="float">
            <text:p>76.6914650634557</text:p>
          </table:table-cell>
        </table:table-row>
        <table:table-row table:style-name="ro1">
          <table:table-cell table:formula="of:=RAND()*100" office:value-type="float" office:value="5.12567624432939" calcext:value-type="float">
            <text:p>5.12567624432939</text:p>
          </table:table-cell>
          <table:table-cell table:formula="of:=RAND()*100" office:value-type="float" office:value="25.6844623202348" calcext:value-type="float">
            <text:p>25.6844623202348</text:p>
          </table:table-cell>
          <table:table-cell table:formula="of:=[.A442]*0.987+[.B442]*-0.1+1" office:value-type="float" office:value="3.49059622112962" calcext:value-type="float">
            <text:p>3.49059622112962</text:p>
          </table:table-cell>
        </table:table-row>
        <table:table-row table:style-name="ro1">
          <table:table-cell table:formula="of:=RAND()*100" office:value-type="float" office:value="41.4524596119996" calcext:value-type="float">
            <text:p>41.4524596119996</text:p>
          </table:table-cell>
          <table:table-cell table:formula="of:=RAND()*100" office:value-type="float" office:value="76.1672760976367" calcext:value-type="float">
            <text:p>76.1672760976367</text:p>
          </table:table-cell>
          <table:table-cell table:formula="of:=[.A443]*0.987+[.B443]*-0.1+1" office:value-type="float" office:value="34.2968500272799" calcext:value-type="float">
            <text:p>34.2968500272799</text:p>
          </table:table-cell>
        </table:table-row>
        <table:table-row table:style-name="ro1">
          <table:table-cell table:formula="of:=RAND()*100" office:value-type="float" office:value="86.0944615233582" calcext:value-type="float">
            <text:p>86.0944615233582</text:p>
          </table:table-cell>
          <table:table-cell table:formula="of:=RAND()*100" office:value-type="float" office:value="34.2182046868536" calcext:value-type="float">
            <text:p>34.2182046868536</text:p>
          </table:table-cell>
          <table:table-cell table:formula="of:=[.A444]*0.987+[.B444]*-0.1+1" office:value-type="float" office:value="82.5534130548692" calcext:value-type="float">
            <text:p>82.5534130548692</text:p>
          </table:table-cell>
        </table:table-row>
        <table:table-row table:style-name="ro1">
          <table:table-cell table:formula="of:=RAND()*100" office:value-type="float" office:value="62.3075575780873" calcext:value-type="float">
            <text:p>62.3075575780873</text:p>
          </table:table-cell>
          <table:table-cell table:formula="of:=RAND()*100" office:value-type="float" office:value="63.3833348387852" calcext:value-type="float">
            <text:p>63.3833348387852</text:p>
          </table:table-cell>
          <table:table-cell table:formula="of:=[.A445]*0.987+[.B445]*-0.1+1" office:value-type="float" office:value="56.1592258456936" calcext:value-type="float">
            <text:p>56.1592258456936</text:p>
          </table:table-cell>
        </table:table-row>
        <table:table-row table:style-name="ro1">
          <table:table-cell table:formula="of:=RAND()*100" office:value-type="float" office:value="93.2423542612112" calcext:value-type="float">
            <text:p>93.2423542612112</text:p>
          </table:table-cell>
          <table:table-cell table:formula="of:=RAND()*100" office:value-type="float" office:value="90.1373910119708" calcext:value-type="float">
            <text:p>90.1373910119708</text:p>
          </table:table-cell>
          <table:table-cell table:formula="of:=[.A446]*0.987+[.B446]*-0.1+1" office:value-type="float" office:value="84.0164645546183" calcext:value-type="float">
            <text:p>84.0164645546183</text:p>
          </table:table-cell>
        </table:table-row>
        <table:table-row table:style-name="ro1">
          <table:table-cell table:formula="of:=RAND()*100" office:value-type="float" office:value="77.5783426368364" calcext:value-type="float">
            <text:p>77.5783426368364</text:p>
          </table:table-cell>
          <table:table-cell table:formula="of:=RAND()*100" office:value-type="float" office:value="56.8678685670866" calcext:value-type="float">
            <text:p>56.8678685670866</text:p>
          </table:table-cell>
          <table:table-cell table:formula="of:=[.A447]*0.987+[.B447]*-0.1+1" office:value-type="float" office:value="71.8830373258488" calcext:value-type="float">
            <text:p>71.8830373258488</text:p>
          </table:table-cell>
        </table:table-row>
        <table:table-row table:style-name="ro1">
          <table:table-cell table:formula="of:=RAND()*100" office:value-type="float" office:value="57.3539418385316" calcext:value-type="float">
            <text:p>57.3539418385316</text:p>
          </table:table-cell>
          <table:table-cell table:formula="of:=RAND()*100" office:value-type="float" office:value="34.6832694604751" calcext:value-type="float">
            <text:p>34.6832694604751</text:p>
          </table:table-cell>
          <table:table-cell table:formula="of:=[.A448]*0.987+[.B448]*-0.1+1" office:value-type="float" office:value="54.1400136485832" calcext:value-type="float">
            <text:p>54.1400136485832</text:p>
          </table:table-cell>
        </table:table-row>
        <table:table-row table:style-name="ro1">
          <table:table-cell table:formula="of:=RAND()*100" office:value-type="float" office:value="40.2764876840117" calcext:value-type="float">
            <text:p>40.2764876840117</text:p>
          </table:table-cell>
          <table:table-cell table:formula="of:=RAND()*100" office:value-type="float" office:value="15.8340771934175" calcext:value-type="float">
            <text:p>15.8340771934175</text:p>
          </table:table-cell>
          <table:table-cell table:formula="of:=[.A449]*0.987+[.B449]*-0.1+1" office:value-type="float" office:value="39.1694856247778" calcext:value-type="float">
            <text:p>39.1694856247778</text:p>
          </table:table-cell>
        </table:table-row>
        <table:table-row table:style-name="ro1">
          <table:table-cell table:formula="of:=RAND()*100" office:value-type="float" office:value="89.4445313587984" calcext:value-type="float">
            <text:p>89.4445313587984</text:p>
          </table:table-cell>
          <table:table-cell table:formula="of:=RAND()*100" office:value-type="float" office:value="58.4385549816045" calcext:value-type="float">
            <text:p>58.4385549816045</text:p>
          </table:table-cell>
          <table:table-cell table:formula="of:=[.A450]*0.987+[.B450]*-0.1+1" office:value-type="float" office:value="83.4378969529736" calcext:value-type="float">
            <text:p>83.4378969529736</text:p>
          </table:table-cell>
        </table:table-row>
        <table:table-row table:style-name="ro1">
          <table:table-cell table:formula="of:=RAND()*100" office:value-type="float" office:value="61.2460789901569" calcext:value-type="float">
            <text:p>61.2460789901569</text:p>
          </table:table-cell>
          <table:table-cell table:formula="of:=RAND()*100" office:value-type="float" office:value="43.3641992414845" calcext:value-type="float">
            <text:p>43.3641992414845</text:p>
          </table:table-cell>
          <table:table-cell table:formula="of:=[.A451]*0.987+[.B451]*-0.1+1" office:value-type="float" office:value="57.1134600391364" calcext:value-type="float">
            <text:p>57.1134600391364</text:p>
          </table:table-cell>
        </table:table-row>
        <table:table-row table:style-name="ro1">
          <table:table-cell table:formula="of:=RAND()*100" office:value-type="float" office:value="78.9423732572725" calcext:value-type="float">
            <text:p>78.9423732572725</text:p>
          </table:table-cell>
          <table:table-cell table:formula="of:=RAND()*100" office:value-type="float" office:value="41.3309784752154" calcext:value-type="float">
            <text:p>41.3309784752154</text:p>
          </table:table-cell>
          <table:table-cell table:formula="of:=[.A452]*0.987+[.B452]*-0.1+1" office:value-type="float" office:value="74.7830245574064" calcext:value-type="float">
            <text:p>74.7830245574064</text:p>
          </table:table-cell>
        </table:table-row>
        <table:table-row table:style-name="ro1">
          <table:table-cell table:formula="of:=RAND()*100" office:value-type="float" office:value="81.3300604258739" calcext:value-type="float">
            <text:p>81.3300604258739</text:p>
          </table:table-cell>
          <table:table-cell table:formula="of:=RAND()*100" office:value-type="float" office:value="81.4253805316929" calcext:value-type="float">
            <text:p>81.4253805316929</text:p>
          </table:table-cell>
          <table:table-cell table:formula="of:=[.A453]*0.987+[.B453]*-0.1+1" office:value-type="float" office:value="73.1302315871682" calcext:value-type="float">
            <text:p>73.1302315871682</text:p>
          </table:table-cell>
        </table:table-row>
        <table:table-row table:style-name="ro1">
          <table:table-cell table:formula="of:=RAND()*100" office:value-type="float" office:value="23.9994100142563" calcext:value-type="float">
            <text:p>23.9994100142563</text:p>
          </table:table-cell>
          <table:table-cell table:formula="of:=RAND()*100" office:value-type="float" office:value="71.051855507856" calcext:value-type="float">
            <text:p>71.051855507856</text:p>
          </table:table-cell>
          <table:table-cell table:formula="of:=[.A454]*0.987+[.B454]*-0.1+1" office:value-type="float" office:value="17.5822321332854" calcext:value-type="float">
            <text:p>17.5822321332854</text:p>
          </table:table-cell>
        </table:table-row>
        <table:table-row table:style-name="ro1">
          <table:table-cell table:formula="of:=RAND()*100" office:value-type="float" office:value="0.898302526905221" calcext:value-type="float">
            <text:p>0.898302526905221</text:p>
          </table:table-cell>
          <table:table-cell table:formula="of:=RAND()*100" office:value-type="float" office:value="82.5524489982125" calcext:value-type="float">
            <text:p>82.5524489982125</text:p>
          </table:table-cell>
          <table:table-cell table:formula="of:=[.A455]*0.987+[.B455]*-0.1+1" office:value-type="float" office:value="-6.3686203057658" calcext:value-type="float">
            <text:p>-6.3686203057658</text:p>
          </table:table-cell>
        </table:table-row>
        <table:table-row table:style-name="ro1">
          <table:table-cell table:formula="of:=RAND()*100" office:value-type="float" office:value="86.5006372136613" calcext:value-type="float">
            <text:p>86.5006372136613</text:p>
          </table:table-cell>
          <table:table-cell table:formula="of:=RAND()*100" office:value-type="float" office:value="62.1420355160661" calcext:value-type="float">
            <text:p>62.1420355160661</text:p>
          </table:table-cell>
          <table:table-cell table:formula="of:=[.A456]*0.987+[.B456]*-0.1+1" office:value-type="float" office:value="80.1619253782771" calcext:value-type="float">
            <text:p>80.1619253782771</text:p>
          </table:table-cell>
        </table:table-row>
        <table:table-row table:style-name="ro1">
          <table:table-cell table:formula="of:=RAND()*100" office:value-type="float" office:value="61.7199954164857" calcext:value-type="float">
            <text:p>61.7199954164857</text:p>
          </table:table-cell>
          <table:table-cell table:formula="of:=RAND()*100" office:value-type="float" office:value="1.04344445049437" calcext:value-type="float">
            <text:p>1.04344445049437</text:p>
          </table:table-cell>
          <table:table-cell table:formula="of:=[.A457]*0.987+[.B457]*-0.1+1" office:value-type="float" office:value="61.813291031022" calcext:value-type="float">
            <text:p>61.813291031022</text:p>
          </table:table-cell>
        </table:table-row>
        <table:table-row table:style-name="ro1">
          <table:table-cell table:formula="of:=RAND()*100" office:value-type="float" office:value="40.1250358513524" calcext:value-type="float">
            <text:p>40.1250358513524</text:p>
          </table:table-cell>
          <table:table-cell table:formula="of:=RAND()*100" office:value-type="float" office:value="82.6500037105016" calcext:value-type="float">
            <text:p>82.6500037105016</text:p>
          </table:table-cell>
          <table:table-cell table:formula="of:=[.A458]*0.987+[.B458]*-0.1+1" office:value-type="float" office:value="32.3384100142346" calcext:value-type="float">
            <text:p>32.3384100142346</text:p>
          </table:table-cell>
        </table:table-row>
        <table:table-row table:style-name="ro1">
          <table:table-cell table:formula="of:=RAND()*100" office:value-type="float" office:value="52.2523287534422" calcext:value-type="float">
            <text:p>52.2523287534422</text:p>
          </table:table-cell>
          <table:table-cell table:formula="of:=RAND()*100" office:value-type="float" office:value="13.2651156022615" calcext:value-type="float">
            <text:p>13.2651156022615</text:p>
          </table:table-cell>
          <table:table-cell table:formula="of:=[.A459]*0.987+[.B459]*-0.1+1" office:value-type="float" office:value="51.2465369194213" calcext:value-type="float">
            <text:p>51.2465369194213</text:p>
          </table:table-cell>
        </table:table-row>
        <table:table-row table:style-name="ro1">
          <table:table-cell table:formula="of:=RAND()*100" office:value-type="float" office:value="59.4346009985751" calcext:value-type="float">
            <text:p>59.4346009985751</text:p>
          </table:table-cell>
          <table:table-cell table:formula="of:=RAND()*100" office:value-type="float" office:value="92.5196295376324" calcext:value-type="float">
            <text:p>92.5196295376324</text:p>
          </table:table-cell>
          <table:table-cell table:formula="of:=[.A460]*0.987+[.B460]*-0.1+1" office:value-type="float" office:value="50.4099882318303" calcext:value-type="float">
            <text:p>50.4099882318303</text:p>
          </table:table-cell>
        </table:table-row>
        <table:table-row table:style-name="ro1">
          <table:table-cell table:formula="of:=RAND()*100" office:value-type="float" office:value="97.9668517280709" calcext:value-type="float">
            <text:p>97.9668517280709</text:p>
          </table:table-cell>
          <table:table-cell table:formula="of:=RAND()*100" office:value-type="float" office:value="79.704106359704" calcext:value-type="float">
            <text:p>79.704106359704</text:p>
          </table:table-cell>
          <table:table-cell table:formula="of:=[.A461]*0.987+[.B461]*-0.1+1" office:value-type="float" office:value="89.7228720196356" calcext:value-type="float">
            <text:p>89.7228720196356</text:p>
          </table:table-cell>
        </table:table-row>
        <table:table-row table:style-name="ro1">
          <table:table-cell table:formula="of:=RAND()*100" office:value-type="float" office:value="40.7929925430112" calcext:value-type="float">
            <text:p>40.7929925430112</text:p>
          </table:table-cell>
          <table:table-cell table:formula="of:=RAND()*100" office:value-type="float" office:value="25.8217953858574" calcext:value-type="float">
            <text:p>25.8217953858574</text:p>
          </table:table-cell>
          <table:table-cell table:formula="of:=[.A462]*0.987+[.B462]*-0.1+1" office:value-type="float" office:value="38.6805041013663" calcext:value-type="float">
            <text:p>38.6805041013663</text:p>
          </table:table-cell>
        </table:table-row>
        <table:table-row table:style-name="ro1">
          <table:table-cell table:formula="of:=RAND()*100" office:value-type="float" office:value="52.8492590266911" calcext:value-type="float">
            <text:p>52.8492590266911</text:p>
          </table:table-cell>
          <table:table-cell table:formula="of:=RAND()*100" office:value-type="float" office:value="65.5062453873736" calcext:value-type="float">
            <text:p>65.5062453873736</text:p>
          </table:table-cell>
          <table:table-cell table:formula="of:=[.A463]*0.987+[.B463]*-0.1+1" office:value-type="float" office:value="46.6115941206067" calcext:value-type="float">
            <text:p>46.6115941206067</text:p>
          </table:table-cell>
        </table:table-row>
        <table:table-row table:style-name="ro1">
          <table:table-cell table:formula="of:=RAND()*100" office:value-type="float" office:value="86.6468372823491" calcext:value-type="float">
            <text:p>86.6468372823491</text:p>
          </table:table-cell>
          <table:table-cell table:formula="of:=RAND()*100" office:value-type="float" office:value="52.3035009617331" calcext:value-type="float">
            <text:p>52.3035009617331</text:p>
          </table:table-cell>
          <table:table-cell table:formula="of:=[.A464]*0.987+[.B464]*-0.1+1" office:value-type="float" office:value="81.2900783015052" calcext:value-type="float">
            <text:p>81.2900783015052</text:p>
          </table:table-cell>
        </table:table-row>
        <table:table-row table:style-name="ro1">
          <table:table-cell table:formula="of:=RAND()*100" office:value-type="float" office:value="93.4840620419694" calcext:value-type="float">
            <text:p>93.4840620419694</text:p>
          </table:table-cell>
          <table:table-cell table:formula="of:=RAND()*100" office:value-type="float" office:value="82.09085408541" calcext:value-type="float">
            <text:p>82.09085408541</text:p>
          </table:table-cell>
          <table:table-cell table:formula="of:=[.A465]*0.987+[.B465]*-0.1+1" office:value-type="float" office:value="85.0596838268828" calcext:value-type="float">
            <text:p>85.0596838268828</text:p>
          </table:table-cell>
        </table:table-row>
        <table:table-row table:style-name="ro1">
          <table:table-cell table:formula="of:=RAND()*100" office:value-type="float" office:value="61.7664304131053" calcext:value-type="float">
            <text:p>61.7664304131053</text:p>
          </table:table-cell>
          <table:table-cell table:formula="of:=RAND()*100" office:value-type="float" office:value="6.52290370137052" calcext:value-type="float">
            <text:p>6.52290370137052</text:p>
          </table:table-cell>
          <table:table-cell table:formula="of:=[.A466]*0.987+[.B466]*-0.1+1" office:value-type="float" office:value="61.3111764475979" calcext:value-type="float">
            <text:p>61.3111764475979</text:p>
          </table:table-cell>
        </table:table-row>
        <table:table-row table:style-name="ro1">
          <table:table-cell table:formula="of:=RAND()*100" office:value-type="float" office:value="84.8367927472412" calcext:value-type="float">
            <text:p>84.8367927472412</text:p>
          </table:table-cell>
          <table:table-cell table:formula="of:=RAND()*100" office:value-type="float" office:value="66.7334190228138" calcext:value-type="float">
            <text:p>66.7334190228138</text:p>
          </table:table-cell>
          <table:table-cell table:formula="of:=[.A467]*0.987+[.B467]*-0.1+1" office:value-type="float" office:value="78.0605725392457" calcext:value-type="float">
            <text:p>78.0605725392457</text:p>
          </table:table-cell>
        </table:table-row>
        <table:table-row table:style-name="ro1">
          <table:table-cell table:formula="of:=RAND()*100" office:value-type="float" office:value="8.16510927193564" calcext:value-type="float">
            <text:p>8.16510927193564</text:p>
          </table:table-cell>
          <table:table-cell table:formula="of:=RAND()*100" office:value-type="float" office:value="59.6023441066587" calcext:value-type="float">
            <text:p>59.6023441066587</text:p>
          </table:table-cell>
          <table:table-cell table:formula="of:=[.A468]*0.987+[.B468]*-0.1+1" office:value-type="float" office:value="3.0987284407346" calcext:value-type="float">
            <text:p>3.0987284407346</text:p>
          </table:table-cell>
        </table:table-row>
        <table:table-row table:style-name="ro1">
          <table:table-cell table:formula="of:=RAND()*100" office:value-type="float" office:value="45.8954125228073" calcext:value-type="float">
            <text:p>45.8954125228073</text:p>
          </table:table-cell>
          <table:table-cell table:formula="of:=RAND()*100" office:value-type="float" office:value="16.5720318852677" calcext:value-type="float">
            <text:p>16.5720318852677</text:p>
          </table:table-cell>
          <table:table-cell table:formula="of:=[.A469]*0.987+[.B469]*-0.1+1" office:value-type="float" office:value="44.641568971484" calcext:value-type="float">
            <text:p>44.641568971484</text:p>
          </table:table-cell>
        </table:table-row>
        <table:table-row table:style-name="ro1">
          <table:table-cell table:formula="of:=RAND()*100" office:value-type="float" office:value="19.8865675720815" calcext:value-type="float">
            <text:p>19.8865675720815</text:p>
          </table:table-cell>
          <table:table-cell table:formula="of:=RAND()*100" office:value-type="float" office:value="89.464083854887" calcext:value-type="float">
            <text:p>89.464083854887</text:p>
          </table:table-cell>
          <table:table-cell table:formula="of:=[.A470]*0.987+[.B470]*-0.1+1" office:value-type="float" office:value="11.6816338081557" calcext:value-type="float">
            <text:p>11.6816338081557</text:p>
          </table:table-cell>
        </table:table-row>
        <table:table-row table:style-name="ro1">
          <table:table-cell table:formula="of:=RAND()*100" office:value-type="float" office:value="33.1507526128964" calcext:value-type="float">
            <text:p>33.1507526128964</text:p>
          </table:table-cell>
          <table:table-cell table:formula="of:=RAND()*100" office:value-type="float" office:value="1.52327648963216" calcext:value-type="float">
            <text:p>1.52327648963216</text:p>
          </table:table-cell>
          <table:table-cell table:formula="of:=[.A471]*0.987+[.B471]*-0.1+1" office:value-type="float" office:value="33.5674651799655" calcext:value-type="float">
            <text:p>33.5674651799655</text:p>
          </table:table-cell>
        </table:table-row>
        <table:table-row table:style-name="ro1">
          <table:table-cell table:formula="of:=RAND()*100" office:value-type="float" office:value="96.7891887494664" calcext:value-type="float">
            <text:p>96.7891887494664</text:p>
          </table:table-cell>
          <table:table-cell table:formula="of:=RAND()*100" office:value-type="float" office:value="82.1345635205292" calcext:value-type="float">
            <text:p>82.1345635205292</text:p>
          </table:table-cell>
          <table:table-cell table:formula="of:=[.A472]*0.987+[.B472]*-0.1+1" office:value-type="float" office:value="88.3174729436704" calcext:value-type="float">
            <text:p>88.3174729436704</text:p>
          </table:table-cell>
        </table:table-row>
        <table:table-row table:style-name="ro1">
          <table:table-cell table:formula="of:=RAND()*100" office:value-type="float" office:value="1.21030379545553" calcext:value-type="float">
            <text:p>1.21030379545553</text:p>
          </table:table-cell>
          <table:table-cell table:formula="of:=RAND()*100" office:value-type="float" office:value="0.404051329398599" calcext:value-type="float">
            <text:p>0.404051329398599</text:p>
          </table:table-cell>
          <table:table-cell table:formula="of:=[.A473]*0.987+[.B473]*-0.1+1" office:value-type="float" office:value="2.15416471317475" calcext:value-type="float">
            <text:p>2.15416471317475</text:p>
          </table:table-cell>
        </table:table-row>
        <table:table-row table:style-name="ro1">
          <table:table-cell table:formula="of:=RAND()*100" office:value-type="float" office:value="94.5457782875953" calcext:value-type="float">
            <text:p>94.5457782875953</text:p>
          </table:table-cell>
          <table:table-cell table:formula="of:=RAND()*100" office:value-type="float" office:value="63.5233911340204" calcext:value-type="float">
            <text:p>63.5233911340204</text:p>
          </table:table-cell>
          <table:table-cell table:formula="of:=[.A474]*0.987+[.B474]*-0.1+1" office:value-type="float" office:value="87.9643440564545" calcext:value-type="float">
            <text:p>87.9643440564545</text:p>
          </table:table-cell>
        </table:table-row>
        <table:table-row table:style-name="ro1">
          <table:table-cell table:formula="of:=RAND()*100" office:value-type="float" office:value="78.7508849944881" calcext:value-type="float">
            <text:p>78.7508849944881</text:p>
          </table:table-cell>
          <table:table-cell table:formula="of:=RAND()*100" office:value-type="float" office:value="2.14275637296702" calcext:value-type="float">
            <text:p>2.14275637296702</text:p>
          </table:table-cell>
          <table:table-cell table:formula="of:=[.A475]*0.987+[.B475]*-0.1+1" office:value-type="float" office:value="78.512847852263" calcext:value-type="float">
            <text:p>78.512847852263</text:p>
          </table:table-cell>
        </table:table-row>
        <table:table-row table:style-name="ro1">
          <table:table-cell table:formula="of:=RAND()*100" office:value-type="float" office:value="2.87240880002404" calcext:value-type="float">
            <text:p>2.87240880002404</text:p>
          </table:table-cell>
          <table:table-cell table:formula="of:=RAND()*100" office:value-type="float" office:value="61.4766562432422" calcext:value-type="float">
            <text:p>61.4766562432422</text:p>
          </table:table-cell>
          <table:table-cell table:formula="of:=[.A476]*0.987+[.B476]*-0.1+1" office:value-type="float" office:value="-2.31259813870049" calcext:value-type="float">
            <text:p>-2.31259813870049</text:p>
          </table:table-cell>
        </table:table-row>
        <table:table-row table:style-name="ro1">
          <table:table-cell table:formula="of:=RAND()*100" office:value-type="float" office:value="91.9330703880275" calcext:value-type="float">
            <text:p>91.9330703880275</text:p>
          </table:table-cell>
          <table:table-cell table:formula="of:=RAND()*100" office:value-type="float" office:value="57.7806862606883" calcext:value-type="float">
            <text:p>57.7806862606883</text:p>
          </table:table-cell>
          <table:table-cell table:formula="of:=[.A477]*0.987+[.B477]*-0.1+1" office:value-type="float" office:value="85.9598718469143" calcext:value-type="float">
            <text:p>85.9598718469143</text:p>
          </table:table-cell>
        </table:table-row>
        <table:table-row table:style-name="ro1">
          <table:table-cell table:formula="of:=RAND()*100" office:value-type="float" office:value="53.1183546040098" calcext:value-type="float">
            <text:p>53.1183546040098</text:p>
          </table:table-cell>
          <table:table-cell table:formula="of:=RAND()*100" office:value-type="float" office:value="11.1374760645996" calcext:value-type="float">
            <text:p>11.1374760645996</text:p>
          </table:table-cell>
          <table:table-cell table:formula="of:=[.A478]*0.987+[.B478]*-0.1+1" office:value-type="float" office:value="52.3140683876978" calcext:value-type="float">
            <text:p>52.3140683876978</text:p>
          </table:table-cell>
        </table:table-row>
        <table:table-row table:style-name="ro1">
          <table:table-cell table:formula="of:=RAND()*100" office:value-type="float" office:value="2.39131486850407" calcext:value-type="float">
            <text:p>2.39131486850407</text:p>
          </table:table-cell>
          <table:table-cell table:formula="of:=RAND()*100" office:value-type="float" office:value="39.6215419528072" calcext:value-type="float">
            <text:p>39.6215419528072</text:p>
          </table:table-cell>
          <table:table-cell table:formula="of:=[.A479]*0.987+[.B479]*-0.1+1" office:value-type="float" office:value="-0.601926420067199" calcext:value-type="float">
            <text:p>-0.601926420067199</text:p>
          </table:table-cell>
        </table:table-row>
        <table:table-row table:style-name="ro1">
          <table:table-cell table:formula="of:=RAND()*100" office:value-type="float" office:value="16.8346066804585" calcext:value-type="float">
            <text:p>16.8346066804585</text:p>
          </table:table-cell>
          <table:table-cell table:formula="of:=RAND()*100" office:value-type="float" office:value="98.1033504775242" calcext:value-type="float">
            <text:p>98.1033504775242</text:p>
          </table:table-cell>
          <table:table-cell table:formula="of:=[.A480]*0.987+[.B480]*-0.1+1" office:value-type="float" office:value="7.80542174586013" calcext:value-type="float">
            <text:p>7.80542174586013</text:p>
          </table:table-cell>
        </table:table-row>
        <table:table-row table:style-name="ro1">
          <table:table-cell table:formula="of:=RAND()*100" office:value-type="float" office:value="94.9936972167142" calcext:value-type="float">
            <text:p>94.9936972167142</text:p>
          </table:table-cell>
          <table:table-cell table:formula="of:=RAND()*100" office:value-type="float" office:value="62.6626108934015" calcext:value-type="float">
            <text:p>62.6626108934015</text:p>
          </table:table-cell>
          <table:table-cell table:formula="of:=[.A481]*0.987+[.B481]*-0.1+1" office:value-type="float" office:value="88.4925180635568" calcext:value-type="float">
            <text:p>88.4925180635568</text:p>
          </table:table-cell>
        </table:table-row>
        <table:table-row table:style-name="ro1">
          <table:table-cell table:formula="of:=RAND()*100" office:value-type="float" office:value="77.7722170278674" calcext:value-type="float">
            <text:p>77.7722170278674</text:p>
          </table:table-cell>
          <table:table-cell table:formula="of:=RAND()*100" office:value-type="float" office:value="71.3321038665681" calcext:value-type="float">
            <text:p>71.3321038665681</text:p>
          </table:table-cell>
          <table:table-cell table:formula="of:=[.A482]*0.987+[.B482]*-0.1+1" office:value-type="float" office:value="70.6279678198483" calcext:value-type="float">
            <text:p>70.6279678198483</text:p>
          </table:table-cell>
        </table:table-row>
        <table:table-row table:style-name="ro1">
          <table:table-cell table:formula="of:=RAND()*100" office:value-type="float" office:value="70.4479536559091" calcext:value-type="float">
            <text:p>70.4479536559091</text:p>
          </table:table-cell>
          <table:table-cell table:formula="of:=RAND()*100" office:value-type="float" office:value="45.3225829871964" calcext:value-type="float">
            <text:p>45.3225829871964</text:p>
          </table:table-cell>
          <table:table-cell table:formula="of:=[.A483]*0.987+[.B483]*-0.1+1" office:value-type="float" office:value="65.9998719596626" calcext:value-type="float">
            <text:p>65.9998719596626</text:p>
          </table:table-cell>
        </table:table-row>
        <table:table-row table:style-name="ro1">
          <table:table-cell table:formula="of:=RAND()*100" office:value-type="float" office:value="23.9285950138393" calcext:value-type="float">
            <text:p>23.9285950138393</text:p>
          </table:table-cell>
          <table:table-cell table:formula="of:=RAND()*100" office:value-type="float" office:value="64.3468680544748" calcext:value-type="float">
            <text:p>64.3468680544748</text:p>
          </table:table-cell>
          <table:table-cell table:formula="of:=[.A484]*0.987+[.B484]*-0.1+1" office:value-type="float" office:value="18.1828364732119" calcext:value-type="float">
            <text:p>18.1828364732119</text:p>
          </table:table-cell>
        </table:table-row>
        <table:table-row table:style-name="ro1">
          <table:table-cell table:formula="of:=RAND()*100" office:value-type="float" office:value="16.8755413233592" calcext:value-type="float">
            <text:p>16.8755413233592</text:p>
          </table:table-cell>
          <table:table-cell table:formula="of:=RAND()*100" office:value-type="float" office:value="12.0501569767755" calcext:value-type="float">
            <text:p>12.0501569767755</text:p>
          </table:table-cell>
          <table:table-cell table:formula="of:=[.A485]*0.987+[.B485]*-0.1+1" office:value-type="float" office:value="16.4511435884779" calcext:value-type="float">
            <text:p>16.4511435884779</text:p>
          </table:table-cell>
        </table:table-row>
        <table:table-row table:style-name="ro1">
          <table:table-cell table:formula="of:=RAND()*100" office:value-type="float" office:value="0.412045289301105" calcext:value-type="float">
            <text:p>0.412045289301105</text:p>
          </table:table-cell>
          <table:table-cell table:formula="of:=RAND()*100" office:value-type="float" office:value="16.4266688750376" calcext:value-type="float">
            <text:p>16.4266688750376</text:p>
          </table:table-cell>
          <table:table-cell table:formula="of:=[.A486]*0.987+[.B486]*-0.1+1" office:value-type="float" office:value="-0.235978186963567" calcext:value-type="float">
            <text:p>-0.235978186963567</text:p>
          </table:table-cell>
        </table:table-row>
        <table:table-row table:style-name="ro1">
          <table:table-cell table:formula="of:=RAND()*100" office:value-type="float" office:value="45.7133098193398" calcext:value-type="float">
            <text:p>45.7133098193398</text:p>
          </table:table-cell>
          <table:table-cell table:formula="of:=RAND()*100" office:value-type="float" office:value="8.8031753017751" calcext:value-type="float">
            <text:p>8.8031753017751</text:p>
          </table:table-cell>
          <table:table-cell table:formula="of:=[.A487]*0.987+[.B487]*-0.1+1" office:value-type="float" office:value="45.2387192615109" calcext:value-type="float">
            <text:p>45.2387192615109</text:p>
          </table:table-cell>
        </table:table-row>
        <table:table-row table:style-name="ro1">
          <table:table-cell table:formula="of:=RAND()*100" office:value-type="float" office:value="4.73566622693221" calcext:value-type="float">
            <text:p>4.73566622693221</text:p>
          </table:table-cell>
          <table:table-cell table:formula="of:=RAND()*100" office:value-type="float" office:value="99.2593933815659" calcext:value-type="float">
            <text:p>99.2593933815659</text:p>
          </table:table-cell>
          <table:table-cell table:formula="of:=[.A488]*0.987+[.B488]*-0.1+1" office:value-type="float" office:value="-4.2518367721745" calcext:value-type="float">
            <text:p>-4.2518367721745</text:p>
          </table:table-cell>
        </table:table-row>
        <table:table-row table:style-name="ro1">
          <table:table-cell table:formula="of:=RAND()*100" office:value-type="float" office:value="40.1702016982872" calcext:value-type="float">
            <text:p>40.1702016982872</text:p>
          </table:table-cell>
          <table:table-cell table:formula="of:=RAND()*100" office:value-type="float" office:value="10.3462049130391" calcext:value-type="float">
            <text:p>10.3462049130391</text:p>
          </table:table-cell>
          <table:table-cell table:formula="of:=[.A489]*0.987+[.B489]*-0.1+1" office:value-type="float" office:value="39.6133685849055" calcext:value-type="float">
            <text:p>39.6133685849055</text:p>
          </table:table-cell>
        </table:table-row>
        <table:table-row table:style-name="ro1">
          <table:table-cell table:formula="of:=RAND()*100" office:value-type="float" office:value="47.4964977404283" calcext:value-type="float">
            <text:p>47.4964977404283</text:p>
          </table:table-cell>
          <table:table-cell table:formula="of:=RAND()*100" office:value-type="float" office:value="92.9400658307" calcext:value-type="float">
            <text:p>92.9400658307</text:p>
          </table:table-cell>
          <table:table-cell table:formula="of:=[.A490]*0.987+[.B490]*-0.1+1" office:value-type="float" office:value="38.5850366867328" calcext:value-type="float">
            <text:p>38.5850366867328</text:p>
          </table:table-cell>
        </table:table-row>
        <table:table-row table:style-name="ro1">
          <table:table-cell table:formula="of:=RAND()*100" office:value-type="float" office:value="96.6784247402769" calcext:value-type="float">
            <text:p>96.6784247402769</text:p>
          </table:table-cell>
          <table:table-cell table:formula="of:=RAND()*100" office:value-type="float" office:value="51.4450590272778" calcext:value-type="float">
            <text:p>51.4450590272778</text:p>
          </table:table-cell>
          <table:table-cell table:formula="of:=[.A491]*0.987+[.B491]*-0.1+1" office:value-type="float" office:value="91.2770993159255" calcext:value-type="float">
            <text:p>91.2770993159255</text:p>
          </table:table-cell>
        </table:table-row>
        <table:table-row table:style-name="ro1">
          <table:table-cell table:formula="of:=RAND()*100" office:value-type="float" office:value="48.6364172917266" calcext:value-type="float">
            <text:p>48.6364172917266</text:p>
          </table:table-cell>
          <table:table-cell table:formula="of:=RAND()*100" office:value-type="float" office:value="47.8395624798198" calcext:value-type="float">
            <text:p>47.8395624798198</text:p>
          </table:table-cell>
          <table:table-cell table:formula="of:=[.A492]*0.987+[.B492]*-0.1+1" office:value-type="float" office:value="44.2201876189522" calcext:value-type="float">
            <text:p>44.2201876189522</text:p>
          </table:table-cell>
        </table:table-row>
        <table:table-row table:style-name="ro1">
          <table:table-cell table:formula="of:=RAND()*100" office:value-type="float" office:value="22.7630500874186" calcext:value-type="float">
            <text:p>22.7630500874186</text:p>
          </table:table-cell>
          <table:table-cell table:formula="of:=RAND()*100" office:value-type="float" office:value="55.1259746342583" calcext:value-type="float">
            <text:p>55.1259746342583</text:p>
          </table:table-cell>
          <table:table-cell table:formula="of:=[.A493]*0.987+[.B493]*-0.1+1" office:value-type="float" office:value="17.9545329728563" calcext:value-type="float">
            <text:p>17.9545329728563</text:p>
          </table:table-cell>
        </table:table-row>
        <table:table-row table:style-name="ro1">
          <table:table-cell table:formula="of:=RAND()*100" office:value-type="float" office:value="44.5341872463761" calcext:value-type="float">
            <text:p>44.5341872463761</text:p>
          </table:table-cell>
          <table:table-cell table:formula="of:=RAND()*100" office:value-type="float" office:value="49.1350983104743" calcext:value-type="float">
            <text:p>49.1350983104743</text:p>
          </table:table-cell>
          <table:table-cell table:formula="of:=[.A494]*0.987+[.B494]*-0.1+1" office:value-type="float" office:value="40.0417329811258" calcext:value-type="float">
            <text:p>40.0417329811258</text:p>
          </table:table-cell>
        </table:table-row>
        <table:table-row table:style-name="ro1">
          <table:table-cell table:formula="of:=RAND()*100" office:value-type="float" office:value="18.8904697098702" calcext:value-type="float">
            <text:p>18.8904697098702</text:p>
          </table:table-cell>
          <table:table-cell table:formula="of:=RAND()*100" office:value-type="float" office:value="30.1973931446019" calcext:value-type="float">
            <text:p>30.1973931446019</text:p>
          </table:table-cell>
          <table:table-cell table:formula="of:=[.A495]*0.987+[.B495]*-0.1+1" office:value-type="float" office:value="16.6251542891817" calcext:value-type="float">
            <text:p>16.6251542891817</text:p>
          </table:table-cell>
        </table:table-row>
        <table:table-row table:style-name="ro1">
          <table:table-cell table:formula="of:=RAND()*100" office:value-type="float" office:value="41.08716527034" calcext:value-type="float">
            <text:p>41.08716527034</text:p>
          </table:table-cell>
          <table:table-cell table:formula="of:=RAND()*100" office:value-type="float" office:value="90.0860578215353" calcext:value-type="float">
            <text:p>90.0860578215353</text:p>
          </table:table-cell>
          <table:table-cell table:formula="of:=[.A496]*0.987+[.B496]*-0.1+1" office:value-type="float" office:value="32.544426339672" calcext:value-type="float">
            <text:p>32.544426339672</text:p>
          </table:table-cell>
        </table:table-row>
        <table:table-row table:style-name="ro1">
          <table:table-cell table:formula="of:=RAND()*100" office:value-type="float" office:value="72.7372325043866" calcext:value-type="float">
            <text:p>72.7372325043866</text:p>
          </table:table-cell>
          <table:table-cell table:formula="of:=RAND()*100" office:value-type="float" office:value="64.8057870838023" calcext:value-type="float">
            <text:p>64.8057870838023</text:p>
          </table:table-cell>
          <table:table-cell table:formula="of:=[.A497]*0.987+[.B497]*-0.1+1" office:value-type="float" office:value="66.3110697734493" calcext:value-type="float">
            <text:p>66.3110697734493</text:p>
          </table:table-cell>
        </table:table-row>
        <table:table-row table:style-name="ro1">
          <table:table-cell table:formula="of:=RAND()*100" office:value-type="float" office:value="19.509389106066" calcext:value-type="float">
            <text:p>19.509389106066</text:p>
          </table:table-cell>
          <table:table-cell table:formula="of:=RAND()*100" office:value-type="float" office:value="96.891142740457" calcext:value-type="float">
            <text:p>96.891142740457</text:p>
          </table:table-cell>
          <table:table-cell table:formula="of:=[.A498]*0.987+[.B498]*-0.1+1" office:value-type="float" office:value="10.5666527736415" calcext:value-type="float">
            <text:p>10.5666527736415</text:p>
          </table:table-cell>
        </table:table-row>
        <table:table-row table:style-name="ro1">
          <table:table-cell table:formula="of:=RAND()*100" office:value-type="float" office:value="20.9945808013076" calcext:value-type="float">
            <text:p>20.9945808013076</text:p>
          </table:table-cell>
          <table:table-cell table:formula="of:=RAND()*100" office:value-type="float" office:value="81.3890711625068" calcext:value-type="float">
            <text:p>81.3890711625068</text:p>
          </table:table-cell>
          <table:table-cell table:formula="of:=[.A499]*0.987+[.B499]*-0.1+1" office:value-type="float" office:value="13.5827441346399" calcext:value-type="float">
            <text:p>13.5827441346399</text:p>
          </table:table-cell>
        </table:table-row>
        <table:table-row table:style-name="ro1">
          <table:table-cell table:formula="of:=RAND()*100" office:value-type="float" office:value="56.7996138135193" calcext:value-type="float">
            <text:p>56.7996138135193</text:p>
          </table:table-cell>
          <table:table-cell table:formula="of:=RAND()*100" office:value-type="float" office:value="24.0626777900714" calcext:value-type="float">
            <text:p>24.0626777900714</text:p>
          </table:table-cell>
          <table:table-cell table:formula="of:=[.A500]*0.987+[.B500]*-0.1+1" office:value-type="float" office:value="54.6549510549365" calcext:value-type="float">
            <text:p>54.6549510549365</text:p>
          </table:table-cell>
        </table:table-row>
        <table:table-row table:style-name="ro1">
          <table:table-cell table:formula="of:=RAND()*100" office:value-type="float" office:value="88.996842601403" calcext:value-type="float">
            <text:p>88.996842601403</text:p>
          </table:table-cell>
          <table:table-cell table:formula="of:=RAND()*100" office:value-type="float" office:value="15.3988491090048" calcext:value-type="float">
            <text:p>15.3988491090048</text:p>
          </table:table-cell>
          <table:table-cell table:formula="of:=[.A501]*0.987+[.B501]*-0.1+1" office:value-type="float" office:value="87.2999987366843" calcext:value-type="float">
            <text:p>87.2999987366843</text:p>
          </table:table-cell>
        </table:table-row>
        <table:table-row table:style-name="ro1">
          <table:table-cell table:formula="of:=RAND()*100" office:value-type="float" office:value="4.08165684056691" calcext:value-type="float">
            <text:p>4.08165684056691</text:p>
          </table:table-cell>
          <table:table-cell table:formula="of:=RAND()*100" office:value-type="float" office:value="65.7206388468423" calcext:value-type="float">
            <text:p>65.7206388468423</text:p>
          </table:table-cell>
          <table:table-cell table:formula="of:=[.A502]*0.987+[.B502]*-0.1+1" office:value-type="float" office:value="-1.54346858304468" calcext:value-type="float">
            <text:p>-1.54346858304468</text:p>
          </table:table-cell>
        </table:table-row>
        <table:table-row table:style-name="ro1">
          <table:table-cell table:formula="of:=RAND()*100" office:value-type="float" office:value="90.068045318158" calcext:value-type="float">
            <text:p>90.068045318158</text:p>
          </table:table-cell>
          <table:table-cell table:formula="of:=RAND()*100" office:value-type="float" office:value="95.6585316180171" calcext:value-type="float">
            <text:p>95.6585316180171</text:p>
          </table:table-cell>
          <table:table-cell table:formula="of:=[.A503]*0.987+[.B503]*-0.1+1" office:value-type="float" office:value="80.3313075672202" calcext:value-type="float">
            <text:p>80.3313075672202</text:p>
          </table:table-cell>
        </table:table-row>
        <table:table-row table:style-name="ro1">
          <table:table-cell table:formula="of:=RAND()*100" office:value-type="float" office:value="65.3724980971747" calcext:value-type="float">
            <text:p>65.3724980971747</text:p>
          </table:table-cell>
          <table:table-cell table:formula="of:=RAND()*100" office:value-type="float" office:value="60.3788817416272" calcext:value-type="float">
            <text:p>60.3788817416272</text:p>
          </table:table-cell>
          <table:table-cell table:formula="of:=[.A504]*0.987+[.B504]*-0.1+1" office:value-type="float" office:value="59.4847674477487" calcext:value-type="float">
            <text:p>59.4847674477487</text:p>
          </table:table-cell>
        </table:table-row>
        <table:table-row table:style-name="ro1">
          <table:table-cell table:formula="of:=RAND()*100" office:value-type="float" office:value="72.790440529201" calcext:value-type="float">
            <text:p>72.790440529201</text:p>
          </table:table-cell>
          <table:table-cell table:formula="of:=RAND()*100" office:value-type="float" office:value="57.9350034757553" calcext:value-type="float">
            <text:p>57.9350034757553</text:p>
          </table:table-cell>
          <table:table-cell table:formula="of:=[.A505]*0.987+[.B505]*-0.1+1" office:value-type="float" office:value="67.0506644547459" calcext:value-type="float">
            <text:p>67.0506644547459</text:p>
          </table:table-cell>
        </table:table-row>
        <table:table-row table:style-name="ro1">
          <table:table-cell table:formula="of:=RAND()*100" office:value-type="float" office:value="88.9859347848216" calcext:value-type="float">
            <text:p>88.9859347848216</text:p>
          </table:table-cell>
          <table:table-cell table:formula="of:=RAND()*100" office:value-type="float" office:value="24.2714501497939" calcext:value-type="float">
            <text:p>24.2714501497939</text:p>
          </table:table-cell>
          <table:table-cell table:formula="of:=[.A506]*0.987+[.B506]*-0.1+1" office:value-type="float" office:value="86.4019726176396" calcext:value-type="float">
            <text:p>86.4019726176396</text:p>
          </table:table-cell>
        </table:table-row>
        <table:table-row table:style-name="ro1">
          <table:table-cell table:formula="of:=RAND()*100" office:value-type="float" office:value="25.1626252138795" calcext:value-type="float">
            <text:p>25.1626252138795</text:p>
          </table:table-cell>
          <table:table-cell table:formula="of:=RAND()*100" office:value-type="float" office:value="63.4680336169778" calcext:value-type="float">
            <text:p>63.4680336169778</text:p>
          </table:table-cell>
          <table:table-cell table:formula="of:=[.A507]*0.987+[.B507]*-0.1+1" office:value-type="float" office:value="19.4887077244013" calcext:value-type="float">
            <text:p>19.4887077244013</text:p>
          </table:table-cell>
        </table:table-row>
        <table:table-row table:style-name="ro1">
          <table:table-cell table:formula="of:=RAND()*100" office:value-type="float" office:value="64.5023075725129" calcext:value-type="float">
            <text:p>64.5023075725129</text:p>
          </table:table-cell>
          <table:table-cell table:formula="of:=RAND()*100" office:value-type="float" office:value="28.2407995082238" calcext:value-type="float">
            <text:p>28.2407995082238</text:p>
          </table:table-cell>
          <table:table-cell table:formula="of:=[.A508]*0.987+[.B508]*-0.1+1" office:value-type="float" office:value="61.8396976232479" calcext:value-type="float">
            <text:p>61.8396976232479</text:p>
          </table:table-cell>
        </table:table-row>
        <table:table-row table:style-name="ro1">
          <table:table-cell table:formula="of:=RAND()*100" office:value-type="float" office:value="19.5872865719812" calcext:value-type="float">
            <text:p>19.5872865719812</text:p>
          </table:table-cell>
          <table:table-cell table:formula="of:=RAND()*100" office:value-type="float" office:value="72.18991760382" calcext:value-type="float">
            <text:p>72.18991760382</text:p>
          </table:table-cell>
          <table:table-cell table:formula="of:=[.A509]*0.987+[.B509]*-0.1+1" office:value-type="float" office:value="13.1136600861635" calcext:value-type="float">
            <text:p>13.1136600861635</text:p>
          </table:table-cell>
        </table:table-row>
        <table:table-row table:style-name="ro1">
          <table:table-cell table:formula="of:=RAND()*100" office:value-type="float" office:value="54.6693678554958" calcext:value-type="float">
            <text:p>54.6693678554958</text:p>
          </table:table-cell>
          <table:table-cell table:formula="of:=RAND()*100" office:value-type="float" office:value="16.1087627329318" calcext:value-type="float">
            <text:p>16.1087627329318</text:p>
          </table:table-cell>
          <table:table-cell table:formula="of:=[.A510]*0.987+[.B510]*-0.1+1" office:value-type="float" office:value="53.3477898000812" calcext:value-type="float">
            <text:p>53.3477898000812</text:p>
          </table:table-cell>
        </table:table-row>
        <table:table-row table:style-name="ro1">
          <table:table-cell table:formula="of:=RAND()*100" office:value-type="float" office:value="57.1934309613411" calcext:value-type="float">
            <text:p>57.1934309613411</text:p>
          </table:table-cell>
          <table:table-cell table:formula="of:=RAND()*100" office:value-type="float" office:value="79.1443588234083" calcext:value-type="float">
            <text:p>79.1443588234083</text:p>
          </table:table-cell>
          <table:table-cell table:formula="of:=[.A511]*0.987+[.B511]*-0.1+1" office:value-type="float" office:value="49.5354804765028" calcext:value-type="float">
            <text:p>49.5354804765028</text:p>
          </table:table-cell>
        </table:table-row>
        <table:table-row table:style-name="ro1">
          <table:table-cell table:formula="of:=RAND()*100" office:value-type="float" office:value="5.17872497148466" calcext:value-type="float">
            <text:p>5.17872497148466</text:p>
          </table:table-cell>
          <table:table-cell table:formula="of:=RAND()*100" office:value-type="float" office:value="35.8047308074051" calcext:value-type="float">
            <text:p>35.8047308074051</text:p>
          </table:table-cell>
          <table:table-cell table:formula="of:=[.A512]*0.987+[.B512]*-0.1+1" office:value-type="float" office:value="2.53092846611485" calcext:value-type="float">
            <text:p>2.53092846611485</text:p>
          </table:table-cell>
        </table:table-row>
        <table:table-row table:style-name="ro1">
          <table:table-cell table:formula="of:=RAND()*100" office:value-type="float" office:value="74.1880312362973" calcext:value-type="float">
            <text:p>74.1880312362973</text:p>
          </table:table-cell>
          <table:table-cell table:formula="of:=RAND()*100" office:value-type="float" office:value="15.6114202265028" calcext:value-type="float">
            <text:p>15.6114202265028</text:p>
          </table:table-cell>
          <table:table-cell table:formula="of:=[.A513]*0.987+[.B513]*-0.1+1" office:value-type="float" office:value="72.6624448075752" calcext:value-type="float">
            <text:p>72.6624448075752</text:p>
          </table:table-cell>
        </table:table-row>
        <table:table-row table:style-name="ro1">
          <table:table-cell table:formula="of:=RAND()*100" office:value-type="float" office:value="20.1793694054698" calcext:value-type="float">
            <text:p>20.1793694054698</text:p>
          </table:table-cell>
          <table:table-cell table:formula="of:=RAND()*100" office:value-type="float" office:value="2.55261238794592" calcext:value-type="float">
            <text:p>2.55261238794592</text:p>
          </table:table-cell>
          <table:table-cell table:formula="of:=[.A514]*0.987+[.B514]*-0.1+1" office:value-type="float" office:value="20.6617763644041" calcext:value-type="float">
            <text:p>20.6617763644041</text:p>
          </table:table-cell>
        </table:table-row>
        <table:table-row table:style-name="ro1">
          <table:table-cell table:formula="of:=RAND()*100" office:value-type="float" office:value="71.5509082603768" calcext:value-type="float">
            <text:p>71.5509082603768</text:p>
          </table:table-cell>
          <table:table-cell table:formula="of:=RAND()*100" office:value-type="float" office:value="87.0496914822331" calcext:value-type="float">
            <text:p>87.0496914822331</text:p>
          </table:table-cell>
          <table:table-cell table:formula="of:=[.A515]*0.987+[.B515]*-0.1+1" office:value-type="float" office:value="62.9157773047686" calcext:value-type="float">
            <text:p>62.9157773047686</text:p>
          </table:table-cell>
        </table:table-row>
        <table:table-row table:style-name="ro1">
          <table:table-cell table:formula="of:=RAND()*100" office:value-type="float" office:value="61.1147552045141" calcext:value-type="float">
            <text:p>61.1147552045141</text:p>
          </table:table-cell>
          <table:table-cell table:formula="of:=RAND()*100" office:value-type="float" office:value="34.7229530768472" calcext:value-type="float">
            <text:p>34.7229530768472</text:p>
          </table:table-cell>
          <table:table-cell table:formula="of:=[.A516]*0.987+[.B516]*-0.1+1" office:value-type="float" office:value="57.8479680791706" calcext:value-type="float">
            <text:p>57.8479680791706</text:p>
          </table:table-cell>
        </table:table-row>
        <table:table-row table:style-name="ro1">
          <table:table-cell table:formula="of:=RAND()*100" office:value-type="float" office:value="55.9385699149775" calcext:value-type="float">
            <text:p>55.9385699149775</text:p>
          </table:table-cell>
          <table:table-cell table:formula="of:=RAND()*100" office:value-type="float" office:value="27.7016256475688" calcext:value-type="float">
            <text:p>27.7016256475688</text:p>
          </table:table-cell>
          <table:table-cell table:formula="of:=[.A517]*0.987+[.B517]*-0.1+1" office:value-type="float" office:value="53.4412059413259" calcext:value-type="float">
            <text:p>53.4412059413259</text:p>
          </table:table-cell>
        </table:table-row>
        <table:table-row table:style-name="ro1">
          <table:table-cell table:formula="of:=RAND()*100" office:value-type="float" office:value="46.5953838876021" calcext:value-type="float">
            <text:p>46.5953838876021</text:p>
          </table:table-cell>
          <table:table-cell table:formula="of:=RAND()*100" office:value-type="float" office:value="28.5311235586331" calcext:value-type="float">
            <text:p>28.5311235586331</text:p>
          </table:table-cell>
          <table:table-cell table:formula="of:=[.A518]*0.987+[.B518]*-0.1+1" office:value-type="float" office:value="44.1365315412" calcext:value-type="float">
            <text:p>44.1365315412</text:p>
          </table:table-cell>
        </table:table-row>
        <table:table-row table:style-name="ro1">
          <table:table-cell table:formula="of:=RAND()*100" office:value-type="float" office:value="61.9494468671095" calcext:value-type="float">
            <text:p>61.9494468671095</text:p>
          </table:table-cell>
          <table:table-cell table:formula="of:=RAND()*100" office:value-type="float" office:value="34.7707027405225" calcext:value-type="float">
            <text:p>34.7707027405225</text:p>
          </table:table-cell>
          <table:table-cell table:formula="of:=[.A519]*0.987+[.B519]*-0.1+1" office:value-type="float" office:value="58.6670337837848" calcext:value-type="float">
            <text:p>58.6670337837848</text:p>
          </table:table-cell>
        </table:table-row>
        <table:table-row table:style-name="ro1">
          <table:table-cell table:formula="of:=RAND()*100" office:value-type="float" office:value="70.0262528563049" calcext:value-type="float">
            <text:p>70.0262528563049</text:p>
          </table:table-cell>
          <table:table-cell table:formula="of:=RAND()*100" office:value-type="float" office:value="83.7596837707316" calcext:value-type="float">
            <text:p>83.7596837707316</text:p>
          </table:table-cell>
          <table:table-cell table:formula="of:=[.A520]*0.987+[.B520]*-0.1+1" office:value-type="float" office:value="61.7399431920997" calcext:value-type="float">
            <text:p>61.7399431920997</text:p>
          </table:table-cell>
        </table:table-row>
        <table:table-row table:style-name="ro1">
          <table:table-cell table:formula="of:=RAND()*100" office:value-type="float" office:value="97.1570406122598" calcext:value-type="float">
            <text:p>97.1570406122598</text:p>
          </table:table-cell>
          <table:table-cell table:formula="of:=RAND()*100" office:value-type="float" office:value="2.32333956424484" calcext:value-type="float">
            <text:p>2.32333956424484</text:p>
          </table:table-cell>
          <table:table-cell table:formula="of:=[.A521]*0.987+[.B521]*-0.1+1" office:value-type="float" office:value="96.661665127876" calcext:value-type="float">
            <text:p>96.661665127876</text:p>
          </table:table-cell>
        </table:table-row>
        <table:table-row table:style-name="ro1">
          <table:table-cell table:formula="of:=RAND()*100" office:value-type="float" office:value="98.4256566973115" calcext:value-type="float">
            <text:p>98.4256566973115</text:p>
          </table:table-cell>
          <table:table-cell table:formula="of:=RAND()*100" office:value-type="float" office:value="4.00589111549459" calcext:value-type="float">
            <text:p>4.00589111549459</text:p>
          </table:table-cell>
          <table:table-cell table:formula="of:=[.A522]*0.987+[.B522]*-0.1+1" office:value-type="float" office:value="97.745534048697" calcext:value-type="float">
            <text:p>97.745534048697</text:p>
          </table:table-cell>
        </table:table-row>
        <table:table-row table:style-name="ro1">
          <table:table-cell table:formula="of:=RAND()*100" office:value-type="float" office:value="25.3962156443484" calcext:value-type="float">
            <text:p>25.3962156443484</text:p>
          </table:table-cell>
          <table:table-cell table:formula="of:=RAND()*100" office:value-type="float" office:value="80.6581076028984" calcext:value-type="float">
            <text:p>80.6581076028984</text:p>
          </table:table-cell>
          <table:table-cell table:formula="of:=[.A523]*0.987+[.B523]*-0.1+1" office:value-type="float" office:value="18.000254080682" calcext:value-type="float">
            <text:p>18.000254080682</text:p>
          </table:table-cell>
        </table:table-row>
        <table:table-row table:style-name="ro1">
          <table:table-cell table:formula="of:=RAND()*100" office:value-type="float" office:value="58.1019046676235" calcext:value-type="float">
            <text:p>58.1019046676235</text:p>
          </table:table-cell>
          <table:table-cell table:formula="of:=RAND()*100" office:value-type="float" office:value="25.7854163518039" calcext:value-type="float">
            <text:p>25.7854163518039</text:p>
          </table:table-cell>
          <table:table-cell table:formula="of:=[.A524]*0.987+[.B524]*-0.1+1" office:value-type="float" office:value="55.768038271764" calcext:value-type="float">
            <text:p>55.768038271764</text:p>
          </table:table-cell>
        </table:table-row>
        <table:table-row table:style-name="ro1">
          <table:table-cell table:formula="of:=RAND()*100" office:value-type="float" office:value="45.0020818224025" calcext:value-type="float">
            <text:p>45.0020818224025</text:p>
          </table:table-cell>
          <table:table-cell table:formula="of:=RAND()*100" office:value-type="float" office:value="68.8923145364394" calcext:value-type="float">
            <text:p>68.8923145364394</text:p>
          </table:table-cell>
          <table:table-cell table:formula="of:=[.A525]*0.987+[.B525]*-0.1+1" office:value-type="float" office:value="38.5278233050673" calcext:value-type="float">
            <text:p>38.5278233050673</text:p>
          </table:table-cell>
        </table:table-row>
        <table:table-row table:style-name="ro1">
          <table:table-cell table:formula="of:=RAND()*100" office:value-type="float" office:value="82.3269842324814" calcext:value-type="float">
            <text:p>82.3269842324814</text:p>
          </table:table-cell>
          <table:table-cell table:formula="of:=RAND()*100" office:value-type="float" office:value="15.3300501240161" calcext:value-type="float">
            <text:p>15.3300501240161</text:p>
          </table:table-cell>
          <table:table-cell table:formula="of:=[.A526]*0.987+[.B526]*-0.1+1" office:value-type="float" office:value="80.7237284250575" calcext:value-type="float">
            <text:p>80.7237284250575</text:p>
          </table:table-cell>
        </table:table-row>
        <table:table-row table:style-name="ro1">
          <table:table-cell table:formula="of:=RAND()*100" office:value-type="float" office:value="16.1734958495048" calcext:value-type="float">
            <text:p>16.1734958495048</text:p>
          </table:table-cell>
          <table:table-cell table:formula="of:=RAND()*100" office:value-type="float" office:value="70.4569665979997" calcext:value-type="float">
            <text:p>70.4569665979997</text:p>
          </table:table-cell>
          <table:table-cell table:formula="of:=[.A527]*0.987+[.B527]*-0.1+1" office:value-type="float" office:value="9.91754374366132" calcext:value-type="float">
            <text:p>9.91754374366132</text:p>
          </table:table-cell>
        </table:table-row>
        <table:table-row table:style-name="ro1">
          <table:table-cell table:formula="of:=RAND()*100" office:value-type="float" office:value="19.846651762868" calcext:value-type="float">
            <text:p>19.846651762868</text:p>
          </table:table-cell>
          <table:table-cell table:formula="of:=RAND()*100" office:value-type="float" office:value="3.4852274047661" calcext:value-type="float">
            <text:p>3.4852274047661</text:p>
          </table:table-cell>
          <table:table-cell table:formula="of:=[.A528]*0.987+[.B528]*-0.1+1" office:value-type="float" office:value="20.2401225494741" calcext:value-type="float">
            <text:p>20.2401225494741</text:p>
          </table:table-cell>
        </table:table-row>
        <table:table-row table:style-name="ro1">
          <table:table-cell table:formula="of:=RAND()*100" office:value-type="float" office:value="45.0672340495988" calcext:value-type="float">
            <text:p>45.0672340495988</text:p>
          </table:table-cell>
          <table:table-cell table:formula="of:=RAND()*100" office:value-type="float" office:value="66.132362724483" calcext:value-type="float">
            <text:p>66.132362724483</text:p>
          </table:table-cell>
          <table:table-cell table:formula="of:=[.A529]*0.987+[.B529]*-0.1+1" office:value-type="float" office:value="38.8681237345057" calcext:value-type="float">
            <text:p>38.8681237345057</text:p>
          </table:table-cell>
        </table:table-row>
        <table:table-row table:style-name="ro1">
          <table:table-cell table:formula="of:=RAND()*100" office:value-type="float" office:value="51.7047662552681" calcext:value-type="float">
            <text:p>51.7047662552681</text:p>
          </table:table-cell>
          <table:table-cell table:formula="of:=RAND()*100" office:value-type="float" office:value="20.0599472295446" calcext:value-type="float">
            <text:p>20.0599472295446</text:p>
          </table:table-cell>
          <table:table-cell table:formula="of:=[.A530]*0.987+[.B530]*-0.1+1" office:value-type="float" office:value="50.0266095709952" calcext:value-type="float">
            <text:p>50.0266095709952</text:p>
          </table:table-cell>
        </table:table-row>
        <table:table-row table:style-name="ro1">
          <table:table-cell table:formula="of:=RAND()*100" office:value-type="float" office:value="77.1073153160407" calcext:value-type="float">
            <text:p>77.1073153160407</text:p>
          </table:table-cell>
          <table:table-cell table:formula="of:=RAND()*100" office:value-type="float" office:value="84.6900565815767" calcext:value-type="float">
            <text:p>84.6900565815767</text:p>
          </table:table-cell>
          <table:table-cell table:formula="of:=[.A531]*0.987+[.B531]*-0.1+1" office:value-type="float" office:value="68.6359145587745" calcext:value-type="float">
            <text:p>68.6359145587745</text:p>
          </table:table-cell>
        </table:table-row>
        <table:table-row table:style-name="ro1">
          <table:table-cell table:formula="of:=RAND()*100" office:value-type="float" office:value="93.2075006164383" calcext:value-type="float">
            <text:p>93.2075006164383</text:p>
          </table:table-cell>
          <table:table-cell table:formula="of:=RAND()*100" office:value-type="float" office:value="53.5505639317162" calcext:value-type="float">
            <text:p>53.5505639317162</text:p>
          </table:table-cell>
          <table:table-cell table:formula="of:=[.A532]*0.987+[.B532]*-0.1+1" office:value-type="float" office:value="87.640746715253" calcext:value-type="float">
            <text:p>87.640746715253</text:p>
          </table:table-cell>
        </table:table-row>
        <table:table-row table:style-name="ro1">
          <table:table-cell table:formula="of:=RAND()*100" office:value-type="float" office:value="3.21983824105427" calcext:value-type="float">
            <text:p>3.21983824105427</text:p>
          </table:table-cell>
          <table:table-cell table:formula="of:=RAND()*100" office:value-type="float" office:value="76.7125430777643" calcext:value-type="float">
            <text:p>76.7125430777643</text:p>
          </table:table-cell>
          <table:table-cell table:formula="of:=[.A533]*0.987+[.B533]*-0.1+1" office:value-type="float" office:value="-3.49327396385587" calcext:value-type="float">
            <text:p>-3.49327396385587</text:p>
          </table:table-cell>
        </table:table-row>
        <table:table-row table:style-name="ro1">
          <table:table-cell table:formula="of:=RAND()*100" office:value-type="float" office:value="58.1812079381483" calcext:value-type="float">
            <text:p>58.1812079381483</text:p>
          </table:table-cell>
          <table:table-cell table:formula="of:=RAND()*100" office:value-type="float" office:value="57.1879773317499" calcext:value-type="float">
            <text:p>57.1879773317499</text:p>
          </table:table-cell>
          <table:table-cell table:formula="of:=[.A534]*0.987+[.B534]*-0.1+1" office:value-type="float" office:value="52.7060545017774" calcext:value-type="float">
            <text:p>52.7060545017774</text:p>
          </table:table-cell>
        </table:table-row>
        <table:table-row table:style-name="ro1">
          <table:table-cell table:formula="of:=RAND()*100" office:value-type="float" office:value="16.071813386147" calcext:value-type="float">
            <text:p>16.071813386147</text:p>
          </table:table-cell>
          <table:table-cell table:formula="of:=RAND()*100" office:value-type="float" office:value="23.5746448152383" calcext:value-type="float">
            <text:p>23.5746448152383</text:p>
          </table:table-cell>
          <table:table-cell table:formula="of:=[.A535]*0.987+[.B535]*-0.1+1" office:value-type="float" office:value="14.5054153306032" calcext:value-type="float">
            <text:p>14.5054153306032</text:p>
          </table:table-cell>
        </table:table-row>
        <table:table-row table:style-name="ro1">
          <table:table-cell table:formula="of:=RAND()*100" office:value-type="float" office:value="9.1105367400308" calcext:value-type="float">
            <text:p>9.1105367400308</text:p>
          </table:table-cell>
          <table:table-cell table:formula="of:=RAND()*100" office:value-type="float" office:value="10.6467823866493" calcext:value-type="float">
            <text:p>10.6467823866493</text:p>
          </table:table-cell>
          <table:table-cell table:formula="of:=[.A536]*0.987+[.B536]*-0.1+1" office:value-type="float" office:value="8.92742152374547" calcext:value-type="float">
            <text:p>8.92742152374547</text:p>
          </table:table-cell>
        </table:table-row>
        <table:table-row table:style-name="ro1">
          <table:table-cell table:formula="of:=RAND()*100" office:value-type="float" office:value="17.305325958674" calcext:value-type="float">
            <text:p>17.305325958674</text:p>
          </table:table-cell>
          <table:table-cell table:formula="of:=RAND()*100" office:value-type="float" office:value="31.5102332093835" calcext:value-type="float">
            <text:p>31.5102332093835</text:p>
          </table:table-cell>
          <table:table-cell table:formula="of:=[.A537]*0.987+[.B537]*-0.1+1" office:value-type="float" office:value="14.9293334002729" calcext:value-type="float">
            <text:p>14.9293334002729</text:p>
          </table:table-cell>
        </table:table-row>
        <table:table-row table:style-name="ro1">
          <table:table-cell table:formula="of:=RAND()*100" office:value-type="float" office:value="98.6972983248887" calcext:value-type="float">
            <text:p>98.6972983248887</text:p>
          </table:table-cell>
          <table:table-cell table:formula="of:=RAND()*100" office:value-type="float" office:value="18.0007754277189" calcext:value-type="float">
            <text:p>18.0007754277189</text:p>
          </table:table-cell>
          <table:table-cell table:formula="of:=[.A538]*0.987+[.B538]*-0.1+1" office:value-type="float" office:value="96.6141559038932" calcext:value-type="float">
            <text:p>96.6141559038932</text:p>
          </table:table-cell>
        </table:table-row>
        <table:table-row table:style-name="ro1">
          <table:table-cell table:formula="of:=RAND()*100" office:value-type="float" office:value="60.5717569510826" calcext:value-type="float">
            <text:p>60.5717569510826</text:p>
          </table:table-cell>
          <table:table-cell table:formula="of:=RAND()*100" office:value-type="float" office:value="62.3895400377673" calcext:value-type="float">
            <text:p>62.3895400377673</text:p>
          </table:table-cell>
          <table:table-cell table:formula="of:=[.A539]*0.987+[.B539]*-0.1+1" office:value-type="float" office:value="54.5453701069418" calcext:value-type="float">
            <text:p>54.5453701069418</text:p>
          </table:table-cell>
        </table:table-row>
        <table:table-row table:style-name="ro1">
          <table:table-cell table:formula="of:=RAND()*100" office:value-type="float" office:value="70.7791994228313" calcext:value-type="float">
            <text:p>70.7791994228313</text:p>
          </table:table-cell>
          <table:table-cell table:formula="of:=RAND()*100" office:value-type="float" office:value="33.1130034696567" calcext:value-type="float">
            <text:p>33.1130034696567</text:p>
          </table:table-cell>
          <table:table-cell table:formula="of:=[.A540]*0.987+[.B540]*-0.1+1" office:value-type="float" office:value="67.5477694833688" calcext:value-type="float">
            <text:p>67.5477694833688</text:p>
          </table:table-cell>
        </table:table-row>
        <table:table-row table:style-name="ro1">
          <table:table-cell table:formula="of:=RAND()*100" office:value-type="float" office:value="25.6742263275624" calcext:value-type="float">
            <text:p>25.6742263275624</text:p>
          </table:table-cell>
          <table:table-cell table:formula="of:=RAND()*100" office:value-type="float" office:value="81.6114154811541" calcext:value-type="float">
            <text:p>81.6114154811541</text:p>
          </table:table-cell>
          <table:table-cell table:formula="of:=[.A541]*0.987+[.B541]*-0.1+1" office:value-type="float" office:value="18.1793198371887" calcext:value-type="float">
            <text:p>18.1793198371887</text:p>
          </table:table-cell>
        </table:table-row>
        <table:table-row table:style-name="ro1">
          <table:table-cell table:formula="of:=RAND()*100" office:value-type="float" office:value="35.4662730357477" calcext:value-type="float">
            <text:p>35.4662730357477</text:p>
          </table:table-cell>
          <table:table-cell table:formula="of:=RAND()*100" office:value-type="float" office:value="70.5057717162833" calcext:value-type="float">
            <text:p>70.5057717162833</text:p>
          </table:table-cell>
          <table:table-cell table:formula="of:=[.A542]*0.987+[.B542]*-0.1+1" office:value-type="float" office:value="28.9546343146547" calcext:value-type="float">
            <text:p>28.9546343146547</text:p>
          </table:table-cell>
        </table:table-row>
        <table:table-row table:style-name="ro1">
          <table:table-cell table:formula="of:=RAND()*100" office:value-type="float" office:value="18.9980664261954" calcext:value-type="float">
            <text:p>18.9980664261954</text:p>
          </table:table-cell>
          <table:table-cell table:formula="of:=RAND()*100" office:value-type="float" office:value="31.0332417386086" calcext:value-type="float">
            <text:p>31.0332417386086</text:p>
          </table:table-cell>
          <table:table-cell table:formula="of:=[.A543]*0.987+[.B543]*-0.1+1" office:value-type="float" office:value="16.647767388794" calcext:value-type="float">
            <text:p>16.647767388794</text:p>
          </table:table-cell>
        </table:table-row>
        <table:table-row table:style-name="ro1">
          <table:table-cell table:formula="of:=RAND()*100" office:value-type="float" office:value="11.3776817733646" calcext:value-type="float">
            <text:p>11.3776817733646</text:p>
          </table:table-cell>
          <table:table-cell table:formula="of:=RAND()*100" office:value-type="float" office:value="96.2162621790237" calcext:value-type="float">
            <text:p>96.2162621790237</text:p>
          </table:table-cell>
          <table:table-cell table:formula="of:=[.A544]*0.987+[.B544]*-0.1+1" office:value-type="float" office:value="2.60814569240845" calcext:value-type="float">
            <text:p>2.60814569240845</text:p>
          </table:table-cell>
        </table:table-row>
        <table:table-row table:style-name="ro1">
          <table:table-cell table:formula="of:=RAND()*100" office:value-type="float" office:value="22.199083808095" calcext:value-type="float">
            <text:p>22.199083808095</text:p>
          </table:table-cell>
          <table:table-cell table:formula="of:=RAND()*100" office:value-type="float" office:value="47.6791659261607" calcext:value-type="float">
            <text:p>47.6791659261607</text:p>
          </table:table-cell>
          <table:table-cell table:formula="of:=[.A545]*0.987+[.B545]*-0.1+1" office:value-type="float" office:value="18.1425791259737" calcext:value-type="float">
            <text:p>18.1425791259737</text:p>
          </table:table-cell>
        </table:table-row>
        <table:table-row table:style-name="ro1">
          <table:table-cell table:formula="of:=RAND()*100" office:value-type="float" office:value="21.1158247860719" calcext:value-type="float">
            <text:p>21.1158247860719</text:p>
          </table:table-cell>
          <table:table-cell table:formula="of:=RAND()*100" office:value-type="float" office:value="32.3607275042427" calcext:value-type="float">
            <text:p>32.3607275042427</text:p>
          </table:table-cell>
          <table:table-cell table:formula="of:=[.A546]*0.987+[.B546]*-0.1+1" office:value-type="float" office:value="18.6052463134287" calcext:value-type="float">
            <text:p>18.6052463134287</text:p>
          </table:table-cell>
        </table:table-row>
        <table:table-row table:style-name="ro1">
          <table:table-cell table:formula="of:=RAND()*100" office:value-type="float" office:value="34.2040056145049" calcext:value-type="float">
            <text:p>34.2040056145049</text:p>
          </table:table-cell>
          <table:table-cell table:formula="of:=RAND()*100" office:value-type="float" office:value="9.3768963778723" calcext:value-type="float">
            <text:p>9.3768963778723</text:p>
          </table:table-cell>
          <table:table-cell table:formula="of:=[.A547]*0.987+[.B547]*-0.1+1" office:value-type="float" office:value="33.8216639037291" calcext:value-type="float">
            <text:p>33.8216639037291</text:p>
          </table:table-cell>
        </table:table-row>
        <table:table-row table:style-name="ro1">
          <table:table-cell table:formula="of:=RAND()*100" office:value-type="float" office:value="86.4739527089053" calcext:value-type="float">
            <text:p>86.4739527089053</text:p>
          </table:table-cell>
          <table:table-cell table:formula="of:=RAND()*100" office:value-type="float" office:value="59.8183370940623" calcext:value-type="float">
            <text:p>59.8183370940623</text:p>
          </table:table-cell>
          <table:table-cell table:formula="of:=[.A548]*0.987+[.B548]*-0.1+1" office:value-type="float" office:value="80.3679576142833" calcext:value-type="float">
            <text:p>80.3679576142833</text:p>
          </table:table-cell>
        </table:table-row>
        <table:table-row table:style-name="ro1">
          <table:table-cell table:formula="of:=RAND()*100" office:value-type="float" office:value="47.6329410892274" calcext:value-type="float">
            <text:p>47.6329410892274</text:p>
          </table:table-cell>
          <table:table-cell table:formula="of:=RAND()*100" office:value-type="float" office:value="55.6306692463309" calcext:value-type="float">
            <text:p>55.6306692463309</text:p>
          </table:table-cell>
          <table:table-cell table:formula="of:=[.A549]*0.987+[.B549]*-0.1+1" office:value-type="float" office:value="42.4506459304344" calcext:value-type="float">
            <text:p>42.4506459304344</text:p>
          </table:table-cell>
        </table:table-row>
        <table:table-row table:style-name="ro1">
          <table:table-cell table:formula="of:=RAND()*100" office:value-type="float" office:value="3.89139782173321" calcext:value-type="float">
            <text:p>3.89139782173321</text:p>
          </table:table-cell>
          <table:table-cell table:formula="of:=RAND()*100" office:value-type="float" office:value="44.1831110295761" calcext:value-type="float">
            <text:p>44.1831110295761</text:p>
          </table:table-cell>
          <table:table-cell table:formula="of:=[.A550]*0.987+[.B550]*-0.1+1" office:value-type="float" office:value="0.422498547093076" calcext:value-type="float">
            <text:p>0.422498547093076</text:p>
          </table:table-cell>
        </table:table-row>
        <table:table-row table:style-name="ro1">
          <table:table-cell table:formula="of:=RAND()*100" office:value-type="float" office:value="66.2780073528598" calcext:value-type="float">
            <text:p>66.2780073528598</text:p>
          </table:table-cell>
          <table:table-cell table:formula="of:=RAND()*100" office:value-type="float" office:value="66.0743819281733" calcext:value-type="float">
            <text:p>66.0743819281733</text:p>
          </table:table-cell>
          <table:table-cell table:formula="of:=[.A551]*0.987+[.B551]*-0.1+1" office:value-type="float" office:value="59.8089550644553" calcext:value-type="float">
            <text:p>59.8089550644553</text:p>
          </table:table-cell>
        </table:table-row>
        <table:table-row table:style-name="ro1">
          <table:table-cell table:formula="of:=RAND()*100" office:value-type="float" office:value="97.211452890019" calcext:value-type="float">
            <text:p>97.211452890019</text:p>
          </table:table-cell>
          <table:table-cell table:formula="of:=RAND()*100" office:value-type="float" office:value="52.7324919420863" calcext:value-type="float">
            <text:p>52.7324919420863</text:p>
          </table:table-cell>
          <table:table-cell table:formula="of:=[.A552]*0.987+[.B552]*-0.1+1" office:value-type="float" office:value="91.6744548082401" calcext:value-type="float">
            <text:p>91.6744548082401</text:p>
          </table:table-cell>
        </table:table-row>
        <table:table-row table:style-name="ro1">
          <table:table-cell table:formula="of:=RAND()*100" office:value-type="float" office:value="18.9311915225897" calcext:value-type="float">
            <text:p>18.9311915225897</text:p>
          </table:table-cell>
          <table:table-cell table:formula="of:=RAND()*100" office:value-type="float" office:value="17.5176347809259" calcext:value-type="float">
            <text:p>17.5176347809259</text:p>
          </table:table-cell>
          <table:table-cell table:formula="of:=[.A553]*0.987+[.B553]*-0.1+1" office:value-type="float" office:value="17.9333225547035" calcext:value-type="float">
            <text:p>17.9333225547035</text:p>
          </table:table-cell>
        </table:table-row>
        <table:table-row table:style-name="ro1">
          <table:table-cell table:formula="of:=RAND()*100" office:value-type="float" office:value="82.010399638117" calcext:value-type="float">
            <text:p>82.010399638117</text:p>
          </table:table-cell>
          <table:table-cell table:formula="of:=RAND()*100" office:value-type="float" office:value="69.9354393757044" calcext:value-type="float">
            <text:p>69.9354393757044</text:p>
          </table:table-cell>
          <table:table-cell table:formula="of:=[.A554]*0.987+[.B554]*-0.1+1" office:value-type="float" office:value="74.950720505251" calcext:value-type="float">
            <text:p>74.950720505251</text:p>
          </table:table-cell>
        </table:table-row>
        <table:table-row table:style-name="ro1">
          <table:table-cell table:formula="of:=RAND()*100" office:value-type="float" office:value="92.2165891393849" calcext:value-type="float">
            <text:p>92.2165891393849</text:p>
          </table:table-cell>
          <table:table-cell table:formula="of:=RAND()*100" office:value-type="float" office:value="43.3616641976117" calcext:value-type="float">
            <text:p>43.3616641976117</text:p>
          </table:table-cell>
          <table:table-cell table:formula="of:=[.A555]*0.987+[.B555]*-0.1+1" office:value-type="float" office:value="87.6816070608117" calcext:value-type="float">
            <text:p>87.6816070608117</text:p>
          </table:table-cell>
        </table:table-row>
        <table:table-row table:style-name="ro1">
          <table:table-cell table:formula="of:=RAND()*100" office:value-type="float" office:value="21.6363607321583" calcext:value-type="float">
            <text:p>21.6363607321583</text:p>
          </table:table-cell>
          <table:table-cell table:formula="of:=RAND()*100" office:value-type="float" office:value="2.20900019849761" calcext:value-type="float">
            <text:p>2.20900019849761</text:p>
          </table:table-cell>
          <table:table-cell table:formula="of:=[.A556]*0.987+[.B556]*-0.1+1" office:value-type="float" office:value="22.1341880227905" calcext:value-type="float">
            <text:p>22.1341880227905</text:p>
          </table:table-cell>
        </table:table-row>
        <table:table-row table:style-name="ro1">
          <table:table-cell table:formula="of:=RAND()*100" office:value-type="float" office:value="15.4671421303417" calcext:value-type="float">
            <text:p>15.4671421303417</text:p>
          </table:table-cell>
          <table:table-cell table:formula="of:=RAND()*100" office:value-type="float" office:value="68.996278306345" calcext:value-type="float">
            <text:p>68.996278306345</text:p>
          </table:table-cell>
          <table:table-cell table:formula="of:=[.A557]*0.987+[.B557]*-0.1+1" office:value-type="float" office:value="9.36644145201279" calcext:value-type="float">
            <text:p>9.36644145201279</text:p>
          </table:table-cell>
        </table:table-row>
        <table:table-row table:style-name="ro1">
          <table:table-cell table:formula="of:=RAND()*100" office:value-type="float" office:value="9.84079553765117" calcext:value-type="float">
            <text:p>9.84079553765117</text:p>
          </table:table-cell>
          <table:table-cell table:formula="of:=RAND()*100" office:value-type="float" office:value="32.6446124883115" calcext:value-type="float">
            <text:p>32.6446124883115</text:p>
          </table:table-cell>
          <table:table-cell table:formula="of:=[.A558]*0.987+[.B558]*-0.1+1" office:value-type="float" office:value="7.44840394683055" calcext:value-type="float">
            <text:p>7.44840394683055</text:p>
          </table:table-cell>
        </table:table-row>
        <table:table-row table:style-name="ro1">
          <table:table-cell table:formula="of:=RAND()*100" office:value-type="float" office:value="82.6488134599886" calcext:value-type="float">
            <text:p>82.6488134599886</text:p>
          </table:table-cell>
          <table:table-cell table:formula="of:=RAND()*100" office:value-type="float" office:value="32.6537525984085" calcext:value-type="float">
            <text:p>32.6537525984085</text:p>
          </table:table-cell>
          <table:table-cell table:formula="of:=[.A559]*0.987+[.B559]*-0.1+1" office:value-type="float" office:value="79.3090036251679" calcext:value-type="float">
            <text:p>79.3090036251679</text:p>
          </table:table-cell>
        </table:table-row>
        <table:table-row table:style-name="ro1">
          <table:table-cell table:formula="of:=RAND()*100" office:value-type="float" office:value="37.3111842048615" calcext:value-type="float">
            <text:p>37.3111842048615</text:p>
          </table:table-cell>
          <table:table-cell table:formula="of:=RAND()*100" office:value-type="float" office:value="0.721704455326804" calcext:value-type="float">
            <text:p>0.721704455326804</text:p>
          </table:table-cell>
          <table:table-cell table:formula="of:=[.A560]*0.987+[.B560]*-0.1+1" office:value-type="float" office:value="37.7539683646656" calcext:value-type="float">
            <text:p>37.7539683646656</text:p>
          </table:table-cell>
        </table:table-row>
        <table:table-row table:style-name="ro1">
          <table:table-cell table:formula="of:=RAND()*100" office:value-type="float" office:value="73.1902576039962" calcext:value-type="float">
            <text:p>73.1902576039962</text:p>
          </table:table-cell>
          <table:table-cell table:formula="of:=RAND()*100" office:value-type="float" office:value="19.2135029703707" calcext:value-type="float">
            <text:p>19.2135029703707</text:p>
          </table:table-cell>
          <table:table-cell table:formula="of:=[.A561]*0.987+[.B561]*-0.1+1" office:value-type="float" office:value="71.3174339581072" calcext:value-type="float">
            <text:p>71.3174339581072</text:p>
          </table:table-cell>
        </table:table-row>
        <table:table-row table:style-name="ro1">
          <table:table-cell table:formula="of:=RAND()*100" office:value-type="float" office:value="69.9676939376193" calcext:value-type="float">
            <text:p>69.9676939376193</text:p>
          </table:table-cell>
          <table:table-cell table:formula="of:=RAND()*100" office:value-type="float" office:value="71.0806040349358" calcext:value-type="float">
            <text:p>71.0806040349358</text:p>
          </table:table-cell>
          <table:table-cell table:formula="of:=[.A562]*0.987+[.B562]*-0.1+1" office:value-type="float" office:value="62.9500535129366" calcext:value-type="float">
            <text:p>62.9500535129366</text:p>
          </table:table-cell>
        </table:table-row>
        <table:table-row table:style-name="ro1">
          <table:table-cell table:formula="of:=RAND()*100" office:value-type="float" office:value="92.8095500459051" calcext:value-type="float">
            <text:p>92.8095500459051</text:p>
          </table:table-cell>
          <table:table-cell table:formula="of:=RAND()*100" office:value-type="float" office:value="67.1415565105782" calcext:value-type="float">
            <text:p>67.1415565105782</text:p>
          </table:table-cell>
          <table:table-cell table:formula="of:=[.A563]*0.987+[.B563]*-0.1+1" office:value-type="float" office:value="85.8888702442505" calcext:value-type="float">
            <text:p>85.8888702442505</text:p>
          </table:table-cell>
        </table:table-row>
        <table:table-row table:style-name="ro1">
          <table:table-cell table:formula="of:=RAND()*100" office:value-type="float" office:value="5.56315126757052" calcext:value-type="float">
            <text:p>5.56315126757052</text:p>
          </table:table-cell>
          <table:table-cell table:formula="of:=RAND()*100" office:value-type="float" office:value="1.87278101053824" calcext:value-type="float">
            <text:p>1.87278101053824</text:p>
          </table:table-cell>
          <table:table-cell table:formula="of:=[.A564]*0.987+[.B564]*-0.1+1" office:value-type="float" office:value="6.30355220003828" calcext:value-type="float">
            <text:p>6.30355220003828</text:p>
          </table:table-cell>
        </table:table-row>
        <table:table-row table:style-name="ro1">
          <table:table-cell table:formula="of:=RAND()*100" office:value-type="float" office:value="5.46523326955595" calcext:value-type="float">
            <text:p>5.46523326955595</text:p>
          </table:table-cell>
          <table:table-cell table:formula="of:=RAND()*100" office:value-type="float" office:value="65.7734965847886" calcext:value-type="float">
            <text:p>65.7734965847886</text:p>
          </table:table-cell>
          <table:table-cell table:formula="of:=[.A565]*0.987+[.B565]*-0.1+1" office:value-type="float" office:value="-0.183164421427136" calcext:value-type="float">
            <text:p>-0.183164421427136</text:p>
          </table:table-cell>
        </table:table-row>
        <table:table-row table:style-name="ro1">
          <table:table-cell table:formula="of:=RAND()*100" office:value-type="float" office:value="4.80667758298979" calcext:value-type="float">
            <text:p>4.80667758298979</text:p>
          </table:table-cell>
          <table:table-cell table:formula="of:=RAND()*100" office:value-type="float" office:value="34.2170801601794" calcext:value-type="float">
            <text:p>34.2170801601794</text:p>
          </table:table-cell>
          <table:table-cell table:formula="of:=[.A566]*0.987+[.B566]*-0.1+1" office:value-type="float" office:value="2.32248275839298" calcext:value-type="float">
            <text:p>2.32248275839298</text:p>
          </table:table-cell>
        </table:table-row>
        <table:table-row table:style-name="ro1">
          <table:table-cell table:formula="of:=RAND()*100" office:value-type="float" office:value="4.45050994566503" calcext:value-type="float">
            <text:p>4.45050994566503</text:p>
          </table:table-cell>
          <table:table-cell table:formula="of:=RAND()*100" office:value-type="float" office:value="35.4699939998013" calcext:value-type="float">
            <text:p>35.4699939998013</text:p>
          </table:table-cell>
          <table:table-cell table:formula="of:=[.A567]*0.987+[.B567]*-0.1+1" office:value-type="float" office:value="1.84565391639125" calcext:value-type="float">
            <text:p>1.84565391639125</text:p>
          </table:table-cell>
        </table:table-row>
        <table:table-row table:style-name="ro1">
          <table:table-cell table:formula="of:=RAND()*100" office:value-type="float" office:value="83.9233202048841" calcext:value-type="float">
            <text:p>83.9233202048841</text:p>
          </table:table-cell>
          <table:table-cell table:formula="of:=RAND()*100" office:value-type="float" office:value="82.492143243442" calcext:value-type="float">
            <text:p>82.492143243442</text:p>
          </table:table-cell>
          <table:table-cell table:formula="of:=[.A568]*0.987+[.B568]*-0.1+1" office:value-type="float" office:value="75.5831027178764" calcext:value-type="float">
            <text:p>75.5831027178764</text:p>
          </table:table-cell>
        </table:table-row>
        <table:table-row table:style-name="ro1">
          <table:table-cell table:formula="of:=RAND()*100" office:value-type="float" office:value="58.1366021571888" calcext:value-type="float">
            <text:p>58.1366021571888</text:p>
          </table:table-cell>
          <table:table-cell table:formula="of:=RAND()*100" office:value-type="float" office:value="90.5365177950082" calcext:value-type="float">
            <text:p>90.5365177950082</text:p>
          </table:table-cell>
          <table:table-cell table:formula="of:=[.A569]*0.987+[.B569]*-0.1+1" office:value-type="float" office:value="49.3271745496445" calcext:value-type="float">
            <text:p>49.3271745496445</text:p>
          </table:table-cell>
        </table:table-row>
        <table:table-row table:style-name="ro1">
          <table:table-cell table:formula="of:=RAND()*100" office:value-type="float" office:value="96.6126153828498" calcext:value-type="float">
            <text:p>96.6126153828498</text:p>
          </table:table-cell>
          <table:table-cell table:formula="of:=RAND()*100" office:value-type="float" office:value="53.2187444740592" calcext:value-type="float">
            <text:p>53.2187444740592</text:p>
          </table:table-cell>
          <table:table-cell table:formula="of:=[.A570]*0.987+[.B570]*-0.1+1" office:value-type="float" office:value="91.0347769354668" calcext:value-type="float">
            <text:p>91.0347769354668</text:p>
          </table:table-cell>
        </table:table-row>
        <table:table-row table:style-name="ro1">
          <table:table-cell table:formula="of:=RAND()*100" office:value-type="float" office:value="70.529557579551" calcext:value-type="float">
            <text:p>70.529557579551</text:p>
          </table:table-cell>
          <table:table-cell table:formula="of:=RAND()*100" office:value-type="float" office:value="96.757181287951" calcext:value-type="float">
            <text:p>96.757181287951</text:p>
          </table:table-cell>
          <table:table-cell table:formula="of:=[.A571]*0.987+[.B571]*-0.1+1" office:value-type="float" office:value="60.9369552022217" calcext:value-type="float">
            <text:p>60.9369552022217</text:p>
          </table:table-cell>
        </table:table-row>
        <table:table-row table:style-name="ro1">
          <table:table-cell table:formula="of:=RAND()*100" office:value-type="float" office:value="84.3932776480216" calcext:value-type="float">
            <text:p>84.3932776480216</text:p>
          </table:table-cell>
          <table:table-cell table:formula="of:=RAND()*100" office:value-type="float" office:value="30.3429890860957" calcext:value-type="float">
            <text:p>30.3429890860957</text:p>
          </table:table-cell>
          <table:table-cell table:formula="of:=[.A572]*0.987+[.B572]*-0.1+1" office:value-type="float" office:value="81.2618661299878" calcext:value-type="float">
            <text:p>81.2618661299878</text:p>
          </table:table-cell>
        </table:table-row>
        <table:table-row table:style-name="ro1">
          <table:table-cell table:formula="of:=RAND()*100" office:value-type="float" office:value="72.5026180296744" calcext:value-type="float">
            <text:p>72.5026180296744</text:p>
          </table:table-cell>
          <table:table-cell table:formula="of:=RAND()*100" office:value-type="float" office:value="62.3872187740442" calcext:value-type="float">
            <text:p>62.3872187740442</text:p>
          </table:table-cell>
          <table:table-cell table:formula="of:=[.A573]*0.987+[.B573]*-0.1+1" office:value-type="float" office:value="66.3213621178842" calcext:value-type="float">
            <text:p>66.3213621178842</text:p>
          </table:table-cell>
        </table:table-row>
        <table:table-row table:style-name="ro1">
          <table:table-cell table:formula="of:=RAND()*100" office:value-type="float" office:value="59.8251833690301" calcext:value-type="float">
            <text:p>59.8251833690301</text:p>
          </table:table-cell>
          <table:table-cell table:formula="of:=RAND()*100" office:value-type="float" office:value="30.5621854534631" calcext:value-type="float">
            <text:p>30.5621854534631</text:p>
          </table:table-cell>
          <table:table-cell table:formula="of:=[.A574]*0.987+[.B574]*-0.1+1" office:value-type="float" office:value="56.9912374398864" calcext:value-type="float">
            <text:p>56.9912374398864</text:p>
          </table:table-cell>
        </table:table-row>
        <table:table-row table:style-name="ro1">
          <table:table-cell table:formula="of:=RAND()*100" office:value-type="float" office:value="81.681107797904" calcext:value-type="float">
            <text:p>81.681107797904</text:p>
          </table:table-cell>
          <table:table-cell table:formula="of:=RAND()*100" office:value-type="float" office:value="66.5362017697295" calcext:value-type="float">
            <text:p>66.5362017697295</text:p>
          </table:table-cell>
          <table:table-cell table:formula="of:=[.A575]*0.987+[.B575]*-0.1+1" office:value-type="float" office:value="74.9656332195583" calcext:value-type="float">
            <text:p>74.9656332195583</text:p>
          </table:table-cell>
        </table:table-row>
        <table:table-row table:style-name="ro1">
          <table:table-cell table:formula="of:=RAND()*100" office:value-type="float" office:value="45.0364461180777" calcext:value-type="float">
            <text:p>45.0364461180777</text:p>
          </table:table-cell>
          <table:table-cell table:formula="of:=RAND()*100" office:value-type="float" office:value="88.5141841664444" calcext:value-type="float">
            <text:p>88.5141841664444</text:p>
          </table:table-cell>
          <table:table-cell table:formula="of:=[.A576]*0.987+[.B576]*-0.1+1" office:value-type="float" office:value="36.5995539018983" calcext:value-type="float">
            <text:p>36.5995539018983</text:p>
          </table:table-cell>
        </table:table-row>
        <table:table-row table:style-name="ro1">
          <table:table-cell table:formula="of:=RAND()*100" office:value-type="float" office:value="22.935913372704" calcext:value-type="float">
            <text:p>22.935913372704</text:p>
          </table:table-cell>
          <table:table-cell table:formula="of:=RAND()*100" office:value-type="float" office:value="86.9584430353887" calcext:value-type="float">
            <text:p>86.9584430353887</text:p>
          </table:table-cell>
          <table:table-cell table:formula="of:=[.A577]*0.987+[.B577]*-0.1+1" office:value-type="float" office:value="14.94190219532" calcext:value-type="float">
            <text:p>14.94190219532</text:p>
          </table:table-cell>
        </table:table-row>
        <table:table-row table:style-name="ro1">
          <table:table-cell table:formula="of:=RAND()*100" office:value-type="float" office:value="30.0025324468975" calcext:value-type="float">
            <text:p>30.0025324468975</text:p>
          </table:table-cell>
          <table:table-cell table:formula="of:=RAND()*100" office:value-type="float" office:value="46.1092801136652" calcext:value-type="float">
            <text:p>46.1092801136652</text:p>
          </table:table-cell>
          <table:table-cell table:formula="of:=[.A578]*0.987+[.B578]*-0.1+1" office:value-type="float" office:value="26.0015715137213" calcext:value-type="float">
            <text:p>26.0015715137213</text:p>
          </table:table-cell>
        </table:table-row>
        <table:table-row table:style-name="ro1">
          <table:table-cell table:formula="of:=RAND()*100" office:value-type="float" office:value="5.06932916647411" calcext:value-type="float">
            <text:p>5.06932916647411</text:p>
          </table:table-cell>
          <table:table-cell table:formula="of:=RAND()*100" office:value-type="float" office:value="61.7956938170796" calcext:value-type="float">
            <text:p>61.7956938170796</text:p>
          </table:table-cell>
          <table:table-cell table:formula="of:=[.A579]*0.987+[.B579]*-0.1+1" office:value-type="float" office:value="-0.176141494398006" calcext:value-type="float">
            <text:p>-0.176141494398006</text:p>
          </table:table-cell>
        </table:table-row>
        <table:table-row table:style-name="ro1">
          <table:table-cell table:formula="of:=RAND()*100" office:value-type="float" office:value="68.4101661738668" calcext:value-type="float">
            <text:p>68.4101661738668</text:p>
          </table:table-cell>
          <table:table-cell table:formula="of:=RAND()*100" office:value-type="float" office:value="74.5593716996171" calcext:value-type="float">
            <text:p>74.5593716996171</text:p>
          </table:table-cell>
          <table:table-cell table:formula="of:=[.A580]*0.987+[.B580]*-0.1+1" office:value-type="float" office:value="61.0648968436449" calcext:value-type="float">
            <text:p>61.0648968436449</text:p>
          </table:table-cell>
        </table:table-row>
        <table:table-row table:style-name="ro1">
          <table:table-cell table:formula="of:=RAND()*100" office:value-type="float" office:value="7.21247283161967" calcext:value-type="float">
            <text:p>7.21247283161967</text:p>
          </table:table-cell>
          <table:table-cell table:formula="of:=RAND()*100" office:value-type="float" office:value="11.733424405803" calcext:value-type="float">
            <text:p>11.733424405803</text:p>
          </table:table-cell>
          <table:table-cell table:formula="of:=[.A581]*0.987+[.B581]*-0.1+1" office:value-type="float" office:value="6.94536824422831" calcext:value-type="float">
            <text:p>6.94536824422831</text:p>
          </table:table-cell>
        </table:table-row>
        <table:table-row table:style-name="ro1">
          <table:table-cell table:formula="of:=RAND()*100" office:value-type="float" office:value="42.4096093599345" calcext:value-type="float">
            <text:p>42.4096093599345</text:p>
          </table:table-cell>
          <table:table-cell table:formula="of:=RAND()*100" office:value-type="float" office:value="50.8556892351279" calcext:value-type="float">
            <text:p>50.8556892351279</text:p>
          </table:table-cell>
          <table:table-cell table:formula="of:=[.A582]*0.987+[.B582]*-0.1+1" office:value-type="float" office:value="37.7727155147425" calcext:value-type="float">
            <text:p>37.7727155147425</text:p>
          </table:table-cell>
        </table:table-row>
        <table:table-row table:style-name="ro1">
          <table:table-cell table:formula="of:=RAND()*100" office:value-type="float" office:value="30.123285622404" calcext:value-type="float">
            <text:p>30.123285622404</text:p>
          </table:table-cell>
          <table:table-cell table:formula="of:=RAND()*100" office:value-type="float" office:value="97.4661470914495" calcext:value-type="float">
            <text:p>97.4661470914495</text:p>
          </table:table-cell>
          <table:table-cell table:formula="of:=[.A583]*0.987+[.B583]*-0.1+1" office:value-type="float" office:value="20.9850682001678" calcext:value-type="float">
            <text:p>20.9850682001678</text:p>
          </table:table-cell>
        </table:table-row>
        <table:table-row table:style-name="ro1">
          <table:table-cell table:formula="of:=RAND()*100" office:value-type="float" office:value="16.1661353048109" calcext:value-type="float">
            <text:p>16.1661353048109</text:p>
          </table:table-cell>
          <table:table-cell table:formula="of:=RAND()*100" office:value-type="float" office:value="8.44163378952578" calcext:value-type="float">
            <text:p>8.44163378952578</text:p>
          </table:table-cell>
          <table:table-cell table:formula="of:=[.A584]*0.987+[.B584]*-0.1+1" office:value-type="float" office:value="16.1118121668958" calcext:value-type="float">
            <text:p>16.1118121668958</text:p>
          </table:table-cell>
        </table:table-row>
        <table:table-row table:style-name="ro1">
          <table:table-cell table:formula="of:=RAND()*100" office:value-type="float" office:value="86.5368092115006" calcext:value-type="float">
            <text:p>86.5368092115006</text:p>
          </table:table-cell>
          <table:table-cell table:formula="of:=RAND()*100" office:value-type="float" office:value="81.0869802332773" calcext:value-type="float">
            <text:p>81.0869802332773</text:p>
          </table:table-cell>
          <table:table-cell table:formula="of:=[.A585]*0.987+[.B585]*-0.1+1" office:value-type="float" office:value="78.3031326684234" calcext:value-type="float">
            <text:p>78.3031326684234</text:p>
          </table:table-cell>
        </table:table-row>
        <table:table-row table:style-name="ro1">
          <table:table-cell table:formula="of:=RAND()*100" office:value-type="float" office:value="70.2166251642613" calcext:value-type="float">
            <text:p>70.2166251642613</text:p>
          </table:table-cell>
          <table:table-cell table:formula="of:=RAND()*100" office:value-type="float" office:value="86.2194529776225" calcext:value-type="float">
            <text:p>86.2194529776225</text:p>
          </table:table-cell>
          <table:table-cell table:formula="of:=[.A586]*0.987+[.B586]*-0.1+1" office:value-type="float" office:value="61.6818637393637" calcext:value-type="float">
            <text:p>61.6818637393637</text:p>
          </table:table-cell>
        </table:table-row>
        <table:table-row table:style-name="ro1">
          <table:table-cell table:formula="of:=RAND()*100" office:value-type="float" office:value="85.2449381336885" calcext:value-type="float">
            <text:p>85.2449381336885</text:p>
          </table:table-cell>
          <table:table-cell table:formula="of:=RAND()*100" office:value-type="float" office:value="24.6504421745685" calcext:value-type="float">
            <text:p>24.6504421745685</text:p>
          </table:table-cell>
          <table:table-cell table:formula="of:=[.A587]*0.987+[.B587]*-0.1+1" office:value-type="float" office:value="82.6717097204937" calcext:value-type="float">
            <text:p>82.6717097204937</text:p>
          </table:table-cell>
        </table:table-row>
        <table:table-row table:style-name="ro1">
          <table:table-cell table:formula="of:=RAND()*100" office:value-type="float" office:value="31.2730821788029" calcext:value-type="float">
            <text:p>31.2730821788029</text:p>
          </table:table-cell>
          <table:table-cell table:formula="of:=RAND()*100" office:value-type="float" office:value="24.0816774516319" calcext:value-type="float">
            <text:p>24.0816774516319</text:p>
          </table:table-cell>
          <table:table-cell table:formula="of:=[.A588]*0.987+[.B588]*-0.1+1" office:value-type="float" office:value="29.4583643653152" calcext:value-type="float">
            <text:p>29.4583643653152</text:p>
          </table:table-cell>
        </table:table-row>
        <table:table-row table:style-name="ro1">
          <table:table-cell table:formula="of:=RAND()*100" office:value-type="float" office:value="46.5537415313586" calcext:value-type="float">
            <text:p>46.5537415313586</text:p>
          </table:table-cell>
          <table:table-cell table:formula="of:=RAND()*100" office:value-type="float" office:value="19.6732099799104" calcext:value-type="float">
            <text:p>19.6732099799104</text:p>
          </table:table-cell>
          <table:table-cell table:formula="of:=[.A589]*0.987+[.B589]*-0.1+1" office:value-type="float" office:value="44.9812218934599" calcext:value-type="float">
            <text:p>44.9812218934599</text:p>
          </table:table-cell>
        </table:table-row>
        <table:table-row table:style-name="ro1">
          <table:table-cell table:formula="of:=RAND()*100" office:value-type="float" office:value="28.7557551743564" calcext:value-type="float">
            <text:p>28.7557551743564</text:p>
          </table:table-cell>
          <table:table-cell table:formula="of:=RAND()*100" office:value-type="float" office:value="16.8804588921805" calcext:value-type="float">
            <text:p>16.8804588921805</text:p>
          </table:table-cell>
          <table:table-cell table:formula="of:=[.A590]*0.987+[.B590]*-0.1+1" office:value-type="float" office:value="27.6938844678717" calcext:value-type="float">
            <text:p>27.6938844678717</text:p>
          </table:table-cell>
        </table:table-row>
        <table:table-row table:style-name="ro1">
          <table:table-cell table:formula="of:=RAND()*100" office:value-type="float" office:value="11.8253888401767" calcext:value-type="float">
            <text:p>11.8253888401767</text:p>
          </table:table-cell>
          <table:table-cell table:formula="of:=RAND()*100" office:value-type="float" office:value="33.2069046679717" calcext:value-type="float">
            <text:p>33.2069046679717</text:p>
          </table:table-cell>
          <table:table-cell table:formula="of:=[.A591]*0.987+[.B591]*-0.1+1" office:value-type="float" office:value="9.35096831845723" calcext:value-type="float">
            <text:p>9.35096831845723</text:p>
          </table:table-cell>
        </table:table-row>
        <table:table-row table:style-name="ro1">
          <table:table-cell table:formula="of:=RAND()*100" office:value-type="float" office:value="76.2246240037844" calcext:value-type="float">
            <text:p>76.2246240037844</text:p>
          </table:table-cell>
          <table:table-cell table:formula="of:=RAND()*100" office:value-type="float" office:value="44.1813857341858" calcext:value-type="float">
            <text:p>44.1813857341858</text:p>
          </table:table-cell>
          <table:table-cell table:formula="of:=[.A592]*0.987+[.B592]*-0.1+1" office:value-type="float" office:value="71.8155653183166" calcext:value-type="float">
            <text:p>71.8155653183166</text:p>
          </table:table-cell>
        </table:table-row>
        <table:table-row table:style-name="ro1">
          <table:table-cell table:formula="of:=RAND()*100" office:value-type="float" office:value="47.5806087892546" calcext:value-type="float">
            <text:p>47.5806087892546</text:p>
          </table:table-cell>
          <table:table-cell table:formula="of:=RAND()*100" office:value-type="float" office:value="14.1405159027732" calcext:value-type="float">
            <text:p>14.1405159027732</text:p>
          </table:table-cell>
          <table:table-cell table:formula="of:=[.A593]*0.987+[.B593]*-0.1+1" office:value-type="float" office:value="46.548009284717" calcext:value-type="float">
            <text:p>46.548009284717</text:p>
          </table:table-cell>
        </table:table-row>
        <table:table-row table:style-name="ro1">
          <table:table-cell table:formula="of:=RAND()*100" office:value-type="float" office:value="8.39737666084144" calcext:value-type="float">
            <text:p>8.39737666084144</text:p>
          </table:table-cell>
          <table:table-cell table:formula="of:=RAND()*100" office:value-type="float" office:value="4.89169736175156" calcext:value-type="float">
            <text:p>4.89169736175156</text:p>
          </table:table-cell>
          <table:table-cell table:formula="of:=[.A594]*0.987+[.B594]*-0.1+1" office:value-type="float" office:value="8.79904102807535" calcext:value-type="float">
            <text:p>8.79904102807535</text:p>
          </table:table-cell>
        </table:table-row>
        <table:table-row table:style-name="ro1">
          <table:table-cell table:formula="of:=RAND()*100" office:value-type="float" office:value="87.7561662592276" calcext:value-type="float">
            <text:p>87.7561662592276</text:p>
          </table:table-cell>
          <table:table-cell table:formula="of:=RAND()*100" office:value-type="float" office:value="93.3055170910058" calcext:value-type="float">
            <text:p>93.3055170910058</text:p>
          </table:table-cell>
          <table:table-cell table:formula="of:=[.A595]*0.987+[.B595]*-0.1+1" office:value-type="float" office:value="78.2847843887571" calcext:value-type="float">
            <text:p>78.2847843887571</text:p>
          </table:table-cell>
        </table:table-row>
        <table:table-row table:style-name="ro1">
          <table:table-cell table:formula="of:=RAND()*100" office:value-type="float" office:value="91.3240679388671" calcext:value-type="float">
            <text:p>91.3240679388671</text:p>
          </table:table-cell>
          <table:table-cell table:formula="of:=RAND()*100" office:value-type="float" office:value="74.1857660629999" calcext:value-type="float">
            <text:p>74.1857660629999</text:p>
          </table:table-cell>
          <table:table-cell table:formula="of:=[.A596]*0.987+[.B596]*-0.1+1" office:value-type="float" office:value="83.7182784493618" calcext:value-type="float">
            <text:p>83.7182784493618</text:p>
          </table:table-cell>
        </table:table-row>
        <table:table-row table:style-name="ro1">
          <table:table-cell table:formula="of:=RAND()*100" office:value-type="float" office:value="55.0053129232087" calcext:value-type="float">
            <text:p>55.0053129232087</text:p>
          </table:table-cell>
          <table:table-cell table:formula="of:=RAND()*100" office:value-type="float" office:value="69.3559036568065" calcext:value-type="float">
            <text:p>69.3559036568065</text:p>
          </table:table-cell>
          <table:table-cell table:formula="of:=[.A597]*0.987+[.B597]*-0.1+1" office:value-type="float" office:value="48.3546534895263" calcext:value-type="float">
            <text:p>48.3546534895263</text:p>
          </table:table-cell>
        </table:table-row>
        <table:table-row table:style-name="ro1">
          <table:table-cell table:formula="of:=RAND()*100" office:value-type="float" office:value="37.6937892805638" calcext:value-type="float">
            <text:p>37.6937892805638</text:p>
          </table:table-cell>
          <table:table-cell table:formula="of:=RAND()*100" office:value-type="float" office:value="32.1089736166128" calcext:value-type="float">
            <text:p>32.1089736166128</text:p>
          </table:table-cell>
          <table:table-cell table:formula="of:=[.A598]*0.987+[.B598]*-0.1+1" office:value-type="float" office:value="34.9928726582552" calcext:value-type="float">
            <text:p>34.9928726582552</text:p>
          </table:table-cell>
        </table:table-row>
        <table:table-row table:style-name="ro1">
          <table:table-cell table:formula="of:=RAND()*100" office:value-type="float" office:value="50.4619457398703" calcext:value-type="float">
            <text:p>50.4619457398703</text:p>
          </table:table-cell>
          <table:table-cell table:formula="of:=RAND()*100" office:value-type="float" office:value="48.9662541228529" calcext:value-type="float">
            <text:p>48.9662541228529</text:p>
          </table:table-cell>
          <table:table-cell table:formula="of:=[.A599]*0.987+[.B599]*-0.1+1" office:value-type="float" office:value="45.9093150329667" calcext:value-type="float">
            <text:p>45.9093150329667</text:p>
          </table:table-cell>
        </table:table-row>
        <table:table-row table:style-name="ro1">
          <table:table-cell table:formula="of:=RAND()*100" office:value-type="float" office:value="67.8023464617156" calcext:value-type="float">
            <text:p>67.8023464617156</text:p>
          </table:table-cell>
          <table:table-cell table:formula="of:=RAND()*100" office:value-type="float" office:value="54.1540584672721" calcext:value-type="float">
            <text:p>54.1540584672721</text:p>
          </table:table-cell>
          <table:table-cell table:formula="of:=[.A600]*0.987+[.B600]*-0.1+1" office:value-type="float" office:value="62.5055101109861" calcext:value-type="float">
            <text:p>62.5055101109861</text:p>
          </table:table-cell>
        </table:table-row>
        <table:table-row table:style-name="ro1">
          <table:table-cell table:formula="of:=RAND()*100" office:value-type="float" office:value="51.3455773962096" calcext:value-type="float">
            <text:p>51.3455773962096</text:p>
          </table:table-cell>
          <table:table-cell table:formula="of:=RAND()*100" office:value-type="float" office:value="46.8224661861757" calcext:value-type="float">
            <text:p>46.8224661861757</text:p>
          </table:table-cell>
          <table:table-cell table:formula="of:=[.A601]*0.987+[.B601]*-0.1+1" office:value-type="float" office:value="46.9958382714413" calcext:value-type="float">
            <text:p>46.9958382714413</text:p>
          </table:table-cell>
        </table:table-row>
        <table:table-row table:style-name="ro1">
          <table:table-cell table:formula="of:=RAND()*100" office:value-type="float" office:value="20.1411948644526" calcext:value-type="float">
            <text:p>20.1411948644526</text:p>
          </table:table-cell>
          <table:table-cell table:formula="of:=RAND()*100" office:value-type="float" office:value="92.5644440422451" calcext:value-type="float">
            <text:p>92.5644440422451</text:p>
          </table:table-cell>
          <table:table-cell table:formula="of:=[.A602]*0.987+[.B602]*-0.1+1" office:value-type="float" office:value="11.6229149269902" calcext:value-type="float">
            <text:p>11.6229149269902</text:p>
          </table:table-cell>
        </table:table-row>
        <table:table-row table:style-name="ro1">
          <table:table-cell table:formula="of:=RAND()*100" office:value-type="float" office:value="63.5254363398613" calcext:value-type="float">
            <text:p>63.5254363398613</text:p>
          </table:table-cell>
          <table:table-cell table:formula="of:=RAND()*100" office:value-type="float" office:value="31.9235212888929" calcext:value-type="float">
            <text:p>31.9235212888929</text:p>
          </table:table-cell>
          <table:table-cell table:formula="of:=[.A603]*0.987+[.B603]*-0.1+1" office:value-type="float" office:value="60.5072535385538" calcext:value-type="float">
            <text:p>60.5072535385538</text:p>
          </table:table-cell>
        </table:table-row>
        <table:table-row table:style-name="ro1">
          <table:table-cell table:formula="of:=RAND()*100" office:value-type="float" office:value="6.42864013533799" calcext:value-type="float">
            <text:p>6.42864013533799</text:p>
          </table:table-cell>
          <table:table-cell table:formula="of:=RAND()*100" office:value-type="float" office:value="81.8400221701407" calcext:value-type="float">
            <text:p>81.8400221701407</text:p>
          </table:table-cell>
          <table:table-cell table:formula="of:=[.A604]*0.987+[.B604]*-0.1+1" office:value-type="float" office:value="-0.838934403435482" calcext:value-type="float">
            <text:p>-0.838934403435482</text:p>
          </table:table-cell>
        </table:table-row>
        <table:table-row table:style-name="ro1">
          <table:table-cell table:formula="of:=RAND()*100" office:value-type="float" office:value="47.2291466258285" calcext:value-type="float">
            <text:p>47.2291466258285</text:p>
          </table:table-cell>
          <table:table-cell table:formula="of:=RAND()*100" office:value-type="float" office:value="0.649957591265866" calcext:value-type="float">
            <text:p>0.649957591265866</text:p>
          </table:table-cell>
          <table:table-cell table:formula="of:=[.A605]*0.987+[.B605]*-0.1+1" office:value-type="float" office:value="47.5501719605661" calcext:value-type="float">
            <text:p>47.5501719605661</text:p>
          </table:table-cell>
        </table:table-row>
        <table:table-row table:style-name="ro1">
          <table:table-cell table:formula="of:=RAND()*100" office:value-type="float" office:value="21.3759110546296" calcext:value-type="float">
            <text:p>21.3759110546296</text:p>
          </table:table-cell>
          <table:table-cell table:formula="of:=RAND()*100" office:value-type="float" office:value="6.45727768775463" calcext:value-type="float">
            <text:p>6.45727768775463</text:p>
          </table:table-cell>
          <table:table-cell table:formula="of:=[.A606]*0.987+[.B606]*-0.1+1" office:value-type="float" office:value="21.452296442144" calcext:value-type="float">
            <text:p>21.452296442144</text:p>
          </table:table-cell>
        </table:table-row>
        <table:table-row table:style-name="ro1">
          <table:table-cell table:formula="of:=RAND()*100" office:value-type="float" office:value="11.9313742107608" calcext:value-type="float">
            <text:p>11.9313742107608</text:p>
          </table:table-cell>
          <table:table-cell table:formula="of:=RAND()*100" office:value-type="float" office:value="39.5034449179325" calcext:value-type="float">
            <text:p>39.5034449179325</text:p>
          </table:table-cell>
          <table:table-cell table:formula="of:=[.A607]*0.987+[.B607]*-0.1+1" office:value-type="float" office:value="8.82592185422764" calcext:value-type="float">
            <text:p>8.82592185422764</text:p>
          </table:table-cell>
        </table:table-row>
        <table:table-row table:style-name="ro1">
          <table:table-cell table:formula="of:=RAND()*100" office:value-type="float" office:value="29.0698152770006" calcext:value-type="float">
            <text:p>29.0698152770006</text:p>
          </table:table-cell>
          <table:table-cell table:formula="of:=RAND()*100" office:value-type="float" office:value="84.8607881798959" calcext:value-type="float">
            <text:p>84.8607881798959</text:p>
          </table:table-cell>
          <table:table-cell table:formula="of:=[.A608]*0.987+[.B608]*-0.1+1" office:value-type="float" office:value="21.20582886041" calcext:value-type="float">
            <text:p>21.20582886041</text:p>
          </table:table-cell>
        </table:table-row>
        <table:table-row table:style-name="ro1">
          <table:table-cell table:formula="of:=RAND()*100" office:value-type="float" office:value="37.4954690919134" calcext:value-type="float">
            <text:p>37.4954690919134</text:p>
          </table:table-cell>
          <table:table-cell table:formula="of:=RAND()*100" office:value-type="float" office:value="85.6228244243873" calcext:value-type="float">
            <text:p>85.6228244243873</text:p>
          </table:table-cell>
          <table:table-cell table:formula="of:=[.A609]*0.987+[.B609]*-0.1+1" office:value-type="float" office:value="29.4457455512798" calcext:value-type="float">
            <text:p>29.4457455512798</text:p>
          </table:table-cell>
        </table:table-row>
        <table:table-row table:style-name="ro1">
          <table:table-cell table:formula="of:=RAND()*100" office:value-type="float" office:value="3.84944693057487" calcext:value-type="float">
            <text:p>3.84944693057487</text:p>
          </table:table-cell>
          <table:table-cell table:formula="of:=RAND()*100" office:value-type="float" office:value="0.15274690146371" calcext:value-type="float">
            <text:p>0.15274690146371</text:p>
          </table:table-cell>
          <table:table-cell table:formula="of:=[.A610]*0.987+[.B610]*-0.1+1" office:value-type="float" office:value="4.78412943033102" calcext:value-type="float">
            <text:p>4.78412943033102</text:p>
          </table:table-cell>
        </table:table-row>
        <table:table-row table:style-name="ro1">
          <table:table-cell table:formula="of:=RAND()*100" office:value-type="float" office:value="39.7141834626985" calcext:value-type="float">
            <text:p>39.7141834626985</text:p>
          </table:table-cell>
          <table:table-cell table:formula="of:=RAND()*100" office:value-type="float" office:value="61.2644855914858" calcext:value-type="float">
            <text:p>61.2644855914858</text:p>
          </table:table-cell>
          <table:table-cell table:formula="of:=[.A611]*0.987+[.B611]*-0.1+1" office:value-type="float" office:value="34.0714505185348" calcext:value-type="float">
            <text:p>34.0714505185348</text:p>
          </table:table-cell>
        </table:table-row>
        <table:table-row table:style-name="ro1">
          <table:table-cell table:formula="of:=RAND()*100" office:value-type="float" office:value="89.6891710342738" calcext:value-type="float">
            <text:p>89.6891710342738</text:p>
          </table:table-cell>
          <table:table-cell table:formula="of:=RAND()*100" office:value-type="float" office:value="31.2259489460098" calcext:value-type="float">
            <text:p>31.2259489460098</text:p>
          </table:table-cell>
          <table:table-cell table:formula="of:=[.A612]*0.987+[.B612]*-0.1+1" office:value-type="float" office:value="86.4006169162273" calcext:value-type="float">
            <text:p>86.4006169162273</text:p>
          </table:table-cell>
        </table:table-row>
        <table:table-row table:style-name="ro1">
          <table:table-cell table:formula="of:=RAND()*100" office:value-type="float" office:value="35.5038445964371" calcext:value-type="float">
            <text:p>35.5038445964371</text:p>
          </table:table-cell>
          <table:table-cell table:formula="of:=RAND()*100" office:value-type="float" office:value="30.4174115066137" calcext:value-type="float">
            <text:p>30.4174115066137</text:p>
          </table:table-cell>
          <table:table-cell table:formula="of:=[.A613]*0.987+[.B613]*-0.1+1" office:value-type="float" office:value="33.000553466022" calcext:value-type="float">
            <text:p>33.000553466022</text:p>
          </table:table-cell>
        </table:table-row>
        <table:table-row table:style-name="ro1">
          <table:table-cell table:formula="of:=RAND()*100" office:value-type="float" office:value="22.7651804379276" calcext:value-type="float">
            <text:p>22.7651804379276</text:p>
          </table:table-cell>
          <table:table-cell table:formula="of:=RAND()*100" office:value-type="float" office:value="11.7897604229831" calcext:value-type="float">
            <text:p>11.7897604229831</text:p>
          </table:table-cell>
          <table:table-cell table:formula="of:=[.A614]*0.987+[.B614]*-0.1+1" office:value-type="float" office:value="22.2902570499362" calcext:value-type="float">
            <text:p>22.2902570499362</text:p>
          </table:table-cell>
        </table:table-row>
        <table:table-row table:style-name="ro1">
          <table:table-cell table:formula="of:=RAND()*100" office:value-type="float" office:value="92.7921407539972" calcext:value-type="float">
            <text:p>92.7921407539972</text:p>
          </table:table-cell>
          <table:table-cell table:formula="of:=RAND()*100" office:value-type="float" office:value="40.6069558391631" calcext:value-type="float">
            <text:p>40.6069558391631</text:p>
          </table:table-cell>
          <table:table-cell table:formula="of:=[.A615]*0.987+[.B615]*-0.1+1" office:value-type="float" office:value="88.5251473402789" calcext:value-type="float">
            <text:p>88.5251473402789</text:p>
          </table:table-cell>
        </table:table-row>
        <table:table-row table:style-name="ro1">
          <table:table-cell table:formula="of:=RAND()*100" office:value-type="float" office:value="5.71799956960574" calcext:value-type="float">
            <text:p>5.71799956960574</text:p>
          </table:table-cell>
          <table:table-cell table:formula="of:=RAND()*100" office:value-type="float" office:value="13.5572805329599" calcext:value-type="float">
            <text:p>13.5572805329599</text:p>
          </table:table-cell>
          <table:table-cell table:formula="of:=[.A616]*0.987+[.B616]*-0.1+1" office:value-type="float" office:value="5.28793752190488" calcext:value-type="float">
            <text:p>5.28793752190488</text:p>
          </table:table-cell>
        </table:table-row>
        <table:table-row table:style-name="ro1">
          <table:table-cell table:formula="of:=RAND()*100" office:value-type="float" office:value="99.3913394234904" calcext:value-type="float">
            <text:p>99.3913394234904</text:p>
          </table:table-cell>
          <table:table-cell table:formula="of:=RAND()*100" office:value-type="float" office:value="3.93506217507719" calcext:value-type="float">
            <text:p>3.93506217507719</text:p>
          </table:table-cell>
          <table:table-cell table:formula="of:=[.A617]*0.987+[.B617]*-0.1+1" office:value-type="float" office:value="98.7057457934773" calcext:value-type="float">
            <text:p>98.7057457934773</text:p>
          </table:table-cell>
        </table:table-row>
        <table:table-row table:style-name="ro1">
          <table:table-cell table:formula="of:=RAND()*100" office:value-type="float" office:value="99.7223754179002" calcext:value-type="float">
            <text:p>99.7223754179002</text:p>
          </table:table-cell>
          <table:table-cell table:formula="of:=RAND()*100" office:value-type="float" office:value="67.5741844474478" calcext:value-type="float">
            <text:p>67.5741844474478</text:p>
          </table:table-cell>
          <table:table-cell table:formula="of:=[.A618]*0.987+[.B618]*-0.1+1" office:value-type="float" office:value="92.6685660927227" calcext:value-type="float">
            <text:p>92.6685660927227</text:p>
          </table:table-cell>
        </table:table-row>
        <table:table-row table:style-name="ro1">
          <table:table-cell table:formula="of:=RAND()*100" office:value-type="float" office:value="43.528198577224" calcext:value-type="float">
            <text:p>43.528198577224</text:p>
          </table:table-cell>
          <table:table-cell table:formula="of:=RAND()*100" office:value-type="float" office:value="48.736909936931" calcext:value-type="float">
            <text:p>48.736909936931</text:p>
          </table:table-cell>
          <table:table-cell table:formula="of:=[.A619]*0.987+[.B619]*-0.1+1" office:value-type="float" office:value="39.088641002027" calcext:value-type="float">
            <text:p>39.088641002027</text:p>
          </table:table-cell>
        </table:table-row>
        <table:table-row table:style-name="ro1">
          <table:table-cell table:formula="of:=RAND()*100" office:value-type="float" office:value="79.2708674099723" calcext:value-type="float">
            <text:p>79.2708674099723</text:p>
          </table:table-cell>
          <table:table-cell table:formula="of:=RAND()*100" office:value-type="float" office:value="79.63269530231" calcext:value-type="float">
            <text:p>79.63269530231</text:p>
          </table:table-cell>
          <table:table-cell table:formula="of:=[.A620]*0.987+[.B620]*-0.1+1" office:value-type="float" office:value="71.2770766034117" calcext:value-type="float">
            <text:p>71.2770766034117</text:p>
          </table:table-cell>
        </table:table-row>
        <table:table-row table:style-name="ro1">
          <table:table-cell table:formula="of:=RAND()*100" office:value-type="float" office:value="40.4740389435463" calcext:value-type="float">
            <text:p>40.4740389435463</text:p>
          </table:table-cell>
          <table:table-cell table:formula="of:=RAND()*100" office:value-type="float" office:value="60.3835998216618" calcext:value-type="float">
            <text:p>60.3835998216618</text:p>
          </table:table-cell>
          <table:table-cell table:formula="of:=[.A621]*0.987+[.B621]*-0.1+1" office:value-type="float" office:value="34.909516455114" calcext:value-type="float">
            <text:p>34.909516455114</text:p>
          </table:table-cell>
        </table:table-row>
        <table:table-row table:style-name="ro1">
          <table:table-cell table:formula="of:=RAND()*100" office:value-type="float" office:value="22.6373727297856" calcext:value-type="float">
            <text:p>22.6373727297856</text:p>
          </table:table-cell>
          <table:table-cell table:formula="of:=RAND()*100" office:value-type="float" office:value="16.017924959565" calcext:value-type="float">
            <text:p>16.017924959565</text:p>
          </table:table-cell>
          <table:table-cell table:formula="of:=[.A622]*0.987+[.B622]*-0.1+1" office:value-type="float" office:value="21.7412943883418" calcext:value-type="float">
            <text:p>21.7412943883418</text:p>
          </table:table-cell>
        </table:table-row>
        <table:table-row table:style-name="ro1">
          <table:table-cell table:formula="of:=RAND()*100" office:value-type="float" office:value="38.5386949910086" calcext:value-type="float">
            <text:p>38.5386949910086</text:p>
          </table:table-cell>
          <table:table-cell table:formula="of:=RAND()*100" office:value-type="float" office:value="50.6680737047312" calcext:value-type="float">
            <text:p>50.6680737047312</text:p>
          </table:table-cell>
          <table:table-cell table:formula="of:=[.A623]*0.987+[.B623]*-0.1+1" office:value-type="float" office:value="33.9708845856524" calcext:value-type="float">
            <text:p>33.9708845856524</text:p>
          </table:table-cell>
        </table:table-row>
        <table:table-row table:style-name="ro1">
          <table:table-cell table:formula="of:=RAND()*100" office:value-type="float" office:value="95.369946974647" calcext:value-type="float">
            <text:p>95.369946974647</text:p>
          </table:table-cell>
          <table:table-cell table:formula="of:=RAND()*100" office:value-type="float" office:value="59.4490443766793" calcext:value-type="float">
            <text:p>59.4490443766793</text:p>
          </table:table-cell>
          <table:table-cell table:formula="of:=[.A624]*0.987+[.B624]*-0.1+1" office:value-type="float" office:value="89.1852332263087" calcext:value-type="float">
            <text:p>89.1852332263087</text:p>
          </table:table-cell>
        </table:table-row>
        <table:table-row table:style-name="ro1">
          <table:table-cell table:formula="of:=RAND()*100" office:value-type="float" office:value="53.4914930953762" calcext:value-type="float">
            <text:p>53.4914930953762</text:p>
          </table:table-cell>
          <table:table-cell table:formula="of:=RAND()*100" office:value-type="float" office:value="96.0403132958814" calcext:value-type="float">
            <text:p>96.0403132958814</text:p>
          </table:table-cell>
          <table:table-cell table:formula="of:=[.A625]*0.987+[.B625]*-0.1+1" office:value-type="float" office:value="44.1920723555482" calcext:value-type="float">
            <text:p>44.1920723555482</text:p>
          </table:table-cell>
        </table:table-row>
        <table:table-row table:style-name="ro1">
          <table:table-cell table:formula="of:=RAND()*100" office:value-type="float" office:value="54.7014505725061" calcext:value-type="float">
            <text:p>54.7014505725061</text:p>
          </table:table-cell>
          <table:table-cell table:formula="of:=RAND()*100" office:value-type="float" office:value="71.9446173831656" calcext:value-type="float">
            <text:p>71.9446173831656</text:p>
          </table:table-cell>
          <table:table-cell table:formula="of:=[.A626]*0.987+[.B626]*-0.1+1" office:value-type="float" office:value="47.795869976747" calcext:value-type="float">
            <text:p>47.795869976747</text:p>
          </table:table-cell>
        </table:table-row>
        <table:table-row table:style-name="ro1">
          <table:table-cell table:formula="of:=RAND()*100" office:value-type="float" office:value="34.8220766450385" calcext:value-type="float">
            <text:p>34.8220766450385</text:p>
          </table:table-cell>
          <table:table-cell table:formula="of:=RAND()*100" office:value-type="float" office:value="15.9789916937306" calcext:value-type="float">
            <text:p>15.9789916937306</text:p>
          </table:table-cell>
          <table:table-cell table:formula="of:=[.A627]*0.987+[.B627]*-0.1+1" office:value-type="float" office:value="33.7714904792799" calcext:value-type="float">
            <text:p>33.7714904792799</text:p>
          </table:table-cell>
        </table:table-row>
        <table:table-row table:style-name="ro1">
          <table:table-cell table:formula="of:=RAND()*100" office:value-type="float" office:value="36.5321364011893" calcext:value-type="float">
            <text:p>36.5321364011893</text:p>
          </table:table-cell>
          <table:table-cell table:formula="of:=RAND()*100" office:value-type="float" office:value="66.9968254048135" calcext:value-type="float">
            <text:p>66.9968254048135</text:p>
          </table:table-cell>
          <table:table-cell table:formula="of:=[.A628]*0.987+[.B628]*-0.1+1" office:value-type="float" office:value="30.3575360874925" calcext:value-type="float">
            <text:p>30.3575360874925</text:p>
          </table:table-cell>
        </table:table-row>
        <table:table-row table:style-name="ro1">
          <table:table-cell table:formula="of:=RAND()*100" office:value-type="float" office:value="42.2639684243731" calcext:value-type="float">
            <text:p>42.2639684243731</text:p>
          </table:table-cell>
          <table:table-cell table:formula="of:=RAND()*100" office:value-type="float" office:value="30.5761786689031" calcext:value-type="float">
            <text:p>30.5761786689031</text:p>
          </table:table-cell>
          <table:table-cell table:formula="of:=[.A629]*0.987+[.B629]*-0.1+1" office:value-type="float" office:value="39.6569189679659" calcext:value-type="float">
            <text:p>39.6569189679659</text:p>
          </table:table-cell>
        </table:table-row>
        <table:table-row table:style-name="ro1">
          <table:table-cell table:formula="of:=RAND()*100" office:value-type="float" office:value="72.7824281195162" calcext:value-type="float">
            <text:p>72.7824281195162</text:p>
          </table:table-cell>
          <table:table-cell table:formula="of:=RAND()*100" office:value-type="float" office:value="68.4552148189479" calcext:value-type="float">
            <text:p>68.4552148189479</text:p>
          </table:table-cell>
          <table:table-cell table:formula="of:=[.A630]*0.987+[.B630]*-0.1+1" office:value-type="float" office:value="65.9907350720677" calcext:value-type="float">
            <text:p>65.9907350720677</text:p>
          </table:table-cell>
        </table:table-row>
        <table:table-row table:style-name="ro1">
          <table:table-cell table:formula="of:=RAND()*100" office:value-type="float" office:value="4.81780518050396" calcext:value-type="float">
            <text:p>4.81780518050396</text:p>
          </table:table-cell>
          <table:table-cell table:formula="of:=RAND()*100" office:value-type="float" office:value="25.1918261466832" calcext:value-type="float">
            <text:p>25.1918261466832</text:p>
          </table:table-cell>
          <table:table-cell table:formula="of:=[.A631]*0.987+[.B631]*-0.1+1" office:value-type="float" office:value="3.23599109848909" calcext:value-type="float">
            <text:p>3.23599109848909</text:p>
          </table:table-cell>
        </table:table-row>
        <table:table-row table:style-name="ro1">
          <table:table-cell table:formula="of:=RAND()*100" office:value-type="float" office:value="25.7330343848595" calcext:value-type="float">
            <text:p>25.7330343848595</text:p>
          </table:table-cell>
          <table:table-cell table:formula="of:=RAND()*100" office:value-type="float" office:value="87.5346917177025" calcext:value-type="float">
            <text:p>87.5346917177025</text:p>
          </table:table-cell>
          <table:table-cell table:formula="of:=[.A632]*0.987+[.B632]*-0.1+1" office:value-type="float" office:value="17.645035766086" calcext:value-type="float">
            <text:p>17.645035766086</text:p>
          </table:table-cell>
        </table:table-row>
        <table:table-row table:style-name="ro1">
          <table:table-cell table:formula="of:=RAND()*100" office:value-type="float" office:value="2.46380513567075" calcext:value-type="float">
            <text:p>2.46380513567075</text:p>
          </table:table-cell>
          <table:table-cell table:formula="of:=RAND()*100" office:value-type="float" office:value="28.8947441385854" calcext:value-type="float">
            <text:p>28.8947441385854</text:p>
          </table:table-cell>
          <table:table-cell table:formula="of:=[.A633]*0.987+[.B633]*-0.1+1" office:value-type="float" office:value="0.542301255048495" calcext:value-type="float">
            <text:p>0.542301255048495</text:p>
          </table:table-cell>
        </table:table-row>
        <table:table-row table:style-name="ro1">
          <table:table-cell table:formula="of:=RAND()*100" office:value-type="float" office:value="47.3233415417364" calcext:value-type="float">
            <text:p>47.3233415417364</text:p>
          </table:table-cell>
          <table:table-cell table:formula="of:=RAND()*100" office:value-type="float" office:value="99.7649877245735" calcext:value-type="float">
            <text:p>99.7649877245735</text:p>
          </table:table-cell>
          <table:table-cell table:formula="of:=[.A634]*0.987+[.B634]*-0.1+1" office:value-type="float" office:value="37.7316393292365" calcext:value-type="float">
            <text:p>37.7316393292365</text:p>
          </table:table-cell>
        </table:table-row>
        <table:table-row table:style-name="ro1">
          <table:table-cell table:formula="of:=RAND()*100" office:value-type="float" office:value="59.0954041341703" calcext:value-type="float">
            <text:p>59.0954041341703</text:p>
          </table:table-cell>
          <table:table-cell table:formula="of:=RAND()*100" office:value-type="float" office:value="86.791549958068" calcext:value-type="float">
            <text:p>86.791549958068</text:p>
          </table:table-cell>
          <table:table-cell table:formula="of:=[.A635]*0.987+[.B635]*-0.1+1" office:value-type="float" office:value="50.6480088846193" calcext:value-type="float">
            <text:p>50.6480088846193</text:p>
          </table:table-cell>
        </table:table-row>
        <table:table-row table:style-name="ro1">
          <table:table-cell table:formula="of:=RAND()*100" office:value-type="float" office:value="46.5502354327032" calcext:value-type="float">
            <text:p>46.5502354327032</text:p>
          </table:table-cell>
          <table:table-cell table:formula="of:=RAND()*100" office:value-type="float" office:value="29.4092687183315" calcext:value-type="float">
            <text:p>29.4092687183315</text:p>
          </table:table-cell>
          <table:table-cell table:formula="of:=[.A636]*0.987+[.B636]*-0.1+1" office:value-type="float" office:value="44.004155500245" calcext:value-type="float">
            <text:p>44.004155500245</text:p>
          </table:table-cell>
        </table:table-row>
        <table:table-row table:style-name="ro1">
          <table:table-cell table:formula="of:=RAND()*100" office:value-type="float" office:value="72.9551746385233" calcext:value-type="float">
            <text:p>72.9551746385233</text:p>
          </table:table-cell>
          <table:table-cell table:formula="of:=RAND()*100" office:value-type="float" office:value="51.8909631674984" calcext:value-type="float">
            <text:p>51.8909631674984</text:p>
          </table:table-cell>
          <table:table-cell table:formula="of:=[.A637]*0.987+[.B637]*-0.1+1" office:value-type="float" office:value="67.8176610514726" calcext:value-type="float">
            <text:p>67.8176610514726</text:p>
          </table:table-cell>
        </table:table-row>
        <table:table-row table:style-name="ro1">
          <table:table-cell table:formula="of:=RAND()*100" office:value-type="float" office:value="53.4068599621831" calcext:value-type="float">
            <text:p>53.4068599621831</text:p>
          </table:table-cell>
          <table:table-cell table:formula="of:=RAND()*100" office:value-type="float" office:value="8.20343616704763" calcext:value-type="float">
            <text:p>8.20343616704763</text:p>
          </table:table-cell>
          <table:table-cell table:formula="of:=[.A638]*0.987+[.B638]*-0.1+1" office:value-type="float" office:value="52.89222716597" calcext:value-type="float">
            <text:p>52.89222716597</text:p>
          </table:table-cell>
        </table:table-row>
        <table:table-row table:style-name="ro1">
          <table:table-cell table:formula="of:=RAND()*100" office:value-type="float" office:value="45.0666187372647" calcext:value-type="float">
            <text:p>45.0666187372647</text:p>
          </table:table-cell>
          <table:table-cell table:formula="of:=RAND()*100" office:value-type="float" office:value="59.3535759625197" calcext:value-type="float">
            <text:p>59.3535759625197</text:p>
          </table:table-cell>
          <table:table-cell table:formula="of:=[.A639]*0.987+[.B639]*-0.1+1" office:value-type="float" office:value="39.5453950974283" calcext:value-type="float">
            <text:p>39.5453950974283</text:p>
          </table:table-cell>
        </table:table-row>
        <table:table-row table:style-name="ro1">
          <table:table-cell table:formula="of:=RAND()*100" office:value-type="float" office:value="99.6796139656994" calcext:value-type="float">
            <text:p>99.6796139656994</text:p>
          </table:table-cell>
          <table:table-cell table:formula="of:=RAND()*100" office:value-type="float" office:value="0.669428340188322" calcext:value-type="float">
            <text:p>0.669428340188322</text:p>
          </table:table-cell>
          <table:table-cell table:formula="of:=[.A640]*0.987+[.B640]*-0.1+1" office:value-type="float" office:value="99.3168361501265" calcext:value-type="float">
            <text:p>99.3168361501265</text:p>
          </table:table-cell>
        </table:table-row>
        <table:table-row table:style-name="ro1">
          <table:table-cell table:formula="of:=RAND()*100" office:value-type="float" office:value="71.8986594059014" calcext:value-type="float">
            <text:p>71.8986594059014</text:p>
          </table:table-cell>
          <table:table-cell table:formula="of:=RAND()*100" office:value-type="float" office:value="60.7742587550086" calcext:value-type="float">
            <text:p>60.7742587550086</text:p>
          </table:table-cell>
          <table:table-cell table:formula="of:=[.A641]*0.987+[.B641]*-0.1+1" office:value-type="float" office:value="65.8865509581238" calcext:value-type="float">
            <text:p>65.8865509581238</text:p>
          </table:table-cell>
        </table:table-row>
        <table:table-row table:style-name="ro1">
          <table:table-cell table:formula="of:=RAND()*100" office:value-type="float" office:value="15.8921856211107" calcext:value-type="float">
            <text:p>15.8921856211107</text:p>
          </table:table-cell>
          <table:table-cell table:formula="of:=RAND()*100" office:value-type="float" office:value="86.6065436291874" calcext:value-type="float">
            <text:p>86.6065436291874</text:p>
          </table:table-cell>
          <table:table-cell table:formula="of:=[.A642]*0.987+[.B642]*-0.1+1" office:value-type="float" office:value="8.0249328451175" calcext:value-type="float">
            <text:p>8.0249328451175</text:p>
          </table:table-cell>
        </table:table-row>
        <table:table-row table:style-name="ro1">
          <table:table-cell table:formula="of:=RAND()*100" office:value-type="float" office:value="50.3586354176021" calcext:value-type="float">
            <text:p>50.3586354176021</text:p>
          </table:table-cell>
          <table:table-cell table:formula="of:=RAND()*100" office:value-type="float" office:value="18.752741949899" calcext:value-type="float">
            <text:p>18.752741949899</text:p>
          </table:table-cell>
          <table:table-cell table:formula="of:=[.A643]*0.987+[.B643]*-0.1+1" office:value-type="float" office:value="48.8286989621834" calcext:value-type="float">
            <text:p>48.8286989621834</text:p>
          </table:table-cell>
        </table:table-row>
        <table:table-row table:style-name="ro1">
          <table:table-cell table:formula="of:=RAND()*100" office:value-type="float" office:value="91.0905521111391" calcext:value-type="float">
            <text:p>91.0905521111391</text:p>
          </table:table-cell>
          <table:table-cell table:formula="of:=RAND()*100" office:value-type="float" office:value="65.9421382945956" calcext:value-type="float">
            <text:p>65.9421382945956</text:p>
          </table:table-cell>
          <table:table-cell table:formula="of:=[.A644]*0.987+[.B644]*-0.1+1" office:value-type="float" office:value="84.3121611042347" calcext:value-type="float">
            <text:p>84.3121611042347</text:p>
          </table:table-cell>
        </table:table-row>
        <table:table-row table:style-name="ro1">
          <table:table-cell table:formula="of:=RAND()*100" office:value-type="float" office:value="24.7139499507564" calcext:value-type="float">
            <text:p>24.7139499507564</text:p>
          </table:table-cell>
          <table:table-cell table:formula="of:=RAND()*100" office:value-type="float" office:value="29.1511439722289" calcext:value-type="float">
            <text:p>29.1511439722289</text:p>
          </table:table-cell>
          <table:table-cell table:formula="of:=[.A645]*0.987+[.B645]*-0.1+1" office:value-type="float" office:value="22.4775542041737" calcext:value-type="float">
            <text:p>22.4775542041737</text:p>
          </table:table-cell>
        </table:table-row>
        <table:table-row table:style-name="ro1">
          <table:table-cell table:formula="of:=RAND()*100" office:value-type="float" office:value="11.5443189095986" calcext:value-type="float">
            <text:p>11.5443189095986</text:p>
          </table:table-cell>
          <table:table-cell table:formula="of:=RAND()*100" office:value-type="float" office:value="11.0891479485195" calcext:value-type="float">
            <text:p>11.0891479485195</text:p>
          </table:table-cell>
          <table:table-cell table:formula="of:=[.A646]*0.987+[.B646]*-0.1+1" office:value-type="float" office:value="11.2853279689218" calcext:value-type="float">
            <text:p>11.2853279689218</text:p>
          </table:table-cell>
        </table:table-row>
        <table:table-row table:style-name="ro1">
          <table:table-cell table:formula="of:=RAND()*100" office:value-type="float" office:value="43.8132174901787" calcext:value-type="float">
            <text:p>43.8132174901787</text:p>
          </table:table-cell>
          <table:table-cell table:formula="of:=RAND()*100" office:value-type="float" office:value="0.2519198294829" calcext:value-type="float">
            <text:p>0.2519198294829</text:p>
          </table:table-cell>
          <table:table-cell table:formula="of:=[.A647]*0.987+[.B647]*-0.1+1" office:value-type="float" office:value="44.2184536798581" calcext:value-type="float">
            <text:p>44.2184536798581</text:p>
          </table:table-cell>
        </table:table-row>
        <table:table-row table:style-name="ro1">
          <table:table-cell table:formula="of:=RAND()*100" office:value-type="float" office:value="42.2829597252304" calcext:value-type="float">
            <text:p>42.2829597252304</text:p>
          </table:table-cell>
          <table:table-cell table:formula="of:=RAND()*100" office:value-type="float" office:value="92.6985111916822" calcext:value-type="float">
            <text:p>92.6985111916822</text:p>
          </table:table-cell>
          <table:table-cell table:formula="of:=[.A648]*0.987+[.B648]*-0.1+1" office:value-type="float" office:value="33.4634301296341" calcext:value-type="float">
            <text:p>33.4634301296341</text:p>
          </table:table-cell>
        </table:table-row>
        <table:table-row table:style-name="ro1">
          <table:table-cell table:formula="of:=RAND()*100" office:value-type="float" office:value="22.853055945852" calcext:value-type="float">
            <text:p>22.853055945852</text:p>
          </table:table-cell>
          <table:table-cell table:formula="of:=RAND()*100" office:value-type="float" office:value="74.9454295891227" calcext:value-type="float">
            <text:p>74.9454295891227</text:p>
          </table:table-cell>
          <table:table-cell table:formula="of:=[.A649]*0.987+[.B649]*-0.1+1" office:value-type="float" office:value="16.0614232596437" calcext:value-type="float">
            <text:p>16.0614232596437</text:p>
          </table:table-cell>
        </table:table-row>
        <table:table-row table:style-name="ro1">
          <table:table-cell table:formula="of:=RAND()*100" office:value-type="float" office:value="25.5523216675568" calcext:value-type="float">
            <text:p>25.5523216675568</text:p>
          </table:table-cell>
          <table:table-cell table:formula="of:=RAND()*100" office:value-type="float" office:value="52.1365356998385" calcext:value-type="float">
            <text:p>52.1365356998385</text:p>
          </table:table-cell>
          <table:table-cell table:formula="of:=[.A650]*0.987+[.B650]*-0.1+1" office:value-type="float" office:value="21.0064879158947" calcext:value-type="float">
            <text:p>21.0064879158947</text:p>
          </table:table-cell>
        </table:table-row>
        <table:table-row table:style-name="ro1">
          <table:table-cell table:formula="of:=RAND()*100" office:value-type="float" office:value="91.9988466962775" calcext:value-type="float">
            <text:p>91.9988466962775</text:p>
          </table:table-cell>
          <table:table-cell table:formula="of:=RAND()*100" office:value-type="float" office:value="72.6791651323232" calcext:value-type="float">
            <text:p>72.6791651323232</text:p>
          </table:table-cell>
          <table:table-cell table:formula="of:=[.A651]*0.987+[.B651]*-0.1+1" office:value-type="float" office:value="84.5349451759936" calcext:value-type="float">
            <text:p>84.5349451759936</text:p>
          </table:table-cell>
        </table:table-row>
        <table:table-row table:style-name="ro1">
          <table:table-cell table:formula="of:=RAND()*100" office:value-type="float" office:value="98.9486148191245" calcext:value-type="float">
            <text:p>98.9486148191245</text:p>
          </table:table-cell>
          <table:table-cell table:formula="of:=RAND()*100" office:value-type="float" office:value="59.3176588449038" calcext:value-type="float">
            <text:p>59.3176588449038</text:p>
          </table:table-cell>
          <table:table-cell table:formula="of:=[.A652]*0.987+[.B652]*-0.1+1" office:value-type="float" office:value="92.7305169419855" calcext:value-type="float">
            <text:p>92.7305169419855</text:p>
          </table:table-cell>
        </table:table-row>
        <table:table-row table:style-name="ro1">
          <table:table-cell table:formula="of:=RAND()*100" office:value-type="float" office:value="52.4025387540739" calcext:value-type="float">
            <text:p>52.4025387540739</text:p>
          </table:table-cell>
          <table:table-cell table:formula="of:=RAND()*100" office:value-type="float" office:value="50.7912644445535" calcext:value-type="float">
            <text:p>50.7912644445535</text:p>
          </table:table-cell>
          <table:table-cell table:formula="of:=[.A653]*0.987+[.B653]*-0.1+1" office:value-type="float" office:value="47.6421793058156" calcext:value-type="float">
            <text:p>47.6421793058156</text:p>
          </table:table-cell>
        </table:table-row>
        <table:table-row table:style-name="ro1">
          <table:table-cell table:formula="of:=RAND()*100" office:value-type="float" office:value="63.2758922751323" calcext:value-type="float">
            <text:p>63.2758922751323</text:p>
          </table:table-cell>
          <table:table-cell table:formula="of:=RAND()*100" office:value-type="float" office:value="67.748184529417" calcext:value-type="float">
            <text:p>67.748184529417</text:p>
          </table:table-cell>
          <table:table-cell table:formula="of:=[.A654]*0.987+[.B654]*-0.1+1" office:value-type="float" office:value="56.6784872226139" calcext:value-type="float">
            <text:p>56.6784872226139</text:p>
          </table:table-cell>
        </table:table-row>
        <table:table-row table:style-name="ro1">
          <table:table-cell table:formula="of:=RAND()*100" office:value-type="float" office:value="16.0985187667037" calcext:value-type="float">
            <text:p>16.0985187667037</text:p>
          </table:table-cell>
          <table:table-cell table:formula="of:=RAND()*100" office:value-type="float" office:value="83.019501782434" calcext:value-type="float">
            <text:p>83.019501782434</text:p>
          </table:table-cell>
          <table:table-cell table:formula="of:=[.A655]*0.987+[.B655]*-0.1+1" office:value-type="float" office:value="8.58728784449314" calcext:value-type="float">
            <text:p>8.58728784449314</text:p>
          </table:table-cell>
        </table:table-row>
        <table:table-row table:style-name="ro1">
          <table:table-cell table:formula="of:=RAND()*100" office:value-type="float" office:value="63.1281256608635" calcext:value-type="float">
            <text:p>63.1281256608635</text:p>
          </table:table-cell>
          <table:table-cell table:formula="of:=RAND()*100" office:value-type="float" office:value="10.2157284847264" calcext:value-type="float">
            <text:p>10.2157284847264</text:p>
          </table:table-cell>
          <table:table-cell table:formula="of:=[.A656]*0.987+[.B656]*-0.1+1" office:value-type="float" office:value="62.2858871787997" calcext:value-type="float">
            <text:p>62.2858871787997</text:p>
          </table:table-cell>
        </table:table-row>
        <table:table-row table:style-name="ro1">
          <table:table-cell table:formula="of:=RAND()*100" office:value-type="float" office:value="88.5363423340356" calcext:value-type="float">
            <text:p>88.5363423340356</text:p>
          </table:table-cell>
          <table:table-cell table:formula="of:=RAND()*100" office:value-type="float" office:value="19.0745292261006" calcext:value-type="float">
            <text:p>19.0745292261006</text:p>
          </table:table-cell>
          <table:table-cell table:formula="of:=[.A657]*0.987+[.B657]*-0.1+1" office:value-type="float" office:value="86.4779169610831" calcext:value-type="float">
            <text:p>86.4779169610831</text:p>
          </table:table-cell>
        </table:table-row>
        <table:table-row table:style-name="ro1">
          <table:table-cell table:formula="of:=RAND()*100" office:value-type="float" office:value="97.0699299423093" calcext:value-type="float">
            <text:p>97.0699299423093</text:p>
          </table:table-cell>
          <table:table-cell table:formula="of:=RAND()*100" office:value-type="float" office:value="18.6041863630917" calcext:value-type="float">
            <text:p>18.6041863630917</text:p>
          </table:table-cell>
          <table:table-cell table:formula="of:=[.A658]*0.987+[.B658]*-0.1+1" office:value-type="float" office:value="94.9476022167501" calcext:value-type="float">
            <text:p>94.9476022167501</text:p>
          </table:table-cell>
        </table:table-row>
        <table:table-row table:style-name="ro1">
          <table:table-cell table:formula="of:=RAND()*100" office:value-type="float" office:value="22.6869408804401" calcext:value-type="float">
            <text:p>22.6869408804401</text:p>
          </table:table-cell>
          <table:table-cell table:formula="of:=RAND()*100" office:value-type="float" office:value="12.5422050891717" calcext:value-type="float">
            <text:p>12.5422050891717</text:p>
          </table:table-cell>
          <table:table-cell table:formula="of:=[.A659]*0.987+[.B659]*-0.1+1" office:value-type="float" office:value="22.1377901400773" calcext:value-type="float">
            <text:p>22.1377901400773</text:p>
          </table:table-cell>
        </table:table-row>
        <table:table-row table:style-name="ro1">
          <table:table-cell table:formula="of:=RAND()*100" office:value-type="float" office:value="11.7707089007892" calcext:value-type="float">
            <text:p>11.7707089007892</text:p>
          </table:table-cell>
          <table:table-cell table:formula="of:=RAND()*100" office:value-type="float" office:value="44.2017768208607" calcext:value-type="float">
            <text:p>44.2017768208607</text:p>
          </table:table-cell>
          <table:table-cell table:formula="of:=[.A660]*0.987+[.B660]*-0.1+1" office:value-type="float" office:value="8.1975120029929" calcext:value-type="float">
            <text:p>8.1975120029929</text:p>
          </table:table-cell>
        </table:table-row>
        <table:table-row table:style-name="ro1">
          <table:table-cell table:formula="of:=RAND()*100" office:value-type="float" office:value="46.8901867826648" calcext:value-type="float">
            <text:p>46.8901867826648</text:p>
          </table:table-cell>
          <table:table-cell table:formula="of:=RAND()*100" office:value-type="float" office:value="95.5670753933262" calcext:value-type="float">
            <text:p>95.5670753933262</text:p>
          </table:table-cell>
          <table:table-cell table:formula="of:=[.A661]*0.987+[.B661]*-0.1+1" office:value-type="float" office:value="37.7239068151575" calcext:value-type="float">
            <text:p>37.7239068151575</text:p>
          </table:table-cell>
        </table:table-row>
        <table:table-row table:style-name="ro1">
          <table:table-cell table:formula="of:=RAND()*100" office:value-type="float" office:value="17.2214409176888" calcext:value-type="float">
            <text:p>17.2214409176888</text:p>
          </table:table-cell>
          <table:table-cell table:formula="of:=RAND()*100" office:value-type="float" office:value="94.1152041428647" calcext:value-type="float">
            <text:p>94.1152041428647</text:p>
          </table:table-cell>
          <table:table-cell table:formula="of:=[.A662]*0.987+[.B662]*-0.1+1" office:value-type="float" office:value="8.58604177147234" calcext:value-type="float">
            <text:p>8.58604177147234</text:p>
          </table:table-cell>
        </table:table-row>
        <table:table-row table:style-name="ro1">
          <table:table-cell table:formula="of:=RAND()*100" office:value-type="float" office:value="35.9789129196259" calcext:value-type="float">
            <text:p>35.9789129196259</text:p>
          </table:table-cell>
          <table:table-cell table:formula="of:=RAND()*100" office:value-type="float" office:value="82.8563482465277" calcext:value-type="float">
            <text:p>82.8563482465277</text:p>
          </table:table-cell>
          <table:table-cell table:formula="of:=[.A663]*0.987+[.B663]*-0.1+1" office:value-type="float" office:value="28.2255522270179" calcext:value-type="float">
            <text:p>28.2255522270179</text:p>
          </table:table-cell>
        </table:table-row>
        <table:table-row table:style-name="ro1">
          <table:table-cell table:formula="of:=RAND()*100" office:value-type="float" office:value="75.6183715467716" calcext:value-type="float">
            <text:p>75.6183715467716</text:p>
          </table:table-cell>
          <table:table-cell table:formula="of:=RAND()*100" office:value-type="float" office:value="93.1417815524638" calcext:value-type="float">
            <text:p>93.1417815524638</text:p>
          </table:table-cell>
          <table:table-cell table:formula="of:=[.A664]*0.987+[.B664]*-0.1+1" office:value-type="float" office:value="66.3211545614172" calcext:value-type="float">
            <text:p>66.3211545614172</text:p>
          </table:table-cell>
        </table:table-row>
        <table:table-row table:style-name="ro1">
          <table:table-cell table:formula="of:=RAND()*100" office:value-type="float" office:value="82.1555269889528" calcext:value-type="float">
            <text:p>82.1555269889528</text:p>
          </table:table-cell>
          <table:table-cell table:formula="of:=RAND()*100" office:value-type="float" office:value="18.472994457409" calcext:value-type="float">
            <text:p>18.472994457409</text:p>
          </table:table-cell>
          <table:table-cell table:formula="of:=[.A665]*0.987+[.B665]*-0.1+1" office:value-type="float" office:value="80.2402056923555" calcext:value-type="float">
            <text:p>80.2402056923555</text:p>
          </table:table-cell>
        </table:table-row>
        <table:table-row table:style-name="ro1">
          <table:table-cell table:formula="of:=RAND()*100" office:value-type="float" office:value="17.2987650869938" calcext:value-type="float">
            <text:p>17.2987650869938</text:p>
          </table:table-cell>
          <table:table-cell table:formula="of:=RAND()*100" office:value-type="float" office:value="44.2200653098795" calcext:value-type="float">
            <text:p>44.2200653098795</text:p>
          </table:table-cell>
          <table:table-cell table:formula="of:=[.A666]*0.987+[.B666]*-0.1+1" office:value-type="float" office:value="13.6518746098749" calcext:value-type="float">
            <text:p>13.6518746098749</text:p>
          </table:table-cell>
        </table:table-row>
        <table:table-row table:style-name="ro1">
          <table:table-cell table:formula="of:=RAND()*100" office:value-type="float" office:value="46.7104676134023" calcext:value-type="float">
            <text:p>46.7104676134023</text:p>
          </table:table-cell>
          <table:table-cell table:formula="of:=RAND()*100" office:value-type="float" office:value="53.2617993367708" calcext:value-type="float">
            <text:p>53.2617993367708</text:p>
          </table:table-cell>
          <table:table-cell table:formula="of:=[.A667]*0.987+[.B667]*-0.1+1" office:value-type="float" office:value="41.777051600751" calcext:value-type="float">
            <text:p>41.777051600751</text:p>
          </table:table-cell>
        </table:table-row>
        <table:table-row table:style-name="ro1">
          <table:table-cell table:formula="of:=RAND()*100" office:value-type="float" office:value="54.1926254846942" calcext:value-type="float">
            <text:p>54.1926254846942</text:p>
          </table:table-cell>
          <table:table-cell table:formula="of:=RAND()*100" office:value-type="float" office:value="44.7403371191324" calcext:value-type="float">
            <text:p>44.7403371191324</text:p>
          </table:table-cell>
          <table:table-cell table:formula="of:=[.A668]*0.987+[.B668]*-0.1+1" office:value-type="float" office:value="50.0140876414799" calcext:value-type="float">
            <text:p>50.0140876414799</text:p>
          </table:table-cell>
        </table:table-row>
        <table:table-row table:style-name="ro1">
          <table:table-cell table:formula="of:=RAND()*100" office:value-type="float" office:value="88.837900334432" calcext:value-type="float">
            <text:p>88.837900334432</text:p>
          </table:table-cell>
          <table:table-cell table:formula="of:=RAND()*100" office:value-type="float" office:value="18.2359894889371" calcext:value-type="float">
            <text:p>18.2359894889371</text:p>
          </table:table-cell>
          <table:table-cell table:formula="of:=[.A669]*0.987+[.B669]*-0.1+1" office:value-type="float" office:value="86.8594086811907" calcext:value-type="float">
            <text:p>86.8594086811907</text:p>
          </table:table-cell>
        </table:table-row>
        <table:table-row table:style-name="ro1">
          <table:table-cell table:formula="of:=RAND()*100" office:value-type="float" office:value="68.7295519592011" calcext:value-type="float">
            <text:p>68.7295519592011</text:p>
          </table:table-cell>
          <table:table-cell table:formula="of:=RAND()*100" office:value-type="float" office:value="12.1748484057011" calcext:value-type="float">
            <text:p>12.1748484057011</text:p>
          </table:table-cell>
          <table:table-cell table:formula="of:=[.A670]*0.987+[.B670]*-0.1+1" office:value-type="float" office:value="67.6185829431614" calcext:value-type="float">
            <text:p>67.6185829431614</text:p>
          </table:table-cell>
        </table:table-row>
        <table:table-row table:style-name="ro1">
          <table:table-cell table:formula="of:=RAND()*100" office:value-type="float" office:value="41.4958496956068" calcext:value-type="float">
            <text:p>41.4958496956068</text:p>
          </table:table-cell>
          <table:table-cell table:formula="of:=RAND()*100" office:value-type="float" office:value="24.3083326978788" calcext:value-type="float">
            <text:p>24.3083326978788</text:p>
          </table:table-cell>
          <table:table-cell table:formula="of:=[.A671]*0.987+[.B671]*-0.1+1" office:value-type="float" office:value="39.525570379776" calcext:value-type="float">
            <text:p>39.525570379776</text:p>
          </table:table-cell>
        </table:table-row>
        <table:table-row table:style-name="ro1">
          <table:table-cell table:formula="of:=RAND()*100" office:value-type="float" office:value="73.7300371097964" calcext:value-type="float">
            <text:p>73.7300371097964</text:p>
          </table:table-cell>
          <table:table-cell table:formula="of:=RAND()*100" office:value-type="float" office:value="13.3118973680454" calcext:value-type="float">
            <text:p>13.3118973680454</text:p>
          </table:table-cell>
          <table:table-cell table:formula="of:=[.A672]*0.987+[.B672]*-0.1+1" office:value-type="float" office:value="72.4403568905646" calcext:value-type="float">
            <text:p>72.4403568905646</text:p>
          </table:table-cell>
        </table:table-row>
        <table:table-row table:style-name="ro1">
          <table:table-cell table:formula="of:=RAND()*100" office:value-type="float" office:value="15.1604063699332" calcext:value-type="float">
            <text:p>15.1604063699332</text:p>
          </table:table-cell>
          <table:table-cell table:formula="of:=RAND()*100" office:value-type="float" office:value="85.760112231228" calcext:value-type="float">
            <text:p>85.760112231228</text:p>
          </table:table-cell>
          <table:table-cell table:formula="of:=[.A673]*0.987+[.B673]*-0.1+1" office:value-type="float" office:value="7.38730986400131" calcext:value-type="float">
            <text:p>7.38730986400131</text:p>
          </table:table-cell>
        </table:table-row>
        <table:table-row table:style-name="ro1">
          <table:table-cell table:formula="of:=RAND()*100" office:value-type="float" office:value="99.2078627135506" calcext:value-type="float">
            <text:p>99.2078627135506</text:p>
          </table:table-cell>
          <table:table-cell table:formula="of:=RAND()*100" office:value-type="float" office:value="37.2210135559744" calcext:value-type="float">
            <text:p>37.2210135559744</text:p>
          </table:table-cell>
          <table:table-cell table:formula="of:=[.A674]*0.987+[.B674]*-0.1+1" office:value-type="float" office:value="95.196059142677" calcext:value-type="float">
            <text:p>95.196059142677</text:p>
          </table:table-cell>
        </table:table-row>
        <table:table-row table:style-name="ro1">
          <table:table-cell table:formula="of:=RAND()*100" office:value-type="float" office:value="10.8517222215378" calcext:value-type="float">
            <text:p>10.8517222215378</text:p>
          </table:table-cell>
          <table:table-cell table:formula="of:=RAND()*100" office:value-type="float" office:value="8.79465518339659" calcext:value-type="float">
            <text:p>8.79465518339659</text:p>
          </table:table-cell>
          <table:table-cell table:formula="of:=[.A675]*0.987+[.B675]*-0.1+1" office:value-type="float" office:value="10.8311843143181" calcext:value-type="float">
            <text:p>10.8311843143181</text:p>
          </table:table-cell>
        </table:table-row>
        <table:table-row table:style-name="ro1">
          <table:table-cell table:formula="of:=RAND()*100" office:value-type="float" office:value="66.5502197038976" calcext:value-type="float">
            <text:p>66.5502197038976</text:p>
          </table:table-cell>
          <table:table-cell table:formula="of:=RAND()*100" office:value-type="float" office:value="42.1206789545686" calcext:value-type="float">
            <text:p>42.1206789545686</text:p>
          </table:table-cell>
          <table:table-cell table:formula="of:=[.A676]*0.987+[.B676]*-0.1+1" office:value-type="float" office:value="62.47299895229" calcext:value-type="float">
            <text:p>62.47299895229</text:p>
          </table:table-cell>
        </table:table-row>
        <table:table-row table:style-name="ro1">
          <table:table-cell table:formula="of:=RAND()*100" office:value-type="float" office:value="54.338565844558" calcext:value-type="float">
            <text:p>54.338565844558</text:p>
          </table:table-cell>
          <table:table-cell table:formula="of:=RAND()*100" office:value-type="float" office:value="12.9614845857379" calcext:value-type="float">
            <text:p>12.9614845857379</text:p>
          </table:table-cell>
          <table:table-cell table:formula="of:=[.A677]*0.987+[.B677]*-0.1+1" office:value-type="float" office:value="53.3360160300049" calcext:value-type="float">
            <text:p>53.3360160300049</text:p>
          </table:table-cell>
        </table:table-row>
        <table:table-row table:style-name="ro1">
          <table:table-cell table:formula="of:=RAND()*100" office:value-type="float" office:value="28.6723429782702" calcext:value-type="float">
            <text:p>28.6723429782702</text:p>
          </table:table-cell>
          <table:table-cell table:formula="of:=RAND()*100" office:value-type="float" office:value="56.827663734443" calcext:value-type="float">
            <text:p>56.827663734443</text:p>
          </table:table-cell>
          <table:table-cell table:formula="of:=[.A678]*0.987+[.B678]*-0.1+1" office:value-type="float" office:value="23.6168361461084" calcext:value-type="float">
            <text:p>23.6168361461084</text:p>
          </table:table-cell>
        </table:table-row>
        <table:table-row table:style-name="ro1">
          <table:table-cell table:formula="of:=RAND()*100" office:value-type="float" office:value="93.6472043051621" calcext:value-type="float">
            <text:p>93.6472043051621</text:p>
          </table:table-cell>
          <table:table-cell table:formula="of:=RAND()*100" office:value-type="float" office:value="0.426329324469964" calcext:value-type="float">
            <text:p>0.426329324469964</text:p>
          </table:table-cell>
          <table:table-cell table:formula="of:=[.A679]*0.987+[.B679]*-0.1+1" office:value-type="float" office:value="93.387157716748" calcext:value-type="float">
            <text:p>93.387157716748</text:p>
          </table:table-cell>
        </table:table-row>
        <table:table-row table:style-name="ro1">
          <table:table-cell table:formula="of:=RAND()*100" office:value-type="float" office:value="91.300104215428" calcext:value-type="float">
            <text:p>91.300104215428</text:p>
          </table:table-cell>
          <table:table-cell table:formula="of:=RAND()*100" office:value-type="float" office:value="86.4282230796474" calcext:value-type="float">
            <text:p>86.4282230796474</text:p>
          </table:table-cell>
          <table:table-cell table:formula="of:=[.A680]*0.987+[.B680]*-0.1+1" office:value-type="float" office:value="82.4703805526627" calcext:value-type="float">
            <text:p>82.4703805526627</text:p>
          </table:table-cell>
        </table:table-row>
        <table:table-row table:style-name="ro1">
          <table:table-cell table:formula="of:=RAND()*100" office:value-type="float" office:value="39.9786729773708" calcext:value-type="float">
            <text:p>39.9786729773708</text:p>
          </table:table-cell>
          <table:table-cell table:formula="of:=RAND()*100" office:value-type="float" office:value="23.446348596125" calcext:value-type="float">
            <text:p>23.446348596125</text:p>
          </table:table-cell>
          <table:table-cell table:formula="of:=[.A681]*0.987+[.B681]*-0.1+1" office:value-type="float" office:value="38.1143153690524" calcext:value-type="float">
            <text:p>38.1143153690524</text:p>
          </table:table-cell>
        </table:table-row>
        <table:table-row table:style-name="ro1">
          <table:table-cell table:formula="of:=RAND()*100" office:value-type="float" office:value="57.4056819360198" calcext:value-type="float">
            <text:p>57.4056819360198</text:p>
          </table:table-cell>
          <table:table-cell table:formula="of:=RAND()*100" office:value-type="float" office:value="20.5459733738329" calcext:value-type="float">
            <text:p>20.5459733738329</text:p>
          </table:table-cell>
          <table:table-cell table:formula="of:=[.A682]*0.987+[.B682]*-0.1+1" office:value-type="float" office:value="55.6048107334683" calcext:value-type="float">
            <text:p>55.6048107334683</text:p>
          </table:table-cell>
        </table:table-row>
        <table:table-row table:style-name="ro1">
          <table:table-cell table:formula="of:=RAND()*100" office:value-type="float" office:value="17.8618570405175" calcext:value-type="float">
            <text:p>17.8618570405175</text:p>
          </table:table-cell>
          <table:table-cell table:formula="of:=RAND()*100" office:value-type="float" office:value="58.4519707332113" calcext:value-type="float">
            <text:p>58.4519707332113</text:p>
          </table:table-cell>
          <table:table-cell table:formula="of:=[.A683]*0.987+[.B683]*-0.1+1" office:value-type="float" office:value="12.7844558256696" calcext:value-type="float">
            <text:p>12.7844558256696</text:p>
          </table:table-cell>
        </table:table-row>
        <table:table-row table:style-name="ro1">
          <table:table-cell table:formula="of:=RAND()*100" office:value-type="float" office:value="90.5565104998501" calcext:value-type="float">
            <text:p>90.5565104998501</text:p>
          </table:table-cell>
          <table:table-cell table:formula="of:=RAND()*100" office:value-type="float" office:value="33.3108440359292" calcext:value-type="float">
            <text:p>33.3108440359292</text:p>
          </table:table-cell>
          <table:table-cell table:formula="of:=[.A684]*0.987+[.B684]*-0.1+1" office:value-type="float" office:value="87.0481914597591" calcext:value-type="float">
            <text:p>87.0481914597591</text:p>
          </table:table-cell>
        </table:table-row>
        <table:table-row table:style-name="ro1">
          <table:table-cell table:formula="of:=RAND()*100" office:value-type="float" office:value="82.2851290115982" calcext:value-type="float">
            <text:p>82.2851290115982</text:p>
          </table:table-cell>
          <table:table-cell table:formula="of:=RAND()*100" office:value-type="float" office:value="55.3289112357323" calcext:value-type="float">
            <text:p>55.3289112357323</text:p>
          </table:table-cell>
          <table:table-cell table:formula="of:=[.A685]*0.987+[.B685]*-0.1+1" office:value-type="float" office:value="76.6825312108742" calcext:value-type="float">
            <text:p>76.6825312108742</text:p>
          </table:table-cell>
        </table:table-row>
        <table:table-row table:style-name="ro1">
          <table:table-cell table:formula="of:=RAND()*100" office:value-type="float" office:value="14.2046237427698" calcext:value-type="float">
            <text:p>14.2046237427698</text:p>
          </table:table-cell>
          <table:table-cell table:formula="of:=RAND()*100" office:value-type="float" office:value="5.52851115747883" calcext:value-type="float">
            <text:p>5.52851115747883</text:p>
          </table:table-cell>
          <table:table-cell table:formula="of:=[.A686]*0.987+[.B686]*-0.1+1" office:value-type="float" office:value="14.4671125183659" calcext:value-type="float">
            <text:p>14.4671125183659</text:p>
          </table:table-cell>
        </table:table-row>
        <table:table-row table:style-name="ro1">
          <table:table-cell table:formula="of:=RAND()*100" office:value-type="float" office:value="77.5041126661275" calcext:value-type="float">
            <text:p>77.5041126661275</text:p>
          </table:table-cell>
          <table:table-cell table:formula="of:=RAND()*100" office:value-type="float" office:value="68.9653334008535" calcext:value-type="float">
            <text:p>68.9653334008535</text:p>
          </table:table-cell>
          <table:table-cell table:formula="of:=[.A687]*0.987+[.B687]*-0.1+1" office:value-type="float" office:value="70.6000258613825" calcext:value-type="float">
            <text:p>70.6000258613825</text:p>
          </table:table-cell>
        </table:table-row>
        <table:table-row table:style-name="ro1">
          <table:table-cell table:formula="of:=RAND()*100" office:value-type="float" office:value="23.6160104797319" calcext:value-type="float">
            <text:p>23.6160104797319</text:p>
          </table:table-cell>
          <table:table-cell table:formula="of:=RAND()*100" office:value-type="float" office:value="11.4965113706041" calcext:value-type="float">
            <text:p>11.4965113706041</text:p>
          </table:table-cell>
          <table:table-cell table:formula="of:=[.A688]*0.987+[.B688]*-0.1+1" office:value-type="float" office:value="23.159351206435" calcext:value-type="float">
            <text:p>23.159351206435</text:p>
          </table:table-cell>
        </table:table-row>
        <table:table-row table:style-name="ro1">
          <table:table-cell table:formula="of:=RAND()*100" office:value-type="float" office:value="56.9042989379925" calcext:value-type="float">
            <text:p>56.9042989379925</text:p>
          </table:table-cell>
          <table:table-cell table:formula="of:=RAND()*100" office:value-type="float" office:value="40.4341667084468" calcext:value-type="float">
            <text:p>40.4341667084468</text:p>
          </table:table-cell>
          <table:table-cell table:formula="of:=[.A689]*0.987+[.B689]*-0.1+1" office:value-type="float" office:value="53.1211263809539" calcext:value-type="float">
            <text:p>53.1211263809539</text:p>
          </table:table-cell>
        </table:table-row>
        <table:table-row table:style-name="ro1">
          <table:table-cell table:formula="of:=RAND()*100" office:value-type="float" office:value="56.6112400496918" calcext:value-type="float">
            <text:p>56.6112400496918</text:p>
          </table:table-cell>
          <table:table-cell table:formula="of:=RAND()*100" office:value-type="float" office:value="9.12796000526782" calcext:value-type="float">
            <text:p>9.12796000526782</text:p>
          </table:table-cell>
          <table:table-cell table:formula="of:=[.A690]*0.987+[.B690]*-0.1+1" office:value-type="float" office:value="55.962497928519" calcext:value-type="float">
            <text:p>55.962497928519</text:p>
          </table:table-cell>
        </table:table-row>
        <table:table-row table:style-name="ro1">
          <table:table-cell table:formula="of:=RAND()*100" office:value-type="float" office:value="39.9198871843703" calcext:value-type="float">
            <text:p>39.9198871843703</text:p>
          </table:table-cell>
          <table:table-cell table:formula="of:=RAND()*100" office:value-type="float" office:value="54.7082598407465" calcext:value-type="float">
            <text:p>54.7082598407465</text:p>
          </table:table-cell>
          <table:table-cell table:formula="of:=[.A691]*0.987+[.B691]*-0.1+1" office:value-type="float" office:value="34.9301026668988" calcext:value-type="float">
            <text:p>34.9301026668988</text:p>
          </table:table-cell>
        </table:table-row>
        <table:table-row table:style-name="ro1">
          <table:table-cell table:formula="of:=RAND()*100" office:value-type="float" office:value="20.6968034928611" calcext:value-type="float">
            <text:p>20.6968034928611</text:p>
          </table:table-cell>
          <table:table-cell table:formula="of:=RAND()*100" office:value-type="float" office:value="47.0871750598317" calcext:value-type="float">
            <text:p>47.0871750598317</text:p>
          </table:table-cell>
          <table:table-cell table:formula="of:=[.A692]*0.987+[.B692]*-0.1+1" office:value-type="float" office:value="16.7190275414708" calcext:value-type="float">
            <text:p>16.7190275414708</text:p>
          </table:table-cell>
        </table:table-row>
        <table:table-row table:style-name="ro1">
          <table:table-cell table:formula="of:=RAND()*100" office:value-type="float" office:value="83.4094792537904" calcext:value-type="float">
            <text:p>83.4094792537904</text:p>
          </table:table-cell>
          <table:table-cell table:formula="of:=RAND()*100" office:value-type="float" office:value="36.2681476224255" calcext:value-type="float">
            <text:p>36.2681476224255</text:p>
          </table:table-cell>
          <table:table-cell table:formula="of:=[.A693]*0.987+[.B693]*-0.1+1" office:value-type="float" office:value="79.6983412612486" calcext:value-type="float">
            <text:p>79.6983412612486</text:p>
          </table:table-cell>
        </table:table-row>
        <table:table-row table:style-name="ro1">
          <table:table-cell table:formula="of:=RAND()*100" office:value-type="float" office:value="49.4764521108447" calcext:value-type="float">
            <text:p>49.4764521108447</text:p>
          </table:table-cell>
          <table:table-cell table:formula="of:=RAND()*100" office:value-type="float" office:value="61.7201405599177" calcext:value-type="float">
            <text:p>61.7201405599177</text:p>
          </table:table-cell>
          <table:table-cell table:formula="of:=[.A694]*0.987+[.B694]*-0.1+1" office:value-type="float" office:value="43.6612441774119" calcext:value-type="float">
            <text:p>43.6612441774119</text:p>
          </table:table-cell>
        </table:table-row>
        <table:table-row table:style-name="ro1">
          <table:table-cell table:formula="of:=RAND()*100" office:value-type="float" office:value="81.6082775961113" calcext:value-type="float">
            <text:p>81.6082775961113</text:p>
          </table:table-cell>
          <table:table-cell table:formula="of:=RAND()*100" office:value-type="float" office:value="65.2071139132704" calcext:value-type="float">
            <text:p>65.2071139132704</text:p>
          </table:table-cell>
          <table:table-cell table:formula="of:=[.A695]*0.987+[.B695]*-0.1+1" office:value-type="float" office:value="75.0266585960348" calcext:value-type="float">
            <text:p>75.0266585960348</text:p>
          </table:table-cell>
        </table:table-row>
        <table:table-row table:style-name="ro1">
          <table:table-cell table:formula="of:=RAND()*100" office:value-type="float" office:value="45.5943792610855" calcext:value-type="float">
            <text:p>45.5943792610855</text:p>
          </table:table-cell>
          <table:table-cell table:formula="of:=RAND()*100" office:value-type="float" office:value="89.6257619530357" calcext:value-type="float">
            <text:p>89.6257619530357</text:p>
          </table:table-cell>
          <table:table-cell table:formula="of:=[.A696]*0.987+[.B696]*-0.1+1" office:value-type="float" office:value="37.0390761353878" calcext:value-type="float">
            <text:p>37.0390761353878</text:p>
          </table:table-cell>
        </table:table-row>
        <table:table-row table:style-name="ro1">
          <table:table-cell table:formula="of:=RAND()*100" office:value-type="float" office:value="27.766962305134" calcext:value-type="float">
            <text:p>27.766962305134</text:p>
          </table:table-cell>
          <table:table-cell table:formula="of:=RAND()*100" office:value-type="float" office:value="58.3365074623061" calcext:value-type="float">
            <text:p>58.3365074623061</text:p>
          </table:table-cell>
          <table:table-cell table:formula="of:=[.A697]*0.987+[.B697]*-0.1+1" office:value-type="float" office:value="22.5723410489367" calcext:value-type="float">
            <text:p>22.5723410489367</text:p>
          </table:table-cell>
        </table:table-row>
        <table:table-row table:style-name="ro1">
          <table:table-cell table:formula="of:=RAND()*100" office:value-type="float" office:value="29.3652279714924" calcext:value-type="float">
            <text:p>29.3652279714924</text:p>
          </table:table-cell>
          <table:table-cell table:formula="of:=RAND()*100" office:value-type="float" office:value="41.9947568108437" calcext:value-type="float">
            <text:p>41.9947568108437</text:p>
          </table:table-cell>
          <table:table-cell table:formula="of:=[.A698]*0.987+[.B698]*-0.1+1" office:value-type="float" office:value="25.7840043267786" calcext:value-type="float">
            <text:p>25.7840043267786</text:p>
          </table:table-cell>
        </table:table-row>
        <table:table-row table:style-name="ro1">
          <table:table-cell table:formula="of:=RAND()*100" office:value-type="float" office:value="77.3956797823816" calcext:value-type="float">
            <text:p>77.3956797823816</text:p>
          </table:table-cell>
          <table:table-cell table:formula="of:=RAND()*100" office:value-type="float" office:value="85.0594929822817" calcext:value-type="float">
            <text:p>85.0594929822817</text:p>
          </table:table-cell>
          <table:table-cell table:formula="of:=[.A699]*0.987+[.B699]*-0.1+1" office:value-type="float" office:value="68.8835866469825" calcext:value-type="float">
            <text:p>68.8835866469825</text:p>
          </table:table-cell>
        </table:table-row>
        <table:table-row table:style-name="ro1">
          <table:table-cell table:formula="of:=RAND()*100" office:value-type="float" office:value="20.5091489917675" calcext:value-type="float">
            <text:p>20.5091489917675</text:p>
          </table:table-cell>
          <table:table-cell table:formula="of:=RAND()*100" office:value-type="float" office:value="18.8354473255079" calcext:value-type="float">
            <text:p>18.8354473255079</text:p>
          </table:table-cell>
          <table:table-cell table:formula="of:=[.A700]*0.987+[.B700]*-0.1+1" office:value-type="float" office:value="19.3589853223237" calcext:value-type="float">
            <text:p>19.35898532232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30">00/00/0000</text:date>, <text:time style:data-style-name="N2" text:time-value="14:31:47.3992158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7-30T12:40:15.936186492</meta:creation-date>
    <dc:date>2021-07-30T14:34:07.681586424</dc:date>
    <meta:editing-duration>PT6M25S</meta:editing-duration>
    <meta:editing-cycles>5</meta:editing-cycles>
    <meta:generator>LibreOfficeDev/7.2.0.0.alpha1$MacOSX_AARCH64 LibreOffice_project/1070cd26d80399036ae11d81ddb62c0c5601b315</meta:generator>
    <meta:document-statistic meta:table-count="2" meta:cell-count="4200" meta:object-count="0"/>
  </office:meta>
</office:document-meta>
</file>